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General Staff of armed forces of Ukraine estimates Russian losses at 221460</text:span>
</text:h>
      <text:p text:style-name="P4">
Authors: liveuamap (Language: en)</text:p>
      <text:p text:style-name="P4">
Time: 2023-06-20T01:47:13</text:p>
      <text:p text:style-name="P4">
Location: Kyiv, Kyiv city (Latitude:50.44425 Longtitude:30.52903)</text:p>
      <text:p text:style-name="P4">
Videos: []</text:p>
      <text:p text:style-name="P4">
Images: ["<text:a xlink:type="simple" xlink:href="https://liveuamap.com/pics/2023/06/20/22570478_0.jpg" text:style-name="Internet_20_link" text:visited-style-name="Visited_20_Internet_20_Link">
22570478_0.jpg</text:a>
"]</text:p>
      <text:p text:style-name="P4">
Tags: ["Europe", "Central and Eastern Europe"]</text:p>
      <text:p text:style-name="P4">
ID: 22570478</text:p>
      <!--METADATA-->
      <text:p text:style-name="P4">
General Staff of armed forces of Ukraine estimates Russian losses at 221460</text:p>
      <text:p text:style-name="P4">
<draw:frame draw:style-name="fr1" draw:name="Image2" text:anchor-type="as-char" svg:width="6.9236in" svg:height="9.200797in" draw:z-index="0">
<draw:image xlink:href="../Images/liveuamap/2023-06-20T01-47-13/22570478_0.jpg" xlink:type="simple" xlink:show="embed" xlink:actuate="onLoad" draw:mime-type="image/jpeg"/>
</draw:frame>
</text:p>
      <text:p text:style-name="P4">
News Collection Link: <text:a xlink:type="simple" xlink:href="https:\/\/liveuamap.com\/en\/2023\/20-june-general-staff-of-armed-forces-of-ukraine-estimates" text:style-name="Internet_20_link" text:visited-style-name="Visited_20_Internet_20_Link">
https:\/\/liveuamap.com\/en\/2023\/20-june-general-staff-of-armed-forces-of-ukraine-estimates</text:a>
</text:p>
      <text:p text:style-name="P4">
Source: <text:a xlink:type="simple" xlink:href="https://t.me/GeneralStaffZSU/8383" text:style-name="Internet_20_link" text:visited-style-name="Visited_20_Internet_20_Link">
https://t.me/GeneralStaffZSU/8383</text:a>
</text:p>
      <!--NEWS-->
      <text:h text:style-name="P10" text:outline-level="1">
<text:span text:style-name="T4">
Ukrainian air defense shot down 32 of 35 Shahed drones launched by Russia overnight</text:span>
</text:h>
      <text:p text:style-name="P4">
Authors: liveuamap (Language: en)</text:p>
      <text:p text:style-name="P4">
Time: 2023-06-20T01:49:34</text:p>
      <text:p text:style-name="P4">
Location: Kyiv,Kyiv city (Latitude:50.59544 Longtitude:30.51315)</text:p>
      <text:p text:style-name="P4">
Videos: []</text:p>
      <text:p text:style-name="P4">
Images: ["<text:a xlink:type="simple" xlink:href="https://liveuamap.com/pics/2023/06/20/22570479_0.jpg" text:style-name="Internet_20_link" text:visited-style-name="Visited_20_Internet_20_Link">
22570479_0.jpg</text:a>
"]</text:p>
      <text:p text:style-name="P4">
Tags: []</text:p>
      <text:p text:style-name="P4">
ID: 22570479</text:p>
      <!--METADATA-->
      <text:p text:style-name="P4">
Ukrainian air defense shot down 32 of 35 Shahed drones launched by Russiaovernight</text:p>
      <text:p text:style-name="P4">
<draw:frame draw:style-name="fr1" draw:name="Image3" text:anchor-type="as-char" svg:width="6.9236in" svg:height="6.9236in" draw:z-index="0">
<draw:image xlink:href="../Images/liveuamap/2023-06-20T01-49-34/22570479_0.jpg" xlink:type="simple" xlink:show="embed" xlink:actuate="onLoad" draw:mime-type="image/jpeg"/>
</draw:frame>
</text:p>
      <text:p text:style-name="P4">
News Collection Link: <text:a xlink:type="simple" xlink:href="https:\/\/liveuamap.com\/en\/2023\/20-june-ukrainian-air-defense-shot-down-32-of-35-shahed-drones" text:style-name="Internet_20_link" text:visited-style-name="Visited_20_Internet_20_Link">
https:\/\/liveuamap.com\/en\/2023\/20-june-ukrainian-air-defense-shot-down-32-of-35-shahed-drones</text:a>
</text:p>
      <text:p text:style-name="P4">
Source: <text:a xlink:type="simple" xlink:href="https://t.me/kpszsu/2672" text:style-name="Internet_20_link" text:visited-style-name="Visited_20_Internet_20_Link">
https://t.me/kpszsu/2672</text:a>
</text:p>
      <!--NEWS-->
      <text:h text:style-name="P10" text:outline-level="1">
<text:span text:style-name="T4">
3 drones strike critical infrastructure object in Lviv</text:span>
</text:h>
      <text:p text:style-name="P4">
Authors: liveuamap (Language: en)</text:p>
      <text:p text:style-name="P4">
Time: 2023-06-20T02:19:04</text:p>
      <text:p text:style-name="P4">
Location: L'viv (Latitude:49.82769 Longtitude:24.08392)</text:p>
      <text:p text:style-name="P4">
Videos: []</text:p>
      <text:p text:style-name="P4">
Images: []</text:p>
      <text:p text:style-name="P4">
Tags: ["Europe", "Central and Eastern Europe"]</text:p>
      <text:p text:style-name="P4">
ID: 22570498</text:p>
      <!--METADATA-->
      <text:p text:style-name="P4">
3 drones strike critical infrastructure object in Lviv</text:p>
      <text:p text:style-name="P4">
News Collection Link: <text:a xlink:type="simple" xlink:href="https:\/\/liveuamap.com\/en\/2023\/20-june-3-drones-strike-critical-infrastructure-object-in" text:style-name="Internet_20_link" text:visited-style-name="Visited_20_Internet_20_Link">
https:\/\/liveuamap.com\/en\/2023\/20-june-3-drones-strike-critical-infrastructure-object-in</text:a>
</text:p>
      <text:p text:style-name="P4">
Source: <text:a xlink:type="simple" xlink:href="https://t.me/channel24_ua/93142" text:style-name="Internet_20_link" text:visited-style-name="Visited_20_Internet_20_Link">
https://t.me/channel24_ua/93142</text:a>
</text:p>
      <!--NEWS-->
      <text:h text:style-name="P10" text:outline-level="1">
<text:span text:style-name="T4">
Ukrainian military attempting to advance at Novodarivka - Pryutne, Makarivka-Rivnopil and Nov...</text:span>
</text:h>
      <text:p text:style-name="P4">
Authors: liveuamap (Language: en)</text:p>
      <text:p text:style-name="P4">
Time: 2023-06-20T03:37:00</text:p>
      <text:p text:style-name="P4">
Location: Hulaipole, Zaporizhzhia (Latitude:47.47986 Longtitude:35.81165)</text:p>
      <text:p text:style-name="P4">
Videos: []</text:p>
      <text:p text:style-name="P4">
Images: []</text:p>
      <text:p text:style-name="P4">
Tags: []</text:p>
      <text:p text:style-name="P4">
ID: 22570582</text:p>
      <!--METADATA-->
      <text:p text:style-name="P4">
Ukrainian military attempting to advance at Novodarivka - Pryutne, Makarivka-Rivnopil and Novodanylivka-Robotyne directions</text:p>
      <text:p text:style-name="P4">
News Collection Link: <text:a xlink:type="simple" xlink:href="https:\/\/liveuamap.com\/en\/2023\/20-june-ukrainian-military-attempting-to-advance-at-novodarivka" text:style-name="Internet_20_link" text:visited-style-name="Visited_20_Internet_20_Link">
https:\/\/liveuamap.com\/en\/2023\/20-june-ukrainian-military-attempting-to-advance-at-novodarivka</text:a>
</text:p>
      <text:p text:style-name="P4">
Source: <text:a xlink:type="simple" xlink:href="https://t.me/info_zp/38695" text:style-name="Internet_20_link" text:visited-style-name="Visited_20_Internet_20_Link">
https://t.me/info_zp/38695</text:a>
</text:p>
      <!--NEWS-->
      <text:h text:style-name="P10" text:outline-level="1">
<text:span text:style-name="T4">
At Avdiyivka direction Russian army shelled Orlivka, Avdiyivka, Karlivka, Pervomayske, Nevels...</text:span>
</text:h>
      <text:p text:style-name="P4">
Authors: liveuamap (Language: en)</text:p>
      <text:p text:style-name="P4">
Time: 2023-06-20T05:00:00</text:p>
      <text:p text:style-name="P4">
Location: Donetsk Oblast (Latitude:48.05743 Longtitude:37.57427)</text:p>
      <text:p text:style-name="P4">
Videos: []</text:p>
      <text:p text:style-name="P4">
Images: []</text:p>
      <text:p text:style-name="P4">
Tags: ["Russia"]</text:p>
      <text:p text:style-name="P4">
ID: 22570608</text:p>
      <!--METADATA-->
      <text:p text:style-name="P4">
At Avdiyivka direction Russian army shelled Orlivka, Avdiyivka, Karlivka,Pervomayske, Nevelske of Donetsk region, - General Staff of Armed Forces ofUkraine says in the morning report</text:p>
      <text:p text:style-name="P4">
News Collection Link: <text:a xlink:type="simple" xlink:href="https:\/\/liveuamap.com\/en\/2023\/20-june-at-avdiyivka-direction-russian-army-shelled-orlivka" text:style-name="Internet_20_link" text:visited-style-name="Visited_20_Internet_20_Link">
https:\/\/liveuamap.com\/en\/2023\/20-june-at-avdiyivka-direction-russian-army-shelled-orlivka</text:a>
</text:p>
      <text:p text:style-name="P4">
Source: <text:a xlink:type="simple" xlink:href="https://t.me/lumsrc/5139" text:style-name="Internet_20_link" text:visited-style-name="Visited_20_Internet_20_Link">
https://t.me/lumsrc/5139</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0T05:16:00</text:p>
      <text:p text:style-name="P4">
Location: Donetsk (Latitude:47.85118 Longtitude:37.50612)</text:p>
      <text:p text:style-name="P4">
Videos: []</text:p>
      <text:p text:style-name="P4">
Images: []</text:p>
      <text:p text:style-name="P4">
Tags: ["Russia"]</text:p>
      <text:p text:style-name="P4">
ID: 22570603</text:p>
      <!--METADATA-->
      <text:p text:style-name="P4">
Russian forces conducting offensive actions in Donetsk and Luhansk regions.Ukrainian military had 45 combat engagements with Russian forces nearYampolivka, Torske, Hryhorivka, Spirne and west to Dibrova of Donetsk region,Orikhovo-Vasylivka of Donetsk region, Avdiyivka, Krasnohorivka, Maryinka andPobyeda, Novomykhaylivka, - General Staff of Armed Forces of Ukraine says inthe morning report</text:p>
      <text:p text:style-name="P4">
News Collection Link: <text:a xlink:type="simple" xlink:href="https:\/\/liveuamap.com\/en\/2023\/20-june-russian-forces-conducting-offensive-actions-in-donetsk" text:style-name="Internet_20_link" text:visited-style-name="Visited_20_Internet_20_Link">
https:\/\/liveuamap.com\/en\/2023\/20-june-russian-forces-conducting-offensive-actions-in-donetsk</text:a>
</text:p>
      <text:p text:style-name="P4">
Source: <text:a xlink:type="simple" xlink:href="https://t.me/lumsrc/5143" text:style-name="Internet_20_link" text:visited-style-name="Visited_20_Internet_20_Link">
https://t.me/lumsrc/5143</text:a>
</text:p>
      <!--NEWS-->
      <text:h text:style-name="P10" text:outline-level="1">
<text:span text:style-name="T4">
1 person killed as result of shelling in Kherson</text:span>
</text:h>
      <text:p text:style-name="P4">
Authors: liveuamap (Language: en)</text:p>
      <text:p text:style-name="P4">
Time: 2023-06-20T05:39:19</text:p>
      <text:p text:style-name="P4">
Location: Kherson (Latitude:46.63364 Longtitude:32.616)</text:p>
      <text:p text:style-name="P4">
Videos: []</text:p>
      <text:p text:style-name="P4">
Images: []</text:p>
      <text:p text:style-name="P4">
Tags: ["Europe", "Central and Eastern Europe"]</text:p>
      <text:p text:style-name="P4">
ID: 22570613</text:p>
      <!--METADATA-->
      <text:p text:style-name="P4">
1 person killed as result of shelling in Kherson</text:p>
      <text:p text:style-name="P4">
News Collection Link: <text:a xlink:type="simple" xlink:href="https:\/\/liveuamap.com\/en\/2023\/20-june-1-person-killed-as-result-of-shelling-in-kherson" text:style-name="Internet_20_link" text:visited-style-name="Visited_20_Internet_20_Link">
https:\/\/liveuamap.com\/en\/2023\/20-june-1-person-killed-as-result-of-shelling-in-kherson</text:a>
</text:p>
      <text:p text:style-name="P4">
Source: <text:a xlink:type="simple" xlink:href="https://twitter.com/_kava24_02_22/status/1671086901023866880" text:style-name="Internet_20_link" text:visited-style-name="Visited_20_Internet_20_Link">
https://twitter.com/_kava24_02_22/status/1671086901023866880</text:a>
</text:p>
      <!--NEWS-->
      <text:h text:style-name="P10" text:outline-level="1">
<text:span text:style-name="T4">
Woman of Ukrainian origin was detained in Saransk and charged with espionage on behalf of Ukr...</text:span>
</text:h>
      <text:p text:style-name="P4">
Authors: liveuamap (Language: en)</text:p>
      <text:p text:style-name="P4">
Time: 2023-06-20T06:06:23</text:p>
      <text:p text:style-name="P4">
Location: Saransk,Respublika Mordoviya (Latitude:54.18876 Longtitude:45.18402)</text:p>
      <text:p text:style-name="P4">
Videos: []</text:p>
      <text:p text:style-name="P4">
Images: []</text:p>
      <text:p text:style-name="P4">
Tags: ["Russia"]</text:p>
      <text:p text:style-name="P4">
ID: 22570620</text:p>
      <!--METADATA-->
      <text:p text:style-name="P4">
Woman of Ukrainian origin was detained in Saransk and charged with espionageon behalf of Ukraine</text:p>
      <text:p text:style-name="P4">
News Collection Link: <text:a xlink:type="simple" xlink:href="https:\/\/liveuamap.com\/en\/2023\/20-june-woman-of-ukrainian-origin-was-detained-in-saransk" text:style-name="Internet_20_link" text:visited-style-name="Visited_20_Internet_20_Link">
https:\/\/liveuamap.com\/en\/2023\/20-june-woman-of-ukrainian-origin-was-detained-in-saransk</text:a>
</text:p>
      <text:p text:style-name="P4">
Source: <text:a xlink:type="simple" xlink:href="https://t.me/rian_ru/206293" text:style-name="Internet_20_link" text:visited-style-name="Visited_20_Internet_20_Link">
https://t.me/rian_ru/206293</text:a>
</text:p>
      <!--NEWS-->
      <text:h text:style-name="P10" text:outline-level="1">
<text:span text:style-name="T4">
Explosion was reported near Berdyansk</text:span>
</text:h>
      <text:p text:style-name="P4">
Authors: liveuamap (Language: en)</text:p>
      <text:p text:style-name="P4">
Time: 2023-06-20T08:24:00</text:p>
      <text:p text:style-name="P4">
Location: Zaporizhzhia (Latitude:46.79877 Longtitude:36.67322)</text:p>
      <text:p text:style-name="P4">
Videos: []</text:p>
      <text:p text:style-name="P4">
Images: []</text:p>
      <text:p text:style-name="P4">
Tags: []</text:p>
      <text:p text:style-name="P4">
ID: 22570625</text:p>
      <!--METADATA-->
      <text:p text:style-name="P4">
Explosion was reported near Berdyansk</text:p>
      <text:p text:style-name="P4">
News Collection Link: <text:a xlink:type="simple" xlink:href="https:\/\/liveuamap.com\/en\/2023\/20-june-explosion-was-reported-near-berdyansk-" text:style-name="Internet_20_link" text:visited-style-name="Visited_20_Internet_20_Link">
https:\/\/liveuamap.com\/en\/2023\/20-june-explosion-was-reported-near-berdyansk-</text:a>
</text:p>
      <text:p text:style-name="P4">
Source: <text:a xlink:type="simple" xlink:href="https://t.me/info_zp/38714" text:style-name="Internet_20_link" text:visited-style-name="Visited_20_Internet_20_Link">
https://t.me/info_zp/38714</text:a>
</text:p>
      <!--NEWS-->
      <text:h text:style-name="P10" text:outline-level="1">
<text:span text:style-name="T4">
President of the  @EU_Commission: We propose a facility for Ukraine for the next 4 years of ...</text:span>
</text:h>
      <text:p text:style-name="P4">
Authors: liveuamap (Language: en)</text:p>
      <text:p text:style-name="P4">
Time: 2023-06-20T08:31:00</text:p>
      <text:p text:style-name="P4">
Location: Bruxelles, Bruxelles (Latitude:50.83864 Longtitude:4.37557)</text:p>
      <text:p text:style-name="P4">
Videos: []</text:p>
      <text:p text:style-name="P4">
Images: ["<text:a xlink:type="simple" xlink:href="https://liveuamap.com/pics/2023/06/20/22570629_0.jpg" text:style-name="Internet_20_link" text:visited-style-name="Visited_20_Internet_20_Link">
22570629_0.jpg</text:a>
"]</text:p>
      <text:p text:style-name="P4">
Tags: ["Europe", "Trade Wars"]</text:p>
      <text:p text:style-name="P4">
ID: 22570629</text:p>
      <!--METADATA-->
      <text:p text:style-name="P4">
President of the @EU_Commission: We propose a facility for Ukraine for thenext 4 years of up to €50 bn</text:p>
      <text:p text:style-name="P4">
<draw:frame draw:style-name="fr1" draw:name="Image4" text:anchor-type="as-char" svg:width="6.9236in" svg:height="4.615733in" draw:z-index="0">
<draw:image xlink:href="../Images/liveuamap/2023-06-20T08-31-00/22570629_0.jpg" xlink:type="simple" xlink:show="embed" xlink:actuate="onLoad" draw:mime-type="image/jpeg"/>
</draw:frame>
</text:p>
      <text:p text:style-name="P4">
News Collection Link: <text:a xlink:type="simple" xlink:href="https:\/\/liveuamap.com\/en\/2023\/20-june-president-of-the-eucommission-we-propose-a-facility" text:style-name="Internet_20_link" text:visited-style-name="Visited_20_Internet_20_Link">
https:\/\/liveuamap.com\/en\/2023\/20-june-president-of-the-eucommission-we-propose-a-facility</text:a>
</text:p>
      <text:p text:style-name="P4">
Source: <text:a xlink:type="simple" xlink:href="https://twitter.com/vonderleyen/status/1671118464671514626" text:style-name="Internet_20_link" text:visited-style-name="Visited_20_Internet_20_Link">
https://twitter.com/vonderleyen/status/1671118464671514626</text:a>
</text:p>
      <!--NEWS-->
      <text:h text:style-name="P10" text:outline-level="1">
<text:span text:style-name="T4">
A gunpowder factory is on fire in the city of Kotovsk, Tambov Region. According to the latest...</text:span>
</text:h>
      <text:p text:style-name="P4">
Authors: liveuamap (Language: en)</text:p>
      <text:p text:style-name="P4">
Time: 2023-06-20T08:37:06</text:p>
      <text:p text:style-name="P4">
Location: Tambov (Latitude:52.59173 Longtitude:41.50802)</text:p>
      <text:p text:style-name="P4">
Videos: []</text:p>
      <text:p text:style-name="P4">
Images: []</text:p>
      <text:p text:style-name="P4">
Tags: ["Russia", "Weapons"]</text:p>
      <text:p text:style-name="P4">
ID: 22570626</text:p>
      <!--METADATA-->
      <text:p text:style-name="P4">
A gunpowder factory is on fire in the city of Kotovsk, Tambov Region.According to the latest data, four people were killed and two were injured.</text:p>
      <text:p text:style-name="P4">
News Collection Link: <text:a xlink:type="simple" xlink:href="https:\/\/liveuamap.com\/en\/2023\/20-june-a-gunpowder-factory-is-on-fire-in-the-city-of-kotovsk" text:style-name="Internet_20_link" text:visited-style-name="Visited_20_Internet_20_Link">
https:\/\/liveuamap.com\/en\/2023\/20-june-a-gunpowder-factory-is-on-fire-in-the-city-of-kotovsk</text:a>
</text:p>
      <text:p text:style-name="P4">
Source: <text:a xlink:type="simple" xlink:href="https://t.me/rusbrief/127835" text:style-name="Internet_20_link" text:visited-style-name="Visited_20_Internet_20_Link">
https://t.me/rusbrief/127835</text:a>
</text:p>
      <!--NEWS-->
      <text:h text:style-name="P10" text:outline-level="1">
<text:span text:style-name="T4">
US on Wednesday will announce a robust economic assistance plan for Ukraine, says Secretary o...</text:span>
</text:h>
      <text:p text:style-name="P4">
Authors: liveuamap (Language: en)</text:p>
      <text:p text:style-name="P4">
Time: 2023-06-20T08:56:23</text:p>
      <text:p text:style-name="P4">
Location: Washington, District of Columbia (Latitude:38.8929 Longtitude:-77.04815)</text:p>
      <text:p text:style-name="P4">
Videos: []</text:p>
      <text:p text:style-name="P4">
Images: []</text:p>
      <text:p text:style-name="P4">
Tags: ["District Columbia", "USA"]</text:p>
      <text:p text:style-name="P4">
ID: 22570628</text:p>
      <!--METADATA-->
      <text:p text:style-name="P4">
US on Wednesday will announce a robust economic assistance plan for Ukraine,says Secretary of State Blinken</text:p>
      <text:p text:style-name="P4">
News Collection Link: <text:a xlink:type="simple" xlink:href="https:\/\/liveuamap.com\/en\/2023\/20-june-us-on-wednesday-will-announce-a-robust-economic-assistance" text:style-name="Internet_20_link" text:visited-style-name="Visited_20_Internet_20_Link">
https:\/\/liveuamap.com\/en\/2023\/20-june-us-on-wednesday-will-announce-a-robust-economic-assistance</text:a>
</text:p>
      <text:p text:style-name="P4">
Source: <text:a xlink:type="simple" xlink:href="https://twitter.com/W7VOA/status/1671138270837723137" text:style-name="Internet_20_link" text:visited-style-name="Visited_20_Internet_20_Link">
https://twitter.com/W7VOA/status/1671138270837723137</text:a>
</text:p>
      <!--NEWS-->
      <text:h text:style-name="P10" text:outline-level="1">
<text:span text:style-name="T4">
1 EMERCOM rescuer killed, 8 wounded as result of Russian shelling in Kherson today</text:span>
</text:h>
      <text:p text:style-name="P4">
Authors: liveuamap (Language: en)</text:p>
      <text:p text:style-name="P4">
Time: 2023-06-20T09:17:49</text:p>
      <text:p text:style-name="P4">
Location: Kherson (Latitude:46.62445 Longtitude:32.61)</text:p>
      <text:p text:style-name="P4">
Videos: []</text:p>
      <text:p text:style-name="P4">
Images: []</text:p>
      <text:p text:style-name="P4">
Tags: ["Europe", "Central and Eastern Europe"]</text:p>
      <text:p text:style-name="P4">
ID: 22570632</text:p>
      <!--METADATA-->
      <text:p text:style-name="P4">
1 EMERCOM rescuer killed, 8 wounded as result of Russian shelling in Khersontoday</text:p>
      <text:p text:style-name="P4">
News Collection Link: <text:a xlink:type="simple" xlink:href="https:\/\/liveuamap.com\/en\/2023\/20-june-1-emercom-rescuer-killed-8-wounded-as-result-of-russian" text:style-name="Internet_20_link" text:visited-style-name="Visited_20_Internet_20_Link">
https:\/\/liveuamap.com\/en\/2023\/20-june-1-emercom-rescuer-killed-8-wounded-as-result-of-russian</text:a>
</text:p>
      <text:p text:style-name="P4">
Source: <text:a xlink:type="simple" xlink:href="https://t.me/ermaka2022/2985" text:style-name="Internet_20_link" text:visited-style-name="Visited_20_Internet_20_Link">
https://t.me/ermaka2022/2985</text:a>
</text:p>
      <!--NEWS-->
      <text:h text:style-name="P10" text:outline-level="1">
<text:span text:style-name="T4">
According to chief of Ukrainian intelligence Russian troops planted bombs at the cooling pond...</text:span>
</text:h>
      <text:p text:style-name="P4">
Authors: liveuamap (Language: en)</text:p>
      <text:p text:style-name="P4">
Time: 2023-06-20T11:28:00</text:p>
      <text:p text:style-name="P4">
Location: Enerhodar, Zaporizhzhia region (Latitude:47.50682 Longtitude:34.52196)</text:p>
      <text:p text:style-name="P4">
Videos: []</text:p>
      <text:p text:style-name="P4">
Images: []</text:p>
      <text:p text:style-name="P4">
Tags: ["Energy", "Central and Eastern Europe"]</text:p>
      <text:p text:style-name="P4">
ID: 22570638</text:p>
      <!--METADATA-->
      <text:p text:style-name="P4">
According to chief of Ukrainian intelligence Russian troops planted bombs atthe cooling pond of Zaporizhzhia Nuclear Power station</text:p>
      <text:p text:style-name="P4">
News Collection Link: <text:a xlink:type="simple" xlink:href="https:\/\/liveuamap.com\/en\/2023\/20-june-according-to-chief-of-ukrainian-intelligence-russian" text:style-name="Internet_20_link" text:visited-style-name="Visited_20_Internet_20_Link">
https:\/\/liveuamap.com\/en\/2023\/20-june-according-to-chief-of-ukrainian-intelligence-russian</text:a>
</text:p>
      <text:p text:style-name="P4">
Source: <text:a xlink:type="simple" xlink:href="https://t.me/suspilnenews/21860" text:style-name="Internet_20_link" text:visited-style-name="Visited_20_Internet_20_Link">
https://t.me/suspilnenews/21860</text:a>
</text:p>
      <!--NEWS-->
      <text:h text:style-name="P10" text:outline-level="1">
<text:span text:style-name="T4">
Ukraine was able to take three Ukrainian prisoners of war out of Hungary</text:span>
</text:h>
      <text:p text:style-name="P4">
Authors: liveuamap (Language: en)</text:p>
      <text:p text:style-name="P4">
Time: 2023-06-20T11:37:24</text:p>
      <text:p text:style-name="P4">
Location: Berehove, Zakarpats'ka oblast (Latitude:48.19722 Longtitude:22.64557)</text:p>
      <text:p text:style-name="P4">
Videos: []</text:p>
      <text:p text:style-name="P4">
Images: ["<text:a xlink:type="simple" xlink:href="https://liveuamap.com/pics/2023/06/20/22570636_0.jpg" text:style-name="Internet_20_link" text:visited-style-name="Visited_20_Internet_20_Link">
22570636_0.jpg</text:a>
"]</text:p>
      <text:p text:style-name="P4">
Tags: ["Hungary", "Visegrad 4"]</text:p>
      <text:p text:style-name="P4">
ID: 22570636</text:p>
      <!--METADATA-->
      <text:p text:style-name="P4">
Ukraine was able to take three Ukrainian prisoners of war out of Hungary</text:p>
      <text:p text:style-name="P4">
<draw:frame draw:style-name="fr1" draw:name="Image5" text:anchor-type="as-char" svg:width="6.9236in" svg:height="2.505314in" draw:z-index="0">
<draw:image xlink:href="../Images/liveuamap/2023-06-20T11-37-24/22570636_0.jpg" xlink:type="simple" xlink:show="embed" xlink:actuate="onLoad" draw:mime-type="image/jpeg"/>
</draw:frame>
</text:p>
      <text:p text:style-name="P4">
News Collection Link: <text:a xlink:type="simple" xlink:href="https:\/\/liveuamap.com\/en\/2023\/20-june-ukraine-was-able-to-take-three-ukrainian-prisoners" text:style-name="Internet_20_link" text:visited-style-name="Visited_20_Internet_20_Link">
https:\/\/liveuamap.com\/en\/2023\/20-june-ukraine-was-able-to-take-three-ukrainian-prisoners</text:a>
</text:p>
      <text:p text:style-name="P4">
Source: <text:a xlink:type="simple" xlink:href="https://t.me/OdessaDumskayaNet/57772" text:style-name="Internet_20_link" text:visited-style-name="Visited_20_Internet_20_Link">
https://t.me/OdessaDumskayaNet/57772</text:a>
</text:p>
      <!--NEWS-->
      <text:h text:style-name="P10" text:outline-level="1">
<text:span text:style-name="T4">
New round of explosions in Kherson</text:span>
</text:h>
      <text:p text:style-name="P4">
Authors: liveuamap (Language: en)</text:p>
      <text:p text:style-name="P4">
Time: 2023-06-20T14:10:00</text:p>
      <text:p text:style-name="P4">
Location: Kherson (Latitude:46.6274 Longtitude:32.61652)</text:p>
      <text:p text:style-name="P4">
Videos: []</text:p>
      <text:p text:style-name="P4">
Images: []</text:p>
      <text:p text:style-name="P4">
Tags: ["Europe", "Central and Eastern Europe"]</text:p>
      <text:p text:style-name="P4">
ID: 22570671</text:p>
      <!--METADATA-->
      <text:p text:style-name="P4">
New round of explosions in Kherson</text:p>
      <text:p text:style-name="P4">
News Collection Link: <text:a xlink:type="simple" xlink:href="https:\/\/liveuamap.com\/en\/2023\/20-june-new-round-of-explosions-in-kherson-" text:style-name="Internet_20_link" text:visited-style-name="Visited_20_Internet_20_Link">
https:\/\/liveuamap.com\/en\/2023\/20-june-new-round-of-explosions-in-kherson-</text:a>
</text:p>
      <text:p text:style-name="P4">
Source: <text:a xlink:type="simple" xlink:href="https://t.me/suspilnekherson/28115" text:style-name="Internet_20_link" text:visited-style-name="Visited_20_Internet_20_Link">
https://t.me/suspilnekherson/28115</text:a>
</text:p>
      <!--NEWS-->
      <text:h text:style-name="P10" text:outline-level="1">
<text:span text:style-name="T4">
Нашим оборонцям доволі складно просуватись, адже ворог кинув усі сили, щоб зупинити наступ — Ганна Маляр</text:span>
</text:h>
      <text:p text:style-name="P4">
Author: ['АРМІЯINFORM']</text:p>
      <text:p text:style-name="P4">
Time: 2023-06-20T16:00:00-04:00</text:p>
      <text:p text:style-name="P4">
Description: Про це заступник Міністра оборони України написала у своєму Телеграмі.  «Противник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lyar-1-960x540-1.jpg" text:style-name="Internet_20_link" text:visited-style-name="Visited_20_Internet_20_Link">
malyar-1-960x540-1.jpg</text:a>
']</text:p>
      <text:p text:style-name="P4">
Tags: []</text:p>
      <text:p text:style-name="P4">
Category: News</text:p>
      <!--METADATA-->
      <text:p text:style-name="P4">
<draw:frame draw:style-name="fr1" draw:name="Image6" text:anchor-type="as-char" svg:width="6.9236in" svg:height="3.894525in" draw:z-index="0">
<draw:image xlink:href="../Images/AРМІЯINFORM/2023-06-20T16-00-00-04-00/malyar-1-960x540-1.jpg" xlink:type="simple" xlink:show="embed" xlink:actuate="onLoad" draw:mime-type="image/jpeg"/>
</draw:frame>
</text:p>
      <text:p text:style-name="P4">
Про це заступник Міністра оборони України<text:a xlink:type="simple" xlink:href="https://www.facebook.com/GeneralStaff.ua/posts/pfbid02AxtfjEkHqdvLDN2ZnDvzj2fQdKuu9vSnv5z8psXiFQqMKtM3JCADgrH67dC9XmEwl" text:style-name="Internet_20_link" text:visited-style-name="Visited_20_Internet_20_Link">
написала</text:a>
у своєму Телеграмі.</text:p>
      <text:p text:style-name="P4">
«Противник не буде здавати позиції легко і ми повинні налаштуватись на те, щоце буде жорсткий двобій. Власне те, що зараз і відбувається. Не вартовимірювати результат роботи сил оборони виключно населеними пунктами тапройденими кілометрами. Бо критеріїв ефективності військових дій значнобільше. Операція, яка триває, має декілька завдань і військові ці завданнявиконують. Вони рухаються так як повинні були рухатись. І найбільший удар щепопереду», — йдеться у повідомленні.</text:p>
      <text:p text:style-name="P4">
Також, Ганна Маляр зазначила, що попри те, що наші війська наступають надекількох напрямках півдня, ворог концентрує чимало своїх зусиль саме на сходіі там продовжує наступати. Бо для ворога основний напрямок наступу саме там,адже агресор не полишає мету вийти на кордони Донецької та Луганськоїобластей. Тож, зараз гаряче і на сході, і на півдні.</text:p>
      <text:p text:style-name="P4">
Source: <text:a xlink:type="simple" xlink:href="https://armyinform.com.ua/2023/06/20/nashym-oboronczyam-dovoli-skladno-prosuvatys-adzhe-vorog-kynuv-usi-syly-shhob-zupynyty-nastup-ganna-malyar/" text:style-name="Internet_20_link" text:visited-style-name="Visited_20_Internet_20_Link">
https://armyinform.com.ua/2023/06/20/nashym-oboronczyam-dovoli-skladno-prosuvatys-adzhe-vorog-kynuv-usi-syly-shhob-zupynyty-nastup-ganna-malyar/</text:a>
</text:p>
      <!--NEWS-->
      <text:h text:style-name="P10" text:outline-level="1">
<text:span text:style-name="T4">
Японія допоможе Україні з відновленням постраждалих територій</text:span>
</text:h>
      <text:p text:style-name="P4">
Author: ['АРМІЯINFORM']</text:p>
      <text:p text:style-name="P4">
Time: 2023-06-20T18:00:00-04:00</text:p>
      <text:p text:style-name="P4">
Description: Міністерство розвитку громад, територій та інфраструктури України та Агентст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yaponiya-ukrayina-prapor.jpg" text:style-name="Internet_20_link" text:visited-style-name="Visited_20_Internet_20_Link">
yaponiya-ukrayina-prapor.jpg</text:a>
']</text:p>
      <text:p text:style-name="P4">
Tags: ['АГРЕСІЯ РФ', 'ЯПОНІЯ']</text:p>
      <text:p text:style-name="P4">
Category: News</text:p>
      <!--METADATA-->
      <text:p text:style-name="P4">
<draw:frame draw:style-name="fr1" draw:name="Image7" text:anchor-type="as-char" svg:width="6.9236in" svg:height="4.369813in" draw:z-index="0">
<draw:image xlink:href="../Images/AРМІЯINFORM/2023-06-20T18-00-00-04-00/yaponiya-ukrayina-prapor.jpg" xlink:type="simple" xlink:show="embed" xlink:actuate="onLoad" draw:mime-type="image/jpeg"/>
</draw:frame>
</text:p>
      <text:p text:style-name="P4">
Міністерство розвитку громад, територій та інфраструктури України та Агентствореконструкції Японії обмінюватимуться досвідом ліквідації наслідків природнихта техногенних катастроф, а також надаватимуть один одному консультаційну татехнічну підтримку в питанні відновлення постраждалих громад та територій.</text:p>
      <text:p text:style-name="P4">
Відповідний Меморандум про співпрацю та просування стійкого відновлення містпідписали Віце-прем’єр-міністр з відновлення України — Міністр розвиткугромад, територій та інфраструктури України Олександр Кубраков та Міністр звідновлення Японії Хіромічі Ватанабе.</text:p>
      <text:p text:style-name="P4">
«Досвід Агентства реконструкції у відновленні інфраструктури після Великогосхіднояпонського землетрусу, поверненні нормальності в постраждалі райони длянас є безцінним. Особливо зараз, коли терористичний акт рф з підривуКаховської ГЕС призвів до однієї з найбільших техногенних катастроф в Європіза останні десятиліття.</text:p>
      <text:p text:style-name="P4">
Успішний досвід наших японських колег дозволить уникнути багатьох помилок уплануванні та реалізації проєктів відновлення, а отже ми зможемо зекономитичас і робити все набагато швидше і ефективніше.</text:p>
      <text:p text:style-name="P4">
Дякую Міністру Хіромічі Ватанабе та команді Агентства реконструкції запідтримку і готовність якнайшвидше розпочати практичний обмін досвідом», —зазначив Олександр Кубраков.</text:p>
      <text:p text:style-name="P4">
За словами Міністра з відновлення Японії Хіромічі Ватанабе, досвід Японіїдемонструє, що перед стартом повноцінного відновлення ключовим є забезпеченнябазових потреб населення постраждалих громад. Йдеться, зокрема, про житло,критичну інфраструктуру (системи тепло-, водо- та електропостачання) тавідновлення економічної активності в громадах.</text:p>
      <text:p text:style-name="P4">
Сторони домовились, що саме на цьому напрямі роботи Мінінфраструктури таАгентство реконструкції вже найближчим часом активізують обмін досвідом.</text:p>
      <text:p text:style-name="P4">
Сам же обмін відбуватиметься шляхом організації регулярних двосторонніхзустрічей, воркшопів та семінарів.</text:p>
      <text:p text:style-name="P4">
Агентство реконструкції, створене в лютому 2012 року, є головним органом урядуЯпонії, відповідальним за процес відновлення після Великого східнояпонськогоземлетрусу 11 березня 2011 року. Він спричинив потрійну катастрофу —землетрус, цунамі та ядерну аварію на АЕС у Фукусімі.</text:p>
      <text:p text:style-name="P4">
Агентство було створено безпосередньо при Кабінеті Міністрів України дляцентралізованого управління заходами з реконструкції, координації всіх, хтобере в ній участь, та співпраці з місцевими органами влади.</text:p>
      <text:p text:style-name="P4">
Source: <text:a xlink:type="simple" xlink:href="https://armyinform.com.ua/2023/06/20/yaponiya-dopomozhe-ukrayini-z-vidnovlennyam-postrazhdalyh-terytorij/" text:style-name="Internet_20_link" text:visited-style-name="Visited_20_Internet_20_Link">
https://armyinform.com.ua/2023/06/20/yaponiya-dopomozhe-ukrayini-z-vidnovlennyam-postrazhdalyh-terytorij/</text:a>
</text:p>
      <!--NEWS-->
      <text:h text:style-name="P10" text:outline-level="1">
<text:span text:style-name="T4">
Світ підтримує Україну: заяви політиків США та ЄС</text:span>
</text:h>
      <text:p text:style-name="P4">
Author: ['АРМІЯINFORM']</text:p>
      <text:p text:style-name="P4">
Time: 2023-06-20T20:00:00-04:00</text:p>
      <text:p text:style-name="P4">
Description: Генеральний секретар НАТО Єнс Столтенберг висловив переконання, що у майбутньому Украї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7bfcf48d884.jpeg" text:style-name="Internet_20_link" text:visited-style-name="Visited_20_Internet_20_Link">
627bfcf48d884.jpeg</text:a>
']</text:p>
      <text:p text:style-name="P4">
Tags: ['ВЕЛИКА БРИТАНІЯ', 'ЄНС СТОЛТЕНБЕРГ', 'ПРЕЗИДЕНТ США']</text:p>
      <text:p text:style-name="P4">
Category: News</text:p>
      <!--METADATA-->
      <text:p text:style-name="P4">
<draw:frame draw:style-name="fr1" draw:name="Image8" text:anchor-type="as-char" svg:width="6.9236in" svg:height="4.32725in" draw:z-index="0">
<draw:image xlink:href="../Images/AРМІЯINFORM/2023-06-20T20-00-00-04-00/627bfcf48d884.jpeg" xlink:type="simple" xlink:show="embed" xlink:actuate="onLoad" draw:mime-type="image/jpeg"/>
</draw:frame>
</text:p>
      <text:p text:style-name="P4">
Генеральний секретар НАТО Єнс Столтенберг висловив переконання, що умайбутньому Україна стане членом Альянсу. Він розповів, що на саміті уВільнюсі буде ухвалено пакет допомоги, який протягом кількох років наблизитьУкраїну до стандартів НАТО. Також Столтенберг застеріг від поспіху у мирнихпереговорах між Україною і рф та наголосив, що лише Україна має визначатиприйнятні для себе умови щодо завершення війни.</text:p>
      <text:p text:style-name="P4">
«Скажіть про це людям у Бучі. Я не можу говорити їм про ненасильницький опір,у мене на очі навертаються сльози люті», — так міністр оборони Німеччини БорисПісторіус відреагував на пропозицію єпископського вікарія Оснабрюцької єпархіїТео Пауля «чинити опір російській агресії ненасильницькі».</text:p>
      <text:p text:style-name="P4">
Європейський Союз має намір прискорити постачання зброї до України, щобпідтримати контрнаступ Сил оборони, заявив Європейський комісар з питаньвнутрішньої торгівлі та послуг Тьєррі Бретон.</text:p>
      <text:p text:style-name="P4">
Прем’єр-міністр Великої Британії Ріші Сунак на Ukraine Recovery Conference уЛондоні 21 червня закличе інвесторів і бізнес-лідерів приєднатися до боротьбиза Україну. На його думку, фінансова боротьба за те, щоб Україна змоглавідбудуватися і відновитися, є своєрідною формою контрнаступу на росію. «Зновуі знову Україна демонструє свою здатність швидко використовувати інновації такреативність, і я знаю, що її відновлення не буде винятком. Незаконневторгнення в Україну зруйнувало бізнес і засоби до існування по всій країні,але воно не знищило винахідливість і рішучість українського народу. Фінансовосильніша, технологічно розвинута Україна посилить свою здатність витіснитиросію за свої кордони і побудувати світле майбутнє для суверенної та сучасноїУкраїни майбутнього», — йдеться у заяві Сунака.</text:p>
      <text:p text:style-name="P4">
Президент США Джо Байден назвав заяви путіна щодо розміщення перших одиницьтактичної ядерної зброї на території білорусі «абсолютно безвідповідальними».</text:p>
      <text:p text:style-name="P4">
В ЄС засудили плани росії провести «вибори» на тимчасово окупованих територіяхУкраїни. Головний речник Єврокомісії з питань зовнішньої політики Петер Станопідкреслив, що такі наміри є серйозним порушенням Статуту ООН, а такожнезалежності, суверенітету й територіальної цілісності України.</text:p>
      <text:p text:style-name="P4">
<text:span text:style-name="T4">
Джерело:</text:span>
 <text:a xlink:type="simple" xlink:href="https://www.facebook.com/SZRUkraine" text:style-name="Internet_20_link" text:visited-style-name="Visited_20_Internet_20_Link">
Служба зовнішньоїрозвідки</text:a>
</text:p>
      <text:p text:style-name="P4">
Source: <text:a xlink:type="simple" xlink:href="https://armyinform.com.ua/2023/06/20/svit-pidtrymuye-ukrayinu-zayavy-politykiv-ssha-ta-yes/" text:style-name="Internet_20_link" text:visited-style-name="Visited_20_Internet_20_Link">
https://armyinform.com.ua/2023/06/20/svit-pidtrymuye-ukrayinu-zayavy-politykiv-ssha-ta-yes/</text:a>
</text:p>
      <!--NEWS-->
      <text:h text:style-name="P10" text:outline-level="1">
<text:span text:style-name="T4">
Окупант розповідає матері про пияцтво серед солдатів рф та побоювання щодо можливого наступу ЗСУ</text:span>
</text:h>
      <text:p text:style-name="P4">
Author: ['АРМІЯINFORM']</text:p>
      <text:p text:style-name="P4">
Time: 2023-06-20T22:00:00-04:00</text:p>
      <text:p text:style-name="P4">
Description: https://youtu.be/1mKMRivCzG4  Про це повідомляє ГУР МОУ.  Військовослужбовець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ГУР МО УКРАЇНИ', 'ГУР ПЕРЕХОПЛЕННЯ']</text:p>
      <text:p text:style-name="P4">
Category: News</text:p>
      <!--METADATA-->
      <text:p text:style-name="P4">
Про це<text:a xlink:type="simple" xlink:href="https://gur.gov.ua/content/muzhyk-zastrelytsia-zakhotel-strelnul-sebe-s-avtomata-v-podborodok-tak-u-neho-pulia-prosto-cherez-nos-vyshla-a-sam-to-vyzhyl.html" text:style-name="Internet_20_link" text:visited-style-name="Visited_20_Internet_20_Link">
 повідомляє</text:a>
 ГУР МОУ.</text:p>
      <text:p text:style-name="P4">
Військовослужбовець рф бідкається про напругу у підрозділі та про власніпобоювання щодо можливого наступу ЗСУ.</text:p>
      <text:p text:style-name="P4">
«Мужик застрелиться захотел, стрельнул себе с автомата в подбородок, так унего пуля просто через нос вышла, а сам-то выжил!»(без коми) — розповідаєокупант.</text:p>
      <text:p text:style-name="P4">
Також окупант бідкається про те, що нещодавно його командир взводу діставпоранення у шию, внаслідок якого той загинув на місці.</text:p>
      <text:p text:style-name="P4">
Source: <text:a xlink:type="simple" xlink:href="https://armyinform.com.ua/2023/06/20/okupant-rozpovidaye-materi-pro-pyyacztvo-sered-soldati-rf-ta-poboyuvannya-shhodo-mozhlyvogo-nastupu-zsu/" text:style-name="Internet_20_link" text:visited-style-name="Visited_20_Internet_20_Link">
https://armyinform.com.ua/2023/06/20/okupant-rozpovidaye-materi-pro-pyyacztvo-sered-soldati-rf-ta-poboyuvannya-shhodo-mozhlyvogo-nastupu-zsu/</text:a>
</text:p>
      <!--NEWS-->
      <text:h text:style-name="P10" text:outline-level="1">
<text:span text:style-name="T4">
Кожна друга гривня з Державного бюджету у 2023 спрямовується на оборону — Роксолана Підласа</text:span>
</text:h>
      <text:p text:style-name="P4">
Author: ['АРМІЯINFORM']</text:p>
      <text:p text:style-name="P4">
Time: 2023-06-20T24:00:00-04:00</text:p>
      <text:p text:style-name="P4">
Description: За січень-травень 2023 року видатки Державного бюджету склали 1,4 трлн гривень, що май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2023-06-19-11-10-28.jpg" text:style-name="Internet_20_link" text:visited-style-name="Visited_20_Internet_20_Link">
photo-2023-06-19-11-10-28.jpg</text:a>
']</text:p>
      <text:p text:style-name="P4">
Tags: ['STOPRUSSIA', 'АГРЕСІЯ РФ', 'ВЕРХОВНА РАДА УКРАЇНИ', 'ВІЙНА']</text:p>
      <text:p text:style-name="P4">
Category: News</text:p>
      <!--METADATA-->
      <text:p text:style-name="P4">
<draw:frame draw:style-name="fr1" draw:name="Image9" text:anchor-type="as-char" svg:width="6.9236in" svg:height="4.615733in" draw:z-index="0">
<draw:image xlink:href="../Images/AРМІЯINFORM/2023-06-20T24-00-00-04-00/photo-2023-06-19-11-10-28.jpg" xlink:type="simple" xlink:show="embed" xlink:actuate="onLoad" draw:mime-type="image/jpeg"/>
</draw:frame>
</text:p>
      <text:p text:style-name="P4">
За січень-травень 2023 року видатки Державного бюджету склали 1,4 трлнгривень, що майже у 2 рази перевищує обсяг за аналогічний період 2022 року імайже у 3 рази перевищує видатки за 5 місяців 2021 року. Про це розповілаГолова Комітету Верховної Ради з питань бюджету Роксолана Підласа.</text:p>
      <text:p text:style-name="P4">
«У цьому році більш як кожна друга гривня Державного бюджету спрямована наоборону. Це 745,4 млрд грн або 52,9% від загальних видатків», — наголосилаРоксолана Підласа.</text:p>
      <text:p text:style-name="P4">
Також народна депутатка звернула увагу на те, що до широкомасштабноговторгнення основними статтями видатків Державного бюджету були соціальнівиплати та видатки на охорону здоров’я, а також видатки на підтримкуекономічної діяльності, насамперед(без коми) дорожнього господарства, танадання фінансової підтримки місцевим бюджетам. А зараз — видатки на оборонута національну безпеку, соціальні виплати та ліквідація наслідків збройноїагресії.</text:p>
      <text:p text:style-name="P4">
З«Якщо порівняти з таким же періодом у минулих роках, то обсяг видатків наоборону у поточному році у більш як у 3 рази перевищив обсяг таких видатків у2022 та більш ніж у 16 разів — у довоєнному 2021. Втім, збільшення обороннихвидатків не завадило зберегти та навіть збільшити проти довоєнного періодуобсяг видатків Державного бюджету на соціальний захист та соціальнезабезпечення, так за п’ять місяців цього року спрямовано 195,7 млрд грн, що на17,6% більше за аналогічний період минулого року. Попри це їх частка узагальному обсязі значно скоротилася з 21,2% до 13,9%», — пояснила РоксоланаПідласа.</text:p>
      <text:p text:style-name="P4">
Голова Комітету додала, що під час широкомасштабної війни суттєво зростаютьтакож видатки на діяльність із забезпечення громадського порядку та охоронудержавного кордону і протипожежний захист: за п’ять місяців цього року таківидатки зросли в 1,5 та 1,4 раза відповідно проти аналогічного періодуминулого року.</text:p>
      <text:p text:style-name="P4">
Джерело: <text:a xlink:type="simple" xlink:href="https://www.rada.gov.ua/news/news_kom/237845.html" text:style-name="Internet_20_link" text:visited-style-name="Visited_20_Internet_20_Link">
Пресслужба Апарату Верховної РадиУкраїни.</text:a>
</text:p>
      <text:p text:style-name="P4">
Source: <text:a xlink:type="simple" xlink:href="https://armyinform.com.ua/2023/06/20/kozhna-druga-gryvnya-z-derzhavnogo-byudzhetu-u-2023-spryamovuyetsya-na-oboronu-roksolana-pidlasa/" text:style-name="Internet_20_link" text:visited-style-name="Visited_20_Internet_20_Link">
https://armyinform.com.ua/2023/06/20/kozhna-druga-gryvnya-z-derzhavnogo-byudzhetu-u-2023-spryamovuyetsya-na-oboronu-roksolana-pidlasa/</text:a>
</text:p>
      <!--NEWS-->
      <text:h text:style-name="P10" text:outline-level="1">
<text:span text:style-name="T4">
Знищено російську станцію «Муром-М» і 6 одиниць бронетехніки противника</text:span>
</text:h>
      <text:p text:style-name="P4">
Author: ['АРМІЯINFORM']</text:p>
      <text:p text:style-name="P4">
Time: 2023-06-20T26:00:00-04:00</text:p>
      <text:p text:style-name="P4">
Description: Про це повідомляє Служба безпеки України.  «Співробітники СБУ знищили російську стан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СБУ']</text:p>
      <text:p text:style-name="P4">
Category: News</text:p>
      <!--METADATA-->
      <text:p text:style-name="P4">
Про це<text:a xlink:type="simple" xlink:href="https://www.facebook.com/SecurSerUkraine/videos/3238558146435446/" text:style-name="Internet_20_link" text:visited-style-name="Visited_20_Internet_20_Link">
повідомляє</text:a>
Служба безпеки України.</text:p>
      <text:p text:style-name="P4">
«Співробітники СБУ знищили російську станцію „Муром-М“ і 6 одиницьбронетехніки. Цілі відпрацювала оперативна група ГУ СБУ в Донецькій таЛуганській областях. Комплекс радіоелектронної розвідки окупанти розмістилипоблизу лінії зіткнення, щоб цілодобово відстежувати переміщення українськихвійськових», — йдеться у повідомленні.</text:p>
      <text:p text:style-name="P4">
Зазначається, що наші воїни також «відмінусували» ще чотири ворожі БМП-2, двіМТЛБ разом із 16 членами екіпажу і мінометний розрахунок.</text:p>
      <text:p text:style-name="P4">
Source: <text:a xlink:type="simple" xlink:href="https://armyinform.com.ua/2023/06/20/znyshheno-rosijsku-stancziyu-murom-m-i-6-odynycz-bronetehniky-protyvnyka/" text:style-name="Internet_20_link" text:visited-style-name="Visited_20_Internet_20_Link">
https://armyinform.com.ua/2023/06/20/znyshheno-rosijsku-stancziyu-murom-m-i-6-odynycz-bronetehniky-protyvnyka/</text:a>
</text:p>
      <!--NEWS-->
      <text:h text:style-name="P10" text:outline-level="1">
<text:span text:style-name="T4">
На Мар’їнському напрямку наші захисники відбили всі атаки противника</text:span>
</text:h>
      <text:p text:style-name="P4">
Author: ['АРМІЯINFORM']</text:p>
      <text:p text:style-name="P4">
Time: 2023-06-20T28: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vidbyly-nastup.jpg" text:style-name="Internet_20_link" text:visited-style-name="Visited_20_Internet_20_Link">
vidbyly-nastup.jpg</text:a>
']</text:p>
      <text:p text:style-name="P4">
Tags: ['STOPRUSSIA', 'АГРЕСІЯ РФ', 'БАХМУТ', 'ВІЙНА', 'ГШ ЗС УКРАЇНИ']</text:p>
      <text:p text:style-name="P4">
Category: News</text:p>
      <!--METADATA-->
      <text:p text:style-name="P4">
<draw:frame draw:style-name="fr1" draw:name="Image10" text:anchor-type="as-char" svg:width="6.9236in" svg:height="4.615733in" draw:z-index="0">
<draw:image xlink:href="../Images/AРМІЯINFORM/2023-06-20T28-00-00-04-00/vidbyly-nastup.jpg" xlink:type="simple" xlink:show="embed" xlink:actuate="onLoad" draw:mime-type="image/jpeg"/>
</draw:frame>
Ілюстративне фото <text:span text:style-name="T4">
🔥 Ситуація щодо російського вторгнення</text:span>
</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минулоїдоби відбулось 45 бойових зіткнень.</text:p>
      <text:p text:style-name="P4">
Про це<text:a xlink:type="simple" xlink:href="https://www.facebook.com/GeneralStaff.ua/posts/pfbid02AxtfjEkHqdvLDN2ZnDvzj2fQdKuu9vSnv5z8psXiFQqMKtM3JCADgrH67dC9XmEwl" text:style-name="Internet_20_link" text:visited-style-name="Visited_20_Internet_20_Link">
повідомляє</text:a>
Генеральний штаб ЗСУ.</text:p>
      <text:p text:style-name="P4">
«На Мар’їнському напрямку протягом доби, що минула, наші захисники відбили всіатаки противника в районах Красногорівки, Мар’їнки та Побєди. Біля двохостанніх -- ворог завдав авіаційних ударів. Водночас здійснив артилерійськіобстріли в районах населених пунктів Красногорівка, Георгіївка, Мар’їнка іПобєда Донецької області», — йдеться у повідомленні.</text:p>
      <text:p text:style-name="P4">
Зазначається, що на Бахмутському напрямку противник проводив безуспішнінаступальні дії у напрямку Оріхово-Василівки Донецької області. Завдававіаційних ударів по населенимх пунктах Північне та Торецьк. Від ворожихартилерійських обстрілів постраждали райони населених пунктів Васюківка,Оріхово-Василівка, Богданівка, Калинівка, Часів Яр, Іванівське, Озарянівка,Біла Гора, Костянтинівка, Дружба та Північне Донецької області <text:span text:style-name="T4">
.</text:span>
</text:p>
      <text:p text:style-name="P4">
Source: <text:a xlink:type="simple" xlink:href="https://armyinform.com.ua/2023/06/20/na-maryinskomu-napryamku-nashi-zahysnyky-vidbyly-usi-ataky-protyvnyka/" text:style-name="Internet_20_link" text:visited-style-name="Visited_20_Internet_20_Link">
https://armyinform.com.ua/2023/06/20/na-maryinskomu-napryamku-nashi-zahysnyky-vidbyly-usi-ataky-protyvnyka/</text:a>
</text:p>
      <!--NEWS-->
      <text:h text:style-name="P10" text:outline-level="1">
<text:span text:style-name="T4">
Сили оборони ліквідували понад 1000 окупантів, знищили 23 артсистеми та 15 ББМ</text:span>
</text:h>
      <text:p text:style-name="P4">
Author: ['АРМІЯINFORM']</text:p>
      <text:p text:style-name="P4">
Time: 2023-06-20T30:00:00-04:00</text:p>
      <text:p text:style-name="P4">
Description: Загальні бойові втрати противника з 24.02.22 по 20.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94ffd31-8968-4390-97c4-eddfdaaf45ad.jpg" text:style-name="Internet_20_link" text:visited-style-name="Visited_20_Internet_20_Link">
394ffd31-8968-4390-97c4-eddfdaaf45ad.jpg</text:a>
']</text:p>
      <text:p text:style-name="P4">
Tags: ['АГРЕСІЯ РФ', 'ВТОРГНЕННЯ РФ', 'ВТРАТИ ВОРОГА', 'ГШ ЗСУ']</text:p>
      <text:p text:style-name="P4">
Category: News</text:p>
      <!--METADATA-->
      <text:p text:style-name="P4">
<draw:frame draw:style-name="fr1" draw:name="Image11" text:anchor-type="as-char" svg:width="6.9236in" svg:height="6.981297in" draw:z-index="0">
<draw:image xlink:href="../Images/AРМІЯINFORM/2023-06-20T30-00-00-04-00/394ffd31-8968-4390-97c4-eddfdaaf45ad.jpg" xlink:type="simple" xlink:show="embed" xlink:actuate="onLoad" draw:mime-type="image/jpeg"/>
</draw:frame>
</text:p>
      <text:p text:style-name="P4">
Загальні бойові втрати противника з 24.02.22 по 20.06.23 орієнтовностановлять:</text:p>
      <ul>
        <li>
<text:span text:style-name="T4">
особового складу ‒</text:span>
 221460 (+1010) осіб ліквідовано  * <text:span text:style-name="T4">
танків ‒</text:span>
 3997 (+8)  * <text:span text:style-name="T4">
бойових броньованих машин ‒</text:span>
 7750 (+15)  * <text:span text:style-name="T4">
артилерійських систем ‒</text:span>
 3888 (+23)  * <text:span text:style-name="T4">
РСЗВ ‒</text:span>
 614 (+4)  * <text:span text:style-name="T4">
засоби ППО ‒</text:span>
 372 (+2)  * <text:span text:style-name="T4">
літаків ‒</text:span>
 314 (0)  * <text:span text:style-name="T4">
гелікоптерів ‒</text:span>
 306 (+1)  * <text:span text:style-name="T4">
БПЛА оперативно-тактичного рівня ‒</text:span>
 3393 (+10)  * <text:span text:style-name="T4">
крилаті ракети ‒</text:span>
 1214 (+3)  * <text:span text:style-name="T4">
кораблі / катери ‒</text:span>
 18 (0)  * <text:span text:style-name="T4">
автомобільної техніки та автоцистерн ‒</text:span>
 6645 (+32)  * <text:span text:style-name="T4">
спеціальна техніка ‒</text:span>
 531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0.06.23.</text:p>
      <text:p text:style-name="P4">
Source: <text:a xlink:type="simple" xlink:href="https://armyinform.com.ua/2023/06/20/syly-oborony-likviduvaly-ponad-1000-okupantiv-znyshhyly-23-artsystem-i-15-bbm/" text:style-name="Internet_20_link" text:visited-style-name="Visited_20_Internet_20_Link">
https://armyinform.com.ua/2023/06/20/syly-oborony-likviduvaly-ponad-1000-okupantiv-znyshhyly-23-artsystem-i-15-bbm/</text:a>
</text:p>
      <!--NEWS-->
      <text:h text:style-name="P10" text:outline-level="1">
<text:span text:style-name="T4">
Щодня артилерійські боєприпаси і бронетехніка прибувають в Україну — Дмитро Кулеба</text:span>
</text:h>
      <text:p text:style-name="P4">
Author: ['АРМІЯINFORM']</text:p>
      <text:p text:style-name="P4">
Time: 2023-06-20T32:00:00-04:00</text:p>
      <text:p text:style-name="P4">
Description: Постачання військової допомоги в Україну від країн-партнерів відбувається постійно.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leba.jpg" text:style-name="Internet_20_link" text:visited-style-name="Visited_20_Internet_20_Link">
kuleba.jpg</text:a>
']</text:p>
      <text:p text:style-name="P4">
Tags: ['STOPRUSSIA', 'ВТОРГНЕННЯ РФ', 'ДМИТРО КУЛЕБА', 'ПОСТАВКИ ЗБРОЇ']</text:p>
      <text:p text:style-name="P4">
Category: News</text:p>
      <!--METADATA-->
      <text:p text:style-name="P4">
<draw:frame draw:style-name="fr1" draw:name="Image12" text:anchor-type="as-char" svg:width="6.9236in" svg:height="3.891564in" draw:z-index="0">
<draw:image xlink:href="../Images/AРМІЯINFORM/2023-06-20T32-00-00-04-00/kuleba.jpg" xlink:type="simple" xlink:show="embed" xlink:actuate="onLoad" draw:mime-type="image/jpeg"/>
</draw:frame>
</text:p>
      <text:p text:style-name="P4">
Постачання військової допомоги в Україну від країн-партнерів відбуваєтьсяпостійно.</text:p>
      <text:p text:style-name="P4">
Про це <text:a xlink:type="simple" xlink:href="https://t.me/Ukraine_MFA/1825" text:style-name="Internet_20_link" text:visited-style-name="Visited_20_Internet_20_Link">
заявив</text:a>
 міністр закордонних справУкраїни Дмитро Кулеба.</text:p>
      <text:p text:style-name="P4">
«Військовий та дипломатичний блок команди Президента Володимира Зеленськогозараз працює насамперед над постачанням артилерійських боєприпасів ібронетехніки; відповідні партії допомоги щодня прибувають в Україну», —зазначив він.</text:p>
      <text:p text:style-name="P4">
Source: <text:a xlink:type="simple" xlink:href="https://armyinform.com.ua/2023/06/20/shhodnya-artylerijski-boyeprypasy-i-bronetehnika-prybuvayut-v-ukrayinu-dmytro-kuleba/" text:style-name="Internet_20_link" text:visited-style-name="Visited_20_Internet_20_Link">
https://armyinform.com.ua/2023/06/20/shhodnya-artylerijski-boyeprypasy-i-bronetehnika-prybuvayut-v-ukrayinu-dmytro-kuleba/</text:a>
</text:p>
      <!--NEWS-->
      <text:h text:style-name="P10" text:outline-level="1">
<text:span text:style-name="T4">
Кібератака на UKR.NET: зловмисники надсилають фішингові листи від імені техпідтримки</text:span>
</text:h>
      <text:p text:style-name="P4">
Author: ['АРМІЯINFORM']</text:p>
      <text:p text:style-name="P4">
Time: 2023-06-20T57:00:00-04:00</text:p>
      <text:p text:style-name="P4">
Description: Урядова команда реагування на комп’ютерні надзвичайні події України CERT-UA, яка діє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te000327.png" text:style-name="Internet_20_link" text:visited-style-name="Visited_20_Internet_20_Link">
site000327.png</text:a>
']</text:p>
      <text:p text:style-name="P4">
Tags: ['ІНФОРМАЦІЙНІ ЗАГРОЗИ', 'КІБЕРБЕЗПЕКА']</text:p>
      <text:p text:style-name="P4">
Category: News</text:p>
      <!--METADATA-->
      <text:p text:style-name="P4">
<draw:frame draw:style-name="fr1" draw:name="Image13" text:anchor-type="as-char" svg:width="6.9236in" svg:height="5.204239in" draw:z-index="0">
<draw:image xlink:href="../Images/AРМІЯINFORM/2023-06-20T57-00-00-04-00/site000327.png" xlink:type="simple" xlink:show="embed" xlink:actuate="onLoad" draw:mime-type="image/png"/>
</draw:frame>
</text:p>
      <text:p text:style-name="P4">
Урядова команда реагування на комп’ютерні надзвичайні події України CERT-UA,яка діє при Держспецзв’язку, попереджає про шахрайську активність щодокористувачів сервісу UKR.NET.</text:p>
      <text:p text:style-name="P4">
Зловмисники начебто від імені технічної підтримки UKR.NET надсилаютьелектронні листи з темою «Помічена підозріла активність @UKR.NET» та додаткому вигляді PDF-файлу з назвою «Попередження про безпеку.pdf» (електронна адресавідправника —<text:a xlink:type="simple" xlink:href="mailto:account.support.0@ukr.net)" text:style-name="Internet_20_link" text:visited-style-name="Visited_20_Internet_20_Link">
account.support.0@ukr.net)</text:a>
.</text:p>
      <text:p text:style-name="P4">
У PDF-документі користувачу погрожують блокуванням поштової скриньки тавимагають підтвердити доступ до поштового акаунту, перейшовши за посиланням.Насправді посилання спрямовує на шахрайський сайт, що імітує вебсторінкупоштового сервісу. У разі автентифікації на підробному вебсайті логін тапароль користувача будуть надіслані зловмисникам. Отже, сторонні особидістануть несанкціонований доступ до електронної поштової скриньки.</text:p>
      <text:p text:style-name="P4">
Фахівці CERT-UA вжили додаткових заходів з аналізу мережевої інфраструктури,що застосовується для здійснення аналогічних кібератак від 2021 року. Врезультаті виявили щонайменше 118 пов’язаних доменних імен, зареєстрованихкомпанією «Internet Domain Service BS Corp» (@internet.bs, Багамські острови).</text:p>
      <text:p text:style-name="P4">
Щоб мінімізувати вірогідність реалізації загроз щодо громадян України,ідентифіковані доменні імена додано до DNS RPZ зони, яка обслуговується CERT-UA. Також їх передано фахівцям CSIRT-NBU для внесення до DNS RPZ зони«шахрайство».</text:p>
      <text:p text:style-name="P4">
Активність відстежується за ідентифікатором UAC-0036 (угрупування також відомепід назвами COLDRIVER, CALLISTO) та здійснюється в інтересах спецслужбросійської федерації.</text:p>
      <text:p text:style-name="P4">
Фахівці CERT-UA рекомендують користувачам UKR.NET:</text:p>
      <ul>
        <li>
не переходити за підозрілими посиланнями,  * налаштувати багатофакторну автентифікацію,  * перевірити, яким стороннім пристроям / додаткам наданий доступ до поштової скриньки, та вжити інших заходів щодо посилення безпеки.</li>
      </ul>
      <text:p text:style-name="P4">
Source: <text:a xlink:type="simple" xlink:href="https://armyinform.com.ua/2023/06/20/kiberataka-na-ukr-net-zlovmysnyky-nadsylayut-fishyngovi-lysty-vid-imeni-tehpidtrymky/" text:style-name="Internet_20_link" text:visited-style-name="Visited_20_Internet_20_Link">
https://armyinform.com.ua/2023/06/20/kiberataka-na-ukr-net-zlovmysnyky-nadsylayut-fishyngovi-lysty-vid-imeni-tehpidtrymky/</text:a>
</text:p>
      <!--NEWS-->
      <text:h text:style-name="P10" text:outline-level="1">
<text:span text:style-name="T4">
Данія схвалила черговий пакет військової допомоги Україні на 2,95 млрд євро</text:span>
</text:h>
      <text:p text:style-name="P4">
Author: ['АРМІЯINFORM']</text:p>
      <text:p text:style-name="P4">
Time: 2023-06-20T59:00:00-04:00</text:p>
      <text:p text:style-name="P4">
Description: Про це Міністр оборони України Олексій Резніков написав у своєму Твітері.      Great news...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za_16owiam-w3u.jpg" text:style-name="Internet_20_link" text:visited-style-name="Visited_20_Internet_20_Link">
fza_16owiam-w3u.jpg</text:a>
']</text:p>
      <text:p text:style-name="P4">
Tags: ['ВІЙНА', 'ВІЙСЬКОВА ДОПОМОГА УКРАЇНІ', 'ВТОРГНЕННЯ РФ', 'ДАНІЯ', 'ОЛЕКСІЙ РЕЗНІКОВ']</text:p>
      <text:p text:style-name="P4">
Category: News</text:p>
      <!--METADATA-->
      <text:p text:style-name="P4">
<draw:frame draw:style-name="fr1" draw:name="Image14" text:anchor-type="as-char" svg:width="6.9236in" svg:height="3.030998in" draw:z-index="0">
<draw:image xlink:href="../Images/AРМІЯINFORM/2023-06-20T59-00-00-04-00/fza_16owiam-w3u.jpg" xlink:type="simple" xlink:show="embed" xlink:actuate="onLoad" draw:mime-type="image/jpeg"/>
</draw:frame>
</text:p>
      <text:p text:style-name="P4">
Про це Міністр оборони України Олексій Резніков написав у своєму Твітері.</text:p>
      <text:p text:style-name="Quotations">

<text:p text:style-name="P4">
Great news from Copenhagen:&gt;
 <text:a xlink:type="simple" xlink:href="https://twitter.com/folketinget" text:style-name="Internet_20_link" text:visited-style-name="Visited_20_Internet_20_Link">
@folketinget</text:a>
 approved&gt;
 another package of military assistance to Ukraine worth 2.95 billion euros&gt;
 for 2023 -2028.  &gt;
  Thank you to my dear friends&gt;
 <text:a xlink:type="simple" xlink:href="https://twitter.com/mfMorten" text:style-name="Internet_20_link" text:visited-style-name="Visited_20_Internet_20_Link">
@mfMorten</text:a>
&gt;
 <text:a xlink:type="simple" xlink:href="https://twitter.com/troelslundp" text:style-name="Internet_20_link" text:visited-style-name="Visited_20_Internet_20_Link">
@troelslundp</text:a>
 and the&gt;
 Danish people.  &gt;
  Every growl of Leopard and salvo of CAESAR is a salute in your…&gt;
 <text:a xlink:type="simple" xlink:href="https://t.co/YMmLM0eqgu" text:style-name="Internet_20_link" text:visited-style-name="Visited_20_Internet_20_Link">
pic.twitter.com/YMmLM0eqgu</text:a>
&gt;
&gt;
 — Oleksii Reznikov (@oleksiireznikov) <text:a xlink:type="simple" xlink:href="https://twitter.com/oleksiireznikov/status/1670905661922721792" text:style-name="Internet_20_link" text:visited-style-name="Visited_20_Internet_20_Link">
June 19,&gt;
 2023</text:a>
</text:p>

</text:p>
      <text:p text:style-name="P4">
«Чудові новини з Копенгагена: схвалили черговий пакет військової допомогиУкраїні на 2,95 млрд євро на 2023-2028 роки. Дякую моїм дорогим друзям інароду Данії. Кожне гарчання Леопарда і залп ЦЕЗАРЯ — салют на вашу честь. Аваша участь у „Пташиній коаліції“ додасть цьому оркестру звуки з неба, яких мипрагнемо», — йдеться у повідомленні.</text:p>
      <text:p text:style-name="P4">
Source: <text:a xlink:type="simple" xlink:href="https://armyinform.com.ua/2023/06/20/daniya-shvalyla-chergovyj-paket-vijskovoyi-dopomogy-ukrayini-na-295-milyardiv-yevro/" text:style-name="Internet_20_link" text:visited-style-name="Visited_20_Internet_20_Link">
https://armyinform.com.ua/2023/06/20/daniya-shvalyla-chergovyj-paket-vijskovoyi-dopomogy-ukrayini-na-295-milyardiv-yevro/</text:a>
</text:p>
      <!--NEWS-->
      <text:h text:style-name="P10" text:outline-level="1">
<text:span text:style-name="T4">
Вимога Сполученого Королівства: мільярди абрамовича скерувати на допомогу Україні</text:span>
</text:h>
      <text:p text:style-name="P4">
Author: ['АРМІЯINFORM']</text:p>
      <text:p text:style-name="P4">
Time: 2023-06-20T61:00:00-04:00</text:p>
      <text:p text:style-name="P4">
Description: Bank of China з 13 червня обмежив для клієнтів російських банків перекази в юан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krah_rf.jpeg" text:style-name="Internet_20_link" text:visited-style-name="Visited_20_Internet_20_Link">
krah_rf.jpeg</text:a>
']</text:p>
      <text:p text:style-name="P4">
Tags: []</text:p>
      <text:p text:style-name="P4">
Category: News</text:p>
      <!--METADATA-->
      <text:p text:style-name="P4">
<draw:frame draw:style-name="fr1" draw:name="Image15" text:anchor-type="as-char" svg:width="6.9236in" svg:height="3.63489in" draw:z-index="0">
<draw:image xlink:href="../Images/AРМІЯINFORM/2023-06-20T61-00-00-04-00/krah_rf.jpeg" xlink:type="simple" xlink:show="embed" xlink:actuate="onLoad" draw:mime-type="image/jpeg"/>
</draw:frame>
</text:p>
      <text:p text:style-name="P4">
Bank of China з 13 червня обмежив для клієнтів російських банків перекази вюанях до банків ЄС, США, Швейцарії та Сполученого Королівства.</text:p>
      <text:p text:style-name="P4">
Сполучене Королівство вимагає від російського мільярдера абрамовіча надати 2,3млрд фунтів стерлінгів від продажу футбольного клубу «Челсі» для допомогиУкраїні.</text:p>
      <text:p text:style-name="P4">
Після заборони транзиту російських товарів через територію Литвикалінінградська область втрачає 900–980 млн. руб щомісяця: з 2022 року росіяфактично втратила можливість користуватися сухопутним транзитом черезЛитовську Республіку та мусить доставляти вантажі Балтійським морем на судах іпоромах.</text:p>
      <text:p text:style-name="P4">
мер москви собянін відкинув звинувачення, що столиця рф поглинає фінанси іншихрегіонів росії, водночас заявивши, що москва мусить запозичувати в 2025–2027роках, оскільки входить «у фазу супервисоких витрат».</text:p>
      <text:p text:style-name="P4">
голова центробанку набіулліна заявила, що на росії «є ризик повернення допланової економіки».</text:p>
      <text:p text:style-name="P4">
<text:span text:style-name="T4">
Джрело:</text:span>
<text:a xlink:type="simple" xlink:href="https://www.facebook.com/SZRUkraine" text:style-name="Internet_20_link" text:visited-style-name="Visited_20_Internet_20_Link">
Служба зовнішньоїрозвідки</text:a>
</text:p>
      <text:p text:style-name="P4">
Source: <text:a xlink:type="simple" xlink:href="https://armyinform.com.ua/2023/06/20/vymoga-spoluchenogo-korolivstva-milyardy-abramovycha-skeruvaty-na-dopomogu-ukrayini/" text:style-name="Internet_20_link" text:visited-style-name="Visited_20_Internet_20_Link">
https://armyinform.com.ua/2023/06/20/vymoga-spoluchenogo-korolivstva-milyardy-abramovycha-skeruvaty-na-dopomogu-ukrayini/</text:a>
</text:p>
      <!--NEWS-->
      <text:h text:style-name="P10" text:outline-level="1">
<text:span text:style-name="T4">
Авіація сил оборони завдала 15 ударів по районах зосередження особового складу противника</text:span>
</text:h>
      <text:p text:style-name="P4">
Author: ['АРМІЯINFORM']</text:p>
      <text:p text:style-name="P4">
Time: 2023-06-20T63:00:00-04:00</text:p>
      <text:p text:style-name="P4">
Description: Про це повідомляє Генеральний штаб ЗСУ.  «Авіація сил оборони за добу завдала 15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 'ГШ ЗСУ', 'ХРОНІКА ОБОРОНИ', 'ХРОНІКА ОБОРОНИ УКРАЇНИ']</text:p>
      <text:p text:style-name="P4">
Category: News</text:p>
      <!--METADATA-->
      <text:p text:style-name="P4">
<draw:frame draw:style-name="fr1" draw:name="Image16" text:anchor-type="as-char" svg:width="6.9236in" svg:height="5.385022in" draw:z-index="0">
<draw:image xlink:href="../Images/AРМІЯINFORM/2023-06-20T63-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AxtfjEkHqdvLDN2ZnDvzj2fQdKuu9vSnv5z8psXiFQqMKtM3JCADgrH67dC9XmEwl" text:style-name="Internet_20_link" text:visited-style-name="Visited_20_Internet_20_Link">
повідомляє</text:a>
Генеральний штаб ЗСУ.</text:p>
      <text:p text:style-name="P4">
«Авіація сил оборони за добу завдала 15 ударів по районах зосередженняособового складу противника.</text:p>
      <text:p text:style-name="P4">
Підрозділи ракетних військ і артилерії протягом доби уразили 3 пунктиуправління, 10 районів зосередження особового складу та військової техніки, 2склади боєприпасів, 1 склад пально-мастильних матеріалів, 15 артилерійськихпідрозділів на вогневій позиції, 3 засоби протиповітряної оборони та ще 2важливих об’єкти окупантів», — йдеться у повідомленні.</text:p>
      <text:p text:style-name="P4">
Source: <text:a xlink:type="simple" xlink:href="https://armyinform.com.ua/2023/06/20/aviacziya-syl-oborony-zavdala-15-udariv-po-rajonah-zoseredzhennya-osobovogo-skladu-protyvnyka-2/" text:style-name="Internet_20_link" text:visited-style-name="Visited_20_Internet_20_Link">
https://armyinform.com.ua/2023/06/20/aviacziya-syl-oborony-zavdala-15-udariv-po-rajonah-zoseredzhennya-osobovogo-skladu-protyvnyka-2/</text:a>
</text:p>
      <!--NEWS-->
      <text:h text:style-name="P10" text:outline-level="1">
<text:span text:style-name="T4">
Вночі Сили ППО знищили 32 із 35 ударних дронів Shahed-136/131</text:span>
</text:h>
      <text:p text:style-name="P4">
Author: ['АРМІЯINFORM']</text:p>
      <text:p text:style-name="P4">
Time: 2023-06-20T65:00:00-04:00</text:p>
      <text:p text:style-name="P4">
Description: У ніч на 20 червня противник завдав удару іранськими баражуючими боєприпас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7990_obstril-ppo_reuters_new_960x380_0.jpg" text:style-name="Internet_20_link" text:visited-style-name="Visited_20_Internet_20_Link">
287990_obstril-ppo_reuters_new_960x380_0.jpg</text:a>
']</text:p>
      <text:p text:style-name="P4">
Tags: ['SHAHED-136/131', 'АГРЕСІЯ РФ', 'ВТОРГНЕННЯ РФ', 'КОМАНДУВАННЯ ПОВІТРЯНИХ СИЛ ЗСУ']</text:p>
      <text:p text:style-name="P4">
Category: News</text:p>
      <!--METADATA-->
      <text:p text:style-name="P4">
<draw:frame draw:style-name="fr1" draw:name="Image17" text:anchor-type="as-char" svg:width="6.9236in" svg:height="3.606042in" draw:z-index="0">
<draw:image xlink:href="../Images/AРМІЯINFORM/2023-06-20T65-00-00-04-00/287990_obstril-ppo_reuters_new_960x380_0.jpg" xlink:type="simple" xlink:show="embed" xlink:actuate="onLoad" draw:mime-type="image/jpeg"/>
</draw:frame>
</text:p>
      <text:p text:style-name="P4">
У ніч на 20 червня противник завдав удару іранськими баражуючими боєприпасамиShahed-136/131 по військових та інфраструктурних об’єктах України. Пускиздійснювались з північного та південного напрямків: брянська область та східнеузбережжя Азовського моря.</text:p>
      <text:p text:style-name="P4">
Про це <text:a xlink:type="simple" xlink:href="https://t.me/kpszsu/2672" text:style-name="Internet_20_link" text:visited-style-name="Visited_20_Internet_20_Link">
повідомляє</text:a>
 Командування Повітряних Сил ЗСУ.</text:p>
      <text:p text:style-name="P4">
Загалом окупанти застосували 35 ударних дронів. 32 вдалось знищитипротиповітряній обороні.</text:p>
      <text:p text:style-name="P4">
30 «шахедів» знищено силами та засобами Повітряних Сил, ще два – підрозділамиСухопутних військ.</text:p>
      <text:p text:style-name="P4">
Протиповітряна оборона сьогодні працювала у більшості областей України, втімосновний напрямок атаки іранських дронів — Київщина. Тут знищено понад двадесятки «шахедів».</text:p>
      <text:p text:style-name="P4">
Крім того, уночі російські окупанти завдали удару по Запоріжжю балістикою —ракетами «Іскандер-М»/С-300.</text:p>
      <text:p text:style-name="P4">
Штурмова, бомбардувальна та винищувальна авіація Повітряних Сил продовжуєзавдавати ударів по позиціях, техніці і тилах окупаційних військ.</text:p>
      <text:p text:style-name="P4">
Source: <text:a xlink:type="simple" xlink:href="https://armyinform.com.ua/2023/06/20/vnochi-syly-ppo-znyshhyly-32-iz-35-udarnyh-droniv-shahed-136-131/" text:style-name="Internet_20_link" text:visited-style-name="Visited_20_Internet_20_Link">
https://armyinform.com.ua/2023/06/20/vnochi-syly-ppo-znyshhyly-32-iz-35-udarnyh-droniv-shahed-136-131/</text:a>
</text:p>
      <!--NEWS-->
      <text:h text:style-name="P10" text:outline-level="1">
<text:span text:style-name="T4">
Протягом доби ворог завдав понад 70 авіаударів і здійснив 36 обстрілів з РСЗВ</text:span>
</text:h>
      <text:p text:style-name="P4">
Author: ['АРМІЯINFORM']</text:p>
      <text:p text:style-name="P4">
Time: 2023-06-20T94:00:00-04:00</text:p>
      <text:p text:style-name="P4">
Description: За уточненою інформацією, російські окупанти завдали удару по Україні 35 іранськ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00_0_1687250310-8011.webp" text:style-name="Internet_20_link" text:visited-style-name="Visited_20_Internet_20_Link">
400_0_1687250310-8011.webp</text:a>
']</text:p>
      <text:p text:style-name="P4">
Tags: ['STOPRUSSIA', 'АГРЕСІЯ РФ', 'ВЕЧІРНЄ ЗВЕДЕННЯ', 'ВІЙНА', 'ВТОРГНЕННЯ РФ', 'ГШ ЗСУ']</text:p>
      <text:p text:style-name="P4">
Category: News</text:p>
      <!--METADATA-->
      <text:p text:style-name="P4">
<draw:frame draw:style-name="fr1" draw:name="Image18" text:anchor-type="as-char" svg:width="6.9236in" svg:height="3.894525in" draw:z-index="0">
<draw:image xlink:href="../ConvertedIMGs/AРМІЯINFORM/2023-06-20T94-00-00-04-00/400_0_1687250310-8011.png" xlink:type="simple" xlink:show="embed" xlink:actuate="onLoad" draw:mime-type="image/png"/>
</draw:frame>
</text:p>
      <text:p text:style-name="P4">
За уточненою інформацією, російські окупанти завдали удару по Україні 35іранськими ударними БПЛА типу Shahed, сімома зенітними керованими ракетамиС-300 та однією крилатою ракетою наземного базування «Іскандер-М» по об’єктахцивільної інфраструктури Запоріжжя.</text:p>
      <text:p text:style-name="P4">
Про це<text:a xlink:type="simple" xlink:href="https://www.facebook.com/GeneralStaff.ua/posts/pfbid02gqjE8CmQ81Mnys3GAnmhoSiFi5ds653prVDQXzE5Z2YLtBQcKZpQRUdQ5H6eojwzl" text:style-name="Internet_20_link" text:visited-style-name="Visited_20_Internet_20_Link">
повідомляє</text:a>
Генеральний штаб ЗСУ на своїй офіційній сторінці у Facebook.</text:p>
      <text:p text:style-name="P4">
Силами та засобами протиповітряної оборони Повітряних Сил Збройних СилУкраїни, у взаємодії із протиповітряною обороною інших складових Сил оборониУкраїни, знищено 32 ударних БПЛА Shahed.</text:p>
      <text:p text:style-name="P4">
Крім того, ворог завдав понад 72 авіаційні удари, здійснив 36 обстрілів зреактивних систем залпового вогню по позиціях наших військ та населенихпунктах. Постраждали мирні люди.</text:p>
      <text:p text:style-name="P4">
У Генштабі попереджають: імовірність завдавання ракетних та авіаційних ударівпо всій території України залишається дуже високою.</text:p>
      <text:p text:style-name="P4">
Source: <text:a xlink:type="simple" xlink:href="https://armyinform.com.ua/2023/06/20/protyagom-doby-vorog-zavdav-ponad-70-aviaudariv-i-zdijsnyv-36-obstriliv-z-rszv/" text:style-name="Internet_20_link" text:visited-style-name="Visited_20_Internet_20_Link">
https://armyinform.com.ua/2023/06/20/protyagom-doby-vorog-zavdav-ponad-70-aviaudariv-i-zdijsnyv-36-obstriliv-z-rszv/</text:a>
</text:p>
      <!--NEWS-->
      <text:h text:style-name="P10" text:outline-level="1">
<text:span text:style-name="T4">
«Відбудована, зміцнена Україна — це захищеність від будь-яких форм російського терору» — звернення Володимира Зеленського</text:span>
</text:h>
      <text:p text:style-name="P4">
Author: ['АРМІЯINFORM']</text:p>
      <text:p text:style-name="P4">
Time: 2023-06-20T96:00:00-04:00</text:p>
      <text:p text:style-name="P4">
Description: Бажаю здоровʼя, шановні українці!  Короткий звіт за цей день.  Передусім я дякую наш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elenskyj.png" text:style-name="Internet_20_link" text:visited-style-name="Visited_20_Internet_20_Link">
zelenskyj.png</text:a>
']</text:p>
      <text:p text:style-name="P4">
Tags: ['STOPRUSSIA', 'АГРЕСІЯ РФ', 'ВІДЕОЗВЕРНЕННЯ ПРЕЗИДЕНТА УКРАЇНИ', 'ВІЙНА', 'ВОЄННІ ЗЛОЧИНИ ЗС РФ', 'ВТОРГНЕННЯ РФ']</text:p>
      <text:p text:style-name="P4">
Category: News</text:p>
      <!--METADATA-->
      <text:p text:style-name="P4">
<draw:frame draw:style-name="fr1" draw:name="Image19" text:anchor-type="as-char" svg:width="6.9236in" svg:height="3.882986in" draw:z-index="0">
<draw:image xlink:href="../Images/AРМІЯINFORM/2023-06-20T96-00-00-04-00/zelenskyj.png" xlink:type="simple" xlink:show="embed" xlink:actuate="onLoad" draw:mime-type="image/png"/>
</draw:frame>
</text:p>
      <text:p text:style-name="P4">
Бажаю здоровʼя, шановні українці!</text:p>
      <text:p text:style-name="P4">
Короткий звіт за цей день.</text:p>
      <text:p text:style-name="P4">
Передусім я дякую нашим Повітряним силам та всім захисникам неба з інших нашихсил оборони за кожну збиту російську ракету й за кожен збитий «Шахед». Тількиза минулу ніч — понад 30 збитих «Шахедів». Це сотні врятованих життів, цеврятована інфраструктура. Дякую, воїни!</text:p>
      <text:p text:style-name="P4">
Друге. Сьогодні в Херсоні внаслідок обстрілу окупантів постраждалирятувальники… Вони займалися ліквідацією наслідків російського теракту наКаховській ГЕС і були обстріляні російською ж артилерією. Вісім працівниківДСНС були поранені, один, на жаль, загинув… Мої співчуття рідним і близьким!Українські воїни обов’язково дадуть відповідь терористам на всю цю підлість.</text:p>
      <text:p text:style-name="P4">
Кожен такий російський удар, кожен російський теракт — це щоразу аргумент, щонемає й не буде в окупантів жодних шансів залишитися десь на українськійземлі. Вбивцям і терористам тут місця немає й ніколи не буде.</text:p>
      <text:p text:style-name="P4">
Зараз наші воїни на півдні, на сході дуже активно знищують ворога, фізичноочищуючи Україну. Так буде й надалі.</text:p>
      <text:p text:style-name="P4">
Захист від терору — це знищення терористів. І це гарантування, що у держави-зла більше ніколи не буде можливості привнести зло в Україну. Власне про цетретій пункт за сьогодні. Вже почалися перші зустрічі в Лондоні в межахконференції з відбудови України, яку ми готували разом із британськимидрузями. Вже відбулися дискусії у Швейцарії та Німеччині, у Франції та Італії.Є робота різного рівня заради нашого відновлення. І ми спрямовуємо цю роботутак, щоб наша відбудова, наше відновлення стали не лише проектами будівництва,а глобальним проектом захисту.</text:p>
      <text:p text:style-name="P4">
Відбудована Україна, трансформована Україна, зміцнена Україна — це носійбезпеки й гарант безпеки, це захищеність від будь-яких форм російського тероруй захист від будь-яких повторень російської агресії.</text:p>
      <text:p text:style-name="P4">
Завтра на лондонській конференції представлю частину аспектів нашої філософіїтрансформації України. Повний же сенс буде представлений пізніше цього місяця.І вже в Україні.</text:p>
      <text:p text:style-name="P4">
Разом із партнерами та всі разом тут, удома, в Україні, ми маємо гарантувати,що після нас для України — лише безпека, лише свобода, лише мир.</text:p>
      <text:p text:style-name="P4">
Я дякую всім, хто воює й працює заради України! Я дякую кожному нашому воїну,який зараз у бою, на бойових постах і бойових завданнях! Запоріжжя, Донеччина— ви молодці, хлопці!</text:p>
      <text:p text:style-name="P4">
Дякую всім, хто тренує наших воїнів і хто нам допомагає зброєю! Кожну одиницюзброї, кожен снаряд Україна використовує максимально ефективно і завжди — длязахисту життя.</text:p>
      <text:p text:style-name="P4">
Слава Україні!</text:p>
      <text:p text:style-name="P4">
Source: <text:a xlink:type="simple" xlink:href="https://armyinform.com.ua/2023/06/20/vidbudovana-zmicznena-ukrayina-cze-zahyshhenist-vid-bud-yakyh-form-rosijskogo-teroru-zvernennya-prezydenta-volodymyra-zelenskogo/" text:style-name="Internet_20_link" text:visited-style-name="Visited_20_Internet_20_Link">
https://armyinform.com.ua/2023/06/20/vidbudovana-zmicznena-ukrayina-cze-zahyshhenist-vid-bud-yakyh-form-rosijskogo-teroru-zvernennya-prezydenta-volodymyra-zelenskogo/</text:a>
</text:p>
      <!--NEWS-->
      <text:h text:style-name="P10" text:outline-level="1">
<text:span text:style-name="T4">
At Maryinka direction Russian army shelled Krasnohorivka, Heorhiyivka, Maryinka and Pobyeda o...</text:span>
</text:h>
      <text:p text:style-name="P4">
Authors: liveuamap (Language: en)</text:p>
      <text:p text:style-name="P4">
Time: 2023-06-21T-10:16:00</text:p>
      <text:p text:style-name="P4">
Location: Donetsk Oblast (Latitude:47.91554 Longtitude:37.46286)</text:p>
      <text:p text:style-name="P4">
Videos: []</text:p>
      <text:p text:style-name="P4">
Images: []</text:p>
      <text:p text:style-name="P4">
Tags: ["Russia"]</text:p>
      <text:p text:style-name="P4">
ID: 22570762</text:p>
      <!--METADATA-->
      <text:p text:style-name="P4">
At Maryinka direction Russian army shelled Krasnohorivka, Heorhiyivka,Maryinka and Pobyeda of Donetsk region. Russian aviation conducted airstrikesat Maryinka, - General Staff of Armed Forces of Ukraine says in the morningreport</text:p>
      <text:p text:style-name="P4">
News Collection Link: <text:a xlink:type="simple" xlink:href="https:\/\/liveuamap.com\/en\/2023\/21-june-at-maryinka-direction-russian-army-shelled-krasnohorivka" text:style-name="Internet_20_link" text:visited-style-name="Visited_20_Internet_20_Link">
https:\/\/liveuamap.com\/en\/2023\/21-june-at-maryinka-direction-russian-army-shelled-krasnohorivka</text:a>
</text:p>
      <text:p text:style-name="P4">
Source: <text:a xlink:type="simple" xlink:href="https://t.me/lumsrc/5149" text:style-name="Internet_20_link" text:visited-style-name="Visited_20_Internet_20_Link">
https://t.me/lumsrc/5149</text:a>
</text:p>
      <!--NEWS-->
      <text:h text:style-name="P10" text:outline-level="1">
<text:span text:style-name="T4">
Кулеба обговорив із данським колегою авіаційну коаліцію та формулу миру</text:span>
</text:h>
      <text:p text:style-name="P4">
Authors: Ukrinform (Person)</text:p>
      <text:p text:style-name="P4">
Publisher: Укринформ (Organization)</text:p>
      <text:p text:style-name="P4">
Published Time: 2023-06-21T-10:59:00+03:00</text:p>
      <text:p text:style-name="P4">
Modified Time: 2023-06-21T18:59:00+03:00</text:p>
      <text:p text:style-name="P4">
Description: Міністр закордонних справ України Дмитро Кулеба під час перемовин у Лондоні обговорив із данським колегою Ларсом Льокке Расмуссеном наступні кроки Данії як члена авіаційної коаліції. — Укрінформ.</text:p>
      <text:p text:style-name="P4">
Images: ['<text:a xlink:type="simple" xlink:href="https://static.ukrinform.com/photos/2023_06/thumb_files/630_360_1687363167-425.jpg" text:style-name="Internet_20_link" text:visited-style-name="Visited_20_Internet_20_Link">
630_360_16873...</text:a>
']</text:p>
      <text:p text:style-name="P4">
Tags: ['Данія', 'Дмитро Кулеба', 'МЗС', 'Війна з Росією', 'Формула миру', 'Авіаційна коаліція', 'Конференція з відбудови у Лондоні']</text:p>
      <text:p text:style-name="P4">
Type: Article</text:p>
      <!--METADATA-->
      <text:p text:style-name="P4">
<draw:frame draw:style-name="fr1" draw:name="Image20" text:anchor-type="as-char" svg:width="6.9236in" svg:height="3.956343in" draw:z-index="0">
<draw:image xlink:href="../Images/yкринформ/2023-06-21T-10-59-00-03-00/630_360_1687363167-425.jpg" xlink:type="simple" xlink:show="embed" xlink:actuate="onLoad" draw:mime-type="image/jpeg"/>
</draw:frame>
 Міністрзакордонних справ України Дмитро Кулеба під час перемовин у Лондоні обговоривіз данським колегою Ларсом Льокке Расмуссеном наступні кроки Данії як членаавіаційної коаліції.</text:p>
      <text:p text:style-name="P4">
Як передає Укрінформ, про це МЗС України повідомило у <text:a xlink:type="simple" xlink:href="https://t.me/Ukraine_MFA/1830" text:style-name="Internet_20_link" text:visited-style-name="Visited_20_Internet_20_Link">
 Телеграмі</text:a>
 .</text:p>
      <text:p text:style-name="P4">
«Дмитро <text:a xlink:type="simple" xlink:href="https://www.ukrinform.ua/tag-kuleba" text:style-name="Internet_20_link" text:visited-style-name="Visited_20_Internet_20_Link">
 Кулеба </text:a>
 провів переговори зЛарсом Льокке Расмуссеном щодо наступних кроків Данії як члена авіаційноїкоаліції. Дипломати також приділили особливу увагу розширенню географіїпідтримки Формули миру», - йдеться у повідомленні.</text:p>
      <text:p text:style-name="P4">
Раніше міністри закордонних справ України і Франції Дмитро Кулеба і КатрінКолонна обговорили нову підтримку Франції для посилення наступальнихспроможностей України.</text:p>
      <text:p text:style-name="P4">
<text:span text:style-name="T4">
Читайте також:</text:span>
 <text:a xlink:type="simple" xlink:href="https://www.ukrinform.ua/rubric-ato/3725196-dania-zatverdila-paket-vijskovoi-dopomogi-ukraini-na-295-milarda.html" text:style-name="Internet_20_link" text:visited-style-name="Visited_20_Internet_20_Link">
 <text:span text:style-name="T4">
Данія</text:span>
 затвердила пакет військової допомоги Україні на€2,95 мільярда </text:a>
</text:p>
      <text:p text:style-name="P4">
Як повідомляв Укрінформ, <text:a xlink:type="simple" xlink:href="https://www.ukrinform.ua/rubric-ato/3724238-dania-gotova-peredati-vinisuvaci-f16-ukraini-ministr-oboroni.html" text:style-name="Internet_20_link" text:visited-style-name="Visited_20_Internet_20_Link">
 уряд Данії готовий</text:a>
 передати Україні винищувачі F-16,однак за умови схвалення цього кроку США, які виготовляють ці літаки.</text:p>
      <text:p text:style-name="P4">
<text:span text:style-name="T5">
Фото: МЗС України, Телеграм</text:span>
</text:p>
      <text:p text:style-name="P4">
Source: <text:a xlink:type="simple" xlink:href="https://www.ukrinform.ua/rubric-polytics/3725957-kuleba-obgovoriv-iz-danskim-kolegou-aviacijnu-koaliciu-ta-formulu-miru.html" text:style-name="Internet_20_link" text:visited-style-name="Visited_20_Internet_20_Link">
https://www.ukrinform.ua/rubric-polytics/3725957-kuleba-obgovoriv-iz-danskim-kolegou-aviacijnu-koaliciu-ta-formulu-miru.html</text:a>
</text:p>
      <!--NEWS-->
      <text:h text:style-name="P10" text:outline-level="1">
<text:span text:style-name="T4">
Велика Британія готова інвестувати в український енергосектор</text:span>
</text:h>
      <text:p text:style-name="P4">
Authors: Ukrinform (Person)</text:p>
      <text:p text:style-name="P4">
Publisher: Укринформ (Organization)</text:p>
      <text:p text:style-name="P4">
Published Time: 2023-06-21T-11:58:03+03:00</text:p>
      <text:p text:style-name="P4">
Modified Time: 2023-06-21T18:58:03+03:00</text:p>
      <text:p text:style-name="P4">
Description: Представники бізнесу Великої Британії готові почати інвестувати в український енергосектор. — Укрінформ.</text:p>
      <text:p text:style-name="P4">
Images: ['<text:a xlink:type="simple" xlink:href="https://static.ukrinform.com/photos/2023_06/thumb_files/630_360_1687362982-801.jpg" text:style-name="Internet_20_link" text:visited-style-name="Visited_20_Internet_20_Link">
630_360_16873...</text:a>
']</text:p>
      <text:p text:style-name="P4">
Tags: ['Британія', 'Енергетика', 'Інвестиції', 'Україна']</text:p>
      <text:p text:style-name="P4">
Type: Article</text:p>
      <!--METADATA-->
      <text:p text:style-name="P4">
<draw:frame draw:style-name="fr1" draw:name="Image21" text:anchor-type="as-char" svg:width="6.9236in" svg:height="3.956343in" draw:z-index="0">
<draw:image xlink:href="../Images/yкринформ/2023-06-21T-11-58-03-03-00/630_360_1687362982-801.jpg" xlink:type="simple" xlink:show="embed" xlink:actuate="onLoad" draw:mime-type="image/jpeg"/>
</draw:frame>
Представники бізнесу Великої Британії готові почати інвестувати в українськийенергосектор.</text:p>
      <text:p text:style-name="P4">
Як передає Укрінформ, про це заявив міністр енергетики Герман Галущенко післязустрічі з державною міністеркою Департаменту бізнесу і торгівлі ВеликоїБританії Нусрат Гані, повідомляє Міненерго у <text:a xlink:type="simple" xlink:href="https://t.me/energyofukraine/560" text:style-name="Internet_20_link" text:visited-style-name="Visited_20_Internet_20_Link">
 Телеграмі</text:a>
 .</text:p>
      <text:p text:style-name="P4">
« <text:a xlink:type="simple" xlink:href="https://www.ukrinform.ua/tag-britania" text:style-name="Internet_20_link" text:visited-style-name="Visited_20_Internet_20_Link">
 Велика Британія </text:a>
 - великий другУкраїни і надійний партнер! І цілком може стати ще більшим та надійнішим.Український енергосектор потребує інвестицій. Британський бізнес готовийнадати необхідну підтримку. Отже, маємо спільно шукати механізми, у тому числіна міждержавному рівні, аби прискорити ці процеси», – наголосив Галущенко.</text:p>
      <text:p text:style-name="P4">
<text:span text:style-name="T4">
Читайте також:</text:span>
 <text:a xlink:type="simple" xlink:href="https://www.ukrinform.ua/rubric-economy/3725523-galusenko-zustrivsa-z-kerivnictvom-britanskogo-energeticnogo-regulatora.html" text:style-name="Internet_20_link" text:visited-style-name="Visited_20_Internet_20_Link">
 <text:span text:style-name="T4">
Галущенко</text:span>
 зустрівся з керівництвом британськогоенергетичного регулятора </text:a>
</text:p>
      <text:p text:style-name="P4">
Під час зустрічі міністр вкотре подякував британським друзям за допомогу,зокрема за 55 вантажів енергообладнання та понад 11 мільйонів євро внеску доФонду енергетичної підтримки.</text:p>
      <text:p text:style-name="P4">
Як повідомлялося, Міністерство енергетики України і Міністерство закордоннихсправ, у справах Співдружності націй та розвитку Сполученого Королівства(FCDO) Великої Британії <text:a xlink:type="simple" xlink:href="https://www.ukrinform.ua/rubric-economy/3725943-ukraina-i-britania-uklali-dogovir-pro-energeticne-partnerstvo.html" text:style-name="Internet_20_link" text:visited-style-name="Visited_20_Internet_20_Link">
 уклали меморандум про Енергетичне партнерство міжкраїнами </text:a>
 . Меморандум передбачаєстворення нового Фонду викликів у сфері зелених інновацій «InnovateUkraine» урозмірі 62 млн фунтів стерлінгів.</text:p>
      <text:p text:style-name="P4">
<text:span text:style-name="T5">
Фото: Міненерго</text:span>
</text:p>
      <text:p text:style-name="P4">
Source: <text:a xlink:type="simple" xlink:href="https://www.ukrinform.ua/rubric-economy/3725956-velika-britania-gotova-investuvati-v-ukrainskij-energosektor.html" text:style-name="Internet_20_link" text:visited-style-name="Visited_20_Internet_20_Link">
https://www.ukrinform.ua/rubric-economy/3725956-velika-britania-gotova-investuvati-v-ukrainskij-energosektor.html</text:a>
</text:p>
      <!--NEWS-->
      <text:h text:style-name="P10" text:outline-level="1">
<text:span text:style-name="T4">
At Shakhtarske direction Russian army shelled Hostre, Paraskoviyivka, Novomykhaylivka of Done...</text:span>
</text:h>
      <text:p text:style-name="P4">
Authors: liveuamap (Language: en)</text:p>
      <text:p text:style-name="P4">
Time: 2023-06-21T-12:16:00</text:p>
      <text:p text:style-name="P4">
Location: Donetsk (Latitude:47.85222 Longtitude:37.48158)</text:p>
      <text:p text:style-name="P4">
Videos: []</text:p>
      <text:p text:style-name="P4">
Images: []</text:p>
      <text:p text:style-name="P4">
Tags: ["Russia"]</text:p>
      <text:p text:style-name="P4">
ID: 22570761</text:p>
      <!--METADATA-->
      <text:p text:style-name="P4">
At Shakhtarske direction Russian army shelled Hostre, Paraskoviyivka,Novomykhaylivka of Donetsk region, - General Staff of Armed Forces of Ukrainesays in the morning report</text:p>
      <text:p text:style-name="P4">
News Collection Link: <text:a xlink:type="simple" xlink:href="https:\/\/liveuamap.com\/en\/2023\/21-june-at-shakhtarske-direction-russian-army-shelled-hostre" text:style-name="Internet_20_link" text:visited-style-name="Visited_20_Internet_20_Link">
https:\/\/liveuamap.com\/en\/2023\/21-june-at-shakhtarske-direction-russian-army-shelled-hostre</text:a>
</text:p>
      <text:p text:style-name="P4">
Source: <text:a xlink:type="simple" xlink:href="https://t.me/lumsrc/5150" text:style-name="Internet_20_link" text:visited-style-name="Visited_20_Internet_20_Link">
https://t.me/lumsrc/5150</text:a>
</text:p>
      <!--NEWS-->
      <text:h text:style-name="P10" text:outline-level="1">
<text:span text:style-name="T4">
У столиці провели тренування на випадок надзвичайної ситуації на Київській ГЕС</text:span>
</text:h>
      <text:p text:style-name="P4">
Authors: Ukrinform (Person)</text:p>
      <text:p text:style-name="P4">
Publisher: Укринформ (Organization)</text:p>
      <text:p text:style-name="P4">
Published Time: 2023-06-21T-12:57:00+03:00</text:p>
      <text:p text:style-name="P4">
Modified Time: 2023-06-21T18:57:00+03:00</text:p>
      <text:p text:style-name="P4">
Description: У Києві відпрацювали дії на випадок надзвичайної ситуації на Київській ГЕС - залучили близько 250 працівників різних служб. — Укрінформ.</text:p>
      <text:p text:style-name="P4">
Images: ['<text:a xlink:type="simple" xlink:href="https://static.ukrinform.com/photos/2023_06/thumb_files/630_360_1687362424-6773.jpeg" text:style-name="Internet_20_link" text:visited-style-name="Visited_20_Internet_20_Link">
630_360_16873...</text:a>
']</text:p>
      <text:p text:style-name="P4">
Tags: ['Надзвичайна ситуація', 'Київська ГЕС', 'Тренування']</text:p>
      <text:p text:style-name="P4">
Type: Article</text:p>
      <!--METADATA-->
      <text:p text:style-name="P4">
<draw:frame draw:style-name="fr1" draw:name="Image22" text:anchor-type="as-char" svg:width="6.9236in" svg:height="3.956343in" draw:z-index="0">
<draw:image xlink:href="../Images/yкринформ/2023-06-21T-12-57-00-03-00/630_360_1687362424-6773.jpeg" xlink:type="simple" xlink:show="embed" xlink:actuate="onLoad" draw:mime-type="image/jpeg"/>
</draw:frame>
 У Києвівідпрацювали дії на випадок надзвичайної ситуації на Київській ГЕС - залучилиблизько 250 працівників різних служб.</text:p>
      <text:p text:style-name="P4">
Про це повідомляє <text:a xlink:type="simple" xlink:href="https://kyivcity.gov.ua/news/u_stolitsi_vidpratsyuvali_di_na_vipadok_nadzvichayno_situatsi_na_kivskiy_ges_zaluchili_blizko_250_pratsivnikiv_riznikh_sluzhb/" text:style-name="Internet_20_link" text:visited-style-name="Visited_20_Internet_20_Link">
 пресслужба Київської міської державної адміністрації</text:a>
, передає Укрінформ.</text:p>
      <text:p text:style-name="P4">
“Сьогодні в Києві провели штабне тренування всіх залучених служб міста, наякому відпрацювали оперативні дії в разі виникнення <text:a xlink:type="simple" xlink:href="https://www.ukrinform.ua/tag-nadzvicajna-situacia" text:style-name="Internet_20_link" text:visited-style-name="Visited_20_Internet_20_Link">
 надзвичайної ситуації</text:a>
 на гідроспорудахДніпровського каскаду (Київській ГЕС/ГАЕС). Усього до тренувань залучили понад250 учасників”, - йдеться в повідомленні.</text:p>
      <text:p text:style-name="P4">
</text:p>
      <text:p text:style-name="P4">
<text:a xlink:type="simple" xlink:href="https://static.ukrinform.com/photos/2023_06/1687362423-5265.jpeg" text:style-name="Internet_20_link" text:visited-style-name="Visited_20_Internet_20_Link">
 </text:a>
 <text:a xlink:type="simple" xlink:href="https://static.ukrinform.com/photos/2023_06/1687362423-8292.jpeg" text:style-name="Internet_20_link" text:visited-style-name="Visited_20_Internet_20_Link">
</text:a>
 <text:a xlink:type="simple" xlink:href="https://static.ukrinform.com/photos/2023_06/1687362423-7597.jpeg" text:style-name="Internet_20_link" text:visited-style-name="Visited_20_Internet_20_Link">
</text:a>
 <text:a xlink:type="simple" xlink:href="https://static.ukrinform.com/photos/2023_06/1687362423-3953.jpeg" text:style-name="Internet_20_link" text:visited-style-name="Visited_20_Internet_20_Link">
</text:a>
 <text:a xlink:type="simple" xlink:href="https://static.ukrinform.com/photos/2023_06/1687362423-9904.jpeg" text:style-name="Internet_20_link" text:visited-style-name="Visited_20_Internet_20_Link">
</text:a>
 <text:a xlink:type="simple" xlink:href="https://static.ukrinform.com/photos/2023_06/1687362423-8173.jpeg" text:style-name="Internet_20_link" text:visited-style-name="Visited_20_Internet_20_Link">
</text:a>
 <text:a xlink:type="simple" xlink:href="https://static.ukrinform.com/photos/2023_06/1687362424-6445.jpeg" text:style-name="Internet_20_link" text:visited-style-name="Visited_20_Internet_20_Link">
</text:a>
 <text:a xlink:type="simple" xlink:href="https://static.ukrinform.com/photos/2023_06/1687362424-3965.jpeg" text:style-name="Internet_20_link" text:visited-style-name="Visited_20_Internet_20_Link">
</text:a>
 <text:a xlink:type="simple" xlink:href="https://static.ukrinform.com/photos/2023_06/1687362424-5051.jpeg" text:style-name="Internet_20_link" text:visited-style-name="Visited_20_Internet_20_Link">
</text:a>
 <text:a xlink:type="simple" xlink:href="https://static.ukrinform.com/photos/2023_06/1687362424-8021.jpeg" text:style-name="Internet_20_link" text:visited-style-name="Visited_20_Internet_20_Link">
</text:a>
 <text:a xlink:type="simple" xlink:href="https://static.ukrinform.com/photos/2023_06/1687362424-6773.jpeg" text:style-name="Internet_20_link" text:visited-style-name="Visited_20_Internet_20_Link">
<draw:frame draw:style-name="fr1" draw:name="Image34" text:anchor-type="as-char" svg:width="6.9236in" svg:height="3.956343in" draw:z-index="0">
<draw:image xlink:href="../Images/yкринформ/2023-06-21T-12-57-00-03-00/630_360_1687362424-6773.jpeg" xlink:type="simple" xlink:show="embed" xlink:actuate="onLoad" draw:mime-type="image/jpeg"/>
</draw:frame>
</text:a>
 <text:a xlink:type="simple" xlink:href="https://static.ukrinform.com/photos/2023_06/1687362425-7961.jpeg" text:style-name="Internet_20_link" text:visited-style-name="Visited_20_Internet_20_Link">
</text:a>
</text:p>
      <text:p text:style-name="P4">
Зазначається, що це вже другі масштабні навчання у столиці з початку року, щостосуються дій на випадок підтоплень чи пошкоджень гідроспоруд.</text:p>
      <text:p text:style-name="P4">
"Усвідомлюючи ризики, маємо мобілізуватись, відпрацювати механіку взаємодіїміж різними підрозділами, перевірити техніку, шляхи інформування населеннятощо. Враховуючи те, що у випадку надзвичайної ситуації в зону підтопленняможуть потрапити пʼять районів, то інші пʼять працюватимуть із ними в режимівзаємної допомоги. За кожним із районів буде закріплений район-партнер", –сказав заступник голови КМДА Петро Пантелеєв.</text:p>
      <text:p text:style-name="P4">
<text:span text:style-name="T4">
Читайте також:</text:span>
 <text:a xlink:type="simple" xlink:href="https://www.ukrinform.ua/rubric-kyiv/3713212-u-stolici-projsli-navcanna-z-nadanna-dopomogi-pri-masovomu-urazenni-himikatami.html" text:style-name="Internet_20_link" text:visited-style-name="Visited_20_Internet_20_Link">
 У столиці пройшли навчання з надання допомоги примасовому ураженні хімікатами </text:a>
</text:p>
      <text:p text:style-name="P4">
Як повідомляв <text:a xlink:type="simple" xlink:href="https://www.ukrinform.ua/rubric-regions/3725621-na-hersonsini-zalisautsa-pidtoplenimi-20-naselenih-punktiv.html" text:style-name="Internet_20_link" text:visited-style-name="Visited_20_Internet_20_Link">
 Укрінформ </text:a>
 , у Херсонській області після підриву росіянами Каховської ГЕСзалишаються підтопленими 20 населених пунктів, із них 17 - на тимчасовозахопленій території.</text:p>
      <text:p text:style-name="P4">
Source: <text:a xlink:type="simple" xlink:href="https://www.ukrinform.ua/rubric-kyiv/3725955-u-stolici-proveli-trenuvanna-na-vipadok-nadzvicajnoi-situacii-na-kiivskij-ges.html" text:style-name="Internet_20_link" text:visited-style-name="Visited_20_Internet_20_Link">
https://www.ukrinform.ua/rubric-kyiv/3725955-u-stolici-proveli-trenuvanna-na-vipadok-nadzvicajnoi-situacii-na-kiivskij-ges.html</text:a>
</text:p>
      <!--NEWS-->
      <text:h text:style-name="P10" text:outline-level="1">
<text:span text:style-name="T4">
At Zaporizhzhia and Kherson directions Russian army shelled Blahodatne, Neskuchne, Makarivka,...</text:span>
</text:h>
      <text:p text:style-name="P4">
Authors: liveuamap (Language: en)</text:p>
      <text:p text:style-name="P4">
Time: 2023-06-21T-14:16:00</text:p>
      <text:p text:style-name="P4">
Location: Zaporizhiye (Latitude:47.7056 Longtitude:35.5267)</text:p>
      <text:p text:style-name="P4">
Videos: []</text:p>
      <text:p text:style-name="P4">
Images: []</text:p>
      <text:p text:style-name="P4">
Tags: ["Russia"]</text:p>
      <text:p text:style-name="P4">
ID: 22570760</text:p>
      <!--METADATA-->
      <text:p text:style-name="P4">
At Zaporizhzhia and Kherson directions Russian army shelled Blahodatne,Neskuchne, Makarivka, Storozheve, Vremivka, Zelene Pole, Novopil of Donetskregion; Novodarivka, Levadne, Chervone, Huliaipole, Zaliznychne, Charivne,Novoandriyivka, Stepove, Pyatykhatky, Lobkove, Kamyanske of Zaporizhzhiaregion; Zolota Balka, Mykhaylivka, Novooleksandrivka, Dudchany, Kachkarivka,Shlyakhove, Kozatske, Mykolayivka, Burhunka, Ivanivka, Sadove, Prydniprovske,Naddnipryanske, Molodizhne, Zymivnyk, Bilozerka, Romashkove, Veletenske,Kherson, Dniprovske, Kizomys of Kherson region, Nikopol of Dnipropetrovskregion and Ochakiv of Mykolayiv region. Russian aviation conducted airstrikesat Storozheve, Prechystivka, Zolota Nyva, Blahodatne, Makarivka of Donetskregion, Novodanylivka, Zaporizhzhya, Komyshuvakha of Zaporizhzhia region andKozatske, Odradnokamyanka and Kherson, - General Staff of Armed Forces ofUkraine says in the morning report</text:p>
      <text:p text:style-name="P4">
News Collection Link: <text:a xlink:type="simple" xlink:href="https:\/\/liveuamap.com\/en\/2023\/21-june-at-zaporizhzhia-and-kherson-directions-russian-army" text:style-name="Internet_20_link" text:visited-style-name="Visited_20_Internet_20_Link">
https:\/\/liveuamap.com\/en\/2023\/21-june-at-zaporizhzhia-and-kherson-directions-russian-army</text:a>
</text:p>
      <text:p text:style-name="P4">
Source: <text:a xlink:type="simple" xlink:href="https://t.me/lumsrc/5151" text:style-name="Internet_20_link" text:visited-style-name="Visited_20_Internet_20_Link">
https://t.me/lumsrc/5151</text:a>
</text:p>
      <!--NEWS-->
      <text:h text:style-name="P10" text:outline-level="1">
<text:span text:style-name="T4">
Поліція показала наслідки масованого ракетного удару по Запоріжжю</text:span>
</text:h>
      <text:p text:style-name="P4">
Authors: Ukrinform (Person)</text:p>
      <text:p text:style-name="P4">
Publisher: Укринформ (Organization)</text:p>
      <text:p text:style-name="P4">
Published Time: 2023-06-21T-16:57:00+03:00</text:p>
      <text:p text:style-name="P4">
Modified Time: 2023-06-21T15:57:00+03:00</text:p>
      <text:p text:style-name="P4">
Description: Під час масованої ракетної атаки по території Запоріжжя та передмістю, яка сталася напередодні, армія РФ використала С-300, Х-59 та "Іскандер". — Укрінформ.</text:p>
      <text:p text:style-name="P4">
Images: ['<text:a xlink:type="simple" xlink:href="https://static.ukrinform.com/photos/2023_06/thumb_files/630_360_1687352198-859.jpg" text:style-name="Internet_20_link" text:visited-style-name="Visited_20_Internet_20_Link">
630_360_16873...</text:a>
']</text:p>
      <text:p text:style-name="P4">
Tags: ['Поліція', 'Запоріжжя', 'Війна з Росією', 'Ракетний удар']</text:p>
      <text:p text:style-name="P4">
Type: Article</text:p>
      <!--METADATA-->
      <text:p text:style-name="P4">
<draw:frame draw:style-name="fr1" draw:name="Image36" text:anchor-type="as-char" svg:width="6.9236in" svg:height="3.956343in" draw:z-index="0">
<draw:image xlink:href="../Images/yкринформ/2023-06-21T-16-57-00-03-00/630_360_1687352198-859.jpg" xlink:type="simple" xlink:show="embed" xlink:actuate="onLoad" draw:mime-type="image/jpeg"/>
</draw:frame>
 Під часмасованої ракетної атаки по території Запоріжжя та передмістю, яка сталасянапередодні, армія РФ використала С-300, Х-59 та "Іскандер".</text:p>
      <text:p text:style-name="P4">
Про це повідомила у <text:a xlink:type="simple" xlink:href="https://t.me/police_zp_news/6094" text:style-name="Internet_20_link" text:visited-style-name="Visited_20_Internet_20_Link">
 Телеграмі </text:a>
Національна поліція у Запорізькій області, передає Укрінформ.</text:p>
      <text:p text:style-name="P4">
"20 червня окупаційні війська завдали ракетних ударів по території обласногоцентру та Запорізького району, використали С-300, Х-59 та "Іскандер", -йдеться в дописі.</text:p>
      <text:p text:style-name="P4">
Внаслідок нічної масованої ракетної атаки на <text:a xlink:type="simple" xlink:href="https://www.ukrinform.ua/tag-zaporizza" text:style-name="Internet_20_link" text:visited-style-name="Visited_20_Internet_20_Link">
 Запоріжжя</text:a>
 та передмістя зруйновані місцеваінфраструктура, підприємницькі об’єкти, складські приміщення. Вибуховою хвилеюпошкоджені приватні будинки, багатоповерхівки та транспортні засоби громадян.</text:p>
      <text:p text:style-name="P4">
<text:span text:style-name="T4">
Читайте також:</text:span>
 <text:a xlink:type="simple" xlink:href="https://www.ukrinform.ua/rubric-ato/3725821-vorog-zbilsiv-intensivnist-obstriliv-na-dniprovskomu-napramku-gumenuk.html" text:style-name="Internet_20_link" text:visited-style-name="Visited_20_Internet_20_Link">
 Ворог збільшив інтенсивність <text:span text:style-name="T4">
обстріл</text:span>
 ів наДніпровському напрямку – Гуменюк </text:a>
</text:p>
      <text:p text:style-name="P4">
Вчора поліцейські зареєстрували 66 повідомлень про руйнування. Під ворожимвогнем опинилися Запоріжжя, Розумівка, Комишуваха, Гуляйполе, Оріхів,Залізничне, Преображенка, Темирівка, Новоандріївка, Гуляйпільське, Чарівне,Червоне, Малинівка, Білогір’я, Левадне, Новодарівка, Кам’янське, Степове,П’ятихатки.</text:p>
      <text:p text:style-name="P4">
Раніше повідомлялось, що упродовж доби росіяни атакували населені пунктиПологівщини та Василівщини 86 разів – застосували безпілотники, реактивнісистеми залпового вогню та артилерію. Під час обстрілів поранення отрималичетверо жителів Преображенки. З осколковими травмами тулуба та нижніх кінцівокїх доставлено до лікарні для подальшої госпіталізації.</text:p>
      <text:p text:style-name="P4">
<text:span text:style-name="T4">
Читайте також:</text:span>
 <text:a xlink:type="simple" xlink:href="https://www.ukrinform.ua/rubric-regions/3725778-vid-vcorasnih-obstriliv-u-lvovi-ne-postrazdav-zoden-zitlovij-budinok-ova.html" text:style-name="Internet_20_link" text:visited-style-name="Visited_20_Internet_20_Link">
 Від вчорашніх <text:span text:style-name="T4">
обстріл</text:span>
 ів у Львові не постраждав жоденжитловий будинок - ОВА </text:a>
</text:p>
      <text:p text:style-name="P4">
Усі наслідки російських атак задокументували правоохоронці. Слідчими поліціїта УСБУ відкриті кримінальні провадження за ст. 438 (Порушення законів тазвичаїв війни) Кримінального кодексу України.</text:p>
      <text:p text:style-name="P4">
<text:span text:style-name="T5">
Фото: Поліція Запорізької області, Facebook</text:span>
</text:p>
      <text:p text:style-name="P4">
Source: <text:a xlink:type="simple" xlink:href="https://www.ukrinform.ua/rubric-regions/3725873-policia-pokazala-naslidki-masovanogo-raketnogo-udaru-po-zaporizzu.html" text:style-name="Internet_20_link" text:visited-style-name="Visited_20_Internet_20_Link">
https://www.ukrinform.ua/rubric-regions/3725873-policia-pokazala-naslidki-masovanogo-raketnogo-udaru-po-zaporizzu.html</text:a>
</text:p>
      <!--NEWS-->
      <text:h text:style-name="P10" text:outline-level="1">
<text:span text:style-name="T4">
У Парижі вибухнув газ - загорілися кілька будівель, 16 людей зазнали поранень</text:span>
</text:h>
      <text:p text:style-name="P4">
Authors: Ukrinform (Person)</text:p>
      <text:p text:style-name="P4">
Publisher: Укринформ (Organization)</text:p>
      <text:p text:style-name="P4">
Published Time: 2023-06-21T-1:42:00+03:00</text:p>
      <text:p text:style-name="P4">
Modified Time: 2023-06-21T21:42:00+03:00</text:p>
      <text:p text:style-name="P4">
Description: У п'ятому окрузі Парижа стався вибух газу, в результаті якого загорілося кілька будівель, щонайменше 16 людей зазнали поранень. Семеро з них перебувають у критичному стані. — Укрінформ.</text:p>
      <text:p text:style-name="P4">
Images: ['<text:a xlink:type="simple" xlink:href="https://static.ukrinform.com/photos/2023_06/thumb_files/630_360_1687370028-732.jpg" text:style-name="Internet_20_link" text:visited-style-name="Visited_20_Internet_20_Link">
630_360_16873...</text:a>
']</text:p>
      <text:p text:style-name="P4">
Tags: ['Газ', 'Париж', 'Пожежа', 'Вибух']</text:p>
      <text:p text:style-name="P4">
Type: Article</text:p>
      <!--METADATA-->
      <text:p text:style-name="P4">
<draw:frame draw:style-name="fr1" draw:name="Image37" text:anchor-type="as-char" svg:width="6.9236in" svg:height="3.956343in" draw:z-index="0">
<draw:image xlink:href="../Images/yкринформ/2023-06-21T-1-42-00-03-00/630_360_1687370028-732.jpg" xlink:type="simple" xlink:show="embed" xlink:actuate="onLoad" draw:mime-type="image/jpeg"/>
</draw:frame>
 У п'ятомуокрузі Парижа стався вибух газу, в результаті якого загорілося кількабудівель, щонайменше 16 людей зазнали поранень. Семеро з них перебувають укритичному стані.</text:p>
      <text:p text:style-name="P4">
Як передає Укрінформ, про це повідомляє <text:a xlink:type="simple" xlink:href="https://www.theguardian.com/world/2023/jun/21/gas-explosion-in-paris-has-set-buildings-on-fire-says-local-official" text:style-name="Internet_20_link" text:visited-style-name="Visited_20_Internet_20_Link">
 The Guardian</text:a>
 із посиланням на місцеву владу.</text:p>
      <text:p text:style-name="P4">
Поліція попросила людей уникати району Валь-де-Грас після того, як внаслідокзагоряння обвалився фасад однієї з будівель, і вогонь перекинувся на сусідніспоруди.</text:p>
      <text:p text:style-name="Quotations">

<text:p text:style-name="P4">
vidéo de l'explosion rapportée dans le 5ème arrondissement de Paris  &gt;
  Plusieurs immeubles étaient touché <text:a xlink:type="simple" xlink:href="https://twitter.com/hashtag/Paris" text:style-name="Internet_20_link" text:visited-style-name="Visited_20_Internet_20_Link">
 #Paris&gt;
 </text:a>
 <text:a xlink:type="simple" xlink:href="https://t.co/0AQwBoILsm" text:style-name="Internet_20_link" text:visited-style-name="Visited_20_Internet_20_Link">
&gt;
 pic.twitter.com/0AQwBoILsm </text:a>
&gt;
&gt;
 — Alertesinfos (@AIertesinfos) <text:a xlink:type="simple" xlink:href="https://twitter.com/AIertesinfos/status/1671539291204337666" text:style-name="Internet_20_link" text:visited-style-name="Visited_20_Internet_20_Link">
 June 21, 2023&gt;
 </text:a>
</text:p>

<text:p text:style-name="P4">
<text:a xlink:type="simple" xlink:href="https://twitter.com/hashtag/Explosion" text:style-name="Internet_20_link" text:visited-style-name="Visited_20_Internet_20_Link">
 #Explosion&gt;
 </text:a>
&gt;
 dévastatrice survenue dans le Ve arrondissement: mes pensées vont aux&gt;
 victimes et à leurs proches, et aussi aux <text:a xlink:type="simple" xlink:href="https://twitter.com/PompiersParis" text:style-name="Internet_20_link" text:visited-style-name="Visited_20_Internet_20_Link">
 @PompiersParis&gt;
 </text:a>
 de la BSPP en cours&gt;
 d’intervention. <text:a xlink:type="simple" xlink:href="https://twitter.com/hashtag/%C3%89lus" text:style-name="Internet_20_link" text:visited-style-name="Visited_20_Internet_20_Link">
 #Élus&gt;
 </text:a>
 de <text:a xlink:type="simple" xlink:href="https://twitter.com/hashtag/Paris" text:style-name="Internet_20_link" text:visited-style-name="Visited_20_Internet_20_Link">
&gt;
 #Paris </text:a>
 en&gt;
 solidarité. <text:a xlink:type="simple" xlink:href="https://twitter.com/hashtag/Paris5" text:style-name="Internet_20_link" text:visited-style-name="Visited_20_Internet_20_Link">
 #Paris5&gt;
 </text:a>
 <text:a xlink:type="simple" xlink:href="https://t.co/aMxgJTS63E" text:style-name="Internet_20_link" text:visited-style-name="Visited_20_Internet_20_Link">
&gt;
 pic.twitter.com/aMxgJTS63E </text:a>
&gt;
&gt;
 — Rachida Dati ن (@datirachida) <text:a xlink:type="simple" xlink:href="https://twitter.com/datirachida/status/1671555434879098881" text:style-name="Internet_20_link" text:visited-style-name="Visited_20_Internet_20_Link">
 June 21, 2023&gt;
 </text:a>
</text:p>

<text:p text:style-name="P4">
Explosion in central Paris injures 16 people  &gt;
  &gt;
  Seven people are in critical condition, nine are in serious condition after&gt;
 an explosion in the fifth arrondissement of Paris, BFM reports. According to&gt;
 prosecutors, the cause of the explosion has not yet been determined.… <text:a xlink:type="simple" xlink:href="https://t.co/pMb7NrIWhG" text:style-name="Internet_20_link" text:visited-style-name="Visited_20_Internet_20_Link">
&gt;
 pic.twitter.com/pMb7NrIWhG </text:a>
&gt;
&gt;
 — Sprinter (@Sprinter99880) <text:a xlink:type="simple" xlink:href="https://twitter.com/Sprinter99880/status/1671564572258336813" text:style-name="Internet_20_link" text:visited-style-name="Visited_20_Internet_20_Link">
 June 21, 2023&gt;
 </text:a>
</text:p>

</text:p>
      <text:p text:style-name="P4">
Відразу після 17:00 за місцевим часом місцеві жителі розповіли про одинвеликий <text:a xlink:type="simple" xlink:href="https://www.ukrinform.ua/tag-vibuh" text:style-name="Internet_20_link" text:visited-style-name="Visited_20_Internet_20_Link">
 вибух </text:a>
 і один менший.</text:p>
      <text:p text:style-name="P4">
</text:p>
      <text:p text:style-name="P4">
Після двох вибухів на місце події оперативно прибули поліція, пожежники ішвидка допомога. Прокурор Парижа заявив, що на даному етапі неможливовизначити причину пожежі.</text:p>
      <text:p text:style-name="P4">
Деякі очевидці повідомляли про величезний шлейф диму, що здіймався надрайоном.</text:p>
      <text:p text:style-name="P4">
"Вибух стався за адресою 277, вулиця Сен-Жак, усередині будівлі, в якійзнаходиться Паризька американська академія, двомовна школа моди і дизайну", -повідомив шеф паризької поліції Лоран Нуньєс.</text:p>
      <text:p text:style-name="P4">
<text:span text:style-name="T4">
Читайте також:</text:span>
 <text:a xlink:type="simple" xlink:href="https://www.ukrinform.ua/rubric-regions/3725734-u-harkovi-cerez-udar-bliskavki-zagorivsa-gazogin.html" text:style-name="Internet_20_link" text:visited-style-name="Visited_20_Internet_20_Link">
 У Харкові через удар блискавки загорівся <text:span text:style-name="T4">
газо</text:span>
 гін</text:a>
</text:p>
      <text:p text:style-name="P4">
Приблизно о 18:45 за місцевим часом поліція повідомила, що пожежа підконтролем і що рятувальні роботи тривають.</text:p>
      <text:p text:style-name="P4">
<text:span text:style-name="T5">
Фото: www.liberation.fr / Twitter / Matthias Benda</text:span>
</text:p>
      <text:p text:style-name="P4">
Source: <text:a xlink:type="simple" xlink:href="https://www.ukrinform.ua/rubric-world/3725982-u-parizi-vibuhnuv-gaz-zagorilisa-kilka-budivel.html" text:style-name="Internet_20_link" text:visited-style-name="Visited_20_Internet_20_Link">
https://www.ukrinform.ua/rubric-world/3725982-u-parizi-vibuhnuv-gaz-zagorilisa-kilka-budivel.html</text:a>
</text:p>
      <!--NEWS-->
      <text:h text:style-name="P10" text:outline-level="1">
<text:span text:style-name="T4">
Біля Канарських островів перекинувся човен з мігрантами - майже 40 загиблих</text:span>
</text:h>
      <text:p text:style-name="P4">
Authors: Ukrinform (Person)</text:p>
      <text:p text:style-name="P4">
Publisher: Укринформ (Organization)</text:p>
      <text:p text:style-name="P4">
Published Time: 2023-06-21T-2:37:00+03:00</text:p>
      <text:p text:style-name="P4">
Modified Time: 2023-06-21T21:37:00+03:00</text:p>
      <text:p text:style-name="P4">
Description: Більш як 30 мігрантів загинули внаслідок перекидання човна, що прямував до іспанських Канарських островів. — Укрінформ.</text:p>
      <text:p text:style-name="P4">
Images: ['<text:a xlink:type="simple" xlink:href="https://static.ukrinform.com/photos/2023_02/thumb_files/630_360_1677494588-697.jpg" text:style-name="Internet_20_link" text:visited-style-name="Visited_20_Internet_20_Link">
630_360_16774...</text:a>
']</text:p>
      <text:p text:style-name="P4">
Tags: ['Мігранти', 'Загибель', 'Човен', 'Канарські острови']</text:p>
      <text:p text:style-name="P4">
Type: Article</text:p>
      <!--METADATA-->
      <text:p text:style-name="P4">
<draw:frame draw:style-name="fr1" draw:name="Image40" text:anchor-type="as-char" svg:width="6.9236in" svg:height="3.956343in" draw:z-index="0">
<draw:image xlink:href="../Images/yкринформ/2023-06-21T-2-37-00-03-00/630_360_1677494588-697.jpg" xlink:type="simple" xlink:show="embed" xlink:actuate="onLoad" draw:mime-type="image/jpeg"/>
</draw:frame>
 Більш як30 мігрантів загинули внаслідок перекидання човна, що прямував до іспанськихКанарських островів.</text:p>
      <text:p text:style-name="P4">
Як передає Укрінформ, про це повідомляє <text:a xlink:type="simple" xlink:href="https://www.reuters.com/world/one-child-dead-24-people-rescued-dinghy-sinks-en-route-spains-canary-islands-2023-06-21/" text:style-name="Internet_20_link" text:visited-style-name="Visited_20_Internet_20_Link">
 Reuters</text:a>
 .</text:p>
      <text:p text:style-name="P4">
За попередніми даними, спочатку на човні перебувало 59 осіб. Голова іспанськоїблагодійної організації Walking Borders Хелена Малено повідомила, що <text:a xlink:type="simple" xlink:href="https://www.ukrinform.ua/tag-zagibel" text:style-name="Internet_20_link" text:visited-style-name="Visited_20_Internet_20_Link">
потонули </text:a>
 39 осіб.</text:p>
      <text:p text:style-name="P4">
"Човен благав про порятунок в іспанських водах більше 12 годин. Серед тих, хтовижив, 24 людини: 22 чоловіки і двоє жінок, яких перевозили на мис Буждур", -повідомив Малено з організації Walking Borders.</text:p>
      <text:p text:style-name="P4">
Водночас рятувальна організація Alarm Phone, яка керує транс'європейськоюмережею, заявила, що зниклими безвісти вважаються 35 осіб.</text:p>
      <text:p text:style-name="P4">
Ані іспанська берегова охорона, ані марокканська влада не підтвердили, скількилюдей перебувало на борту судна і скільки можуть бути зниклими безвісти.</text:p>
      <text:p text:style-name="P4">
<text:span text:style-name="T4">
Читайте також:</text:span>
 <text:a xlink:type="simple" xlink:href="https://www.ukrinform.ua/rubric-world/3724600-u-pakistani-arestuvali-desatoh-pricetnih-do-zagibeli-migrantiv-bila-beregiv-grecii.html" text:style-name="Internet_20_link" text:visited-style-name="Visited_20_Internet_20_Link">
 У Пакистані арештували десятьох причетних до загибелі<text:span text:style-name="T4">
мігрантів</text:span>
 біля берегів Греції </text:a>
</text:p>
      <text:p text:style-name="P4">
Джерело в іспанській береговій охороні повідомило Reuters, що в результатіоперації, проведеної Марокко за 88 миль на південний схід від острова Гран-Канарія, було врятовано 24 людини.</text:p>
      <text:p text:style-name="P4">
"Тіло однієї дитини було знайдено іспанською морською рятувальною службою івідправлено гелікоптером на Гран-Канарію", - додало джерело в іспанськійбереговій охороні. Пізніше друге тіло було знайдено торговим судном NaviosAzure.</text:p>
      <text:p text:style-name="P4">
Як повідомляв <text:a xlink:type="simple" xlink:href="https://www.ukrinform.ua/rubric-world/3725712-poblizu-italijskogo-uzberezza-zatonuv-coven-iz-migrantami.html" text:style-name="Internet_20_link" text:visited-style-name="Visited_20_Internet_20_Link">
 Укрінформ </text:a>
, троє людей вважаються зниклими безвісти після того, як шестиметровий човеніз мігрантами затонув поблизу італійського острова Лампедуза в ніч на 21червня.</text:p>
      <text:p text:style-name="P4">
<text:span text:style-name="T5">
Фото: www.ansa.it</text:span>
</text:p>
      <text:p text:style-name="P4">
Source: <text:a xlink:type="simple" xlink:href="https://www.ukrinform.ua/rubric-world/3726007-bila-kanarskih-ostroviv-perekinuvsa-coven-z-migrantami-majze-40-zagiblih.html" text:style-name="Internet_20_link" text:visited-style-name="Visited_20_Internet_20_Link">
https://www.ukrinform.ua/rubric-world/3726007-bila-kanarskih-ostroviv-perekinuvsa-coven-z-migrantami-majze-40-zagiblih.html</text:a>
</text:p>
      <!--NEWS-->
      <text:h text:style-name="P10" text:outline-level="1">
<text:span text:style-name="T4">
At Kupiansk direction Russian army shelled Fyholivka, Dvorichna, Zapadne, Kyslivka and Berest...</text:span>
</text:h>
      <text:p text:style-name="P4">
Authors: liveuamap (Language: en)</text:p>
      <text:p text:style-name="P4">
Time: 2023-06-21T-3:15:00</text:p>
      <text:p text:style-name="P4">
Location: Kharkiv (Latitude:50.00697 Longtitude:37.69272)</text:p>
      <text:p text:style-name="P4">
Videos: []</text:p>
      <text:p text:style-name="P4">
Images: []</text:p>
      <text:p text:style-name="P4">
Tags: ["Russia"]</text:p>
      <text:p text:style-name="P4">
ID: 22570773</text:p>
      <!--METADATA-->
      <text:p text:style-name="P4">
At Kupiansk direction Russian army shelled Fyholivka, Dvorichna, Zapadne,Kyslivka and Berestove of Kharkiv region. Russian aviation conductedairstrikes at Kolodyazne of Kharkiv region, - General Staff of Armed Forces ofUkraine says in the morning report</text:p>
      <text:p text:style-name="P4">
News Collection Link: <text:a xlink:type="simple" xlink:href="https:\/\/liveuamap.com\/en\/2023\/21-june-at-kupiansk-direction-russian-army-shelled-fyholivka" text:style-name="Internet_20_link" text:visited-style-name="Visited_20_Internet_20_Link">
https:\/\/liveuamap.com\/en\/2023\/21-june-at-kupiansk-direction-russian-army-shelled-fyholivka</text:a>
</text:p>
      <text:p text:style-name="P4">
Source: <text:a xlink:type="simple" xlink:href="https://t.me/lumsrc/5145" text:style-name="Internet_20_link" text:visited-style-name="Visited_20_Internet_20_Link">
https://t.me/lumsrc/5145</text:a>
</text:p>
      <!--NEWS-->
      <text:h text:style-name="P10" text:outline-level="1">
<text:span text:style-name="T4">
Іспанія відправить NASAMS для захисту саміту НАТО у Вільнюсі — ЗМІ</text:span>
</text:h>
      <text:p text:style-name="P4">
Authors: Ukrinform (Person)</text:p>
      <text:p text:style-name="P4">
Publisher: Укринформ (Organization)</text:p>
      <text:p text:style-name="P4">
Published Time: 2023-06-21T-3:26:00+03:00</text:p>
      <text:p text:style-name="P4">
Modified Time: 2023-06-21T21:26:00+03:00</text:p>
      <text:p text:style-name="P4">
Description: Іспанія перекине у Литву для захисту повітряного простору під час саміту НАТО у Вільнюсі зенітно-ракетний комплекс NASAMS з військової бази Ліелварде, що у сусідній Латвії. — Укрінформ.</text:p>
      <text:p text:style-name="P4">
Images: ['<text:a xlink:type="simple" xlink:href="https://static.ukrinform.com/photos/2022_07/thumb_files/630_360_1656707784-123.jpg" text:style-name="Internet_20_link" text:visited-style-name="Visited_20_Internet_20_Link">
630_360_16567...</text:a>
']</text:p>
      <text:p text:style-name="P4">
Tags: ['Іспанія', 'Латвія', 'Литва', 'НАТО', 'Саміт НАТО', 'NASAMS']</text:p>
      <text:p text:style-name="P4">
Type: Article</text:p>
      <!--METADATA-->
      <text:p text:style-name="P4">
<draw:frame draw:style-name="fr1" draw:name="Image41" text:anchor-type="as-char" svg:width="6.9236in" svg:height="3.956343in" draw:z-index="0">
<draw:image xlink:href="../Images/yкринформ/2023-06-21T-3-26-00-03-00/630_360_1656707784-123.jpg" xlink:type="simple" xlink:show="embed" xlink:actuate="onLoad" draw:mime-type="image/jpeg"/>
</draw:frame>
 Іспаніяперекине у Литву для захисту повітряного простору під час саміту НАТО уВільнюсі зенітно-ракетний комплекс NASAMS з військової бази Ліелварде, що усусідній Латвії.</text:p>
      <text:p text:style-name="P4">
Про це повідомляє <text:a xlink:type="simple" xlink:href="https://www.abc.es/internacional/espana-enviara-misiles-antiaereos-nasams-proteger-cumbre-20230620195913-nt.html" text:style-name="Internet_20_link" text:visited-style-name="Visited_20_Internet_20_Link">
 ABC </text:a>
, передає Укрінформ.</text:p>
      <text:p text:style-name="P4">
Зазначається, що разом з батареєю NASAMS з Латвії до Литви також вирушатьблизько 85 іспанських військовослужбовців.</text:p>
      <text:p text:style-name="P4">
<text:span text:style-name="T4">
Читайте також:</text:span>
 <text:a xlink:type="simple" xlink:href="https://www.ukrinform.ua/rubric-world/3725685-britanski-vinisuvaci-perehopili-tri-litaki-rf-bila-povitranogo-prostoru-nato.html" text:style-name="Internet_20_link" text:visited-style-name="Visited_20_Internet_20_Link">
 <text:span text:style-name="T4">
Британські</text:span>
 <text:span text:style-name="T4">
винищувачі</text:span>
 <text:span text:style-name="T4">
перехопили</text:span>
 <text:span text:style-name="T4">
три</text:span>
<text:span text:style-name="T4">
літаки</text:span>
 РФ <text:span text:style-name="T4">
біля</text:span>
 <text:span text:style-name="T4">
повітряного</text:span>
 <text:span text:style-name="T4">
простору</text:span>
 <text:span text:style-name="T4">
НАТО</text:span>
</text:a>
</text:p>
      <text:p text:style-name="P4">
"Цей внесок в оборону Вільнюського саміту <text:a xlink:type="simple" xlink:href="https://www.ukrinform.ua/tag-nato" text:style-name="Internet_20_link" text:visited-style-name="Visited_20_Internet_20_Link">
 НАТО</text:a>
 засвідчує нашу надійність, сумісність зіншими системами НАТО та відданість Атлантичному альянсу", – зазначилижурналістам джерела у військових колах Іспанії.</text:p>
      <text:p text:style-name="P4">
Як повідомлялося, 11-12 липня у Вільнюсі відбудеться саміт НАТО.</text:p>
      <text:p text:style-name="P4">
Source: <text:a xlink:type="simple" xlink:href="https://www.ukrinform.ua/rubric-world/3725715-ispania-vidpravit-nasams-dla-zahistu-samitu-nato-u-vilnusi-zmi.html" text:style-name="Internet_20_link" text:visited-style-name="Visited_20_Internet_20_Link">
https://www.ukrinform.ua/rubric-world/3725715-ispania-vidpravit-nasams-dla-zahistu-samitu-nato-u-vilnusi-zmi.html</text:a>
</text:p>
      <!--NEWS-->
      <text:h text:style-name="P10" text:outline-level="1">
<text:span text:style-name="T4">
На Херсонщині оголосили підозру одразу 19 колаборантам</text:span>
</text:h>
      <text:p text:style-name="P4">
Authors: Ukrinform (Person)</text:p>
      <text:p text:style-name="P4">
Publisher: Укринформ (Organization)</text:p>
      <text:p text:style-name="P4">
Published Time: 2023-06-21T-4:22:13+03:00</text:p>
      <text:p text:style-name="P4">
Modified Time: 2023-06-21T21:22:13+03:00</text:p>
      <text:p text:style-name="P4">
Description: СБУ оголосило підозру у колабораційній діяльності одразу дев’ятнадцятьом херсонцям, які працювали в «експертно-криміналістичному центрі» на загарбників. — Укрінформ.</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Підозра', 'СБУ', 'Колаборант']</text:p>
      <text:p text:style-name="P4">
Type: Article</text:p>
      <!--METADATA-->
      <text:p text:style-name="P4">
<draw:frame draw:style-name="fr1" draw:name="Image42" text:anchor-type="as-char" svg:width="6.9236in" svg:height="3.956343in" draw:z-index="0">
<draw:image xlink:href="../Images/yкринформ/2023-06-21T-4-22-13-03-00/630_360_1682879203-914.jpg" xlink:type="simple" xlink:show="embed" xlink:actuate="onLoad" draw:mime-type="image/jpeg"/>
</draw:frame>
 СБУоголосило підозру у колабораційній діяльності одразу дев’ятнадцятьомхерсонцям, які працювали в «експертно-криміналістичному центрі» назагарбників.</text:p>
      <text:p text:style-name="P4">
Про це повідомила <text:a xlink:type="simple" xlink:href="https://t.me/khersonskaODA/7258" text:style-name="Internet_20_link" text:visited-style-name="Visited_20_Internet_20_Link">
 Телеграмі </text:a>
 ХерсонськаОВА, передає Укрінформ.</text:p>
      <text:p text:style-name="P4">
Як повідомляється, усі підозрювані обіймали посади у незаконно створеномуокупаційною владою органі «экспертно - криминалистический центр ГУ МВД <text:a xlink:type="simple" xlink:href="https://www.ukrinform.ua/tag-hersonsina" text:style-name="Internet_20_link" text:visited-style-name="Visited_20_Internet_20_Link">
Херсонской области </text:a>
 ».</text:p>
      <text:p text:style-name="P4">
«Зловмисники не тільки виконували покладені на них ворогом обов’язки«експертів» різних криміналістичних напрямків досліджень, а й реалізовувалиплани та розпорядження окупаційної влади», - йдеться в повідомленні.</text:p>
      <text:p text:style-name="P4">
Наразі усі підозрювані переховуються на тимчасово окупованій території півдняУкраїни.</text:p>
      <text:p text:style-name="P4">
<text:span text:style-name="T4">
Читайте також:</text:span>
 <text:a xlink:type="simple" xlink:href="https://www.ukrinform.ua/rubric-society/3719053-sbu-ogolosila-pidozru-se-simom-kolaborantam-sered-akih-soratnica-aksonova.html" text:style-name="Internet_20_link" text:visited-style-name="Visited_20_Internet_20_Link">
 СБУ оголосила підозру ще сімом колаборантам, серед якихсоратниця Аксьонова </text:a>
</text:p>
      <text:p text:style-name="P4">
Зазначається, що за вчинене кожному з них загрожує до 15 років позбавленняволі з конфіскацією майна.</text:p>
      <text:p text:style-name="P4">
Раніше повідомлялося, що мешканцям Луганщини, які очолювали організованізагарбниками «держустанови», повідомлено про підозру. Також медика з Одесизасуджено до 11 років позбавлення волі за пособництво агресору.</text:p>
      <text:p text:style-name="P4">
Source: <text:a xlink:type="simple" xlink:href="https://www.ukrinform.ua/rubric-regions/3726006-na-hersonsini-ogolosili-pidozru-odrazu-19-kolaborantam.html" text:style-name="Internet_20_link" text:visited-style-name="Visited_20_Internet_20_Link">
https://www.ukrinform.ua/rubric-regions/3726006-na-hersonsini-ogolosili-pidozru-odrazu-19-kolaborantam.html</text:a>
</text:p>
      <!--NEWS-->
      <text:h text:style-name="P10" text:outline-level="1">
<text:span text:style-name="T4">
В Україні завтра прогнозують до +29°, у більшості областей - дощі та грози</text:span>
</text:h>
      <text:p text:style-name="P4">
Authors: Ukrinform (Person)</text:p>
      <text:p text:style-name="P4">
Publisher: Укринформ (Organization)</text:p>
      <text:p text:style-name="P4">
Published Time: 2023-06-21T-5:12:00+03:00</text:p>
      <text:p text:style-name="P4">
Modified Time: 2023-06-21T21:12:00+03:00</text:p>
      <text:p text:style-name="P4">
Description: У середу, 21 червня, короткочасні дощі та грози очікуються майже на всій території України, крім більшості західних та північних областей, — Укрінформ.</text:p>
      <text:p text:style-name="P4">
Images: ['<text:a xlink:type="simple" xlink:href="https://static.ukrinform.com/photos/2020_07/thumb_files/630_360_1594100962-521.jpg" text:style-name="Internet_20_link" text:visited-style-name="Visited_20_Internet_20_Link">
630_360_15941...</text:a>
']</text:p>
      <text:p text:style-name="P4">
Tags: ['Дощ', 'Гроза', 'Погода', 'Спека']</text:p>
      <text:p text:style-name="P4">
Type: Article</text:p>
      <!--METADATA-->
      <text:p text:style-name="P4">
<draw:frame draw:style-name="fr1" draw:name="Image43" text:anchor-type="as-char" svg:width="6.9236in" svg:height="3.956343in" draw:z-index="0">
<draw:image xlink:href="../Images/yкринформ/2023-06-21T-5-12-00-03-00/630_360_1594100962-521.jpg" xlink:type="simple" xlink:show="embed" xlink:actuate="onLoad" draw:mime-type="image/jpeg"/>
</draw:frame>
 У середу,21 червня, короткочасні дощі та грози очікуються майже на всій територіїУкраїни, крім більшості західних та північних областей,</text:p>
      <text:p text:style-name="P4">
Про це Укрінформу повідомили в Українському гідрометцентрі.</text:p>
      <text:p text:style-name="P4">
У західних областях вночі та вранці місцями туман. Вітер переважно північно-західний, 5-10 м/с.</text:p>
      <text:p text:style-name="P4">
Температура вночі 14-19°, на заході країни 10-15°; вдень 24-29°; в Карпатахвночі 8-13°, вдень 17-22°.</text:p>
      <text:p text:style-name="P4">
У Києві та Київській області 21 червня мінлива хмарність, вночі короткочасний<text:a xlink:type="simple" xlink:href="https://www.ukrinform.ua/tag-dos" text:style-name="Internet_20_link" text:visited-style-name="Visited_20_Internet_20_Link">
 дощ </text:a>
 , удень без опадів. Температура устолиці вночі 16-18°, вдень 26-28°; по області вночі 14-19°, вдень 24-29°.</text:p>
      <text:p text:style-name="P4">
В наступні два дні в Україні збережеться суха погода, лише вдень у західних,23 червня і в північних областях місцями короткочасні дощі, грози.</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text:span text:style-name="T4">
літо</text:span>
 у Європі було найтеплішим в історії -кліматологи </text:a>
</text:p>
      <text:p text:style-name="P4">
Температура вночі 14-19°, на узбережжі морів до 23° (на сході країни 11-16°);вдень 25-30°, у південних та центральних областях до 33°, у східних, 22 червняі у західних областях 22-27°.</text:p>
      <text:p text:style-name="P4">
У столичному регіоні 22-23 червня без опадів, лише вдень 23 червня місцямикороткочасний дощ, гроза. Температура в Києві уночі 17-19°, вдень 28-30°; пообласті вночі 14-19°, вдень 25-30°.</text:p>
      <text:p text:style-name="P4">
Впродовж 24-25 червня синоптики прогнозують в Україні короткочасні дощі,місцями грози, 24 червня у південно-східних областях без опадів.</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Каховський екоцид коштуватиме Україні додатково десяткимільярдів гривень </text:a>
</text:p>
      <text:p text:style-name="P4">
Температура вночі 15-21°, вдень 24-30°, у південних областях 24 червня до 33°;в західних областях вночі 12-17°, вдень 20-25°.</text:p>
      <text:p text:style-name="P4">
У Києві та області 24-25 червня короткочасний дощ, гроза. Температура повітряв столиці вночі 17-19°, вдень 26-28°; по області вночі 15-20°, вдень 24-29°.</text:p>
      <text:p text:style-name="P4">
Source: <text:a xlink:type="simple" xlink:href="https://www.ukrinform.ua/rubric-regions/3725925-v-ukraini-zavtra-prognozuut-do-29-u-bilsosti-oblastej-dosi-ta-grozi.html" text:style-name="Internet_20_link" text:visited-style-name="Visited_20_Internet_20_Link">
https://www.ukrinform.ua/rubric-regions/3725925-v-ukraini-zavtra-prognozuut-do-29-u-bilsosti-oblastej-dosi-ta-grozi.html</text:a>
</text:p>
      <!--NEWS-->
      <text:h text:style-name="P10" text:outline-level="1">
<text:span text:style-name="T4">
At Bakhmut direction Russian army shelled Vasukivka, Orikhovo-Vasylivka, Bohdanivka, Kalynivk...</text:span>
</text:h>
      <text:p text:style-name="P4">
Authors: liveuamap (Language: en)</text:p>
      <text:p text:style-name="P4">
Time: 2023-06-21T-6:16:00</text:p>
      <text:p text:style-name="P4">
Location: Donetsk Oblast (Latitude:48.39525 Longtitude:37.9133)</text:p>
      <text:p text:style-name="P4">
Videos: []</text:p>
      <text:p text:style-name="P4">
Images: []</text:p>
      <text:p text:style-name="P4">
Tags: ["Russia"]</text:p>
      <text:p text:style-name="P4">
ID: 22570771</text:p>
      <!--METADATA-->
      <text:p text:style-name="P4">
At Bakhmut direction Russian army shelled Vasukivka, Orikhovo-Vasylivka,Bohdanivka, Kalynivka, Chasiv Yar, Ivanivske, Ozaryanivka, Bila Hora,Kostyantynivka, Druzhba and Pivnichne of Donetsk region. Russian aviationconducted airstrikes at Khromove and Bila Hora, - General Staff of ArmedForces of Ukraine says in the morning report</text:p>
      <text:p text:style-name="P4">
News Collection Link: <text:a xlink:type="simple" xlink:href="https:\/\/liveuamap.com\/en\/2023\/21-june-at-bakhmut-direction-russian-army-shelled-vasukivka" text:style-name="Internet_20_link" text:visited-style-name="Visited_20_Internet_20_Link">
https:\/\/liveuamap.com\/en\/2023\/21-june-at-bakhmut-direction-russian-army-shelled-vasukivka</text:a>
</text:p>
      <text:p text:style-name="P4">
Source: <text:a xlink:type="simple" xlink:href="https://t.me/lumsrc/5147" text:style-name="Internet_20_link" text:visited-style-name="Visited_20_Internet_20_Link">
https://t.me/lumsrc/5147</text:a>
</text:p>
      <!--NEWS-->
      <text:h text:style-name="P10" text:outline-level="1">
<text:span text:style-name="T4">
Австрія зробить цінний внесок у розмінування України - Кулеба</text:span>
</text:h>
      <text:p text:style-name="P4">
Authors: Ukrinform (Person)</text:p>
      <text:p text:style-name="P4">
Publisher: Укринформ (Organization)</text:p>
      <text:p text:style-name="P4">
Published Time: 2023-06-21T-7:10:00+03:00</text:p>
      <text:p text:style-name="P4">
Modified Time: 2023-06-21T20:10:00+03:00</text:p>
      <text:p text:style-name="P4">
Description: Міністр закордонних справ України Дмитро Кулеба за підсумками переговорів у Лондоні з австрійським колегою Александром Шалленбергом заявив, що Австрія зробить цінний внесок у розмінування замінованих російськими військами українських територій. — Укрінформ.</text:p>
      <text:p text:style-name="P4">
Images: ['<text:a xlink:type="simple" xlink:href="https://static.ukrinform.com/photos/2023_06/thumb_files/630_360_1687367637-553.jpg" text:style-name="Internet_20_link" text:visited-style-name="Visited_20_Internet_20_Link">
630_360_16873...</text:a>
']</text:p>
      <text:p text:style-name="P4">
Tags: ['Австрія', 'Дмитро Кулеба', 'Розмінування', 'Конференція з відбудови у Лондоні']</text:p>
      <text:p text:style-name="P4">
Type: Article</text:p>
      <!--METADATA-->
      <text:p text:style-name="P4">
<draw:frame draw:style-name="fr1" draw:name="Image44" text:anchor-type="as-char" svg:width="6.9236in" svg:height="3.956343in" draw:z-index="0">
<draw:image xlink:href="../Images/yкринформ/2023-06-21T-7-10-00-03-00/630_360_1687367637-553.jpg" xlink:type="simple" xlink:show="embed" xlink:actuate="onLoad" draw:mime-type="image/jpeg"/>
</draw:frame>
 Міністрзакордонних справ України Дмитро Кулеба за підсумками переговорів у Лондоні завстрійським колегою Александром Шалленбергом заявив, що Австрія зробитьцінний внесок у розмінування замінованих російськими військами українськихтериторій.</text:p>
      <text:p text:style-name="P4">
Про це повідомило Міністерство закордонних справ України в <text:a xlink:type="simple" xlink:href="https://t.me/Ukraine_MFA/1832" text:style-name="Internet_20_link" text:visited-style-name="Visited_20_Internet_20_Link">
 Телеграмі</text:a>
 , передає Укрінформ.</text:p>
      <text:p text:style-name="P4">
« <text:a xlink:type="simple" xlink:href="https://www.ukrinform.ua/tag-avstria" text:style-name="Internet_20_link" text:visited-style-name="Visited_20_Internet_20_Link">
 Австрія </text:a>
 зробить цінний внесок урозмінування. На переговорах у Лондоні міністри Дмитро Кулеба та АлександерШалленберг обговорили економічну співпрацю, торгівлю, страхування тазбільшення гуманітарної підтримки», - зазначається в дописі.</text:p>
      <text:p text:style-name="P4">
Раніше глава української дипломатії провів у Лондоні перемовини з главами МЗСФранції і Данії.</text:p>
      <text:p text:style-name="P4">
<text:span text:style-name="T4">
Читайте також:</text:span>
 <text:a xlink:type="simple" xlink:href="https://www.ukrinform.ua/rubric-society/3725502-avstria-vidilit-se-18-miljoniv-dla-dopomogi-ukraincam.html" text:style-name="Internet_20_link" text:visited-style-name="Visited_20_Internet_20_Link">
 <text:span text:style-name="T4">
Австрія</text:span>
 виділить ще €18 мільйонів для допомогиукраїнцям </text:a>
</text:p>
      <text:p text:style-name="P4">
Як повідомляв Укрінформ, у Лондоні 21-22 червня проходить міжнароднаконференція з відбудови України (Ukraine Recovery Conference). Захід єпродовженням щорічних конференцій щодо реформ в Україні, які відбувалися з2017 року.</text:p>
      <text:p text:style-name="P4">
<text:span text:style-name="T5">
Фото: МЗС України</text:span>
</text:p>
      <text:p text:style-name="P4">
Source: <text:a xlink:type="simple" xlink:href="https://www.ukrinform.ua/rubric-society/3725984-avstria-zrobit-cinnij-vnesok-u-rozminuvanna-ukraini-kuleba.html" text:style-name="Internet_20_link" text:visited-style-name="Visited_20_Internet_20_Link">
https://www.ukrinform.ua/rubric-society/3725984-avstria-zrobit-cinnij-vnesok-u-rozminuvanna-ukraini-kuleba.html</text:a>
</text:p>
      <!--NEWS-->
      <text:h text:style-name="P10" text:outline-level="1">
<text:span text:style-name="T4">
At Avdiyivka direction Russian army shelled Pervomayske and Nevelske of Donetsk region. Russi...</text:span>
</text:h>
      <text:p text:style-name="P4">
Authors: liveuamap (Language: en)</text:p>
      <text:p text:style-name="P4">
Time: 2023-06-21T-8:16:00</text:p>
      <text:p text:style-name="P4">
Location: Donetsk Oblast (Latitude:48.06156 Longtitude:37.56964)</text:p>
      <text:p text:style-name="P4">
Videos: []</text:p>
      <text:p text:style-name="P4">
Images: []</text:p>
      <text:p text:style-name="P4">
Tags: ["Russia"]</text:p>
      <text:p text:style-name="P4">
ID: 22570763</text:p>
      <!--METADATA-->
      <text:p text:style-name="P4">
At Avdiyivka direction Russian army shelled Pervomayske and Nevelske ofDonetsk region. Russian aviation conducted airstrikes at Avdiyivka andSyeverne, - General Staff of Armed Forces of Ukraine says in the morningreport</text:p>
      <text:p text:style-name="P4">
News Collection Link: <text:a xlink:type="simple" xlink:href="https:\/\/liveuamap.com\/en\/2023\/21-june-at-avdiyivka-direction-russian-army-shelled-pervomayske" text:style-name="Internet_20_link" text:visited-style-name="Visited_20_Internet_20_Link">
https:\/\/liveuamap.com\/en\/2023\/21-june-at-avdiyivka-direction-russian-army-shelled-pervomayske</text:a>
</text:p>
      <text:p text:style-name="P4">
Source: <text:a xlink:type="simple" xlink:href="https://t.me/lumsrc/5148" text:style-name="Internet_20_link" text:visited-style-name="Visited_20_Internet_20_Link">
https://t.me/lumsrc/5148</text:a>
</text:p>
      <!--NEWS-->
      <text:h text:style-name="P10" text:outline-level="1">
<text:span text:style-name="T4">
6 Shahed drones were shot down overnight</text:span>
</text:h>
      <text:p text:style-name="P4">
Authors: liveuamap (Language: en)</text:p>
      <text:p text:style-name="P4">
Time: 2023-06-21T01:28:25</text:p>
      <text:p text:style-name="P4">
Location: Khmelnitsky (Latitude:49.48262 Longtitude:27.04182)</text:p>
      <text:p text:style-name="P4">
Videos: []</text:p>
      <text:p text:style-name="P4">
Images: ["<text:a xlink:type="simple" xlink:href="https://liveuamap.com/pics/2023/06/21/22570677_0.jpg" text:style-name="Internet_20_link" text:visited-style-name="Visited_20_Internet_20_Link">
22570677_0.jpg</text:a>
"]</text:p>
      <text:p text:style-name="P4">
Tags: []</text:p>
      <text:p text:style-name="P4">
ID: 22570677</text:p>
      <!--METADATA-->
      <text:p text:style-name="P4">
6 Shahed drones were shot down overnight</text:p>
      <text:p text:style-name="P4">
<draw:frame draw:style-name="fr1" draw:name="Image45" text:anchor-type="as-char" svg:width="6.9236in" svg:height="6.9236in" draw:z-index="0">
<draw:image xlink:href="../Images/liveuamap/2023-06-21T01-28-25/22570677_0.jpg" xlink:type="simple" xlink:show="embed" xlink:actuate="onLoad" draw:mime-type="image/jpeg"/>
</draw:frame>
</text:p>
      <text:p text:style-name="P4">
News Collection Link: <text:a xlink:type="simple" xlink:href="https:\/\/liveuamap.com\/en\/2023\/21-june-6-shahed-drones-were-shot-down-overnight-" text:style-name="Internet_20_link" text:visited-style-name="Visited_20_Internet_20_Link">
https:\/\/liveuamap.com\/en\/2023\/21-june-6-shahed-drones-were-shot-down-overnight-</text:a>
</text:p>
      <text:p text:style-name="P4">
Source: <text:a xlink:type="simple" xlink:href="https://t.me/kpszsu/2712" text:style-name="Internet_20_link" text:visited-style-name="Visited_20_Internet_20_Link">
https://t.me/kpszsu/2712</text:a>
</text:p>
      <!--NEWS-->
      <text:h text:style-name="P10" text:outline-level="1">
<text:span text:style-name="T4">
The Defense Forces of Ukraine continue to conduct an offensive operation in the Melitopol and...</text:span>
</text:h>
      <text:p text:style-name="P4">
Authors: liveuamap (Language: en)</text:p>
      <text:p text:style-name="P4">
Time: 2023-06-21T03:14:05</text:p>
      <text:p text:style-name="P4">
Location: Bilohorivka (Latitude:48.96083 Longtitude:38.27053)</text:p>
      <text:p text:style-name="P4">
Videos: []</text:p>
      <text:p text:style-name="P4">
Images: []</text:p>
      <text:p text:style-name="P4">
Tags: ["Russia"]</text:p>
      <text:p text:style-name="P4">
ID: 22570753</text:p>
      <!--METADATA-->
      <text:p text:style-name="P4">
The Defense Forces of Ukraine continue to conduct an offensive operation inthe Melitopol and Berdyansk directions at Novodanilivka - Robotyne, MalaTokmachka - Verbove, Vilne Pole - Makarivka. They are also restraining theadvance of Russian troops in the Lyman and Bakhmut directions. Heavy fightingcontinues at the Lyman direction, in the areas of Yampolivka and SerebryanskeForestry. Offensive actions were carried out in the direction of Bilohorivka -Shipylivka</text:p>
      <text:p text:style-name="P4">
News Collection Link: <text:a xlink:type="simple" xlink:href="https:\/\/liveuamap.com\/en\/2023\/21-june-the-defense-forces-of-ukraine-continue-to-conduct" text:style-name="Internet_20_link" text:visited-style-name="Visited_20_Internet_20_Link">
https:\/\/liveuamap.com\/en\/2023\/21-june-the-defense-forces-of-ukraine-continue-to-conduct</text:a>
</text:p>
      <text:p text:style-name="P4">
Source: <text:a xlink:type="simple" xlink:href="https://t.me/info_zp/38751" text:style-name="Internet_20_link" text:visited-style-name="Visited_20_Internet_20_Link">
https://t.me/info_zp/38751</text:a>
</text:p>
      <!--NEWS-->
      <text:h text:style-name="P10" text:outline-level="1">
<text:span text:style-name="T4">
The railway was damaged by an explosion near Feodosia in the occupied Crimea, the occupation ...</text:span>
</text:h>
      <text:p text:style-name="P4">
Authors: liveuamap (Language: en)</text:p>
      <text:p text:style-name="P4">
Time: 2023-06-21T03:35:00</text:p>
      <text:p text:style-name="P4">
Location: Crimea (Latitude:45.17692 Longtitude:35.35699)</text:p>
      <text:p text:style-name="P4">
Videos: []</text:p>
      <text:p text:style-name="P4">
Images: []</text:p>
      <text:p text:style-name="P4">
Tags: ["Europe", "Central and Eastern Europe"]</text:p>
      <text:p text:style-name="P4">
ID: 22570758</text:p>
      <!--METADATA-->
      <text:p text:style-name="P4">
The railway was damaged by an explosion near Feodosia in the occupied Crimea,the occupation authorities promise to restore traffic in two hours</text:p>
      <text:p text:style-name="P4">
News Collection Link: <text:a xlink:type="simple" xlink:href="https:\/\/liveuamap.com\/en\/2023\/21-june-the-railway-was-damaged-by-an-explosion-near-feodosia" text:style-name="Internet_20_link" text:visited-style-name="Visited_20_Internet_20_Link">
https:\/\/liveuamap.com\/en\/2023\/21-june-the-railway-was-damaged-by-an-explosion-near-feodosia</text:a>
</text:p>
      <text:p text:style-name="P4">
Source: <text:a xlink:type="simple" xlink:href="https://t.me/tass_agency/197314" text:style-name="Internet_20_link" text:visited-style-name="Visited_20_Internet_20_Link">
https://t.me/tass_agency/197314</text:a>
</text:p>
      <!--NEWS-->
      <text:h text:style-name="P10" text:outline-level="1">
<text:span text:style-name="T4">
Blackouts in several districts in Kyiv due in malfunction of power grid</text:span>
</text:h>
      <text:p text:style-name="P4">
Authors: liveuamap (Language: en)</text:p>
      <text:p text:style-name="P4">
Time: 2023-06-21T03:50:51</text:p>
      <text:p text:style-name="P4">
Location: Kyiv, Kyiv city (Latitude:50.46734 Longtitude:30.51144)</text:p>
      <text:p text:style-name="P4">
Videos: []</text:p>
      <text:p text:style-name="P4">
Images: []</text:p>
      <text:p text:style-name="P4">
Tags: ["Energy", "Central and Eastern Europe"]</text:p>
      <text:p text:style-name="P4">
ID: 22570756</text:p>
      <!--METADATA-->
      <text:p text:style-name="P4">
Blackouts in several districts in Kyiv due in malfunction of power grid</text:p>
      <text:p text:style-name="P4">
News Collection Link: <text:a xlink:type="simple" xlink:href="https:\/\/liveuamap.com\/en\/2023\/21-june-blackouts-in-several-districts-in-kyiv-due-in-malfunction" text:style-name="Internet_20_link" text:visited-style-name="Visited_20_Internet_20_Link">
https:\/\/liveuamap.com\/en\/2023\/21-june-blackouts-in-several-districts-in-kyiv-due-in-malfunction</text:a>
</text:p>
      <text:p text:style-name="P4">
Source: <text:a xlink:type="simple" xlink:href="https://t.me/kyivoperativ/125044" text:style-name="Internet_20_link" text:visited-style-name="Visited_20_Internet_20_Link">
https://t.me/kyivoperativ/125044</text:a>
</text:p>
      <!--NEWS-->
      <text:h text:style-name="P10" text:outline-level="1">
<text:span text:style-name="T4">
Security Service of Ukraine detained an FSB agent who was preparing new attacks by the Russia...</text:span>
</text:h>
      <text:p text:style-name="P4">
Authors: liveuamap (Language: en)</text:p>
      <text:p text:style-name="P4">
Time: 2023-06-21T04:01:00</text:p>
      <text:p text:style-name="P4">
Location: Poltava (Latitude:49.58715 Longtitude:34.552)</text:p>
      <text:p text:style-name="P4">
Videos: []</text:p>
      <text:p text:style-name="P4">
Images: []</text:p>
      <text:p text:style-name="P4">
Tags: ["Energy", "Central and Eastern Europe"]</text:p>
      <text:p text:style-name="P4">
ID: 22570807</text:p>
      <!--METADATA-->
      <text:p text:style-name="P4">
Security Service of Ukraine detained an FSB agent who was preparing newattacks by the Russian Federation on electric substations in 5 regions ofUkraine</text:p>
      <text:p text:style-name="P4">
News Collection Link: <text:a xlink:type="simple" xlink:href="https:\/\/liveuamap.com\/en\/2023\/21-june-security-service-of-ukraine-detained-an-fsb-agent" text:style-name="Internet_20_link" text:visited-style-name="Visited_20_Internet_20_Link">
https:\/\/liveuamap.com\/en\/2023\/21-june-security-service-of-ukraine-detained-an-fsb-agent</text:a>
</text:p>
      <text:p text:style-name="P4">
Source: <text:a xlink:type="simple" xlink:href="https://twitter.com/ServiceSsu/status/1671413074962665473" text:style-name="Internet_20_link" text:visited-style-name="Visited_20_Internet_20_Link">
https://twitter.com/ServiceSsu/status/1671413074962665473</text:a>
</text:p>
      <!--NEWS-->
      <text:h text:style-name="P10" text:outline-level="1">
<text:span text:style-name="T4">
At Sivershchyna and Slobozhanschyna directions Russian army shelled Halahanivka, Karpovychi o...</text:span>
</text:h>
      <text:p text:style-name="P4">
Authors: liveuamap (Language: en)</text:p>
      <text:p text:style-name="P4">
Time: 2023-06-21T04:15:00</text:p>
      <text:p text:style-name="P4">
Location: Kharkiv (Latitude:50.32618 Longtitude:36.19034)</text:p>
      <text:p text:style-name="P4">
Videos: []</text:p>
      <text:p text:style-name="P4">
Images: []</text:p>
      <text:p text:style-name="P4">
Tags: ["Russia"]</text:p>
      <text:p text:style-name="P4">
ID: 22570774</text:p>
      <!--METADATA-->
      <text:p text:style-name="P4">
At Sivershchyna and Slobozhanschyna directions Russian army shelledHalahanivka, Karpovychi of Chernihiv region; Kindrativka, Brusky, Basivka,Loknya, Myropilske, Yunakivka, Bachivsk, Stepne of Sumy region, also Ivashky,Rozhkovychi, Huryiv Kozachok, Udy, Maryino, Vysoka Yaruha, Morokhovets,Ternova, Hatysche, Vovchansk, Budarky, Ustynivka, Chuhunivka, Ambarne,Hryhorivka of Kharkiv region. Russian aviation conducted airstrikes atYanzhulivka and Leonivka of Chernihiv region and Kozacha Lopan of Kharkivregion, - General Staff of Armed Forces of Ukraine says in the morning report</text:p>
      <text:p text:style-name="P4">
News Collection Link: <text:a xlink:type="simple" xlink:href="https:\/\/liveuamap.com\/en\/2023\/21-june-at-sivershchyna-and-slobozhanschyna-directions-russian" text:style-name="Internet_20_link" text:visited-style-name="Visited_20_Internet_20_Link">
https:\/\/liveuamap.com\/en\/2023\/21-june-at-sivershchyna-and-slobozhanschyna-directions-russian</text:a>
</text:p>
      <text:p text:style-name="P4">
Source: <text:a xlink:type="simple" xlink:href="https://t.me/lumsrc/5144" text:style-name="Internet_20_link" text:visited-style-name="Visited_20_Internet_20_Link">
https://t.me/lumsrc/5144</text:a>
</text:p>
      <!--NEWS-->
      <text:h text:style-name="P10" text:outline-level="1">
<text:span text:style-name="T4">
At Lyman direction Russian army shelled Stelmakhivka, Nevske, Bilohorivka of Luhansk region a...</text:span>
</text:h>
      <text:p text:style-name="P4">
Authors: liveuamap (Language: en)</text:p>
      <text:p text:style-name="P4">
Time: 2023-06-21T04:16:00</text:p>
      <text:p text:style-name="P4">
Location: Donetsk (Latitude:48.75291 Longtitude:38.07844)</text:p>
      <text:p text:style-name="P4">
Videos: []</text:p>
      <text:p text:style-name="P4">
Images: []</text:p>
      <text:p text:style-name="P4">
Tags: ["Russia"]</text:p>
      <text:p text:style-name="P4">
ID: 22570772</text:p>
      <!--METADATA-->
      <text:p text:style-name="P4">
At Lyman direction Russian army shelled Stelmakhivka, Nevske, Bilohorivka ofLuhansk region and Torske, Serebryanka, Verkhnokamyanske, Spirne, Rozdolivkaof Donetsk region, - General Staff of Armed Forces of Ukraine says in themorning report</text:p>
      <text:p text:style-name="P4">
News Collection Link: <text:a xlink:type="simple" xlink:href="https:\/\/liveuamap.com\/en\/2023\/21-june-at-lyman-direction-russian-army-shelled-stelmakhivka" text:style-name="Internet_20_link" text:visited-style-name="Visited_20_Internet_20_Link">
https:\/\/liveuamap.com\/en\/2023\/21-june-at-lyman-direction-russian-army-shelled-stelmakhivka</text:a>
</text:p>
      <text:p text:style-name="P4">
Source: <text:a xlink:type="simple" xlink:href="https://t.me/lumsrc/5146" text:style-name="Internet_20_link" text:visited-style-name="Visited_20_Internet_20_Link">
https://t.me/lumsrc/5146</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1T04:20:03</text:p>
      <text:p text:style-name="P4">
Location: Donetsk (Latitude:47.85003 Longtitude:37.51402)</text:p>
      <text:p text:style-name="P4">
Videos: []</text:p>
      <text:p text:style-name="P4">
Images: []</text:p>
      <text:p text:style-name="P4">
Tags: ["Russia"]</text:p>
      <text:p text:style-name="P4">
ID: 22570759</text:p>
      <!--METADATA-->
      <text:p text:style-name="P4">
Russian forces conducting offensive actions in Donetsk and Luhansk regions.Ukrainian military had 40 combat engagements with Russian forces near Kreminna- Yampolivka, Orikhovo-Vasylivka of Donetsk region, Avdiyivka,Novomykhaylivka, - General Staff of Armed Forces of Ukraine says in themorning report</text:p>
      <text:p text:style-name="P4">
News Collection Link: <text:a xlink:type="simple" xlink:href="https:\/\/liveuamap.com\/en\/2023\/21-june-russian-forces-conducting-offensive-actions-in-donetsk" text:style-name="Internet_20_link" text:visited-style-name="Visited_20_Internet_20_Link">
https:\/\/liveuamap.com\/en\/2023\/21-june-russian-forces-conducting-offensive-actions-in-donetsk</text:a>
</text:p>
      <text:p text:style-name="P4">
Source: <text:a xlink:type="simple" xlink:href="https://t.me/lumsrc/5152" text:style-name="Internet_20_link" text:visited-style-name="Visited_20_Internet_20_Link">
https://t.me/lumsrc/5152</text:a>
</text:p>
      <!--NEWS-->
      <text:h text:style-name="P10" text:outline-level="1">
<text:span text:style-name="T4">
Blinken: We will support the repair of damaged power grids in Ukraine</text:span>
</text:h>
      <text:p text:style-name="P4">
Authors: liveuamap (Language: en)</text:p>
      <text:p text:style-name="P4">
Time: 2023-06-21T04:59:38</text:p>
      <text:p text:style-name="P4">
Location: Washington, District of Columbia (Latitude:38.89457 Longtitude:-77.04853)</text:p>
      <text:p text:style-name="P4">
Videos: []</text:p>
      <text:p text:style-name="P4">
Images: []</text:p>
      <text:p text:style-name="P4">
Tags: ["Energy"]</text:p>
      <text:p text:style-name="P4">
ID: 22570777</text:p>
      <!--METADATA-->
      <text:p text:style-name="P4">
Blinken: We will support the repair of damaged power grids in Ukraine</text:p>
      <text:p text:style-name="P4">
News Collection Link: <text:a xlink:type="simple" xlink:href="https:\/\/liveuamap.com\/en\/2023\/21-june-blinken-we-will-support-the-repair-of-damaged-power" text:style-name="Internet_20_link" text:visited-style-name="Visited_20_Internet_20_Link">
https:\/\/liveuamap.com\/en\/2023\/21-june-blinken-we-will-support-the-repair-of-damaged-power</text:a>
</text:p>
      <text:p text:style-name="P4">
Source: <text:a xlink:type="simple" xlink:href="https://twitter.com/SkyNewsArabia_B/status/1671442399803916296" text:style-name="Internet_20_link" text:visited-style-name="Visited_20_Internet_20_Link">
https://twitter.com/SkyNewsArabia_B/status/1671442399803916296</text:a>
</text:p>
      <!--NEWS-->
      <text:h text:style-name="P10" text:outline-level="1">
<text:span text:style-name="T4">
Blast occurs at Romania's black sea petromidia refinery, emergency response unit says - Reuters</text:span>
</text:h>
      <text:p text:style-name="P4">
Authors: liveuamap (Language: en)</text:p>
      <text:p text:style-name="P4">
Time: 2023-06-21T09:46:00</text:p>
      <text:p text:style-name="P4">
Location: București, Municipiul București (Latitude:44.34328 Longtitude:28.64483)</text:p>
      <text:p text:style-name="P4">
Videos: []</text:p>
      <text:p text:style-name="P4">
Images: []</text:p>
      <text:p text:style-name="P4">
Tags: ["Balkans", "Central and Eastern Europe"]</text:p>
      <text:p text:style-name="P4">
ID: 22570809</text:p>
      <!--METADATA-->
      <text:p text:style-name="P4">
Blast occurs at Romania's black sea petromidia refinery, emergency responseunit says - Reuters</text:p>
      <text:p text:style-name="P4">
News Collection Link: <text:a xlink:type="simple" xlink:href="https:\/\/liveuamap.com\/en\/2023\/21-june-blast-occurs-at-romanias-black-sea-petromidia-refinery" text:style-name="Internet_20_link" text:visited-style-name="Visited_20_Internet_20_Link">
https:\/\/liveuamap.com\/en\/2023\/21-june-blast-occurs-at-romanias-black-sea-petromidia-refinery</text:a>
</text:p>
      <text:p text:style-name="P4">
Source: <text:a xlink:type="simple" xlink:href="https://twitter.com/Faytuks/status/1671499918064730113" text:style-name="Internet_20_link" text:visited-style-name="Visited_20_Internet_20_Link">
https://twitter.com/Faytuks/status/1671499918064730113</text:a>
</text:p>
      <!--NEWS-->
      <text:h text:style-name="P10" text:outline-level="1">
<text:span text:style-name="T4">
Дніпро повертається у русло, в якому він був 70 років тому</text:span>
</text:h>
      <text:p text:style-name="P4">
Authors: Ukrinform (Person)</text:p>
      <text:p text:style-name="P4">
Publisher: Укринформ (Organization)</text:p>
      <text:p text:style-name="P4">
Published Time: 2023-06-21T0:48:00+03:00</text:p>
      <text:p text:style-name="P4">
Modified Time: 2023-06-21T21:48:00+03:00</text:p>
      <text:p text:style-name="P4">
Description: Дніпро практично повертається в своє русло, у якому він був 70 років тому, вода відступила від берегів Каховського водосховища на 1300-1600 метрів. — Укрінформ.</text:p>
      <text:p text:style-name="P4">
Images: ['<text:a xlink:type="simple" xlink:href="https://static.ukrinform.com/photos/2023_06/thumb_files/630_360_1686570955-345.jpg" text:style-name="Internet_20_link" text:visited-style-name="Visited_20_Internet_20_Link">
630_360_16865...</text:a>
']</text:p>
      <text:p text:style-name="P4">
Tags: ['Дніпро', 'Вода', 'Каховська ГЕС']</text:p>
      <text:p text:style-name="P4">
Type: Article</text:p>
      <!--METADATA-->
      <text:p text:style-name="P4">
<draw:frame draw:style-name="fr1" draw:name="Image46" text:anchor-type="as-char" svg:width="6.9236in" svg:height="3.956343in" draw:z-index="0">
<draw:image xlink:href="../Images/yкринформ/2023-06-21T0-48-00-03-00/630_360_1686570955-345.jpg" xlink:type="simple" xlink:show="embed" xlink:actuate="onLoad" draw:mime-type="image/jpeg"/>
</draw:frame>
 Дніпропрактично повертається в своє русло, у якому він був 70 років тому, водавідступила від берегів Каховського водосховища на 1300-1600 метрів.</text:p>
      <text:p text:style-name="P4">
Про це <text:a xlink:type="simple" xlink:href="https://t.me/shtab_kakhovska_hes/1133" text:style-name="Internet_20_link" text:visited-style-name="Visited_20_Internet_20_Link">
 повідомили</text:a>
 в офіційному інформаційному Телеграм-каналі Каховська ГЕС штабінфо, передає Укрінформ.</text:p>
      <text:p text:style-name="P4">
"Вода відступила від берегів на 1300-1600 метрів. Дніпро практичноповертається в своє русло, в якому він був 70 років тому. Наразі роблять всінеобхідні розрахунки, які дозволять спрогнозувати і потреби води населенню, іспроможності водного басейну річки Дніпро", - йдеться в повідомленні.</text:p>
      <text:p text:style-name="P4">
<text:span text:style-name="T4">
Читайте також:</text:span>
 <text:span text:style-name="T4">
<text:a xlink:type="simple" xlink:href="https://www.ukrinform.ua/rubric-culture/3725722-cerez-pidriv-kahovskoi-ges-pid-zagrozou-15-nacpamatok-na-zaporizzi.html" text:style-name="Internet_20_link" text:visited-style-name="Visited_20_Internet_20_Link">
 Через підрив Каховської ГЕС під загрозою 15 нацпам'ятокна Запоріжжі </text:a>
 </text:span>
</text:p>
      <text:p text:style-name="P4">
Як зазначається, однією з нагальних потреб у зоні ліквідації наслідків підривуросіянами Каховської ГЕС залишається вода. Як питна, так і технічна. Зараз їїпідвозять. Але влада робить все можливе для того, щоб у найкоротший термінпровести комплекс геодезично-розвідувальних робіт, щоб запустити свердловини.</text:p>
      <text:p text:style-name="P4">
Паралельно на місці ліквідації катастрофи працюють 10 станцій фільтрації дляочищення питної води.</text:p>
      <text:p text:style-name="P4">
<text:span text:style-name="T4">
Читайте також:</text:span>
 <text:span text:style-name="T4">
<text:a xlink:type="simple" xlink:href="https://www.ukrinform.ua/rubric-regions/3725940-hersonvodokanal-otrimav-portativnu-laboratoriu-dla-analizu-akosti-vodi.html" text:style-name="Internet_20_link" text:visited-style-name="Visited_20_Internet_20_Link">
 Херсонводоканал отримав портативну лабораторію дляаналізу якості води </text:a>
 </text:span>
</text:p>
      <text:p text:style-name="P4">
Наразі є запаси як мінімум на місяць, щоб забезпечити всіх людей питною водою.</text:p>
      <text:p text:style-name="P4">
Як повідомляв Укрінформ, вночі 6 червня російська армія підірвала греблю <text:span text:style-name="T4">
<text:a xlink:type="simple" xlink:href="https://www.ukrinform.ua/tag-kahovska-ges" text:style-name="Internet_20_link" text:visited-style-name="Visited_20_Internet_20_Link">
Каховської ГЕС </text:a>
 </text:span>
 . ВУкргідроенерго заявили, що вона повністю зруйнована і відновленню не підлягає.</text:p>
      <text:p text:style-name="P4">
Source: <text:a xlink:type="simple" xlink:href="https://www.ukrinform.ua/rubric-regions/3726010-dnipro-povertaetsa-v-ruslo-v-akomu-vin-buv-70-rokiv-tomu.html" text:style-name="Internet_20_link" text:visited-style-name="Visited_20_Internet_20_Link">
https://www.ukrinform.ua/rubric-regions/3726010-dnipro-povertaetsa-v-ruslo-v-akomu-vin-buv-70-rokiv-tomu.html</text:a>
</text:p>
      <!--NEWS-->
      <text:h text:style-name="P10" text:outline-level="1">
<text:span text:style-name="T4">
ЦПД повідомляє про маніпуляції, поширені за добу світовими ЗМІ</text:span>
</text:h>
      <text:p text:style-name="P4">
Author: ['АРМІЯINFORM']</text:p>
      <text:p text:style-name="P4">
Time: 2023-06-21T10:00:00-04:00</text:p>
      <text:p text:style-name="P4">
Description: Пропагандисти продовжують поширювати фейки та дезінформацію. Центр протидії дезінформ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164117_276737894875283_4770897590668483351_n.jpg" text:style-name="Internet_20_link" text:visited-style-name="Visited_20_Internet_20_Link">
355164117_276737894875283_4770897590668483351_n.jpg</text:a>
']</text:p>
      <text:p text:style-name="P4">
Tags: ['STOPRUSSIA', 'РОСІЙСЬКІ ФЕЙКИ', 'ЦПД РНБО']</text:p>
      <text:p text:style-name="P4">
Category: News</text:p>
      <!--METADATA-->
      <text:p text:style-name="P4">
<draw:frame draw:style-name="fr1" draw:name="Image47" text:anchor-type="as-char" svg:width="6.9236in" svg:height="6.9236in" draw:z-index="0">
<draw:image xlink:href="../Images/AРМІЯINFORM/2023-06-21T10-00-00-04-00/355164117_276737894875283_4770897590668483351_n.jpg" xlink:type="simple" xlink:show="embed" xlink:actuate="onLoad" draw:mime-type="image/jpeg"/>
</draw:frame>
</text:p>
      <text:p text:style-name="P4">
Пропагандисти продовжують поширювати фейки та дезінформацію. Центр протидіїдезінформації при РНБО України<text:a xlink:type="simple" xlink:href="https://www.facebook.com/protydiyadezinformatsiyi.cpd/posts/pfbid0gtEyQ62NuUL2hPNSUEYgwfjNtbzWZ5jtAtmC5yDFZDjd6z9ZV2MUmyveGkEQWtLul" text:style-name="Internet_20_link" text:visited-style-name="Visited_20_Internet_20_Link">
виявив</text:a>
кілька прикладів пропагандистських кампаній.</text:p>
      <text:p text:style-name="P4">
<text:span text:style-name="T4">
Фейк:</text:span>
 «ЗСУшники шукають нові способи „відкосити“ від наступу наЗапорізькому напрямку — ламають техніку і калічать себе, щоб не вирушати назабій», — заявили редактори ворожого порталу Readovka.</text:p>
      <text:p text:style-name="P4">
<text:span text:style-name="T4">
Дезінформація:</text:span>
 Ворожий TG-канал RT поширює наратив, що «фото К. Буданова —це діпфейк чи фотошоп, адже родимка Буданова, яка зникає, неприродне положеннярук і вираз обличчя, що не змінюється, на думку людей, говорять про те, щофото несправжнє».</text:p>
      <text:p text:style-name="P4">
<text:span text:style-name="T4">
Фейк:</text:span>
 У The New York Times написали: «В Україні викопують старі могили,щоб звільнити місце для солдатів, які нещодавно загинули».</text:p>
      <text:p text:style-name="P4">
Source: <text:a xlink:type="simple" xlink:href="https://armyinform.com.ua/2023/06/21/czpd-povidomlyaye-pro-manipulyacziyi-poshyreni-za-dobu-svitovymy-zmi/" text:style-name="Internet_20_link" text:visited-style-name="Visited_20_Internet_20_Link">
https://armyinform.com.ua/2023/06/21/czpd-povidomlyaye-pro-manipulyacziyi-poshyreni-za-dobu-svitovymy-zmi/</text:a>
</text:p>
      <!--NEWS-->
      <text:h text:style-name="P10" text:outline-level="1">
<text:span text:style-name="T4">
Британія готова підтримати спрощену процедуру вступу України до НАТО</text:span>
</text:h>
      <text:p text:style-name="P4">
Authors: Ukrinform (Person)</text:p>
      <text:p text:style-name="P4">
Publisher: Укринформ (Organization)</text:p>
      <text:p text:style-name="P4">
Published Time: 2023-06-21T10:41:00+03:00</text:p>
      <text:p text:style-name="P4">
Modified Time: 2023-06-21T22:41:00+03:00</text:p>
      <text:p text:style-name="P4">
Description: Велика Британія підтримає вступ України до НАТО за спрощеною процедурою. — Укрінформ.</text:p>
      <text:p text:style-name="P4">
Images: ['<text:a xlink:type="simple" xlink:href="https://static.ukrinform.com/photos/2023_06/thumb_files/630_360_1685693006-991.jpg" text:style-name="Internet_20_link" text:visited-style-name="Visited_20_Internet_20_Link">
630_360_16856...</text:a>
']</text:p>
      <text:p text:style-name="P4">
Tags: ['Британія', 'НАТО', 'Україна', 'Війна з Росією']</text:p>
      <text:p text:style-name="P4">
Type: Article</text:p>
      <!--METADATA-->
      <text:p text:style-name="P4">
<draw:frame draw:style-name="fr1" draw:name="Image48" text:anchor-type="as-char" svg:width="6.9236in" svg:height="3.956343in" draw:z-index="0">
<draw:image xlink:href="../Images/yкринформ/2023-06-21T10-41-00-03-00/630_360_1685693006-991.jpg" xlink:type="simple" xlink:show="embed" xlink:actuate="onLoad" draw:mime-type="image/jpeg"/>
</draw:frame>
 ВеликаБританія підтримає вступ України до НАТО за спрощеною процедурою.</text:p>
      <text:p text:style-name="P4">
Як передає Укрінформ, про це повідомляє <text:a xlink:type="simple" xlink:href="https://www.theguardian.com/world/live/2023/jun/21/russia-ukraine-war-live-ukrainian-forces-destroying-the-enemy-zelenskiy-says-major-aid-packages-to-be-unveiled-in-london" text:style-name="Internet_20_link" text:visited-style-name="Visited_20_Internet_20_Link">
 The Guardian</text:a>
з посиланням на заяву міністра закордонних справ Британії Джеймса Клеверлі.</text:p>
      <text:p text:style-name="P4">
Клеверлі зазначив, що Британія підтримає пропозицію щодо відсутностінеобхідності в проходженні України етапу Плану дій щодо членства (ПДЧ) длявступу до військового альянсу.</text:p>
      <text:p text:style-name="P4">
Процес ПДЧ передбачає, що країни-кандидати отримують оцінки та поради, коливони вживають заходів, щоб відповідати критеріям НАТО щодо оборони та іншихпитань.</text:p>
      <text:p text:style-name="P4">
<text:span text:style-name="T4">
Читайте також:</text:span>
 <text:span text:style-name="T4">
<text:a xlink:type="simple" xlink:href="https://www.ukrinform.ua/rubric-economy/3725688-premer-britanii-ogolosiv-velikij-paket-finansovoi-pidtrimki-dla-ukraini.html" text:style-name="Internet_20_link" text:visited-style-name="Visited_20_Internet_20_Link">
 Прем’єр Британії оголосив великий пакет фінансовоїпідтримки для України </text:a>
 </text:span>
</text:p>
      <text:p text:style-name="P4">
Якби Україна фактично пропустила даний етап, це фактично поставило б її в однукатегорію з новим членом Альянсу - Фінляндією. Для порівняння, ПівнічнаМакедонія брала участь у 20-річній програмі до її вступу у 2020 році.</text:p>
      <text:p text:style-name="P4">
"Ми бачили, як Україна розвивається, і розвивається неймовірно швидко. ЄнсСтолтенберг на неформальному саміті міністрів закордонних справ НАТО сказав,що насправді багато вимог Плану дій щодо членства в Альянсі вже виконуються",- заявив Клеверлі.</text:p>
      <text:p text:style-name="P4">
<text:span text:style-name="T4">
Читайте також:</text:span>
 <text:span text:style-name="T4">
<text:a xlink:type="simple" xlink:href="https://www.ukrinform.ua/rubric-polytics/3726004-rumunia-pidtrimala-vstup-ukraini-v-nato-kuleba.html" text:style-name="Internet_20_link" text:visited-style-name="Visited_20_Internet_20_Link">
 Румунія підтримала вступ України до НАТО - Кулеба</text:a>
 </text:span>
</text:p>
      <text:p text:style-name="P4">
Він додав, що Україна реформує свої Збройні сили у ході протистояння протиросійської агресії.</text:p>
      <text:p text:style-name="P4">
"Я думаю, що позиція Британії була б дуже і дуже прихильною, якби ми відійшливід плану дій щодо членства, визнавши, що випадки як Швеції, так і Фінляндіїне вимагали цього. Українці продемонстрували свою прихильність до реформиЗбройних сил і проявили себе на полі бою. І я думаю, що всі союзники НАТОвизнають це", - підсумував міністр.</text:p>
      <text:p text:style-name="P4">
<text:span text:style-name="T4">
Читайте також:</text:span>
 <text:span text:style-name="T4">
<text:a xlink:type="simple" xlink:href="https://www.ukrinform.ua/rubric-polytics/3725999-u-vilnusi-ukraina-mae-otrimati-zaprosenna-abo-plan-vstupu-do-nato-rasmussen.html" text:style-name="Internet_20_link" text:visited-style-name="Visited_20_Internet_20_Link">
 У Вільнюсі Україна має отримати запрошення, або планвступу до НАТО - Расмуссен </text:a>
 </text:span>
</text:p>
      <text:p text:style-name="P4">
Як повідомляв Укрінформ, в Офісі Президента закликали альянс НАТО не зважатина воєнний стан, що діє в Україні через російську агресію, та _<text:span text:style-name="T4">
<text:a xlink:type="simple" xlink:href="https://www.ukrinform.ua/rubric-polytics/3725985-v-op-zaklikaut-nadati-ukraini-zaprosenna-v-nato-popri-stan-vijni-z-rosieu.html" text:style-name="Internet_20_link" text:visited-style-name="Visited_20_Internet_20_Link">
якнайскоріше надати Україні запрошення щодо членства в Альянсі.</text:a>
 </text:span>
 _</text:p>
      <text:p text:style-name="P4">
Наступного місяця у Вільнюсі має відбутися саміт НАТО на рівні глав держав-членів Альянсу. Україна ставить перед союзниками по <text:span text:style-name="T4">
<text:a xlink:type="simple" xlink:href="https://www.ukrinform.ua/tag-nato" text:style-name="Internet_20_link" text:visited-style-name="Visited_20_Internet_20_Link">
 НАТО</text:a>
 </text:span>
 питання щодо гарантій безпеки, а такожчіткої перспективи руху до її повноправного членства в Альянсі.</text:p>
      <text:p text:style-name="P4">
Source: <text:a xlink:type="simple" xlink:href="https://www.ukrinform.ua/rubric-ato/3726021-britania-gotova-pidtrimati-sprosenu-proceduru-vstupu-ukraini-do-nato.html" text:style-name="Internet_20_link" text:visited-style-name="Visited_20_Internet_20_Link">
https://www.ukrinform.ua/rubric-ato/3726021-britania-gotova-pidtrimati-sprosenu-proceduru-vstupu-ukraini-do-nato.html</text:a>
</text:p>
      <!--NEWS-->
      <text:h text:style-name="P10" text:outline-level="1">
<text:span text:style-name="T4">
Defense Minister Yoav Gallant spoke with his Ukrainian counterpart, Oleksii Reznikov, his off...</text:span>
</text:h>
      <text:p text:style-name="P4">
Authors: liveuamap (Language: en)</text:p>
      <text:p text:style-name="P4">
Time: 2023-06-21T10:43:00</text:p>
      <text:p text:style-name="P4">
Location: Tel Aviv-Yafo, Tel Aviv District (Latitude:32.07542 Longtitude:34.78828)</text:p>
      <text:p text:style-name="P4">
Videos: []</text:p>
      <text:p text:style-name="P4">
Images: []</text:p>
      <text:p text:style-name="P4">
Tags: ["Israel-Palestine", "Iran"]</text:p>
      <text:p text:style-name="P4">
ID: 22570804</text:p>
      <!--METADATA-->
      <text:p text:style-name="P4">
Defense Minister Yoav Gallant spoke with his Ukrainian counterpart, OleksiiReznikov, his office says. The pair spoke about the Russian invasion and theIranian threat to both countries</text:p>
      <text:p text:style-name="P4">
News Collection Link: <text:a xlink:type="simple" xlink:href="https:\/\/liveuamap.com\/en\/2023\/21-june-defense-minister-yoav-gallant-spoke-with-his-ukrainian" text:style-name="Internet_20_link" text:visited-style-name="Visited_20_Internet_20_Link">
https:\/\/liveuamap.com\/en\/2023\/21-june-defense-minister-yoav-gallant-spoke-with-his-ukrainian</text:a>
</text:p>
      <text:p text:style-name="P4">
Source: <text:a xlink:type="simple" xlink:href="https://twitter.com/manniefabian/status/1671514181168685056" text:style-name="Internet_20_link" text:visited-style-name="Visited_20_Internet_20_Link">
https://twitter.com/manniefabian/status/1671514181168685056</text:a>
</text:p>
      <!--NEWS-->
      <text:h text:style-name="P10" text:outline-level="1">
<text:span text:style-name="T4">
Зеленська в Ізраїлі відвідала Культурний центр України</text:span>
</text:h>
      <text:p text:style-name="P4">
Authors: Ukrinform (Person)</text:p>
      <text:p text:style-name="P4">
Publisher: Укринформ (Organization)</text:p>
      <text:p text:style-name="P4">
Published Time: 2023-06-21T11:01:00+03:00</text:p>
      <text:p text:style-name="P4">
Modified Time: 2023-06-21T11:01:00+03:00</text:p>
      <text:p text:style-name="P4">
Description: Дружина Президента Олена Зеленська відвідала в Ізраїлі Культурний центр України при Посольстві нашої держави, де проходить виставка «Спадщина»/Heritage. — Укрінформ.</text:p>
      <text:p text:style-name="P4">
Images: ['<text:a xlink:type="simple" xlink:href="https://static.ukrinform.com/photos/2023_06/thumb_files/630_360_1687334523-2226.jpeg" text:style-name="Internet_20_link" text:visited-style-name="Visited_20_Internet_20_Link">
630_360_16873...</text:a>
']</text:p>
      <text:p text:style-name="P4">
Tags: ['Ізраїль', 'Культура', 'Візит', 'Олена Зеленська']</text:p>
      <text:p text:style-name="P4">
Type: Article</text:p>
      <!--METADATA-->
      <text:p text:style-name="P4">
<draw:frame draw:style-name="fr1" draw:name="Image49" text:anchor-type="as-char" svg:width="6.9236in" svg:height="3.956343in" draw:z-index="0">
<draw:image xlink:href="../Images/yкринформ/2023-06-21T11-01-00-03-00/630_360_1687334523-2226.jpeg" xlink:type="simple" xlink:show="embed" xlink:actuate="onLoad" draw:mime-type="image/jpeg"/>
</draw:frame>
 ДружинаПрезидента Олена Зеленська відвідала в Ізраїлі Культурний центр України приПосольстві нашої держави, де проходить виставка «Спадщина»/Heritage.</text:p>
      <text:p text:style-name="P4">
Як передає Укрінформ, про це вона повідомила у <text:a xlink:type="simple" xlink:href="https://t.me/FirstLadyOfUkraine/3469" text:style-name="Internet_20_link" text:visited-style-name="Visited_20_Internet_20_Link">
 Телеграмі</text:a>
 .</text:p>
      <text:p text:style-name="P4">
«Колись Голда Меїр – одна із творчинь Держави Ізраїль, народжена в Києві, –сказала про це творення: «Ми не могли собі дозволити розкіш песимізму». Думаю,під цими словами зараз підпишуться всі українці – куди б не закинула їхрозв’язана Росією війна. Українці за кордоном – буквальні амбасадори нашоїмови, культури, історії і сучасності. Вони показали, як вміють об’єднуватися,знаходити друзів, допомагати один одному і батьківщині. Культурний центрУкраїни при Посольстві України в Державі Ізраїль, який відвідала сьогодні, –якраз такий осередок, що об’єднує українців і наших друзів у цій країні», –зазначила Зеленська.</text:p>
      <text:p text:style-name="P4">
</text:p>
      <text:p text:style-name="P4">
<text:a xlink:type="simple" xlink:href="https://static.ukrinform.com/photos/2023_06/1687334523-8968.jpeg" text:style-name="Internet_20_link" text:visited-style-name="Visited_20_Internet_20_Link">
 </text:a>
 <text:a xlink:type="simple" xlink:href="https://static.ukrinform.com/photos/2023_06/1687334523-9070.jpeg" text:style-name="Internet_20_link" text:visited-style-name="Visited_20_Internet_20_Link">
</text:a>
 <text:a xlink:type="simple" xlink:href="https://static.ukrinform.com/photos/2023_06/1687334523-2226.jpeg" text:style-name="Internet_20_link" text:visited-style-name="Visited_20_Internet_20_Link">
<draw:frame draw:style-name="fr1" draw:name="Image53" text:anchor-type="as-char" svg:width="6.9236in" svg:height="3.956343in" draw:z-index="0">
<draw:image xlink:href="../Images/yкринформ/2023-06-21T11-01-00-03-00/630_360_1687334523-2226.jpeg" xlink:type="simple" xlink:show="embed" xlink:actuate="onLoad" draw:mime-type="image/jpeg"/>
</draw:frame>
</text:a>
 <text:a xlink:type="simple" xlink:href="https://static.ukrinform.com/photos/2023_06/1687334523-5361.jpeg" text:style-name="Internet_20_link" text:visited-style-name="Visited_20_Internet_20_Link">
</text:a>
 <text:a xlink:type="simple" xlink:href="https://static.ukrinform.com/photos/2023_06/1687334523-1033.jpeg" text:style-name="Internet_20_link" text:visited-style-name="Visited_20_Internet_20_Link">
</text:a>
 <text:a xlink:type="simple" xlink:href="https://static.ukrinform.com/photos/2023_06/1687334523-1755.jpeg" text:style-name="Internet_20_link" text:visited-style-name="Visited_20_Internet_20_Link">
</text:a>
 <text:a xlink:type="simple" xlink:href="https://static.ukrinform.com/photos/2023_06/1687334524-1623.jpeg" text:style-name="Internet_20_link" text:visited-style-name="Visited_20_Internet_20_Link">
</text:a>
 <text:a xlink:type="simple" xlink:href="https://static.ukrinform.com/photos/2023_06/1687334524-8896.jpeg" text:style-name="Internet_20_link" text:visited-style-name="Visited_20_Internet_20_Link">
</text:a>
 <text:a xlink:type="simple" xlink:href="https://static.ukrinform.com/photos/2023_06/1687334524-4489.jpeg" text:style-name="Internet_20_link" text:visited-style-name="Visited_20_Internet_20_Link">
</text:a>
 <text:a xlink:type="simple" xlink:href="https://static.ukrinform.com/photos/2023_06/1687334524-7592.jpeg" text:style-name="Internet_20_link" text:visited-style-name="Visited_20_Internet_20_Link">
</text:a>
</text:p>
      <text:p text:style-name="P4">
<text:span text:style-name="T4">
Читайте також:</text:span>
 <text:a xlink:type="simple" xlink:href="https://www.ukrinform.ua/rubric-society/3725553-u-erusalimi-vidkrili-aleu-na-cest-ukrainciv-aki-ratuvali-evreiv-vid-nacistiv-zelenska.html" text:style-name="Internet_20_link" text:visited-style-name="Visited_20_Internet_20_Link">
 У Єрусалимі відкрили алею на честь українців, якірятували євреїв від нацистів - <text:span text:style-name="T4">
Зеленська</text:span>
</text:a>
</text:p>
      <text:p text:style-name="P4">
Вона повідомила, що Центр зустрів її виставкою «Спадщина»/Heritage: у 12роботах п’яти митців із різних регіонів України – життя українського народу,його матеріальні та нематеріальні цінності, періоди розрухи та розквіту.</text:p>
      <text:p text:style-name="P4">
«Кожен такий захід, як і кожен осередок українців, – наш культурний блокпост усвіті, на захисті не тільки спадщини – сьогодення і майбутнього», –підкреслила Зеленська.</text:p>
      <text:p text:style-name="P4">
Як повідомлялося, дружина <text:a xlink:type="simple" xlink:href="https://www.ukrinform.ua/rubric-society/3725031-navcanna-v-izraili-z-nadanna-psihologicnoi-dopomogi-projsli-5000-ukrainciv-zelenska.html" text:style-name="Internet_20_link" text:visited-style-name="Visited_20_Internet_20_Link">
 Президента Олена Зеленська</text:a>
 з 19червня перебуває з візитом в Ізраїлі.</text:p>
      <text:p text:style-name="P4">
Source: <text:a xlink:type="simple" xlink:href="https://www.ukrinform.ua/rubric-society/3725674-zelenska-v-izraili-vidvidala-kulturnij-centr-ukraini.html" text:style-name="Internet_20_link" text:visited-style-name="Visited_20_Internet_20_Link">
https://www.ukrinform.ua/rubric-society/3725674-zelenska-v-izraili-vidvidala-kulturnij-centr-ukraini.html</text:a>
</text:p>
      <!--NEWS-->
      <text:h text:style-name="P10" text:outline-level="1">
<text:span text:style-name="T4">
Держдеп порадив африканським країнам не довіряти «мирним намірам» Путіна</text:span>
</text:h>
      <text:p text:style-name="P4">
Authors: Ukrinform (Person)</text:p>
      <text:p text:style-name="P4">
Publisher: Укринформ (Organization)</text:p>
      <text:p text:style-name="P4">
Published Time: 2023-06-21T11:42:00+03:00</text:p>
      <text:p text:style-name="P4">
Modified Time: 2023-06-21T22:42:00+03:00</text:p>
      <text:p text:style-name="P4">
Description: Сполучені Штати радять не довіряти словам Путіна про його наміри проводити «мирні переговори» по Україні, натомість дивитися на безпосередні дії РФ, яка продовжує свою агресію, в тому числі проти українського мирного населення й інфраструктури.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Африка', 'Путін', 'Держдеп', 'Війна з Росією']</text:p>
      <text:p text:style-name="P4">
Type: Article</text:p>
      <!--METADATA-->
      <text:p text:style-name="P4">
<draw:frame draw:style-name="fr1" draw:name="Image61" text:anchor-type="as-char" svg:width="6.9236in" svg:height="3.956343in" draw:z-index="0">
<draw:image xlink:href="../Images/yкринформ/2023-06-21T11-42-00-03-00/630_360_1666031974-150.jpg" xlink:type="simple" xlink:show="embed" xlink:actuate="onLoad" draw:mime-type="image/jpeg"/>
</draw:frame>
 СполученіШтати радять не довіряти словам Путіна про його наміри проводити «мирніпереговори» по Україні, натомість дивитися на безпосередні дії РФ, якапродовжує свою агресію, в тому числі проти українського мирного населення йінфраструктури.</text:p>
      <text:p text:style-name="P4">
Так прокоментував заступник речника Держдепу Ведант Пател заяви зафриканського боку про те, що президент РФ відданий мирному врегулюванню,передає власний кореспондент Укрінформу.</text:p>
      <text:p text:style-name="P4">
«Дії кажуть за себе голосніше, ніж слова, і я просто ще раз зауважу, що цісамі африканські лідери провели час у бомбосховищі під час свого візиту (доКиєва – ред.), коли вони були в місті, щоби просувати й обговорювати мирніпропозиції»,- зазначив Пател.</text:p>
      <text:p text:style-name="P4">
Таким чином представник Держдепу прокоментував заяви <text:a xlink:type="simple" xlink:href="https://www.ukrinform.ua/tag-putin" text:style-name="Internet_20_link" text:visited-style-name="Visited_20_Internet_20_Link">
 Путіна</text:a>
 лідерам африканських країн, що вінначебто ніколи не відмовлявся від мирних переговорів та навіть показав їм такзваний мирний договір про нейтралітет і гарантії безпеки України.</text:p>
      <text:p text:style-name="P4">
«По діях Росії, яка бомбардує Київ, цілить по цивільній й енергетичнійінфраструктурі, по багатоквартирних будинках, лікарнях, цілком зрозуміло, щовони не мають суттєвого інтересу до встановлення миру та припинення цієївійни», - зауважив Пател.</text:p>
      <text:p text:style-name="P4">
Він також підкреслив, що цілком зрозуміло в цій ситуації, хто хоче міцного йсправедливого миру, а хто прагне продовження агресії проти сусідньої держави.</text:p>
      <text:p text:style-name="P4">
<text:span text:style-name="T4">
Читайте також:</text:span>
 <text:a xlink:type="simple" xlink:href="https://www.ukrinform.ua/rubric-polytics/3724439-v-ofisi-prezidenta-prokomentuvali-slova-putina-pid-cas-vizitu-afrikanskoi-delegacii-v-rosiu.html" text:style-name="Internet_20_link" text:visited-style-name="Visited_20_Internet_20_Link">
 В ОП прокоментували слова Путіна під час візиту<text:span text:style-name="T4">
африка</text:span>
 нської делегації в Росію </text:a>
</text:p>
      <text:p text:style-name="P4">
Як повідомляв Укрінформ, делегація лідерів країн Африки минулого тижнявідвідала з візитом Київ та <text:a xlink:type="simple" xlink:href="https://www.ukrinform.ua/rubric-world/3724252-lideri-krain-afriki-pribuli-do-rf-dla-peregovoriv.html" text:style-name="Internet_20_link" text:visited-style-name="Visited_20_Internet_20_Link">
 Москву </text:a>
 дляпроведення переговорів щодо врегулювання між Україною та РФ. Під часперебування в українській столиці глави африканських держав були змушеніпровести певний час у бомбосховищі через те, що росія обстріляла ракетамиКиїв.</text:p>
      <text:p text:style-name="P4">
Source: <text:a xlink:type="simple" xlink:href="https://www.ukrinform.ua/rubric-world/3726022-derzdep-poradiv-afrikanskim-krainam-ne-dovirati-mirnim-namiram-putina.html" text:style-name="Internet_20_link" text:visited-style-name="Visited_20_Internet_20_Link">
https://www.ukrinform.ua/rubric-world/3726022-derzdep-poradiv-afrikanskim-krainam-ne-dovirati-mirnim-namiram-putina.html</text:a>
</text:p>
      <!--NEWS-->
      <text:h text:style-name="P10" text:outline-level="1">
<text:span text:style-name="T4">
Генштаб ЗСУ розмістив відео знищення «Стугною» російського танка</text:span>
</text:h>
      <text:p text:style-name="P4">
Author: ['АРМІЯINFORM']</text:p>
      <text:p text:style-name="P4">
Time: 2023-06-21T12:00:00-04:00</text:p>
      <text:p text:style-name="P4">
Description: Бійці роти протитанкових ракетних комплексів 128-ї окремої гірсько-штурм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idbytyj-tank.png" text:style-name="Internet_20_link" text:visited-style-name="Visited_20_Internet_20_Link">
pidbytyj-tank.png</text:a>
']</text:p>
      <text:p text:style-name="P4">
Tags: ['128 БРИГАДА', 'STOPRUSSIA', 'АГРЕСІЯ РФ', 'ВІЙНА', 'ВТОРГНЕННЯ РФ', 'ГШ ЗСУ', 'ЗНИЩЕННЯ ВОЄННОЇ ТЕХНІКИ ЗС РФ']</text:p>
      <text:p text:style-name="P4">
Category: News</text:p>
      <!--METADATA-->
      <text:p text:style-name="P4">
<draw:frame draw:style-name="fr1" draw:name="Image62" text:anchor-type="as-char" svg:width="6.9236in" svg:height="3.894525in" draw:z-index="0">
<draw:image xlink:href="../Images/AРМІЯINFORM/2023-06-21T12-00-00-04-00/pidbytyj-tank.png" xlink:type="simple" xlink:show="embed" xlink:actuate="onLoad" draw:mime-type="image/png"/>
</draw:frame>
Скрін з відео</text:p>
      <text:p text:style-name="P4">
Бійці роти протитанкових ракетних комплексів 128-ї окремої гірсько-штурмовоїЗакарпатської бригади знищили російський танк.</text:p>
      <text:p text:style-name="P4">
Про це, з посиланням на службу зв’язків з громадськістю бригади,<text:a xlink:type="simple" xlink:href="https://www.facebook.com/watch/" text:style-name="Internet_20_link" text:visited-style-name="Visited_20_Internet_20_Link">
повідомив</text:a>
 Генеральнийштаб Збройних Сил України.</text:p>
      <text:p text:style-name="P4">
Влучний постріл зроблений із комплексу «Стугна-П» з відстані кількохкілометрів. На відео, що розмістив ГШ ЗСУ, видно, як танк намагаєтьсяманеврувати й готується до обстрілу наших позицій.</text:p>
      <text:p text:style-name="P4">
Source: <text:a xlink:type="simple" xlink:href="https://armyinform.com.ua/2023/06/21/genshtab-zsu-rozmistyv-video-znyshhennya-stugnoyu-rosijskogo-tanka/" text:style-name="Internet_20_link" text:visited-style-name="Visited_20_Internet_20_Link">
https://armyinform.com.ua/2023/06/21/genshtab-zsu-rozmistyv-video-znyshhennya-stugnoyu-rosijskogo-tanka/</text:a>
</text:p>
      <!--NEWS-->
      <text:h text:style-name="P10" text:outline-level="1">
<text:span text:style-name="T4">
Моральне лідерство України треба трансформувати в економічне - Зеленський</text:span>
</text:h>
      <text:p text:style-name="P4">
Authors: Ukrinform (Person)</text:p>
      <text:p text:style-name="P4">
Publisher: Укринформ (Organization)</text:p>
      <text:p text:style-name="P4">
Published Time: 2023-06-21T12:50:00+03:00</text:p>
      <text:p text:style-name="P4">
Modified Time: 2023-06-21T22:50:00+03:00</text:p>
      <text:p text:style-name="P4">
Description: Перед Україною стоїть завдання трансформувати моральне лідерство нашого народу в економічне лідерство нашої країни.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Бізнес', 'Економіка', 'Зеленський', 'Конференція з відбудови у Лондоні']</text:p>
      <text:p text:style-name="P4">
Type: Article</text:p>
      <!--METADATA-->
      <text:p text:style-name="P4">
<draw:frame draw:style-name="fr1" draw:name="Image63" text:anchor-type="as-char" svg:width="6.9236in" svg:height="3.956343in" draw:z-index="0">
<draw:image xlink:href="../Images/yкринформ/2023-06-21T12-50-00-03-00/630_360_1685119271-129.jpeg" xlink:type="simple" xlink:show="embed" xlink:actuate="onLoad" draw:mime-type="image/jpeg"/>
</draw:frame>
 ПередУкраїною стоїть завдання трансформувати моральне лідерство нашого народу векономічне лідерство нашої країни.</text:p>
      <text:p text:style-name="P4">
Про це сказав Президент Володимир Зеленський у своєму <text:a xlink:type="simple" xlink:href="https://t.me/V_Zelenskiy_official/6665" text:style-name="Internet_20_link" text:visited-style-name="Visited_20_Internet_20_Link">
 зверненні</text:a>
 , передає Укрінформ.</text:p>
      <text:p text:style-name="P4">
"Сьогодні почала роботу наша з британцями спеціальна Конференція щодовідновлення України. Я дякую, Британіє, за новий пакет фінансової підтримки.Дякую, Америко, за пакет допомоги нашій інфраструктурі та енергетиці. Дякую,Євросоюзе, за представлений пані Президенткою Єврокомісії Урсулою фон дер Ляєнфінансовий інструмент для нашої відбудови обсягом 50 мільярдів євро. Сенс цієїКонференції в Лондоні не просто в тому, щоб згенерувати зусилля держав – нашихпартнерів, а в тому, щоб нашу трансформацію підтримав і міжнародний <text:a xlink:type="simple" xlink:href="https://www.ukrinform.ua/tag-biznes" text:style-name="Internet_20_link" text:visited-style-name="Visited_20_Internet_20_Link">
 бізнес</text:a>
 ", - сказав Зеленський.</text:p>
      <text:p text:style-name="P4">
_Відео:<text:a xlink:type="simple" xlink:href="https://t.me/V_Zelenskiy_official/6665" text:style-name="Internet_20_link" text:visited-style-name="Visited_20_Internet_20_Link">
 ОП </text:a>
 _</text:p>
      <text:p text:style-name="P4">
Він зазначив, що кожен аспект українського відновлення й подальшого розвиткудержави буде представлений саме тим діячам світового бізнесу, чия увагабезпосередньо потрібна Україні.</text:p>
      <text:p text:style-name="P4">
"Завдання України в тому, щоб моральне лідерство нашого народу трансформуватив економічне лідерство нашої країни. Всі передумови для цього є, передусім унаших людей, у нашого прекрасного міцного народу", - підсумував Президент.</text:p>
      <text:p text:style-name="P4">
<text:span text:style-name="T4">
Читайте також:</text:span>
 <text:a xlink:type="simple" xlink:href="https://www.ukrinform.ua/rubric-society/3725972-osvitni-mozlivosti-u-derzavi-maut-povertati-ukrainciv-dodomu-zelenskij.html" text:style-name="Internet_20_link" text:visited-style-name="Visited_20_Internet_20_Link">
 Освітні можливості у державі мають повертати українцівдодому - <text:span text:style-name="T4">
Зеленський</text:span>
 </text:a>
</text:p>
      <text:p text:style-name="P4">
Як повідомляв Украінформ, 21 червня у Лондоні розпочалась міжнароднаконференція з відновлення України, яка визначить першочергові,середньострокові та перспективні завдання з повоєнної відбудови тамодернізації нашої держави.</text:p>
      <text:p text:style-name="P4">
Source: <text:a xlink:type="simple" xlink:href="https://www.ukrinform.ua/rubric-economy/3726025-moralne-liderstvo-nasogo-narodu-treba-transformuvati-v-ekonomicne-liderstvo-ukraini-zelenskij.html" text:style-name="Internet_20_link" text:visited-style-name="Visited_20_Internet_20_Link">
https://www.ukrinform.ua/rubric-economy/3726025-moralne-liderstvo-nasogo-narodu-treba-transformuvati-v-ekonomicne-liderstvo-ukraini-zelenskij.html</text:a>
</text:p>
      <!--NEWS-->
      <text:h text:style-name="P10" text:outline-level="1">
<text:span text:style-name="T4">
Організував псевдореферендум на окупованій території Запорізької області — підозрюється російський письменник</text:span>
</text:h>
      <text:p text:style-name="P4">
Author: ['АРМІЯINFORM']</text:p>
      <text:p text:style-name="P4">
Time: 2023-06-21T14:00:00-04:00</text:p>
      <text:p text:style-name="P4">
Description: За процесуального керівництва Запорізької обласної прокуратури громадянину рф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2.jpg" text:style-name="Internet_20_link" text:visited-style-name="Visited_20_Internet_20_Link">
1-1-2.jpg</text:a>
']</text:p>
      <text:p text:style-name="P4">
Tags: ['STOPRUSSIA', 'ОФІС ГЕНЕРАЛЬНОГО ПРОКУРОРА УКРАЇНИ']</text:p>
      <text:p text:style-name="P4">
Category: News</text:p>
      <!--METADATA-->
      <text:p text:style-name="P4">
<draw:frame draw:style-name="fr1" draw:name="Image64" text:anchor-type="as-char" svg:width="6.9236in" svg:height="6.622574in" draw:z-index="0">
<draw:image xlink:href="../Images/AРМІЯINFORM/2023-06-21T14-00-00-04-00/1-1-2.jpg" xlink:type="simple" xlink:show="embed" xlink:actuate="onLoad" draw:mime-type="image/jpeg"/>
</draw:frame>
</text:p>
      <text:p text:style-name="P4">
За процесуального керівництва Запорізької обласної прокуратури громадянину рфзаочно повідомлено про підозру у посяганні на територіальну цілісність інедоторканність України (ч. 2 ст. 110 КК України). Про це<text:a xlink:type="simple" xlink:href="https://www.gp.gov.ua/ua/posts/ocoliv-okupaciinii-organ-ta-organizuvav-psevdoreferendum-na-zaxoplenii-teritoriyi-zaporizkoyi-oblasti-pidozryujetsya-rosiiskii-pismennik" text:style-name="Internet_20_link" text:visited-style-name="Visited_20_Internet_20_Link">
повідомляє</text:a>
 офіс Генерального прокурора</text:p>
      <text:p text:style-name="P4">
За даними слідства, після захоплення частини території Пологівського районуокупаційна влада на посаду так званого голови «Военно-гражданскойадминистрации Розовской поселковой администрации Пологовского районаЗапорожской области» призначила письменника з москви, автора книжок з веденнятактичного бою.</text:p>
      <text:p text:style-name="P4">
На виконання злочинного плану окупаційної влади щодо зміни меж території тадержавного кордону України він власним розпорядженням призначив проведенняпсевдореферендуму на території окупованої Розівки. Також визначив узгоджені зйого кураторами дати.</text:p>
      <text:p text:style-name="P4">
Після проведення примусового волевиявлення ставленик окупантів брав активнуучасть у фальсифікації його результатів, які за його вказівкою булиоприлюднені у місцевому Телеграм-каналі.</text:p>
      <text:p text:style-name="P4">
Досудове розслідування у кримінальному провадженні здійснюють слідчіУправління СБУ в Запорізькій області.</text:p>
      <text:p text:style-name="P4">
Source: <text:a xlink:type="simple" xlink:href="https://armyinform.com.ua/2023/06/21/ocholyv-okupaczijnyj-organ-ta-organizuvav-psevdoreferendum-na-zahoplenij-terytoriyi-zaporizkoyi-oblasti-pidozryuyetsya-rosijskyj-pysmennyk/" text:style-name="Internet_20_link" text:visited-style-name="Visited_20_Internet_20_Link">
https://armyinform.com.ua/2023/06/21/ocholyv-okupaczijnyj-organ-ta-organizuvav-psevdoreferendum-na-zahoplenij-terytoriyi-zaporizkoyi-oblasti-pidozryuyetsya-rosijskyj-pysmennyk/</text:a>
</text:p>
      <!--NEWS-->
      <text:h text:style-name="P10" text:outline-level="1">
<text:span text:style-name="T4">
Український прапороносець Павлова: Хочеться, щоб українці дізнавалися звідси хороші новини</text:span>
</text:h>
      <text:p text:style-name="P4">
Authors: Ukrinform (Person)</text:p>
      <text:p text:style-name="P4">
Publisher: Укринформ (Organization)</text:p>
      <text:p text:style-name="P4">
Published Time: 2023-06-21T14:03:00+03:00</text:p>
      <text:p text:style-name="P4">
Modified Time: 2023-06-21T23:03:00+03:00</text:p>
      <text:p text:style-name="P4">
Description: Українська лучниця та прапороносець збірної на Європейських іграх Анастасія Павлова поділилася очікуваннями від участі в Європейських іграх-2023. — Укрінформ.</text:p>
      <text:p text:style-name="P4">
Images: ['<text:a xlink:type="simple" xlink:href="https://static.ukrinform.com/photos/2023_06/thumb_files/630_360_1687377726-830.jpg" text:style-name="Internet_20_link" text:visited-style-name="Visited_20_Internet_20_Link">
630_360_16873...</text:a>
']</text:p>
      <text:p text:style-name="P4">
Tags: ['Європейські ігри']</text:p>
      <text:p text:style-name="P4">
Type: Article</text:p>
      <!--METADATA-->
      <text:p text:style-name="P4">
<draw:frame draw:style-name="fr1" draw:name="Image65" text:anchor-type="as-char" svg:width="6.9236in" svg:height="3.956343in" draw:z-index="0">
<draw:image xlink:href="../Images/yкринформ/2023-06-21T14-03-00-03-00/630_360_1687377726-830.jpg" xlink:type="simple" xlink:show="embed" xlink:actuate="onLoad" draw:mime-type="image/jpeg"/>
</draw:frame>
 Українськалучниця та прапороносець збірної на Європейських іграх Анастасія Павловаподілилася очікуваннями від участі в Європейських іграх-2023.</text:p>
      <text:p text:style-name="P4">
Вона розповіла про це ексклюзивно в коментарі кореспонденту Укрінформу.</text:p>
      <text:p text:style-name="P4">
«Хочу показати свої найкращі результати, зробити так, щоб люди мною пишалися,щоб згадували наш виступ. Я ще не встигла до кінця зрозуміти як всевлаштовано, адже ми лише вчора приїхали. Все відбувається занадто швидко:багато їздимо, адже наша база для стрільби знаходиться далеко. На змаганняхтакого рівня це звична історія. Завтра у нас буде пристрілка на основному полі- тоді я вже зможе відчути наповну атмосферу змагань. Хочеться, щоб українцідізнавалися звідси хороші новини», - сказала Павлова.</text:p>
      <text:p text:style-name="P4">
Вона також зауважила, що не хвилювалася через те, що стала прапороносцемзбірної України, поки її про це не запитали. Лучниця заявила, що виконувати цюмісію для неї вкрай почесно.</text:p>
      <text:p text:style-name="P4">
<text:span text:style-name="T4">
Читайте також:</text:span>
 <text:a xlink:type="simple" xlink:href="https://www.ukrinform.ua/rubric-sports/3725512-evropejski-igri2023-igri-peremozciv-igri-povagi-igri-bez-rosian.html" text:style-name="Internet_20_link" text:visited-style-name="Visited_20_Internet_20_Link">
 <text:span text:style-name="T4">
Європейські</text:span>
 <text:span text:style-name="T4">
ігри</text:span>
 -2023 – ігри переможців, ігриповаги, ігри без росіян </text:a>
</text:p>
      <text:p text:style-name="P4">
Як повідомлялося, сьогодні, 21 червня, відбудеться церемонія відкриттяЄвропейських ігор-2023 у Кракові. Під час церемонії український прапорнестимуть лучниця Анастасія Павлова і веслувальник-каноїст Андрій Рибачок.</text:p>
      <text:p text:style-name="P4">
Змагання триватимуть з 21 червня по 2 липня.</text:p>
      <text:p text:style-name="P4">
Фото: Getty Images</text:p>
      <text:p text:style-name="P4">
Source: <text:a xlink:type="simple" xlink:href="https://www.ukrinform.ua/rubric-sports/3726027-ukrainskij-praporonosec-pavlova-hocetsa-sob-ukrainnci-diznavalisa-zvidsi-horosi-novini.html" text:style-name="Internet_20_link" text:visited-style-name="Visited_20_Internet_20_Link">
https://www.ukrinform.ua/rubric-sports/3726027-ukrainskij-praporonosec-pavlova-hocetsa-sob-ukrainnci-diznavalisa-zvidsi-horosi-novini.html</text:a>
</text:p>
      <!--NEWS-->
      <text:h text:style-name="P10" text:outline-level="1">
<text:span text:style-name="T4">
Зеленський прийняв вірчі грамоти у послів Норвегії, Швейцарії, Азербайджану, Пакистану та Ісландії</text:span>
</text:h>
      <text:p text:style-name="P4">
Authors: Ukrinform (Person)</text:p>
      <text:p text:style-name="P4">
Publisher: Укринформ (Organization)</text:p>
      <text:p text:style-name="P4">
Published Time: 2023-06-21T15:11:00+03:00</text:p>
      <text:p text:style-name="P4">
Modified Time: 2023-06-21T23:11:00+03:00</text:p>
      <text:p text:style-name="P4">
Description: Президент Володимир Зеленський прийняв вірчі грамоти у Посла Королівства Норвегія Хелене Санд Андресен, Посла Швейцарської Конфедерації Фелікса Бауманна, Посла Азербайджанської Республіки Сеймура Мардалієва, Посла Ісламської Республіки Пакистан Надіра Хана та Посла Ісландії Ханнеса Хейміссона, які розпочинають дипломатичну місію в нашій країні. — Укрінформ.</text:p>
      <text:p text:style-name="P4">
Images: ['<text:a xlink:type="simple" xlink:href="https://static.ukrinform.com/photos/2023_06/thumb_files/630_360_1687377688-126.jpeg" text:style-name="Internet_20_link" text:visited-style-name="Visited_20_Internet_20_Link">
630_360_16873...</text:a>
']</text:p>
      <text:p text:style-name="P4">
Tags: ['Посол', 'Дипломати', 'Зеленський']</text:p>
      <text:p text:style-name="P4">
Type: Article</text:p>
      <!--METADATA-->
      <text:p text:style-name="P4">
<draw:frame draw:style-name="fr1" draw:name="Image66" text:anchor-type="as-char" svg:width="6.9236in" svg:height="3.956343in" draw:z-index="0">
<draw:image xlink:href="../Images/yкринформ/2023-06-21T15-11-00-03-00/630_360_1687377688-126.jpeg" xlink:type="simple" xlink:show="embed" xlink:actuate="onLoad" draw:mime-type="image/jpeg"/>
</draw:frame>
 ПрезидентВолодимир Зеленський прийняв вірчі грамоти у Посла Королівства Норвегія ХеленеСанд Андресен, Посла Швейцарської Конфедерації Фелікса Бауманна, ПослаАзербайджанської Республіки Сеймура Мардалієва, Посла Ісламської РеспублікиПакистан Надіра Хана та Посла Ісландії Ханнеса Хейміссона, які розпочинаютьдипломатичну місію в нашій країні.</text:p>
      <text:p text:style-name="P4">
Про це повідомляє <text:a xlink:type="simple" xlink:href="https://www.president.gov.ua/news/glava-derzhavi-prijnyav-virchi-gramoti-u-posliv-norvegiyi-sh-83713" text:style-name="Internet_20_link" text:visited-style-name="Visited_20_Internet_20_Link">
 пресслужба ОП </text:a>
 , передаєУкрінформ.</text:p>
      <text:p text:style-name="P4">
Як зазначається, церемонія вручення вірчих грамот традиційно відбулася натериторії Національного заповідника «Софія Київська».</text:p>
      <text:p text:style-name="P4">
</text:p>
      <text:p text:style-name="P4">
Пд час вручення вірчих грамот Зеленський висловив вдячність Норвегії запідтримку України. Він подякував норвезькій стороні за надання комплексноївійськової, фінансової та гуманітарної допомоги, а також затвердження урядомНорвегії окремої п’ятирічної програми допомоги <text:a xlink:type="simple" xlink:href="https://www.ukrinform.ua/tag-ukraina" text:style-name="Internet_20_link" text:visited-style-name="Visited_20_Internet_20_Link">
 Україні</text:a>
 обсягом близько 7 млрд євро.</text:p>
      <text:p text:style-name="P4">
</text:p>
      <text:p text:style-name="P4">
</text:p>
      <text:p text:style-name="P4">
Крім того, Зеленський подякував Президенту, парламенту й усьому народуШвейцарії за підтримку України, зокрема за надання гуманітарної та фінансовоїдопомоги, а також за прихисток для українців, які втікали від розв’язаноїРосією війни. Він високо оцінив політичну й практичну допомогу, що їїШвейцарія надає Україні з початку повномасштабного російського вторгнення.</text:p>
      <text:p text:style-name="P4">
</text:p>
      <text:p text:style-name="P4">
</text:p>
      <text:p text:style-name="P4">
Вітаючи Посла Азербайджану Сеймура Мардалієва з початком дипломатичної місії внашій країні, Глава держави подякував за підтримку територіальної цілісності йсуверенітету України. Також він висловив подяку за надану Азербайджаномгуманітарну допомогу в подоланні наслідків збройної агресії Росії, зокремаспричиненої РФ техногенної катастрофи на Каховській ГЕС.</text:p>
      <text:p text:style-name="P4">
</text:p>
      <text:p text:style-name="P4">
Приймаючи вірчі грамоти від Посла Ісламської Республіки Пакистан Надіра Хана,Глава держави висловив переконання в необхідності подальшої активізаціївзаємовигідної співпраці між двома країнами й подякував за надану Пакистаномгуманітарну допомогу українському народові.</text:p>
      <text:p text:style-name="P4">
</text:p>
      <text:p text:style-name="P4">
Під час зустрічі з Послом Ісландії Ханнесом Хейміссоном Президент подякував занепохитну підтримку України на двосторонньому рівні та в межах міжнароднихорганізацій.</text:p>
      <text:p text:style-name="P4">
 <text:span text:style-name="T4">
Читайтетакож:</text:span>
 <text:a xlink:type="simple" xlink:href="https://www.ukrinform.ua/rubric-polytics/3703754-novij-posol-ukraini-v-latvii-rozpocav-svou-robotu.html" text:style-name="Internet_20_link" text:visited-style-name="Visited_20_Internet_20_Link">
 Новий посол України в Латвії розпочав свою роботу</text:a>
</text:p>
      <text:p text:style-name="P4">
Як <text:a xlink:type="simple" xlink:href="https://www.ukrinform.ua/rubric-ato/3725240-zelenskij-priznaciv-posliv-v-indii-kolumbii-ta-brazilii.html" text:style-name="Internet_20_link" text:visited-style-name="Visited_20_Internet_20_Link">
 повідомлялося </text:a>
 , Президент ВолодимирЗеленський призначив послів України в Республіці Індія, Республіці Колумбія таФедеративній Республіці Бразилія.</text:p>
      <text:p text:style-name="P4">
<text:span text:style-name="T5">
Фото: ОП</text:span>
</text:p>
      <text:p text:style-name="P4">
Source: <text:a xlink:type="simple" xlink:href="https://www.ukrinform.ua/rubric-polytics/3726028-zelenskij-prijnav-virci-gramoti-u-posliv-norvegii-svejcarii-azerbajdzanu-pakistanu-ta-islandii.html" text:style-name="Internet_20_link" text:visited-style-name="Visited_20_Internet_20_Link">
https://www.ukrinform.ua/rubric-polytics/3726028-zelenskij-prijnav-virci-gramoti-u-posliv-norvegii-svejcarii-azerbajdzanu-pakistanu-ta-islandii.html</text:a>
</text:p>
      <!--NEWS-->
      <text:h text:style-name="P10" text:outline-level="1">
<text:span text:style-name="T4">
Німеччина надала Україні новий пакет військової допомоги</text:span>
</text:h>
      <text:p text:style-name="P4">
Authors: Ukrinform (Person)</text:p>
      <text:p text:style-name="P4">
Publisher: Укринформ (Organization)</text:p>
      <text:p text:style-name="P4">
Published Time: 2023-06-21T15:51:00+03:00</text:p>
      <text:p text:style-name="P4">
Modified Time: 2023-06-21T15:51:00+03:00</text:p>
      <text:p text:style-name="P4">
Description: Уряд Німеччини у середу, 21 червня, повідомив про передачу Україні чергової партії військової допомоги. — Укрінформ.</text:p>
      <text:p text:style-name="P4">
Images: ['<text:a xlink:type="simple" xlink:href="https://static.ukrinform.com/photos/2023_01/thumb_files/630_360_1674605071-654.jpg" text:style-name="Internet_20_link" text:visited-style-name="Visited_20_Internet_20_Link">
630_360_16746...</text:a>
']</text:p>
      <text:p text:style-name="P4">
Tags: ['Німеччина', 'Україна', 'Зброя', 'Війна з Росією']</text:p>
      <text:p text:style-name="P4">
Type: Article</text:p>
      <!--METADATA-->
      <text:p text:style-name="P4">
<draw:frame draw:style-name="fr1" draw:name="Image78" text:anchor-type="as-char" svg:width="6.9236in" svg:height="3.956343in" draw:z-index="0">
<draw:image xlink:href="../Images/yкринформ/2023-06-21T15-51-00-03-00/630_360_1674605071-654.jpg" xlink:type="simple" xlink:show="embed" xlink:actuate="onLoad" draw:mime-type="image/jpeg"/>
</draw:frame>
 УрядНімеччини у середу, 21 червня, повідомив про передачу Україні чергової партіївійськової допомоги.</text:p>
      <text:p text:style-name="P4">
Список оновлено на сайті Федерального уряду, передає Укрінформ.</text:p>
      <text:p text:style-name="P4">
Зазначається, що новий пакет включає тисячу артилерійських снарядів калібру155 мм, високоточні керовані снаряди калібру 155 мм (кількість не вказується),шість автомобільних засобів для охорони кордону, два тягачі HX81 з колісноюформулою 8х8 та два напівпричепи.</text:p>
      <text:p text:style-name="P4">
Також <text:a xlink:type="simple" xlink:href="https://www.ukrinform.ua/tag-nimeccina" text:style-name="Internet_20_link" text:visited-style-name="Visited_20_Internet_20_Link">
 Німеччина </text:a>
 оголосила пропередачу ракет для ЗРК Patriot, кількість яких не називається.</text:p>
      <text:p text:style-name="P4">
<text:span text:style-name="T4">
Читайте також:</text:span>
 <text:a xlink:type="simple" xlink:href="https://www.ukrinform.ua/rubric-economy/3725688-premer-britanii-ogolosiv-velikij-paket-finansovoi-pidtrimki-dla-ukraini.html" text:style-name="Internet_20_link" text:visited-style-name="Visited_20_Internet_20_Link">
 Прем’єр Британії оголосив великий <text:span text:style-name="T4">
пакет</text:span>
 фінансовоїпідтримки для України </text:a>
</text:p>
      <text:p text:style-name="P4">
Як повідомляв Укрінформ, міністр закордонних справ ФРН Анналена Бербокзаявила, що уряд Німеччини надасть Україні додатково 381 млн євро нагуманітарну допомогу у 2023 році.</text:p>
      <text:p text:style-name="P4">
Source: <text:a xlink:type="simple" xlink:href="https://www.ukrinform.ua/rubric-ato/3725864-nimeccina-nadala-ukraini-novij-paket-vijskovoi-dopomogi.html" text:style-name="Internet_20_link" text:visited-style-name="Visited_20_Internet_20_Link">
https://www.ukrinform.ua/rubric-ato/3725864-nimeccina-nadala-ukraini-novij-paket-vijskovoi-dopomogi.html</text:a>
</text:p>
      <!--NEWS-->
      <text:h text:style-name="P10" text:outline-level="1">
<text:span text:style-name="T4">
Це обурює: директор НАБУ розповів про проблеми з екстрадицією корупціонерів</text:span>
</text:h>
      <text:p text:style-name="P4">
Authors: Ukrinform (Person)</text:p>
      <text:p text:style-name="P4">
Publisher: Укринформ (Organization)</text:p>
      <text:p text:style-name="P4">
Published Time: 2023-06-21T15:52:57+03:00</text:p>
      <text:p text:style-name="P4">
Modified Time: 2023-06-21T15:52:57+03:00</text:p>
      <text:p text:style-name="P4">
Description: Окремі юрисдикції відмовляються екстрадувати в Україну підозрюваних у скоєнні корупційних злочинів через війну. — Укрінформ.</text:p>
      <text:p text:style-name="P4">
Images: ['<text:a xlink:type="simple" xlink:href="https://static.ukrinform.com/photos/2023_06/thumb_files/630_360_1687277314-881.jpg" text:style-name="Internet_20_link" text:visited-style-name="Visited_20_Internet_20_Link">
630_360_16872...</text:a>
']</text:p>
      <text:p text:style-name="P4">
Tags: ['Екстрадиція', 'НАБУ', 'Боротьба з корупцією', 'Кривонос']</text:p>
      <text:p text:style-name="P4">
Type: Article</text:p>
      <!--METADATA-->
      <text:p text:style-name="P4">
<draw:frame draw:style-name="fr1" draw:name="Image79" text:anchor-type="as-char" svg:width="6.9236in" svg:height="3.956343in" draw:z-index="0">
<draw:image xlink:href="../Images/yкринформ/2023-06-21T15-52-57-03-00/630_360_1687277314-881.jpg" xlink:type="simple" xlink:show="embed" xlink:actuate="onLoad" draw:mime-type="image/jpeg"/>
</draw:frame>
 Окреміюрисдикції відмовляються екстрадувати в Україну підозрюваних у скоєннікорупційних злочинів через війну.</text:p>
      <text:p text:style-name="P4">
Про це повідомив директор Національного антикорупційного бюро Семен Кривонос в<text:a xlink:type="simple" xlink:href="https://www.ukrinform.ua/rubric-economy/3725452-semen-krivonos-direktor-nacionalnogo-antikorupcijnogo-buro.html" text:style-name="Internet_20_link" text:visited-style-name="Visited_20_Internet_20_Link">
 інтерв’ю Укрінформу </text:a>
 .</text:p>
      <text:p text:style-name="P4">
“У нас проблема з екстрадицією корупціонерів. Окремі юрисдикції намвідмовляють в екстрадиції через війну. Мільйони українців потерпають черезвійну в країні, і виходить, що у них все окей, а корупціонерам бути тут,бачте, небезпечно! Це обурює. Це той випадок, коли Росія не тільки руйнує нашуінфраструктуру і вбиває людей, а ще й рятує наших корупціонерів, як би сумноце не звучало”, - сказав він.</text:p>
      <text:p text:style-name="P4">
Водночас Кривонос зауважив, що позитивні зрушення у цьому питанні є. Зокрема,з Литви нещодавно екстрадували ексголову правління Державної продовольчо-зернової корпорації Петра Вовчука.</text:p>
      <text:p text:style-name="P4">
<text:span text:style-name="T4">
Читайте також:</text:span>
 <text:a xlink:type="simple" xlink:href="https://www.ukrinform.ua/rubric-polytics/3725791-ofis-genprokurora-spramuvav-zapit-na-ekstradiciu-eksglavi-nacbanku-sevcenka-nabu.html" text:style-name="Internet_20_link" text:visited-style-name="Visited_20_Internet_20_Link">
 Офіс генпрокурора спрямував запит на екстрадицію ексглавиНацбанку Шевченка - НАБУ </text:a>
</text:p>
      <text:p text:style-name="P4">
За словами Кривоноса, у НАБУ багато зв’язків з правоохоронними органамирозвинених країн, слідство часто здобуває інформацію на оперативному рівні,але є проблеми з виконанням запитів у юрисдикціях, які не належать доЄвропейського Союзу. Також є проблема з ненаданням відповідей офшорнимиюрисдикціями.</text:p>
      <text:p text:style-name="P4">
“Це частина їхньої політики. Фактично, вони приховують кошти, хоча і розуміютьможливу природу їх походження”, - вважає директор НАБУ.</text:p>
      <text:p text:style-name="P4">
Як повідомляв Укрінформ, слідча палата Апеляційного суду Шамбері (Франція)ухвалила рішення щодо <text:a xlink:type="simple" xlink:href="https://www.ukrinform.ua/rubric-polytics/3689484-francuzkij-sud-vidmoviv-u-ekstradicii-do-ukraini-eksnardepa-zevago.html" text:style-name="Internet_20_link" text:visited-style-name="Visited_20_Internet_20_Link">
 неможливості екстрадиції в Україну бізнесмена іколишнього народного депутата Костянтина Жеваго</text:a>
 , якому інкримінують розтрату113 млн доларів банку АТ "Банк"Фінанси та Кредит".</text:p>
      <text:p text:style-name="P4">
На думку суду, в Україні, яка перебуває в стані війни, не зможуть забезпечитипрозорий судовий процес у справі бізнесмена.</text:p>
      <text:p text:style-name="P4">
<text:span text:style-name="T4">
Читайте також:</text:span>
 <text:a xlink:type="simple" xlink:href="https://www.ukrinform.ua/rubric-economy/3725854-okremij-pidrozdil-nabu-rozslidue-korupciu-v-ukrzaliznici-z-2015-roku-krivonos.html" text:style-name="Internet_20_link" text:visited-style-name="Visited_20_Internet_20_Link">
 Окремий підрозділ НАБУ розслідує корупцію в Укрзалізниціз 2015 року - <text:span text:style-name="T4">
Кривонос</text:span>
 </text:a>
</text:p>
      <text:p text:style-name="P4">
Україна видала ордер на арешт Жеваго у 2019 році, а міжнародний ордер на арешт– у 2021 році.</text:p>
      <text:p text:style-name="P4">
Сам Жеваго заперечує вчинення будь-яких правопорушень.</text:p>
      <text:p text:style-name="P4">
27 грудня 2022 року за запитом Державного бюро розслідувань французькіправоохоронці затримали Жеваго на курорті Куршевель (Франція).</text:p>
      <text:p text:style-name="P4">
У січні 2023 року суд у місті Шамбері вирішив звільнити Жеваго під заставу в 1мільйон євро до слухання справи про його <text:a xlink:type="simple" xlink:href="https://www.ukrinform.ua/tag-ekstradicia" text:style-name="Internet_20_link" text:visited-style-name="Visited_20_Internet_20_Link">
 екстрадицію</text:a>
 в Україну.</text:p>
      <text:p text:style-name="P4">
Source: <text:a xlink:type="simple" xlink:href="https://www.ukrinform.ua/rubric-polytics/3725863-ce-oburue-direktor-nabu-rozpoviv-pro-problemi-z-ekstradicieu-korupcioneriv.html" text:style-name="Internet_20_link" text:visited-style-name="Visited_20_Internet_20_Link">
https://www.ukrinform.ua/rubric-polytics/3725863-ce-oburue-direktor-nabu-rozpoviv-pro-problemi-z-ekstradicieu-korupcioneriv.html</text:a>
</text:p>
      <!--NEWS-->
      <text:h text:style-name="P10" text:outline-level="1">
<text:span text:style-name="T4">
Зброя для України: посли ЄС підтримали збільшення фонду миру на €3,5 мільярда</text:span>
</text:h>
      <text:p text:style-name="P4">
Authors: Ukrinform (Person)</text:p>
      <text:p text:style-name="P4">
Publisher: Укринформ (Organization)</text:p>
      <text:p text:style-name="P4">
Published Time: 2023-06-21T15:57:00+03:00</text:p>
      <text:p text:style-name="P4">
Modified Time: 2023-06-21T15:57:00+03:00</text:p>
      <text:p text:style-name="P4">
Description: Комітет постійних представників урядів держав-членів Євросоюзу (Coreper II) збільшив на 3,5 млрд євро Європейський фонд миру (EPF), що фінансує зброю для України. — Укрінформ.</text:p>
      <text:p text:style-name="P4">
Images: ['<text:a xlink:type="simple" xlink:href="https://static.ukrinform.com/photos/2020_03/thumb_files/630_360_1583491059-557.jpg" text:style-name="Internet_20_link" text:visited-style-name="Visited_20_Internet_20_Link">
630_360_15834...</text:a>
']</text:p>
      <text:p text:style-name="P4">
Tags: ['Європа', 'Євросоюз', 'Зброя', 'Війна з Росією']</text:p>
      <text:p text:style-name="P4">
Type: Article</text:p>
      <!--METADATA-->
      <text:p text:style-name="P4">
<draw:frame draw:style-name="fr1" draw:name="Image80" text:anchor-type="as-char" svg:width="6.9236in" svg:height="3.956343in" draw:z-index="0">
<draw:image xlink:href="../Images/yкринформ/2023-06-21T15-57-00-03-00/630_360_1583491059-557.jpg" xlink:type="simple" xlink:show="embed" xlink:actuate="onLoad" draw:mime-type="image/jpeg"/>
</draw:frame>
 Комітетпостійних представників урядів держав-членів Євросоюзу (Coreper II) збільшивна 3,5 млрд євро Європейський фонд миру (EPF), що фінансує зброю для України.</text:p>
      <text:p text:style-name="P4">
Як передає Укрінформ, про це у <text:a xlink:type="simple" xlink:href="https://twitter.com/sweden2023eu/status/1671439679353151491" text:style-name="Internet_20_link" text:visited-style-name="Visited_20_Internet_20_Link">
 Твіттері</text:a>
 повідомляєШведське головування у Раді ЄС.</text:p>
      <text:p text:style-name="P4">
«Сьогодні посли ЄС схвалили додаткові €3,5 мільярда (у цінах 2018 року) доЄвропейського фонду миру», - йдеться у повідомленні.</text:p>
      <text:p text:style-name="P4">
Зазначається, що це рішення підтверджує зобов’язання ЄС підтримувати своїхпартнерів у сфері безпеки та оборони.</text:p>
      <text:p text:style-name="P4">
<text:span text:style-name="T4">
Читайте також:</text:span>
 <text:a xlink:type="simple" xlink:href="https://www.ukrinform.ua/rubric-ato/3725834-nato-retelno-vivcae-usi-potrebi-ukraini-abi-vcasno-ih-zabezpecuvati-pomicnik-genseka.html" text:style-name="Internet_20_link" text:visited-style-name="Visited_20_Internet_20_Link">
 НАТО ретельно вивчає усі потреби України, аби вчасно їхзабезпечувати – помічник генсека </text:a>
</text:p>
      <text:p text:style-name="P4">
Як повідомляв Укрінформ, у березні 2021 року Рада ЄС ухвалила новий фінансовийінструмент - Європейський фонд миру ємністю 5 мільярдів євро, який у період2021-2027 рр використовуватиметься для фінансування заходів у межах Спільноїполітики ЄС у сфері закордонних справ і безпеки (CFSP).</text:p>
      <text:p text:style-name="P4">
Саме з цього фонду <text:a xlink:type="simple" xlink:href="https://www.ukrinform.ua/rubric-vidbudova/3718999-evrosouz-vidilae-33-milardi-na-transportnu-infrastrukturu-ukraini.html" text:style-name="Internet_20_link" text:visited-style-name="Visited_20_Internet_20_Link">
 Євросоюз </text:a>
 виділяє кошти на озброєння, яке держави-члени ЄС передаютьУкраїні.</text:p>
      <text:p text:style-name="P4">
Source: <text:a xlink:type="simple" xlink:href="https://www.ukrinform.ua/rubric-ato/3725867-zbroa-dla-ukraini-posli-es-pidtrimali-zbilsenna-fondu-miru-na-35-milarda.html" text:style-name="Internet_20_link" text:visited-style-name="Visited_20_Internet_20_Link">
https://www.ukrinform.ua/rubric-ato/3725867-zbroa-dla-ukraini-posli-es-pidtrimali-zbilsenna-fondu-miru-na-35-milarda.html</text:a>
</text:p>
      <!--NEWS-->
      <text:h text:style-name="P10" text:outline-level="1">
<text:span text:style-name="T4">
кремль блокує допуск представників ООН на лівобережжя Херсонщини</text:span>
</text:h>
      <text:p text:style-name="P4">
Author: ['АРМІЯINFORM']</text:p>
      <text:p text:style-name="P4">
Time: 2023-06-21T16:00:00-04:00</text:p>
      <text:p text:style-name="P4">
Description: ООН нон грата: кремль штучно блокує допуск організації на лівобережжя Херсонщи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8670134_589660509984601_6424248947595925824_n.jpg" text:style-name="Internet_20_link" text:visited-style-name="Visited_20_Internet_20_Link">
348670134_589660509984601_6424248947595925824_n.jpg</text:a>
']</text:p>
      <text:p text:style-name="P4">
Tags: ['ЕКОЦИД', 'ООН', 'СТРАТКОМ']</text:p>
      <text:p text:style-name="P4">
Category: News</text:p>
      <!--METADATA-->
      <text:p text:style-name="P4">
<draw:frame draw:style-name="fr1" draw:name="Image81" text:anchor-type="as-char" svg:width="6.9236in" svg:height="6.9236in" draw:z-index="0">
<draw:image xlink:href="../Images/AРМІЯINFORM/2023-06-21T16-00-00-04-00/348670134_589660509984601_6424248947595925824_n.jpg" xlink:type="simple" xlink:show="embed" xlink:actuate="onLoad" draw:mime-type="image/jpeg"/>
</draw:frame>
</text:p>
      <text:p text:style-name="P4">
ООН нон грата: кремль штучно блокує допуск організації на лівобережжяХерсонщини.</text:p>
      <text:p text:style-name="P4">
Про це на своїй сторінці у Facebook<text:a xlink:type="simple" xlink:href="https://www.facebook.com/StratcomCentreUA/posts/pfbid0CedsgKQwqktTgzPRiKaQHCoqsdWkc13QvNbhY5sAUBPEU7ipX5xSNnEHW7oUvD7Sl" text:style-name="Internet_20_link" text:visited-style-name="Visited_20_Internet_20_Link">
пише</text:a>
Центр стратегічних комунікацій та інформаційної безпеки.</text:p>
      <text:p text:style-name="P4">
З цього приводу цікава й історія з недопущенням ООН до затоплених територійтимчасово окупованої Херсонської області. геннадій гатілов, постпред рф приЖеневській штаб-квартирі ООН, наголосив, що організація «не повинна ігноруватитой факт, що Херсонська область є частиною рф, і відповідно, для їївідвідування необхідно дотримуватися російських законів».</text:p>
      <text:p text:style-name="P4">
пєсков, у свою чергу, напустив звичного диму, заявивши, що ООНівців непускають до постраждалих районів через обстріли.</text:p>
      <text:p text:style-name="P4">
Насправді, координаторка спеціальної гуманітарної місії ООН з України ДенізБраун випустила заяву, в якій йдеться про те, що москва відмовляє Організаціїу допуску на лівий берег, що перебуває під контролем росії.</text:p>
      <text:p text:style-name="P4">
Можливо, москві не сподобалося визначення ООН: «території, що перебувають підтимчасовим контролем росії» (що цілком очевидно, бо міжнародна спільнота невизнає їхнього «приєднання»). Тому росія пішла на принцип і не пустилагуманітарну місію, прикриваючись «турботою про її безпеку».</text:p>
      <text:p text:style-name="P4">
Зараз в українському місті Гола Пристань окупаційна влада оголосила карантин.Тобто нічого нового не відбувається. путін, як і раніше, нехтує життям людейзаради власних цілей. Є що приховувати і кого ховати?</text:p>
      <text:p text:style-name="P4">
Source: <text:a xlink:type="simple" xlink:href="https://armyinform.com.ua/2023/06/21/kreml-blokuye-dopusk-predstavnykiv-oon-na-livoberezhzhya-hersonshhyny/" text:style-name="Internet_20_link" text:visited-style-name="Visited_20_Internet_20_Link">
https://armyinform.com.ua/2023/06/21/kreml-blokuye-dopusk-predstavnykiv-oon-na-livoberezhzhya-hersonshhyny/</text:a>
</text:p>
      <!--NEWS-->
      <text:h text:style-name="P10" text:outline-level="1">
<text:span text:style-name="T4">
Для Укроборонпрому ухвалили стратегію розвитку до 2034 року</text:span>
</text:h>
      <text:p text:style-name="P4">
Authors: Ukrinform (Person)</text:p>
      <text:p text:style-name="P4">
Publisher: Укринформ (Organization)</text:p>
      <text:p text:style-name="P4">
Published Time: 2023-06-21T16:01:38+03:00</text:p>
      <text:p text:style-name="P4">
Modified Time: 2023-06-21T16:01:38+03:00</text:p>
      <text:p text:style-name="P4">
Description: Наглядова рада ДК «Укроборонпром» ухвалила Стратегію, яка визначає пріоритети роботи концерну та його підприємств на 2023-2034 рр. — Укрінформ.</text:p>
      <text:p text:style-name="P4">
Images: ['<text:a xlink:type="simple" xlink:href="https://static.ukrinform.com/photos/2020_12/thumb_files/630_360_1607526642-550.jpg" text:style-name="Internet_20_link" text:visited-style-name="Visited_20_Internet_20_Link">
630_360_16075...</text:a>
']</text:p>
      <text:p text:style-name="P4">
Tags: ['Промисловість', 'Укроборонпром', 'Зброя', 'Виробництво']</text:p>
      <text:p text:style-name="P4">
Type: Article</text:p>
      <!--METADATA-->
      <text:p text:style-name="P4">
<draw:frame draw:style-name="fr1" draw:name="Image82" text:anchor-type="as-char" svg:width="6.9236in" svg:height="3.956343in" draw:z-index="0">
<draw:image xlink:href="../Images/yкринформ/2023-06-21T16-01-38-03-00/630_360_1607526642-550.jpg" xlink:type="simple" xlink:show="embed" xlink:actuate="onLoad" draw:mime-type="image/jpeg"/>
</draw:frame>
 Наглядоварада ДК «Укроборонпром» ухвалила Стратегію, яка визначає пріоритети роботиконцерну та його підприємств на 2023-2034 рр.</text:p>
      <text:p text:style-name="P4">
Про це повідомляє Укрінформ з посиланням на пресслужбу <text:a xlink:type="simple" xlink:href="https://ukroboronprom.com.ua/news/naglyadova-rada-zatverdila-strategicni-prioriteti-rozvitku-ukroboronpromu" text:style-name="Internet_20_link" text:visited-style-name="Visited_20_Internet_20_Link">
 ДК</text:a>
 .</text:p>
      <text:p text:style-name="P4">
«Наглядова рада ухвалила Стратегію, яка визначає пріоритети для концерну тайого підприємств-учасників на 2023-2034 рр. Головним завданням є сталийрозвиток виробничої та технологічної бази для серійного виготовлення іпостачання продукції та робіт, а також – надання послуг оборонного призначеннядля потреб Сил безпеки та оборони України», - йдеться в повідомленні.</text:p>
      <text:p text:style-name="P4">
Серед ключових пріоритетів Укроборонпрому та його підприємств: збереженнятрадиційних науково-технічних і виробничих компетенцій; створення новихтехнологічних і виробничих компетенцій завдяки трансферу технологій відпередових західних компаній; підтримка всього життєвого циклу експлуатаціїновітніх зразків ОВТ.</text:p>
      <text:p text:style-name="P4">
<text:span text:style-name="T4">
Читайте також:</text:span>
 <text:a xlink:type="simple" xlink:href="https://www.ukrinform.ua/rubric-ato/3719652-v-ukroboronpromi-rozpovili-pro-stvorenna-spilnogo-pidpriemstva-z-rheinmetall.html" text:style-name="Internet_20_link" text:visited-style-name="Visited_20_Internet_20_Link">
 В <text:span text:style-name="T4">
Укроборонпром</text:span>
 і розповіли про створення спільногопідприємства з Rheinmetall </text:a>
</text:p>
      <text:p text:style-name="P4">
Одним із визначальних чинників у діяльності підприємств ДК буде забезпеченнядосягнення оперативної сумісності та взаємозамінності між озброєнням івійськовою технікою Сил безпеки й оборони України та держав-членів Альянсузавдяки розвитку широкої кооперації з військово-промисловими компаніями США, атакож інших країн-членів НАТО і ЄС.</text:p>
      <text:p text:style-name="P4">
Документ розроблено командою <text:a xlink:type="simple" xlink:href="https://www.ukrinform.ua/tag-ukroboronprom" text:style-name="Internet_20_link" text:visited-style-name="Visited_20_Internet_20_Link">
 ДК «Укроборонпром»</text:a>
 з урахуванням змінистратегічного середовища (на світовому, регіональному та національному рівні),змін потреб Сил безпеки та оборони України в ОВТ, переформатування міжнароднихринків ОВТ тощо.</text:p>
      <text:p text:style-name="P4">
<text:span text:style-name="T4">
Читайте також:</text:span>
 <text:a xlink:type="simple" xlink:href="https://www.ukrinform.ua/rubric-ato/3725318-ukraina-uspisno-zastosuvala-udarnij-dron-iz-dalnistu-urazenna-1000-kilometriv.html" text:style-name="Internet_20_link" text:visited-style-name="Visited_20_Internet_20_Link">
 Україна успішно застосувала ударний дрон із дальністюураження 1000 кілометрів </text:a>
</text:p>
      <text:p text:style-name="P4">
До обговорення проєкту Стратегії, крім представників вітчизняних науковихустанов та організацій, залучені представники The Institute for DefenseAnalyses – Інституту оборонного аналізу США.</text:p>
      <text:p text:style-name="P4">
Як повідомлялось, у травні уряд оприлюднив постанову про утворенняакціонерного товариства «Українська оборонна промисловість». Це – один зключових кроків до реформування державного сектору оборонно-промисловогокомплексу нашої країни.</text:p>
      <text:p text:style-name="P4">
Реформа відкриває шлях до трансферу новітніх технологій, створення спільнихпідприємств з іноземними партнерами, залучення інвестицій, поглибленогодержавно-приватного партнерства. Що значно підвищить загальну ефективністьдержавного сектору ОПК України, а також матиме особливе значення під час війниз росією та у повоєнний період.</text:p>
      <text:p text:style-name="P4">
Source: <text:a xlink:type="simple" xlink:href="https://www.ukrinform.ua/rubric-economy/3725869-dla-ukroboronpromu-uhvalili-strategiu-rozvitku-do-2034-roku.html" text:style-name="Internet_20_link" text:visited-style-name="Visited_20_Internet_20_Link">
https://www.ukrinform.ua/rubric-economy/3725869-dla-ukroboronpromu-uhvalili-strategiu-rozvitku-do-2034-roku.html</text:a>
</text:p>
      <!--NEWS-->
      <text:h text:style-name="P10" text:outline-level="1">
<text:span text:style-name="T4">
У фінському парламенті обрали нового спікера, який раніше донатив на ЗСУ</text:span>
</text:h>
      <text:p text:style-name="P4">
Authors: Ukrinform (Person)</text:p>
      <text:p text:style-name="P4">
Publisher: Укринформ (Organization)</text:p>
      <text:p text:style-name="P4">
Published Time: 2023-06-21T16:02:00+03:00</text:p>
      <text:p text:style-name="P4">
Modified Time: 2023-06-21T16:02:00+03:00</text:p>
      <text:p text:style-name="P4">
Description: Депутати фінського парламенту обрали у середу, 21 червня, Юссі Халла-ахо новим спікером найвищого законодавчого органу країни. — Укрінформ.</text:p>
      <text:p text:style-name="P4">
Images: ['<text:a xlink:type="simple" xlink:href="https://static.ukrinform.com/photos/2023_06/thumb_files/630_360_1687352407-298.jpg" text:style-name="Internet_20_link" text:visited-style-name="Visited_20_Internet_20_Link">
630_360_16873...</text:a>
']</text:p>
      <text:p text:style-name="P4">
Tags: ['Фінляндія', 'Парламент', 'Вибори', 'Спікер']</text:p>
      <text:p text:style-name="P4">
Type: Article</text:p>
      <!--METADATA-->
      <text:p text:style-name="P4">
<draw:frame draw:style-name="fr1" draw:name="Image83" text:anchor-type="as-char" svg:width="6.9236in" svg:height="3.956343in" draw:z-index="0">
<draw:image xlink:href="../Images/yкринформ/2023-06-21T16-02-00-03-00/630_360_1687352407-298.jpg" xlink:type="simple" xlink:show="embed" xlink:actuate="onLoad" draw:mime-type="image/jpeg"/>
</draw:frame>
 Депутатифінського парламенту обрали у середу, 21 червня, Юссі Халла-ахо новим спікеромнайвищого законодавчого органу країни.</text:p>
      <text:p text:style-name="P4">
Як передає Укрінформ, про це йдеться у пресрелізі парламенту.</text:p>
      <text:p text:style-name="P4">
«На пленарному засіданні в середу, 21 червня, спікером обрано Юссі Халла-ахо.Першим заступником спікера обрано Паулу Рісікко, а другим заступникомзалишиться Тар'я Філатова», - йдеться у пресрелізі.</text:p>
      <text:p text:style-name="P4">
Халла-ахо набрав 134 голоси, а Рісікко - 177. Ще у квітні Філатову обралидругим віцеспікером, і вона продовжить займати цю посаду.</text:p>
      <text:p text:style-name="P4">
<text:span text:style-name="T4">
Читайте також:</text:span>
 <text:a xlink:type="simple" xlink:href="https://www.ukrinform.ua/rubric-world/3723710-u-finlandii-sformovana-pravlaca-uradova-koalicia-na-coli-z-petteri-orpo.html" text:style-name="Internet_20_link" text:visited-style-name="Visited_20_Internet_20_Link">
 У <text:span text:style-name="T4">
Фінляндії</text:span>
 <text:span text:style-name="T4">
сформована</text:span>
 <text:span text:style-name="T4">
правляча</text:span>
 <text:span text:style-name="T4">
урядова</text:span>
<text:span text:style-name="T4">
коаліція</text:span>
 на <text:span text:style-name="T4">
чолі</text:span>
 з <text:span text:style-name="T4">
Петтері</text:span>
 <text:span text:style-name="T4">
Орпо</text:span>
</text:a>
</text:p>
      <text:p text:style-name="P4">
Зазначається, що новообраний спікер Юссі Халла-ахо був членом парламенту в2011–2014 роках і знову з липня 2019 року. Він обраний до парламенту відвиборчого округу <text:a xlink:type="simple" xlink:href="https://www.ukrinform.ua/tag-gelsinki" text:style-name="Internet_20_link" text:visited-style-name="Visited_20_Internet_20_Link">
 Гельсінкі </text:a>
 . З 2014по 2019 роки був членом Європейського парламенту. Халла-ахо був головою партії«Справжні фіни» у 2017–2021 роках.</text:p>
      <text:p text:style-name="P4">
Як повідомляв Укрінформ, на початку січня голова парламентської комісії іззакордонних справ Юссі Халла-ахо заявив, що <text:a xlink:type="simple" xlink:href="https://www.ukrinform.ua/rubric-uarazom/3649360-finskij-deputat-zamoviv-cerez-ukrainskij-servis-napis-na-snaradi-proti-rosijskoi-armii.html" text:style-name="Internet_20_link" text:visited-style-name="Visited_20_Internet_20_Link">
 замовив через український сервісSignMyRocket напис на артилерійському снаряді.</text:a>
</text:p>
      <text:p text:style-name="P4">
<text:span text:style-name="T5">
Фото: Пресслужба парламенту Фінляндії</text:span>
</text:p>
      <text:p text:style-name="P4">
Source: <text:a xlink:type="simple" xlink:href="https://www.ukrinform.ua/rubric-world/3725871-u-finskomu-parlamenti-obrali-novogo-spikera-akij-ranise-donativ-na-zsu.html" text:style-name="Internet_20_link" text:visited-style-name="Visited_20_Internet_20_Link">
https://www.ukrinform.ua/rubric-world/3725871-u-finskomu-parlamenti-obrali-novogo-spikera-akij-ranise-donativ-na-zsu.html</text:a>
</text:p>
      <!--NEWS-->
      <text:h text:style-name="P10" text:outline-level="1">
<text:span text:style-name="T4">
Оператор ГТС отримає газорозподільні станції на 300 мільйонів від Фонду підтримки енергетики України</text:span>
</text:h>
      <text:p text:style-name="P4">
Authors: Ukrinform (Person)</text:p>
      <text:p text:style-name="P4">
Publisher: Укринформ (Organization)</text:p>
      <text:p text:style-name="P4">
Published Time: 2023-06-21T16:03:28+03:00</text:p>
      <text:p text:style-name="P4">
Modified Time: 2023-06-21T16:03:28+03:00</text:p>
      <text:p text:style-name="P4">
Description: «Оператор ГТС України» отримає від Фонду підтримки енергетики України обладнання для відновлення пошкоджених та деокупованих об’єктів на суму 300 млн грн. — Укрінформ.</text:p>
      <text:p text:style-name="P4">
Images: ['<text:a xlink:type="simple" xlink:href="https://static.ukrinform.com/photos/2023_06/thumb_files/630_360_1687352526-964.jpg" text:style-name="Internet_20_link" text:visited-style-name="Visited_20_Internet_20_Link">
630_360_16873...</text:a>
']</text:p>
      <text:p text:style-name="P4">
Tags: ['Енергетика', 'ГТС України', 'допомога']</text:p>
      <text:p text:style-name="P4">
Type: Article</text:p>
      <!--METADATA-->
      <text:p text:style-name="P4">
<draw:frame draw:style-name="fr1" draw:name="Image84" text:anchor-type="as-char" svg:width="6.9236in" svg:height="3.956343in" draw:z-index="0">
<draw:image xlink:href="../Images/yкринформ/2023-06-21T16-03-28-03-00/630_360_1687352526-964.jpg" xlink:type="simple" xlink:show="embed" xlink:actuate="onLoad" draw:mime-type="image/jpeg"/>
</draw:frame>
 «ОператорГТС України» отримає від Фонду підтримки енергетики України обладнання длявідновлення пошкоджених та деокупованих об’єктів на суму 300 млн грн.</text:p>
      <text:p text:style-name="P4">
Як передає Укрінформ, про це повідомляє пресслужба <text:a xlink:type="simple" xlink:href="https://tsoua.com/news/ogtsu-otrymaye-vid-fondu-pidtrymky-energetyky-ukrayiny-fondu-obladnannya-dlya-vidnovlennya-poshkodzhenyh-ta-deokupovanyh-obyektiv-na-sumu-300-mln-grn/" text:style-name="Internet_20_link" text:visited-style-name="Visited_20_Internet_20_Link">
 ОГТСУ</text:a>
 .</text:p>
      <text:p text:style-name="P4">
«Оператор ГТС України (ОГТСУ) отримає п’ять автоматичних газорозподільнихстанцій (АГРС) потужністю 5 000 м3/год і вартістю 300 млн грн у межах допомогивід Фонду підтримки енергетики України, створеному при СекретаріатіЕнергетичного Співтовариства у співпраці з Міністерством енергетики України,Європейським Союзом та міжнародними донорами», – йдеться у повідомленні.</text:p>
      <text:p text:style-name="P4">
Зазначається, що газорозподільні станції допоможуть відновити об’єкти ГТС,пошкоджені внаслідок збройної агресії РФ, зокрема на сході та півдні України.А сучасне автоматизоване обладнання провідних європейських виробниківдозволить підприємству експлуатувати ці об’єкти більш ефективно та безпечно.</text:p>
      <text:p text:style-name="P4">
Зокрема, Фонд підтримки енергетики України отримав внески від Німеччини,Великобританії, Європейського Союзу, Іспанії, Ісландії, Данії та донорів зприватного сектора. Відповідальність за управління коштами покладено наСекретаріат Енергетичного Співтовариства, а послуги агента із закупівель надаєкомпанія Tetra Tech ES Inc. у межах Проєкту енергетичної безпеки USAID.</text:p>
      <text:p text:style-name="P4">
<text:span text:style-name="T4">
Читайте також:</text:span>
 <text:a xlink:type="simple" xlink:href="https://www.ukrinform.ua/rubric-economy/3706319-operator-gts-sukae-novih-mozlivostej-transportuvanna-gazu.html" text:style-name="Internet_20_link" text:visited-style-name="Visited_20_Internet_20_Link">
 Оператор ГТС шукає нових можливостей транспортування газу</text:a>
</text:p>
      <text:p text:style-name="P4">
“Ми вдячні Фонду за вагому підтримку у забезпеченні безперебійної роботи ГТС вумовах воєнного часу. Нове обладнання допоможе нам відновити безперебійнетранспортування газу жителям територій, що постраждали від бойових дій”, –сказав генеральний директор ОГТСУ Дмитро Липпа.</text:p>
      <text:p text:style-name="P4">
Як повідомлялося, Фонд підтримки енергетики України створено у квітні 2022року Секретаріатом Енергетичного співтовариства на запит Європейської комісіїта за погодженням з <text:a xlink:type="simple" xlink:href="https://www.ukrinform.ua/tag-minenergo" text:style-name="Internet_20_link" text:visited-style-name="Visited_20_Internet_20_Link">
 Міністерством енергетики </text:a>
 . Фонд дає можливість урядам, міжнародним фінансовим організаціям,а також приватним донорам надавати екстрену підтримку українськомуенергетичному сектору.</text:p>
      <text:p text:style-name="P4">
Внески до Фонду підтримки енергетики України вже становлять понад 219 млнєвро, з них на рахунку – 155 млн євро, решта – публічно задекларованіпотенційними донорами.</text:p>
      <text:p text:style-name="P4">
<text:span text:style-name="T5">
Фото: ОГТСУ</text:span>
</text:p>
      <text:p text:style-name="P4">
Source: <text:a xlink:type="simple" xlink:href="https://www.ukrinform.ua/rubric-economy/3725872-operator-gts-otrimae-gazorozpodilni-stancii-na-300-miljoniv-vid-fondu-pidtrimki-energetiki-ukraini.html" text:style-name="Internet_20_link" text:visited-style-name="Visited_20_Internet_20_Link">
https://www.ukrinform.ua/rubric-economy/3725872-operator-gts-otrimae-gazorozpodilni-stancii-na-300-miljoniv-vid-fondu-pidtrimki-energetiki-ukraini.html</text:a>
</text:p>
      <!--NEWS-->
      <text:h text:style-name="P10" text:outline-level="1">
<text:span text:style-name="T4">
Російські загарбники закликають виїхати жителів села Рикове на Херсонщині – ЗМІ</text:span>
</text:h>
      <text:p text:style-name="P4">
Authors: Ukrinform (Person)</text:p>
      <text:p text:style-name="P4">
Publisher: Укринформ (Organization)</text:p>
      <text:p text:style-name="P4">
Published Time: 2023-06-21T16:10:00+03:00</text:p>
      <text:p text:style-name="P4">
Modified Time: 2023-06-21T16:10:00+03:00</text:p>
      <text:p text:style-name="P4">
Description: Російські загарбники закликають жителів села Рикове на Херсонщині покинути населений пункт.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Херсонщина', 'Окупація', 'Війна з Росією']</text:p>
      <text:p text:style-name="P4">
Type: Article</text:p>
      <!--METADATA-->
      <text:p text:style-name="P4">
<draw:frame draw:style-name="fr1" draw:name="Image85" text:anchor-type="as-char" svg:width="6.9236in" svg:height="3.956343in" draw:z-index="0">
<draw:image xlink:href="../Images/yкринформ/2023-06-21T16-10-00-03-00/630_360_1668461240-442.jpg" xlink:type="simple" xlink:show="embed" xlink:actuate="onLoad" draw:mime-type="image/jpeg"/>
</draw:frame>
 Російськізагарбники закликають жителів села Рикове на Херсонщині покинути населенийпункт.</text:p>
      <text:p text:style-name="P4">
Як передає Укрінформ, про це повідомляє херсонське видання <text:a xlink:type="simple" xlink:href="https://most.ks.ua/news/url/okupanti-zaklikajut-zhiteliv-sela-rikove-na-hersonschini-pokinuti-naselenij-punkt/" text:style-name="Internet_20_link" text:visited-style-name="Visited_20_Internet_20_Link">
 «Мост»</text:a>
 зпосиланням на повідомлення самопроголошеної влади.</text:p>
      <text:p text:style-name="P4">
«Окупаційна влада закликає жителів села Рикове Генічеського району Херсонщинитерміново виїхати з населеного пункту. Про це повідомляє «адміністрація»Генічеського району у Telegram», - йдеться у повідомленні.</text:p>
      <text:p text:style-name="P4">
Як зазначається, загарбники заявляють, що в населеному пункті небезпечно,проте жодних подробиць не озвучують. Також невідомо, куди саме мають виїжджатимісцеві мешканці, адже жодної інформації про <text:a xlink:type="simple" xlink:href="https://www.ukrinform.ua/tag-evakuacia" text:style-name="Internet_20_link" text:visited-style-name="Visited_20_Internet_20_Link">
 евакуаційні</text:a>
 маршрути оприлюднено не було.</text:p>
      <text:p text:style-name="P4">
Як повідомлялося, на тимчасово захопленій території Херсонщини вранці 18червня <text:a xlink:type="simple" xlink:href="https://www.ukrinform.ua/rubric-regions/3724347-u-zagarbnikiv-na-hersonsini-rankova-bavovna-detonue-velikij-sklad-boepripasiv.html" text:style-name="Internet_20_link" text:visited-style-name="Visited_20_Internet_20_Link">
 пролунали потужні вибухи </text:a>
 . У Рикові детонував великий склад боєприпасів росіян.</text:p>
      <text:p text:style-name="P4">
<text:span text:style-name="T4">
Читайте також:</text:span>
 <text:a xlink:type="simple" xlink:href="https://www.ukrinform.ua/rubric-ato/3724397-u-povitranih-silah-pidtverdili-znisenna-skladu-boepripasiv-zagarbnikiv-na-hersonsini.html" text:style-name="Internet_20_link" text:visited-style-name="Visited_20_Internet_20_Link">
 У Повітряних силах підтвердили знищення складубоєприпасів загарбників на Херсонщині </text:a>
</text:p>
      <text:p text:style-name="P4">
На загарбаній території Херсонщини у Генічеському районі військові РФ, післявлучання у військовий склад в селищі Рикове, встановили посилені блокпости,також проводятся подворові обходи.</text:p>
      <text:p text:style-name="P4">
Згодом з’явилася інформація, що у селищі Рикове на Херсонщині <text:a xlink:type="simple" xlink:href="https://www.ukrinform.ua/rubric-ato/3725405-u-rikovomu-na-hersonsini-rosiani-virisili-pidirvati-20-tonn-svoih-boepripasiv-zmi.html" text:style-name="Internet_20_link" text:visited-style-name="Visited_20_Internet_20_Link">
 російськізагарбники збираються підірвати свої боєприпаси</text:a>
 , що залишилисяв підвальних приміщеннях елеватора і які ще не здетонували.</text:p>
      <text:p text:style-name="P4">
Source: <text:a xlink:type="simple" xlink:href="https://www.ukrinform.ua/rubric-regions/3725875-rosijski-zagarbniki-zaklikaut-viihati-ziteliv-sela-rikove-na-hersonsini-zmi.html" text:style-name="Internet_20_link" text:visited-style-name="Visited_20_Internet_20_Link">
https://www.ukrinform.ua/rubric-regions/3725875-rosijski-zagarbniki-zaklikaut-viihati-ziteliv-sela-rikove-na-hersonsini-zmi.html</text:a>
</text:p>
      <!--NEWS-->
      <text:h text:style-name="P10" text:outline-level="1">
<text:span text:style-name="T4">
Іран провів переговори з приводу ядерного пакту з посередником ЄС</text:span>
</text:h>
      <text:p text:style-name="P4">
Authors: Ukrinform (Person)</text:p>
      <text:p text:style-name="P4">
Publisher: Укринформ (Organization)</text:p>
      <text:p text:style-name="P4">
Published Time: 2023-06-21T16:12:54+03:00</text:p>
      <text:p text:style-name="P4">
Modified Time: 2023-06-21T16:12:54+03:00</text:p>
      <text:p text:style-name="P4">
Description: Іран провів переговори в Катарі з представником Європейського Союзу Енріке Мора, який координує переговори між Тегераном і шістьма державами щодо відновлення ядерного пакту 2015 року. — Укрінформ.</text:p>
      <text:p text:style-name="P4">
Images: ['<text:a xlink:type="simple" xlink:href="https://static.ukrinform.com/photos/2023_05/thumb_files/630_360_1685368049-244.jpg" text:style-name="Internet_20_link" text:visited-style-name="Visited_20_Internet_20_Link">
630_360_16853...</text:a>
']</text:p>
      <text:p text:style-name="P4">
Tags: ['Євросоюз', 'Іран', 'Катар', 'Ядерна угода']</text:p>
      <text:p text:style-name="P4">
Type: Article</text:p>
      <!--METADATA-->
      <text:p text:style-name="P4">
<draw:frame draw:style-name="fr1" draw:name="Image86" text:anchor-type="as-char" svg:width="6.9236in" svg:height="3.956343in" draw:z-index="0">
<draw:image xlink:href="../Images/yкринформ/2023-06-21T16-12-54-03-00/630_360_1685368049-244.jpg" xlink:type="simple" xlink:show="embed" xlink:actuate="onLoad" draw:mime-type="image/jpeg"/>
</draw:frame>
 Іранпровів переговори в Катарі з представником Європейського Союзу Енріке Мора,який координує переговори між Тегераном і шістьма державами щодо відновленняядерного пакту 2015 року.</text:p>
      <text:p text:style-name="P4">
Як передає Укрінформ, про це повідомляє <text:a xlink:type="simple" xlink:href="https://www.reuters.com/world/iran-holds-talks-with-eu-mediator-mora-qatar-2023-06-21/" text:style-name="Internet_20_link" text:visited-style-name="Visited_20_Internet_20_Link">
 Reuters</text:a>
 із посиланням на провідного іранського переговірника зядерної програми Алі Багері Кані.</text:p>
      <text:p text:style-name="P4">
Переговори між Іраном і світовими державами щодо відновлення угоди 2015 року,покликаної обмежити спірну ядерну програму Тегерана в обмін на послабленнясанкцій, зайшли в глухий кут у вересні минулого року, йдеться в повідомленні.</text:p>
      <text:p text:style-name="P4">
"Провів серйозну і конструктивну зустріч з Морою в Досі (столиця Катару -ред.). Ми обмінялися думками і обговорили низку питань, включаючи переговорипро зняття санкцій", - написав Багері Кані у своєму Твіттері.</text:p>
      <text:p text:style-name="P4">
<text:span text:style-name="T4">
Читайте також:</text:span>
 <text:a xlink:type="simple" xlink:href="https://www.ukrinform.ua/rubric-economy/3543884-peregovori-sodo-iranskoi-adernoi-ugodi-porodili-se-bilsu-neviznacenist-bloomberg.html" text:style-name="Internet_20_link" text:visited-style-name="Visited_20_Internet_20_Link">
 Переговори щодо Іранської ядерної угоди породили щебільшу невизначеність - Bloomberg </text:a>
</text:p>
      <text:p text:style-name="P4">
Варто зазначити, що у 2018 році тодішній президент <text:a xlink:type="simple" xlink:href="https://www.ukrinform.ua/tag-ssa" text:style-name="Internet_20_link" text:visited-style-name="Visited_20_Internet_20_Link">
 США</text:a>
 Дональд Трамп вийшов з ядерного пакту івідновив санкції проти Ірану, який у відповідь порушив угоду, відновившизапаси збагаченого урану.</text:p>
      <text:p text:style-name="P4">
Як повідомляв Укрінформ, влада Ірану спростувала повідомлення про те, щокраїна веде переговори зі США щодо тимчасової ядерної угоди, з метою домогтисяпослаблення санкцій.</text:p>
      <text:p text:style-name="P4">
<text:span text:style-name="T5">
Фото: Getty Images</text:span>
</text:p>
      <text:p text:style-name="P4">
Source: <text:a xlink:type="simple" xlink:href="https://www.ukrinform.ua/rubric-world/3725876-iran-proviv-peregovori-z-privodu-adernogo-paktu-z-poserednikom-es.html" text:style-name="Internet_20_link" text:visited-style-name="Visited_20_Internet_20_Link">
https://www.ukrinform.ua/rubric-world/3725876-iran-proviv-peregovori-z-privodu-adernogo-paktu-z-poserednikom-es.html</text:a>
</text:p>
      <!--NEWS-->
      <text:h text:style-name="P10" text:outline-level="1">
<text:span text:style-name="T4">
«Будинок із комахами» у Києві внесли до Держреєстру нерухомих пам’яток</text:span>
</text:h>
      <text:p text:style-name="P4">
Authors: Ukrinform (Person)</text:p>
      <text:p text:style-name="P4">
Publisher: Укринформ (Organization)</text:p>
      <text:p text:style-name="P4">
Published Time: 2023-06-21T16:14:00+03:00</text:p>
      <text:p text:style-name="P4">
Modified Time: 2023-06-21T16:14:00+03:00</text:p>
      <text:p text:style-name="P4">
Description: Будинок Марії Станіславської за адресою Володимирська, 93 внесли до Державного реєстру нерухомих пам’яток України за категорією "Пам’ятка архітектури місцевого значення". — Укрінформ.</text:p>
      <text:p text:style-name="P4">
Images: ['<text:a xlink:type="simple" xlink:href="https://static.ukrinform.com/photos/2023_06/thumb_files/630_360_1687353039-238.jpg" text:style-name="Internet_20_link" text:visited-style-name="Visited_20_Internet_20_Link">
630_360_16873...</text:a>
']</text:p>
      <text:p text:style-name="P4">
Tags: ["Пам'ятка", 'Київ', 'МКІП ']</text:p>
      <text:p text:style-name="P4">
Type: Article</text:p>
      <!--METADATA-->
      <text:p text:style-name="P4">
<draw:frame draw:style-name="fr1" draw:name="Image87" text:anchor-type="as-char" svg:width="6.9236in" svg:height="3.956343in" draw:z-index="0">
<draw:image xlink:href="../Images/yкринформ/2023-06-21T16-14-00-03-00/630_360_1687353039-238.jpg" xlink:type="simple" xlink:show="embed" xlink:actuate="onLoad" draw:mime-type="image/jpeg"/>
</draw:frame>
 БудинокМарії Станіславської за адресою Володимирська, 93 внесли до Державного реєструнерухомих пам’яток України за категорією "Пам’ятка архітектури місцевогозначення".</text:p>
      <text:p text:style-name="P4">
Відповідний <text:a xlink:type="simple" xlink:href="https://mkip.gov.ua/files/pdf/%D0%BD%D0%B0%D0%BA%D0%B0%D0%B7_%D0%9A%D0%B8%D1%97%D0%B2__%D0%92%D0%BE%D0%BB%D0%BE%D0%B4%D0%B8%D0%BC%D0%B8%D1%80%D1%81%D1%8C%D0%BA%D0%B0__93.pdf" text:style-name="Internet_20_link" text:visited-style-name="Visited_20_Internet_20_Link">
 наказ №332</text:a>
оприлюднило Міністерство культури та інформаційної політики. Про це повідомляєпресслужба МКІП у <text:a xlink:type="simple" xlink:href="https://t.me/mkipu/6524" text:style-name="Internet_20_link" text:visited-style-name="Visited_20_Internet_20_Link">
 Телеграмі </text:a>
 , передає Укрінформ.</text:p>
      <text:p text:style-name="P4">
"Київській міській військовій адміністрації було доручено поінформувативласника <text:a xlink:type="simple" xlink:href="https://www.ukrinform.ua/tag-pamatka" text:style-name="Internet_20_link" text:visited-style-name="Visited_20_Internet_20_Link">
 пам’ятки </text:a>
 культурноїспадщини про занесення пам’ятки до Державного реєстру, а також протягом 2023року забезпечити приведення облікової документації на пам’ятку увідповідність", - йдеться в повідомленні.</text:p>
      <text:p text:style-name="P4">
Також у відомстві зазначають, що КМВА має забезпечити розробку та затвердженнянауково-проєктної документації з визначення меж й режимів використаннятериторії цієї пам’ятки. Водночас київська влада має розробити технічнудокументацію із землеустрою щодо встановлення меж території пам’яткикультурної спадщини.</text:p>
      <text:p text:style-name="P4">
<text:span text:style-name="T4">
Читайте також:</text:span>
 <text:a xlink:type="simple" xlink:href="https://www.ukrinform.ua/rubric-culture/3723864-v-odesi-rozsirili-zonu-unesko.html" text:style-name="Internet_20_link" text:visited-style-name="Visited_20_Internet_20_Link">
 В Одесі розширили зону ЮНЕСКО</text:a>
</text:p>
      <text:p text:style-name="P4">
Як повідомляв Укрінформ, <text:a xlink:type="simple" xlink:href="https://www.ukrinform.ua/rubric-culture/3724905-mkip-gotove-vnesti-budinok-na-volodimirskij-u-kievi-do-reestru-pamatok.html" text:style-name="Internet_20_link" text:visited-style-name="Visited_20_Internet_20_Link">
 МКІП внесе будинок</text:a>
 по вулиці Володимирській21\20 в Києві до Реєстру пам’яток, щойно Київська міська військоваадміністрація надасть необхідні документи.</text:p>
      <text:p text:style-name="P4">
<text:span text:style-name="T5">
Фото: Тетяна Асадчева</text:span>
</text:p>
      <text:p text:style-name="P4">
Source: <text:a xlink:type="simple" xlink:href="https://www.ukrinform.ua/rubric-kyiv/3725877-budinok-iz-komahami-u-kievi-vnesli-do-derzreestru-neruhomih-pamatok.html" text:style-name="Internet_20_link" text:visited-style-name="Visited_20_Internet_20_Link">
https://www.ukrinform.ua/rubric-kyiv/3725877-budinok-iz-komahami-u-kievi-vnesli-do-derzreestru-neruhomih-pamatok.html</text:a>
</text:p>
      <!--NEWS-->
      <text:h text:style-name="P10" text:outline-level="1">
<text:span text:style-name="T4">
Зеленський нагородив 106 військових, 63 із них - посмертно</text:span>
</text:h>
      <text:p text:style-name="P4">
Authors: Ukrinform (Person)</text:p>
      <text:p text:style-name="P4">
Publisher: Укринформ (Organization)</text:p>
      <text:p text:style-name="P4">
Published Time: 2023-06-21T16:17:00+03:00</text:p>
      <text:p text:style-name="P4">
Modified Time: 2023-06-21T16:17:00+03:00</text:p>
      <text:p text:style-name="P4">
Description: Президент Володимир Зеленський відзначив державними нагородами 106 військовослужбовців, 63 із них посмертно.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Нагорода', 'Військові', 'Зеленський', 'Війна з Росією']</text:p>
      <text:p text:style-name="P4">
Type: Article</text:p>
      <!--METADATA-->
      <text:p text:style-name="P4">
<draw:frame draw:style-name="fr1" draw:name="Image88" text:anchor-type="as-char" svg:width="6.9236in" svg:height="3.956343in" draw:z-index="0">
<draw:image xlink:href="../Images/yкринформ/2023-06-21T16-17-00-03-00/630_360_1664387283-922.jpg" xlink:type="simple" xlink:show="embed" xlink:actuate="onLoad" draw:mime-type="image/jpeg"/>
</draw:frame>
 ПрезидентВолодимир Зеленський відзначив державними нагородами 106 військовослужбовців,63 із них посмертно.</text:p>
      <text:p text:style-name="P4">
Відповідний указ опублікований на <text:a xlink:type="simple" xlink:href="https://www.president.gov.ua/documents/3452023-47109" text:style-name="Internet_20_link" text:visited-style-name="Visited_20_Internet_20_Link">
 сайті глави держави</text:a>
 , повідомляєУкрінформ.</text:p>
      <text:p text:style-name="P4">
Згідно з документом, нагороди присвоєно «за особисту мужність, виявлену узахисті державного суверенітету та територіальної цілісності України,самовіддане виконання військового обов’язку».</text:p>
      <text:p text:style-name="P4">
<text:a xlink:type="simple" xlink:href="https://www.ukrinform.ua/tag-vijskovi" text:style-name="Internet_20_link" text:visited-style-name="Visited_20_Internet_20_Link">
 Захисники </text:a>
 удостоєні орденів БогданаХмельницького, "За мужність" та медалей “За військову службу Україні”,"Захиснику Вітчизни".</text:p>
      <text:p text:style-name="P4">
<text:span text:style-name="T4">
Читайте також:</text:span>
 <text:a xlink:type="simple" xlink:href="https://www.ukrinform.ua/rubric-ato/3722983-prezident-vidznaciv-derznagorodami-320-vijskovih-128-z-nih-posmertno.html" text:style-name="Internet_20_link" text:visited-style-name="Visited_20_Internet_20_Link">
 Президент відзначив держнагородами 320 військових, 128 зних — посмертно </text:a>
</text:p>
      <text:p text:style-name="P4">
Як <text:a xlink:type="simple" xlink:href="https://www.ukrinform.ua/rubric-ato/3725195-zelenskij-nagorodiv-643-ukrainskih-zahisnikiv-z-nih-180-posmertno.html" text:style-name="Internet_20_link" text:visited-style-name="Visited_20_Internet_20_Link">
 повідомлялося </text:a>
 , указамиПрезидента від 19 червня державними нагородами відзначено 643військовослужбовців, з них 180 посмертно.</text:p>
      <text:p text:style-name="P4">
Source: <text:a xlink:type="simple" xlink:href="https://www.ukrinform.ua/rubric-ato/3725882-zelenskij-nagorodiv-106-vijskovih-63-iz-nih-posmertno.html" text:style-name="Internet_20_link" text:visited-style-name="Visited_20_Internet_20_Link">
https://www.ukrinform.ua/rubric-ato/3725882-zelenskij-nagorodiv-106-vijskovih-63-iz-nih-posmertno.html</text:a>
</text:p>
      <!--NEWS-->
      <text:h text:style-name="P10" text:outline-level="1">
<text:span text:style-name="T4">
Україна в майбутньому планує значно збільшити експорт енергії та газу</text:span>
</text:h>
      <text:p text:style-name="P4">
Authors: Ukrinform (Person)</text:p>
      <text:p text:style-name="P4">
Publisher: Укринформ (Organization)</text:p>
      <text:p text:style-name="P4">
Published Time: 2023-06-21T16:20:00+03:00</text:p>
      <text:p text:style-name="P4">
Modified Time: 2023-06-21T23:20:00+03:00</text:p>
      <text:p text:style-name="P4">
Description: Україна в майбутній перспективі зможе експортувати до Європи близько 700 ТВт-год. енергії та 15 млрд кубометрів природного газу. — Укрінформ.</text:p>
      <text:p text:style-name="P4">
Images: ['<text:a xlink:type="simple" xlink:href="https://static.ukrinform.com/photos/2023_04/thumb_files/630_360_1682721995-288.jpg" text:style-name="Internet_20_link" text:visited-style-name="Visited_20_Internet_20_Link">
630_360_16827...</text:a>
']</text:p>
      <text:p text:style-name="P4">
Tags: ['Експорт', 'Енергетика', 'Газ', 'Реекспорт газу']</text:p>
      <text:p text:style-name="P4">
Type: Article</text:p>
      <!--METADATA-->
      <text:p text:style-name="P4">
<draw:frame draw:style-name="fr1" draw:name="Image89" text:anchor-type="as-char" svg:width="6.9236in" svg:height="3.956343in" draw:z-index="0">
<draw:image xlink:href="../Images/yкринформ/2023-06-21T16-20-00-03-00/630_360_1682721995-288.jpg" xlink:type="simple" xlink:show="embed" xlink:actuate="onLoad" draw:mime-type="image/jpeg"/>
</draw:frame>
 Україна вмайбутній перспективі зможе експортувати до Європи близько 700 ТВт-год.енергії та 15 млрд кубометрів природного газу.</text:p>
      <text:p text:style-name="P4">
Як передає Укрінформ, про це заявив заступник керівника Офісу ПрезидентаРостислав Шурма під час Конференції з питань відновлення України в Лондоні.</text:p>
      <text:p text:style-name="P4">
«Коли ми розбудуємо промисловість «зеленої сталі» в Україні, будемо говоритипро 150-160 тисяч ТВт-год. Якщо ми розбудуємо промисловість зелених добрив вУкраїні і постачатимемо 2,5 млн тонн зеленого аміаку в Європу, тоді будемоговорити про додаткові 70 ТВт-год. 3,5 млн тонн водню дадуть ще додаткові 20ТВт-год. електрики. Тому загалом це становитиме близько 700 ТВт-год.додаткових потужностей», – сказав Шурма.</text:p>
      <text:p text:style-name="P4">
<text:span text:style-name="T4">
Читайте також:</text:span>
 <text:span text:style-name="T4">
<text:a xlink:type="simple" xlink:href="https://www.ukrinform.ua/rubric-economy/3725880-agrarii-prosat-urad-vziti-zahodiv-dla-zabezpecenna-eksportu-ukrainskoi-produkcii.html" text:style-name="Internet_20_link" text:visited-style-name="Visited_20_Internet_20_Link">
 Аграрії просять уряд вжити заходів для забезпеченняекспорту української продукції </text:a>
 </text:span>
</text:p>
      <text:p text:style-name="P4">
За його словами, Україні також необхідний енергомікс, виробництво якого можнадосягнути через 10-30 років. Тоді Україна зможе запропонувати 140 ГВт. вітру,94 ГВт. сонячної енергії та 30 ГВт. ядерної енергії.</text:p>
      <text:p text:style-name="P4">
Шурма також підкреслив, що Україна в майбутньому зможе експортувати 10 млрдкубометрів біометану та 15 млрд кубометрів природного газу.</text:p>
      <text:p text:style-name="P4">
<text:span text:style-name="T4">
Читайте також:</text:span>
 <text:span text:style-name="T4">
<text:a xlink:type="simple" xlink:href="https://www.ukrinform.ua/rubric-economy/3724749-ukraina-moze-stati-gazovim-sejfom-dla-evropi-ekspert.html" text:style-name="Internet_20_link" text:visited-style-name="Visited_20_Internet_20_Link">
 Україна може стати «газовим сейфом» для Європи -експерт </text:a>
 </text:span>
</text:p>
      <text:p text:style-name="P4">
Як повідомлялося, 21 червня у Лондоні розпочалась міжнародна Конференція звідновлення України, яка визначить першочергові, середньострокові таперспективні завдання з повоєнної відбудови та модернізації держави.</text:p>
      <text:p text:style-name="P4">
Source: <text:a xlink:type="simple" xlink:href="https://www.ukrinform.ua/rubric-economy/3726030-ukraina-v-majbutnomu-planue-znacno-zbilsiti-eksport-energii-ta-gazu.html" text:style-name="Internet_20_link" text:visited-style-name="Visited_20_Internet_20_Link">
https://www.ukrinform.ua/rubric-economy/3726030-ukraina-v-majbutnomu-planue-znacno-zbilsiti-eksport-energii-ta-gazu.html</text:a>
</text:p>
      <!--NEWS-->
      <text:h text:style-name="P10" text:outline-level="1">
<text:span text:style-name="T4">
Аграрії просять уряд вжити заходів для забезпечення експорту української продукції</text:span>
</text:h>
      <text:p text:style-name="P4">
Authors: Ukrinform (Person)</text:p>
      <text:p text:style-name="P4">
Publisher: Укринформ (Organization)</text:p>
      <text:p text:style-name="P4">
Published Time: 2023-06-21T16:20:35+03:00</text:p>
      <text:p text:style-name="P4">
Modified Time: 2023-06-21T16:20:35+03:00</text:p>
      <text:p text:style-name="P4">
Description: Асоціація "Український клуб аграрного бізнесу" разом з провідними аграрними асоціаціями звернулися до Прем’єр-міністра Дениса Шмигаля з проханням врегулювати ситуацію з експортом української продукції, а також вжити ряд заходів для підтримки агросектору. — Укрінформ.</text:p>
      <text:p text:style-name="P4">
Images: ['<text:a xlink:type="simple" xlink:href="https://static.ukrinform.com/photos/2018_04/thumb_files/630_360_1523023895-8949.jpg" text:style-name="Internet_20_link" text:visited-style-name="Visited_20_Internet_20_Link">
630_360_15230...</text:a>
']</text:p>
      <text:p text:style-name="P4">
Tags: ['Експорт', 'Євросоюз', 'Кабмін', 'Аграрії', 'Шмигаль']</text:p>
      <text:p text:style-name="P4">
Type: Article</text:p>
      <!--METADATA-->
      <text:p text:style-name="P4">
<draw:frame draw:style-name="fr1" draw:name="Image90" text:anchor-type="as-char" svg:width="6.9236in" svg:height="3.956343in" draw:z-index="0">
<draw:image xlink:href="../Images/yкринформ/2023-06-21T16-20-35-03-00/630_360_1523023895-8949.jpg" xlink:type="simple" xlink:show="embed" xlink:actuate="onLoad" draw:mime-type="image/jpeg"/>
</draw:frame>
 Асоціація"Український клуб аграрного бізнесу" разом з провідними аграрними асоціаціямизвернулися до Прем’єр-міністра Дениса Шмигаля з проханням врегулювати ситуаціюз експортом української продукції, а також вжити ряд заходів для підтримкиагросектору.</text:p>
      <text:p text:style-name="P4">
Як передає Укрінформ, про це повідомляє <text:a xlink:type="simple" xlink:href="https://www.ucab.ua/ua/pres_sluzhba/novosti/agrospilnota_zvernulas_do_uryadu_z_propozitsiyami_schodo_pidtrimki_agrosektoru_ukraini" text:style-name="Internet_20_link" text:visited-style-name="Visited_20_Internet_20_Link">
 пресслужба УКАБ.</text:a>
</text:p>
      <text:p text:style-name="P4">
Зазначається, що аграрії просять уряд домогтися скасування Європейським Союзомвсіх обмежувальних заходів, введених стосовно імпорту українського зерна, щедо настання 15 вересня 2023 року та не допустити введення нових та подовженнядії вже існуючих обмежень.</text:p>
      <text:p text:style-name="P4">
Також уряд просять вжити еквівалентні заходи стосовно імпорту до Українипродукції з окремих держав-членів ЄС, які запровадили обмеження стосовноукраїнської сільськогосподарської продукції та не дотримуються своїхзобов’язань в частині зняття обмежень та забезпечення її транзиту. Крім цього,асоціації закликають уряд переглянути рішення про заборону експорту цукру.</text:p>
      <text:p text:style-name="P4">
Українські сільгостоваровиробники пропонують підняти питання передЄврокомісією стосовно забезпечення безперешкодного транзиту українськогоекспорту територією держав-членів ЄС, як це передбачено ініціативою «Шляхисолідарності» та стосовно надання фінансової підтримки українським експортерамаграрної продукції, що постраждали внаслідок введених заборон.</text:p>
      <text:p text:style-name="P4">
Також уряд просять забезпечити посилення контролю з боку Держпродспоживслужбиза показниками якості та безпечності агропродовольчої продукції, щоімпортується до України з окремих держав-членів ЄС; та розглянути доцільністьвідстоювання українських економічних інтересів за допомогою таких інструментівяк звернення до арбітражу в межах СОТ та в межах угоди про асоціацію.Асоціації закликають уряд розпочати розслідування фактів завдання шкодиекономіці України в межах Генеральної угоди про тарифи й торгівлю 1994 року.</text:p>
      <text:p text:style-name="P4">
<text:span text:style-name="T4">
Читайте також:</text:span>
 <text:a xlink:type="simple" xlink:href="https://www.ukrinform.ua/rubric-economy/3723312-agrarii-prosat-urad-zatverditi-aktualnij-spisok-teritorij-vedenna-aktivnih-bojovih-dij.html" text:style-name="Internet_20_link" text:visited-style-name="Visited_20_Internet_20_Link">
 <text:span text:style-name="T4">
Аграрії</text:span>
 просять уряд затвердити актуальний списоктериторій ведення активних бойових дій </text:a>
</text:p>
      <text:p text:style-name="P4">
Аграрії наголошують, що представники агросектору глибоко стурбовані останнімиініціативами окремих держав-членів ЄС та Єврокомісії, що ставлять під загрозувиконання прийнятих вище рішень, а також несуть в собі небезпеку знищенняукраїнського аграрного сектору економіки. Йдеться про обмеження на імпортдеяких сільськогосподарських товарів з України до ЄС та ризики повернення додозвільного порядку надання українським перевізникам права здійсненняавтомобільних перевезень територією ЄС.</text:p>
      <text:p text:style-name="P4">
Зокрема, рішення Єврокомісії про продовження заборони імпорту українськогозерна (пшениці, кукурудзи, ріпаку та соняшнику) до окремих держав-членів ЄСобвалило не лише експорт українського зерна до цих держав а й його транзитїхньою територією. За даними асоціації, не всі держави скасували дію своїхнаціональних рішень про односторонню заборону імпорту та транзиту українськоїагропродукції (наприклад, цього ще не зробила Угорщина). Водночас, у травні2023 року польські перевізники заблокували можливість перетину будь-якимивантажівками державного кордону України з Польщею з вимогою повернення дляукраїнських перевізників дозвільної процедури здійснення міжнародних вантажнихавтомобільних перевезень територією ЄС.</text:p>
      <text:p text:style-name="P4">
У зверненні наголошується, що поява у ЄС практик, що порушують умови угоди проасоціацію та є дискримінаційними по відношенню до України. Відповідно до угодипро асоціацію жодна сторона не повинна запроваджувати будь-які заборони чиобмеження щодо імпорту будь-якого товару іншої сторони. Крім цього, аграріївбачають ризики у риториці європейських чиновників щодо подальшого введенняквот і проведення розслідувань стосовно української агропродовольчоїпродукції.</text:p>
      <text:p text:style-name="P4">
<text:span text:style-name="T4">
Читайте також:</text:span>
 <text:a xlink:type="simple" xlink:href="https://www.ukrinform.ua/rubric-economy/3720753-agrarii-gotovi-blokuvati-vizd-polskih-vantazivok-na-teritoriu-ukraini.html" text:style-name="Internet_20_link" text:visited-style-name="Visited_20_Internet_20_Link">
 <text:span text:style-name="T4">
Аграрії</text:span>
 готові блокувати в'їзд польських вантажівокна територію України </text:a>
</text:p>
      <text:p text:style-name="P4">
При цьому, українські аграрії виступають проти введення урядом заборони наекспорт цукру. Завдяки цьому рішенню до заборони експорту українського зернадо ЄС додалась ще й заборона експорту цукру. Цей крок призведе до негативнихнаслідків для вітчизняних виробників та переробників аграрної продукції, середяких: невиконання зовнішньоекономічних контрактів, втрата платоспроможнихзовнішніх ринків, набуття репутації ненадійних постачальників, фінансовізбитки.</text:p>
      <text:p text:style-name="P4">
У зверненні також йдеться про загрозу витіснення українських виробників звнутрішнього ринку. За даними асоціацій, станом на 2 червня 2023 року у межахініціативи «Шляхи солідарності» Україна поставила до ЄС продукції всіх видівна 30 млрд євро. За цей же період ЄС поставив в Україну своєї продукції на 51млрд євро (тобто у 1,7 рази більше, ніж Україна до ЄС). Таким чином, Українапочала перетворюватись із постачальника продукції до <text:a xlink:type="simple" xlink:href="https://www.ukrinform.ua/tag-evrosouz" text:style-name="Internet_20_link" text:visited-style-name="Visited_20_Internet_20_Link">
 ЄС</text:a>
 на ринок збуту європейськоїпродукції. Зокрема, у 2022 році ряд держав-членів ЄС наростили обсяги експортусвоєї агропродовольчої продукції до України (Болгарія +26%, Польща +16%,Словаччина +30% тощо).</text:p>
      <text:p text:style-name="P4">
Разом з цим, окремі держави-члени ЄС застосовуються до українськогоагропродовольства режиму посиленого контролю. В останні декілька місяціввантажі з українською с/г продукцією при перетині кордону почали зазнаватисуцільних перевірок з боку держав-членів ЄС. Внаслідок цього збільшиласьтривалість оформлення вантажів та кількість випадків виявлення незначнихневідповідностей (наприклад, розбитої скляної тари або присутності деякихелементів цвілі у шроті).</text:p>
      <text:p text:style-name="P4">
"Істотне погіршення доступу на зовнішні ринки суттєво звужує можливості дляфінансування відновлення аграрного сектору. Жодна держава-член ЄС незіткнулась з тим, з чим наразі доводиться мати справу українським аграріям.Наразі закриття з будь-яких причин кожного окремого зовнішнього ринку длянової товарної позиції має не менш руйнівні наслідки, ніж повномасштабнавійськова агресія російської федерації проти України", - підкреслюютьасоціації у зверненні.</text:p>
      <text:p text:style-name="P4">
<text:span text:style-name="T4">
Читайте також:</text:span>
 <text:a xlink:type="simple" xlink:href="https://www.ukrinform.ua/rubric-economy/3722346-so-nas-ne-vbe-te-zrobit-silnisimi-uroki-zernovoi-krizi-dla-ukraini-i-es.html" text:style-name="Internet_20_link" text:visited-style-name="Visited_20_Internet_20_Link">
 Що нас не вб’є, те зробить сильнішими: Уроки зерновоїкризи для України і ЄС </text:a>
</text:p>
      <text:p text:style-name="P4">
Як повідомляв Укрінформ, Єврокомісія 5 червня 2023 року прийняла рішення <text:a xlink:type="simple" xlink:href="https://www.ukrinform.ua/rubric-economy/3718722-teper-oficijno-es-prodovziv-diu-obmezen-na-agroimport-z-ukraini-do-seredini-veresna.html" text:style-name="Internet_20_link" text:visited-style-name="Visited_20_Internet_20_Link">
продовжити до 15 вересня 2023 року виключні та надзвичайні запобіжні заходи</text:a>
 , які булиухвалені у травні щодо імпорту українського зерна до п’яти країн ЄС накордонах з Україною.</text:p>
      <text:p text:style-name="P4">
У травні 2023 року Єврокомісія, заборонила імпорт з України у Болгарію,Угорщину, Польщу, Словаччину та Румунію пшениці, кукурудзи, ріпаку тасоняшнику.</text:p>
      <text:p text:style-name="P4">
Source: <text:a xlink:type="simple" xlink:href="https://www.ukrinform.ua/rubric-economy/3725880-agrarii-prosat-urad-vziti-zahodiv-dla-zabezpecenna-eksportu-ukrainskoi-produkcii.html" text:style-name="Internet_20_link" text:visited-style-name="Visited_20_Internet_20_Link">
https://www.ukrinform.ua/rubric-economy/3725880-agrarii-prosat-urad-vziti-zahodiv-dla-zabezpecenna-eksportu-ukrainskoi-produkcii.html</text:a>
</text:p>
      <!--NEWS-->
      <text:h text:style-name="P10" text:outline-level="1">
<text:span text:style-name="T4">
Посли Євросоюзу погодили 11-й пакет санкцій проти Росії</text:span>
</text:h>
      <text:p text:style-name="P4">
Authors: Ukrinform (Person)</text:p>
      <text:p text:style-name="P4">
Publisher: Укринформ (Organization)</text:p>
      <text:p text:style-name="P4">
Published Time: 2023-06-21T16:21:00+03:00</text:p>
      <text:p text:style-name="P4">
Modified Time: 2023-06-21T16:21:00+03:00</text:p>
      <text:p text:style-name="P4">
Description: Посли Європейського Союзу у середу, 21 червня, погодили 11-й пакет санкцій проти Росії. — Укрінформ.</text:p>
      <text:p text:style-name="P4">
Images: ['<text:a xlink:type="simple" xlink:href="https://static.ukrinform.com/photos/2022_09/thumb_files/630_360_1664378302-977.jpg" text:style-name="Internet_20_link" text:visited-style-name="Visited_20_Internet_20_Link">
630_360_16643...</text:a>
']</text:p>
      <text:p text:style-name="P4">
Tags: ['Антиросійські санкції', 'Євросоюз', 'Україна', 'Агресія РФ']</text:p>
      <text:p text:style-name="P4">
Type: Article</text:p>
      <!--METADATA-->
      <text:p text:style-name="P4">
<draw:frame draw:style-name="fr1" draw:name="Image91" text:anchor-type="as-char" svg:width="6.9236in" svg:height="3.956343in" draw:z-index="0">
<draw:image xlink:href="../Images/yкринформ/2023-06-21T16-21-00-03-00/630_360_1664378302-977.jpg" xlink:type="simple" xlink:show="embed" xlink:actuate="onLoad" draw:mime-type="image/jpeg"/>
</draw:frame>
 ПослиЄвропейського Союзу у середу, 21 червня, погодили 11-й пакет санкцій протиРосії.</text:p>
      <text:p text:style-name="P4">
Про це у <text:a xlink:type="simple" xlink:href="https://twitter.com/sweden2023eu/status/1671501823084052486" text:style-name="Internet_20_link" text:visited-style-name="Visited_20_Internet_20_Link">
 Твіттері</text:a>
 повідомляєШведське головування у Раді ЄС, передає Укрінформ.</text:p>
      <text:p text:style-name="Quotations">

<text:p text:style-name="P4">
<text:a xlink:type="simple" xlink:href="https://twitter.com/hashtag/COREPER" text:style-name="Internet_20_link" text:visited-style-name="Visited_20_Internet_20_Link">
 #COREPER&gt;
 </text:a>
 II |&gt;
 Today, the EU Ambassadors agreed on the 11th package of sanctions against&gt;
 Russia. The package includes measures aimed at countering sanctions&gt;
 circumvention and individual listings.&gt;
&gt;
 — Swedish Presidency of the Council of the EU (@sweden2023eu) <text:a xlink:type="simple" xlink:href="https://twitter.com/sweden2023eu/status/1671501823084052486" text:style-name="Internet_20_link" text:visited-style-name="Visited_20_Internet_20_Link">
 June 21,&gt;
 2023&gt;
 </text:a>
</text:p>

</text:p>
      <text:p text:style-name="P4">
«Сьогодні посли ЄС узгодили 11-ий пакет <text:a xlink:type="simple" xlink:href="https://www.ukrinform.ua/tag-antirosijski-sankcii" text:style-name="Internet_20_link" text:visited-style-name="Visited_20_Internet_20_Link">
 санкцій</text:a>
 проти Росії. Пакетмістить заходи, спрямовані на протидію обходу санкцій та окремим лістингам», -йдеться у повідомленні.</text:p>
      <text:p text:style-name="P4">
Як повідомлялося, Україна наполягала на прискоренні процесу ухвалення 11-гопакета санкцій ЄС, а також застосуванні руйнівних санкцій проти російськоговійськово-промислового комплексу.</text:p>
      <text:p text:style-name="P4">
<text:span text:style-name="T4">
Читайте також:</text:span>
 <text:a xlink:type="simple" xlink:href="https://www.ukrinform.ua/rubric-vidbudova/3725745-smigal-nazvav-kroki-dla-zalucenna-zamorozenih-aktiviv-rf-na-vidbudovu-ukraini.html" text:style-name="Internet_20_link" text:visited-style-name="Visited_20_Internet_20_Link">
 Шмигаль назвав кроки для залучення заморожених активів РФна відбудову України </text:a>
</text:p>
      <text:p text:style-name="P4">
У середу посли ЄС також оголосили про збільшення на €3,5 мільярда фонду, щофінансує зброю для України.</text:p>
      <text:p text:style-name="P4">
Source: <text:a xlink:type="simple" xlink:href="https://www.ukrinform.ua/rubric-polytics/3725881-posli-evrosouzu-pogodili-11j-paket-sankcij-proti-rosii.html" text:style-name="Internet_20_link" text:visited-style-name="Visited_20_Internet_20_Link">
https://www.ukrinform.ua/rubric-polytics/3725881-posli-evrosouzu-pogodili-11j-paket-sankcij-proti-rosii.html</text:a>
</text:p>
      <!--NEWS-->
      <text:h text:style-name="P10" text:outline-level="1">
<text:span text:style-name="T4">
OpenAI планує створити магазин додатків для продуктів зі штучним інтелектом – ЗМІ</text:span>
</text:h>
      <text:p text:style-name="P4">
Authors: Ukrinform (Person)</text:p>
      <text:p text:style-name="P4">
Publisher: Укринформ (Organization)</text:p>
      <text:p text:style-name="P4">
Published Time: 2023-06-21T16:28:00+03:00</text:p>
      <text:p text:style-name="P4">
Modified Time: 2023-06-21T16:28:00+03:00</text:p>
      <text:p text:style-name="P4">
Description: Стартап OpenAI, що розробив чат-бот ChatGPT, планує запустити магазин додатків, де розробники зможуть продавати свої моделі на основі штучного інтелекту. — Укрінформ.</text:p>
      <text:p text:style-name="P4">
Images: ['<text:a xlink:type="simple" xlink:href="https://static.ukrinform.com/photos/2023_06/thumb_files/630_360_1687353919-731.png" text:style-name="Internet_20_link" text:visited-style-name="Visited_20_Internet_20_Link">
630_360_16873...</text:a>
']</text:p>
      <text:p text:style-name="P4">
Tags: ['Технології', 'Штучний інтелект', 'Мобільний додаток', 'OpenAI']</text:p>
      <text:p text:style-name="P4">
Type: Article</text:p>
      <!--METADATA-->
      <text:p text:style-name="P4">
<draw:frame draw:style-name="fr1" draw:name="Image92" text:anchor-type="as-char" svg:width="6.9236in" svg:height="3.956343in" draw:z-index="0">
<draw:image xlink:href="../Images/yкринформ/2023-06-21T16-28-00-03-00/630_360_1687353919-731.png" xlink:type="simple" xlink:show="embed" xlink:actuate="onLoad" draw:mime-type="image/png"/>
</draw:frame>
 СтартапOpenAI, що розробив чат-бот ChatGPT, планує запустити магазин додатків, дерозробники зможуть продавати свої моделі на основі штучного інтелекту.</text:p>
      <text:p text:style-name="P4">
Про це повідомляє <text:a xlink:type="simple" xlink:href="https://www.reuters.com/technology/openai-plans-app-store-ai-software-information-2023-06-20/" text:style-name="Internet_20_link" text:visited-style-name="Visited_20_Internet_20_Link">
 Reuters </text:a>
 , передає Укрінформ.</text:p>
      <text:p text:style-name="P4">
Генеральний директор OpenAI Сем Альтман розкрив потенційні плани щодостворення такого магазину додатків під час зустрічі з розробниками в Лондоніминулого місяця.</text:p>
      <text:p text:style-name="P4">
Зазначається, що такий магазин додатків міг би конкурувати з іншими, якимикерують деякі клієнти та <text:a xlink:type="simple" xlink:href="https://www.ukrinform.ua/tag-tehnologii" text:style-name="Internet_20_link" text:visited-style-name="Visited_20_Internet_20_Link">
 технологічні </text:a>
 партнери компанії, включаючи Salesforce і Microsoft, і допомогтиOpenAI розширити клієнтську базу.</text:p>
      <text:p text:style-name="P4">
<text:span text:style-name="T4">
Читайте також:</text:span>
 <text:a xlink:type="simple" xlink:href="https://www.ukrinform.ua/rubric-technology/3719415-gendirektor-apple-skazav-so-koristuetsa-catbotom-chatgpt.html" text:style-name="Internet_20_link" text:visited-style-name="Visited_20_Internet_20_Link">
 Гендиректор Apple сказав, що користується ChatGPT</text:a>
</text:p>
      <text:p text:style-name="P4">
Як повідомляв <text:a xlink:type="simple" xlink:href="https://www.ukrinform.ua/rubric-technology/3714440-eksperimenti-z-upravlinna-stucnim-intelektom-openai-proponue-granti-na-1-miljon.html" text:style-name="Internet_20_link" text:visited-style-name="Visited_20_Internet_20_Link">
 Укрінформ </text:a>
 , стартап OpenAI заявив, що виділить 10грантів по 100 тис. доларів у загальному розмірі 1 млн доларів на проведенняекспериментів з регулювання технологій штучного інтелекту.</text:p>
      <text:p text:style-name="P4">
Source: <text:a xlink:type="simple" xlink:href="https://www.ukrinform.ua/rubric-technology/3725885-openai-planue-stvoriti-magazin-dodatkiv-dla-produktiv-zi-stucnim-intelektom-zmi.html" text:style-name="Internet_20_link" text:visited-style-name="Visited_20_Internet_20_Link">
https://www.ukrinform.ua/rubric-technology/3725885-openai-planue-stvoriti-magazin-dodatkiv-dla-produktiv-zi-stucnim-intelektom-zmi.html</text:a>
</text:p>
      <!--NEWS-->
      <text:h text:style-name="P10" text:outline-level="1">
<text:span text:style-name="T4">
У Держенергоефективності розповіли про очікування від конференції в Лондоні</text:span>
</text:h>
      <text:p text:style-name="P4">
Authors: Ukrinform (Person)</text:p>
      <text:p text:style-name="P4">
Publisher: Укринформ (Organization)</text:p>
      <text:p text:style-name="P4">
Published Time: 2023-06-21T16:34:00+03:00</text:p>
      <text:p text:style-name="P4">
Modified Time: 2023-06-21T16:34:00+03:00</text:p>
      <text:p text:style-name="P4">
Description: Україна повинна повернутися з Конференції з питань відновлення України в Лондоні з напрацьованими практичними заходами щодо впровадження енергоефективності, а також розумінням їх джерел фінансування. — Укрінформ.</text:p>
      <text:p text:style-name="P4">
Images: ['<text:a xlink:type="simple" xlink:href="https://static.ukrinform.com/photos/2023_06/thumb_files/630_360_1687353192-209.jpg" text:style-name="Internet_20_link" text:visited-style-name="Visited_20_Internet_20_Link">
630_360_16873...</text:a>
']</text:p>
      <text:p text:style-name="P4">
Tags: ['Газ', 'Енергоефективність', 'Енергозбереження', 'Конференція з відбудови у Лондоні']</text:p>
      <text:p text:style-name="P4">
Type: Article</text:p>
      <!--METADATA-->
      <text:p text:style-name="P4">
<draw:frame draw:style-name="fr1" draw:name="Image93" text:anchor-type="as-char" svg:width="6.9236in" svg:height="3.956343in" draw:z-index="0">
<draw:image xlink:href="../Images/yкринформ/2023-06-21T16-34-00-03-00/630_360_1687353192-209.jpg" xlink:type="simple" xlink:show="embed" xlink:actuate="onLoad" draw:mime-type="image/jpeg"/>
</draw:frame>
 Українаповинна повернутися з Конференції з питань відновлення України в Лондоні знапрацьованими практичними заходами щодо впровадження енергоефективності, атакож розумінням їх джерел фінансування.</text:p>
      <text:p text:style-name="P4">
Про це заявила голова Державного агентства з енергоефективності таенергозбереження України Ганна Замазєєва під час брифінгу в МедіацентріУкраїна – Укрінформ.</text:p>
      <text:p text:style-name="P4">
«На сьогоднішній день <text:a xlink:type="simple" xlink:href="https://www.ukrinform.ua/tag-energoefektivnist" text:style-name="Internet_20_link" text:visited-style-name="Visited_20_Internet_20_Link">
 енергетичний </text:a>
 фронт та підготовка до наступного зимового періодузалишаються в пріоритеті. Відповідно всі країни готові долучитися до цього,тому будемо дивитися, як насправді реагують представники іноземних країни нацих сесіях на наші пропозиції і подивимося, з чим ми повернемося з цієїконференції. Я сподіваюся, що з великою кількістю вже напрацьованих контактіві практичних заходів, а також розумінням кількості виділених фінансів навідбудову нашої країни в різних напрямках», - сказала Замазєєва.</text:p>
      <text:p text:style-name="P4">
<text:span text:style-name="T4">
Читайте також:</text:span>
 <text:a xlink:type="simple" xlink:href="https://www.ukrinform.ua/rubric-vidbudova/3725287-londonska-konferencia-vidkrie-perspektivu-svidkogo-vidnovlenna-dla-ukraini-posol-cencov.html" text:style-name="Internet_20_link" text:visited-style-name="Visited_20_Internet_20_Link">
 <text:span text:style-name="T4">
Лондонська</text:span>
 <text:span text:style-name="T4">
конференція</text:span>
 <text:span text:style-name="T4">
відкриє</text:span>
<text:span text:style-name="T4">
перспективу</text:span>
 <text:span text:style-name="T4">
швидкого</text:span>
 <text:span text:style-name="T4">
відновлення</text:span>
 <text:span text:style-name="T4">
для</text:span>
 <text:span text:style-name="T4">
України</text:span>
 – <text:span text:style-name="T4">
посол</text:span>
<text:span text:style-name="T4">
Ченцов</text:span>
 </text:a>
</text:p>
      <text:p text:style-name="P4">
За її словами, питання енергонезалежності залишається особливо важливими впершу чергу для України, а також і для інших країн, які були, чи перебувають взалежності від російського газу. Україна повинна назавжди відмовитися відросійського газу, тому сьогодні і йде мова про альтернативні види палива тасинтетичні гази.</text:p>
      <text:p text:style-name="P4">
«Україна стане стратегічним партнером Європи по поставці і виробленню вмайбутнього синтетичних газів. Аля для цього ми повинні попрацювати над нашимзаконодавством. Сподіваюсь, і питання експорту біометану в нашій країні більшактивно буде просуватися. Зокрема, на цій конференції ми вже обговорюємоподальші кроки щодо визнання гарантії походження біометану в Євросоюзі», -додала очільниця Держенергоефективності.</text:p>
      <text:p text:style-name="P4">
Як повідомлялося, на Міжнародній конференції URC23 (Ukraine ReformConference), яка 21-22 червня проходить у Лондоні, <text:a xlink:type="simple" xlink:href="https://www.ukrinform.ua/rubric-vidbudova/3725670-u-londoni-pocinaetsa-miznarodna-konferencia-z-vidnovlenna-ukraini.html" text:style-name="Internet_20_link" text:visited-style-name="Visited_20_Internet_20_Link">
 Україна представитьоцінки потреб та першочергові плани </text:a>
 повоєнного відновлення і стратегії довгострокового рефомування ймодернізації.</text:p>
      <text:p text:style-name="P4">
Source: <text:a xlink:type="simple" xlink:href="https://www.ukrinform.ua/rubric-vidbudova/3725883-u-derzenergoefektivnosti-rozpovili-pro-ocikuvanna-vid-konferencii-v-londoni.html" text:style-name="Internet_20_link" text:visited-style-name="Visited_20_Internet_20_Link">
https://www.ukrinform.ua/rubric-vidbudova/3725883-u-derzenergoefektivnosti-rozpovili-pro-ocikuvanna-vid-konferencii-v-londoni.html</text:a>
</text:p>
      <!--NEWS-->
      <text:h text:style-name="P10" text:outline-level="1">
<text:span text:style-name="T4">
У Таллінні пройшла прем’єра вистави про українську культуру й історію</text:span>
</text:h>
      <text:p text:style-name="P4">
Authors: Ukrinform (Person)</text:p>
      <text:p text:style-name="P4">
Publisher: Укринформ (Organization)</text:p>
      <text:p text:style-name="P4">
Published Time: 2023-06-21T16:35:00+03:00</text:p>
      <text:p text:style-name="P4">
Modified Time: 2023-06-21T16:35:00+03:00</text:p>
      <text:p text:style-name="P4">
Description: У столиці Естонії 18-20 червня з успіхом пройшли прем’єри оригінальної вистави «Свято в чужій квартирі. Відкриваємо Україну», підготовленій студентами Естонської академії музики і театру під керуванням Ану Лемб за допомоги представників української діаспори. — Укрінформ.</text:p>
      <text:p text:style-name="P4">
Images: ['<text:a xlink:type="simple" xlink:href="https://static.ukrinform.com/photos/2023_06/thumb_files/630_360_1687356200-949.png" text:style-name="Internet_20_link" text:visited-style-name="Visited_20_Internet_20_Link">
630_360_16873...</text:a>
', '<text:a xlink:type="simple" xlink:href="https://static.ukrinform.com/photos/2023_06/1687354422-347.png" text:style-name="Internet_20_link" text:visited-style-name="Visited_20_Internet_20_Link">
1687354422-34...</text:a>
', '<text:a xlink:type="simple" xlink:href="https://static.ukrinform.com/photos/2023_06/1687354442-194.png" text:style-name="Internet_20_link" text:visited-style-name="Visited_20_Internet_20_Link">
1687354442-19...</text:a>
', '<text:a xlink:type="simple" xlink:href="https://static.ukrinform.com/photos/2023_06/1687354455-844.png" text:style-name="Internet_20_link" text:visited-style-name="Visited_20_Internet_20_Link">
1687354455-84...</text:a>
', '<text:a xlink:type="simple" xlink:href="https://static.ukrinform.com/photos/2023_06/1687354478-385.png" text:style-name="Internet_20_link" text:visited-style-name="Visited_20_Internet_20_Link">
1687354478-38...</text:a>
', '<text:a xlink:type="simple" xlink:href="https://static.ukrinform.com/photos/2023_06/1687354502-390.png" text:style-name="Internet_20_link" text:visited-style-name="Visited_20_Internet_20_Link">
1687354502-39...</text:a>
']</text:p>
      <text:p text:style-name="P4">
Tags: ['Діаспора', 'Естонія', 'Культура', 'Театр', 'Вистава']</text:p>
      <text:p text:style-name="P4">
Type: Article</text:p>
      <!--METADATA-->
      <text:p text:style-name="P4">
<draw:frame draw:style-name="fr1" draw:name="Image94" text:anchor-type="as-char" svg:width="6.9236in" svg:height="3.956343in" draw:z-index="0">
<draw:image xlink:href="../Images/yкринформ/2023-06-21T16-35-00-03-00/630_360_1687356200-949.png" xlink:type="simple" xlink:show="embed" xlink:actuate="onLoad" draw:mime-type="image/png"/>
</draw:frame>
 У столиціЕстонії 18-20 червня з успіхом пройшли прем’єри оригінальної вистави «Свято вчужій квартирі. Відкриваємо Україну», підготовленій студентами Естонськоїакадемії музики і театру під керуванням Ану Лемб за допомоги представниківукраїнської діаспори.</text:p>
      <text:p text:style-name="P4">
Про це повідомляє кореспондент Укрінформу.</text:p>
      <text:p text:style-name="P4">
<draw:frame draw:style-name="fr1" draw:name="Image95" text:anchor-type="as-char" svg:width="6.9236in" svg:height="5.1927in" draw:z-index="0">
<draw:image xlink:href="../Images/yкринформ/2023-06-21T16-35-00-03-00/1687354422-347.png" xlink:type="simple" xlink:show="embed" xlink:actuate="onLoad" draw:mime-type="image/png"/>
</draw:frame>
</text:p>
      <text:p text:style-name="P4">
«Я була консультантом цієї великої вистави, до якої її автори та учасникиволіли ретельно підготуватися. Тому я спочатку зробила для них оглядову лекціюпро українську літературу, мистецтво. Потім ще була поточна робота –консультувала з питань історії та літератури, допомагала акторам з українськоювимовою, а також внесла кілька невеликих доповнень до текстів», – розказалапоетка, перекладачка Катя Новак-Ботнар.</text:p>
      <text:p text:style-name="P4">
<draw:frame draw:style-name="fr1" draw:name="Image96" text:anchor-type="as-char" svg:width="6.9236in" svg:height="5.1927in" draw:z-index="0">
<draw:image xlink:href="../Images/yкринформ/2023-06-21T16-35-00-03-00/1687354442-194.png" xlink:type="simple" xlink:show="embed" xlink:actuate="onLoad" draw:mime-type="image/png"/>
</draw:frame>
</text:p>
      <text:p text:style-name="P4">
У підготовці вистави взяла участь ще одна українська активістка, поетка,виконавиця автентичних українських пісень Ірена Петерсон-Павлюк. Вонадопомагала з підбором українських пісень і перекладом деяких естонською мовою.</text:p>
      <text:p text:style-name="P4">
<draw:frame draw:style-name="fr1" draw:name="Image97" text:anchor-type="as-char" svg:width="6.9236in" svg:height="5.1927in" draw:z-index="0">
<draw:image xlink:href="../Images/yкринформ/2023-06-21T16-35-00-03-00/1687354455-844.png" xlink:type="simple" xlink:show="embed" xlink:actuate="onLoad" draw:mime-type="image/png"/>
</draw:frame>
</text:p>
      <text:p text:style-name="P4">
«Це найкращий екскурс в нашу історію та культуру засобами мистецтва, який менідоводилося бачити. Молоді актори дві з половиною години розповідали проУкраїну впродовж наших довгих віків. Ставлячи при цьому правильні акценти, якіпринципово відрізняються від російського імперського трактування. В поєднанніз щирим та натхненним виконанням це насправді було неймовірно та заслуговувалоовацій!», – сказала президент Конгресу українців Естонії Віра Коник.</text:p>
      <text:p text:style-name="P4">
<draw:frame draw:style-name="fr1" draw:name="Image98" text:anchor-type="as-char" svg:width="6.9236in" svg:height="5.1927in" draw:z-index="0">
<draw:image xlink:href="../Images/yкринформ/2023-06-21T16-35-00-03-00/1687354478-385.png" xlink:type="simple" xlink:show="embed" xlink:actuate="onLoad" draw:mime-type="image/png"/>
</draw:frame>
<draw:frame draw:style-name="fr1" draw:name="Image99" text:anchor-type="as-char" svg:width="6.9236in" svg:height="5.1927in" draw:z-index="0">
<draw:image xlink:href="../Images/yкринформ/2023-06-21T16-35-00-03-00/1687354502-390.png" xlink:type="simple" xlink:show="embed" xlink:actuate="onLoad" draw:mime-type="image/png"/>
</draw:frame>
</text:p>
      <text:p text:style-name="P4">
Як повідомляв Укрінформ, напередодні керівники українських громад <text:a xlink:type="simple" xlink:href="https://www.ukrinform.ua/rubric-diaspora/3724939-kerivniki-ukrainskih-gromad-zustrilisa-z-predstavnikami-fondu-integracii-estonii.html" text:style-name="Internet_20_link" text:visited-style-name="Visited_20_Internet_20_Link">
 зустрілися</text:a>
 зпредставниками Фонду інтеграції Естонії.</text:p>
      <text:p text:style-name="P4">
<text:span text:style-name="T5">
Фото та відео: Віра Коник і Лілія Іванченко</text:span>
</text:p>
      <text:p text:style-name="P4">
Source: <text:a xlink:type="simple" xlink:href="https://www.ukrinform.ua/rubric-diaspora/3725884-u-tallinni-projsla-premera-vistavi-pro-ukrainsku-kulturu-j-istoriu.html" text:style-name="Internet_20_link" text:visited-style-name="Visited_20_Internet_20_Link">
https://www.ukrinform.ua/rubric-diaspora/3725884-u-tallinni-projsla-premera-vistavi-pro-ukrainsku-kulturu-j-istoriu.html</text:a>
</text:p>
      <!--NEWS-->
      <text:h text:style-name="P10" text:outline-level="1">
<text:span text:style-name="T4">
Аномальна спека в Індії: кількість загиблих перевищила півтори сотні</text:span>
</text:h>
      <text:p text:style-name="P4">
Authors: Ukrinform (Person)</text:p>
      <text:p text:style-name="P4">
Publisher: Укринформ (Organization)</text:p>
      <text:p text:style-name="P4">
Published Time: 2023-06-21T16:35:36+03:00</text:p>
      <text:p text:style-name="P4">
Modified Time: 2023-06-21T16:35:36+03:00</text:p>
      <text:p text:style-name="P4">
Description: Через сильну спеку в індійських штатах Уттар-Прадеш та Біхар уже загинули близько 170 осіб. — Укрінформ.</text:p>
      <text:p text:style-name="P4">
Images: ['<text:a xlink:type="simple" xlink:href="https://static.ukrinform.com/photos/2023_06/thumb_files/630_360_1686994563-358.jpg" text:style-name="Internet_20_link" text:visited-style-name="Visited_20_Internet_20_Link">
630_360_16869...</text:a>
']</text:p>
      <text:p text:style-name="P4">
Tags: ['Індія', 'Спека']</text:p>
      <text:p text:style-name="P4">
Type: Article</text:p>
      <!--METADATA-->
      <text:p text:style-name="P4">
<draw:frame draw:style-name="fr1" draw:name="Image100" text:anchor-type="as-char" svg:width="6.9236in" svg:height="3.956343in" draw:z-index="0">
<draw:image xlink:href="../Images/yкринформ/2023-06-21T16-35-36-03-00/630_360_1686994563-358.jpg" xlink:type="simple" xlink:show="embed" xlink:actuate="onLoad" draw:mime-type="image/jpeg"/>
</draw:frame>
 Черезсильну спеку в індійських штатах Уттар-Прадеш та Біхар уже загинули близько170 осіб.</text:p>
      <text:p text:style-name="P4">
Як передає Укрінформ, про це повідомляє <text:a xlink:type="simple" xlink:href="https://www.euronews.com/green/2023/06/20/morgues-full-and-hospitals-overwhelmed-as-indias-heatwave-death-toll-hits-170" text:style-name="Internet_20_link" text:visited-style-name="Visited_20_Internet_20_Link">
 Euronews</text:a>
 .</text:p>
      <text:p text:style-name="P4">
За даними Метеорологічного департаменту <text:a xlink:type="simple" xlink:href="https://www.ukrinform.ua/tag-india" text:style-name="Internet_20_link" text:visited-style-name="Visited_20_Internet_20_Link">
 Індії</text:a>
 (IMD), на початку цього місяця в деякихрайонах температура сягала 43,5°C.</text:p>
      <text:p text:style-name="P4">
Повідомляється, що лікарні країни переповнені, а морги заповнені вщерть.</text:p>
      <text:p text:style-name="P4">
<text:span text:style-name="T4">
Читайте також:</text:span>
 <text:a xlink:type="simple" xlink:href="https://www.ukrinform.ua/rubric-world/3724779-v-indii-zvilnili-visokoposadovca-cerez-zaavu-pro-smerti-vid-anomalnoi-speki.html" text:style-name="Internet_20_link" text:visited-style-name="Visited_20_Internet_20_Link">
 В <text:span text:style-name="T4">
Індії</text:span>
 звільнили високопосадовця через заяву просмерті від аномальної спеки </text:a>
</text:p>
      <text:p text:style-name="P4">
Офіційні особи на місцях з’ясовують точну кількість смертельних випадків тате, скільки з них було безпосередньо спричинено високими температурами.</text:p>
      <text:p text:style-name="P4">
Як повідомляв Укрінформ, за останні три дні через сильну спеку в індійськихштатах Уттар-Прадеш та Біхар <text:a xlink:type="simple" xlink:href="https://www.ukrinform.ua/rubric-world/3724604-anomalna-speka-v-indii-kilkist-zagiblih-nablizilasa-do-sotni.html" text:style-name="Internet_20_link" text:visited-style-name="Visited_20_Internet_20_Link">
 загинули 98 осіб</text:a>
 .</text:p>
      <text:p text:style-name="P4">
Source: <text:a xlink:type="simple" xlink:href="https://www.ukrinform.ua/rubric-world/3725888-anomalna-speka-v-indii-kilkist-zagiblih-perevisila-pivtori-sotni.html" text:style-name="Internet_20_link" text:visited-style-name="Visited_20_Internet_20_Link">
https://www.ukrinform.ua/rubric-world/3725888-anomalna-speka-v-indii-kilkist-zagiblih-perevisila-pivtori-sotni.html</text:a>
</text:p>
      <!--NEWS-->
      <text:h text:style-name="P10" text:outline-level="1">
<text:span text:style-name="T4">
В наступному сезоні першої ліги гратимуть 20 команд</text:span>
</text:h>
      <text:p text:style-name="P4">
Authors: Ukrinform (Person)</text:p>
      <text:p text:style-name="P4">
Publisher: Укринформ (Organization)</text:p>
      <text:p text:style-name="P4">
Published Time: 2023-06-21T16:36:44+03:00</text:p>
      <text:p text:style-name="P4">
Modified Time: 2023-06-21T16:36:44+03:00</text:p>
      <text:p text:style-name="P4">
Description: В наступному сезоні в першій лізі гратимуть 20 клубів. — Укрінформ.</text:p>
      <text:p text:style-name="P4">
Images: ['<text:a xlink:type="simple" xlink:href="https://static.ukrinform.com/photos/2023_06/thumb_files/630_360_1687354445-927.jpg" text:style-name="Internet_20_link" text:visited-style-name="Visited_20_Internet_20_Link">
630_360_16873...</text:a>
']</text:p>
      <text:p text:style-name="P4">
Tags: ['Футбол', 'перша ліга']</text:p>
      <text:p text:style-name="P4">
Type: Article</text:p>
      <!--METADATA-->
      <text:p text:style-name="P4">
<draw:frame draw:style-name="fr1" draw:name="Image101" text:anchor-type="as-char" svg:width="6.9236in" svg:height="3.956343in" draw:z-index="0">
<draw:image xlink:href="../Images/yкринформ/2023-06-21T16-36-44-03-00/630_360_1687354445-927.jpg" xlink:type="simple" xlink:show="embed" xlink:actuate="onLoad" draw:mime-type="image/jpeg"/>
</draw:frame>
 Внаступному сезоні в першій лізі гратимуть 20 клубів.</text:p>
      <text:p text:style-name="P4">
Про це повідомила <text:a xlink:type="simple" xlink:href="https://sportarena.com/uk/footboll/ukraina-pervaya-liga/u-novomu-sezoni-pershoyi-ligi-zigrayut-20-klubiv/" text:style-name="Internet_20_link" text:visited-style-name="Visited_20_Internet_20_Link">
 Sport Arena </text:a>
 , передаєУкрінформ.</text:p>
      <text:p text:style-name="P4">
Планується, що команди будуть розділені на дві групи по 10 команд.</text:p>
      <text:p text:style-name="P4">
У другий за силою дивізіон України повертаються «Поділля», «Лівий Берег»,«Вікторія» та «Агробізнес». Скоріше за все, залишиться у Першій лізі ФСК«Маріуполь», який поступився «Хусту» у плей-оф.</text:p>
      <text:p text:style-name="P4">
«Львова» у списку учасників немає. Раніше повідомлялось, що клуб припинитьіснування.</text:p>
      <text:p text:style-name="P4">
Список учасників</text:p>
      <text:p text:style-name="P4">
Перша ліга</text:p>
      <text:p text:style-name="P4">
Група А: Агробізнес (Волочиськ), Буковина (Чернівці), Епіцентр (Кам’янець-Подільський), Карпати (Львів), Металіст (Харків), Нива (Тернопіль), Нива(Бузова), Поділля (Хмельницький), Прикарпаття (Івано-Франківськ), Хуст.</text:p>
      <text:p text:style-name="P4">
Група Б: Вікторія (Суми), Гірник-Спорт (Горішні Плавні), Діназ (Вишгород),Інгулець (Петрове), Кремінь (Кременчук), ФСК Маріуполь (Маріуполь), Металург(Запоріжжя), Полтава, Лівий Берег (Київ), Чернігів.</text:p>
      <text:p text:style-name="P4">
Друга ліга: Васт (Миколаїв), Дружба (Мирівка), ПФК Звягель, Кремінь-2(Кременчук), Кудрівка, Локомотив (Київ), Металург-2 (Запоріжжя), Нива(Вінниця), Реал Фарма (Одеса), Скала 1911 (Стрий), Тростянець, Чайка(Петропавлівська Борщагівка), ЮКСА (Тарасівка).</text:p>
      <text:p text:style-name="P4">
Матчі першого етапу пройдуть у два кола за круговою системою. За результатамипершого етапу команди, які посіли з першого по п’яте місця груп А та Б,формують «Чемпіонську» групу за вихід в УПЛ з урахуванням показників (очків,голів) першого етапу в іграх між собою (команд першого-п’ятого місць). У новійгрупі визначаються позиції з першої по десяту у змаганнях Першої ліги.</text:p>
      <text:p text:style-name="P4">
За результатами першого етапу команди, які посіли шосте-десяте місця груп А таБ формують групу "На вибуття" за право залишитися в дивізіоні з урахуваннямпоказників (очків, голів) першого етапу в іграх між собою (командами з шостогопо десяте місця).</text:p>
      <text:p text:style-name="P4">
На другому етапі команди групи А проводять матчі лише з командами групи Б удва кола за круговою системою – по одному матчу на своєму полі та полісуперника. Господарі перших матчів визначаться окремим жеребкуванням.</text:p>
      <text:p text:style-name="P4">
<text:span text:style-name="T4">
Читайте також:</text:span>
 <text:a xlink:type="simple" xlink:href="https://www.ukrinform.ua/rubric-sports/3725809-vorskla-diznalasa-potencijnih-supernikiv-u-drugomu-raundi-vidboru-lk-uefa.html" text:style-name="Internet_20_link" text:visited-style-name="Visited_20_Internet_20_Link">
 «Ворскла» дізналася потенційних суперників у другомураунді відбору ЛК УЄФА </text:a>
</text:p>
      <text:p text:style-name="P4">
Два перші місця гарантують підвищення безпосередньо в УПЛ. Команди, які посіли3-4 місця, змагатимуться з 13-14 командами УПЛ.</text:p>
      <text:p text:style-name="P4">
Фото: facebook.com/fcab.com.ua</text:p>
      <text:p text:style-name="P4">
Source: <text:a xlink:type="simple" xlink:href="https://www.ukrinform.ua/rubric-sports/3725891-v-nastupnomu-sezoni-persoi-ligi-gratimut-20-komand.html" text:style-name="Internet_20_link" text:visited-style-name="Visited_20_Internet_20_Link">
https://www.ukrinform.ua/rubric-sports/3725891-v-nastupnomu-sezoni-persoi-ligi-gratimut-20-komand.html</text:a>
</text:p>
      <!--NEWS-->
      <text:h text:style-name="P10" text:outline-level="1">
<text:span text:style-name="T4">
На Кіровоградщині заборонили масові заходи та роботу закладів харчування після 22.00</text:span>
</text:h>
      <text:p text:style-name="P4">
Authors: Ukrinform (Person)</text:p>
      <text:p text:style-name="P4">
Publisher: Укринформ (Organization)</text:p>
      <text:p text:style-name="P4">
Published Time: 2023-06-21T16:38:23+03:00</text:p>
      <text:p text:style-name="P4">
Modified Time: 2023-06-21T16:38:23+03:00</text:p>
      <text:p text:style-name="P4">
Description: На Кіровоградщині заборонили проводити концерти, дискотеки, шоу, виступи професійних та аматорських колективів, ярмарки, роботу закладів громадського харчування, спортивні заходи після 22:00. — Укрінформ.</text:p>
      <text:p text:style-name="P4">
Images: ['<text:a xlink:type="simple" xlink:href="https://static.ukrinform.com/photos/2023_06/thumb_files/630_360_1687354692-680.jpg" text:style-name="Internet_20_link" text:visited-style-name="Visited_20_Internet_20_Link">
630_360_16873...</text:a>
']</text:p>
      <text:p text:style-name="P4">
Tags: ['Кіровоградщина', 'Харчування', 'Комендантська година']</text:p>
      <text:p text:style-name="P4">
Type: Article</text:p>
      <!--METADATA-->
      <text:p text:style-name="P4">
<draw:frame draw:style-name="fr1" draw:name="Image102" text:anchor-type="as-char" svg:width="6.9236in" svg:height="3.956343in" draw:z-index="0">
<draw:image xlink:href="../Images/yкринформ/2023-06-21T16-38-23-03-00/630_360_1687354692-680.jpg" xlink:type="simple" xlink:show="embed" xlink:actuate="onLoad" draw:mime-type="image/jpeg"/>
</draw:frame>
 НаКіровоградщині заборонили проводити концерти, дискотеки, шоу, виступипрофесійних та аматорських колективів, ярмарки, роботу закладів громадськогохарчування, спортивні заходи після 22:00.</text:p>
      <text:p text:style-name="P4">
Як передає Укрінформ, про це повідомляє начальник Кіровоградської ОВА АндрійРайкович у <text:a xlink:type="simple" xlink:href="https://t.me/kirovogradskaODA/5825" text:style-name="Internet_20_link" text:visited-style-name="Visited_20_Internet_20_Link">
 Телеграмі. </text:a>
</text:p>
      <text:p text:style-name="P4">
«Чергове рішення ради оборони області стосується додаткових заходів в умовахвоєнного стану на території Кіровоградщини. Варто наголосити, що більшість ізних діють з моменту воєнного стану. Зокрема і комендантська година. Алепрактика і результати перевірок, рейдів правоохоронних органів, аналізпублічного простору, та контенту соціальних мереж змушують активізуватиконкретні позиції. Даним рішенням забороняємо проведення розважальних заходів.Це концерти, дискотеки, шоу, виступи професійних та аматорських колективів,ярмарків, спортивних змагань, навіть благодійного спрямування. А такожзаборона роботи закладів громадського харчування, торгівлі, барів, кафе, базвідпочинку після 22:00. Всі заклади мають бути зачинені", - йдеться увідеозверненні Райковича.</text:p>
      <text:p text:style-name="P4">
<text:span text:style-name="T4">
Читайте також:</text:span>
 <text:a xlink:type="simple" xlink:href="https://www.ukrinform.ua/rubric-regions/3724907-u-deakih-gromadah-nikopolskogo-rajonu-zminitsa-trivalist-komendantskoi-godini.html" text:style-name="Internet_20_link" text:visited-style-name="Visited_20_Internet_20_Link">
 У деяких громадах Нікопольського району змінитьсятривалість комендантської години </text:a>
</text:p>
      <text:p text:style-name="P4">
Також зазначається, що діятиме заборона на зйомку відео та фотографування,онлайн-трансляції в місцях поблизу критичної інфраструктури, військовихчастин, військової техніки.</text:p>
      <text:p text:style-name="P4">
Рада <text:a xlink:type="simple" xlink:href="https://www.ukrinform.ua/tag-oborona" text:style-name="Internet_20_link" text:visited-style-name="Visited_20_Internet_20_Link">
 оборони </text:a>
 області зобов'язалакерівників районних військових адміністрацій, органів місцевогосамоврядування, правоохоронні структури та відповідні військові формуваннязабезпечити дотримання встановленого режиму.</text:p>
      <text:p text:style-name="P4">
<text:span text:style-name="T4">
Читайте також:</text:span>
 <text:a xlink:type="simple" xlink:href="https://www.ukrinform.ua/rubric-regions/3724811-u-hersoni-pisla-trivaloi-komendantskoi-godini-vidkrili-proizd-u-mikrorajon-ostriv.html" text:style-name="Internet_20_link" text:visited-style-name="Visited_20_Internet_20_Link">
 У Херсоні після тривалої <text:span text:style-name="T4">
комендантської</text:span>
 годинивідкрили проїзд у мікрорайон Острів </text:a>
</text:p>
      <text:p text:style-name="P4">
Комендантська година в області діє з 23:00.</text:p>
      <text:p text:style-name="P4">
Source: <text:a xlink:type="simple" xlink:href="https://www.ukrinform.ua/rubric-regions/3725892-na-kirovogradsini-zaboronili-masovi-zahodi-ta-robotu-zakladiv-harcuvanna-pisla-2200.html" text:style-name="Internet_20_link" text:visited-style-name="Visited_20_Internet_20_Link">
https://www.ukrinform.ua/rubric-regions/3725892-na-kirovogradsini-zaboronili-masovi-zahodi-ta-robotu-zakladiv-harcuvanna-pisla-2200.html</text:a>
</text:p>
      <!--NEWS-->
      <text:h text:style-name="P10" text:outline-level="1">
<text:span text:style-name="T4">
У Туреччині спустили на воду фрегат «Стамбул»</text:span>
</text:h>
      <text:p text:style-name="P4">
Authors: Ukrinform (Person)</text:p>
      <text:p text:style-name="P4">
Publisher: Укринформ (Organization)</text:p>
      <text:p text:style-name="P4">
Published Time: 2023-06-21T16:39:00+03:00</text:p>
      <text:p text:style-name="P4">
Modified Time: 2023-06-21T16:39:00+03:00</text:p>
      <text:p text:style-name="P4">
Description: У Туреччині спустили на воду фрегат «Стамбул», який будується з використанням новітніх технологій. — Укрінформ.</text:p>
      <text:p text:style-name="P4">
Images: ['<text:a xlink:type="simple" xlink:href="https://static.ukrinform.com/photos/2023_06/thumb_files/630_360_1687354414-678.jpg" text:style-name="Internet_20_link" text:visited-style-name="Visited_20_Internet_20_Link">
630_360_16873...</text:a>
']</text:p>
      <text:p text:style-name="P4">
Tags: ['Корабель', 'Туреччина', 'Флот']</text:p>
      <text:p text:style-name="P4">
Type: Article</text:p>
      <!--METADATA-->
      <text:p text:style-name="P4">
<draw:frame draw:style-name="fr1" draw:name="Image103" text:anchor-type="as-char" svg:width="6.9236in" svg:height="3.956343in" draw:z-index="0">
<draw:image xlink:href="../Images/yкринформ/2023-06-21T16-39-00-03-00/630_360_1687354414-678.jpg" xlink:type="simple" xlink:show="embed" xlink:actuate="onLoad" draw:mime-type="image/jpeg"/>
</draw:frame>
 УТуреччині спустили на воду фрегат «Стамбул», який будується з використаннямновітніх технологій.</text:p>
      <text:p text:style-name="P4">
Про це повідомляє <text:a xlink:type="simple" xlink:href="https://twitter.com/tcsavunma/status/1671149080574332933" text:style-name="Internet_20_link" text:visited-style-name="Visited_20_Internet_20_Link">
 Міністерство національної оборони Туреччини</text:a>
, передає кореспондент Укрінформу.</text:p>
      <text:p text:style-name="P4">
«Турецький прапор був урочисто піднятий на <text:a xlink:type="simple" xlink:href="https://www.ukrinform.ua/tag-korabel" text:style-name="Internet_20_link" text:visited-style-name="Visited_20_Internet_20_Link">
 фрегаті</text:a>
 «Стамбул», який будується настамбульській верфі, і розпочато приймальні випробування», - повідомиломіністерство.</text:p>
      <text:p text:style-name="Quotations">

<text:p text:style-name="P4">
İstanbul Tersanesi Komutanlığında inşa edilmekte olan İstanbul Fırkateynine,&gt;
 törenle Türk bayrağı toka edildi ve ilk seyrine çıkılarak Deniz Kabul&gt;
 Testlerine başlandı. <text:a xlink:type="simple" xlink:href="https://twitter.com/hashtag/Mill%C3%AESavunmaBakanl%C4%B1%C4%9F%C4%B1" text:style-name="Internet_20_link" text:visited-style-name="Visited_20_Internet_20_Link">
 #MillîSavunmaBakanlığı&gt;
 </text:a>
&gt;
 <text:a xlink:type="simple" xlink:href="https://t.co/6NVk4VyPz6" text:style-name="Internet_20_link" text:visited-style-name="Visited_20_Internet_20_Link">
 pic.twitter.com/6NVk4VyPz6 </text:a>
&gt;
&gt;
 — T.C. Millî Savunma Bakanlığı (@tcsavunma) <text:a xlink:type="simple" xlink:href="https://twitter.com/tcsavunma/status/1671149080574332933" text:style-name="Internet_20_link" text:visited-style-name="Visited_20_Internet_20_Link">
 June 20, 2023&gt;
 </text:a>
</text:p>

</text:p>
      <text:p text:style-name="P4">
Передбачається, що фрегат увійде до складу ВМС Туреччини цього року.</text:p>
      <text:p text:style-name="P4">
За інформацією видання <text:a xlink:type="simple" xlink:href="https://www.denizhaber.net/mobi/news_detail.php" text:style-name="Internet_20_link" text:visited-style-name="Visited_20_Internet_20_Link">
 Deniz Haber</text:a>
 , на фрегаті«Стамбул» використовуються національні новітні військові технології.</text:p>
      <text:p text:style-name="P4">
</text:p>
      <text:p text:style-name="P4">
<text:span text:style-name="T4">
Читайте також:</text:span>
 <text:a xlink:type="simple" xlink:href="https://www.ukrinform.ua/rubric-technology/3723254-kompania-baykar-provela-uspisni-strilbi-z-bezpilotnika-akinci.html" text:style-name="Internet_20_link" text:visited-style-name="Visited_20_Internet_20_Link">
 Компанія Baykar провела успішні стрільби з безпілотникаAkinci </text:a>
</text:p>
      <text:p text:style-name="P4">
Як <text:a xlink:type="simple" xlink:href="https://www.ukrinform.ua/amp/rubric-world/3694057-u-tureccini-postavili-na-ozbroenna-persij-u-sviti-korabel-dla-vikoristanna-udarnih-bpla.html" text:style-name="Internet_20_link" text:visited-style-name="Visited_20_Internet_20_Link">
 повідомлялось </text:a>
 , у квітні в Туреччині поставили на озброєнняВійськово-морських сил новий флагман - десантний корабель TCG Anadolu. Цеперший військовий корабель у світі, призначений для дислокації та використанняударних БпЛА.</text:p>
      <text:p text:style-name="P4">
<text:span text:style-name="T5">
Фото: Міністерство національної оборони Туреччини</text:span>
</text:p>
      <text:p text:style-name="P4">
Source: <text:a xlink:type="simple" xlink:href="https://www.ukrinform.ua/rubric-world/3725893-u-tureccini-spustili-na-vodu-fregat-stambul.html" text:style-name="Internet_20_link" text:visited-style-name="Visited_20_Internet_20_Link">
https://www.ukrinform.ua/rubric-world/3725893-u-tureccini-spustili-na-vodu-fregat-stambul.html</text:a>
</text:p>
      <!--NEWS-->
      <text:h text:style-name="P10" text:outline-level="1">
<text:span text:style-name="T4">
НАБУ планує використовувати у роботі штучний інтелект - Кривонос</text:span>
</text:h>
      <text:p text:style-name="P4">
Authors: Ukrinform (Person)</text:p>
      <text:p text:style-name="P4">
Publisher: Укринформ (Organization)</text:p>
      <text:p text:style-name="P4">
Published Time: 2023-06-21T16:46:00+03:00</text:p>
      <text:p text:style-name="P4">
Modified Time: 2023-06-21T16:46:00+03:00</text:p>
      <text:p text:style-name="P4">
Description: НАБУ планує використовувати штучний інтелект під час розслідування кримінальних справ. Технологія допоможе аналізувати масиви даних і відстежувати взаємозв'язки. — Укрінформ.</text:p>
      <text:p text:style-name="P4">
Images: ['<text:a xlink:type="simple" xlink:href="https://static.ukrinform.com/photos/2023_06/thumb_files/630_360_1687277315-731.jpg" text:style-name="Internet_20_link" text:visited-style-name="Visited_20_Internet_20_Link">
630_360_16872...</text:a>
']</text:p>
      <text:p text:style-name="P4">
Tags: ['IT-технології', 'НАБУ', 'Штучний інтелект', 'Кривонос', 'Цифровізація']</text:p>
      <text:p text:style-name="P4">
Type: Article</text:p>
      <!--METADATA-->
      <text:p text:style-name="P4">
<draw:frame draw:style-name="fr1" draw:name="Image105" text:anchor-type="as-char" svg:width="6.9236in" svg:height="3.956343in" draw:z-index="0">
<draw:image xlink:href="../Images/yкринформ/2023-06-21T16-46-00-03-00/630_360_1687277315-731.jpg" xlink:type="simple" xlink:show="embed" xlink:actuate="onLoad" draw:mime-type="image/jpeg"/>
</draw:frame>
 НАБУпланує використовувати штучний інтелект під час розслідування кримінальнихсправ. Технологія допоможе аналізувати масиви даних і відстежувативзаємозв'язки.</text:p>
      <text:p text:style-name="P4">
Про це повідомив директор НАБУ Семен Кривонос <text:a xlink:type="simple" xlink:href="https://www.ukrinform.ua/rubric-economy/3725452-semen-krivonos-direktor-nacionalnogo-antikorupcijnogo-buro.html" text:style-name="Internet_20_link" text:visited-style-name="Visited_20_Internet_20_Link">
 в інтерв’ю Укрінформу</text:a>
 <text:a xlink:type="simple" xlink:href="https://www.ukrinform.ua/rubric-economy/3725452-semen-krivonos-direktor-nacionalnogo-antikorupcijnogo-buro.html" text:style-name="Internet_20_link" text:visited-style-name="Visited_20_Internet_20_Link">
 .</text:a>
</text:p>
      <text:p text:style-name="P4">
“По цифровізації у нас є ще інші плани. Це запровадження технології <text:a xlink:type="simple" xlink:href="https://www.ukrinform.ua/tag-stucnij-intelekt" text:style-name="Internet_20_link" text:visited-style-name="Visited_20_Internet_20_Link">
 штучногоінтелекту </text:a>
 , нейромереж іаналітичних інструментів в роботі бюро. Ця технологія здатна аналізувативеличезні масиви даних, виділяти окремі елементи і підозрілі дії. Системадозволяє в режимі реального часу на основі аналізів трафіків, довіреностей,прописок відслідковувати і вибудовувати взаємозв’язки. Вона розпізнає обличчя,транскриптує аудіо у текст. Ще - вона самонавчається”, - сказав Кривонос.</text:p>
      <text:p text:style-name="P4">
Кривонос розповів, що бюро веде перемовини з однією компанією, яка володієтаким аналітичним продуктом, а також уже проводить необхідні проєктні роботидля її впровадження.</text:p>
      <text:p text:style-name="P4">
“Одне з простих завдань, яке я ставив розробнику, чи можна, наприклад, виявитив тендерах “Прозоро”, як компанія Х упродовж конкретного періоду часу взялаучасть у 50 закупівлях, де є ознаки аномально завищених цін на певну категоріютоварів? Цією компанією володіє Іванов через Сидорова, при цьому Сидоровфігурував у кримінальних провадженнях, пов’язаних із розкраданнями, отриманнямнеправомірної вигоди, а в нього номер телефону засвітився в переговорах зякимось олігархом. Ось такий об’єм даних може робити штучний інтелект”, -зазначив він.</text:p>
      <text:p text:style-name="P4">
<text:span text:style-name="T4">
Читайте також:</text:span>
 <text:a xlink:type="simple" xlink:href="https://www.ukrinform.ua/rubric-technology/3722612-google-predstaviv-dvi-novi-funkcii-zi-stucnim-intelektom.html" text:style-name="Internet_20_link" text:visited-style-name="Visited_20_Internet_20_Link">
 Google представив дві нові функції зі <text:span text:style-name="T4">
штучним</text:span>
<text:span text:style-name="T4">
інтелект</text:span>
 ом </text:a>
</text:p>
      <text:p text:style-name="P4">
За словами директора НАБУ, аналітики бюро ставитимуть завдання програмі знайтипотрібні результати.</text:p>
      <text:p text:style-name="P4">
Кривонос розповів, що у світі правоохоронні органи вже активно впроваджуютьінструменти штучного інтелекту, але “ми хочемо бути в клубі країн, які успішнокористуються такими програмами”.</text:p>
      <text:p text:style-name="P4">
Він нагадав, що свого часу схожа програма Palantir, яка теж базується наподібних алгоритмах, дозволила виявити Бен Ладена.</text:p>
      <text:p text:style-name="P4">
Крім того, Кривонос повідомив, що наразі на етапі впровадження системаелектронного кримінального провадження eCase Management System, яка дозволитьНАБУ, САП і ВАКС обмінюватися всіма документами в електронному вигляді.</text:p>
      <text:p text:style-name="P4">
<text:span text:style-name="T4">
Читайте також:</text:span>
 <text:a xlink:type="simple" xlink:href="https://www.ukrinform.ua/rubric-technology/3722920-evroparlament-shvaliv-plan-reguluvanna-stucnogo-intelektu.html" text:style-name="Internet_20_link" text:visited-style-name="Visited_20_Internet_20_Link">
 Європарламент схвалив план регулювання штучного інтелекту</text:a>
</text:p>
      <text:p text:style-name="P4">
“На сьогодні eCase Management System ще впроваджується у Бюро. Ми плануємо докінця року завершити її тестову і промислову експлуатацію і вже в електронномувигляді обмінюватися всіма документами між НАБУ, САП і ВАКС. Ми тонемо впаперовій рутині, і розгортання цієї системи вивільнить дуже багато часу”, -зазначив він.</text:p>
      <text:p text:style-name="P4">
Як повідомлялося, Семен Кривонос до призначення директором НАБУ очолювавДержавну інспекцію архітектури та містобудування, де впровадив цифровізацію упроцеси видачі дозволів на будівництво.</text:p>
      <text:p text:style-name="P4">
Source: <text:a xlink:type="simple" xlink:href="https://www.ukrinform.ua/rubric-technology/3725894-nabu-planue-vikoristovuvati-u-roboti-stucnij-intelekt-krivonos.html" text:style-name="Internet_20_link" text:visited-style-name="Visited_20_Internet_20_Link">
https://www.ukrinform.ua/rubric-technology/3725894-nabu-planue-vikoristovuvati-u-roboti-stucnij-intelekt-krivonos.html</text:a>
</text:p>
      <!--NEWS-->
      <text:h text:style-name="P10" text:outline-level="1">
<text:span text:style-name="T4">
Українські бійці на Таврійському напрямку за добу знищили 280 загарбників</text:span>
</text:h>
      <text:p text:style-name="P4">
Authors: Ukrinform (Person)</text:p>
      <text:p text:style-name="P4">
Publisher: Укринформ (Organization)</text:p>
      <text:p text:style-name="P4">
Published Time: 2023-06-21T16:47:57+03:00</text:p>
      <text:p text:style-name="P4">
Modified Time: 2023-06-21T16:47:57+03:00</text:p>
      <text:p text:style-name="P4">
Description: Минулої доби на Таврійському напрямку втрати російської армії становили понад 280 окупантів і 68 одиниць озброєння та військової технік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Оборона', 'ЗСУ', 'Війна з Росією']</text:p>
      <text:p text:style-name="P4">
Type: Article</text:p>
      <!--METADATA-->
      <text:p text:style-name="P4">
<draw:frame draw:style-name="fr1" draw:name="Image106" text:anchor-type="as-char" svg:width="6.9236in" svg:height="3.956343in" draw:z-index="0">
<draw:image xlink:href="../Images/yкринформ/2023-06-21T16-47-57-03-00/630_360_1680422407-224.png" xlink:type="simple" xlink:show="embed" xlink:actuate="onLoad" draw:mime-type="image/png"/>
</draw:frame>
 Минулоїдоби на Таврійському напрямку втрати російської армії становили понад 280окупантів і 68 одиниць озброєння та військової техніки.</text:p>
      <text:p text:style-name="P4">
Про це у <text:a xlink:type="simple" xlink:href="https://www.facebook.com/PresscentrTavria/videos/1718743025240347/" text:style-name="Internet_20_link" text:visited-style-name="Visited_20_Internet_20_Link">
 Фейсбуці</text:a>
повідомив речник об'єднаного пресцентру Сил оборони Таврійського напрямкуВалерій Шершень, передає Укрінформ.</text:p>
      <text:p text:style-name="P4">
"Підрозділи ракетних військ та артилерії Сил оборони Таврійського напрямкупротягом доби виконали 1119 вогневих завдань. За останню добу втрати ворогавбитими та пораненими склали понад 280 окупантів. Знищено та пошкоджено 68одиниць озброєння та військової техніки противника", - сказав речник.</text:p>
      <text:p text:style-name="P4">
Він уточнив, що йдеться про 6 <text:a xlink:type="simple" xlink:href="https://www.ukrinform.ua/tag-tank" text:style-name="Internet_20_link" text:visited-style-name="Visited_20_Internet_20_Link">
 танків </text:a>
 ,13 одиниць БМП, 25 гаубиць 2С19 “Мста-С”, 4 гаубиці 2А65 “Мста-Б”, 2 зенітніракетні комплекси "Стріла", п'ять САУ 2С5 "Гіацинт", 2 САУ "Піон", РЛС"Зоопарк". Крім того, знищено по три безпілотники SuperCam та "Орлан 10".Також знищено 3 місця зберігання боєприпасів ворога.</text:p>
      <text:p text:style-name="P4">
<text:span text:style-name="T4">
Читайте також:</text:span>
 <text:a xlink:type="simple" xlink:href="https://www.ukrinform.ua/rubric-ato/3725700-sili-oboroni-efektivno-znisuut-rosijskij-desant-na-doneccini-genstab.html" text:style-name="Internet_20_link" text:visited-style-name="Visited_20_Internet_20_Link">
 Сили <text:span text:style-name="T4">
оборони</text:span>
 ефективно знищують російський десант наДонеччині - Генштаб </text:a>
</text:p>
      <text:p text:style-name="P4">
«За минулу добу Сили оборони Таврійського напрямку мали максимальнуконцентрацію на наступальних діях на південь на Бердянському таМелітопольському напрямках. Тут тривають важкі бої буквально за кожен метрукраїнської землі, а саме вектор наших атак: Новоданилівка, Роботине, МалаТокмачка, Вербове, Вільне Поле, Макарівка. Маємо частковий успіх,закріплюємось на досягнутих рубежах», - сказав речник.</text:p>
      <text:p text:style-name="P4">
Він зауважив, що ворог намагається не допустити просування українських військта зазнає великих втрат.</text:p>
      <text:p text:style-name="P4">
Водночас на сході Донецької обласні загарбники продовжують штурмувати зфлангів, намагаючись заволодіти Мар'їнкою та створити умови охопленняАвдіївки, що вкладається в стратегію російських військ вийти наадміністративні кордони Донецької області.</text:p>
      <text:p text:style-name="P4">
<text:span text:style-name="T4">
Читайте також:</text:span>
 <text:a xlink:type="simple" xlink:href="https://www.ukrinform.ua/rubric-ato/3725821-vorog-zbilsiv-intensivnist-obstriliv-na-dniprovskomu-napramku-gumenuk.html" text:style-name="Internet_20_link" text:visited-style-name="Visited_20_Internet_20_Link">
 Ворог збільшив інтенсивність обстрілів на Дніпровськомунапрямку – Гуменюк </text:a>
</text:p>
      <text:p text:style-name="P4">
Сили оборони Таврійського напрямку надійно обороняються в районі Мар’їнки,відбивши вдень 11 ворожих штурмів і з вночі, заявив речник.</text:p>
      <text:p text:style-name="P4">
Як повідомляв Укрінформ, Сили оборони України з 24 лютого 2022 року по 21червня 2023 року ліквідували близько 222 тисяч російських загарбників.</text:p>
      <text:p text:style-name="P4">
Source: <text:a xlink:type="simple" xlink:href="https://www.ukrinform.ua/rubric-ato/3725897-ukrainski-bijci-na-tavrijskomu-napramku-za-dobu-znisili-280-zagarbnikiv.html" text:style-name="Internet_20_link" text:visited-style-name="Visited_20_Internet_20_Link">
https://www.ukrinform.ua/rubric-ato/3725897-ukrainski-bijci-na-tavrijskomu-napramku-za-dobu-znisili-280-zagarbnikiv.html</text:a>
</text:p>
      <!--NEWS-->
      <text:h text:style-name="P10" text:outline-level="1">
<text:span text:style-name="T4">
Відновитися українським містам та селам допомагають уже 60 країн - Шмигаль</text:span>
</text:h>
      <text:p text:style-name="P4">
Authors: Ukrinform (Person)</text:p>
      <text:p text:style-name="P4">
Publisher: Укринформ (Organization)</text:p>
      <text:p text:style-name="P4">
Published Time: 2023-06-21T16:53:31+03:00</text:p>
      <text:p text:style-name="P4">
Modified Time: 2023-06-21T16:53:31+03:00</text:p>
      <text:p text:style-name="P4">
Description: Уже 60 країн допомагають українським містам, селищам та селам відновитися. — Укрінформ.</text:p>
      <text:p text:style-name="P4">
Images: ['<text:a xlink:type="simple" xlink:href="https://static.ukrinform.com/photos/2023_06/thumb_files/630_360_1687355013-761.jpg" text:style-name="Internet_20_link" text:visited-style-name="Visited_20_Internet_20_Link">
630_360_16873...</text:a>
']</text:p>
      <text:p text:style-name="P4">
Tags: ['Шмигаль', 'Відбудова', 'Відновлення України', 'Конференція з відбудови у Лондоні']</text:p>
      <text:p text:style-name="P4">
Type: Article</text:p>
      <!--METADATA-->
      <text:p text:style-name="P4">
<draw:frame draw:style-name="fr1" draw:name="Image107" text:anchor-type="as-char" svg:width="6.9236in" svg:height="3.956343in" draw:z-index="0">
<draw:image xlink:href="../Images/yкринформ/2023-06-21T16-53-31-03-00/630_360_1687355013-761.jpg" xlink:type="simple" xlink:show="embed" xlink:actuate="onLoad" draw:mime-type="image/jpeg"/>
</draw:frame>
 Уже 60країн допомагають українським містам, селищам та селам відновитися.</text:p>
      <text:p text:style-name="P4">
Про це Прем'єр-міністр Денис Шмигаль сказав на Конференції з питаньвідновлення України, яка проходить у Лондоні, передає кореспондент Укрінформу.</text:p>
      <text:p text:style-name="P4">
«Майже 60 країн світу допомагають нашим містам, селищам та селам відновитися.Наразі реалізуються або реалізовані 214 проєктів спільно з державами-партнерами або міжнародними організаціями», - сказав <text:a xlink:type="simple" xlink:href="https://www.ukrinform.ua/tag-smigal" text:style-name="Internet_20_link" text:visited-style-name="Visited_20_Internet_20_Link">
 Шмигаль</text:a>
 .</text:p>
      <text:p text:style-name="P4">
<text:span text:style-name="T4">
Читайте також:</text:span>
 <text:a xlink:type="simple" xlink:href="https://www.ukrinform.ua/rubric-ato/3725798-smigal-prognozue-spravznij-bum-u-virobnictvi-ukrainskoi-zbroi-pisla-vijni.html" text:style-name="Internet_20_link" text:visited-style-name="Visited_20_Internet_20_Link">
 <text:span text:style-name="T4">
Шмигаль</text:span>
 прогнозує «справжній бум» у виробництвіукраїнської зброї після війни </text:a>
</text:p>
      <text:p text:style-name="P4">
За його словами, 30 країн підписали Декларацію, в якій підтримали ініціативущодо надання скоординованої допомоги для відбудови українських громад ірегіонів. За рік понад 300 територіальних громад України уклали 1,5 тисячіпартнерських договорів.</text:p>
      <text:p text:style-name="P4">
Прем’єр-міністр назвав джерела фінансування відновлення. По-перше, цеконфіскація російських активів, адже Росія має заплатити за те, що зруйнувала.Друге джерело фінансування відбудови – це кошти українського бюджету, в томучислі кошти від конфіскації російських активів в Україні. Третім джерелом єдопомога міжнародних партнерів, у тому числі міжнародних фінансовихорганізацій.</text:p>
      <text:p text:style-name="P4">
<text:span text:style-name="T4">
Читайте також:</text:span>
 <text:a xlink:type="simple" xlink:href="https://www.ukrinform.ua/rubric-vidbudova/3725806-smigal-ocikuemo-so-na-konferencii-u-londoni-zmozemo-mobilizuvati-dostatno-finansiv.html" text:style-name="Internet_20_link" text:visited-style-name="Visited_20_Internet_20_Link">
 <text:span text:style-name="T4">
Шмигаль</text:span>
 : Очікуємо, що на конференції у Лондонізможемо мобілізувати достатньо фінансів </text:a>
</text:p>
      <text:p text:style-name="P4">
Як повідомляв Укрінформ, глава уряду раніше наголосив, що прозорість тавідкритість у втіленні в життя проєктів, пов’язаних із відбудовою тавідновленням України, відіграватиме ключову роль.</text:p>
      <text:p text:style-name="P4">
Source: <text:a xlink:type="simple" xlink:href="https://www.ukrinform.ua/rubric-vidbudova/3725900-vidnovitisa-ukrainskim-mistam-ta-selam-dopomagaut-uze-60-krain-smigal.html" text:style-name="Internet_20_link" text:visited-style-name="Visited_20_Internet_20_Link">
https://www.ukrinform.ua/rubric-vidbudova/3725900-vidnovitisa-ukrainskim-mistam-ta-selam-dopomagaut-uze-60-krain-smigal.html</text:a>
</text:p>
      <!--NEWS-->
      <text:h text:style-name="P10" text:outline-level="1">
<text:span text:style-name="T4">
Сидів за одним столом: Директор НАБУ розповів про відносини з Єрмаком</text:span>
</text:h>
      <text:p text:style-name="P4">
Authors: Ukrinform (Person)</text:p>
      <text:p text:style-name="P4">
Publisher: Укринформ (Organization)</text:p>
      <text:p text:style-name="P4">
Published Time: 2023-06-21T16:54:00+03:00</text:p>
      <text:p text:style-name="P4">
Modified Time: 2023-06-21T16:54:00+03:00</text:p>
      <text:p text:style-name="P4">
Description: Директор Національного антикорупційного бюро Семен Кривонос запевняє, що на нього немає жодного впливу з боку посадових осіб. — Укрінформ.</text:p>
      <text:p text:style-name="P4">
Images: ['<text:a xlink:type="simple" xlink:href="https://static.ukrinform.com/photos/2023_06/thumb_files/630_360_1687277315-886.jpg" text:style-name="Internet_20_link" text:visited-style-name="Visited_20_Internet_20_Link">
630_360_16872...</text:a>
']</text:p>
      <text:p text:style-name="P4">
Tags: ['НАБУ', 'Кривонос', 'Єрмак']</text:p>
      <text:p text:style-name="P4">
Type: Article</text:p>
      <!--METADATA-->
      <text:p text:style-name="P4">
<draw:frame draw:style-name="fr1" draw:name="Image108" text:anchor-type="as-char" svg:width="6.9236in" svg:height="3.956343in" draw:z-index="0">
<draw:image xlink:href="../Images/yкринформ/2023-06-21T16-54-00-03-00/630_360_1687277315-886.jpg" xlink:type="simple" xlink:show="embed" xlink:actuate="onLoad" draw:mime-type="image/jpeg"/>
</draw:frame>
 ДиректорНаціонального антикорупційного бюро Семен Кривонос запевняє, що на нього немаєжодного впливу з боку посадових осіб.</text:p>
      <text:p text:style-name="P4">
Про це він зазначив в <text:a xlink:type="simple" xlink:href="https://www.ukrinform.ua/rubric-economy/3725452-semen-krivonos-direktor-nacionalnogo-antikorupcijnogo-buro.html" text:style-name="Internet_20_link" text:visited-style-name="Visited_20_Internet_20_Link">
 інтерв’ю Укрінформу </text:a>
 , відповідаючи на запитання, які у нього стосунки з головою ОфісуПрезидента Андрієм Єрмаком.</text:p>
      <text:p text:style-name="P4">
“Немає жодного впливу на мене і Національне антикорупційне бюро з бокуПрезидента та окремих посадових осіб. Все інше - це конспірологія, якабазується на дописах людей, яких я поважаю, але... Ну, про що ми тутговоримо?” - сказав він.</text:p>
      <text:p text:style-name="P4">
"Мене про це питали на конкурсі. Я з ним (А. <text:a xlink:type="simple" xlink:href="https://www.ukrinform.ua/tag-ermak" text:style-name="Internet_20_link" text:visited-style-name="Visited_20_Internet_20_Link">
 Єрмаком</text:a>
 - ред.), дійсно, бачився на засіданняхНаціональної ради реформ. На момент обрання очільником ДІАМ у мене не булоособистого спілкування з Єрмаком. Я сидів за одним столом разом з іншимиекспертами і членами уряду, коли презентував концепцію містобудування.</text:p>
      <text:p text:style-name="P4">
Після мого призначення директором НАБУ я був разом з ним на засіданні робочоїгрупи з питань ОЕСР, іншого спілкування немає.</text:p>
      <text:p text:style-name="P4">
Але питання незалежності - це питання вибору. Після повномасштабноговторгнення Росії в Україну, у нас, як у нації, був вибір - здатися абоборотися. Ми обрали незалежність", - додав він.</text:p>
      <text:p text:style-name="P4">
Кривонос також запевнив, що має "достатньо амбіцій та інструментів, щоб датибій будь-якому тиску і спробам вплинути на незалежність НАБУ".</text:p>
      <text:p text:style-name="P4">
<text:span text:style-name="T4">
Читайте також:</text:span>
 <text:a xlink:type="simple" xlink:href="https://www.ukrinform.ua/rubric-society/3725757-krivonos-skazav-aki-zlocini-budut-u-prioriteti-nabu.html" text:style-name="Internet_20_link" text:visited-style-name="Visited_20_Internet_20_Link">
 Кривонос сказав, які злочини будуть у пріоритеті <text:span text:style-name="T4">
НАБУ</text:span>
</text:a>
</text:p>
      <text:p text:style-name="P4">
При цьому він зазначив, що спроби фінансово-промислових груп, влади,політичних партій і окремих діячів вплинути на результати досудовогорозслідування не припинялися ніколи.</text:p>
      <text:p text:style-name="P4">
“Нікому не хочеться сідати в тюрму, нікому не хочеться бути під слідством.Всім хочеться ефективно впливати на таку структуру, як Національнеантикорупційне бюро. За вісім років це нікому не вдалося, я гарантую, що заінші сім років це 100% не вдасться”, - говорить він.</text:p>
      <text:p text:style-name="P4">
Як повідомляв Укрінформ, уряд призначив Семена Кривоноса директором НАБУ 6березня поточного року. У фіналі відбору він єдиний з трійки кандидатів не мавдосвіду роботи у правоохоронних органах.</text:p>
      <text:p text:style-name="P4">
До цього Кривонос очолював Державну інспекцію архітектури та містобудування.</text:p>
      <text:p text:style-name="P4">
Source: <text:a xlink:type="simple" xlink:href="https://www.ukrinform.ua/rubric-polytics/3725899-sidiv-za-odnim-stolom-direktor-nabu-rozpoviv-pro-vidnosini-z-ermakom.html" text:style-name="Internet_20_link" text:visited-style-name="Visited_20_Internet_20_Link">
https://www.ukrinform.ua/rubric-polytics/3725899-sidiv-za-odnim-stolom-direktor-nabu-rozpoviv-pro-vidnosini-z-ermakom.html</text:a>
</text:p>
      <!--NEWS-->
      <text:h text:style-name="P10" text:outline-level="1">
<text:span text:style-name="T4">
Держпідприємство «Ліси України» розробляє стратегію розвитку галузі для залучення інвестицій</text:span>
</text:h>
      <text:p text:style-name="P4">
Authors: Ukrinform (Person)</text:p>
      <text:p text:style-name="P4">
Publisher: Укринформ (Organization)</text:p>
      <text:p text:style-name="P4">
Published Time: 2023-06-21T16:56:00+03:00</text:p>
      <text:p text:style-name="P4">
Modified Time: 2023-06-21T16:56:00+03:00</text:p>
      <text:p text:style-name="P4">
Description: У ДП «Ліси України» розпочалася робота зі створення стратегії розвитку галузі з метою залучення зовнішніх інвестицій. — Укрінформ.</text:p>
      <text:p text:style-name="P4">
Images: ['<text:a xlink:type="simple" xlink:href="https://static.ukrinform.com/photos/2023_06/thumb_files/630_360_1686673936-606.jpg" text:style-name="Internet_20_link" text:visited-style-name="Visited_20_Internet_20_Link">
630_360_16866...</text:a>
']</text:p>
      <text:p text:style-name="P4">
Tags: ['Інвестиції', 'Ліс', 'Стратегія розвитку']</text:p>
      <text:p text:style-name="P4">
Type: Article</text:p>
      <!--METADATA-->
      <text:p text:style-name="P4">
<draw:frame draw:style-name="fr1" draw:name="Image109" text:anchor-type="as-char" svg:width="6.9236in" svg:height="3.956343in" draw:z-index="0">
<draw:image xlink:href="../Images/yкринформ/2023-06-21T16-56-00-03-00/630_360_1686673936-606.jpg" xlink:type="simple" xlink:show="embed" xlink:actuate="onLoad" draw:mime-type="image/jpeg"/>
</draw:frame>
 У ДП «ЛісиУкраїни» розпочалася робота зі створення стратегії розвитку галузі з метоюзалучення зовнішніх інвестицій.</text:p>
      <text:p text:style-name="P4">
Як передає Укрінформ, про це повідомляє пресслужба держпідприємства у <text:a xlink:type="simple" xlink:href="https://www.facebook.com/ForestsOfUkraine/posts/pfbid02ixouR5dc54AaAaqd1UP5QxG92thkTSycpEyobCPJ4S6UtCm6SUEqCvdqUeTkAbXJl" text:style-name="Internet_20_link" text:visited-style-name="Visited_20_Internet_20_Link">
Фейсбуці</text:a>
.</text:p>
      <text:p text:style-name="P4">
«У Лондоні розпочинається дуже важлива для нашої країни подія Ukraine RecoveryConference (URC 23). Україна презентує для міжнародного бізнесу та інвесторівпрограму відновлення нашої країни. ДП «Ліси України» також має велику потребуу зовнішніх <text:a xlink:type="simple" xlink:href="https://www.ukrinform.ua/tag-investicii" text:style-name="Internet_20_link" text:visited-style-name="Visited_20_Internet_20_Link">
 інвестиціях </text:a>
 », -йдеться в повідомленні.</text:p>
      <text:p text:style-name="P4">
Як зауважують в держпідприємстві, для діалогу з інвесторами та донорамипотрібна стратегія розвитку, розроблена за світовими стандартами, на чому востанній час наголошують провідні експерти, народні депутати.</text:p>
      <text:p text:style-name="P4">
Саме стратегія дасть можливість реалізувати трансформацію, передбаченуреформою лісової галузі, що розпочалася в Україні.</text:p>
      <text:p text:style-name="P4">
<text:span text:style-name="T4">
Читайте також:</text:span>
 <text:a xlink:type="simple" xlink:href="https://www.ukrinform.ua/rubric-economy/3710521-v-ukraini-zbuduut-ponad-120-lisovih-rekreacijnih-punktiv.html" text:style-name="Internet_20_link" text:visited-style-name="Visited_20_Internet_20_Link">
 В Україні збудують понад 120 лісових рекреаційних пунктів</text:a>
</text:p>
      <text:p text:style-name="P4">
«Маємо сказати, що підготовка до створення стратегії вже розпочалася. ДП "ЛісиУкраїни" проведено консультації, визначено вимоги та критерії до стратегії.Безперечно, над її створенням мають працювати консультанти зі світовим ім’ям.Це можливість не лише визначити найбільш ефективні напрями розвитку, але йотримати доступ до зовнішнього фінансування», - зазначають в ДП.</text:p>
      <text:p text:style-name="P4">
Як повідомлялося, за підсумками І кварталу 2023 року дохід ДП "Ліси України"становив 4,6 млрд грн, перевершивши довоєнний результат підприємствДержлісагентства. Прибуток зріс майже удвічі до 500 млн грн. Реалізаціялісопродукції збільшилася до 2,3 млн куб м.</text:p>
      <text:p text:style-name="P4">
Source: <text:a xlink:type="simple" xlink:href="https://www.ukrinform.ua/rubric-economy/3725898-derzpidpriemstvo-lisi-ukraini-rozroblae-strategiu-rozvitku-galuzi-dla-zalucenna-investicij.html" text:style-name="Internet_20_link" text:visited-style-name="Visited_20_Internet_20_Link">
https://www.ukrinform.ua/rubric-economy/3725898-derzpidpriemstvo-lisi-ukraini-rozroblae-strategiu-rozvitku-galuzi-dla-zalucenna-investicij.html</text:a>
</text:p>
      <!--NEWS-->
      <text:h text:style-name="P10" text:outline-level="1">
<text:span text:style-name="T4">
Артисти Одеської опери виступили на фестивалі в Молдові</text:span>
</text:h>
      <text:p text:style-name="P4">
Authors: Ukrinform (Person)</text:p>
      <text:p text:style-name="P4">
Publisher: Укринформ (Organization)</text:p>
      <text:p text:style-name="P4">
Published Time: 2023-06-21T16:59:00+03:00</text:p>
      <text:p text:style-name="P4">
Modified Time: 2023-06-21T16:59:00+03:00</text:p>
      <text:p text:style-name="P4">
Description: Колектив Одеського театру опери та балету взяв участь у 6-му фестивалі класичної музики «DescOpera» в Республіці Молдова. — Укрінформ.</text:p>
      <text:p text:style-name="P4">
Images: ['<text:a xlink:type="simple" xlink:href="https://static.ukrinform.com/photos/2023_06/thumb_files/630_360_1687355735-312.jpg" text:style-name="Internet_20_link" text:visited-style-name="Visited_20_Internet_20_Link">
630_360_16873...</text:a>
']</text:p>
      <text:p text:style-name="P4">
Tags: ['Фестиваль', 'Молдова', 'Музика', 'Одеса', 'Опера']</text:p>
      <text:p text:style-name="P4">
Type: Article</text:p>
      <!--METADATA-->
      <text:p text:style-name="P4">
<draw:frame draw:style-name="fr1" draw:name="Image110" text:anchor-type="as-char" svg:width="6.9236in" svg:height="3.956343in" draw:z-index="0">
<draw:image xlink:href="../Images/yкринформ/2023-06-21T16-59-00-03-00/630_360_1687355735-312.jpg" xlink:type="simple" xlink:show="embed" xlink:actuate="onLoad" draw:mime-type="image/jpeg"/>
</draw:frame>
 КолективОдеського театру опери та балету взяв участь у 6-му фестивалі класичної музики«DescOpera» в Республіці Молдова.</text:p>
      <text:p text:style-name="P4">
Про це повідомляє <text:a xlink:type="simple" xlink:href="https://mkip.gov.ua/news/9351.html" text:style-name="Internet_20_link" text:visited-style-name="Visited_20_Internet_20_Link">
 пресслужба </text:a>
Міністерства культури та інформаційної політики, передає Укрінформ.</text:p>
      <text:p text:style-name="P4">
«Виступ колективу Одеського національного академічного театру опери та балету,який представив публіці <text:a xlink:type="simple" xlink:href="https://www.ukrinform.ua/tag-opera" text:style-name="Internet_20_link" text:visited-style-name="Visited_20_Internet_20_Link">
 оперу </text:a>
 П.Масканьї «Сільська честь», став екватором 6-го фестивалю класичної музики«DescOpera», - йдеться а повідомленні.</text:p>
      <text:p text:style-name="P4">
Зазначається, що фестиваль відбувся у форматі трикутника солідарності «Кишинів- Одеса - Ясси» та пройшов під егідою Міністерства культури РеспублікиМолдова, Національного театру опери та балету «Марія Бієшу» за стратегічноїпідтримки проєктів USAID Moldova, уряду Швеції та Британської агенції зміжнародного розвитку.</text:p>
      <text:p text:style-name="P4">
<text:span text:style-name="T4">
Читайте також:</text:span>
 <text:a xlink:type="simple" xlink:href="https://www.ukrinform.ua/rubric-culture/3725317-lvivska-opera-pokaze-u-kievi-onovlenu-postanovku-zaporozec-za-dunaem.html" text:style-name="Internet_20_link" text:visited-style-name="Visited_20_Internet_20_Link">
 Львівська опера покаже у Києві оновлену постановку«Запорожець за Дунаєм» </text:a>
</text:p>
      <text:p text:style-name="P4">
Як повідомляв Укрінформ, у місті Йонкерс (штат Нью-Йорк, США) відбувся 36-йУкраїнський фестиваль.</text:p>
      <text:p text:style-name="P4">
<text:span text:style-name="T5">
Фото: МКІП</text:span>
</text:p>
      <text:p text:style-name="P4">
Source: <text:a xlink:type="simple" xlink:href="https://www.ukrinform.ua/rubric-culture/3725903-artisti-odeskoi-operi-vistupili-na-festivali-v-moldovi.html" text:style-name="Internet_20_link" text:visited-style-name="Visited_20_Internet_20_Link">
https://www.ukrinform.ua/rubric-culture/3725903-artisti-odeskoi-operi-vistupili-na-festivali-v-moldovi.html</text:a>
</text:p>
      <!--NEWS-->
      <text:h text:style-name="P10" text:outline-level="1">
<text:span text:style-name="T4">
У столичному метро тимчасово не працює оплата паперовими qr-квитками та кодами</text:span>
</text:h>
      <text:p text:style-name="P4">
Authors: Ukrinform (Person)</text:p>
      <text:p text:style-name="P4">
Publisher: Укринформ (Organization)</text:p>
      <text:p text:style-name="P4">
Published Time: 2023-06-21T17:02:00+03:00</text:p>
      <text:p text:style-name="P4">
Modified Time: 2023-06-21T17:02:00+03:00</text:p>
      <text:p text:style-name="P4">
Description: У столичному метрополітені тимчасово не працює сервіс оплати проїзду разовими паперовими qr-квитками та qr-кодами, згенерованими у застосунку "Київ Цифровий". — Укрінформ.</text:p>
      <text:p text:style-name="P4">
Images: ['<text:a xlink:type="simple" xlink:href="https://static.ukrinform.com/photos/2022_08/thumb_files/630_360_1660555572-595.jpg" text:style-name="Internet_20_link" text:visited-style-name="Visited_20_Internet_20_Link">
630_360_16605...</text:a>
']</text:p>
      <text:p text:style-name="P4">
Tags: ['Метро', 'Київ', 'Київ Цифровий']</text:p>
      <text:p text:style-name="P4">
Type: Article</text:p>
      <!--METADATA-->
      <text:p text:style-name="P4">
<draw:frame draw:style-name="fr1" draw:name="Image111" text:anchor-type="as-char" svg:width="6.9236in" svg:height="3.956343in" draw:z-index="0">
<draw:image xlink:href="../Images/yкринформ/2023-06-21T17-02-00-03-00/630_360_1660555572-595.jpg" xlink:type="simple" xlink:show="embed" xlink:actuate="onLoad" draw:mime-type="image/jpeg"/>
</draw:frame>
 Устоличному метрополітені тимчасово не працює сервіс оплати проїзду разовимипаперовими qr-квитками та qr-кодами, згенерованими у застосунку "КиївЦифровий".</text:p>
      <text:p text:style-name="P4">
Про це у <text:a xlink:type="simple" xlink:href="http://t.me/KyivCityOfficial/7076" text:style-name="Internet_20_link" text:visited-style-name="Visited_20_Internet_20_Link">
 Телеграмі </text:a>
 повідомляєпресслужба Київської міської державної адміністрації, передає Укрінформ.</text:p>
      <text:p text:style-name="P4">
“У метро тимчасово не працює сервіс оплати проїзду разовими паперовими qr-квитками та qr-кодами, згенерованими у застосунку " <text:a xlink:type="simple" xlink:href="https://www.ukrinform.ua/tag-kiiv" text:style-name="Internet_20_link" text:visited-style-name="Visited_20_Internet_20_Link">
 Київ</text:a>
 Цифровий", - йдеться в повідомленні.</text:p>
      <text:p text:style-name="P4">
Зазначається, що фахівці намагаються якнайшвидше вирішити питання.</text:p>
      <text:p text:style-name="P4">
Водночас усі інші засоби оплати проїзду працюють у звичайному режимі, зокрема:транспортна картка, безконтактна банківська картка, мобільні додатки ApplePayта Google Pay.</text:p>
      <text:p text:style-name="P4">
<text:span text:style-name="T4">
Читайте також:</text:span>
 <text:a xlink:type="simple" xlink:href="https://www.ukrinform.ua/rubric-kyiv/3685959-kiivske-metro-otrimalo-rozkladni-stilci-akimi-mozna-koristuvatisa-pid-cas-povitranoi-trivogi.html" text:style-name="Internet_20_link" text:visited-style-name="Visited_20_Internet_20_Link">
 Київське метро отримало розкладні стільці, якими можнакористуватися під час повітряної тривоги </text:a>
</text:p>
      <text:p text:style-name="P4">
Як повідомляв Укрінформ, київський метрополітен отримав <text:a xlink:type="simple" xlink:href="https://www.ukrinform.ua/rubric-kyiv/3722387-kiivskij-metropoliten-otrimav-drugu-partiu-varsavskih-vagoniv.html" text:style-name="Internet_20_link" text:visited-style-name="Visited_20_Internet_20_Link">
 другу партіюваршавських вагонів </text:a>
 , наразі взагальній кількості підземка отримала 12 вагонів.</text:p>
      <text:p text:style-name="P4">
Source: <text:a xlink:type="simple" xlink:href="https://www.ukrinform.ua/rubric-kyiv/3725917-u-stolicnomu-metro-timcasovo-ne-pracue-oplata-paperovimi-qrkvitkami-ta-kodami.html" text:style-name="Internet_20_link" text:visited-style-name="Visited_20_Internet_20_Link">
https://www.ukrinform.ua/rubric-kyiv/3725917-u-stolicnomu-metro-timcasovo-ne-pracue-oplata-paperovimi-qrkvitkami-ta-kodami.html</text:a>
</text:p>
      <!--NEWS-->
      <text:h text:style-name="P10" text:outline-level="1">
<text:span text:style-name="T4">
Зеленський назвав Путіна другим королем антисемітизму після Гітлера</text:span>
</text:h>
      <text:p text:style-name="P4">
Authors: Ukrinform (Person)</text:p>
      <text:p text:style-name="P4">
Publisher: Укринформ (Organization)</text:p>
      <text:p text:style-name="P4">
Published Time: 2023-06-21T17:04:00+03:00</text:p>
      <text:p text:style-name="P4">
Modified Time: 2023-06-21T17:04:00+03:00</text:p>
      <text:p text:style-name="P4">
Description: Президент Володимир Зеленський прокоментував слова Володимира Путіна на свою адресу, який назвав його «ганьбою єврейського народу», заявивши, що російський лідер – «другий король антисемітизму після Гітлера». — Укрінформ.</text:p>
      <text:p text:style-name="P4">
Images: ['<text:a xlink:type="simple" xlink:href="https://static.ukrinform.com/photos/2022_06/thumb_files/630_360_1654386643-299.png" text:style-name="Internet_20_link" text:visited-style-name="Visited_20_Internet_20_Link">
630_360_16543...</text:a>
']</text:p>
      <text:p text:style-name="P4">
Tags: ['Путін', 'Антисемітизм', 'Зеленський', 'Гітлер']</text:p>
      <text:p text:style-name="P4">
Type: Article</text:p>
      <!--METADATA-->
      <text:p text:style-name="P4">
<draw:frame draw:style-name="fr1" draw:name="Image112" text:anchor-type="as-char" svg:width="6.9236in" svg:height="3.956343in" draw:z-index="0">
<draw:image xlink:href="../Images/yкринформ/2023-06-21T17-04-00-03-00/630_360_1654386643-299.png" xlink:type="simple" xlink:show="embed" xlink:actuate="onLoad" draw:mime-type="image/png"/>
</draw:frame>
 ПрезидентВолодимир Зеленський прокоментував слова Володимира Путіна на свою адресу,який назвав його «ганьбою єврейського народу», заявивши, що російський лідер –«другий король антисемітизму після Гітлера».</text:p>
      <text:p text:style-name="P4">
Про це Зеленський заявив в <text:a xlink:type="simple" xlink:href="https://www.bbc.com/news/world-europe-65971790" text:style-name="Internet_20_link" text:visited-style-name="Visited_20_Internet_20_Link">
 інтерв’ю ВВС </text:a>
 , передає Укрінформ.</text:p>
      <text:p text:style-name="P4">
Журналіст видання запитав у Зеленського про його реакцію на слова <text:a xlink:type="simple" xlink:href="https://www.ukrinform.ua/tag-putin" text:style-name="Internet_20_link" text:visited-style-name="Visited_20_Internet_20_Link">
 Путіна</text:a>
 на Петербурзькому економічному форумі.</text:p>
      <text:p text:style-name="P4">
Як пише ВВС, Зеленський втратив багатьох своїх родичів під час Голокосту,включно з дідом, і було очевидно, що питання застало його зненацька.</text:p>
      <text:p text:style-name="P4">
У відповідь український Президент глибоко зітхнув, опустив голову і черезкілька секунд сказав, що не зовсім упевнений, як відповісти на запитання.</text:p>
      <text:p text:style-name="P4">
«Таке враження, що він (Путін – ред.) не до кінця розуміє свої слова. Вибачте,але ж він ніби другий король антисемітизму після Гітлера. Це говоритьпрезидент. Цивілізований світ не може так висловлюватися», - сказавЗеленський.</text:p>
      <text:p text:style-name="P4">
Він подякував світовій спільноті за підтримку після слів Путіна.</text:p>
      <text:p text:style-name="P4">
«Для мене було важливо почути реакцію світу, і я вдячний за підтримку», -додав український лідер.</text:p>
      <text:p text:style-name="P4">
<text:span text:style-name="T4">
Читайте також:</text:span>
 <text:a xlink:type="simple" xlink:href="https://www.ukrinform.ua/rubric-society/3725553-u-erusalimi-vidkrili-aleu-na-cest-ukrainciv-aki-ratuvali-evreiv-vid-nacistiv-zelenska.html" text:style-name="Internet_20_link" text:visited-style-name="Visited_20_Internet_20_Link">
 У Єрусалимі відкрили алею на честь українців, якірятували <text:span text:style-name="T4">
євреї</text:span>
 в від нацистів - Зеленська</text:a>
</text:p>
      <text:p text:style-name="P4">
Як повідомлялося, минулого тижня головний рабин України Моше Реувен Асманвідреагував на чергову скандальну заяву Путіна на адресу Зеленського: "Яособисто можу сказати, що пишаюся Президентом Зеленським, що він не втік іробить все для допомоги українському народу. І не тільки я. Думаю, що весьсвіт пишатиметься ним", - зазначив Моше Реувен Асман.</text:p>
      <text:p text:style-name="P4">
Також головний рабин України підкреслив, що в Україні немає неонацистів. Віннаголосив, що в Україні - порядні люди, які захищають свою батьківщину.</text:p>
      <text:p text:style-name="P4">
<text:span text:style-name="T5">
Фото: ОП</text:span>
</text:p>
      <text:p text:style-name="P4">
Source: <text:a xlink:type="simple" xlink:href="https://www.ukrinform.ua/rubric-polytics/3725906-zelenskij-nazvav-putina-drugim-korolem-antisemitizmu-pisla-gitlera.html" text:style-name="Internet_20_link" text:visited-style-name="Visited_20_Internet_20_Link">
https://www.ukrinform.ua/rubric-polytics/3725906-zelenskij-nazvav-putina-drugim-korolem-antisemitizmu-pisla-gitlera.html</text:a>
</text:p>
      <!--NEWS-->
      <text:h text:style-name="P10" text:outline-level="1">
<text:span text:style-name="T4">
Клименко розповів, скільки мін виявили у Херсоні з початку рятувальної операції</text:span>
</text:h>
      <text:p text:style-name="P4">
Authors: Ukrinform (Person)</text:p>
      <text:p text:style-name="P4">
Publisher: Укринформ (Organization)</text:p>
      <text:p text:style-name="P4">
Published Time: 2023-06-21T17:07:21+03:00</text:p>
      <text:p text:style-name="P4">
Modified Time: 2023-06-21T17:07:21+03:00</text:p>
      <text:p text:style-name="P4">
Description: Із початку рятувальної операції відповідні спеціалісти вже виявили у Херсоні і ліквідували 62 міни. — Укрінформ.</text:p>
      <text:p text:style-name="P4">
Images: ['<text:a xlink:type="simple" xlink:href="https://static.ukrinform.com/photos/2023_06/thumb_files/630_360_1686147031-809.jpg" text:style-name="Internet_20_link" text:visited-style-name="Visited_20_Internet_20_Link">
630_360_16861...</text:a>
']</text:p>
      <text:p text:style-name="P4">
Tags: ['Херсон', 'Клименко', 'Міна', 'Єдині новини', 'Підтоплення']</text:p>
      <text:p text:style-name="P4">
Type: Article</text:p>
      <!--METADATA-->
      <text:p text:style-name="P4">
<draw:frame draw:style-name="fr1" draw:name="Image113" text:anchor-type="as-char" svg:width="6.9236in" svg:height="3.956343in" draw:z-index="0">
<draw:image xlink:href="../Images/yкринформ/2023-06-21T17-07-21-03-00/630_360_1686147031-809.jpg" xlink:type="simple" xlink:show="embed" xlink:actuate="onLoad" draw:mime-type="image/jpeg"/>
</draw:frame>
 Із початкурятувальної операції відповідні спеціалісти вже виявили у Херсоні іліквідували 62 міни.</text:p>
      <text:p text:style-name="P4">
Про це у телемарафоні «Єдині новини» заявив міністр внутрішніх справ ІгорКлименко, передає кореспондент Укрінформу.</text:p>
      <text:p text:style-name="P4">
«Є дуже велика небезпека знаходження мін. Наразі ми знайшли вже 62 міни іліквідували їх, вивезли з цієї території (з Херсона – ред.). Ми маємо спочаткузробити весь комплекс протимінних заходів, щоб уже комунальні служби моглипрацювати», - сказав він.</text:p>
      <text:p text:style-name="P4">
Відповідаючи на питання щодо роботи штабу з ліквідації наслідків підривуКаховської ГЕС, Клименко зазначив, що у середу було проведене засідання штабу,на якому був присутній також спікер українського парламенту Руслан Стефанчук.</text:p>
      <text:p text:style-name="P4">
«Ми говорили саме про компенсаційний механізм для наших громадян. Він має бутизрозумілий, інформативний. І він має надати впевненість нашим громадянам, що внайближчий час вони ці компенсації за втрачене майно отримають. Звичайно,великий комплекс правоохоронних завдань стоїть на цій території, і ми не маємодопустити тут будь-яких злочинів, у тому числі мародерств», - заявив міністр.</text:p>
      <text:p text:style-name="P4">
<text:span text:style-name="T4">
Читайте також:</text:span>
 <text:a xlink:type="simple" xlink:href="https://www.ukrinform.ua/rubric-regions/3725816-u-hersoni-bez-elektropostacanna-zalisautsa-se-majze-14-tisac-abonentiv.html" text:style-name="Internet_20_link" text:visited-style-name="Visited_20_Internet_20_Link">
 У Херсоні без електропостачання залишаються ще майже 14тисяч абонентів </text:a>
</text:p>
      <text:p text:style-name="P4">
Глава МВС поінформував, що ще частина будівель залишається підтопленою,зокрема йдеться про 593 будівлі в Херсонській області, і що наразі працівникиМВС викачують воду з підвальних приміщень.</text:p>
      <text:p text:style-name="P4">
«Вода, електроенергія, виплати і безпека – це основне на сьогодні. Звичайно,ми всі хочемо, щоб люди поверталися. І вони починають потроху повертатися вдомівки, ми приймаємо у них заяви. Відповідні комісії працюють, які, згідно зцими заявами, проводять експертизи втраченого, пошкодженого майна», - зазначиввін.</text:p>
      <text:p text:style-name="P4">
Клименко сказав, що роботи ще дуже-дуже багато, і висловив думку, що ще намісяць-два їм буде необхідно цю роботу проводити.</text:p>
      <text:p text:style-name="P4">
Міністр поінформував, що наразі проводиться робота щодо торгівлі і по ринкахна території Дніпропетровської та Херсонської областей. Керівник МВС закликавлюдей не продавати і не купувати рибу на стихійних ринках.</text:p>
      <text:p text:style-name="P4">
<text:span text:style-name="T4">
Читайте також:</text:span>
 <text:a xlink:type="simple" xlink:href="https://www.ukrinform.ua/rubric-ato/3725782-rosijski-mini-pisla-pidrivu-kahovskoi-ges-pribilo-do-beregiv-mikolaivsini-ta-odesini.html" text:style-name="Internet_20_link" text:visited-style-name="Visited_20_Internet_20_Link">
 Російські міни після підриву <text:span text:style-name="T4">
Каховської</text:span>
 ГЕС прибилодо берегів Миколаївщини та Одещини </text:a>
</text:p>
      <text:p text:style-name="P4">
«Ми дуже чітко відслідковуємо епідеміологічну та санітарну обстановку. Тутпрацюють і епідеміологи, і лікарі, які приїхали також з Києва, щобвідслідковувати будь-які можливі спалахи будь-якої епідемії. Наразі миконтролюємо ситуацію, і сподіваюся, що так буде й надалі, але має бутидостатньо висока самодисципліна», - зазначив він.</text:p>
      <text:p text:style-name="P4">
Клименко поінформував, що працівники МВС уже прибрали півтора квадратнихкілометра маслянистого п’ятна. «Відповідні реагенти ми засипали, щоб ці 10квадратних кілометрів, що ми бачимо пляму, у найближчий тиждень ліквідувати»,- розповів міністр.</text:p>
      <text:p text:style-name="P4">
Як повідомлялося, у Міноборони поінформували, що першочергово від мін будеочищено мікрорайон Острів у <text:a xlink:type="simple" xlink:href="https://www.ukrinform.ua/tag-herson" text:style-name="Internet_20_link" text:visited-style-name="Visited_20_Internet_20_Link">
 Херсоні </text:a>
 .</text:p>
      <text:p text:style-name="P4">
<text:span text:style-name="T5">
Фото: МВС</text:span>
</text:p>
      <text:p text:style-name="P4">
Source: <text:a xlink:type="simple" xlink:href="https://www.ukrinform.ua/rubric-regions/3725907-klimenko-rozpoviv-skilki-min-viavili-u-hersoni-z-pocatku-ratuvalnoi-operacii.html" text:style-name="Internet_20_link" text:visited-style-name="Visited_20_Internet_20_Link">
https://www.ukrinform.ua/rubric-regions/3725907-klimenko-rozpoviv-skilki-min-viavili-u-hersoni-z-pocatku-ratuvalnoi-operacii.html</text:a>
</text:p>
      <!--NEWS-->
      <text:h text:style-name="P10" text:outline-level="1">
<text:span text:style-name="T4">
Єрмак обговорив підтримку України з представниками єврейських організацій й ізраїльських ЗМІ</text:span>
</text:h>
      <text:p text:style-name="P4">
Authors: Ukrinform (Person)</text:p>
      <text:p text:style-name="P4">
Publisher: Укринформ (Organization)</text:p>
      <text:p text:style-name="P4">
Published Time: 2023-06-21T17:11:00+03:00</text:p>
      <text:p text:style-name="P4">
Modified Time: 2023-06-21T17:11:00+03:00</text:p>
      <text:p text:style-name="P4">
Description: Керівник ОП Андрій Єрмак обговорив із представниками єврейських організацій, єврейської громади та ізраїльських ЗМІ питання об’єднання зусиль українців і євреїв у протидії антисемітизму у світі та відстоюванні історичної правди. — Укрінформ.</text:p>
      <text:p text:style-name="P4">
Images: ['<text:a xlink:type="simple" xlink:href="https://static.ukrinform.com/photos/2023_06/thumb_files/630_360_1687356330-112.jpeg" text:style-name="Internet_20_link" text:visited-style-name="Visited_20_Internet_20_Link">
630_360_16873...</text:a>
']</text:p>
      <text:p text:style-name="P4">
Tags: ['Ізраїль', 'Єрмак', 'Офіс Президента']</text:p>
      <text:p text:style-name="P4">
Type: Article</text:p>
      <!--METADATA-->
      <text:p text:style-name="P4">
<draw:frame draw:style-name="fr1" draw:name="Image114" text:anchor-type="as-char" svg:width="6.9236in" svg:height="3.956343in" draw:z-index="0">
<draw:image xlink:href="../Images/yкринформ/2023-06-21T17-11-00-03-00/630_360_1687356330-112.jpeg" xlink:type="simple" xlink:show="embed" xlink:actuate="onLoad" draw:mime-type="image/jpeg"/>
</draw:frame>
 КерівникОП Андрій Єрмак обговорив із представниками єврейських організацій, єврейськоїгромади та ізраїльських ЗМІ питання об’єднання зусиль українців і євреїв упротидії антисемітизму у світі та відстоюванні історичної правди.</text:p>
      <text:p text:style-name="P4">
Про це йшлося під час онлайн-зустрічі, до якої доєдналися понад 50 учасників зусього світу, повідомляє Укрінформ з посиланням на <text:a xlink:type="simple" xlink:href="https://www.president.gov.ua/news/dlya-ukrayinciv-i-yevreyiv-ce-spilna-vijna-za-vlasnu-istoriy-83709" text:style-name="Internet_20_link" text:visited-style-name="Visited_20_Internet_20_Link">
 пресслужбу ОП</text:a>
 .</text:p>
      <text:p text:style-name="P4">
</text:p>
      <text:p text:style-name="P4">
Очільник Офісу Глави держави подякував за посилення підтримки України з бокуєврейських громад, зокрема за вагому гуманітарну допомогу для найуразливішихгруп українців.</text:p>
      <text:p text:style-name="P4">
Водночас він закликав учасників зустрічі сприяти посиленню військової допомогиУкраїнській державі з боку Ізраїлю.</text:p>
      <text:p text:style-name="P4">
</text:p>
      <text:p text:style-name="P4">
«Вважаю, що сьогодні саме Ізраїль може допомогти Україні в питанні захисту відіранських дронів. І ми дуже сподіваємося на створення спільної ініціативи щодоцього», – наголосив Єрмак.</text:p>
      <text:p text:style-name="P4">
Він нагадав, що дві країни пов’язані не просто дружніми відносинами. Багатовидатних євреїв народилися в Україні, і багато українців рятували євреїв учаси Другої світової війни.</text:p>
      <text:p text:style-name="P4">
<text:span text:style-name="T4">
Читайте також:</text:span>
 <text:a xlink:type="simple" xlink:href="https://www.ukrinform.ua/rubric-polytics/3722662-ermak-obgovoriv-iz-radnikom-administracii-prezidenta-brazilii-formulu-miru.html" text:style-name="Internet_20_link" text:visited-style-name="Visited_20_Internet_20_Link">
 <text:span text:style-name="T4">
Єрмак</text:span>
 обговорив із радником адміністрації президентаБразилії формулу миру </text:a>
</text:p>
      <text:p text:style-name="P4">
«Це природно й історично, щоб були максимально дружні й партнерські відносиниміж Україною та Ізраїлем. Справжня дружба не має часових меж, і, безумовно, миповинні бути разом і під час воєнних викликів, і під час миру, у який мивіримо та який, сподіваємося, дуже скоро прийде на українську землю», –зауважив керівник ОП.</text:p>
      <text:p text:style-name="P4">
За його словами, сьогодні Україна чітко визначила свій цивілізаційний шлях якдемократичної європейської країни, у якій із глибокою повагою ставляться довсіх народів і вшановують пам’ять жертв Голодомору та Голокосту, й попривоєнні виклики Україна не зупиняє роботу щодо відновлення історичної правдипро ці трагедії як усередині країни, так і на світовій арені.</text:p>
      <text:p text:style-name="P4">
<text:span text:style-name="T4">
Читайте також:</text:span>
 <text:a xlink:type="simple" xlink:href="https://www.ukrinform.ua/rubric-polytics/3722498-ermak-obgovoriv-iz-radnikom-premera-indii-formulu-miru-ta-situaciu-z-pidrivom-kahovskoi-ges.html" text:style-name="Internet_20_link" text:visited-style-name="Visited_20_Internet_20_Link">
 <text:span text:style-name="T4">
Єрмак</text:span>
 обговорив із радником прем’єра Індії формулумиру та ситуацію з підривом Каховської ГЕС </text:a>
</text:p>
      <text:p text:style-name="P4">
Очільник ОП відзначив, що імперіалістичні потуги Росії завжди були спрямованіна приниження цінності та значення як українського, так і єврейського народів,і нещодавні висловлювання Путіна на адресу Президента Володимира Зеленськогоще раз підкреслюють це.</text:p>
      <text:p text:style-name="P4">
Єрмак висловив вдячність за відповідну реакцію представників єврейськоїгромади: «Кремль не просто толерує, а підбурює зростання ксенофобії йантисемітизму не лише в Росії, а й в усьому світі. Саме тому вкрай важливою єрішуча публічна відповідь єврейських громадських діячів і прозора позиціяполітичного керівництва країни».</text:p>
      <text:p text:style-name="P4">
Керівник Офісу глави держави нагадав, що за підтримки Верховна Рада ухвалилазакон про боротьбу з антисемітизмом.</text:p>
      <text:p text:style-name="P4">
У той же час він наголосив, що вкрай важливо зберегти єдність світовоїспільноти в підтримці України та посиленні санкцій щодо РФ, зокрема протиросійських пропагандистів і всіх, хто підтримує російський режим.</text:p>
      <text:p text:style-name="P4">
За даними ОП, у зустрічі взяли участь: радянський дисидент, ізраїльськийполітик і правозахисник Натан Щаранський, рабин, президент Об’єднанихєврейських організацій Вільямсбурга та Північного Брукліна Давід Нідерман,президент Єврейської конфедерації України Борис Ложкін, генеральний секретарНаціонального фонду Австрійської Республіки для жертв націонал-соціалізмуХанна Лессінг, голова правління Центру прав людини Рауля Валленберга ДжейРозенцвейг і засновник Центру Ірвін Котлер, представник Інституту вивченняглобального антисемітизму та політики (ISGAP) Лариса Рутман, заступник головиРади Федерації єврейських громад України, директор із міжнародних зв’язківрабин Рафаель Рутман, представники Всесвітньої організації прогресивногоіудаїзму, ВААД, «Мойше Хаус», громади консервативного іудаїзму «Масорет»,регіональних єврейських спільнот України та ізраїльських ЗМІ.</text:p>
      <text:p text:style-name="P4">
Як повідомлялося, дружина Президента <text:a xlink:type="simple" xlink:href="https://www.ukrinform.ua/rubric-polytics/3724741-zelenska-rozpocala-vizit-do-izrailu-iz-zustrici-z-prezidentskim-podruzzam.html" text:style-name="Internet_20_link" text:visited-style-name="Visited_20_Internet_20_Link">
 Олена Зеленська</text:a>
 з 19 червня перебуває звізитом в <text:a xlink:type="simple" xlink:href="https://www.ukrinform.ua/tag-izrail" text:style-name="Internet_20_link" text:visited-style-name="Visited_20_Internet_20_Link">
 Ізраїлі </text:a>
 .</text:p>
      <text:p text:style-name="P4">
<text:span text:style-name="T5">
Фото: Офіс Президента</text:span>
</text:p>
      <text:p text:style-name="P4">
Source: <text:a xlink:type="simple" xlink:href="https://www.ukrinform.ua/rubric-polytics/3725910-ermak-obgovoriv-pidtrimku-ukraini-z-predstavnikami-evrejskih-organizacij-j-izrailskih-zmi.html" text:style-name="Internet_20_link" text:visited-style-name="Visited_20_Internet_20_Link">
https://www.ukrinform.ua/rubric-polytics/3725910-ermak-obgovoriv-pidtrimku-ukraini-z-predstavnikami-evrejskih-organizacij-j-izrailskih-zmi.html</text:a>
</text:p>
      <!--NEWS-->
      <text:h text:style-name="P10" text:outline-level="1">
<text:span text:style-name="T4">
У Вінниці першими в Україні облаштували укриття системою автоматичного відкриття дверей</text:span>
</text:h>
      <text:p text:style-name="P4">
Authors: Ukrinform (Person)</text:p>
      <text:p text:style-name="P4">
Publisher: Укринформ (Organization)</text:p>
      <text:p text:style-name="P4">
Published Time: 2023-06-21T17:17:00+03:00</text:p>
      <text:p text:style-name="P4">
Modified Time: 2023-06-21T17:17:00+03:00</text:p>
      <text:p text:style-name="P4">
Description: У Вінниці тестується система автоматичного відкриття дверей в укриття, якої немає ще в жодному місті України. — Укрінформ.</text:p>
      <text:p text:style-name="P4">
Images: ['<text:a xlink:type="simple" xlink:href="https://static.ukrinform.com/photos/2023_06/thumb_files/630_360_1687356427-530.jpeg" text:style-name="Internet_20_link" text:visited-style-name="Visited_20_Internet_20_Link">
630_360_16873...</text:a>
']</text:p>
      <text:p text:style-name="P4">
Tags: ['Школа', 'Вінниця', 'Укриття', 'Повітряна тривога']</text:p>
      <text:p text:style-name="P4">
Type: Article</text:p>
      <!--METADATA-->
      <text:p text:style-name="P4">
<draw:frame draw:style-name="fr1" draw:name="Image117" text:anchor-type="as-char" svg:width="6.9236in" svg:height="3.956343in" draw:z-index="0">
<draw:image xlink:href="../Images/yкринформ/2023-06-21T17-17-00-03-00/630_360_1687356427-530.jpeg" xlink:type="simple" xlink:show="embed" xlink:actuate="onLoad" draw:mime-type="image/jpeg"/>
</draw:frame>
 У Вінницітестується система автоматичного відкриття дверей в укриття, якої немає ще вжодному місті України.</text:p>
      <text:p text:style-name="P4">
Про це повідомив у <text:a xlink:type="simple" xlink:href="https://t.me/morgunovofficial/4039" text:style-name="Internet_20_link" text:visited-style-name="Visited_20_Internet_20_Link">
 Телеграмі </text:a>
 міськийголова Вінниці Сергій Моргунов, передає Укрінформ.</text:p>
      <text:p text:style-name="P4">
“Впроваджуємо у Вінниці систему автоматичного відкриття дверей в <text:a xlink:type="simple" xlink:href="https://www.ukrinform.ua/tag-ukritta" text:style-name="Internet_20_link" text:visited-style-name="Visited_20_Internet_20_Link">
 укриття</text:a>
 – у п'яти вінницьких навчальнихзакладах вона вже працює. Певний час будемо тестувати роботу цієї системи,адже такого досвіду немає в жодному місті України. Тому маємо відпрацюватисвою модель”, - поінформував Моргунов.</text:p>
      <text:p text:style-name="P4">
</text:p>
      <text:p text:style-name="P4">
За його словами, в найближчих планах - впровадити таку систему ще у 20навчальних закладах, а згодом поширити таку практику на входи в усі місця длятимчасового перебування під час повітряної тривоги.</text:p>
      <text:p text:style-name="P4">
<text:span text:style-name="T4">
Читайте також:</text:span>
 <text:a xlink:type="simple" xlink:href="https://www.ukrinform.ua/rubric-kyiv/3724962-u-kmda-sprostuvali-informaciu-pro-grafiki-cerguvan-uciteliv-u-skilnih-ukrittah.html" text:style-name="Internet_20_link" text:visited-style-name="Visited_20_Internet_20_Link">
 У <text:span text:style-name="T4">
КМДА</text:span>
 <text:span text:style-name="T4">
спростували</text:span>
 <text:span text:style-name="T4">
інформацію</text:span>
 <text:span text:style-name="T4">
про</text:span>
<text:span text:style-name="T4">
графіки</text:span>
 <text:span text:style-name="T4">
чергувань</text:span>
 <text:span text:style-name="T4">
учителів</text:span>
 у <text:span text:style-name="T4">
шкільних</text:span>
 <text:span text:style-name="T4">
укриттях</text:span>
</text:a>
</text:p>
      <text:p text:style-name="P4">
Зазначається, що відкриття замків спрацьовує в момент, коли додаток «Повітрянатривога» повідомляє про ракетну загрозу.</text:p>
      <text:p text:style-name="P4">
</text:p>
      <text:p text:style-name="P4">
Щоб вийти зсередини укриття, достатньо натиснути відповідну кнопку.</text:p>
      <text:p text:style-name="P4">
</text:p>
      <text:p text:style-name="P4">
Міський голова вкотре наголосив, що балансоутримувачі мають утримувати укриттяв належному стані та слідкувати, щоб вони були відчиненими під час повітряноїтривоги.</text:p>
      <text:p text:style-name="P4">
Як повідомляв Укрінформ, <text:a xlink:type="simple" xlink:href="https://www.ukrinform.ua/rubric-kyiv/3725781-zacinene-ukritta-direktora-departamentu-kmda-vidpravili-pid-domasnij-arest.html" text:style-name="Internet_20_link" text:visited-style-name="Visited_20_Internet_20_Link">
 Голосіївський районний суд міста Києва обравзапобіжний захід </text:a>
 увигляді цілодобового домашнього арешту для директора Департаментумуніципальної безпеки КМДА у справі щодо зачиненого укриття.</text:p>
      <text:p text:style-name="P4">
Фото: Сергій Моргунов/Телеграм</text:p>
      <text:p text:style-name="P4">
Source: <text:a xlink:type="simple" xlink:href="https://www.ukrinform.ua/rubric-regions/3725909-u-vinnici-persimi-v-ukraini-oblastuvali-ukritta-sistemou-avtomaticnogo-vidkritta-dverej.html" text:style-name="Internet_20_link" text:visited-style-name="Visited_20_Internet_20_Link">
https://www.ukrinform.ua/rubric-regions/3725909-u-vinnici-persimi-v-ukraini-oblastuvali-ukritta-sistemou-avtomaticnogo-vidkritta-dverej.html</text:a>
</text:p>
      <!--NEWS-->
      <text:h text:style-name="P10" text:outline-level="1">
<text:span text:style-name="T4">
Іспанія анонсувала нову допомогу для відновлення України</text:span>
</text:h>
      <text:p text:style-name="P4">
Authors: Ukrinform (Person)</text:p>
      <text:p text:style-name="P4">
Publisher: Укринформ (Organization)</text:p>
      <text:p text:style-name="P4">
Published Time: 2023-06-21T17:23:00+03:00</text:p>
      <text:p text:style-name="P4">
Modified Time: 2023-06-21T17:23:00+03:00</text:p>
      <text:p text:style-name="P4">
Description: Іспанія оголосила про надання Києву нової допомоги для оснащення українських шкіл укриттями, підтримки жертв сексуального насильства та забезпечення мобільних клінік для новонароджених. — Укрінформ.</text:p>
      <text:p text:style-name="P4">
Images: ['<text:a xlink:type="simple" xlink:href="https://static.ukrinform.com/photos/2023_02/thumb_files/630_360_1677107847-584.jpg" text:style-name="Internet_20_link" text:visited-style-name="Visited_20_Internet_20_Link">
630_360_16771...</text:a>
']</text:p>
      <text:p text:style-name="P4">
Tags: ['Іспанія', 'Україна', 'допомога', 'Конференція з відбудови у Лондоні']</text:p>
      <text:p text:style-name="P4">
Type: Article</text:p>
      <!--METADATA-->
      <text:p text:style-name="P4">
<draw:frame draw:style-name="fr1" draw:name="Image122" text:anchor-type="as-char" svg:width="6.9236in" svg:height="3.956343in" draw:z-index="0">
<draw:image xlink:href="../Images/yкринформ/2023-06-21T17-23-00-03-00/630_360_1677107847-584.jpg" xlink:type="simple" xlink:show="embed" xlink:actuate="onLoad" draw:mime-type="image/jpeg"/>
</draw:frame>
 Іспаніяоголосила про надання Києву нової допомоги для оснащення українських шкілукриттями, підтримки жертв сексуального насильства та забезпечення мобільнихклінік для новонароджених.</text:p>
      <text:p text:style-name="P4">
Про це заявив глава МЗС Іспанії Хосе Мануель Альбарес під час конференції звідновлення України в Лондоні, повідомляє МЗС Іспанії у <text:a xlink:type="simple" xlink:href="https://twitter.com/SpainMFA/status/1671465699792003073" text:style-name="Internet_20_link" text:visited-style-name="Visited_20_Internet_20_Link">
 Твіттері</text:a>
 , передаєУкрінформ.</text:p>
      <text:p text:style-name="P4">
За словами Альбареса, уряд <text:a xlink:type="simple" xlink:href="https://www.ukrinform.ua/tag-ispania" text:style-name="Internet_20_link" text:visited-style-name="Visited_20_Internet_20_Link">
 Іспанії </text:a>
зобов'язався у Лондоні виділити Україні 250 мільйонів євро.</text:p>
      <text:p text:style-name="P4">
«У тому числі затверджено і нове зобов'язання у розмірі €7 мільйонів, про якея оголошую сьогодні. Воно спрямоване на облаштування шкіл укриттями, підтримкужертв сексуального насильства та забезпечення мобільних клінік інкубаторамидля новонароджених», - поінформував Альбарес.</text:p>
      <text:p text:style-name="P4">
Глава МЗС Іспанії заявив, що країна мобілізує понад 24 тонни гуманітарноїдопомоги, яку передадуть постраждалим від підриву росіянами Каховськоїгідроелектростанції.</text:p>
      <text:p text:style-name="P4">
<text:span text:style-name="T4">
Читайте також:</text:span>
 <text:a xlink:type="simple" xlink:href="https://www.ukrinform.ua/rubric-ato/3723521-ispania-peredast-ukraini-tanki-bronemasini-ta-polovij-spital.html" text:style-name="Internet_20_link" text:visited-style-name="Visited_20_Internet_20_Link">
 <text:span text:style-name="T4">
Іспанія</text:span>
 передасть Україні танки, бронемашини тапольовий шпиталь </text:a>
</text:p>
      <text:p text:style-name="P4">
Альбарес також зазначив, що Іспанія готова поділитися з Україною досвідом утаких секторах, як інфраструктура, енергетика, водопостачання, санітарія,охорона здоров'я, залізниці, щоб допомогти у відновленні.</text:p>
      <text:p text:style-name="P4">
Як повідомляв Укрінформ, у Лондоні 21-22 червня <text:a xlink:type="simple" xlink:href="https://www.ukrinform.ua/rubric-vidbudova/3725670-u-londoni-pocinaetsa-miznarodna-konferencia-z-vidnovlenna-ukraini.html" text:style-name="Internet_20_link" text:visited-style-name="Visited_20_Internet_20_Link">
 проходить міжнароднаконференція </text:a>
 з відбудовиУкраїни (Ukraine Recovery Conference). Захід є продовженням щорічнихконференцій щодо реформ в Україні, які відбувалися з 2017 року.</text:p>
      <text:p text:style-name="P4">
<text:span text:style-name="T5">
Фото: Getty Images</text:span>
</text:p>
      <text:p text:style-name="P4">
Source: <text:a xlink:type="simple" xlink:href="https://www.ukrinform.ua/rubric-vidbudova/3725915-ispania-anonsuvala-novu-dopomogu-dla-vidnovlenna-ukraini.html" text:style-name="Internet_20_link" text:visited-style-name="Visited_20_Internet_20_Link">
https://www.ukrinform.ua/rubric-vidbudova/3725915-ispania-anonsuvala-novu-dopomogu-dla-vidnovlenna-ukraini.html</text:a>
</text:p>
      <!--NEWS-->
      <text:h text:style-name="P10" text:outline-level="1">
<text:span text:style-name="T4">
Договори на постачання продуктів для ЗСУ почали укладати за новою процедурою</text:span>
</text:h>
      <text:p text:style-name="P4">
Authors: Ukrinform (Person)</text:p>
      <text:p text:style-name="P4">
Publisher: Укринформ (Organization)</text:p>
      <text:p text:style-name="P4">
Published Time: 2023-06-21T17:25:00+03:00</text:p>
      <text:p text:style-name="P4">
Modified Time: 2023-06-21T23:25:00+03:00</text:p>
      <text:p text:style-name="P4">
Description: Міноборони почало укладати договори на постачання продуктів харчування для ЗСУ за новою процедурою.   — Укрінформ.</text:p>
      <text:p text:style-name="P4">
Images: ['<text:a xlink:type="simple" xlink:href="https://static.ukrinform.com/photos/2023_06/thumb_files/630_360_1687378731-353.jpg" text:style-name="Internet_20_link" text:visited-style-name="Visited_20_Internet_20_Link">
630_360_16873...</text:a>
']</text:p>
      <text:p text:style-name="P4">
Tags: ['Міноборони', 'Продукти', 'ЗСУ', 'Держзакупівлі']</text:p>
      <text:p text:style-name="P4">
Type: Article</text:p>
      <!--METADATA-->
      <text:p text:style-name="P4">
<draw:frame draw:style-name="fr1" draw:name="Image123" text:anchor-type="as-char" svg:width="6.9236in" svg:height="3.956343in" draw:z-index="0">
<draw:image xlink:href="../Images/yкринформ/2023-06-21T17-25-00-03-00/630_360_1687378731-353.jpg" xlink:type="simple" xlink:show="embed" xlink:actuate="onLoad" draw:mime-type="image/jpeg"/>
</draw:frame>
 Міноборонипочало укладати договори на постачання продуктів харчування для ЗСУ за новоюпроцедурою.</text:p>
      <text:p text:style-name="P4">
Про це Міністерство оборони України повідомляє у <text:a xlink:type="simple" xlink:href="https://t.me/ministry_of_defense_ua/7708" text:style-name="Internet_20_link" text:visited-style-name="Visited_20_Internet_20_Link">
 Телеграмі</text:a>
 , передає Укрінформ.</text:p>
      <text:p text:style-name="P4">
«Міноборони за результатами проведених через систему Prozorro торгів 21 червняукладено перші три договори з компаніями-переможцями на постачання <text:a xlink:type="simple" xlink:href="https://www.ukrinform.ua/tag-produkti" text:style-name="Internet_20_link" text:visited-style-name="Visited_20_Internet_20_Link">
 продуктів</text:a>
 харчування для ЗСУ відповідно доКаталогу продуктів харчування», - йдеться у повідомленні.</text:p>
      <text:p text:style-name="P4">
Визначено 19 переможців з 22. Ще по 16 переможцями здійснюється підготовкадоговорів для їх підписання, внесення депозитів на рахунок міністерства, яктого вимагає тендерна документація.</text:p>
      <text:p text:style-name="P4">
Ще по трьох процедурах із загальних 22 були відхилені всі учасники у звʼязкуіз невідповідністю їхніх цінових пропозицій умовам оголошення. По нихоголошено повторні торги – ця інформація висвітлена в системі Prozorro (подвох процедурах кінцевий термін подачі документів 22.06.2023, по третьому - до27.06.2023).</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text:p>
      <text:p text:style-name="P4">
Також триває низка судових процесів, на яких розглядаються позови окремихучасників торгів. Зміст заяв різний, але здебільшого їх суть полягає упретензіях до роботи Колегіального органу Міноборони з питань обороннихзакупівель.</text:p>
      <text:p text:style-name="P4">
<text:span text:style-name="T4">
Читайте також:</text:span>
 <text:a xlink:type="simple" xlink:href="https://www.ukrinform.ua/rubric-ato/3676504-minoboroni-zminilo-cini-na-produkti-dla-zsu.html" text:style-name="Internet_20_link" text:visited-style-name="Visited_20_Internet_20_Link">
 Міноборони змінило ціни на <text:span text:style-name="T4">
продукти</text:span>
 <text:span text:style-name="T4">
для</text:span>
 <text:span text:style-name="T4">
ЗСУ</text:span>
</text:a>
</text:p>
      <text:p text:style-name="P4">
При цьому з метою максимального громадського контролю за процесом закупівельМіноборони ввело до складу Колегіального органу з питань оборонних закупівельпредставника Громадської Антикорупційної Ради при Міноборони.</text:p>
      <text:p text:style-name="P4">
— Наголошу, всі процеси відбуваються максимально відкрито. Ми активноспівпрацюємо з громадськістю, за що вдячний, зокрема, Антикорраді, танезважаючи на всі ці труднощі, закупівлі тривають, договори підписуються, всевідбувається з дотриманням всіх процедур і термінів, визначених законом «Пропублічні закупівлі». Жодних затягувань немає. Військо є і буде повністюзабезпечене – це наше ключове завдання, — прокоментував заступник міністраоборони України Денис Шарапов.</text:p>
      <text:p text:style-name="P4">
Як повідомляв <text:a xlink:type="simple" xlink:href="https://www.ukrinform.ua/rubric-economy/3722509-produkti-dla-armii-u-minoboroni-rozpovili-de-mozna-vidsteziti-rezultati-zakupivel.html" text:style-name="Internet_20_link" text:visited-style-name="Visited_20_Internet_20_Link">
 Укрінформ </text:a>
 , результати закупівель продуктів харчування для ЗСУна друге півріччя оприлюднені в системі Prozorro 12-13 червня.</text:p>
      <text:p text:style-name="P4">
Source: <text:a xlink:type="simple" xlink:href="https://www.ukrinform.ua/rubric-economy/3726031-dogovori-na-postacanna-produktiv-dla-zsu-pocali-ukladati-za-novou-procedurou.html" text:style-name="Internet_20_link" text:visited-style-name="Visited_20_Internet_20_Link">
https://www.ukrinform.ua/rubric-economy/3726031-dogovori-na-postacanna-produktiv-dla-zsu-pocali-ukladati-za-novou-procedurou.html</text:a>
</text:p>
      <!--NEWS-->
      <text:h text:style-name="P10" text:outline-level="1">
<text:span text:style-name="T4">
Повернення довоєнної системи оподаткування: Раді рекомендують ухвалити законопроєкт</text:span>
</text:h>
      <text:p text:style-name="P4">
Authors: Ukrinform (Person)</text:p>
      <text:p text:style-name="P4">
Publisher: Укринформ (Organization)</text:p>
      <text:p text:style-name="P4">
Published Time: 2023-06-21T17:26:38+03:00</text:p>
      <text:p text:style-name="P4">
Modified Time: 2023-06-21T17:26:38+03:00</text:p>
      <text:p text:style-name="P4">
Description: Комітет з питань фінансів, податкової та митної політики рекомендував Верховній Раді ухвалити у другому читанні та в цілому проєкт урядового закону №8401. Набуття чинності змін передбачається з 1 серпня 2023 року. — Укрінформ.</text:p>
      <text:p text:style-name="P4">
Images: ['<text:a xlink:type="simple" xlink:href="https://static.ukrinform.com/photos/2019_10/thumb_files/630_360_1570013236-899.jpg" text:style-name="Internet_20_link" text:visited-style-name="Visited_20_Internet_20_Link">
630_360_15700...</text:a>
']</text:p>
      <text:p text:style-name="P4">
Tags: ['Податки', 'Законопроєкт', 'Верховна Рада']</text:p>
      <text:p text:style-name="P4">
Type: Article</text:p>
      <!--METADATA-->
      <text:p text:style-name="P4">
<draw:frame draw:style-name="fr1" draw:name="Image124" text:anchor-type="as-char" svg:width="6.9236in" svg:height="3.956343in" draw:z-index="0">
<draw:image xlink:href="../Images/yкринформ/2023-06-21T17-26-38-03-00/630_360_1570013236-899.jpg" xlink:type="simple" xlink:show="embed" xlink:actuate="onLoad" draw:mime-type="image/jpeg"/>
</draw:frame>
 Комітет зпитань фінансів, податкової та митної політики рекомендував Верховній Радіухвалити у другому читанні та в цілому проєкт урядового закону №8401. Набуттячинності змін передбачається з 1 серпня 2023 року.</text:p>
      <text:p text:style-name="P4">
Як передає Укрінформ, про це в <text:a xlink:type="simple" xlink:href="http://t.me/getmantsevdanil/4905" text:style-name="Internet_20_link" text:visited-style-name="Visited_20_Internet_20_Link">
 Телеграмі </text:a>
повідомив голова парламентського комітету з питань фінансів, податкової тамитної політики Данило Гетманцев.</text:p>
      <text:p text:style-name="P4">
«Комітет рекомендував Верховній Раді прийняти в другому читанні та в ціломуурядовий законопроєкт №8401. Прийняття цього законопроєкту є важливою умовою,передбаченою угодою з МВФ», - ідеться в повідомленні.</text:p>
      <text:p text:style-name="P4">
Набрання чинності відповідних змін передбачено з 1 серпня 2023 року. Зокрема,йдеться про скасування єдиного податку у 2%.</text:p>
      <text:p text:style-name="P4">
За інформацією Гетманцева, платник 2% ЄП матиме право подати заяву про відмовувід застосування 2% ЄП та вказати, на яку систему оподаткування він бажаєперейти. Без подання такої заяви, а також якщо в заяві платник не вкаже бажанусистему, платник 2% ЄП автоматично переводитиметься на систему, на якійперебував до обрання спрощеної.</text:p>
      <text:p text:style-name="P4">
Окрім того, проєктом закону передбачається, що новостворені суб’єктигосподарювання, які з дня державної реєстрації обрали 2% ЄП, автоматичновважатимуться платниками ЄП третьої групи зі ставкою 5%.</text:p>
      <text:p text:style-name="P4">
<text:span text:style-name="T4">
Читайте також:</text:span>
 <text:a xlink:type="simple" xlink:href="https://www.ukrinform.ua/rubric-economy/3722467-povernenna-na-dovoennu-sistemu-opodatkuvanna-ocikuetsa-z-1-serpna-getmancev.html" text:style-name="Internet_20_link" text:visited-style-name="Visited_20_Internet_20_Link">
 Повернення на довоєнну систему оподаткування очікується з1 серпня – Гетманцев </text:a>
</text:p>
      <text:p text:style-name="P4">
Також депутат <text:a xlink:type="simple" xlink:href="http://t.me/getmantsevdanil/4906" text:style-name="Internet_20_link" text:visited-style-name="Visited_20_Internet_20_Link">
 наголосив </text:a>
 , що з 1 серпня2023 року скасовується чинний мораторій на проведення перевірок. Протепропонується встановити до 1 серпня 2024 року мораторій на проведення всіхперевірок ФОП 1 і 2 груп (крім тих, що проводяться через припиненнягосподарської діяльності) та документальних або фактичних перевірок платниківподатків або об’єктів, що зареєстровані/розташовані на прифронтових територіях(у тому числі на територіях можливих бойових дій).</text:p>
      <text:p text:style-name="P4">
<text:span text:style-name="T4">
Читайте також:</text:span>
 <text:a xlink:type="simple" xlink:href="https://www.ukrinform.ua/rubric-economy/3710115-ukraina-i-mvf-obgovorili-fiskalnobudzetnu-politiku.html" text:style-name="Internet_20_link" text:visited-style-name="Visited_20_Internet_20_Link">
 Україна і МВФ обговорили фіскально-бюджетну політику</text:a>
</text:p>
      <text:p text:style-name="P4">
Як повідомлялося, у Верховній Раді триває робота над законопроєктом №8401,який вносить зміни до Податкового кодексу та інших законів України, повертаючисистему оподаткування у довоєнний стан. Під час засідання робочої групинародні депутати визначили критерії, за якими сумлінні платники податківбудуть позбавлені планових податкових перевірок.</text:p>
      <text:p text:style-name="P4">
Source: <text:a xlink:type="simple" xlink:href="https://www.ukrinform.ua/rubric-economy/3725912-povernenna-dovoennoi-sistemi-opodatkuvanna-radi-rekomenduut-uhvaliti-zakonoproekt.html" text:style-name="Internet_20_link" text:visited-style-name="Visited_20_Internet_20_Link">
https://www.ukrinform.ua/rubric-economy/3725912-povernenna-dovoennoi-sistemi-opodatkuvanna-radi-rekomenduut-uhvaliti-zakonoproekt.html</text:a>
</text:p>
      <!--NEWS-->
      <text:h text:style-name="P10" text:outline-level="1">
<text:span text:style-name="T4">
Фабіо Каннаваро зіграє у благодійному матчі на підтримку України</text:span>
</text:h>
      <text:p text:style-name="P4">
Authors: Ukrinform (Person)</text:p>
      <text:p text:style-name="P4">
Publisher: Укринформ (Organization)</text:p>
      <text:p text:style-name="P4">
Published Time: 2023-06-21T17:30:51+03:00</text:p>
      <text:p text:style-name="P4">
Modified Time: 2023-06-21T17:30:51+03:00</text:p>
      <text:p text:style-name="P4">
Description: Колишній захисник «Ювентуса», «Реала» та збірної Італії Фабіо Каннаваро візьме участь у благодійного матчу Game4Ukraine на підтримку України, який відбудеться 5 серпня в Лондоні на «Стемфорд Брідж». — Укрінформ.</text:p>
      <text:p text:style-name="P4">
Images: ['<text:a xlink:type="simple" xlink:href="https://static.ukrinform.com/photos/2023_06/thumb_files/630_360_1687357745-769.jpg" text:style-name="Internet_20_link" text:visited-style-name="Visited_20_Internet_20_Link">
630_360_16873...</text:a>
']</text:p>
      <text:p text:style-name="P4">
Tags: ['Футбол']</text:p>
      <text:p text:style-name="P4">
Type: Article</text:p>
      <!--METADATA-->
      <text:p text:style-name="P4">
<draw:frame draw:style-name="fr1" draw:name="Image125" text:anchor-type="as-char" svg:width="6.9236in" svg:height="3.956343in" draw:z-index="0">
<draw:image xlink:href="../Images/yкринформ/2023-06-21T17-30-51-03-00/630_360_1687357745-769.jpg" xlink:type="simple" xlink:show="embed" xlink:actuate="onLoad" draw:mime-type="image/jpeg"/>
</draw:frame>
 Колишнійзахисник «Ювентуса», «Реала» та збірної Італії Фабіо Каннаваро візьме участь ублагодійного матчу Game4Ukraine на підтримку України, який відбудеться 5серпня в Лондоні на «Стемфорд Брідж».</text:p>
      <text:p text:style-name="P4">
Про це повідомили <text:a xlink:type="simple" xlink:href="https://twitter.com/game_4_ukraine/status/1671490708010614786" text:style-name="Internet_20_link" text:visited-style-name="Visited_20_Internet_20_Link">
 Game4Ukraine</text:a>
 , передаєУкрінформ.</text:p>
      <text:p text:style-name="P4">
Як повідомлялося, гравців у свої команди серед заявлених футболістів тазнаменитостей обиратимуть Олександр Зінченко та Андрій Шевченко.</text:p>
      <text:p text:style-name="P4">
<text:span text:style-name="T4">
Читайте також:</text:span>
 <text:a xlink:type="simple" xlink:href="https://www.ukrinform.ua/rubric-sports/3725551-ronaldu-proviv-rekordnij-200j-poedinok-za-zbirnu-v-kareri.html" text:style-name="Internet_20_link" text:visited-style-name="Visited_20_Internet_20_Link">
 Роналду провів рекордний 200-й поєдинок за збірну вкар'єрі </text:a>
</text:p>
      <text:p text:style-name="P4">
Наразі відомо, що команду Зінченка очолить колишній головний тренер «Арсенала»Арсен Венгер.</text:p>
      <text:p text:style-name="P4">
Фото: Sky Sports</text:p>
      <text:p text:style-name="P4">
Source: <text:a xlink:type="simple" xlink:href="https://www.ukrinform.ua/rubric-sports/3725914-fabio-kannavaro-zigrae-u-blagodijnomu-matci-na-pidtrimku-ukraini.html" text:style-name="Internet_20_link" text:visited-style-name="Visited_20_Internet_20_Link">
https://www.ukrinform.ua/rubric-sports/3725914-fabio-kannavaro-zigrae-u-blagodijnomu-matci-na-pidtrimku-ukraini.html</text:a>
</text:p>
      <!--NEWS-->
      <text:h text:style-name="P10" text:outline-level="1">
<text:span text:style-name="T4">
Кулеба обговорив із Колонною нову наступальну допомогу Франції для ЗСУ</text:span>
</text:h>
      <text:p text:style-name="P4">
Authors: Ukrinform (Person)</text:p>
      <text:p text:style-name="P4">
Publisher: Укринформ (Organization)</text:p>
      <text:p text:style-name="P4">
Published Time: 2023-06-21T17:41:43+03:00</text:p>
      <text:p text:style-name="P4">
Modified Time: 2023-06-21T17:41:43+03:00</text:p>
      <text:p text:style-name="P4">
Description: Міністри закордонних справ України і Франції Дмитро Кулеба і Катрін Колонна під час зустрічі в Лондоні обговорили нову підтримку Франції для посилення наступальних спроможностей України. — Укрінформ.</text:p>
      <text:p text:style-name="P4">
Images: ['<text:a xlink:type="simple" xlink:href="https://static.ukrinform.com/photos/2023_06/thumb_files/630_360_1687358371-981.jpg" text:style-name="Internet_20_link" text:visited-style-name="Visited_20_Internet_20_Link">
630_360_16873...</text:a>
']</text:p>
      <text:p text:style-name="P4">
Tags: ['Франція', 'Дмитро Кулеба', 'ЗСУ', 'допомога']</text:p>
      <text:p text:style-name="P4">
Type: Article</text:p>
      <!--METADATA-->
      <text:p text:style-name="P4">
<draw:frame draw:style-name="fr1" draw:name="Image126" text:anchor-type="as-char" svg:width="6.9236in" svg:height="3.956343in" draw:z-index="0">
<draw:image xlink:href="../Images/yкринформ/2023-06-21T17-41-43-03-00/630_360_1687358371-981.jpg" xlink:type="simple" xlink:show="embed" xlink:actuate="onLoad" draw:mime-type="image/jpeg"/>
</draw:frame>
 Міністризакордонних справ України і Франції Дмитро Кулеба і Катрін Колонна під часзустрічі в Лондоні обговорили нову підтримку Франції для посиленнянаступальних спроможностей України.</text:p>
      <text:p text:style-name="P4">
Як передає Укрінформ, про це Міністерство закордонних справ України повідомилов <text:a xlink:type="simple" xlink:href="https://t.me/Ukraine_MFA/1829" text:style-name="Internet_20_link" text:visited-style-name="Visited_20_Internet_20_Link">
 Телеграмі </text:a>
 .</text:p>
      <text:p text:style-name="P4">
«Дмитро Кулеба провів у Лондоні переговори з французькою колегою КатрінКолонною та висловив вдячність за відкритість Франції до амбітних результатівсаміту НАТО у Вільнюсі. Міністри також обговорили нову підтримку <text:a xlink:type="simple" xlink:href="https://www.ukrinform.ua/tag-francia" text:style-name="Internet_20_link" text:visited-style-name="Visited_20_Internet_20_Link">
 Франції</text:a>
 для посилення наступальнихспроможностей України», – зазначається в дописі.</text:p>
      <text:p text:style-name="P4">
<text:span text:style-name="T4">
Читайте також:</text:span>
 <text:a xlink:type="simple" xlink:href="https://www.ukrinform.ua/rubric-ato/3702244-rosia-navmisno-obstrilue-zitlovi-budinki-v-ukraini-mzs-francii.html" text:style-name="Internet_20_link" text:visited-style-name="Visited_20_Internet_20_Link">
 росія навмисно обстрілює житлові будинки в Україні - МЗСФранції </text:a>
</text:p>
      <text:p text:style-name="P4">
Як повідомлялося, міністр закордонних справ Франції Катрін Колонна під часвиступу на міжнародній конференції з відбудови України заявила, що <text:a xlink:type="simple" xlink:href="https://www.ukrinform.ua/rubric-vidbudova/3725847-francia-vidilit-ukraini-dodatkovi-40-miljoniv-na-vidbudovu.html" text:style-name="Internet_20_link" text:visited-style-name="Visited_20_Internet_20_Link">
 Франціявиділить Україні додатково 40 млн євро фінансової допомоги на 2023 рік</text:a>
 .</text:p>
      <text:p text:style-name="P4">
<text:span text:style-name="T5">
Фото: МЗС</text:span>
</text:p>
      <text:p text:style-name="P4">
Source: <text:a xlink:type="simple" xlink:href="https://www.ukrinform.ua/rubric-ato/3725922-kuleba-obgovoriv-iz-kolonnou-novu-nastupalnu-dopomogu-francii-dla-zsu.html" text:style-name="Internet_20_link" text:visited-style-name="Visited_20_Internet_20_Link">
https://www.ukrinform.ua/rubric-ato/3725922-kuleba-obgovoriv-iz-kolonnou-novu-nastupalnu-dopomogu-francii-dla-zsu.html</text:a>
</text:p>
      <!--NEWS-->
      <text:h text:style-name="P10" text:outline-level="1">
<text:span text:style-name="T4">
На Київщині затримали «смотрящого» за Бояркою на прізвисько «Джола»</text:span>
</text:h>
      <text:p text:style-name="P4">
Authors: Ukrinform (Person)</text:p>
      <text:p text:style-name="P4">
Publisher: Укринформ (Organization)</text:p>
      <text:p text:style-name="P4">
Published Time: 2023-06-21T17:43:00+03:00</text:p>
      <text:p text:style-name="P4">
Modified Time: 2023-06-21T17:43:00+03:00</text:p>
      <text:p text:style-name="P4">
Description: У Київській області поліція затримали так званого "смотрящого" за містом Боярка, який поширював злочинний вплив у місті та займався вимаганням грошей з жителів. — Укрінформ.</text:p>
      <text:p text:style-name="P4">
Images: ['<text:a xlink:type="simple" xlink:href="https://static.ukrinform.com/photos/2023_06/thumb_files/630_360_1687358486-150.jpg" text:style-name="Internet_20_link" text:visited-style-name="Visited_20_Internet_20_Link">
630_360_16873...</text:a>
']</text:p>
      <text:p text:style-name="P4">
Tags: ['Затримання', 'Кримінал', 'Київщина', 'Злодій в законі']</text:p>
      <text:p text:style-name="P4">
Type: Article</text:p>
      <!--METADATA-->
      <text:p text:style-name="P4">
<draw:frame draw:style-name="fr1" draw:name="Image127" text:anchor-type="as-char" svg:width="6.9236in" svg:height="3.956343in" draw:z-index="0">
<draw:image xlink:href="../Images/yкринформ/2023-06-21T17-43-00-03-00/630_360_1687358486-150.jpg" xlink:type="simple" xlink:show="embed" xlink:actuate="onLoad" draw:mime-type="image/jpeg"/>
</draw:frame>
 УКиївській області поліція затримали так званого "смотрящого" за містом Боярка,який поширював злочинний вплив у місті та займався вимаганням грошей зжителів.</text:p>
      <text:p text:style-name="P4">
Як передає Укрінформ, про це Київська обласна прокуратура повідомляє у <text:a xlink:type="simple" xlink:href="https://t.me/press_kobl/1387" text:style-name="Internet_20_link" text:visited-style-name="Visited_20_Internet_20_Link">
Телеграмі </text:a>
 .</text:p>
      <text:p text:style-name="P4">
За процесуального керівництва Київської обласної прокуратури викрито іповідомлено про <text:a xlink:type="simple" xlink:href="https://www.ukrinform.ua/tag-pidozra" text:style-name="Internet_20_link" text:visited-style-name="Visited_20_Internet_20_Link">
 підозру </text:a>
 жителюКиївщини за фактами поширення злочинного впливу та вимагання (ч. 2 ст. 255-1,ч. 4 ст. 189 Кримінального кодексу України).</text:p>
      <text:p text:style-name="P4">
За даними слідства, підозрюваний відбував покарання за спричинення тяжкихтілесних ушкоджень, що спричинили смерть потерпілого.</text:p>
      <text:p text:style-name="P4">
За сім років ув’язнення він здобув авторитет серед засуджених та отримаввідповідальне становище в кримінальній ієрархії - так званого "смотрящого","ответчика за городом Боярка".</text:p>
      <text:p text:style-name="P4">
Чоловік отримав прізвисько "Джола" та після звільнення з місць позбавленняволі поширював злочинний вплив у Боярці Київської області.</text:p>
      <text:p text:style-name="P4">
Він контролював надходження, витрати та розподіл грошових коштів, отриманихзлочинним шляхом, призначених для забезпечення існування та функціонуванняланок криміногенного суспільства.</text:p>
      <text:p text:style-name="P4">
<text:span text:style-name="T4">
Читайте також:</text:span>
 <text:a xlink:type="simple" xlink:href="https://www.ukrinform.ua/rubric-regions/3666996-sbu-nejtralizuvala-bandi-aki-terorizuvali-harkiv-odesu-ta-sumsinu.html" text:style-name="Internet_20_link" text:visited-style-name="Visited_20_Internet_20_Link">
 СБУ нейтралізувала банди, які тероризували Харків, Одесута Сумщину </text:a>
</text:p>
      <text:p text:style-name="P4">
Користуючись своїм статусом у кримінальному світі, підозрюваний вимагав ужителів населеного пункту гроші.</text:p>
      <text:p text:style-name="P4">
Вказану особу затримали.</text:p>
      <text:p text:style-name="P4">
До суду скерували клопотання про обрання запобіжного заходу у вигляді триманняпід вартою.</text:p>
      <text:p text:style-name="P4">
Як повідомляв <text:a xlink:type="simple" xlink:href="https://www.ukrinform.ua/rubric-regions/3718600-sbu-zneskodila-na-poltavsini-bandu-kriminalnogo-avtoriteta-na-prizvisko-moskva.html" text:style-name="Internet_20_link" text:visited-style-name="Visited_20_Internet_20_Link">
 Укрінформ </text:a>
 , у результаті спецоперації у Полтавській областінейтралізували банду, яка тероризувала місцевих жителів та "вибивала"неіснуючі борги з підприємців.</text:p>
      <text:p text:style-name="P4">
<text:span text:style-name="T5">
Фото: Київська обласна прокуратура</text:span>
</text:p>
      <text:p text:style-name="P4">
Source: <text:a xlink:type="simple" xlink:href="https://www.ukrinform.ua/rubric-regions/3725924-na-kiivsini-zatrimali-smotrasogo-za-boarkou-na-prizvisko-dzola.html" text:style-name="Internet_20_link" text:visited-style-name="Visited_20_Internet_20_Link">
https://www.ukrinform.ua/rubric-regions/3725924-na-kiivsini-zatrimali-smotrasogo-za-boarkou-na-prizvisko-dzola.html</text:a>
</text:p>
      <!--NEWS-->
      <text:h text:style-name="P10" text:outline-level="1">
<text:span text:style-name="T4">
Український боксер Усик розпочав підготовку до бою проти Дюбуа</text:span>
</text:h>
      <text:p text:style-name="P4">
Authors: Ukrinform (Person)</text:p>
      <text:p text:style-name="P4">
Publisher: Укринформ (Organization)</text:p>
      <text:p text:style-name="P4">
Published Time: 2023-06-21T17:43:18+03:00</text:p>
      <text:p text:style-name="P4">
Modified Time: 2023-06-21T17:43:18+03:00</text:p>
      <text:p text:style-name="P4">
Description: Чемпіон WBA, WBO, IBO та IBF у надважкій вазі Олександр Усик (20-0, 13 КО) розпочав підготовку до бою проти Даніеля Дюбуа (19-1, 18 КО).</text:p>
      <text:p text:style-name="P4">
— Укрінформ.</text:p>
      <text:p text:style-name="P4">
Images: ['<text:a xlink:type="simple" xlink:href="https://static.ukrinform.com/photos/2023_06/thumb_files/630_360_1687358500-289.jpg" text:style-name="Internet_20_link" text:visited-style-name="Visited_20_Internet_20_Link">
630_360_16873...</text:a>
']</text:p>
      <text:p text:style-name="P4">
Tags: ['Бокс', 'Усик']</text:p>
      <text:p text:style-name="P4">
Type: Article</text:p>
      <!--METADATA-->
      <text:p text:style-name="P4">
<draw:frame draw:style-name="fr1" draw:name="Image128" text:anchor-type="as-char" svg:width="6.9236in" svg:height="3.956343in" draw:z-index="0">
<draw:image xlink:href="../Images/yкринформ/2023-06-21T17-43-18-03-00/630_360_1687358500-289.jpg" xlink:type="simple" xlink:show="embed" xlink:actuate="onLoad" draw:mime-type="image/jpeg"/>
</draw:frame>
 ЧемпіонWBA, WBO, IBO та IBF у надважкій вазі Олександр Усик (20-0, 13 КО) розпочавпідготовку до бою проти Даніеля Дюбуа (19-1, 18 КО).</text:p>
      <text:p text:style-name="P4">
Про це повідомляє <text:a xlink:type="simple" xlink:href="https://www.instagram.com/p/Ctv0QgIrPRf/" text:style-name="Internet_20_link" text:visited-style-name="Visited_20_Internet_20_Link">
 LuckyPunch </text:a>
 ,передає Укрінформ.</text:p>
      <text:p text:style-name="P4">
Бій може пройти 26 серпня у Вроцлаві.</text:p>
      <text:p text:style-name="P4">
<text:span text:style-name="T4">
Читайте також:</text:span>
 <text:a xlink:type="simple" xlink:href="https://www.ukrinform.ua/rubric-sports/3725213-ukrainskij-bokser-selestuk-viklikav-na-bij-kubinca-ugasa.html" text:style-name="Internet_20_link" text:visited-style-name="Visited_20_Internet_20_Link">
 Український <text:span text:style-name="T4">
бокс</text:span>
 ер Шелестюк викликав на бій кубинцяУгаса </text:a>
</text:p>
      <text:p text:style-name="P4">
Як повідомлялося, команда українця виграла промоутерські торги щодо цього бою.</text:p>
      <text:p text:style-name="P4">
Фото: instagram.com/usykaa/</text:p>
      <text:p text:style-name="P4">
Source: <text:a xlink:type="simple" xlink:href="https://www.ukrinform.ua/rubric-sports/3725923-ukrainskij-bokser-usik-rozpocav-pidgotovku-do-bou-proti-dubua.html" text:style-name="Internet_20_link" text:visited-style-name="Visited_20_Internet_20_Link">
https://www.ukrinform.ua/rubric-sports/3725923-ukrainskij-bokser-usik-rozpocav-pidgotovku-do-bou-proti-dubua.html</text:a>
</text:p>
      <!--NEWS-->
      <text:h text:style-name="P10" text:outline-level="1">
<text:span text:style-name="T4">
Шмигаль у Лондоні зустрівся з прем'єром Латвії</text:span>
</text:h>
      <text:p text:style-name="P4">
Authors: Ukrinform (Person)</text:p>
      <text:p text:style-name="P4">
Publisher: Укринформ (Organization)</text:p>
      <text:p text:style-name="P4">
Published Time: 2023-06-21T17:44:00+03:00</text:p>
      <text:p text:style-name="P4">
Modified Time: 2023-06-21T17:44:00+03:00</text:p>
      <text:p text:style-name="P4">
Description: Прем’єр-міністр Денис Шмигаль і прем'єр-міністр Латвії Кріш'яніс Каріньш на зустрічі в Лондоні скоординували позиції щодо подальшого просування України на шляху в ЄС і НАТО. — Укрінформ.</text:p>
      <text:p text:style-name="P4">
Images: ['<text:a xlink:type="simple" xlink:href="https://static.ukrinform.com/photos/2023_06/thumb_files/630_360_1687359256-204.jpg" text:style-name="Internet_20_link" text:visited-style-name="Visited_20_Internet_20_Link">
630_360_16873...</text:a>
']</text:p>
      <text:p text:style-name="P4">
Tags: ['Латвія', 'Шмигаль', 'Конференція з відбудови у Лондоні']</text:p>
      <text:p text:style-name="P4">
Type: Article</text:p>
      <!--METADATA-->
      <text:p text:style-name="P4">
<draw:frame draw:style-name="fr1" draw:name="Image129" text:anchor-type="as-char" svg:width="6.9236in" svg:height="3.956343in" draw:z-index="0">
<draw:image xlink:href="../Images/yкринформ/2023-06-21T17-44-00-03-00/630_360_1687359256-204.jpg" xlink:type="simple" xlink:show="embed" xlink:actuate="onLoad" draw:mime-type="image/jpeg"/>
</draw:frame>
 Прем’єр-міністр Денис Шмигаль і прем'єр-міністр Латвії Кріш'яніс Каріньш на зустрічі вЛондоні скоординували позиції щодо подальшого просування України на шляху в ЄСі НАТО.</text:p>
      <text:p text:style-name="P4">
Про це Прем’єр України написав у <text:a xlink:type="simple" xlink:href="https://twitter.com/Denys_Shmyhal/status/1671524481653719040" text:style-name="Internet_20_link" text:visited-style-name="Visited_20_Internet_20_Link">
 Твіттері</text:a>
 , передаєУкрінформ.</text:p>
      <text:p text:style-name="P4">
«Провів зустріч з прем’єр-міністром Латвії @krisjaniskarins. Щиро подякував задопомогу Латвії у боротьбі з російськими загарбниками – військово-технічну,фінансову, гуманітарну – що становить уже 1,3% ВВП. Скоординували позиції щодоподальшого просування України на шляху в ЄС і НАТО», - написав <text:a xlink:type="simple" xlink:href="https://www.ukrinform.ua/tag-smigal" text:style-name="Internet_20_link" text:visited-style-name="Visited_20_Internet_20_Link">
 Шмигаль</text:a>
 .</text:p>
      <text:p text:style-name="P4">
<text:span text:style-name="T4">
Читайте також:</text:span>
 <text:a xlink:type="simple" xlink:href="https://www.ukrinform.ua/rubric-vidbudova/3725806-smigal-ocikuemo-so-na-konferencii-u-londoni-zmozemo-mobilizuvati-dostatno-finansiv.html" text:style-name="Internet_20_link" text:visited-style-name="Visited_20_Internet_20_Link">
 <text:span text:style-name="T4">
Шмигаль</text:span>
 : Очікуємо, що на конференції у Лондонізможемо мобілізувати достатньо фінансів </text:a>
</text:p>
      <text:p text:style-name="P4">
Як повідомляв Укрінформ, цього ж дня на полях Конференції з відновленняУкраїни в Лондоні <text:a xlink:type="simple" xlink:href="https://www.ukrinform.ua/rubric-polytics/3725762-smigal-u-londoni-zustrivsa-iz-sunakom.html" text:style-name="Internet_20_link" text:visited-style-name="Visited_20_Internet_20_Link">
 Денис Шмигаль провів зустріч</text:a>
 із Прем’єр-міністром Великої Британії Ріші Сунаком.</text:p>
      <text:p text:style-name="P4">
Глава українського уряду подякував за організацію заходу, що має на метіконсолідувати зусилля партнерів задля відбудови нашої держави та знайти дієвімеханізми безперебійної фінансової підтримки України. Сторони обговорилизалучення приватного бізнесу для підтримки економіки України.</text:p>
      <text:p text:style-name="P4">
<text:span text:style-name="T5">
Фото: Denys Shmyhal, Twitter</text:span>
</text:p>
      <text:p text:style-name="P4">
Source: <text:a xlink:type="simple" xlink:href="https://www.ukrinform.ua/rubric-polytics/3725928-smigal-u-londoni-zustrivsa-z-premerom-latvii.html" text:style-name="Internet_20_link" text:visited-style-name="Visited_20_Internet_20_Link">
https://www.ukrinform.ua/rubric-polytics/3725928-smigal-u-londoni-zustrivsa-z-premerom-latvii.html</text:a>
</text:p>
      <!--NEWS-->
      <text:h text:style-name="P10" text:outline-level="1">
<text:span text:style-name="T4">
Агентство Світового банку MIGA почало надавати гарантії для страхування воєнних ризиків в Україні</text:span>
</text:h>
      <text:p text:style-name="P4">
Authors: Ukrinform (Person)</text:p>
      <text:p text:style-name="P4">
Publisher: Укринформ (Organization)</text:p>
      <text:p text:style-name="P4">
Published Time: 2023-06-21T17:53:00+03:00</text:p>
      <text:p text:style-name="P4">
Modified Time: 2023-06-21T17:53:00+03:00</text:p>
      <text:p text:style-name="P4">
Description: Багатостороннє агентство з гарантій інвестицій (MIGA) Групи Світового банку почало надавати гарантії для страхування воєнних ризиків в Україні із Трастового фонду підтримки реконструкції та економіки України (SURE). — Укрінформ.</text:p>
      <text:p text:style-name="P4">
Images: ['<text:a xlink:type="simple" xlink:href="https://static.ukrinform.com/photos/2023_06/thumb_files/630_360_1687359108-904.jpg" text:style-name="Internet_20_link" text:visited-style-name="Visited_20_Internet_20_Link">
630_360_16873...</text:a>
']</text:p>
      <text:p text:style-name="P4">
Tags: ['Інвестиції', 'Страхування', 'Відновлення України', 'Воєнні ризики', 'Конференція з відбудови у Лондоні']</text:p>
      <text:p text:style-name="P4">
Type: Article</text:p>
      <!--METADATA-->
      <text:p text:style-name="P4">
<draw:frame draw:style-name="fr1" draw:name="Image130" text:anchor-type="as-char" svg:width="6.9236in" svg:height="3.956343in" draw:z-index="0">
<draw:image xlink:href="../Images/yкринформ/2023-06-21T17-53-00-03-00/630_360_1687359108-904.jpg" xlink:type="simple" xlink:show="embed" xlink:actuate="onLoad" draw:mime-type="image/jpeg"/>
</draw:frame>
Багатостороннє агентство з гарантій інвестицій (MIGA) Групи Світового банкупочало надавати гарантії для страхування воєнних ризиків в Україні ізТрастового фонду підтримки реконструкції та економіки України (SURE).</text:p>
      <text:p text:style-name="P4">
Як передає Укрінформ, угоду про збільшення гарантії з 17,1 до 40,85 млн євроміж MIGA і німецьким банківським холдингом ProCredit було підписано вприсутності першого віцепрем’єр-міністра – міністра економіки України ЮліїСвириденко в Лондоні під час проведення Конференції з питань відновленняУкраїни-2023 (URC-2023), повідомляє <text:a xlink:type="simple" xlink:href="https://www.me.gov.ua/News/Detail" text:style-name="Internet_20_link" text:visited-style-name="Visited_20_Internet_20_Link">
 пресслужба Мінекономіки</text:a>
 <text:a xlink:type="simple" xlink:href="https://me.gov.ua/News/Detail" text:style-name="Internet_20_link" text:visited-style-name="Visited_20_Internet_20_Link">
 .</text:a>
</text:p>
      <text:p text:style-name="P4">
«Це перший проєкт, який буде реалізовуватись із залученням Трастового фондупідтримки реконструкції та економіки України. Впевнена, що програмастрахування воєнних ризиків для інвестицій в українську економіку від MIGAзапалить зелене світло для тих бізнесменів, які чекають можливості розпочатироботу над <text:a xlink:type="simple" xlink:href="https://www.ukrinform.ua/tag-vidnovlenna-ukraini" text:style-name="Internet_20_link" text:visited-style-name="Visited_20_Internet_20_Link">
 відновленням </text:a>
нашої країни», - сказала Свириденко.</text:p>
      <text:p text:style-name="P4">
<text:span text:style-name="T4">
Читайте також:</text:span>
 <text:a xlink:type="simple" xlink:href="https://www.ukrinform.ua/rubric-vidbudova/3725900-vidnovitisa-ukrainskim-mistam-ta-selam-dopomagaut-uze-60-krain-smigal.html" text:style-name="Internet_20_link" text:visited-style-name="Visited_20_Internet_20_Link">
 <text:span text:style-name="T4">
Відновитися</text:span>
 <text:span text:style-name="T4">
українським</text:span>
 <text:span text:style-name="T4">
містам</text:span>
 та <text:span text:style-name="T4">
селам</text:span>
<text:span text:style-name="T4">
допомагають</text:span>
 <text:span text:style-name="T4">
уже</text:span>
 60 <text:span text:style-name="T4">
країн</text:span>
 - <text:span text:style-name="T4">
Шмигаль</text:span>
</text:a>
</text:p>
      <text:p text:style-name="P4">
Зазначається, що збільшення гарантії від MIGA поширюється на інвестиціїProCredit в капітал її української дочірньої компанії АТ «ПроКредит Банк» дляпідтримки українського малого та середнього бізнесу. Відповідна програмадіятиме до грудня 2025 року. Збільшення гарантії MIGA на 23,75 млн євро дастьзмогу «ПроКредит Україна» оптимізувати свій існуючий капітал, продовжуватипропонувати необхідні банківські послуги та потенційно генерувати нові позикисвоїм клієнтам.</text:p>
      <text:p text:style-name="P4">
Як повідомляв Укрінформ, Багатостороннє агентство з гарантій інвестицій MIGAбуло створене у 1988 році. Воно є членом Групи Світового банку і працює длясприяння прямим іноземним інвестиціям у країни з економікою, що розвивається.Діяльність MIGA має зменшувати ризики обмежень на конвертацію та переказвалюти, порушення контрактів урядами, експропріацію, війни та громадянськізаворушення. Одна із основних місій агентства пропонувати покращення кредитнихумов приватним інвесторам і кредиторам.</text:p>
      <text:p text:style-name="P4">
<text:span text:style-name="T4">
Читайте також:</text:span>
 <text:a xlink:type="simple" xlink:href="https://www.ukrinform.ua/rubric-economy/3715691-rada-pidtrimala-strahuvanna-investicij-vid-voennih-rizikiv.html" text:style-name="Internet_20_link" text:visited-style-name="Visited_20_Internet_20_Link">
 <text:span text:style-name="T4">
Рада</text:span>
 <text:span text:style-name="T4">
підтримала</text:span>
 <text:span text:style-name="T4">
страхування</text:span>
 <text:span text:style-name="T4">
інвестицій</text:span>
<text:span text:style-name="T4">
від</text:span>
 <text:span text:style-name="T4">
воєнних</text:span>
 <text:span text:style-name="T4">
ризиків</text:span>
 </text:a>
</text:p>
      <text:p text:style-name="P4">
ProCredit Holding AG &amp; Co. KGaA, розташована у Франкфурті-на-Майні, Німеччина,є материнською компанією орієнтованої на розвиток групи ProCredit, якаскладається з комерційних банків для малих і середніх підприємств. В Українікомпанія володіє фінустановою ПроКредит Банк.</text:p>
      <text:p text:style-name="P4">
Source: <text:a xlink:type="simple" xlink:href="https://www.ukrinform.ua/rubric-economy/3725926-agentstvo-svitovogo-banku-miga-pocalo-nadavati-garantii-dla-strahuvanna-voennih-rizikiv-v-ukraini.html" text:style-name="Internet_20_link" text:visited-style-name="Visited_20_Internet_20_Link">
https://www.ukrinform.ua/rubric-economy/3725926-agentstvo-svitovogo-banku-miga-pocalo-nadavati-garantii-dla-strahuvanna-voennih-rizikiv-v-ukraini.html</text:a>
</text:p>
      <!--NEWS-->
      <text:h text:style-name="P10" text:outline-level="1">
<text:span text:style-name="T4">
Збірна України з армрестлінгу виграла 107 медалей на ЧЄ та посіла 3 загальнокомандне місце</text:span>
</text:h>
      <text:p text:style-name="P4">
Authors: Ukrinform (Person)</text:p>
      <text:p text:style-name="P4">
Publisher: Укринформ (Organization)</text:p>
      <text:p text:style-name="P4">
Published Time: 2023-06-21T17:54:13+03:00</text:p>
      <text:p text:style-name="P4">
Modified Time: 2023-06-21T17:54:13+03:00</text:p>
      <text:p text:style-name="P4">
Description: Збірна України з армрестлінгу стала 3-ю на чемпіонаті Європи-2023, який провели в Кишиневі, Молдова. — Укрінформ.</text:p>
      <text:p text:style-name="P4">
Images: ['<text:a xlink:type="simple" xlink:href="https://static.ukrinform.com/photos/2023_06/thumb_files/630_360_1687359091-514.jpg" text:style-name="Internet_20_link" text:visited-style-name="Visited_20_Internet_20_Link">
630_360_16873...</text:a>
']</text:p>
      <text:p text:style-name="P4">
Tags: None</text:p>
      <text:p text:style-name="P4">
Type: Article</text:p>
      <!--METADATA-->
      <text:p text:style-name="P4">
<draw:frame draw:style-name="fr1" draw:name="Image131" text:anchor-type="as-char" svg:width="6.9236in" svg:height="3.956343in" draw:z-index="0">
<draw:image xlink:href="../Images/yкринформ/2023-06-21T17-54-13-03-00/630_360_1687359091-514.jpg" xlink:type="simple" xlink:show="embed" xlink:actuate="onLoad" draw:mime-type="image/jpeg"/>
</draw:frame>
 ЗбірнаУкраїни з армрестлінгу стала 3-ю на чемпіонаті Європи-2023, який провели вКишиневі, Молдова.</text:p>
      <text:p text:style-name="P4">
Про це повідомила <text:a xlink:type="simple" xlink:href="https://www.facebook.com/ArmwrestlingUA/posts/pfbid02TpDMKP9dVqRLnCQrWoHq56wCZbJ8KrocA6H7tSnnNhS26FbF4aWffjpEMLyogR1ol" text:style-name="Internet_20_link" text:visited-style-name="Visited_20_Internet_20_Link">
 пресслужба</text:a>
Федерації армреслінгу України, передає Укрінформ.</text:p>
      <text:p text:style-name="P4">
Україну представили 97 спортсменів, які разом здобули 107 медалей. До складузбірної увійшли представники, які виступили серед юнаків, юніорів та молоді(46 медалей), серед дорослих (17 медалей), серед ветеранів (13 медалей) тасеред параспортсменів (31 медаль). Остання група спортсменів поїхала начемпіонат власним коштом, також їх підтримала Федерація армрестлінгу України.</text:p>
      <text:p text:style-name="P4">
Всього Україна здобула 36 золотих, 36 срібних, 35 бронзових медалей. Узагальнокомандному рейтингу стала 3-ю, а серед жінок-ветеранів - першою.</text:p>
      <text:p text:style-name="P4">
<text:span text:style-name="T4">
Читайте також:</text:span>
 <text:a xlink:type="simple" xlink:href="https://www.ukrinform.ua/rubric-sports/3693068-belenuk-potribno-borotisa-z-dopuskom-rosian-inakse-zarucnikami-stanut-nasi-sportsmeni.html" text:style-name="Internet_20_link" text:visited-style-name="Visited_20_Internet_20_Link">
 <text:span text:style-name="T4">
Беленюк</text:span>
 : Потрібно боротися з допуском росіян, інакшезаручниками стануть наші спортсмени </text:a>
</text:p>
      <text:p text:style-name="P4">
Українська збірна готується до чемпіонату світу-2023, який проведуть з 24серпня по 3 вересня в Алмати, Казахстан.</text:p>
      <text:p text:style-name="P4">
Фото: facebook.com</text:p>
      <text:p text:style-name="P4">
Source: <text:a xlink:type="simple" xlink:href="https://www.ukrinform.ua/rubric-sports/3725927-zbirna-ukraini-z-armrestlingu-vigrala-107-medalej-na-ce-ta-posila-3-zagalnokomandne-misce.html" text:style-name="Internet_20_link" text:visited-style-name="Visited_20_Internet_20_Link">
https://www.ukrinform.ua/rubric-sports/3725927-zbirna-ukraini-z-armrestlingu-vigrala-107-medalej-na-ce-ta-posila-3-zagalnokomandne-misce.html</text:a>
</text:p>
      <!--NEWS-->
      <text:h text:style-name="P10" text:outline-level="1">
<text:span text:style-name="T4">
Explosion reported in Kharkiv</text:span>
</text:h>
      <text:p text:style-name="P4">
Authors: liveuamap (Language: en)</text:p>
      <text:p text:style-name="P4">
Time: 2023-06-21T17:59:25</text:p>
      <text:p text:style-name="P4">
Location: Kharkiv,Kharkivs'ka oblast (Latitude:50.0202 Longtitude:36.3069)</text:p>
      <text:p text:style-name="P4">
Videos: []</text:p>
      <text:p text:style-name="P4">
Images: []</text:p>
      <text:p text:style-name="P4">
Tags: ["Europe", "Central and Eastern Europe"]</text:p>
      <text:p text:style-name="P4">
ID: 22570871</text:p>
      <!--METADATA-->
      <text:p text:style-name="P4">
Explosion reported in Kharkiv</text:p>
      <text:p text:style-name="P4">
News Collection Link: <text:a xlink:type="simple" xlink:href="https:\/\/liveuamap.com\/en\/2023\/21-june-explosion-reported-in-kharkiv" text:style-name="Internet_20_link" text:visited-style-name="Visited_20_Internet_20_Link">
https:\/\/liveuamap.com\/en\/2023\/21-june-explosion-reported-in-kharkiv</text:a>
</text:p>
      <text:p text:style-name="P4">
Source: <text:a xlink:type="simple" xlink:href="https://t.me/huyovy_kharkiv/113822" text:style-name="Internet_20_link" text:visited-style-name="Visited_20_Internet_20_Link">
https://t.me/huyovy_kharkiv/113822</text:a>
</text:p>
      <!--NEWS-->
      <text:h text:style-name="P10" text:outline-level="1">
<text:span text:style-name="T4">
Ворог безуспішно намагався наступати на чотирьох напрямках</text:span>
</text:h>
      <text:p text:style-name="P4">
Author: ['АРМІЯINFORM']</text:p>
      <text:p text:style-name="P4">
Time: 2023-06-21T18: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mp.jpg" text:style-name="Internet_20_link" text:visited-style-name="Visited_20_Internet_20_Link">
bmp.jpg</text:a>
']</text:p>
      <text:p text:style-name="P4">
Tags: ['STOPRUSSIA', 'АГРЕСІЯ РФ', 'БОЙОВІ ЗІТКНЕННЯ', 'ВІЙНА', 'ВТОРГНЕННЯ РФ', 'ГЕНЕРАЛЬНИЙ ШТАБ ЗС УКРАЇНИ', 'ГШ ЗСУ', 'РАНКОВЕ ЗВЕДЕННЯ']</text:p>
      <text:p text:style-name="P4">
Category: News</text:p>
      <!--METADATA-->
      <text:p text:style-name="P4">
<draw:frame draw:style-name="fr1" draw:name="Image132" text:anchor-type="as-char" svg:width="6.9236in" svg:height="4.615733in" draw:z-index="0">
<draw:image xlink:href="../Images/AРМІЯINFORM/2023-06-21T18-00-00-04-00/bmp.jpg" xlink:type="simple" xlink:show="embed" xlink:actuate="onLoad" draw:mime-type="image/jpeg"/>
</draw:frame>
</text:p>
      <text:p text:style-name="P4">
<text:span text:style-name="T4">
🔥 Ситуація щодо російського вторгнення</text:span>
</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40 бойових зіткнень.</text:p>
      <text:p text:style-name="P4">
Про це у своєму ранковому зведенні<text:a xlink:type="simple" xlink:href="https://www.facebook.com/GeneralStaff.ua/posts/pfbid0zupXEu8ro7DMospQpLhL6imqqqwTT6iwXKJcTu3wxXXryfs6EL84q7r66WtA9gPDl" text:style-name="Internet_20_link" text:visited-style-name="Visited_20_Internet_20_Link">
повідомляє</text:a>
Генеральний штаб Збройних Сил України.</text:p>
      <text:p text:style-name="P4">
На Лиманському напрямку ворог проводив наступальні дії в напрямку Кремінна —Ямполівка, на Бахмутському — у напрямку Оріхово-Василівки Донецької області,на Авдіївському — в районі Авдіївки, на Шахтарському — у напрямкуНовомихайлівки. У всіх цих напрямках противнику не вдалося досягти жодногоуспіху.</text:p>
      <text:p text:style-name="P4">
На Запорізькому та Херсонському напрямках противник продовжує вести обороннідії.</text:p>
      <text:p text:style-name="P4">
Source: <text:a xlink:type="simple" xlink:href="https://armyinform.com.ua/2023/06/21/vorog-bezuspishno-namagavsya-nastupaty-na-chotyroh-napryamkah-genshtab-zsu/" text:style-name="Internet_20_link" text:visited-style-name="Visited_20_Internet_20_Link">
https://armyinform.com.ua/2023/06/21/vorog-bezuspishno-namagavsya-nastupaty-na-chotyroh-napryamkah-genshtab-zsu/</text:a>
</text:p>
      <!--NEWS-->
      <text:h text:style-name="P10" text:outline-level="1">
<text:span text:style-name="T4">
Директор НАБУ пояснив, чому ризиковано позбавляти Коломойського громадянства</text:span>
</text:h>
      <text:p text:style-name="P4">
Authors: Ukrinform (Person)</text:p>
      <text:p text:style-name="P4">
Publisher: Укринформ (Organization)</text:p>
      <text:p text:style-name="P4">
Published Time: 2023-06-21T18:00:39+03:00</text:p>
      <text:p text:style-name="P4">
Modified Time: 2023-06-21T18:00:39+03:00</text:p>
      <text:p text:style-name="P4">
Description: Позбавлення українського громадянства олігарха Ігоря Коломойського, у разі оголошення йому підозри, створить ризики для слідства при виїзді його за кордон. — Укрінформ.</text:p>
      <text:p text:style-name="P4">
Images: ['<text:a xlink:type="simple" xlink:href="https://static.ukrinform.com/photos/2023_06/thumb_files/630_360_1687277315-731.jpg" text:style-name="Internet_20_link" text:visited-style-name="Visited_20_Internet_20_Link">
630_360_16872...</text:a>
']</text:p>
      <text:p text:style-name="P4">
Tags: ['Коломойський', 'НАБУ', 'Укрнафта', 'Громадянство', 'Кривонос']</text:p>
      <text:p text:style-name="P4">
Type: Article</text:p>
      <!--METADATA-->
      <text:p text:style-name="P4">
<draw:frame draw:style-name="fr1" draw:name="Image133" text:anchor-type="as-char" svg:width="6.9236in" svg:height="3.956343in" draw:z-index="0">
<draw:image xlink:href="../Images/yкринформ/2023-06-21T18-00-39-03-00/630_360_1687277315-731.jpg" xlink:type="simple" xlink:show="embed" xlink:actuate="onLoad" draw:mime-type="image/jpeg"/>
</draw:frame>
Позбавлення українського громадянства олігарха Ігоря Коломойського, у разіоголошення йому підозри, створить ризики для слідства при виїзді його закордон.</text:p>
      <text:p text:style-name="P4">
Про це повідомив директор Національного антикорупційного бюро Семен Кривонос <text:a xlink:type="simple" xlink:href="https://www.ukrinform.ua/rubric-economy/3725452-semen-krivonos-direktor-nacionalnogo-antikorupcijnogo-buro.html" text:style-name="Internet_20_link" text:visited-style-name="Visited_20_Internet_20_Link">
в інтерв’ю Укрінформу. </text:a>
</text:p>
      <text:p text:style-name="P4">
“Якщо він перебуває на території України і вчинив тут злочин, то маєвідповідати за нашими законами. Позбавлення громадянства створить нам ризики утому випадку, коли він виїде за кордон і потрібно буде вимагати йогоекстрадиції для притягнення до відповідальності”, - сказав директор бюро,відповідаючи на запитання, чи вплине позбавлення громадянства Коломойського напритягнення його до відповідальності у разі оголошення підозри.</text:p>
      <text:p text:style-name="P4">
<text:span text:style-name="T4">
Читайте також:</text:span>
 <text:a xlink:type="simple" xlink:href="https://www.ukrinform.ua/rubric-regions/3666747-meria-dnipra-vidsudila-aeroport-u-kolomojskogo-filatov.html" text:style-name="Internet_20_link" text:visited-style-name="Visited_20_Internet_20_Link">
 Мерія Дніпра відсудила аеропорт у <text:span text:style-name="T4">
Коломойського</text:span>
 –Філатов </text:a>
</text:p>
      <text:p text:style-name="P4">
Кривонос також повідомив, що слідство у справі про заволодіння майном ікоштами компанії "Укрнафта" чекає на проведення економічної експертизи, апотім буде вирішуватися питання, як “рухаємося далі з колом підозрюваних,завданими збитками і всім, що з цим пов’язано”.</text:p>
      <text:p text:style-name="P4">
“Ми наші підозри не анонсуємо, але активно працюємо”, - зазначив директорНАБУ.</text:p>
      <text:p text:style-name="P4">
Як повідомляв Укрінформ, 10 жовтня минулого року Коломойський приходив надопит до НАБУ.</text:p>
      <text:p text:style-name="P4">
Перед цим прокурори САП та детективи НАБУ оголосили підозри щодо фінансовихмахінацій ексглаві правління компанії “Укрнафта” та сімом топменеджерам.</text:p>
      <text:p text:style-name="P4">
Коломойський є співвласником “Укрнафти”.</text:p>
      <text:p text:style-name="P4">
<text:span text:style-name="T4">
Читайте також:</text:span>
 <text:a xlink:type="simple" xlink:href="https://www.ukrinform.ua/rubric-economy/3717596-privlasnenna-600-miljoniv-ukrtatnafti-sbu-vikrila-biznespartnera-kolomojskogo.html" text:style-name="Internet_20_link" text:visited-style-name="Visited_20_Internet_20_Link">
 Привласнення ₴600 мільйонів Укртатнафти: СБУ викрилабізнес-партнера <text:span text:style-name="T4">
Коломойського</text:span>
 </text:a>
</text:p>
      <text:p text:style-name="P4">
18 вересня 2022 року ЗМІ повідомляли, що детективи НАБУ провели обшук уКоломойського за місцем його проживання на курорті Буковель.</text:p>
      <text:p text:style-name="P4">
Минулого року у ЗМІ з'явилася інформація, що президент Володимир Зеленськийпозбавив українського громадянства олігарха Ігоря Коломойського.</text:p>
      <text:p text:style-name="P4">
Source: <text:a xlink:type="simple" xlink:href="https://www.ukrinform.ua/rubric-polytics/3725931-direktor-nabu-poasniv-comu-rizikovano-pozbavlati-kolomojskogo-gromadanstva.html" text:style-name="Internet_20_link" text:visited-style-name="Visited_20_Internet_20_Link">
https://www.ukrinform.ua/rubric-polytics/3725931-direktor-nabu-poasniv-comu-rizikovano-pozbavlati-kolomojskogo-gromadanstva.html</text:a>
</text:p>
      <!--NEWS-->
      <text:h text:style-name="P10" text:outline-level="1">
<text:span text:style-name="T4">
Стефанішина обговорила із заступником генсека НАТО очікування від саміту у Вільнюсі</text:span>
</text:h>
      <text:p text:style-name="P4">
Authors: Ukrinform (Person)</text:p>
      <text:p text:style-name="P4">
Publisher: Укринформ (Organization)</text:p>
      <text:p text:style-name="P4">
Published Time: 2023-06-21T18:04:22+03:00</text:p>
      <text:p text:style-name="P4">
Modified Time: 2023-06-21T18:04:22+03:00</text:p>
      <text:p text:style-name="P4">
Description: Віце-премʼєр-міністр з питань євроінтеграції Ольга Стефанішина на зустрічі з заступником генсека НАТО Томасом Гоффусом наголосила на важливості отримання у Вільнюсі чіткого політичного сигналу щодо членства України в Альянсі. — Укрінформ.</text:p>
      <text:p text:style-name="P4">
Images: ['<text:a xlink:type="simple" xlink:href="https://static.ukrinform.com/photos/2023_06/thumb_files/630_360_1687359750-545.jpg" text:style-name="Internet_20_link" text:visited-style-name="Visited_20_Internet_20_Link">
630_360_16873...</text:a>
']</text:p>
      <text:p text:style-name="P4">
Tags: ['Саміт НАТО', 'Стефанішина']</text:p>
      <text:p text:style-name="P4">
Type: Article</text:p>
      <!--METADATA-->
      <text:p text:style-name="P4">
<draw:frame draw:style-name="fr1" draw:name="Image134" text:anchor-type="as-char" svg:width="6.9236in" svg:height="3.956343in" draw:z-index="0">
<draw:image xlink:href="../Images/yкринформ/2023-06-21T18-04-22-03-00/630_360_1687359750-545.jpg" xlink:type="simple" xlink:show="embed" xlink:actuate="onLoad" draw:mime-type="image/jpeg"/>
</draw:frame>
 Віце-премʼєр-міністр з питань євроінтеграції Ольга Стефанішина на зустрічі ззаступником генсека НАТО Томасом Гоффусом наголосила на важливості отримання уВільнюсі чіткого політичного сигналу щодо членства України в Альянсі.</text:p>
      <text:p text:style-name="P4">
Про це повідомляє Укрінформ із посиланням на <text:a xlink:type="simple" xlink:href="https://www.kmu.gov.ua/news/olha-stefanishyna-zustrilas-iz-zastupnykom-heneralnoho-sekretaria-nato-z-operatsii-tomasom-hoffusom" text:style-name="Internet_20_link" text:visited-style-name="Visited_20_Internet_20_Link">
 Урядовий портал.</text:a>
</text:p>
      <text:p text:style-name="P4">
«Україна готова до діалогу та готова працювати над модальностями. Не йдетьсяпро вступ до НАТО вже завтра, але для нас дуже важливо, щоб у Вільнюсі цейпроцес було запущено», – підкреслила віцепрем’єр-міністр.</text:p>
      <text:p text:style-name="P4">
Своєю чергою Гоффус підкреслив, що Україна є життєво важливою для НАТО, ізапевнив у подальшій підтримці.</text:p>
      <text:p text:style-name="P4">
<text:span text:style-name="T4">
Читайте також:</text:span>
 <text:a xlink:type="simple" xlink:href="https://www.ukrinform.ua/rubric-polytics/3724788-ukraina-stane-clenom-nato-ale-zaprosenna-u-vilnusi-ne-bude-stoltenberg.html" text:style-name="Internet_20_link" text:visited-style-name="Visited_20_Internet_20_Link">
 Україна стане членом НАТО, але запрошення у <text:span text:style-name="T4">
Вільнюсі</text:span>
не буде – Столтенберг </text:a>
</text:p>
      <text:p text:style-name="P4">
Сторони обговорили підготовку майбутнього саміту НАТО у Вільнюсі, обороннупідтримку України та поглиблення співпраці з метою набуття повноправногочленства України в Альянсі.</text:p>
      <text:p text:style-name="P4">
Основним предметом розмови стала реалізація Комплексного пакета допомоги <text:a xlink:type="simple" xlink:href="https://www.ukrinform.ua/tag-nato" text:style-name="Internet_20_link" text:visited-style-name="Visited_20_Internet_20_Link">
НАТО </text:a>
 Україні, що буде розглядатися насаміті у Вільнюсі.</text:p>
      <text:p text:style-name="P4">
Стефанішина та Гоффус позитивно оцінили роботу з напрацювання проєктівдопомоги Україні у межах цього пакета, приділивши окрему увагу такимнапрямкам, як розмінування територій, соціальний захист військовослужбовців тавзаємосумісність.</text:p>
      <text:p text:style-name="P4">
Віцепрем'єр-міністр також ознайомила співрозмовника з функціонуваннямміжвідомчого механізму координації проєктів Комплексного пакета допомоги НАТОв Україні.</text:p>
      <text:p text:style-name="P4">
<text:span text:style-name="T4">
Читайте також:</text:span>
 <text:a xlink:type="simple" xlink:href="https://www.ukrinform.ua/rubric-ato/3725713-ukraina-v-nato-ale-pisla-zakincenna-vijni-u-comu-rizik-podibnogo-formuluvanna.html" text:style-name="Internet_20_link" text:visited-style-name="Visited_20_Internet_20_Link">
 Україна — в НАТО, але після закінчення війни: у чомуризик подібного формулювання? </text:a>
</text:p>
      <text:p text:style-name="P4">
Як повідомлялося, 11-12 липня у Вільнюсі <text:a xlink:type="simple" xlink:href="https://www.ukrinform.ua/rubric-polytics/3719764-nato-mae-nadati-ukraini-garantii-bezpeki-sob-istoria-z-vijnou-ne-povtorilasa-stoltenberg.html" text:style-name="Internet_20_link" text:visited-style-name="Visited_20_Internet_20_Link">
 відбудеться саміт НАТО.</text:a>
</text:p>
      <text:p text:style-name="P4">
На всіх рівнях українська сторона наголосила, що запевнень про те, що "Українастане членом Альянсу", які лунали під час Бухарестського саміту НАТО у 2008році, недостатньо.</text:p>
      <text:p text:style-name="P4">
Натомість Україна ставить перед союзниками по НАТО питання щодо гарантійбезпеки та чіткої перспективи руху до повноправного членства в Альянсі.</text:p>
      <text:p text:style-name="P4">
<text:span text:style-name="T5">
Фото: eu-ua.org</text:span>
</text:p>
      <text:p text:style-name="P4">
Source: <text:a xlink:type="simple" xlink:href="https://www.ukrinform.ua/rubric-polytics/3725934-stefanisina-obgovorila-iz-zastupnikom-genseka-nato-ocikuvanna-vid-samitu-u-vilnusi.html" text:style-name="Internet_20_link" text:visited-style-name="Visited_20_Internet_20_Link">
https://www.ukrinform.ua/rubric-polytics/3725934-stefanisina-obgovorila-iz-zastupnikom-genseka-nato-ocikuvanna-vid-samitu-u-vilnusi.html</text:a>
</text:p>
      <!--NEWS-->
      <text:h text:style-name="P10" text:outline-level="1">
<text:span text:style-name="T4">
На Куп’янському напрямку росіяни накопичують війська і постійно висувають ДРГ - Синєгубов</text:span>
</text:h>
      <text:p text:style-name="P4">
Authors: Ukrinform (Person)</text:p>
      <text:p text:style-name="P4">
Publisher: Укринформ (Organization)</text:p>
      <text:p text:style-name="P4">
Published Time: 2023-06-21T18:11:08+03:00</text:p>
      <text:p text:style-name="P4">
Modified Time: 2023-06-21T18:11:08+03:00</text:p>
      <text:p text:style-name="P4">
Description: На Куп’янському напрямку загарбники накопичують війська і постійно висувають диверсійно-розвідувальні групи, однак ЗСУ бачать усі ці дії та адекватно реагують, ворог успіху на Харківщині не має. — Укрінформ.</text:p>
      <text:p text:style-name="P4">
Images: ['<text:a xlink:type="simple" xlink:href="https://static.ukrinform.com/photos/2021_06/thumb_files/630_360_1622662401-106.jpg" text:style-name="Internet_20_link" text:visited-style-name="Visited_20_Internet_20_Link">
630_360_16226...</text:a>
']</text:p>
      <text:p text:style-name="P4">
Tags: ['Російські військові', 'Харківщина', 'Синєгубов', 'Війна з Росією', 'Диверсанти', 'Єдині новини']</text:p>
      <text:p text:style-name="P4">
Type: Article</text:p>
      <!--METADATA-->
      <text:p text:style-name="P4">
<draw:frame draw:style-name="fr1" draw:name="Image135" text:anchor-type="as-char" svg:width="6.9236in" svg:height="3.956343in" draw:z-index="0">
<draw:image xlink:href="../Images/yкринформ/2023-06-21T18-11-08-03-00/630_360_1622662401-106.jpg" xlink:type="simple" xlink:show="embed" xlink:actuate="onLoad" draw:mime-type="image/jpeg"/>
</draw:frame>
 НаКуп’янському напрямку загарбники накопичують війська і постійно висуваютьдиверсійно-розвідувальні групи, однак ЗСУ бачать усі ці дії та адекватнореагують, ворог успіху на Харківщині не має.</text:p>
      <text:p text:style-name="P4">
Про це в ефірі телемарафону “Єдині новини” заявив начальник Харківськоїобласної військової адміністрації Олег Синєгубов, передає кореспондентУкрінформу.</text:p>
      <text:p text:style-name="P4">
“Цей напрямок для окупантів завжди був пріоритетним, оскільки він веде доКуп’янська-Вузлового, де є багато залізничних розв’язок, і це їм потрібно(Куп'янськ-Вузловий сполучений залізницею зі станціями Харків, Валуйки,Святогірськ, Бєлгород, Попасна, Куп'янськ-Південний - ред.), враховуючи, щовони не позбавилися своїх хворобливих намірів щодо окупації населених пунктівХарківської області і відбиття раніше втрачених позицій восени минулого року.Вони постійно висувають диверсійно-розвідувальні групи, однак успіхів немають. Те, що ми наразі бачимо, так, дійсно є концентрація військ. Тобто йденакопичення для більш масованого удару чи намагання прорвати оборону. Однакнаші Збройні сили дають відсіч, усе це бачать і вживають адекватних заходів”,- сказав Синєгубов.</text:p>
      <text:p text:style-name="P4">
<text:span text:style-name="T4">
Читайте також:</text:span>
 <text:a xlink:type="simple" xlink:href="https://www.ukrinform.ua/rubric-regions/3724919-sinegubov-rozpoviv-skilki-ludej-narazi-prozivaut-u-harkovi.html" text:style-name="Internet_20_link" text:visited-style-name="Visited_20_Internet_20_Link">
 Синєгубов розповів, скільки людей наразі проживають уХаркові </text:a>
</text:p>
      <text:p text:style-name="P4">
За його даними, у Куп’янській громаді нині проживають 11 тис. людей, із них520 - діти. Із прикордонних населених пунктів Куп’янського напрямку, якіпостійно під обстрілами, людей евакуювали.</text:p>
      <text:p text:style-name="P4">
“Усі служби приведені до посиленої готовності, і в разі необхідності мизможемо евакуювати людей з цього напрямку”, - сказав Синєгубов.</text:p>
      <text:p text:style-name="P4">
Як повідомляв Укрінформ, за даними військових 92-ої ОМБр, на Куп’янськомунапрямку противник <text:a xlink:type="simple" xlink:href="https://www.ukrinform.ua/rubric-ato/3724768-na-kupanskomu-napramku-rosiani-dva-tizni-namagalisa-atakuvati-grupami-stormz-vijskovi.html" text:style-name="Internet_20_link" text:visited-style-name="Visited_20_Internet_20_Link">
 </text:a>
 <text:a xlink:type="simple" xlink:href="https://www.ukrinform.ua/rubric-ato/3724768-na-kupanskomu-napramku-rosiani-dva-tizni-namagalisa-atakuvati-grupami-stormz-vijskovi.html" text:style-name="Internet_20_link" text:visited-style-name="Visited_20_Internet_20_Link">
 намагається атакувати </text:a>
 , застосовуючи групи "Шторм-Z", які формуютьсяіз засуджених, однак успіхів не має.</text:p>
      <text:p text:style-name="P4">
Source: <text:a xlink:type="simple" xlink:href="https://www.ukrinform.ua/rubric-ato/3725935-na-kupanskomu-napramku-rosiani-nakopicuut-vijska-i-postijno-visuvaut-drg-sinegubov.html" text:style-name="Internet_20_link" text:visited-style-name="Visited_20_Internet_20_Link">
https://www.ukrinform.ua/rubric-ato/3725935-na-kupanskomu-napramku-rosiani-nakopicuut-vijska-i-postijno-visuvaut-drg-sinegubov.html</text:a>
</text:p>
      <!--NEWS-->
      <text:h text:style-name="P10" text:outline-level="1">
<text:span text:style-name="T4">
Профільний комітет рекомендує Раді ухвалити законопроєкт про e-марку акцизного податку</text:span>
</text:h>
      <text:p text:style-name="P4">
Authors: Ukrinform (Person)</text:p>
      <text:p text:style-name="P4">
Publisher: Укринформ (Organization)</text:p>
      <text:p text:style-name="P4">
Published Time: 2023-06-21T18:17:59+03:00</text:p>
      <text:p text:style-name="P4">
Modified Time: 2023-06-21T18:17:59+03:00</text:p>
      <text:p text:style-name="P4">
Description: Комітет з питань фінансів, податкової та митної політики рекомендував Верховній Раді ухвалити у другому читанні та в цілому законопроєкт №8287, яким передбачається запровадження з 1 січня 2026 року електронної марки акцизного податку. — Укрінформ.</text:p>
      <text:p text:style-name="P4">
Images: ['<text:a xlink:type="simple" xlink:href="https://static.ukrinform.com/photos/2017_06/thumb_files/630_360_1498030991-5537.jpg" text:style-name="Internet_20_link" text:visited-style-name="Visited_20_Internet_20_Link">
630_360_14980...</text:a>
']</text:p>
      <text:p text:style-name="P4">
Tags: ['Акциз', 'Марка', 'Законопроєкт', 'Верховна Рада']</text:p>
      <text:p text:style-name="P4">
Type: Article</text:p>
      <!--METADATA-->
      <text:p text:style-name="P4">
<draw:frame draw:style-name="fr1" draw:name="Image136" text:anchor-type="as-char" svg:width="6.9236in" svg:height="3.946452in" draw:z-index="0">
<draw:image xlink:href="../Images/yкринформ/2023-06-21T18-17-59-03-00/630_360_1498030991-5537.jpg" xlink:type="simple" xlink:show="embed" xlink:actuate="onLoad" draw:mime-type="image/jpeg"/>
</draw:frame>
 Комітет зпитань фінансів, податкової та митної політики рекомендував Верховній Радіухвалити у другому читанні та в цілому законопроєкт №8287, яким передбачаєтьсязапровадження з 1 січня 2026 року електронної марки акцизного податку.</text:p>
      <text:p text:style-name="P4">
Як передає Укрінформ, про це в <text:a xlink:type="simple" xlink:href="http://t.me/getmantsevdanil/4908" text:style-name="Internet_20_link" text:visited-style-name="Visited_20_Internet_20_Link">
 Телеграмі</text:a>
повідомив голова парламентського комітету з питань фінансів, податкової тамитної політики Данило Гетманцев.</text:p>
      <text:p text:style-name="P4">
"Комітет рекомендував прийняти у другому читанні та в цілому законопроєкт№8287, яким передбачається запровадження з 1 січня 2026 року електронної маркиакцизного податку", - йдеться в повідомленні.</text:p>
      <text:p text:style-name="P4">
<text:span text:style-name="T4">
Читайте також:</text:span>
 <text:a xlink:type="simple" xlink:href="https://www.ukrinform.ua/rubric-economy/3709767-palne-tutun-alkogol-ak-navesti-lad-na-rinkah-pidakciznih-tovariv.html" text:style-name="Internet_20_link" text:visited-style-name="Visited_20_Internet_20_Link">
 Пальне, тютюн, алкоголь: як навести лад на ринкахпідакцизних товарів </text:a>
</text:p>
      <text:p text:style-name="P4">
Зазначається, що e-марка надасть можливість: відстежувати рух алкоголю,тютюнових виробів, рідин для електронних сигарет від виробника до кінцевогоспоживача, контролювати повноту і своєчасність сплати сум акцизного податку затакі товари. Крім того, кожен громадянин зможе ідентифікувати продукцію таперевірити легальність походження товару.</text:p>
      <text:p text:style-name="P4">
Також, створення Електронної системи обігу підакцизних товарів забезпечитьелектронну взаємодію між державними органами та суб’єктами господарювання. Прицьому обтяжливий процес замовлення паперових марок акцизного податку піде вминуле, а система ще на етапі замовлення розрахує та виставить рахунок досплати із сумами акцизного податку за замовлені марки.</text:p>
      <text:p text:style-name="P4">
<text:span text:style-name="T4">
Читайте також:</text:span>
 <text:a xlink:type="simple" xlink:href="https://www.ukrinform.ua/rubric-economy/3719124-beb-vikrilo-pidpilne-virobnictvo-spirtu-z-sodennim-oborotom-u-20-tonn.html" text:style-name="Internet_20_link" text:visited-style-name="Visited_20_Internet_20_Link">
 БЕБ викрило підпільне виробництво спирту з щоденнимоборотом у 20 тонн </text:a>
</text:p>
      <text:p text:style-name="P4">
За словами Гетманцева, законопроєкт переведе облік <text:a xlink:type="simple" xlink:href="https://www.ukrinform.ua/tag-alkogol" text:style-name="Internet_20_link" text:visited-style-name="Visited_20_Internet_20_Link">
 алкоголю</text:a>
 , тютюнових виробів та рідин дляелектронних сигарет в електронний формат, спростить його та подолає тінь.</text:p>
      <text:p text:style-name="P4">
Як повідомлялося, державний бюджет недоотримує 9 млрд грн податків на ріквнаслідок обігу нелегальної лікеро-горілчаної продукції.</text:p>
      <text:p text:style-name="P4">
Source: <text:a xlink:type="simple" xlink:href="https://www.ukrinform.ua/rubric-economy/3725937-profilnij-komitet-rekomendue-radi-uhvaliti-zakonoproekt-pro-emarku-akciznogo-podatku.html" text:style-name="Internet_20_link" text:visited-style-name="Visited_20_Internet_20_Link">
https://www.ukrinform.ua/rubric-economy/3725937-profilnij-komitet-rekomendue-radi-uhvaliti-zakonoproekt-pro-emarku-akciznogo-podatku.html</text:a>
</text:p>
      <!--NEWS-->
      <text:h text:style-name="P10" text:outline-level="1">
<text:span text:style-name="T4">
НАБУ хоче поетапно збільшити штат на 300 посад - Кривонос</text:span>
</text:h>
      <text:p text:style-name="P4">
Authors: Ukrinform (Person)</text:p>
      <text:p text:style-name="P4">
Publisher: Укринформ (Organization)</text:p>
      <text:p text:style-name="P4">
Published Time: 2023-06-21T18:18:18+03:00</text:p>
      <text:p text:style-name="P4">
Modified Time: 2023-06-21T18:18:18+03:00</text:p>
      <text:p text:style-name="P4">
Description: НАБУ направило до антикорупційного комітету парламенту законопроект, який передбачає поетапне збільшення штатної чисельності відомства з 700 до 1 000 працівників.  — Укрінформ.</text:p>
      <text:p text:style-name="P4">
Images: ['<text:a xlink:type="simple" xlink:href="https://static.ukrinform.com/photos/2023_06/thumb_files/630_360_1687277316-190.jpg" text:style-name="Internet_20_link" text:visited-style-name="Visited_20_Internet_20_Link">
630_360_16872...</text:a>
']</text:p>
      <text:p text:style-name="P4">
Tags: ['НАБУ', 'Кривонос']</text:p>
      <text:p text:style-name="P4">
Type: Article</text:p>
      <!--METADATA-->
      <text:p text:style-name="P4">
<draw:frame draw:style-name="fr1" draw:name="Image137" text:anchor-type="as-char" svg:width="6.9236in" svg:height="3.956343in" draw:z-index="0">
<draw:image xlink:href="../Images/yкринформ/2023-06-21T18-18-18-03-00/630_360_1687277316-190.jpg" xlink:type="simple" xlink:show="embed" xlink:actuate="onLoad" draw:mime-type="image/jpeg"/>
</draw:frame>
 НАБУнаправило до антикорупційного комітету парламенту законопроект, якийпередбачає поетапне збільшення штатної чисельності відомства з 700 до 1 000працівників.</text:p>
      <text:p text:style-name="P4">
Для цього у бюджеті на наступний рік потрібно передбачити додаткові кошти. Проце повідомив директор Національного антикорупційного бюро Семен Кривонос в <text:a xlink:type="simple" xlink:href="https://www.ukrinform.ua/rubric-economy/3725452-semen-krivonos-direktor-nacionalnogo-antikorupcijnogo-buro.html" text:style-name="Internet_20_link" text:visited-style-name="Visited_20_Internet_20_Link">
інтерв’ю Укрінформу </text:a>
 <text:a xlink:type="simple" xlink:href="https://www.ukrinform.ua/rubric-economy/3725452-semen-krivonos-direktor-nacionalnogo-antikorupcijnogo-buro.html" text:style-name="Internet_20_link" text:visited-style-name="Visited_20_Internet_20_Link">
 .</text:a>
</text:p>
      <text:p text:style-name="P4">
“Наприкінці травня ми надіслали законопроєкт до антикорупційного комітетуВерховної Ради. Чекаємо на його реєстрацію і подальше обговорення, просуванняу Верховній Раді”, - сказав Кривонос.</text:p>
      <text:p text:style-name="P4">
Він розповів, що з’явилася необхідність збільшити кількість працівників узв’язку зі зростанням кількості кримінальних справ, які є у провадженні бюро.</text:p>
      <text:p text:style-name="P4">
<text:span text:style-name="T4">
Читайте також:</text:span>
 <text:a xlink:type="simple" xlink:href="https://www.ukrinform.ua/rubric-society/3725757-krivonos-skazav-aki-zlocini-budut-u-prioriteti-nabu.html" text:style-name="Internet_20_link" text:visited-style-name="Visited_20_Internet_20_Link">
 Кривонос сказав, які злочини будуть у пріоритеті <text:span text:style-name="T4">
НАБУ</text:span>
</text:a>
</text:p>
      <text:p text:style-name="P4">
“Починаючи з моменту створення бюро у 2015 році і до сьогоднішнього дня,кількість проваджень суттєво зросла. На початку роботи було близько 250кримінальних справ. Станом на кінець 2022 року - уже 716. Це складніпровадження, які стосуються серйозних схем розкрадання бюджетних коштів,діяльності злочинних організацій і вимагають залученості великої кількостідетективів. Тому навантаження на слідчі підрозділи суттєво зростає”, -аргументує він.</text:p>
      <text:p text:style-name="P4">
Також Кривонос звертає увагу, що після нашої перемоги на повоєнне відновленнябуде спрямований значний обсяг коштів, а їх розподіл і використання має бутимаксимально підзвітним і прозорим.</text:p>
      <text:p text:style-name="P4">
“Ми маємо забезпечити ефективний моніторинг і контроль процесу відновленнякраїни. І навантаження на бюро в цій частині також зросте”, - пояснює він.</text:p>
      <text:p text:style-name="P4">
За словами директора НАБУ, для збільшення кількості працівників необхідно удержбюджеті на наступний рік передбачити додаткові кошти. Також у питанніфінансування бюро розраховує на підтримку міжнародних донорів.</text:p>
      <text:p text:style-name="P4">
<text:span text:style-name="T4">
“</text:span>
 Як свідчить досвід Бюро, значну частину наших матеріальних потреб,пов’язаних з підготовкою кадрів, покривають саме вони. Тому фінансовенавантаження буде розподілене між державним бюджетом і допомогою міжнароднихдонорів”, - сказав Кривоніс.</text:p>
      <text:p text:style-name="P4">
<text:span text:style-name="T4">
Читайте також:</text:span>
 <text:a xlink:type="simple" xlink:href="https://www.ukrinform.ua/rubric-economy/3725854-okremij-pidrozdil-nabu-rozslidue-korupciu-v-ukrzaliznici-z-2015-roku-krivonos.html" text:style-name="Internet_20_link" text:visited-style-name="Visited_20_Internet_20_Link">
 Окремий підрозділ <text:span text:style-name="T4">
НАБУ</text:span>
 розслідує корупцію вУкрзалізниці з 2015 року - Кривонос </text:a>
</text:p>
      <text:p text:style-name="P4">
Він сказав, що якщо “завтра збільшити штат на 300 посад, то нам необхіднобільше мільярда гривень”.</text:p>
      <text:p text:style-name="P4">
“Але, розуміючи серйозне навантаження на держбюджет, у перехідних положенняхдо законопроекту ми запропонували поетапне збільшення штатної чисельності НАБУпочинаючи з 2024 року. Це дозволить більш рівномірно розподілити видатки та нестворить надмірне навантаження на державний бюджет”, - говорить директор бюро.</text:p>
      <text:p text:style-name="P4">
Кривоніс зазначив, що, оцінюючи фінансування бюро, потрібно враховуватирозрахунки економічного ефекту від діяльності <text:a xlink:type="simple" xlink:href="https://www.ukrinform.ua/tag-nabu" text:style-name="Internet_20_link" text:visited-style-name="Visited_20_Internet_20_Link">
 НАБУ</text:a>
 і САП за минулий рік, які склали понад 3млрд грн.</text:p>
      <text:p text:style-name="P4">
Також впродовж минулого року по угодам зі слідством на ЗСУ було передано ₴1,7мільярда, у тому числі на “Армію дронів” спрямовані близько ₴700 мільйонів.</text:p>
      <text:p text:style-name="P4">
Source: <text:a xlink:type="simple" xlink:href="https://www.ukrinform.ua/rubric-polytics/3725938-nabu-hoce-poetapno-zbilsiti-stat-na-300-posad-krivonos.html" text:style-name="Internet_20_link" text:visited-style-name="Visited_20_Internet_20_Link">
https://www.ukrinform.ua/rubric-polytics/3725938-nabu-hoce-poetapno-zbilsiti-stat-na-300-posad-krivonos.html</text:a>
</text:p>
      <!--NEWS-->
      <text:h text:style-name="P10" text:outline-level="1">
<text:span text:style-name="T4">
Херсонводоканал отримав портативну лабораторію для аналізу якості води</text:span>
</text:h>
      <text:p text:style-name="P4">
Authors: Ukrinform (Person)</text:p>
      <text:p text:style-name="P4">
Publisher: Укринформ (Organization)</text:p>
      <text:p text:style-name="P4">
Published Time: 2023-06-21T18:20:14+03:00</text:p>
      <text:p text:style-name="P4">
Modified Time: 2023-06-21T18:20:14+03:00</text:p>
      <text:p text:style-name="P4">
Description: Міжнародний Комітет Червоного Хреста надав Херсонводоканалу портативну лабораторію для аналізу якості води. — Укрінформ.</text:p>
      <text:p text:style-name="P4">
Images: ['<text:a xlink:type="simple" xlink:href="https://static.ukrinform.com/photos/2023_06/thumb_files/630_360_1687360704-300.jpg" text:style-name="Internet_20_link" text:visited-style-name="Visited_20_Internet_20_Link">
630_360_16873...</text:a>
']</text:p>
      <text:p text:style-name="P4">
Tags: ['Херсон', 'Вода', 'Лабораторія', 'Водоканал']</text:p>
      <text:p text:style-name="P4">
Type: Article</text:p>
      <!--METADATA-->
      <text:p text:style-name="P4">
<draw:frame draw:style-name="fr1" draw:name="Image138" text:anchor-type="as-char" svg:width="6.9236in" svg:height="3.956343in" draw:z-index="0">
<draw:image xlink:href="../Images/yкринформ/2023-06-21T18-20-14-03-00/630_360_1687360704-300.jpg" xlink:type="simple" xlink:show="embed" xlink:actuate="onLoad" draw:mime-type="image/jpeg"/>
</draw:frame>
Міжнародний Комітет Червоного Хреста надав Херсонводоканалу портативнулабораторію для аналізу якості води.</text:p>
      <text:p text:style-name="P4">
Як передає Укрінформ, про це повідомляє <text:a xlink:type="simple" xlink:href="https://t.me/khersonskaODA/7236" text:style-name="Internet_20_link" text:visited-style-name="Visited_20_Internet_20_Link">
 Херсонська ОВА</text:a>
 .</text:p>
      <text:p text:style-name="P4">
«Херсонводоканал отримав портативну лабораторію для аналізу якості води.Обладнання надав Міжнародний Комітет Червоного Хреста», - йдеться уповідомленні.</text:p>
      <text:p text:style-name="P4">
Як зазначається, станція Wagtech Potalab дозволяє системно моніторити стан <text:a xlink:type="simple" xlink:href="https://www.ukrinform.ua/tag-voda" text:style-name="Internet_20_link" text:visited-style-name="Visited_20_Internet_20_Link">
води </text:a>
 , аналізувати, чи відповідаютьмікробіологічні та фізико-хімічні показники нормам. Завдяки сучасній установціфахівці водоканалу зможуть оперативніше проводити дослідження.</text:p>
      <text:p text:style-name="P4">
</text:p>
      <text:p text:style-name="P4">
Також комунальники отримали шланги та фільтри, які використовуватимуться длявідкачування води та стоків.</text:p>
      <text:p text:style-name="P4">
Як повідомляв Укрінформ, у ніч проти 6 червня <text:a xlink:type="simple" xlink:href="https://www.ukrinform.ua/rubric-other_news/3720776-pidriv-rosianami-kahovskoi-ges-usi-novini.html" text:style-name="Internet_20_link" text:visited-style-name="Visited_20_Internet_20_Link">
 російська армія підірвалагреблю Каховської ГЕС </text:a>
 ,спричинивши затоплення частини Херсонської та Миколаївської областей іводночас - критичне обміління Каховського водосховища.</text:p>
      <text:p text:style-name="P4">
<text:span text:style-name="T4">
Читайте також:</text:span>
 <text:a xlink:type="simple" xlink:href="https://www.ukrinform.ua/rubric-regions/3725313-pidriv-rosianami-kahovskoi-ges-blizko-150-tonn-mastila-j-nafti-drejfuut-dniprom-do-mora.html" text:style-name="Internet_20_link" text:visited-style-name="Visited_20_Internet_20_Link">
 Підрив росіянами Каховської ГЕС: близько 150 тонн мастилай нафти дрейфують Дніпром до <text:span text:style-name="T4">
моря</text:span>
 </text:a>
</text:p>
      <text:p text:style-name="P4">
У Херсонській області постійно моніториться стан питної води у водопроводі,свердловинах та колодязях. Також здійснюється моніторинг води з поверхневихводойм.</text:p>
      <text:p text:style-name="P4">
<text:span text:style-name="T5">
Фото: Херcонська ОДА (ОВА), Талеграм</text:span>
</text:p>
      <text:p text:style-name="P4">
Source: <text:a xlink:type="simple" xlink:href="https://www.ukrinform.ua/rubric-regions/3725940-hersonvodokanal-otrimav-portativnu-laboratoriu-dla-analizu-akosti-vodi.html" text:style-name="Internet_20_link" text:visited-style-name="Visited_20_Internet_20_Link">
https://www.ukrinform.ua/rubric-regions/3725940-hersonvodokanal-otrimav-portativnu-laboratoriu-dla-analizu-akosti-vodi.html</text:a>
</text:p>
      <!--NEWS-->
      <text:h text:style-name="P10" text:outline-level="1">
<text:span text:style-name="T4">
Українські військові знищили російський вертоліт Мі-24</text:span>
</text:h>
      <text:p text:style-name="P4">
Authors: Ukrinform (Person)</text:p>
      <text:p text:style-name="P4">
Publisher: Укринформ (Organization)</text:p>
      <text:p text:style-name="P4">
Published Time: 2023-06-21T18:29:00+03:00</text:p>
      <text:p text:style-name="P4">
Modified Time: 2023-06-21T18:29:00+03:00</text:p>
      <text:p text:style-name="P4">
Description: Українські військовослужбовці у середу, 21 червня, знищили російський вертоліт Мі-24. — Укрінформ.</text:p>
      <text:p text:style-name="P4">
Images: ['<text:a xlink:type="simple" xlink:href="https://static.ukrinform.com/photos/2023_06/thumb_files/630_360_1687361274-991.jpg" text:style-name="Internet_20_link" text:visited-style-name="Visited_20_Internet_20_Link">
630_360_16873...</text:a>
']</text:p>
      <text:p text:style-name="P4">
Tags: ['Вертоліт', 'Війна з Росією', '#stoprussia']</text:p>
      <text:p text:style-name="P4">
Type: Article</text:p>
      <!--METADATA-->
      <text:p text:style-name="P4">
<draw:frame draw:style-name="fr1" draw:name="Image140" text:anchor-type="as-char" svg:width="6.9236in" svg:height="3.956343in" draw:z-index="0">
<draw:image xlink:href="../Images/yкринформ/2023-06-21T18-29-00-03-00/630_360_1687361274-991.jpg" xlink:type="simple" xlink:show="embed" xlink:actuate="onLoad" draw:mime-type="image/jpeg"/>
</draw:frame>
 Українськівійськовослужбовці у середу, 21 червня, знищили російський вертоліт Мі-24.</text:p>
      <text:p text:style-name="P4">
Як передає Укрінформ, про це Генеральний штаб Збройних сил України повідомляєу <text:a xlink:type="simple" xlink:href="https://www.facebook.com/GeneralStaff.ua/posts/pfbid02YaBs6m1DL2uh4rHtDFxLytdB1oiGDELBwYTKYuc1MHxRNGLEaLBgEMDR8NzGt5zGl" text:style-name="Internet_20_link" text:visited-style-name="Visited_20_Internet_20_Link">
 Фейсбуці</text:a>
.</text:p>
      <text:p text:style-name="P4">
«Сьогодні пообіді наші воїни збили російський <text:a xlink:type="simple" xlink:href="https://www.ukrinform.ua/tag-vertolit" text:style-name="Internet_20_link" text:visited-style-name="Visited_20_Internet_20_Link">
 вертоліт</text:a>
 Мі-24», - ідеться в повідомленні.</text:p>
      <text:p text:style-name="P4">
<text:span text:style-name="T4">
Читайте також:</text:span>
 <text:a xlink:type="simple" xlink:href="https://www.ukrinform.ua/rubric-ato/3723306-morpihi-znisili-rosijskij-vertolit-aligator.html" text:style-name="Internet_20_link" text:visited-style-name="Visited_20_Internet_20_Link">
 Морпіхи знищили російський вертоліт « <text:span text:style-name="T4">
Алігатор</text:span>
 »</text:a>
</text:p>
      <text:p text:style-name="P4">
Як повідомляв Укрінформ, Сили оборони України з 24 лютого 2022 року по 21червня 2023 року <text:a xlink:type="simple" xlink:href="https://www.ukrinform.ua/rubric-ato/3725590-sili-oboroni-znisili-vze-blizko-222-tisac-rosijskih-zagarbnikiv.html" text:style-name="Internet_20_link" text:visited-style-name="Visited_20_Internet_20_Link">
 ліквідували близько 222 тисяч російських загарбників</text:a>
 , при цьому 540 осіб - за минулудобу.</text:p>
      <text:p text:style-name="P4">
<text:span text:style-name="T5">
Фото: Генштаб ЗСУ</text:span>
</text:p>
      <text:p text:style-name="P4">
Source: <text:a xlink:type="simple" xlink:href="https://www.ukrinform.ua/rubric-ato/3725942-ukrainski-vijskovi-znisili-rosijskij-vertolit-mi24.html" text:style-name="Internet_20_link" text:visited-style-name="Visited_20_Internet_20_Link">
https://www.ukrinform.ua/rubric-ato/3725942-ukrainski-vijskovi-znisili-rosijskij-vertolit-mi24.html</text:a>
</text:p>
      <!--NEWS-->
      <text:h text:style-name="P10" text:outline-level="1">
<text:span text:style-name="T4">
Україна і Британія уклали договір про Енергетичне партнерство</text:span>
</text:h>
      <text:p text:style-name="P4">
Authors: Ukrinform (Person)</text:p>
      <text:p text:style-name="P4">
Publisher: Укринформ (Organization)</text:p>
      <text:p text:style-name="P4">
Published Time: 2023-06-21T18:30:31+03:00</text:p>
      <text:p text:style-name="P4">
Modified Time: 2023-06-21T18:30:31+03:00</text:p>
      <text:p text:style-name="P4">
Description: Міністерство енергетики України і Міністерство закордонних справ, у справах Співдружності націй та розвитку Сполученого Королівства (FCDO) Великої Британії уклали меморандум про Енергетичне партнерство між країнами. — Укрінформ.</text:p>
      <text:p text:style-name="P4">
Images: ['<text:a xlink:type="simple" xlink:href="https://static.ukrinform.com/photos/2023_06/thumb_files/630_360_1687361307-414.jpg" text:style-name="Internet_20_link" text:visited-style-name="Visited_20_Internet_20_Link">
630_360_16873...</text:a>
']</text:p>
      <text:p text:style-name="P4">
Tags: ['Британія', 'Енергетика', 'Галущенко', 'Конференція з відбудови у Лондоні']</text:p>
      <text:p text:style-name="P4">
Type: Article</text:p>
      <!--METADATA-->
      <text:p text:style-name="P4">
<draw:frame draw:style-name="fr1" draw:name="Image141" text:anchor-type="as-char" svg:width="6.9236in" svg:height="3.956343in" draw:z-index="0">
<draw:image xlink:href="../Images/yкринформ/2023-06-21T18-30-31-03-00/630_360_1687361307-414.jpg" xlink:type="simple" xlink:show="embed" xlink:actuate="onLoad" draw:mime-type="image/jpeg"/>
</draw:frame>
Міністерство енергетики України і Міністерство закордонних справ, у справахСпівдружності націй та розвитку Сполученого Королівства (FCDO) ВеликоїБританії уклали меморандум про Енергетичне партнерство між країнами.</text:p>
      <text:p text:style-name="P4">
Як передає Укрінформ, відповідний документ у межах Конференції з відновленняУкраїни, що триває у Лондоні, підписали міністр енергетики України ГерманГалущенко та державний міністр з питань Європи МЗС Великої Британії ЛеоДокерті, повідомляє <text:a xlink:type="simple" xlink:href="http://mev.gov.ua/novyna/62-milyony-funtiv-sterlinhiv-dlya-fondu-innovatsiy-u-sferi-enerhetyky-ukrayina-ta-velyka" text:style-name="Internet_20_link" text:visited-style-name="Visited_20_Internet_20_Link">
 Міненерго </text:a>
 .</text:p>
      <text:p text:style-name="P4">
«Співпраця з британськими партнерами дозволить модернізувати нашуенергосистему та посилити її стійкість до військових загроз, а також створитьпідґрунтя для розвитку «зеленої» енергетики. Найближчим часом у межах цієїпрограми український енергосектор отримає додаткові ресурси для проведенняремонтів і відновлення пошкодженої інфраструктури. Ми дякуємо нашим друзям з <text:a xlink:type="simple" xlink:href="https://www.ukrinform.ua/tag-britania" text:style-name="Internet_20_link" text:visited-style-name="Visited_20_Internet_20_Link">
Великої Британії </text:a>
 за цю підтримку ідопомогу», - сказав Галущенко.</text:p>
      <text:p text:style-name="P4">
<text:span text:style-name="T4">
Читайте також:</text:span>
 <text:a xlink:type="simple" xlink:href="https://www.ukrinform.ua/rubric-economy/3720786-minenergo-i-miznarodna-energeticna-agencia-domovilisa-pro-dopomogu-ukraini.html" text:style-name="Internet_20_link" text:visited-style-name="Visited_20_Internet_20_Link">
 Міненерго і Міжнародна енергетична агенція домовилися продопомогу Україні </text:a>
</text:p>
      <text:p text:style-name="P4">
Зазначається, що меморандум передбачає створення нового Фонду викликів у сферізелених інновацій «InnovateUkraine» у розмірі 62 млн фунтів стерлінгів.Основна мета - посилення енергетичної безпеки. Початковий внесок становитиме10 млн фунтів стерлінгів, іншу частину буде спрямовано частинами до 2025 року.Кошти підуть на проєкти енергетичних інновацій, які прискорять процесреконструкції та відновлення української енергетичної інфраструктури.</text:p>
      <text:p text:style-name="P4">
Згідно з меморандумом, британська сторона надасть підтримку Міненерго в межахнового Партнерства з чистої енергії та продовжить підтримку програми«Стійкість та енергетична безпека України» («URES»). Йдеться про технічнеспівробітництво, гранти в межах офіційної допомоги розвитку, а також сприянняторгівлі та інвестиціям у таких сферах як малі модульні атомні електростанції,«зелений» водень та інші відновлювані гази, сонячні мікро/міні-мережі, сонячнісистеми для малих домогосподарств, енергоефективність, наземна та офшорнавітроенергетика, розвиток вуглецевого ринку та інші.</text:p>
      <text:p text:style-name="P4">
<text:span text:style-name="T4">
Читайте також:</text:span>
 <text:a xlink:type="simple" xlink:href="https://www.ukrinform.ua/rubric-economy/3722800-westinghouse-i-energoatom-modernizuut-sistemi-oholodzenna-odniei-z-ukrainskih-aes.html" text:style-name="Internet_20_link" text:visited-style-name="Visited_20_Internet_20_Link">
 Westinghouse і Енергоатом модернізують системиохолодження однієї з українських АЕС </text:a>
</text:p>
      <text:p text:style-name="P4">
«Підтримка FCDO координуватиметься через групу G7+ з енергетичної підтримкиУкраїни. У найближчій перспективі згідно з Програмою URES українськійенергетичній галузі буде надано ресурси для ремонту пошкодженої інфраструктурита відновлення підключення споживачів до електроенергії, газу і тепла.Програма URES зосереджуватиметься на відновленні інфраструктури в «зелений» таенергоефективний спосіб», – додали в Міненерго.</text:p>
      <text:p text:style-name="P4">
Як повідомлялося, на Міжнародній конференції URC23 (Ukraine ReformConference), яка 21-22 червня проходить у Лондоні, Україна представить оцінкипотреб та першочергові плани повоєнного відновлення і стратегіїдовгострокового реформування й модернізації.</text:p>
      <text:p text:style-name="P4">
<text:span text:style-name="T5">
Фото: Міненерго</text:span>
</text:p>
      <text:p text:style-name="P4">
Source: <text:a xlink:type="simple" xlink:href="https://www.ukrinform.ua/rubric-economy/3725943-ukraina-i-britania-uklali-dogovir-pro-energeticne-partnerstvo.html" text:style-name="Internet_20_link" text:visited-style-name="Visited_20_Internet_20_Link">
https://www.ukrinform.ua/rubric-economy/3725943-ukraina-i-britania-uklali-dogovir-pro-energeticne-partnerstvo.html</text:a>
</text:p>
      <!--NEWS-->
      <text:h text:style-name="P10" text:outline-level="1">
<text:span text:style-name="T4">
Світовий банк надасть Україні $500 мільйонів на зарплати рятувальникам, вчителям та пенсії</text:span>
</text:h>
      <text:p text:style-name="P4">
Authors: Ukrinform (Person)</text:p>
      <text:p text:style-name="P4">
Publisher: Укринформ (Organization)</text:p>
      <text:p text:style-name="P4">
Published Time: 2023-06-21T18:33:00+03:00</text:p>
      <text:p text:style-name="P4">
Modified Time: 2023-06-21T23:33:00+03:00</text:p>
      <text:p text:style-name="P4">
Description: Світовий банк став одним із лідерів у мобілізації ресурсів для допомоги України після початку повномасштабної війни. — Укрінформ.</text:p>
      <text:p text:style-name="P4">
Images: ['<text:a xlink:type="simple" xlink:href="https://static.ukrinform.com/photos/2023_06/thumb_files/630_360_1687379429-538.jpg" text:style-name="Internet_20_link" text:visited-style-name="Visited_20_Internet_20_Link">
630_360_16873...</text:a>
']</text:p>
      <text:p text:style-name="P4">
Tags: ['Британія', 'Україна', 'Світовий банк', 'Шмигаль']</text:p>
      <text:p text:style-name="P4">
Type: Article</text:p>
      <!--METADATA-->
      <text:p text:style-name="P4">
<draw:frame draw:style-name="fr1" draw:name="Image142" text:anchor-type="as-char" svg:width="6.9236in" svg:height="3.956343in" draw:z-index="0">
<draw:image xlink:href="../Images/yкринформ/2023-06-21T18-33-00-03-00/630_360_1687379429-538.jpg" xlink:type="simple" xlink:show="embed" xlink:actuate="onLoad" draw:mime-type="image/jpeg"/>
</draw:frame>
 Світовийбанк став одним із лідерів у мобілізації ресурсів для допомоги України післяпочатку повномасштабної війни.</text:p>
      <text:p text:style-name="P4">
Як передає Укрінформ, про це Прем’єр-міністр України Денис Шмигаль повідомив у<text:a xlink:type="simple" xlink:href="https://t.me/Denys_Smyhal/5466" text:style-name="Internet_20_link" text:visited-style-name="Visited_20_Internet_20_Link">
 Телеграмі </text:a>
 .</text:p>
      <text:p text:style-name="P4">
«Сьогодні ми підписали чергову Угоду про залучення фінансування в $500 млн відВеликої Британії з пакету допомоги Україні на суму $1,76 млрд. Допомога буденадана за підтримки США, Великої Британії та Фінляндії», - заявив Шмигаль.</text:p>
      <text:p text:style-name="P4">
Кошти підуть на <text:a xlink:type="simple" xlink:href="https://www.ukrinform.ua/tag-zarplata" text:style-name="Internet_20_link" text:visited-style-name="Visited_20_Internet_20_Link">
 зарплати </text:a>
рятувальників та вчителів, виплату пенсій, підтримку малозабезпечених сімей,дітей з інвалідністю, внутрішньо переміщених осіб, одиноких матерів, а такожна оплату медичних послуг за програмою медичних гарантій.</text:p>
      <text:p text:style-name="P4">
<text:span text:style-name="T4">
Читайте також:</text:span>
 <text:a xlink:type="simple" xlink:href="https://www.ukrinform.ua/rubric-vidbudova/3725967-smigal-planuemo-zaluciti-do-7-milardiv-za-dopomogou-koordinacijnoi-donorskoi-platformi.html" text:style-name="Internet_20_link" text:visited-style-name="Visited_20_Internet_20_Link">
 <text:span text:style-name="T4">
Шмигаль</text:span>
 : Плануємо залучити до $7 мільярдів задопомогою Координаційної донорської платформи</text:a>
</text:p>
      <text:p text:style-name="P4">
Як повідомляв <text:a xlink:type="simple" xlink:href="https://www.ukrinform.ua/rubric-economy/3726017-ebrr-cogoric-pidtrimae-ukrainsku-energetiku-na-600-miljoniv-smigal.html" text:style-name="Internet_20_link" text:visited-style-name="Visited_20_Internet_20_Link">
 Укрінформ </text:a>
 , Європейський банк реконструкції та розвитку підтримаєукраїнську енергетику на €600 мільйонів вже цього року.</text:p>
      <text:p text:style-name="P4">
<text:span text:style-name="T5">
Фото: Денис Шмигаль / Телеграм</text:span>
</text:p>
      <text:p text:style-name="P4">
Source: <text:a xlink:type="simple" xlink:href="https://www.ukrinform.ua/rubric-economy/3726033-svitovij-bank-nadast-ukraini-500-miljoniv-na-zarplati-ratuvalnikam-vcitelam-ta-pensii.html" text:style-name="Internet_20_link" text:visited-style-name="Visited_20_Internet_20_Link">
https://www.ukrinform.ua/rubric-economy/3726033-svitovij-bank-nadast-ukraini-500-miljoniv-na-zarplati-ratuvalnikam-vcitelam-ta-pensii.html</text:a>
</text:p>
      <!--NEWS-->
      <text:h text:style-name="P10" text:outline-level="1">
<text:span text:style-name="T4">
Конференція з відбудови у Лондоні: до платформи співінвестування в Україну долучилися 19 країн</text:span>
</text:h>
      <text:p text:style-name="P4">
Authors: Ukrinform (Person)</text:p>
      <text:p text:style-name="P4">
Publisher: Укринформ (Organization)</text:p>
      <text:p text:style-name="P4">
Published Time: 2023-06-21T18:37:00+03:00</text:p>
      <text:p text:style-name="P4">
Modified Time: 2023-06-21T18:37:00+03:00</text:p>
      <text:p text:style-name="P4">
Description: У Лондоні підписали меморандум про подальшу співпрацю ЄБРР та організацій фінансування розвитку (DFI) щодо координації зусиль з інвестування в Україну; до платформи співінвестування вже доєднались 19 країн. — Укрінформ.</text:p>
      <text:p text:style-name="P4">
Images: ['<text:a xlink:type="simple" xlink:href="https://static.ukrinform.com/photos/2023_06/thumb_files/630_360_1687361672-416.jpg" text:style-name="Internet_20_link" text:visited-style-name="Visited_20_Internet_20_Link">
630_360_16873...</text:a>
']</text:p>
      <text:p text:style-name="P4">
Tags: ['ЄБРР', 'Інвестиції', 'Мінекономіки', 'Відбудова', 'Конференція з відбудови у Лондоні']</text:p>
      <text:p text:style-name="P4">
Type: Article</text:p>
      <!--METADATA-->
      <text:p text:style-name="P4">
<draw:frame draw:style-name="fr1" draw:name="Image143" text:anchor-type="as-char" svg:width="6.9236in" svg:height="3.956343in" draw:z-index="0">
<draw:image xlink:href="../Images/yкринформ/2023-06-21T18-37-00-03-00/630_360_1687361672-416.jpg" xlink:type="simple" xlink:show="embed" xlink:actuate="onLoad" draw:mime-type="image/jpeg"/>
</draw:frame>
 У Лондоніпідписали меморандум про подальшу співпрацю ЄБРР та організацій фінансуваннярозвитку (DFI) щодо координації зусиль з інвестування в Україну; до платформиспівінвестування вже доєднались 19 країн.</text:p>
      <text:p text:style-name="P4">
Як передає Укрінформ, про це повідомляє <text:a xlink:type="simple" xlink:href="https://me.gov.ua/News/Detail" text:style-name="Internet_20_link" text:visited-style-name="Visited_20_Internet_20_Link">
 пресслужба Мінекономіки</text:a>
.</text:p>
      <text:p text:style-name="P4">
«Повоєнна відбудова України буде відбуватись переважно завдяки приватномукапіталу. Тому для нас є надзвичайно важливою координація зусиль міжнароднихфінансових інституцій для більш ефективної та масштабної відбудови Українисаме з акцентом на приватному секторі», - наголосила перший віцепрем’єр-міністр – міністр економіки України Юлія Свириденко.</text:p>
      <text:p text:style-name="P4">
Зазначається, що фінансові потреби України в період реконструкції величезні івиходять за межі будь-якої окремої установи. Тому українська інвестиційнаплатформа буде потрібна для ретельної координації між партнерами, щобмаксимізувати ефективність і вплив їхніх заходів.</text:p>
      <text:p text:style-name="P4">
<text:span text:style-name="T4">
Читайте також:</text:span>
 <text:a xlink:type="simple" xlink:href="https://www.ukrinform.ua/rubric-vidbudova/3725745-smigal-nazvav-kroki-dla-zalucenna-zamorozenih-aktiviv-rf-na-vidbudovu-ukraini.html" text:style-name="Internet_20_link" text:visited-style-name="Visited_20_Internet_20_Link">
 Шмигаль назвав кроки для залучення заморожених активів РФна <text:span text:style-name="T4">
відбудову</text:span>
 України </text:a>
</text:p>
      <text:p text:style-name="P4">
Світові DFI та ЄБРР також прагнуть розширити цю платформу на ще бiльшукiлькiсть установ, які інвестуватимуть в Україну в майбутньому.</text:p>
      <text:p text:style-name="P4">
Як повідомлялось, 12 травня 2023 року в Токіо організації фінансуваннярозвитку (Development Finance Institutions, DFI) країн G7 - JBIC (Японія),JICA (Японія), CDP (Італія), FinDev Canada (Канада), Proparco (Франція), DFC(США), BII (Велика Британія), DEG (Німеччина) та Європейський банкреконструкції та розвитку (ЄБРР) провели переговори та домовились простворення Платформи <text:a xlink:type="simple" xlink:href="https://www.ukrinform.ua/tag-investicii" text:style-name="Internet_20_link" text:visited-style-name="Visited_20_Internet_20_Link">
 співінвестування </text:a>
 між ЄБРР та двосторонніми агенціями розвитку. Її робота будеузгоджуватись з виявленими потребами в межах Міжвідомчої координаційноїплатформи донорів для України.</text:p>
      <text:p text:style-name="P4">
<text:span text:style-name="T5">
Фото: me.gov.ua</text:span>
</text:p>
      <text:p text:style-name="P4">
Source: <text:a xlink:type="simple" xlink:href="https://www.ukrinform.ua/rubric-vidbudova/3725945-konferencia-z-vidbudovi-u-londoni-do-platformi-spivinvestuvanna-v-ukrainu-dolucilisa-19-krain.html" text:style-name="Internet_20_link" text:visited-style-name="Visited_20_Internet_20_Link">
https://www.ukrinform.ua/rubric-vidbudova/3725945-konferencia-z-vidbudovi-u-londoni-do-platformi-spivinvestuvanna-v-ukrainu-dolucilisa-19-krain.html</text:a>
</text:p>
      <!--NEWS-->
      <text:h text:style-name="P10" text:outline-level="1">
<text:span text:style-name="T4">
Україна може стати світовим хабом із протезування - міністр соцполітики</text:span>
</text:h>
      <text:p text:style-name="P4">
Authors: Ukrinform (Person)</text:p>
      <text:p text:style-name="P4">
Publisher: Укринформ (Organization)</text:p>
      <text:p text:style-name="P4">
Published Time: 2023-06-21T18:43:48+03:00</text:p>
      <text:p text:style-name="P4">
Modified Time: 2023-06-21T18:43:48+03:00</text:p>
      <text:p text:style-name="P4">
Description: Український досвід з протезування може стати корисним усьому світу. — Укрінформ.</text:p>
      <text:p text:style-name="P4">
Images: ['<text:a xlink:type="simple" xlink:href="https://static.ukrinform.com/photos/2023_03/thumb_files/630_360_1680090749-444.jpg" text:style-name="Internet_20_link" text:visited-style-name="Visited_20_Internet_20_Link">
630_360_16800...</text:a>
']</text:p>
      <text:p text:style-name="P4">
Tags: ['Мінсоцполітики', 'Протезування', 'Оксана Жолнович', 'Конференція з відбудови у Лондоні']</text:p>
      <text:p text:style-name="P4">
Type: Article</text:p>
      <!--METADATA-->
      <text:p text:style-name="P4">
<draw:frame draw:style-name="fr1" draw:name="Image144" text:anchor-type="as-char" svg:width="6.9236in" svg:height="3.956343in" draw:z-index="0">
<draw:image xlink:href="../Images/yкринформ/2023-06-21T18-43-48-03-00/630_360_1680090749-444.jpg" xlink:type="simple" xlink:show="embed" xlink:actuate="onLoad" draw:mime-type="image/jpeg"/>
</draw:frame>
Український досвід з протезування може стати корисним усьому світу.</text:p>
      <text:p text:style-name="P4">
Про це в Лондоні під час виступу на міжнародній конференції з відбудовиУкраїни повідомила міністр соціальної політики України Оксана Жолнович,передає кореспондент Укрінформу.</text:p>
      <text:p text:style-name="P4">
«На жаль, так склалося, що Україна є місцем унікального досвіду роботи зтравмуванням людей. Ми маємо дуже багато випадків надскладного протезування. Іцей досвід ми хочемо перетворити на нашу перевагу і сформувати якомога кращіпрактики реабілітації і якомога більш інноваційні рішення для протезування. Явпевнена, що ми створимо в Україні світовий хаб протезування», - наголосиламіністр.</text:p>
      <text:p text:style-name="P4">
<text:span text:style-name="T4">
Читайте також:</text:span>
 <text:a xlink:type="simple" xlink:href="https://www.ukrinform.ua/rubric-ato/3506206-reabilitacia-u-centri-nezlamni-bionicne-protezuvanna-ekzoskeleti-3d-implanti-i-likuvanna-dus.html" text:style-name="Internet_20_link" text:visited-style-name="Visited_20_Internet_20_Link">
 <text:span text:style-name="T4">
Реабілітація</text:span>
 у <text:span text:style-name="T4">
центрі</text:span>
 « <text:span text:style-name="T4">
Незламні</text:span>
 »:<text:span text:style-name="T4">
біонічне</text:span>
 <text:span text:style-name="T4">
протезування</text:span>
 , <text:span text:style-name="T4">
екзоскелети</text:span>
 , 3D <text:span text:style-name="T4">
імпланти</text:span>
 і<text:span text:style-name="T4">
лікування</text:span>
 <text:span text:style-name="T4">
душ</text:span>
 </text:a>
</text:p>
      <text:p text:style-name="P4">
Вона закликала доєднатися до українських фахівців з протезування іноземнихколег для обміну досвідом та покращення сервісу. А також запросила бізнес,який працює в цій сфері, заходити в Україну зі своїми ініціативами.</text:p>
      <text:p text:style-name="P4">
«Такою своєю експертизою ми зможемо бути корисними не тільки Україні, але ісвітові», - додала Жолнович.</text:p>
      <text:p text:style-name="P4">
Як повідомлялося, у Запоріжжі планують відкрити центр протезування на базіклініки Святого Миколая. Фахівці клініки вивчили досвід центрів протезуванняяк в Україні, так і за кордоном, зокрема в США, <text:a xlink:type="simple" xlink:href="https://www.ukrinform.ua/tag-britania" text:style-name="Internet_20_link" text:visited-style-name="Visited_20_Internet_20_Link">
 Великій Британії</text:a>
 . Нині заклад проходить процедуруліцензування.</text:p>
      <text:p text:style-name="P4">
Source: <text:a xlink:type="simple" xlink:href="https://www.ukrinform.ua/rubric-society/3725949-ukraina-moze-stati-svitovim-habom-iz-protezuvanna-ministr-socpolitiki.html" text:style-name="Internet_20_link" text:visited-style-name="Visited_20_Internet_20_Link">
https://www.ukrinform.ua/rubric-society/3725949-ukraina-moze-stati-svitovim-habom-iz-protezuvanna-ministr-socpolitiki.html</text:a>
</text:p>
      <!--NEWS-->
      <text:h text:style-name="P10" text:outline-level="1">
<text:span text:style-name="T4">
Китай наразі не підтримує Путіна так, як міг би – речник ЄС</text:span>
</text:h>
      <text:p text:style-name="P4">
Authors: Ukrinform (Person)</text:p>
      <text:p text:style-name="P4">
Publisher: Укринформ (Organization)</text:p>
      <text:p text:style-name="P4">
Published Time: 2023-06-21T18:46:15+03:00</text:p>
      <text:p text:style-name="P4">
Modified Time: 2023-06-21T18:46:15+03:00</text:p>
      <text:p text:style-name="P4">
Description: Поки що КНР не підтримує російського диктатора Путіна так, як міг би, і це добре. — Укрінформ.</text:p>
      <text:p text:style-name="P4">
Images: ['<text:a xlink:type="simple" xlink:href="https://static.ukrinform.com/photos/2023_05/thumb_files/630_360_1683814858-971.jpg" text:style-name="Internet_20_link" text:visited-style-name="Visited_20_Internet_20_Link">
630_360_16838...</text:a>
']</text:p>
      <text:p text:style-name="P4">
Tags: ['Євросоюз', 'Китай', 'США', 'Україна', 'Війна з Росією']</text:p>
      <text:p text:style-name="P4">
Type: Article</text:p>
      <!--METADATA-->
      <text:p text:style-name="P4">
<draw:frame draw:style-name="fr1" draw:name="Image145" text:anchor-type="as-char" svg:width="6.9236in" svg:height="3.956343in" draw:z-index="0">
<draw:image xlink:href="../Images/yкринформ/2023-06-21T18-46-15-03-00/630_360_1683814858-971.jpg" xlink:type="simple" xlink:show="embed" xlink:actuate="onLoad" draw:mime-type="image/jpeg"/>
</draw:frame>
 Поки щоКНР не підтримує російського диктатора Путіна так, як міг би, і це добре.</text:p>
      <text:p text:style-name="P4">
Таку думку в коментарі <text:a xlink:type="simple" xlink:href="http://ukr.radio/news.html" text:style-name="Internet_20_link" text:visited-style-name="Visited_20_Internet_20_Link">
 Українському радіо</text:a>
 висловив речник ЄвропейськогоСоюзу з питань зовнішньої та безпекової політики Пітер Стано, передаєУкрінформ.</text:p>
      <text:p text:style-name="P4">
На його переконання, Китай має відіграти свою роль стосовно розв'язаної Росієюповномасштабної війни проти України.</text:p>
      <text:p text:style-name="P4">
"Ми тиснемо на Китай із самого початку вторгнення, щоб його дії відповідалийого заявам. КНР намагається подавати себе як захисника сучасного світу йсвітового порядку, як відповідального постійного члена Ради Безпеки ООН. Оттому ми й звертаємося до Китаю з тим, що зараз настав саме той час, коли вінможе підтвердити свої заяви діями", – сказав Стано.</text:p>
      <text:p text:style-name="P4">
Загалом, як партнер Китай дуже непрозорий, зауважив речник ЄС.</text:p>
      <text:p text:style-name="P4">
"Ми не знаємо, що насправді замислив Китай. Ми можемо лише припускати. Алефакт залишається фактом – Китай, швидше за все, не підтримує Росію увійськовому плані. Схоже на те, що Китай якимось чином тримає Путіна підконтролем, не даючи йому підняти градус жорстокості чи скоїти ще більшежахіть, якщо в нього для цього є потенціал і можливості. Однак, це лишеприпущення. Ми схиляємося до думки, що, так, Китай відіграє свою роль. І чимна довше затягуватиметься конфлікт, чим більше Путін показуватиме справжнєобличчя агресії з усіма цими звірствами тощо, тим більше Китай тиснутиме нанього", – додав речник ЄС.</text:p>
      <text:p text:style-name="P4">
На думку Стано, Україна для Китаю – це "держава, яку він, можна сказати, івикористовує, і зловживає нею на трьох рівнях".</text:p>
      <text:p text:style-name="P4">
" <text:span text:style-name="T5">
Перший рівень</text:span>
 – свій, внутрішній, пов’язаний із Тайванем. Так вониперевіряють, як відреагує світове співтовариство на можливе рішення Пекінупорушити нинішній статус-кво у питанні Тайваню, який вони вважають своєючастиною. І хоча всі розуміють, що силове об’єднання ніколи не спрацює, уКитаю є амбіції", – зазначив речник ЄС.</text:p>
      <text:p text:style-name="P4">
<text:span text:style-name="T4">
Читайте також:</text:span>
 <text:a xlink:type="simple" xlink:href="https://www.ukrinform.ua/rubric-world/3725721-kitaj-oburili-slova-bajdena-pro-diktatora.html" text:style-name="Internet_20_link" text:visited-style-name="Visited_20_Internet_20_Link">
 <text:span text:style-name="T4">
Китай</text:span>
 обурили слова Байдена про «диктатора»</text:a>
</text:p>
      <text:p text:style-name="P4">
<text:span text:style-name="T5">
Другий рівень</text:span>
 , на його думку, тісно пов’язаний з діями колишньогоамериканського президента Дональда Трампа: "Свого часу Трамп оголосив Китайворогом №1 для США. Адміністрація Байдена успадкувала цю політику. Так,нинішня адміністрація не провадить її настільки агресивно, проте Китай для них– це ворог... От у цьому й полягає специфіка другого рівня. Китай не може нерадіти тому, що зараз і Росія, і Україна витягують зі Сполучених Штатів багатосил. І це відвертає увагу від ворожості у китайсько-американських відносинах".</text:p>
      <text:p text:style-name="P4">
І <text:span text:style-name="T5">
третій рівень</text:span>
 , вважає Стано, – це загальна вигода, яку завдяки РосіїКитай отримує від поточної ситуації. "Китай зараз може використовувати Росію.Використовувати її та зловживати нею. І це стосується не лише дешевоговугілля, газу чи нафти. Китай інвестує значні кошти у відновлювані джерелаенергії, тому що країна нереально забруднена. Китайці розуміють, що це впливаєна населення. І Росію вони сприйматимуть радше як сховище природних ресурсів,якщо вони їм знадобляться. І вони знають, що Росія слабшає. Це нагадує великугеополітичну гру, в якій Китай перемагає. Він отримує лояльну та залежнуРосію, якою можна маніпулювати...", – пояснив представник ЄС.</text:p>
      <text:p text:style-name="P4">
<text:span text:style-name="T4">
Читайте також:</text:span>
 <text:a xlink:type="simple" xlink:href="https://www.ukrinform.ua/rubric-world/3725698-ssa-sturbovani-vijskovou-dialnistu-kitau-na-kubi-blinken.html" text:style-name="Internet_20_link" text:visited-style-name="Visited_20_Internet_20_Link">
 США стурбовані військовою діяльністю <text:span text:style-name="T4">
Китаю</text:span>
 на Кубі –Блінкен </text:a>
</text:p>
      <text:p text:style-name="P4">
При цьому Стано зауважив: "Україна їм байдужа, але якщо того вимагатиме їхгенеральний геополітичний план, вони вступатимуть у гру з більшими силами. Івони це роблять: був і дзвінок (26 квітня цього року Президент УкраїниВолодимир Зеленський мав телефонну розмову із лідером КНР Сі Цзіньпіном –ред.), приїжджав і спецпредставник КНР (до Києва – ред.). Вони намагаютьсябути помітнішими. Чи буде це ефективно, чи принесе результати, хто знає. Алезнову ж таки, поки вони не підтримують Путіна так, як могли б, це добре. І тойфакт, що він програє, свідчить, що насправді китайська підтримка – це небільше, ніж реверанси на червоній доріжці".</text:p>
      <text:p text:style-name="P4">
Тому підхід ЄС до <text:a xlink:type="simple" xlink:href="https://www.ukrinform.ua/tag-kitaj" text:style-name="Internet_20_link" text:visited-style-name="Visited_20_Internet_20_Link">
 Китаю </text:a>
 , за словамиречника, такий: ЄС продовжує тиснути на китайців, щоб вони виконували своїзобов’язання. На його думку, міжнародний тиск дає свої результати.</text:p>
      <text:p text:style-name="P4">
"Однак, на жаль, він не приносить результатів так швидко, як ви могли бсподіватися. Усі ці процеси потребують часу, але в Україні зараз часвимірюється людськими життями. І не всі, на жаль, це розуміють... Мипродовжимо лобіювати ваші інтереси на міжнародному рівні та з такимипартнерами, як Китай, Африка та країни Азії", – підсумував Стано.</text:p>
      <text:p text:style-name="P4">
<text:span text:style-name="T4">
Читайте також:</text:span>
 <text:a xlink:type="simple" xlink:href="https://www.ukrinform.ua/rubric-world/3725382-solc-zustrivsa-z-premerom-kitau-i-zaklikav-pekin-vplinuti-na-moskvu.html" text:style-name="Internet_20_link" text:visited-style-name="Visited_20_Internet_20_Link">
 Шольц зустрівся з прем’єром <text:span text:style-name="T4">
Китаю</text:span>
 і закликав Пекінвплинути на Москву </text:a>
</text:p>
      <text:p text:style-name="P4">
Як повідомляв Укрінформ, <text:a xlink:type="simple" xlink:href="https://www.ukrinform.ua/rubric-world/3724879-kitaj-zapevniv-so-ne-mae-namiriv-postacati-zbrou-v-rosiu-blinken.html" text:style-name="Internet_20_link" text:visited-style-name="Visited_20_Internet_20_Link">
 державний секретар США Ентоні Блінкен заявив</text:a>
 , що тема війни РФ проти Українибула однією з головних під час його переговорів у Пекіні, причому китайськасторона запевнила, що не надавала Росії летальної допомоги та не має наміру церобити.</text:p>
      <text:p text:style-name="P4">
<text:span text:style-name="T5">
Фото: ЕРА</text:span>
</text:p>
      <text:p text:style-name="P4">
Source: <text:a xlink:type="simple" xlink:href="https://www.ukrinform.ua/rubric-polytics/3725950-kitaj-narazi-ne-pidtrimue-putina-tak-ak-mig-bi-recnik-es.html" text:style-name="Internet_20_link" text:visited-style-name="Visited_20_Internet_20_Link">
https://www.ukrinform.ua/rubric-polytics/3725950-kitaj-narazi-ne-pidtrimue-putina-tak-ak-mig-bi-recnik-es.html</text:a>
</text:p>
      <!--NEWS-->
      <text:h text:style-name="P10" text:outline-level="1">
<text:span text:style-name="T4">
Франція допоможе Україні побудувати модульні лікарні - у Лондоні підписали меморандум</text:span>
</text:h>
      <text:p text:style-name="P4">
Authors: Ukrinform (Person)</text:p>
      <text:p text:style-name="P4">
Publisher: Укринформ (Organization)</text:p>
      <text:p text:style-name="P4">
Published Time: 2023-06-21T18:48:21+03:00</text:p>
      <text:p text:style-name="P4">
Modified Time: 2023-06-21T18:48:21+03:00</text:p>
      <text:p text:style-name="P4">
Description: У межах міжнародної конференції з відновлення України (Ukraine Recovery Conference), що триває у Лондоні, підписано меморандум про співпрацю між Міністерством охорони здоров’я України та Французькою асоціацією охорони здоров’я. — Укрінформ.</text:p>
      <text:p text:style-name="P4">
Images: ['<text:a xlink:type="simple" xlink:href="https://static.ukrinform.com/photos/2021_08/thumb_files/630_360_1629875973-267.jpg" text:style-name="Internet_20_link" text:visited-style-name="Visited_20_Internet_20_Link">
630_360_16298...</text:a>
']</text:p>
      <text:p text:style-name="P4">
Tags: ['Франція', 'МОЗ', 'Україна', 'Лікарня', 'Конференція з відбудови у Лондоні']</text:p>
      <text:p text:style-name="P4">
Type: Article</text:p>
      <!--METADATA-->
      <text:p text:style-name="P4">
<draw:frame draw:style-name="fr1" draw:name="Image146" text:anchor-type="as-char" svg:width="6.9236in" svg:height="3.956343in" draw:z-index="0">
<draw:image xlink:href="../Images/yкринформ/2023-06-21T18-48-21-03-00/630_360_1629875973-267.jpg" xlink:type="simple" xlink:show="embed" xlink:actuate="onLoad" draw:mime-type="image/jpeg"/>
</draw:frame>
 У межахміжнародної конференції з відновлення України (Ukraine Recovery Conference),що триває у Лондоні, підписано меморандум про співпрацю між Міністерствомохорони здоров’я України та Французькою асоціацією охорони здоров’я.</text:p>
      <text:p text:style-name="P4">
Про це повідомляє <text:a xlink:type="simple" xlink:href="https://moz.gov.ua/article/news/moz-i-francuzka-asociacija-ohoroni-zdorov%E2%80%99ja-pidpisali-memorandumi-pro-spivpracju-" text:style-name="Internet_20_link" text:visited-style-name="Visited_20_Internet_20_Link">
 МОЗ </text:a>
 ,передає Укрінформ.</text:p>
      <text:p text:style-name="P4">
«Вкрай важливо відновити доступ українців до медичної допомоги. Передусім надеокупованих територіях і територіях екологічного лиха. Тому розглядаємоможливість будівництва сучасних модульних лікарень — повноцінних медичнихзакладів, зведених з модульних конструкцій з повним інженерним оснащенням, щовиготовлені в заводських умовах і змонтовані на будівельному майданчику», -сказала заступниця міністра охорони здоров’я з питань цифрового розвитку,учасниця міжнародної конференції Марія Карчевич.</text:p>
      <text:p text:style-name="P4">
У МОЗ зазначають, що модульні медичні заклади нічим не поступаються збудованимза стандартною технологією. Однак завдяки модульним конструкціям значноскорочуються терміни їх будівництва. Вони будуються з урахуванням усіх норм тастандартів і дозволяють на своїй базі розмістити високотехнологічнеобладнання.</text:p>
      <text:p text:style-name="P4">
<text:span text:style-name="T4">
Читайте також:</text:span>
 <text:a xlink:type="simple" xlink:href="https://www.ukrinform.ua/rubric-society/3725296-ukraina-vhodit-do-50-krain-zdatnih-provoditi-peresadku-legen-moz.html" text:style-name="Internet_20_link" text:visited-style-name="Visited_20_Internet_20_Link">
 Україна входить до 50 країн, здатних проводити пересадкулегень – <text:span text:style-name="T4">
МОЗ</text:span>
 </text:a>
</text:p>
      <text:p text:style-name="P4">
За більш як рік війни в Україні <text:a xlink:type="simple" xlink:href="http://Росіяни пошкодили або зруйнували в Україні 1 554 медичні заклади" text:style-name="Internet_20_link" text:visited-style-name="Visited_20_Internet_20_Link">
 пошкоджені вже 1 370 медзакладів</text:a>
 таще 184 медззаклади зруйновані вщент.</text:p>
      <text:p text:style-name="P4">
За даними МОЗ, вдалося відновити частину медзакладів, зокрема й надеокупованих територіях, які в результаті ворожих обстрілів та бомбардуваньзазнали невеликих ушкоджень — вибиті вікна, пошкоджено фасад тощо.</text:p>
      <text:p text:style-name="P4">
Крім того, під час конференції йшлося про об’єднання зусиль щодо забезпеченняранньої діагностики раку молочної залози в Україні, вдосконалення методівлікування цього захворювання в нашій країні і, як результат, зниження рівнясмертності.</text:p>
      <text:p text:style-name="P4">
<text:span text:style-name="T4">
Читайте також:</text:span>
 <text:a xlink:type="simple" xlink:href="https://www.ukrinform.ua/rubric-vidbudova/3725847-francia-vidilit-ukraini-dodatkovi-40-miljoniv-na-vidbudovu.html" text:style-name="Internet_20_link" text:visited-style-name="Visited_20_Internet_20_Link">
 Франція виділить Україні додаткові €40 мільйонів на<text:span text:style-name="T4">
відбудову</text:span>
 </text:a>
</text:p>
      <text:p text:style-name="P4">
Як повідомлялося, раніше представники <text:a xlink:type="simple" xlink:href="https://www.ukrinform.ua/tag-francia" text:style-name="Internet_20_link" text:visited-style-name="Visited_20_Internet_20_Link">
 французької</text:a>
 фармацевтичної компанії Servier(«Серв’є») висловили готовність доєднатися до відновлення пошкодженоївнаслідок повномасштабного вторгнення росії медичної інфраструктури.</text:p>
      <text:p text:style-name="P4">
У Лондоні 21-22 червня <text:a xlink:type="simple" xlink:href="https://www.ukrinform.ua/rubric-vidbudova/3725670-u-londoni-pocinaetsa-miznarodna-konferencia-z-vidnovlenna-ukraini.html" text:style-name="Internet_20_link" text:visited-style-name="Visited_20_Internet_20_Link">
 проходить міжнародна конференція</text:a>
 з відбудови України(Ukraine Recovery Conference). Захід є продовженням щорічних конференцій щодореформ в Україні, які відбувалися з 2017 року.</text:p>
      <text:p text:style-name="P4">
Source: <text:a xlink:type="simple" xlink:href="https://www.ukrinform.ua/rubric-vidbudova/3725951-francia-dopomoze-ukraini-pobuduvati-modulni-likarni-u-londoni-pidpisali-memorandum.html" text:style-name="Internet_20_link" text:visited-style-name="Visited_20_Internet_20_Link">
https://www.ukrinform.ua/rubric-vidbudova/3725951-francia-dopomoze-ukraini-pobuduvati-modulni-likarni-u-londoni-pidpisali-memorandum.html</text:a>
</text:p>
      <!--NEWS-->
      <text:h text:style-name="P10" text:outline-level="1">
<text:span text:style-name="T4">
єВідновлення: 78 заявників отримають 6,3 мільйона на дрібний ремонт власного житла</text:span>
</text:h>
      <text:p text:style-name="P4">
Authors: Ukrinform (Person)</text:p>
      <text:p text:style-name="P4">
Publisher: Укринформ (Organization)</text:p>
      <text:p text:style-name="P4">
Published Time: 2023-06-21T18:49:04+03:00</text:p>
      <text:p text:style-name="P4">
Modified Time: 2023-06-21T18:49:04+03:00</text:p>
      <text:p text:style-name="P4">
Description: За програмою єВідновлення 78 заявникам, чиє житло було пошкоджено внаслідок збройної агресії РФ, виплатять понад 6,3 млн грн. Кошти передбачені для дрібного ремонту власного помешкання. — Укрінформ.</text:p>
      <text:p text:style-name="P4">
Images: ['<text:a xlink:type="simple" xlink:href="https://static.ukrinform.com/photos/2022_11/thumb_files/630_360_1668525984-290.jpg" text:style-name="Internet_20_link" text:visited-style-name="Visited_20_Internet_20_Link">
630_360_16685...</text:a>
']</text:p>
      <text:p text:style-name="P4">
Tags: ['Компенсація', 'Житло', 'Гроші', 'Ремонт', 'єВідновлення']</text:p>
      <text:p text:style-name="P4">
Type: Article</text:p>
      <!--METADATA-->
      <text:p text:style-name="P4">
<draw:frame draw:style-name="fr1" draw:name="Image147" text:anchor-type="as-char" svg:width="6.9236in" svg:height="3.956343in" draw:z-index="0">
<draw:image xlink:href="../Images/yкринформ/2023-06-21T18-49-04-03-00/630_360_1668525984-290.jpg" xlink:type="simple" xlink:show="embed" xlink:actuate="onLoad" draw:mime-type="image/jpeg"/>
</draw:frame>
 Запрограмою єВідновлення 78 заявникам, чиє житло було пошкоджено внаслідокзбройної агресії РФ, виплатять понад 6,3 млн грн. Кошти передбачені длядрібного ремонту власного помешкання.</text:p>
      <text:p text:style-name="P4">
Про це повідомляє Укрінформ із посиланням на Міністерство розвитку громад,територій та інфраструктури у <text:a xlink:type="simple" xlink:href="https://www.facebook.com/Ministry.for.restoration/posts/pfbid027PB7wUAFbkkun4Boh8ZA2zzA4jc2v6KKMu7WtmR5jseyHgGRHNU9iLwm4GthqvaAl" text:style-name="Internet_20_link" text:visited-style-name="Visited_20_Internet_20_Link">
 Фейсбуці</text:a>
.</text:p>
      <text:p text:style-name="P4">
«Від 10 травня, з моменту запуску програми єВідновлення, подано 20 308 заяв.Найбільше надійшло з <text:a xlink:type="simple" xlink:href="https://www.ukrinform.ua/tag-harkivsina" text:style-name="Internet_20_link" text:visited-style-name="Visited_20_Internet_20_Link">
 Харківської </text:a>
(7 238), Київської (4 924), Миколаївської (1 555), Херсонської (1 477) таДонецької (1 275) областей. Найбільше заяв громадяни подали на допомогу увідновленні квартири (53,6%) та приватного будинку (45,9%)», - йдеться вповідомленні.</text:p>
      <text:p text:style-name="P4">
</text:p>
      <text:p text:style-name="P4">
У міністерстві наголосили, що старт виплат можливий тільки після створеннякомісій у громадах та оперативного розгляду заяв. Загалом, станом на 16червня, в Україні вже працюють 482 комісії.</text:p>
      <text:p text:style-name="P4">
«Закликаємо органи місцевого самоврядування, зокрема Харківської, Ірпінської,Миколаївської та Чернігівської громад, в яких темпи розгляду заяв на отриманнягрошової допомоги для відновлення житла – найнижчі, пришвидшити їхопрацювання», - додали в Мінвідновлення.</text:p>
      <text:p text:style-name="P4">
<text:span text:style-name="T4">
Читайте також:</text:span>
 <text:a xlink:type="simple" xlink:href="https://www.ukrinform.ua/rubric-vidbudova/3722881-programa-evidnovlenna-pracuvatime-dla-pidtoplenih-regioniv-veresuk.html" text:style-name="Internet_20_link" text:visited-style-name="Visited_20_Internet_20_Link">
 Програма « <text:span text:style-name="T4">
єВідновлення</text:span>
 » працюватиме для підтопленихрегіонів - Верещук </text:a>
</text:p>
      <text:p text:style-name="P4">
Як повідомлялось, 10 травня стартувала програма єВідновлення. Коженгромадянин, чиє житло було пошкоджено внаслідок збройної агресії РФ, можеподати заяву на отримання державної допомоги на поточний ремонт житла. Зробитице можна за допомогою порталу Дія або звернувшись до Центрів наданняадміністративних послуг, органів соціального захисту та нотаріусів.</text:p>
      <text:p text:style-name="P4">
Раніше допомогу вже отримали 8 заявників на суму понад 847 тис. грн.</text:p>
      <text:p text:style-name="P4">
<text:span text:style-name="T5">
Фото: Нікопольська міська рада</text:span>
</text:p>
      <text:p text:style-name="P4">
Source: <text:a xlink:type="simple" xlink:href="https://www.ukrinform.ua/rubric-vidbudova/3725952-evidnovlenna-78-zaavnikiv-otrimaut-63-miljona-na-dribnij-remont-vlasnogo-zitla.html" text:style-name="Internet_20_link" text:visited-style-name="Visited_20_Internet_20_Link">
https://www.ukrinform.ua/rubric-vidbudova/3725952-evidnovlenna-78-zaavnikiv-otrimaut-63-miljona-na-dribnij-remont-vlasnogo-zitla.html</text:a>
</text:p>
      <!--NEWS-->
      <text:h text:style-name="P10" text:outline-level="1">
<text:span text:style-name="T4">
Британія навчатиме українських моряків-курсантів у віртуальній реальності</text:span>
</text:h>
      <text:p text:style-name="P4">
Authors: Ukrinform (Person)</text:p>
      <text:p text:style-name="P4">
Publisher: Укринформ (Organization)</text:p>
      <text:p text:style-name="P4">
Published Time: 2023-06-21T18:50:00+03:00</text:p>
      <text:p text:style-name="P4">
Modified Time: 2023-06-21T18:50:00+03:00</text:p>
      <text:p text:style-name="P4">
Description: Велика Британія в рамках нового пакету підтримки запропонує навчання для українських моряків-курсантів у віртуальній реальності (VR). — Укрінформ.</text:p>
      <text:p text:style-name="P4">
Images: ['<text:a xlink:type="simple" xlink:href="https://static.ukrinform.com/photos/2022_12/thumb_files/630_360_1671201375-954.jpg" text:style-name="Internet_20_link" text:visited-style-name="Visited_20_Internet_20_Link">
630_360_16712...</text:a>
']</text:p>
      <text:p text:style-name="P4">
Tags: ['Британія', 'Моряки', 'Україна', 'Віртуальна реальність']</text:p>
      <text:p text:style-name="P4">
Type: Article</text:p>
      <!--METADATA-->
      <text:p text:style-name="P4">
<draw:frame draw:style-name="fr1" draw:name="Image149" text:anchor-type="as-char" svg:width="6.9236in" svg:height="3.956343in" draw:z-index="0">
<draw:image xlink:href="../Images/yкринформ/2023-06-21T18-50-00-03-00/630_360_1671201375-954.jpg" xlink:type="simple" xlink:show="embed" xlink:actuate="onLoad" draw:mime-type="image/jpeg"/>
</draw:frame>
 ВеликаБританія в рамках нового пакету підтримки запропонує навчання для українськихморяків-курсантів у віртуальній реальності (VR).</text:p>
      <text:p text:style-name="P4">
Про це повідомляється на <text:a xlink:type="simple" xlink:href="https://www.gov.uk/government/news/uk-transport-support-package-for-ukraines-skies-and-seas" text:style-name="Internet_20_link" text:visited-style-name="Visited_20_Internet_20_Link">
 сайті британського уряду</text:a>
 , передає Укрінформ.</text:p>
      <text:p text:style-name="P4">
Уряд Великої Британії заявив, що навчання проводитиметься за допомогоютехнології VR, щоб дати можливість курсантам відпрацьовувати сценаріїреального життя на морі.</text:p>
      <text:p text:style-name="P4">
Українці також отримають фінансову підтримку для участі в трирічній кадетськійпрактиці на <text:a xlink:type="simple" xlink:href="https://www.ukrinform.ua/tag-britania" text:style-name="Internet_20_link" text:visited-style-name="Visited_20_Internet_20_Link">
 британських </text:a>
контейнеровозах та інших великих суднах.</text:p>
      <text:p text:style-name="P4">
"Підтримка, яку привітав міністр інфраструктури України на двостороннійзустрічі з міністром транспорту Британії Марком Харпером, допоможе захиститиморський сектор України, який цінується в усьому світі та відіграє ключовуроль для експорту зерна та ширшої української та світової економіки", -йдеться в повідомленні.</text:p>
      <text:p text:style-name="P4">
Зазначається, що новий пакет було підтверджено під час виступу Харпера наконференції з відновлення України.</text:p>
      <text:p text:style-name="P4">
"Наша підтримка України та її народу непохитна, і ми не дозволимо огидним діямРосії підірвати репутацію України в таких сферах, як мореплавство. Ділячисьвсесвітньо відомим досвідом Великої Британії в галузі авіації та мореплавства,ми непохитні у своїй відданості забезпеченню відновлення транспортної системиУкраїни після незаконного вторгнення Путіна", - сказав він.</text:p>
      <text:p text:style-name="P4">
<text:span text:style-name="T4">
Читайте також:</text:span>
 <text:a xlink:type="simple" xlink:href="https://www.ukrinform.ua/rubric-ato/3725823-novobranci-zsu-u-britanii-opanovuut-nlaw.html" text:style-name="Internet_20_link" text:visited-style-name="Visited_20_Internet_20_Link">
 Новобранці ЗСУ у Британії <text:span text:style-name="T4">
опановують</text:span>
 NLAW</text:a>
</text:p>
      <text:p text:style-name="P4">
Крім того, як зазначається на сайті, Міністерство транспорту такожпідтримуватиме відрядження українських авіадиспетчерів для навчання у ВеликійБританії.</text:p>
      <text:p text:style-name="P4">
Як повідомляв <text:a xlink:type="simple" xlink:href="https://www.ukrinform.ua/rubric-ato/3725864-nimeccina-nadala-ukraini-novij-paket-vijskovoi-dopomogi.html" text:style-name="Internet_20_link" text:visited-style-name="Visited_20_Internet_20_Link">
 Укрінформ </text:a>
 ,уряд Німеччини у середу, 21 червня, повідомив про передачу Україні черговоїпартії військової допомоги.</text:p>
      <text:p text:style-name="P4">
Source: <text:a xlink:type="simple" xlink:href="https://www.ukrinform.ua/rubric-technology/3725953-britania-navcatime-ukrainskih-morakivkursantiv-u-virtualnij-realnosti.html" text:style-name="Internet_20_link" text:visited-style-name="Visited_20_Internet_20_Link">
https://www.ukrinform.ua/rubric-technology/3725953-britania-navcatime-ukrainskih-morakivkursantiv-u-virtualnij-realnosti.html</text:a>
</text:p>
      <!--NEWS-->
      <text:h text:style-name="P10" text:outline-level="1">
<text:span text:style-name="T4">
Спецпредставник України провів у Польщі консультації з питань Африки</text:span>
</text:h>
      <text:p text:style-name="P4">
Authors: Ukrinform (Person)</text:p>
      <text:p text:style-name="P4">
Publisher: Укринформ (Organization)</text:p>
      <text:p text:style-name="P4">
Published Time: 2023-06-21T18:55:11+03:00</text:p>
      <text:p text:style-name="P4">
Modified Time: 2023-06-21T18:55:11+03:00</text:p>
      <text:p text:style-name="P4">
Description: Спецпредставник України з питань Близького Сходу та Африки Максим Субх під час робочого візиту до Варшави зустрівся з акредитованими у Польщі послами і старшими дипломатами посольств Алжиру, Анголи, Демократичної Республіки Конго, Єгипту, Лівії, Марокко, Нігерії, Руанди, Тунісу та Ємену. — Укрінформ.</text:p>
      <text:p text:style-name="P4">
Images: ['<text:a xlink:type="simple" xlink:href="https://static.ukrinform.com/photos/2023_06/thumb_files/630_360_1687362731-204.jpg" text:style-name="Internet_20_link" text:visited-style-name="Visited_20_Internet_20_Link">
630_360_16873...</text:a>
']</text:p>
      <text:p text:style-name="P4">
Tags: ['Африка', 'МЗС', 'Польща', 'Україна']</text:p>
      <text:p text:style-name="P4">
Type: Article</text:p>
      <!--METADATA-->
      <text:p text:style-name="P4">
<draw:frame draw:style-name="fr1" draw:name="Image150" text:anchor-type="as-char" svg:width="6.9236in" svg:height="3.956343in" draw:z-index="0">
<draw:image xlink:href="../Images/yкринформ/2023-06-21T18-55-11-03-00/630_360_1687362731-204.jpg" xlink:type="simple" xlink:show="embed" xlink:actuate="onLoad" draw:mime-type="image/jpeg"/>
</draw:frame>
Спецпредставник України з питань Близького Сходу та Африки Максим Субх під часробочого візиту до Варшави зустрівся з акредитованими у Польщі послами істаршими дипломатами посольств Алжиру, Анголи, Демократичної Республіки Конго,Єгипту, Лівії, Марокко, Нігерії, Руанди, Тунісу та Ємену.</text:p>
      <text:p text:style-name="P4">
Як передає Укрінформ із посиланням на <text:a xlink:type="simple" xlink:href="https://mfa.gov.ua/news/maksim-subh-proviv-konsultaciyi-z-pitan-afriki-u-respublici-polshcha" text:style-name="Internet_20_link" text:visited-style-name="Visited_20_Internet_20_Link">
 пресслужбу МЗС</text:a>
 , окремі керівники дипломатичних установ цих держав єтакож послами своїх країн в Україні за сумісництвом.</text:p>
      <text:p text:style-name="P4">
«У контексті обміну думками щодо мирної ініціативи, презентованої нещодавноокремими африканськими лідерами, Максим Субх наголосив, що сьогодні Формуламиру (Президента Зеленського – ред.) є єдиним ефективним інструментомзабезпечення глобальної безпеки у всіх її вимірах, а також є найбільш дієвиммеханізмом, здатним припинити триваючу російську агресію проти України», -інформує пресслужба МЗС.</text:p>
      <text:p text:style-name="P4">
</text:p>
      <text:p text:style-name="P4">
Країни Африки були вкотре запрошені долучитися до імплементації Формули миру,а також висловити готовність узяти участь у практичній реалізації її положень.</text:p>
      <text:p text:style-name="P4">
Іншим ключовим питанням у ході дискусії став розгляд стану реалізаціїгуманітарної ініціативи Grain from Ukraine, спрямованої на забезпеченняглобальної продовольчої безпеки, у тому числі країн Африканського континенту.</text:p>
      <text:p text:style-name="P4">
</text:p>
      <text:p text:style-name="P4">
«Було порушено питання деструктивного впливу РФ у <text:a xlink:type="simple" xlink:href="https://www.ukrinform.ua/tag-afrika" text:style-name="Internet_20_link" text:visited-style-name="Visited_20_Internet_20_Link">
 Африці</text:a>
 , зокрема у контексті діяльності Росії,спрямованої на дестабілізацію цього регіону через поширення присутності ПВК«Вагнер» в окремих африканських країнах, а також агресивної політики РФ ізпоширення дезінформації та антиукраїнської пропаганди на Африканськомуконтиненті», - зазначили в МЗС.</text:p>
      <text:p text:style-name="P4">
Того ж дня в МЗС Польщі відбулися консультації Субха із заступником міністразакордонних справ Республіки Польща Павлом Яблонським щодо перспективпоглиблення взаємодії в Африці.</text:p>
      <text:p text:style-name="P4">
</text:p>
      <text:p text:style-name="P4">
Сторони обмінялися думками щодо поточної політичної, безпекової тагуманітарної ситуації на Африканському континенті, у тому числі з огляду напродовольчу кризу, спричинену блокуванням Росією українських морських портів.Було обговорено шляхи взаємодії України та Польщі задля стабілізаціїпродовольчої ситуації на континенті, а також протидії російській пропаганді вкраїнах Африки.</text:p>
      <text:p text:style-name="P4">
Сторони домовились про подальшу координацію дій на африканському напрямі зметою консолідації позицій африканських країн та підтримки ними українськихініціатив і резолюцій, у тому числі в рамках ООН та інших міжнароднихорганізацій.</text:p>
      <text:p text:style-name="P4">
У Гданську Субх провів зустрічі з представниками політичних сил країн Африки,які брали участь у міжнародній конференції в цьому місті.</text:p>
      <text:p text:style-name="P4">
<text:span text:style-name="T4">
Читайте також:</text:span>
 <text:a xlink:type="simple" xlink:href="https://www.ukrinform.ua/rubric-polytics/3723982-zelenskij-zaprosiv-kraini-afriki-dolucitisa-do-ukrainskoi-formuli-miru.html" text:style-name="Internet_20_link" text:visited-style-name="Visited_20_Internet_20_Link">
 Зеленський запросив країни Африки долучитися доукраїнської формули миру </text:a>
</text:p>
      <text:p text:style-name="P4">
Український дипломат поінформував про російську агресію та її негативнінаслідки, у тому числі для Африки. Він закликав усі політичні сили докластибільше зусиль для зупинення війни на справедливих умовах, передбаченихукраїнською Формулою миру.</text:p>
      <text:p text:style-name="P4">
Як повідомляв Укрінформ, Президент України Володимир Зеленський 16 червняпровів <text:a xlink:type="simple" xlink:href="https://www.ukrinform.ua/rubric-polytics/3723955-zelenskij-u-kievi-zustrivsa-z-predstavnikami-semi-afrikanskih-derzav.html" text:style-name="Internet_20_link" text:visited-style-name="Visited_20_Internet_20_Link">
 переговори з питань досягнення миру в Україні</text:a>
 з представникамиПівденно-Африканської Республіки, Союзу Коморських островів, Єгипту, Сенегалу,Замбії, Конго й Уганди.</text:p>
      <text:p text:style-name="P4">
Президент Південно-Африканської Республіки <text:a xlink:type="simple" xlink:href="https://www.ukrinform.ua/rubric-polytics/3723968-prezident-par-predstaviv-u-kievi-afrikanskij-plan-dosagnenna-miru-z-10-punktiv.html" text:style-name="Internet_20_link" text:visited-style-name="Visited_20_Internet_20_Link">
 Сиріл Рамафоса представив у Києвіплан африканських країн щодо досягнення миру з десяти пунктів</text:a>
 .</text:p>
      <text:p text:style-name="P4">
<text:span text:style-name="T5">
Фото: МЗС</text:span>
</text:p>
      <text:p text:style-name="P4">
Source: <text:a xlink:type="simple" xlink:href="https://www.ukrinform.ua/rubric-polytics/3725954-specpredstavnik-ukraini-proviv-u-polsi-konsultacii-z-pitan-afriki.html" text:style-name="Internet_20_link" text:visited-style-name="Visited_20_Internet_20_Link">
https://www.ukrinform.ua/rubric-polytics/3725954-specpredstavnik-ukraini-proviv-u-polsi-konsultacii-z-pitan-afriki.html</text:a>
</text:p>
      <!--NEWS-->
      <text:h text:style-name="P10" text:outline-level="1">
<text:span text:style-name="T4">
У столиці провели тренування на випадок надзвичайної ситуації на Київській ГЕС</text:span>
</text:h>
      <text:p text:style-name="P4">
Authors: Ukrinform (Person)</text:p>
      <text:p text:style-name="P4">
Publisher: Укринформ (Organization)</text:p>
      <text:p text:style-name="P4">
Published Time: 2023-06-21T18:57:00+03:00</text:p>
      <text:p text:style-name="P4">
Modified Time: 2023-06-21T18:57:00+03:00</text:p>
      <text:p text:style-name="P4">
Description: У Києві відпрацювали дії на випадок надзвичайної ситуації на Київській ГЕС - залучили близько 250 працівників різних служб. — Укрінформ.</text:p>
      <text:p text:style-name="P4">
Images: ['<text:a xlink:type="simple" xlink:href="https://static.ukrinform.com/photos/2023_06/thumb_files/630_360_1687362424-6773.jpeg" text:style-name="Internet_20_link" text:visited-style-name="Visited_20_Internet_20_Link">
630_360_16873...</text:a>
']</text:p>
      <text:p text:style-name="P4">
Tags: ['Надзвичайна ситуація', 'Київська ГЕС', 'Тренування']</text:p>
      <text:p text:style-name="P4">
Type: Article</text:p>
      <!--METADATA-->
      <text:p text:style-name="P4">
<draw:frame draw:style-name="fr1" draw:name="Image154" text:anchor-type="as-char" svg:width="6.9236in" svg:height="3.956343in" draw:z-index="0">
<draw:image xlink:href="../Images/yкринформ/2023-06-21T18-57-00-03-00/630_360_1687362424-6773.jpeg" xlink:type="simple" xlink:show="embed" xlink:actuate="onLoad" draw:mime-type="image/jpeg"/>
</draw:frame>
 У Києвівідпрацювали дії на випадок надзвичайної ситуації на Київській ГЕС - залучилиблизько 250 працівників різних служб.</text:p>
      <text:p text:style-name="P4">
Про це повідомляє <text:a xlink:type="simple" xlink:href="https://kyivcity.gov.ua/news/u_stolitsi_vidpratsyuvali_di_na_vipadok_nadzvichayno_situatsi_na_kivskiy_ges_zaluchili_blizko_250_pratsivnikiv_riznikh_sluzhb/" text:style-name="Internet_20_link" text:visited-style-name="Visited_20_Internet_20_Link">
 пресслужба Київської міської державної адміністрації</text:a>
, передає Укрінформ.</text:p>
      <text:p text:style-name="P4">
“Сьогодні в Києві провели штабне тренування всіх залучених служб міста, наякому відпрацювали оперативні дії в разі виникнення <text:a xlink:type="simple" xlink:href="https://www.ukrinform.ua/tag-nadzvicajna-situacia" text:style-name="Internet_20_link" text:visited-style-name="Visited_20_Internet_20_Link">
 надзвичайної ситуації</text:a>
 на гідроспорудахДніпровського каскаду (Київській ГЕС/ГАЕС). Усього до тренувань залучили понад250 учасників”, - йдеться в повідомленні.</text:p>
      <text:p text:style-name="P4">
</text:p>
      <text:p text:style-name="P4">
<text:a xlink:type="simple" xlink:href="https://static.ukrinform.com/photos/2023_06/1687362423-5265.jpeg" text:style-name="Internet_20_link" text:visited-style-name="Visited_20_Internet_20_Link">
 </text:a>
 <text:a xlink:type="simple" xlink:href="https://static.ukrinform.com/photos/2023_06/1687362423-8292.jpeg" text:style-name="Internet_20_link" text:visited-style-name="Visited_20_Internet_20_Link">
</text:a>
 <text:a xlink:type="simple" xlink:href="https://static.ukrinform.com/photos/2023_06/1687362423-7597.jpeg" text:style-name="Internet_20_link" text:visited-style-name="Visited_20_Internet_20_Link">
</text:a>
 <text:a xlink:type="simple" xlink:href="https://static.ukrinform.com/photos/2023_06/1687362423-3953.jpeg" text:style-name="Internet_20_link" text:visited-style-name="Visited_20_Internet_20_Link">
</text:a>
 <text:a xlink:type="simple" xlink:href="https://static.ukrinform.com/photos/2023_06/1687362423-9904.jpeg" text:style-name="Internet_20_link" text:visited-style-name="Visited_20_Internet_20_Link">
</text:a>
 <text:a xlink:type="simple" xlink:href="https://static.ukrinform.com/photos/2023_06/1687362423-8173.jpeg" text:style-name="Internet_20_link" text:visited-style-name="Visited_20_Internet_20_Link">
</text:a>
 <text:a xlink:type="simple" xlink:href="https://static.ukrinform.com/photos/2023_06/1687362424-6445.jpeg" text:style-name="Internet_20_link" text:visited-style-name="Visited_20_Internet_20_Link">
</text:a>
 <text:a xlink:type="simple" xlink:href="https://static.ukrinform.com/photos/2023_06/1687362424-3965.jpeg" text:style-name="Internet_20_link" text:visited-style-name="Visited_20_Internet_20_Link">
</text:a>
 <text:a xlink:type="simple" xlink:href="https://static.ukrinform.com/photos/2023_06/1687362424-5051.jpeg" text:style-name="Internet_20_link" text:visited-style-name="Visited_20_Internet_20_Link">
</text:a>
 <text:a xlink:type="simple" xlink:href="https://static.ukrinform.com/photos/2023_06/1687362424-8021.jpeg" text:style-name="Internet_20_link" text:visited-style-name="Visited_20_Internet_20_Link">
</text:a>
 <text:a xlink:type="simple" xlink:href="https://static.ukrinform.com/photos/2023_06/1687362424-6773.jpeg" text:style-name="Internet_20_link" text:visited-style-name="Visited_20_Internet_20_Link">
<draw:frame draw:style-name="fr1" draw:name="Image166" text:anchor-type="as-char" svg:width="6.9236in" svg:height="3.956343in" draw:z-index="0">
<draw:image xlink:href="../Images/yкринформ/2023-06-21T18-57-00-03-00/630_360_1687362424-6773.jpeg" xlink:type="simple" xlink:show="embed" xlink:actuate="onLoad" draw:mime-type="image/jpeg"/>
</draw:frame>
</text:a>
 <text:a xlink:type="simple" xlink:href="https://static.ukrinform.com/photos/2023_06/1687362425-7961.jpeg" text:style-name="Internet_20_link" text:visited-style-name="Visited_20_Internet_20_Link">
</text:a>
</text:p>
      <text:p text:style-name="P4">
Зазначається, що це вже другі масштабні навчання у столиці з початку року, щостосуються дій на випадок підтоплень чи пошкоджень гідроспоруд.</text:p>
      <text:p text:style-name="P4">
"Усвідомлюючи ризики, маємо мобілізуватись, відпрацювати механіку взаємодіїміж різними підрозділами, перевірити техніку, шляхи інформування населеннятощо. Враховуючи те, що у випадку надзвичайної ситуації в зону підтопленняможуть потрапити пʼять районів, то інші пʼять працюватимуть із ними в режимівзаємної допомоги. За кожним із районів буде закріплений район-партнер", –сказав заступник голови КМДА Петро Пантелеєв.</text:p>
      <text:p text:style-name="P4">
<text:span text:style-name="T4">
Читайте також:</text:span>
 <text:a xlink:type="simple" xlink:href="https://www.ukrinform.ua/rubric-kyiv/3713212-u-stolici-projsli-navcanna-z-nadanna-dopomogi-pri-masovomu-urazenni-himikatami.html" text:style-name="Internet_20_link" text:visited-style-name="Visited_20_Internet_20_Link">
 У столиці пройшли навчання з надання допомоги примасовому ураженні хімікатами </text:a>
</text:p>
      <text:p text:style-name="P4">
Як повідомляв <text:a xlink:type="simple" xlink:href="https://www.ukrinform.ua/rubric-regions/3725621-na-hersonsini-zalisautsa-pidtoplenimi-20-naselenih-punktiv.html" text:style-name="Internet_20_link" text:visited-style-name="Visited_20_Internet_20_Link">
 Укрінформ </text:a>
 , у Херсонській області після підриву росіянами Каховської ГЕСзалишаються підтопленими 20 населених пунктів, із них 17 - на тимчасовозахопленій території.</text:p>
      <text:p text:style-name="P4">
Source: <text:a xlink:type="simple" xlink:href="https://www.ukrinform.ua/rubric-kyiv/3725955-u-stolici-proveli-trenuvanna-na-vipadok-nadzvicajnoi-situacii-na-kiivskij-ges.html" text:style-name="Internet_20_link" text:visited-style-name="Visited_20_Internet_20_Link">
https://www.ukrinform.ua/rubric-kyiv/3725955-u-stolici-proveli-trenuvanna-na-vipadok-nadzvicajnoi-situacii-na-kiivskij-ges.html</text:a>
</text:p>
      <!--NEWS-->
      <text:h text:style-name="P10" text:outline-level="1">
<text:span text:style-name="T4">
Велика Британія готова інвестувати в український енергосектор</text:span>
</text:h>
      <text:p text:style-name="P4">
Authors: Ukrinform (Person)</text:p>
      <text:p text:style-name="P4">
Publisher: Укринформ (Organization)</text:p>
      <text:p text:style-name="P4">
Published Time: 2023-06-21T18:58:03+03:00</text:p>
      <text:p text:style-name="P4">
Modified Time: 2023-06-21T18:58:03+03:00</text:p>
      <text:p text:style-name="P4">
Description: Представники бізнесу Великої Британії готові почати інвестувати в український енергосектор. — Укрінформ.</text:p>
      <text:p text:style-name="P4">
Images: ['<text:a xlink:type="simple" xlink:href="https://static.ukrinform.com/photos/2023_06/thumb_files/630_360_1687362982-801.jpg" text:style-name="Internet_20_link" text:visited-style-name="Visited_20_Internet_20_Link">
630_360_16873...</text:a>
']</text:p>
      <text:p text:style-name="P4">
Tags: ['Британія', 'Енергетика', 'Інвестиції', 'Україна']</text:p>
      <text:p text:style-name="P4">
Type: Article</text:p>
      <!--METADATA-->
      <text:p text:style-name="P4">
<draw:frame draw:style-name="fr1" draw:name="Image168" text:anchor-type="as-char" svg:width="6.9236in" svg:height="3.956343in" draw:z-index="0">
<draw:image xlink:href="../Images/yкринформ/2023-06-21T18-58-03-03-00/630_360_1687362982-801.jpg" xlink:type="simple" xlink:show="embed" xlink:actuate="onLoad" draw:mime-type="image/jpeg"/>
</draw:frame>
Представники бізнесу Великої Британії готові почати інвестувати в українськийенергосектор.</text:p>
      <text:p text:style-name="P4">
Як передає Укрінформ, про це заявив міністр енергетики Герман Галущенко післязустрічі з державною міністеркою Департаменту бізнесу і торгівлі ВеликоїБританії Нусрат Гані, повідомляє Міненерго у <text:a xlink:type="simple" xlink:href="https://t.me/energyofukraine/560" text:style-name="Internet_20_link" text:visited-style-name="Visited_20_Internet_20_Link">
 Телеграмі</text:a>
 .</text:p>
      <text:p text:style-name="P4">
« <text:a xlink:type="simple" xlink:href="https://www.ukrinform.ua/tag-britania" text:style-name="Internet_20_link" text:visited-style-name="Visited_20_Internet_20_Link">
 Велика Британія </text:a>
 - великий другУкраїни і надійний партнер! І цілком може стати ще більшим та надійнішим.Український енергосектор потребує інвестицій. Британський бізнес готовийнадати необхідну підтримку. Отже, маємо спільно шукати механізми, у тому числіна міждержавному рівні, аби прискорити ці процеси», – наголосив Галущенко.</text:p>
      <text:p text:style-name="P4">
<text:span text:style-name="T4">
Читайте також:</text:span>
 <text:a xlink:type="simple" xlink:href="https://www.ukrinform.ua/rubric-economy/3725523-galusenko-zustrivsa-z-kerivnictvom-britanskogo-energeticnogo-regulatora.html" text:style-name="Internet_20_link" text:visited-style-name="Visited_20_Internet_20_Link">
 <text:span text:style-name="T4">
Галущенко</text:span>
 зустрівся з керівництвом британськогоенергетичного регулятора </text:a>
</text:p>
      <text:p text:style-name="P4">
Під час зустрічі міністр вкотре подякував британським друзям за допомогу,зокрема за 55 вантажів енергообладнання та понад 11 мільйонів євро внеску доФонду енергетичної підтримки.</text:p>
      <text:p text:style-name="P4">
Як повідомлялося, Міністерство енергетики України і Міністерство закордоннихсправ, у справах Співдружності націй та розвитку Сполученого Королівства(FCDO) Великої Британії <text:a xlink:type="simple" xlink:href="https://www.ukrinform.ua/rubric-economy/3725943-ukraina-i-britania-uklali-dogovir-pro-energeticne-partnerstvo.html" text:style-name="Internet_20_link" text:visited-style-name="Visited_20_Internet_20_Link">
 уклали меморандум про Енергетичне партнерство міжкраїнами </text:a>
 . Меморандум передбачаєстворення нового Фонду викликів у сфері зелених інновацій «InnovateUkraine» урозмірі 62 млн фунтів стерлінгів.</text:p>
      <text:p text:style-name="P4">
<text:span text:style-name="T5">
Фото: Міненерго</text:span>
</text:p>
      <text:p text:style-name="P4">
Source: <text:a xlink:type="simple" xlink:href="https://www.ukrinform.ua/rubric-economy/3725956-velika-britania-gotova-investuvati-v-ukrainskij-energosektor.html" text:style-name="Internet_20_link" text:visited-style-name="Visited_20_Internet_20_Link">
https://www.ukrinform.ua/rubric-economy/3725956-velika-britania-gotova-investuvati-v-ukrainskij-energosektor.html</text:a>
</text:p>
      <!--NEWS-->
      <text:h text:style-name="P10" text:outline-level="1">
<text:span text:style-name="T4">
Кулеба обговорив із данським колегою авіаційну коаліцію та формулу миру</text:span>
</text:h>
      <text:p text:style-name="P4">
Authors: Ukrinform (Person)</text:p>
      <text:p text:style-name="P4">
Publisher: Укринформ (Organization)</text:p>
      <text:p text:style-name="P4">
Published Time: 2023-06-21T18:59:00+03:00</text:p>
      <text:p text:style-name="P4">
Modified Time: 2023-06-21T18:59:00+03:00</text:p>
      <text:p text:style-name="P4">
Description: Міністр закордонних справ України Дмитро Кулеба під час перемовин у Лондоні обговорив із данським колегою Ларсом Льокке Расмуссеном наступні кроки Данії як члена авіаційної коаліції. — Укрінформ.</text:p>
      <text:p text:style-name="P4">
Images: ['<text:a xlink:type="simple" xlink:href="https://static.ukrinform.com/photos/2023_06/thumb_files/630_360_1687363167-425.jpg" text:style-name="Internet_20_link" text:visited-style-name="Visited_20_Internet_20_Link">
630_360_16873...</text:a>
']</text:p>
      <text:p text:style-name="P4">
Tags: ['Данія', 'Дмитро Кулеба', 'МЗС', 'Війна з Росією', 'Формула миру', 'Авіаційна коаліція', 'Конференція з відбудови у Лондоні']</text:p>
      <text:p text:style-name="P4">
Type: Article</text:p>
      <!--METADATA-->
      <text:p text:style-name="P4">
<draw:frame draw:style-name="fr1" draw:name="Image169" text:anchor-type="as-char" svg:width="6.9236in" svg:height="3.956343in" draw:z-index="0">
<draw:image xlink:href="../Images/yкринформ/2023-06-21T18-59-00-03-00/630_360_1687363167-425.jpg" xlink:type="simple" xlink:show="embed" xlink:actuate="onLoad" draw:mime-type="image/jpeg"/>
</draw:frame>
 Міністрзакордонних справ України Дмитро Кулеба під час перемовин у Лондоні обговоривіз данським колегою Ларсом Льокке Расмуссеном наступні кроки Данії як членаавіаційної коаліції.</text:p>
      <text:p text:style-name="P4">
Як передає Укрінформ, про це МЗС України повідомило у <text:a xlink:type="simple" xlink:href="https://t.me/Ukraine_MFA/1830" text:style-name="Internet_20_link" text:visited-style-name="Visited_20_Internet_20_Link">
 Телеграмі</text:a>
 .</text:p>
      <text:p text:style-name="P4">
«Дмитро <text:a xlink:type="simple" xlink:href="https://www.ukrinform.ua/tag-kuleba" text:style-name="Internet_20_link" text:visited-style-name="Visited_20_Internet_20_Link">
 Кулеба </text:a>
 провів переговори зЛарсом Льокке Расмуссеном щодо наступних кроків Данії як члена авіаційноїкоаліції. Дипломати також приділили особливу увагу розширенню географіїпідтримки Формули миру», - йдеться у повідомленні.</text:p>
      <text:p text:style-name="P4">
Раніше міністри закордонних справ України і Франції Дмитро Кулеба і КатрінКолонна обговорили нову підтримку Франції для посилення наступальнихспроможностей України.</text:p>
      <text:p text:style-name="P4">
<text:span text:style-name="T4">
Читайте також:</text:span>
 <text:a xlink:type="simple" xlink:href="https://www.ukrinform.ua/rubric-ato/3725196-dania-zatverdila-paket-vijskovoi-dopomogi-ukraini-na-295-milarda.html" text:style-name="Internet_20_link" text:visited-style-name="Visited_20_Internet_20_Link">
 <text:span text:style-name="T4">
Данія</text:span>
 затвердила пакет військової допомоги Україні на€2,95 мільярда </text:a>
</text:p>
      <text:p text:style-name="P4">
Як повідомляв Укрінформ, <text:a xlink:type="simple" xlink:href="https://www.ukrinform.ua/rubric-ato/3724238-dania-gotova-peredati-vinisuvaci-f16-ukraini-ministr-oboroni.html" text:style-name="Internet_20_link" text:visited-style-name="Visited_20_Internet_20_Link">
 уряд Данії готовий</text:a>
 передати Україні винищувачі F-16,однак за умови схвалення цього кроку США, які виготовляють ці літаки.</text:p>
      <text:p text:style-name="P4">
<text:span text:style-name="T5">
Фото: МЗС України, Телеграм</text:span>
</text:p>
      <text:p text:style-name="P4">
Source: <text:a xlink:type="simple" xlink:href="https://www.ukrinform.ua/rubric-polytics/3725957-kuleba-obgovoriv-iz-danskim-kolegou-aviacijnu-koaliciu-ta-formulu-miru.html" text:style-name="Internet_20_link" text:visited-style-name="Visited_20_Internet_20_Link">
https://www.ukrinform.ua/rubric-polytics/3725957-kuleba-obgovoriv-iz-danskim-kolegou-aviacijnu-koaliciu-ta-formulu-miru.html</text:a>
</text:p>
      <!--NEWS-->
      <text:h text:style-name="P10" text:outline-level="1">
<text:span text:style-name="T4">
Німеччина передала для Нікопольського району кубові ємності для води</text:span>
</text:h>
      <text:p text:style-name="P4">
Authors: Ukrinform (Person)</text:p>
      <text:p text:style-name="P4">
Publisher: Укринформ (Organization)</text:p>
      <text:p text:style-name="P4">
Published Time: 2023-06-21T19:09:00+03:00</text:p>
      <text:p text:style-name="P4">
Modified Time: 2023-06-21T19:09:00+03:00</text:p>
      <text:p text:style-name="P4">
Description: Німеччина передала для Нікопольського району гуманітарний вантаж – кубові ємності для води. — Укрінформ.</text:p>
      <text:p text:style-name="P4">
Images: ['<text:a xlink:type="simple" xlink:href="https://static.ukrinform.com/photos/2023_06/thumb_files/630_360_1687363743-587.jpg" text:style-name="Internet_20_link" text:visited-style-name="Visited_20_Internet_20_Link">
630_360_16873...</text:a>
']</text:p>
      <text:p text:style-name="P4">
Tags: ['Нікополь', 'Німеччина', 'Допомогатор', 'Каховська ГЕС']</text:p>
      <text:p text:style-name="P4">
Type: Article</text:p>
      <!--METADATA-->
      <text:p text:style-name="P4">
<draw:frame draw:style-name="fr1" draw:name="Image170" text:anchor-type="as-char" svg:width="6.9236in" svg:height="3.956343in" draw:z-index="0">
<draw:image xlink:href="../Images/yкринформ/2023-06-21T19-09-00-03-00/630_360_1687363743-587.jpg" xlink:type="simple" xlink:show="embed" xlink:actuate="onLoad" draw:mime-type="image/jpeg"/>
</draw:frame>
 Німеччинапередала для Нікопольського району гуманітарний вантаж – кубові ємності дляводи.</text:p>
      <text:p text:style-name="P4">
Про це в <text:a xlink:type="simple" xlink:href="https://t.me/Yevtushenko_E/4263" text:style-name="Internet_20_link" text:visited-style-name="Visited_20_Internet_20_Link">
 Телеграмі </text:a>
 повідомляє начальникНікопольської РВА Євген Євтушенко, передає Укрінформ.</text:p>
      <text:p text:style-name="P4">
"Представники німецько-українського благодійного фонду Синьо-Жовтий Хрест уперші дні катастрофи, що сталася через терористичні дії російських окупантівна Каховській ГЕС, запропонували свою підтримку. Сьогодні передали ємностітериторіальним громадам району, і це означає, що ще більше людей зможутьотримати питну або технічну <text:a xlink:type="simple" xlink:href="https://www.ukrinform.ua/tag-voda" text:style-name="Internet_20_link" text:visited-style-name="Visited_20_Internet_20_Link">
 воду </text:a>
 ,потребу у якій сьогодні відчуває кожен житель району", - йдеться в дописі.</text:p>
      <text:p text:style-name="P4">
<text:span text:style-name="T4">
Читайте також:</text:span>
 <text:a xlink:type="simple" xlink:href="https://www.ukrinform.ua/rubric-regions/3724215-na-dnipropetrovsini-pridbali-gnucki-rezervuari-dla-rajoniv-so-zalisilis-bez-vodi.html" text:style-name="Internet_20_link" text:visited-style-name="Visited_20_Internet_20_Link">
 На Дніпропетровщині придбали гнучкі резервуари длярайонів, що залишились без води </text:a>
</text:p>
      <text:p text:style-name="P4">
Раніше повідомлялося, що на території району тривають роботи з реалізації двохпрограм, котрі стосуються водозабезпечення. Однією з них займається Державнеагентство відновлення та розвитку інфраструктури України. Вона передбачаєпобудову водогону від міста Запоріжжя до міст Марганець, Нікополь та Покров.На її реалізацію виділено близько 1.5 мільярда гривень, це Державний проєктводозабезпечення. Президентом України поставлено завдання здійснитибудівництво в максимально стислі строки.</text:p>
      <text:p text:style-name="P4">
Source: <text:a xlink:type="simple" xlink:href="https://www.ukrinform.ua/rubric-regions/3725958-nimeccina-peredala-dla-nikopolskogo-rajonu-kubovi-emnosti-dla-vodi.html" text:style-name="Internet_20_link" text:visited-style-name="Visited_20_Internet_20_Link">
https://www.ukrinform.ua/rubric-regions/3725958-nimeccina-peredala-dla-nikopolskogo-rajonu-kubovi-emnosti-dla-vodi.html</text:a>
</text:p>
      <!--NEWS-->
      <text:h text:style-name="P10" text:outline-level="1">
<text:span text:style-name="T4">
Комітет Палати представників США підтримав резолюцію щодо надання ATACMS Україні</text:span>
</text:h>
      <text:p text:style-name="P4">
Authors: Ukrinform (Person)</text:p>
      <text:p text:style-name="P4">
Publisher: Укринформ (Organization)</text:p>
      <text:p text:style-name="P4">
Published Time: 2023-06-21T19:16:00+03:00</text:p>
      <text:p text:style-name="P4">
Modified Time: 2023-06-21T19:16:00+03:00</text:p>
      <text:p text:style-name="P4">
Description: Комітет у закордонних справах Палати представників США розглянув та підтримав двопартійну резолюцію H.Res. 488 із закликом до адміністрації Байдена щодо негайного надання Україні ракет ATACMS. — Укрінформ.</text:p>
      <text:p text:style-name="P4">
Images: ['<text:a xlink:type="simple" xlink:href="https://static.ukrinform.com/photos/2023_03/thumb_files/630_360_1678220436-325.jpg" text:style-name="Internet_20_link" text:visited-style-name="Visited_20_Internet_20_Link">
630_360_16782...</text:a>
']</text:p>
      <text:p text:style-name="P4">
Tags: ['ЗСУ', 'Конгрес США', 'Війна з Росією', '#stoprussia', 'ATACMS']</text:p>
      <text:p text:style-name="P4">
Type: Article</text:p>
      <!--METADATA-->
      <text:p text:style-name="P4">
<draw:frame draw:style-name="fr1" draw:name="Image171" text:anchor-type="as-char" svg:width="6.9236in" svg:height="3.956343in" draw:z-index="0">
<draw:image xlink:href="../Images/yкринформ/2023-06-21T19-16-00-03-00/630_360_1678220436-325.jpg" xlink:type="simple" xlink:show="embed" xlink:actuate="onLoad" draw:mime-type="image/jpeg"/>
</draw:frame>
 Комітет узакордонних справах Палати представників США розглянув та підтримавдвопартійну резолюцію H.Res. 488 із закликом до адміністрації Байдена щодонегайного надання Україні ракет ATACMS.</text:p>
      <text:p text:style-name="P4">
Засідання комітету відбулося в середу, передає власний кореспондентУкрінформу.</text:p>
      <text:p text:style-name="P4">
«Ракети ATAСMS є критично важливими для успіху контрнаступу України. ATACMSмають радіус дії до 190 миль (більше 300 км – ред.), що дозволяє українськимсилам завдавати ударів по територіях, які утримують росіяни», - заявив у цьомузв’язку голова Комітету конгресмен-республіканець Майкл Маккол.</text:p>
      <text:p text:style-name="P4">
Старший член Комітету від Демократичної партії конгресмен Грегорі Мікс, зісвого боку, зазначив, що цей крок наблизить перемогу України над агресором тавстановлення миру.</text:p>
      <text:p text:style-name="P4">
<text:span text:style-name="T4">
Читайте також:</text:span>
 <text:a xlink:type="simple" xlink:href="https://www.ukrinform.ua/rubric-ato/3723025-bridlav-zaklikav-urad-ssa-zabezpeciti-ukrainu-raketami-atacams.html" text:style-name="Internet_20_link" text:visited-style-name="Visited_20_Internet_20_Link">
 Брідлав закликав уряд США надати Україні ракети ATACAMS</text:a>
</text:p>
      <text:p text:style-name="P4">
«У той час, як Україна продовжує свій контрнаступ, щоб звільнити власнітериторії, Сполучені Штати разом із партнерами та союзниками повиннірозглянути всі шляхи для того, аби допомогти Україні перемогти», - підкресливпредставник Демократичної партії.</text:p>
      <text:p text:style-name="P4">
Як повідомляв Укрінформ, резолюція <text:a xlink:type="simple" xlink:href="https://www.congress.gov/118/bills/hres488/BILLS-118hres488ih.pdf" text:style-name="Internet_20_link" text:visited-style-name="Visited_20_Internet_20_Link">
 H.Res. 488</text:a>
 іззакликом до адміністрації Байдена забезпечити Україну ракетами ATACMS <text:a xlink:type="simple" xlink:href="https://www.ukrinform.ua/rubric-polytics/3720801-cleni-kongresu-ssa-predstavili-rezoluciu-iz-zaklikom-peredati-ukraini-atacms.html" text:style-name="Internet_20_link" text:visited-style-name="Visited_20_Internet_20_Link">
 булапредставлена </text:a>
 в<text:a xlink:type="simple" xlink:href="https://www.ukrinform.ua/tag-kongres-ssa" text:style-name="Internet_20_link" text:visited-style-name="Visited_20_Internet_20_Link">
 Конгресі США </text:a>
 у першій половинічервня. У тексті документа наголошується на необхідності надати Українідалекобійні ракети в негайному порядку, зберігаючи при цьому бойову готовністьСполучених Штатів.</text:p>
      <text:p text:style-name="P4">
<text:span text:style-name="T5">
Фото: Wikimedia</text:span>
</text:p>
      <text:p text:style-name="P4">
Source: <text:a xlink:type="simple" xlink:href="https://www.ukrinform.ua/rubric-ato/3725961-komitet-palati-predstavnikiv-ssa-pidtrimav-rezoluciu-sodo-nadanna-atacms-ukraini.html" text:style-name="Internet_20_link" text:visited-style-name="Visited_20_Internet_20_Link">
https://www.ukrinform.ua/rubric-ato/3725961-komitet-palati-predstavnikiv-ssa-pidtrimav-rezoluciu-sodo-nadanna-atacms-ukraini.html</text:a>
</text:p>
      <!--NEWS-->
      <text:h text:style-name="P10" text:outline-level="1">
<text:span text:style-name="T4">
На чотирьох напрямках точаться важкі бої, за добу – понад 30 зіткнень</text:span>
</text:h>
      <text:p text:style-name="P4">
Authors: Ukrinform (Person)</text:p>
      <text:p text:style-name="P4">
Publisher: Укринформ (Organization)</text:p>
      <text:p text:style-name="P4">
Published Time: 2023-06-21T19:20:06+03:00</text:p>
      <text:p text:style-name="P4">
Modified Time: 2023-06-21T19:20:06+03:00</text:p>
      <text:p text:style-name="P4">
Description: Військові РФ зосереджують основні зусилля на Лиманському, Бахмутському, Авдіївському та Мар’їнському напрямках − тривають важкі бої. За добу відбулося понад 30 бойових зіткнень. — Укрінформ.</text:p>
      <text:p text:style-name="P4">
Images: ['<text:a xlink:type="simple" xlink:href="https://static.ukrinform.com/photos/2023_06/thumb_files/630_360_1686488514-765.jpg" text:style-name="Internet_20_link" text:visited-style-name="Visited_20_Internet_20_Link">
630_360_16864...</text:a>
']</text:p>
      <text:p text:style-name="P4">
Tags: None</text:p>
      <text:p text:style-name="P4">
Type: Article</text:p>
      <!--METADATA-->
      <text:p text:style-name="P4">
<draw:frame draw:style-name="fr1" draw:name="Image172" text:anchor-type="as-char" svg:width="6.9236in" svg:height="3.956343in" draw:z-index="0">
<draw:image xlink:href="../Images/yкринформ/2023-06-21T19-20-06-03-00/630_360_1686488514-765.jpg" xlink:type="simple" xlink:show="embed" xlink:actuate="onLoad" draw:mime-type="image/jpeg"/>
</draw:frame>
 ВійськовіРФ зосереджують основні зусилля на Лиманському, Бахмутському, Авдіївському таМар’їнському напрямках − тривають важкі бої. За добу відбулося понад 30бойових зіткнень.</text:p>
      <text:p text:style-name="P4">
Про це йдеться у вечірньому <text:a xlink:type="simple" xlink:href="https://www.facebook.com/GeneralStaff.ua/posts/pfbid02pzpwsPvBezrvEGnAkMnG4Y6Q1TbQoXKhtQ9f5TEGHzUciygGgpW6FsZYsxyko3JAl" text:style-name="Internet_20_link" text:visited-style-name="Visited_20_Internet_20_Link">
 зведенні Генштабу ЗСУ</text:a>
, передає Укрінформ.</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понад 30 бойових зіткнень", - йдеться у повідомленні.</text:p>
      <text:p text:style-name="P4">
За даними Генштабу, авіація Сил оборони України за добу завдала 12 ударів порайонах зосередження особового складу противника та шість - по зенітно-ракетних комплексах ворога. Також нашими захисниками було <text:a xlink:type="simple" xlink:href="https://www.ukrinform.ua/rubric-ato/3725942-ukrainski-vijskovi-znisili-rosijskij-vertolit-mi24.html" text:style-name="Internet_20_link" text:visited-style-name="Visited_20_Internet_20_Link">
 знищено російськийударний вертоліт Мі-24 </text:a>
 .Підрозділи ракетних військ і артилерії протягом доби уразили пункт управліннята склад боєприпасів противника.</text:p>
      <text:p text:style-name="P4">
Зазначається, що протягом доби противник завдав понад 30 авіаційних ударів,зокрема було застосовано шість іранських ударних БпЛА Shahed-136/131. Усі їхзнищено українськими захисниками.</text:p>
      <text:p text:style-name="P4">
Окрім того, загарбники здійснили 23 обстріли з реактивних систем залповоговогню по позиціях українських військ та населених пунктах.</text:p>
      <text:p text:style-name="P4">
Ймовірність завдання ракетних та авіаційних ударів по всій території Українизалишається високою.</text:p>
      <text:p text:style-name="P4">
У Генштабі повідомляють, що противник і надалі зосереджує основні зусилля наЛиманському, Бахмутському, Авдіївському та Мар’їнському напрямках, триваютьважкі бої. Протягом доби відбулось понад 30 бойових зіткнень.</text:p>
      <text:p text:style-name="P4">
<text:span text:style-name="T4">
Читайте також:</text:span>
 <text:a xlink:type="simple" xlink:href="https://www.ukrinform.ua/rubric-ato/3725818-kontrnastup-jde-nelegko-bo-rf-zaminuvala-200-tisac-km-zelenskij.html" text:style-name="Internet_20_link" text:visited-style-name="Visited_20_Internet_20_Link">
 <text:span text:style-name="T4">
Контрнаступ</text:span>
 <text:span text:style-name="T4">
йде</text:span>
 <text:span text:style-name="T4">
нелегко</text:span>
 , бо РФ<text:span text:style-name="T4">
замінувала</text:span>
 <text:span text:style-name="T4">
200</text:span>
 <text:span text:style-name="T4">
тисяч</text:span>
 км² — <text:span text:style-name="T4">
Зеленський</text:span>
</text:a>
</text:p>
      <text:p text:style-name="P4">
На <text:span text:style-name="T4">
Волинському</text:span>
 та <text:span text:style-name="T4">
Поліському напрямках</text:span>
 оперативна обстановка безсуттєвих змін.</text:p>
      <text:p text:style-name="P4">
На <text:span text:style-name="T4">
Сіверському</text:span>
 та <text:span text:style-name="T4">
Слобожанському напрямках</text:span>
 противник зберігаєвійськову присутність у прикордонних з Україною районах. Завдав авіаційнихударів по населених пунктах Леонівка, Миколаївка Чернігівської області таВолфине Сумської області. Здійснив мінометні та артилерійські обстрілинаселених пунктів Хрінівка, Єліне, Карповичі, Леонівка Чернігівської області;Середина-Буда, Ситне, Фотофиж, Нові Вирки, Волфине, Шпиль, Ободи, Кіндратівка,Локня, Степне Сумської області, а також Одноробівка, Уди, Ветеринарне, КозачаЛопань, Висока Яруга, Липці, Алісівка, Бугруватка, Стариця, Вовчанськ,Вовчанські Хутори, Бочкове, Плетенівка, Мала Вовча, Варварівка, Бударки,Рублене, Анискине, Мілове на Харківщині.</text:p>
      <text:p text:style-name="P4">
На <text:span text:style-name="T4">
Куп’янському напрямку</text:span>
 ворог завдав авіаційного удару в районі СиньківкиХарківської області. Артилерійських і мінометних обстрілів противника зазналиКрасне Перше, Фиголівка, Новомлинськ, Дворічна, Западне, Масютівка, Кислівка,Берестове Харківської області.</text:p>
      <text:p text:style-name="P4">
На <text:span text:style-name="T4">
Лиманському напрямку</text:span>
 ворог здійснив безуспішні наступальні дії внапрямку Діброви Луганської області та Серебрянки на Донеччині. Завдававіаційних ударів у районах Новоєгорівки і Білогорівки Луганської області таСіверська - Донецької. Артилерійських обстрілів зазнали Стельмахівка, Невське,Діброва, Кузьмине, Білогорівка на Луганщині та Торське, Верхньокам’янське,Спірне і Роздолівка Донецької області.</text:p>
      <text:p text:style-name="P4">
На <text:span text:style-name="T4">
Бахмутському напрямку</text:span>
 противник проводив безуспішні наступальні дії врайонах Оріхово-Василівки, Іванівського та Білої Гори Донецької області.Завдав авіаційних ударів біля Курдюмівки та Нью-Йорка Донецької області. Відворожих артилерійських обстрілів постраждали Васюківка, Оріхово-Василівка,Богданівка, Калинівка, Часів Яр, Іванівське, Озарянівка, Біла Гора,Костянтинівка, Дружба та Північне Донецької області.</text:p>
      <text:p text:style-name="P4">
На <text:span text:style-name="T4">
Авдіївському напрямку</text:span>
 противник проводив безуспішні наступальні дії врайонах Сєверного і Первомайського Донецької області. Завдав авіаційних ударівпоблизу Авдіївки, Сєверного та Первомайського. Здійснив артилерійські обстрілинаселених пунктів Олександропіль, Керамік, Новокалинове, Бердичі, Степове,Авдіївка, Тоненьке, Сєверне, Первомайське, Нетайлове та Невельське Донецькоїобласті.</text:p>
      <text:p text:style-name="P4">
<text:span text:style-name="T4">
Читайте також:</text:span>
 <text:a xlink:type="simple" xlink:href="https://www.ukrinform.ua/rubric-ato/3725821-vorog-zbilsiv-intensivnist-obstriliv-na-dniprovskomu-napramku-gumenuk.html" text:style-name="Internet_20_link" text:visited-style-name="Visited_20_Internet_20_Link">
 Ворог збільшив інтенсивність обстрілів на Дніпровськомунапрямку – <text:span text:style-name="T4">
Гуменюк</text:span>
 </text:a>
</text:p>
      <text:p text:style-name="P4">
На <text:span text:style-name="T4">
Мар’їнському напрямку</text:span>
 ворог проводив наступальні дії у напрямкуМар’їнки, успіху не мав. Завдав авіаційного удару в районі Красногорівки.Водночас здійснив артилерійські обстріли населених пунктів Красногорівка,Зоряне, Гостре, Мар’їнка, Георгіївка, Курахове та Побєда Донецької області.</text:p>
      <text:p text:style-name="P4">
На <text:span text:style-name="T4">
Шахтарському напрямку</text:span>
 ворог проводив наступальні дії у напрямкахНовомихайлівки та Вугледара, успіху не мав. Завдав авіаційного удару в районіНовомихайлівки Донецької області. Здійснив обстріли населених пунктівПарасковіївка, Новомихайлівка, Костянтинівка, Єлизаветівка, Катеринівка,Богоявленка, Благодатне, Пречистівка, Золота Нива та Велика НовосілкаДонецької області.</text:p>
      <text:p text:style-name="P4">
На <text:span text:style-name="T4">
Запорізькому</text:span>
 та <text:span text:style-name="T4">
Херсонському напрямках</text:span>
 противник продовжує вестиоборонні дії. Проводив безуспішні наступальні дії у напрямку П’ятихатокЗапорізької області.</text:p>
      <text:p text:style-name="P4">
Ворог завдав авіаційних ударів у районах Преображенки та СтепногірськаДонецької області. Здійснив артилерійські <text:a xlink:type="simple" xlink:href="https://www.ukrinform.ua/tag-obstril" text:style-name="Internet_20_link" text:visited-style-name="Visited_20_Internet_20_Link">
 обстріли</text:a>
 населених пунктів Новоочеретувате,Нескучне, Благодатне, Макарівка, Сторожеве, Зелене Поле, Темирівка, Новопіль,Бурлацьке Донецької області; Левадне, Червоне, Гуляйполе, Новоандріївка,Степове, П'ятихатки, Лобкове, Кам'янське Запорізької області; Золота Балка,Михайлівка, Новоолександрівка, Дудчани, Качкарівка, Шляхове, Козацьке,Миколаївка, Бургунка, Іванівка, Садове, Придніпровське, Наддніпрянське,Молодіжне, Зимівник, Білозерка, Ромашкове, Антонівка, Херсон, Дніпровське,Кізомис Херсонської області та Очаків Миколаївської області.</text:p>
      <text:p text:style-name="P4">
<text:span text:style-name="T4">
Читайте також:</text:span>
 <text:a xlink:type="simple" xlink:href="https://www.ukrinform.ua/rubric-ato/3725897-ukrainski-bijci-na-tavrijskomu-napramku-za-dobu-znisili-280-zagarbnikiv.html" text:style-name="Internet_20_link" text:visited-style-name="Visited_20_Internet_20_Link">
 Українські бійці на Таврійському напрямку за добу знищили280 загарбників </text:a>
</text:p>
      <text:p text:style-name="P4">
Як повідомляв Укрінформ, Сили оборони України з 24 лютого 2022 року по 21червня 2023 року <text:a xlink:type="simple" xlink:href="https://www.ukrinform.ua/rubric-ato/3725590-sili-oboroni-znisili-vze-blizko-222-tisac-rosijskih-zagarbnikiv.html" text:style-name="Internet_20_link" text:visited-style-name="Visited_20_Internet_20_Link">
 ліквідували близько 222 тисяч російських загарбників</text:a>
 , при цьому 540 осіб - за минулудобу.</text:p>
      <text:p text:style-name="P4">
<text:span text:style-name="T5">
Фото: libkos</text:span>
</text:p>
      <text:p text:style-name="P4">
Source: <text:a xlink:type="simple" xlink:href="https://www.ukrinform.ua/rubric-ato/3725962-na-cotiroh-napramkah-tocatsa-vazki-boi-za-dobu-ponad-30-zitknen.html" text:style-name="Internet_20_link" text:visited-style-name="Visited_20_Internet_20_Link">
https://www.ukrinform.ua/rubric-ato/3725962-na-cotiroh-napramkah-tocatsa-vazki-boi-za-dobu-ponad-30-zitknen.html</text:a>
</text:p>
      <!--NEWS-->
      <text:h text:style-name="P10" text:outline-level="1">
<text:span text:style-name="T4">
Шмигаль: Плануємо залучити до $7 мільярдів за допомогою Координаційної донорської платформи</text:span>
</text:h>
      <text:p text:style-name="P4">
Authors: Ukrinform (Person)</text:p>
      <text:p text:style-name="P4">
Publisher: Укринформ (Organization)</text:p>
      <text:p text:style-name="P4">
Published Time: 2023-06-21T19:22:00+03:00</text:p>
      <text:p text:style-name="P4">
Modified Time: 2023-06-21T19:22:00+03:00</text:p>
      <text:p text:style-name="P4">
Description: У Лондоні в межах Конференції відновлення відбулося засідання Міжвідомчої Координаційної платформи донорів України - обговорили мобілізацію ресурсів для фінансування швидкого відновлення. — Укрінформ.</text:p>
      <text:p text:style-name="P4">
Images: ['<text:a xlink:type="simple" xlink:href="https://static.ukrinform.com/photos/2023_06/thumb_files/630_360_1687365211-324.jpg" text:style-name="Internet_20_link" text:visited-style-name="Visited_20_Internet_20_Link">
630_360_16873...</text:a>
']</text:p>
      <text:p text:style-name="P4">
Tags: ['Гроші', 'Шмигаль', 'Відбудова', 'Конференція з відбудови у Лондоні']</text:p>
      <text:p text:style-name="P4">
Type: Article</text:p>
      <!--METADATA-->
      <text:p text:style-name="P4">
<draw:frame draw:style-name="fr1" draw:name="Image173" text:anchor-type="as-char" svg:width="6.9236in" svg:height="3.956343in" draw:z-index="0">
<draw:image xlink:href="../Images/yкринформ/2023-06-21T19-22-00-03-00/630_360_1687365211-324.jpg" xlink:type="simple" xlink:show="embed" xlink:actuate="onLoad" draw:mime-type="image/jpeg"/>
</draw:frame>
 У Лондонів межах Конференції відновлення відбулося засідання Міжвідомчої Координаційноїплатформи донорів України - обговорили мобілізацію ресурсів для фінансуванняшвидкого відновлення.</text:p>
      <text:p text:style-name="P4">
Про це Прем'єр-міністр Денис Шмигаль повідомив у <text:a xlink:type="simple" xlink:href="https://t.me/Denys_Smyhal/5454" text:style-name="Internet_20_link" text:visited-style-name="Visited_20_Internet_20_Link">
</text:a>
 <text:a xlink:type="simple" xlink:href="https://t.me/Denys_Smyhal/5454" text:style-name="Internet_20_link" text:visited-style-name="Visited_20_Internet_20_Link">
 Телеграмі</text:a>
 , передає Укрінформ.</text:p>
      <text:p text:style-name="P4">
"Ключова мета — мобілізація ресурсів для фінансування швидкого відновлення.Зосереджуємося на п’яти пріоритетах: житло, енергетика, критична та соціальнаінфраструктура, гуманітарне розмінування, економіка", - зазначив <text:a xlink:type="simple" xlink:href="https://www.ukrinform.ua/tag-smigal" text:style-name="Internet_20_link" text:visited-style-name="Visited_20_Internet_20_Link">
 Шмигаль</text:a>
 .</text:p>
      <text:p text:style-name="P4">
Він нагадав, що "згідно з (звітом Світового банку – ред.) RDNA2, на терміновевідновлення потрібно 14,1 млрд доларів. Наразі в держбюджеті закладено 3,3млрд доларів, міжнародні партнери надають ще близько 4 млрд".</text:p>
      <text:p text:style-name="P4">
"Розраховуємо на залучення майже 7 млрд доларів за допомогою механізмуКоординаційної донорської платформи", - підкреслив глава уряду.</text:p>
      <text:p text:style-name="P4">
<text:span text:style-name="T4">
Читайте також:</text:span>
 <text:a xlink:type="simple" xlink:href="https://www.ukrinform.ua/rubric-vidbudova/3725900-vidnovitisa-ukrainskim-mistam-ta-selam-dopomagaut-uze-60-krain-smigal.html" text:style-name="Internet_20_link" text:visited-style-name="Visited_20_Internet_20_Link">
 Відновитися українським містам та селам допомагають уже60 країн - <text:span text:style-name="T4">
Шмигаль</text:span>
 </text:a>
</text:p>
      <text:p text:style-name="P4">
"Сподіваємося на долучення урядів держав-партнерів до страхування воєнно-політичних ризиків приватного бізнесу", - додав Прем'єр.</text:p>
      <text:p text:style-name="P4">
Шмигаль подякував за ініціативу створення груп управління проєктами приміністерствах і зазначив, що "очікуємо на їх швидкий запуск".</text:p>
      <text:p text:style-name="P4">
Прем'єр-міністр подякував друзям України за підтримку і солідарність.</text:p>
      <text:p text:style-name="P4">
Як повідомляв Укрінформ, на полях Конференції з відновлення України в Лондоні<text:a xlink:type="simple" xlink:href="https://www.ukrinform.ua/rubric-polytics/3725762-smigal-u-londoni-zustrivsa-iz-sunakom.html" text:style-name="Internet_20_link" text:visited-style-name="Visited_20_Internet_20_Link">
 Шмигаль провів зустріч </text:a>
 із Прем’єр-міністром Великої Британії Ріші Сунаком. Глава українського уряду подякував заорганізацію заходу, що має на меті консолідувати зусилля партнерів задлявідбудови нашої держави та знайти дієві механізми безперебійної фінансовоїпідтримки України. Сторони обговорили залучення приватного бізнесу дляпідтримки економіки України.</text:p>
      <text:p text:style-name="P4">
<text:span text:style-name="T5">
Фото: Денис Шмигаль, Телеграм</text:span>
</text:p>
      <text:p text:style-name="P4">
Source: <text:a xlink:type="simple" xlink:href="https://www.ukrinform.ua/rubric-vidbudova/3725967-smigal-planuemo-zaluciti-do-7-milardiv-za-dopomogou-koordinacijnoi-donorskoi-platformi.html" text:style-name="Internet_20_link" text:visited-style-name="Visited_20_Internet_20_Link">
https://www.ukrinform.ua/rubric-vidbudova/3725967-smigal-planuemo-zaluciti-do-7-milardiv-za-dopomogou-koordinacijnoi-donorskoi-platformi.html</text:a>
</text:p>
      <!--NEWS-->
      <text:h text:style-name="P10" text:outline-level="1">
<text:span text:style-name="T4">
Кошти Фонду відновлення громад спрямують на відбудову шести населених пунктів - Найєм</text:span>
</text:h>
      <text:p text:style-name="P4">
Authors: Ukrinform (Person)</text:p>
      <text:p text:style-name="P4">
Publisher: Укринформ (Organization)</text:p>
      <text:p text:style-name="P4">
Published Time: 2023-06-21T19:25:00+03:00</text:p>
      <text:p text:style-name="P4">
Modified Time: 2023-06-21T19:25:00+03:00</text:p>
      <text:p text:style-name="P4">
Description: Кошти Фонду відновлення громад першочергово спрямують на експериментальний проєкт відбудови шести населених пунктів, які найбільше постраждали внаслідок російської агресії: Тростянця, Циркунів, Бородянки, Мощуна, Посад-Покровського та Ягідного. — Укрінформ.</text:p>
      <text:p text:style-name="P4">
Images: ['<text:a xlink:type="simple" xlink:href="https://static.ukrinform.com/photos/2023_06/thumb_files/630_360_1687364658-824.jpg" text:style-name="Internet_20_link" text:visited-style-name="Visited_20_Internet_20_Link">
630_360_16873...</text:a>
']</text:p>
      <text:p text:style-name="P4">
Tags: ['Найєм', 'Агресія РФ', 'Відбудова', 'Фонд відновлення']</text:p>
      <text:p text:style-name="P4">
Type: Article</text:p>
      <!--METADATA-->
      <text:p text:style-name="P4">
<draw:frame draw:style-name="fr1" draw:name="Image174" text:anchor-type="as-char" svg:width="6.9236in" svg:height="3.956343in" draw:z-index="0">
<draw:image xlink:href="../Images/yкринформ/2023-06-21T19-25-00-03-00/630_360_1687364658-824.jpg" xlink:type="simple" xlink:show="embed" xlink:actuate="onLoad" draw:mime-type="image/jpeg"/>
</draw:frame>
 КоштиФонду відновлення громад першочергово спрямують на експериментальний проєктвідбудови шести населених пунктів, які найбільше постраждали внаслідокросійської агресії: Тростянця, Циркунів, Бородянки, Мощуна, Посад-Покровськогота Ягідного.</text:p>
      <text:p text:style-name="P4">
Про це повідомив голова Державного агентства відновлення та розвиткуінфраструктури Мустафа Найєм, передає Укрінформ із посиланням на пресслужбувідомства у <text:a xlink:type="simple" xlink:href="https://restoration.gov.ua/press/news/55693.html" text:style-name="Internet_20_link" text:visited-style-name="Visited_20_Internet_20_Link">
 Фейсбуці </text:a>
 .</text:p>
      <text:p text:style-name="P4">
«Наша країна вперше стикається з такими масштабами руйнувань і необхідністюкомплексної <text:a xlink:type="simple" xlink:href="https://www.ukrinform.ua/tag-budivnictvo" text:style-name="Internet_20_link" text:visited-style-name="Visited_20_Internet_20_Link">
 відбудови </text:a>
 частиникраїни. Агентство відновлення надає перевагу пріоритетним проєктам відреалізації, яких напрямку залежить життєзабезпечення не лише окремих громадабо територій, а й країни в цілому», - зазначив він.</text:p>
      <text:p text:style-name="P4">
</text:p>
      <text:p text:style-name="P4">
Найєм наголосив, що Фонд сприятиме тривалому відновленню та стійкості громад,а його ключовими напрямками стануть відновлення житла, критичної, соціальноїінфраструктури, а також гуманітарне розмінування та підтримка місцевогобізнесу. Протягом 5 років для потреб Фонду планується мобілізувати 300 млндол. Стартове фінансування – 50 млн дол.</text:p>
      <text:p text:style-name="P4">
<text:span text:style-name="T4">
Читайте також:</text:span>
 <text:a xlink:type="simple" xlink:href="https://www.ukrinform.ua/rubric-vidbudova/3725945-konferencia-z-vidbudovi-u-londoni-do-platformi-spivinvestuvanna-v-ukrainu-dolucilisa-19-krain.html" text:style-name="Internet_20_link" text:visited-style-name="Visited_20_Internet_20_Link">
 Конференція з <text:span text:style-name="T4">
відбудови</text:span>
 у Лондоні: до платформиспівінвестування в Україну долучилися 19 країн</text:a>
</text:p>
      <text:p text:style-name="P4">
Як повідомлялось, Міністерство розвитку громад, територій та інфраструктури іООН обговорили реалізацію спільного підходу до відновлення України на рівнігромад. Він передбачає створення Фонду відновлення громад, який є ключовимкроком на шляху до тривалого відновлення та стійкості громад.</text:p>
      <text:p text:style-name="P4">
<text:span text:style-name="T5">
Фото: restoration.gov.ua</text:span>
</text:p>
      <text:p text:style-name="P4">
Source: <text:a xlink:type="simple" xlink:href="https://www.ukrinform.ua/rubric-vidbudova/3725963-kosti-fondu-vidnovlenna-gromad-spramuut-na-vidbudovu-sesti-naselenih-punktiv-najem.html" text:style-name="Internet_20_link" text:visited-style-name="Visited_20_Internet_20_Link">
https://www.ukrinform.ua/rubric-vidbudova/3725963-kosti-fondu-vidnovlenna-gromad-spramuut-na-vidbudovu-sesti-naselenih-punktiv-najem.html</text:a>
</text:p>
      <!--NEWS-->
      <text:h text:style-name="P10" text:outline-level="1">
<text:span text:style-name="T4">
Україна має на меті за десять років збільшити ВВП до $1 трильйона - Мінекономіки</text:span>
</text:h>
      <text:p text:style-name="P4">
Authors: Ukrinform (Person)</text:p>
      <text:p text:style-name="P4">
Publisher: Укринформ (Organization)</text:p>
      <text:p text:style-name="P4">
Published Time: 2023-06-21T19:26:00+03:00</text:p>
      <text:p text:style-name="P4">
Modified Time: 2023-06-21T19:26:00+03:00</text:p>
      <text:p text:style-name="P4">
Description: Україна ставить собі за мету за десять років збільшити валовий внутрішній продукт (ВВП) до $1 трильйона. — Укрінформ.</text:p>
      <text:p text:style-name="P4">
Images: ['<text:a xlink:type="simple" xlink:href="https://static.ukrinform.com/photos/2020_07/thumb_files/630_360_1596225390-410.jpg" text:style-name="Internet_20_link" text:visited-style-name="Visited_20_Internet_20_Link">
630_360_15962...</text:a>
']</text:p>
      <text:p text:style-name="P4">
Tags: ['Мінекономіки', 'ВВП', 'Юлія Свириденко', 'Конференція з відбудови у Лондоні']</text:p>
      <text:p text:style-name="P4">
Type: Article</text:p>
      <!--METADATA-->
      <text:p text:style-name="P4">
<draw:frame draw:style-name="fr1" draw:name="Image176" text:anchor-type="as-char" svg:width="6.9236in" svg:height="3.956343in" draw:z-index="0">
<draw:image xlink:href="../Images/yкринформ/2023-06-21T19-26-00-03-00/630_360_1596225390-410.jpg" xlink:type="simple" xlink:show="embed" xlink:actuate="onLoad" draw:mime-type="image/jpeg"/>
</draw:frame>
 Українаставить собі за мету за десять років збільшити валовий внутрішній продукт(ВВП) до $1 трильйона.</text:p>
      <text:p text:style-name="P4">
Про це перша віцепрем'єрка – міністерка економіки України Юлія Свириденкозаявила під час виступу на Конференції з питань відновлення України, якапроходить у Лондоні, передає кореспондент Укрінформу.</text:p>
      <text:p text:style-name="P4">
"Ми поставили собі амбітну ціль - досягнути <text:a xlink:type="simple" xlink:href="https://www.ukrinform.ua/tag-vvp" text:style-name="Internet_20_link" text:visited-style-name="Visited_20_Internet_20_Link">
 ВВП</text:a>
 у розмірі $1 трильйона (за 10 років -ред.). Це дозволить зробити економіку країни потужною і дозволить підвищитирівень життя", - сказала Свириденко.</text:p>
      <text:p text:style-name="P4">
<text:span text:style-name="T4">
Читайте також:</text:span>
 <text:a xlink:type="simple" xlink:href="https://www.ukrinform.ua/rubric-economy/3723191-upovilnenna-inflacii-ta-tempiv-padinna-vvp-cim-ce-poasnuetsa.html" text:style-name="Internet_20_link" text:visited-style-name="Visited_20_Internet_20_Link">
 Уповільнення інфляції та темпів падіння <text:span text:style-name="T4">
ВВП</text:span>
 : чим цепояснюється </text:a>
</text:p>
      <text:p text:style-name="P4">
Як повідомляв Укрінформ, місія МВФ підтвердила очікування більш потужногоекономічного відновлення в Україні й покращила прогноз зростання українськогоВВП України до «плюс» 1-3% в <text:a xlink:type="simple" xlink:href="https://www.ukrinform.ua/rubric-economy/3720545-vvp-u-i-kvartali-zris-na-24-minekonomiki.html" text:style-name="Internet_20_link" text:visited-style-name="Visited_20_Internet_20_Link">
 умовах невизначеності, пов’язаної з війною</text:a>
 .</text:p>
      <text:p text:style-name="P4">
Source: <text:a xlink:type="simple" xlink:href="https://www.ukrinform.ua/rubric-economy/3725964-ukraina-mae-na-meti-za-desat-rokiv-zbilsiti-vvp-do-1-triljona-minekonomiki.html" text:style-name="Internet_20_link" text:visited-style-name="Visited_20_Internet_20_Link">
https://www.ukrinform.ua/rubric-economy/3725964-ukraina-mae-na-meti-za-desat-rokiv-zbilsiti-vvp-do-1-triljona-minekonomiki.html</text:a>
</text:p>
      <!--NEWS-->
      <text:h text:style-name="P10" text:outline-level="1">
<text:span text:style-name="T4">
Укрзалізниця відновила рух поїздів поблизу Нікополя</text:span>
</text:h>
      <text:p text:style-name="P4">
Authors: Ukrinform (Person)</text:p>
      <text:p text:style-name="P4">
Publisher: Укринформ (Organization)</text:p>
      <text:p text:style-name="P4">
Published Time: 2023-06-21T19:31:00+03:00</text:p>
      <text:p text:style-name="P4">
Modified Time: 2023-06-21T19:31:00+03:00</text:p>
      <text:p text:style-name="P4">
Description: На перегоні поблизу Нікополя Дніпропетровської області відновлено рух поїздів. Всі приміські поїзди повертаються до свого графіка руху. — Укрінформ.</text:p>
      <text:p text:style-name="P4">
Images: ['<text:a xlink:type="simple" xlink:href="https://static.ukrinform.com/photos/2018_05/thumb_files/630_360_1525342645-9660.jpg" text:style-name="Internet_20_link" text:visited-style-name="Visited_20_Internet_20_Link">
630_360_15253...</text:a>
']</text:p>
      <text:p text:style-name="P4">
Tags: ['Нікополь', 'Залізниця', 'Укрзалізниця', 'Ремонт']</text:p>
      <text:p text:style-name="P4">
Type: Article</text:p>
      <!--METADATA-->
      <text:p text:style-name="P4">
<draw:frame draw:style-name="fr1" draw:name="Image177" text:anchor-type="as-char" svg:width="6.9236in" svg:height="3.956343in" draw:z-index="0">
<draw:image xlink:href="../Images/yкринформ/2023-06-21T19-31-00-03-00/630_360_1525342645-9660.jpg" xlink:type="simple" xlink:show="embed" xlink:actuate="onLoad" draw:mime-type="image/jpeg"/>
</draw:frame>
 Наперегоні поблизу Нікополя Дніпропетровської області відновлено рух поїздів.Всі приміські поїзди повертаються до свого графіка руху.</text:p>
      <text:p text:style-name="P4">
Про це повідомляє пресслужба АТ «Укрзалізниця» у <text:a xlink:type="simple" xlink:href="https://www.facebook.com/Ukrzaliznytsia/posts/pfbid0E1GWjUTn7FeL6nJsGRuBZeMNM2Y2yBXsejGmqVmBJWoQTxHcowzui5YtQ6kTtkwVl" text:style-name="Internet_20_link" text:visited-style-name="Visited_20_Internet_20_Link">
 Фейсбуці</text:a>
, передає Укрінформ.</text:p>
      <text:p text:style-name="P4">
«Укрзалізниця відновила рух поїздів на перегоні поблизу Нікополя, де просівнасип під залізничними коліями. Відсьогодні приміські <text:a xlink:type="simple" xlink:href="https://www.ukrinform.ua/tag-potag" text:style-name="Internet_20_link" text:visited-style-name="Visited_20_Internet_20_Link">
 поїзди</text:a>
 у регіоні повертаються до свогостандартного графіка руху», - йдеться в повідомленні.</text:p>
      <text:p text:style-name="P4">
</text:p>
      <text:p text:style-name="P4">
Наголошується, що для усунення пошкодження було використано майже 6,6 тис.кубометрів бутового каменю та понад 3,5 тис. кубометрів щебеню. Ремонтнібригади змонтували 150 м нової рейкошпальної решітки, замінили опоруконтактної мережі.</text:p>
      <text:p text:style-name="P4">
Для доставки будівельних матеріалів були задіяні майже 300 вантажних вагонів-самоскидів.</text:p>
      <text:p text:style-name="P4">
<text:span text:style-name="T4">
Читайте також:</text:span>
 <text:a xlink:type="simple" xlink:href="https://www.ukrinform.ua/rubric-economy/3720685-ukrzaliznica-modernizue-spolucenna-z-es-ta-zakupit-lokomotiviv-grosi-dae-ebrr.html" text:style-name="Internet_20_link" text:visited-style-name="Visited_20_Internet_20_Link">
 <text:span text:style-name="T4">
Укрзалізниця</text:span>
 модернізує сполучення з ЄС та закупитьлокомотивів - гроші дає ЄБРР </text:a>
</text:p>
      <text:p text:style-name="P4">
Як <text:a xlink:type="simple" xlink:href="https://www.ukrinform.ua/rubric-ato/3721151-poblizu-nikopola-prosilo-zaliznicne-polotno.html" text:style-name="Internet_20_link" text:visited-style-name="Visited_20_Internet_20_Link">
 повідомлялося </text:a>
 , поблизу Нікополя наДніпропетровщині після підриву Каховської ГЕС просіла ділянка із залізничнимполотном, внаслідок чого скасовано приміські поїзди.</text:p>
      <text:p text:style-name="P4">
<text:span text:style-name="T5">
Фото: Укрзалізниця</text:span>
</text:p>
      <text:p text:style-name="P4">
Source: <text:a xlink:type="simple" xlink:href="https://www.ukrinform.ua/rubric-regions/3725965-ukrzaliznica-vidnovila-ruh-poizdiv-poblizu-nikopola.html" text:style-name="Internet_20_link" text:visited-style-name="Visited_20_Internet_20_Link">
https://www.ukrinform.ua/rubric-regions/3725965-ukrzaliznica-vidnovila-ruh-poizdiv-poblizu-nikopola.html</text:a>
</text:p>
      <!--NEWS-->
      <text:h text:style-name="P10" text:outline-level="1">
<text:span text:style-name="T4">
Канада надала Україні вже 8,8 мільярда доларів допомоги</text:span>
</text:h>
      <text:p text:style-name="P4">
Authors: Ukrinform (Person)</text:p>
      <text:p text:style-name="P4">
Publisher: Укринформ (Organization)</text:p>
      <text:p text:style-name="P4">
Published Time: 2023-06-21T19:35:33+03:00</text:p>
      <text:p text:style-name="P4">
Modified Time: 2023-06-21T19:35:33+03:00</text:p>
      <text:p text:style-name="P4">
Description: Канада надала Україні вже понад 8,8 млрд дол. у рамках фінансової, військової та гуманітарної допомоги, з яких понад 5 млрд дол. – пряма фінансова допомога. — Укрінформ.</text:p>
      <text:p text:style-name="P4">
Images: ['<text:a xlink:type="simple" xlink:href="https://static.ukrinform.com/photos/2023_06/thumb_files/630_360_1686403906-351.jpg" text:style-name="Internet_20_link" text:visited-style-name="Visited_20_Internet_20_Link">
630_360_16864...</text:a>
']</text:p>
      <text:p text:style-name="P4">
Tags: ['Канада', 'Україна', 'допомога', 'Конференція з відбудови у Лондоні']</text:p>
      <text:p text:style-name="P4">
Type: Article</text:p>
      <!--METADATA-->
      <text:p text:style-name="P4">
<draw:frame draw:style-name="fr1" draw:name="Image179" text:anchor-type="as-char" svg:width="6.9236in" svg:height="3.956343in" draw:z-index="0">
<draw:image xlink:href="../Images/yкринформ/2023-06-21T19-35-33-03-00/630_360_1686403906-351.jpg" xlink:type="simple" xlink:show="embed" xlink:actuate="onLoad" draw:mime-type="image/jpeg"/>
</draw:frame>
 Канаданадала Україні вже понад 8,8 млрд дол. у рамках фінансової, військової тагуманітарної допомоги, з яких понад 5 млрд дол. – пряма фінансова допомога.</text:p>
      <text:p text:style-name="P4">
Як передає кореспондент Укрінформу, про це заявив міністр міжнародногорозвитку Канади Гарджіт Саджан під час міжнародної конференції з відновленняУкраїни у середу в Лондоні.</text:p>
      <text:p text:style-name="P4">
"Канада виділила понад 8,8 млрд дол. на фінансову, військову, гуманітарну таімміграційну допомогу Україні, з яких понад 5 млрд дол. – це пряма фінансовадопомога", - сказав він.</text:p>
      <text:p text:style-name="P4">
За словами Саджана, понад 4,3 млрд доларів пройшли через новийадміністративний рахунок Міжнародного валютного фонду для України, який бувстворений за підтримки <text:a xlink:type="simple" xlink:href="https://www.ukrinform.ua/tag-kanada" text:style-name="Internet_20_link" text:visited-style-name="Visited_20_Internet_20_Link">
 Канади </text:a>
 . "Сюдитакож входять 500 млн дол., отримані від надходжень від випущених Канадоюоблігацій суверенітету України – першої своєрідної облігації у світі", - додавміністр.</text:p>
      <text:p text:style-name="P4">
Він також вказав на те, що Канада виділила нещодавно 10 млн євро гуманітарноїдопомоги для подолання наслідків руйнування Каховської дамби, а під часнещодавнього візиту прем’єра Джастіна Трюдо в Україну оголосила про збільшеннявійськової допомоги.</text:p>
      <text:p text:style-name="P4">
<text:span text:style-name="T4">
Читайте також:</text:span>
 <text:a xlink:type="simple" xlink:href="https://www.ukrinform.ua/rubric-vidbudova/3725945-konferencia-z-vidbudovi-u-londoni-do-platformi-spivinvestuvanna-v-ukrainu-dolucilisa-19-krain.html" text:style-name="Internet_20_link" text:visited-style-name="Visited_20_Internet_20_Link">
 Конференція з відбудови у Лондоні: до платформиспівінвестування в Україну долучилися 19 країн</text:a>
</text:p>
      <text:p text:style-name="P4">
"Народ України продовжує демонструвати світові, наскільки він сильний істійкий віч-на-віч з невиправданою і необґрунтованою російською агресією. Томусьогодні ми зібралися, щоб підтримати не лише нагальні потреби України, але йїї довгострокове відновлення, реконструкцію та економічне майбутнє України.Майбутнє, яке буде безпечнішим, відкритішим і стійкішим до потрясінь", -заявив він.</text:p>
      <text:p text:style-name="P4">
Як повідомляв Укрінформ, <text:a xlink:type="simple" xlink:href="https://www.ukrinform.ua/rubric-vidbudova/3725670-u-londoni-pocinaetsa-miznarodna-konferencia-z-vidnovlenna-ukraini.html" text:style-name="Internet_20_link" text:visited-style-name="Visited_20_Internet_20_Link">
 у Лондоні 21-22 червня проходить міжнароднаконференція щодо відбудови України </text:a>
 (Ukraine Recovery Conference). Захід є продовженням щорічнихКонференцій щодо реформ в Україні, які відбувалися з 2017 року.</text:p>
      <text:p text:style-name="P4">
<text:span text:style-name="T5">
Фото: ОП</text:span>
</text:p>
      <text:p text:style-name="P4">
Source: <text:a xlink:type="simple" xlink:href="https://www.ukrinform.ua/rubric-polytics/3725968-kanada-nadala-ukraini-vze-88-milarda-dolariv-dopomogi.html" text:style-name="Internet_20_link" text:visited-style-name="Visited_20_Internet_20_Link">
https://www.ukrinform.ua/rubric-polytics/3725968-kanada-nadala-ukraini-vze-88-milarda-dolariv-dopomogi.html</text:a>
</text:p>
      <!--NEWS-->
      <text:h text:style-name="P10" text:outline-level="1">
<text:span text:style-name="T4">
Сили оборони помітно просуваються на Таврійському напрямку – Тарнавський</text:span>
</text:h>
      <text:p text:style-name="P4">
Authors: Ukrinform (Person)</text:p>
      <text:p text:style-name="P4">
Publisher: Укринформ (Organization)</text:p>
      <text:p text:style-name="P4">
Published Time: 2023-06-21T19:37:00+03:00</text:p>
      <text:p text:style-name="P4">
Modified Time: 2023-06-21T19:37:00+03:00</text:p>
      <text:p text:style-name="P4">
Description: На Таврійському напрямку російські війська за добу втратили вбитими і пораненими майже три роти, знищено і пошкоджено 68 одиниць військової техніки. — Укрінформ.</text:p>
      <text:p text:style-name="P4">
Images: ['<text:a xlink:type="simple" xlink:href="https://static.ukrinform.com/photos/2023_06/thumb_files/630_360_1687365449-632.jpg" text:style-name="Internet_20_link" text:visited-style-name="Visited_20_Internet_20_Link">
630_360_16873...</text:a>
']</text:p>
      <text:p text:style-name="P4">
Tags: ['Таврія', 'Війна з Росією', 'Контрнаступ']</text:p>
      <text:p text:style-name="P4">
Type: Article</text:p>
      <!--METADATA-->
      <text:p text:style-name="P4">
<draw:frame draw:style-name="fr1" draw:name="Image180" text:anchor-type="as-char" svg:width="6.9236in" svg:height="3.956343in" draw:z-index="0">
<draw:image xlink:href="../Images/yкринформ/2023-06-21T19-37-00-03-00/630_360_1687365449-632.jpg" xlink:type="simple" xlink:show="embed" xlink:actuate="onLoad" draw:mime-type="image/jpeg"/>
</draw:frame>
 НаТаврійському напрямку російські війська за добу втратили вбитими і пораненимимайже три роти, знищено і пошкоджено 68 одиниць військової технік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28" text:style-name="Internet_20_link" text:visited-style-name="Visited_20_Internet_20_Link">
 Телеграмі</text:a>
 .</text:p>
      <text:p text:style-name="P4">
"На Таврійському напрямку наша <text:a xlink:type="simple" xlink:href="https://www.ukrinform.ua/tag-armia" text:style-name="Internet_20_link" text:visited-style-name="Visited_20_Internet_20_Link">
 армія </text:a>
системно вибиває ворога з позицій і продовжує просування. Успіхи Сил оборонивже помітні", - заявив Тарнавський.</text:p>
      <text:p text:style-name="P4">
За його словами, підрозділи ракетних військ та артилерії протягом добивиконали 1119 вогневих завдань.</text:p>
      <text:p text:style-name="P4">
"За останню добу втрати ворога вбитими та пораненими склали майже три роти.Знищено та пошкоджено 68 одиниць військової техніки противника", -поінформував Тарнавський.</text:p>
      <text:p text:style-name="P4">
Зокрема, знищені 6 танків, 13 одиниць БМП, 2 ББМ, МТЛБ, 3 БпЛА "Supercam",БпЛА "Орлан-10", 5 гаубиць 2С19 "Мста-С", 4 гаубиці 2А65 "Мста-Б", 2 зенітнихракетних комплекси "Стріла", 5 самохідних артилерійських установок 2С5"Гіацинт", 2 самохідні артилерійські установки 2С3 "Акація", самохіднаартилерійська установка 2С7 "Піон", БМ-21 "Град", РЛС "Зоопарк".</text:p>
      <text:p text:style-name="P4">
<text:span text:style-name="T4">
Читайте також:</text:span>
 <text:a xlink:type="simple" xlink:href="https://www.ukrinform.ua/rubric-ato/3725942-ukrainski-vijskovi-znisili-rosijskij-vertolit-mi24.html" text:style-name="Internet_20_link" text:visited-style-name="Visited_20_Internet_20_Link">
 Українські військові <text:span text:style-name="T4">
знищили</text:span>
 російський вертолітМі-24 </text:a>
</text:p>
      <text:p text:style-name="P4">
Також знищені три місця зберігання боєприпасів ворога.</text:p>
      <text:p text:style-name="P4">
Як повідомляв <text:a xlink:type="simple" xlink:href="https://www.ukrinform.ua/rubric-ato/3725590-sili-oboroni-znisili-vze-blizko-222-tisac-rosijskih-zagarbnikiv.html" text:style-name="Internet_20_link" text:visited-style-name="Visited_20_Internet_20_Link">
 Укрінформ </text:a>
 , Силиоборони України з 24 лютого 2022 року по 21 червня 2023 року ліквідувалиблизько 222 тисяч російських загарбників, при цьому 540 осіб - за минулу добу.</text:p>
      <text:p text:style-name="P4">
<text:span text:style-name="T5">
Фото: armyinform.com.ua</text:span>
</text:p>
      <text:p text:style-name="P4">
Source: <text:a xlink:type="simple" xlink:href="https://www.ukrinform.ua/rubric-ato/3725969-sili-oboroni-pomitno-prosuvautsa-na-tavrijskomu-napramku-tarnavskij.html" text:style-name="Internet_20_link" text:visited-style-name="Visited_20_Internet_20_Link">
https://www.ukrinform.ua/rubric-ato/3725969-sili-oboroni-pomitno-prosuvautsa-na-tavrijskomu-napramku-tarnavskij.html</text:a>
</text:p>
      <!--NEWS-->
      <text:h text:style-name="P10" text:outline-level="1">
<text:span text:style-name="T4">
Освітні можливості у державі мають повертати українців додому - Зеленський</text:span>
</text:h>
      <text:p text:style-name="P4">
Authors: Ukrinform (Person)</text:p>
      <text:p text:style-name="P4">
Publisher: Укринформ (Organization)</text:p>
      <text:p text:style-name="P4">
Published Time: 2023-06-21T19:48:00+03:00</text:p>
      <text:p text:style-name="P4">
Modified Time: 2023-06-21T19:48:00+03:00</text:p>
      <text:p text:style-name="P4">
Description: В Україні необхідно створити такі умови, щоб освітні можливості в державі повертали українців додому. — Укрінформ.</text:p>
      <text:p text:style-name="P4">
Images: ['<text:a xlink:type="simple" xlink:href="https://static.ukrinform.com/photos/2023_06/thumb_files/630_360_1687365860-311.jpg" text:style-name="Internet_20_link" text:visited-style-name="Visited_20_Internet_20_Link">
630_360_16873...</text:a>
']</text:p>
      <text:p text:style-name="P4">
Tags: ['Діти', 'Освіта', 'Біженці', 'Зеленський']</text:p>
      <text:p text:style-name="P4">
Type: Article</text:p>
      <!--METADATA-->
      <text:p text:style-name="P4">
<draw:frame draw:style-name="fr1" draw:name="Image181" text:anchor-type="as-char" svg:width="6.9236in" svg:height="3.956343in" draw:z-index="0">
<draw:image xlink:href="../Images/yкринформ/2023-06-21T19-48-00-03-00/630_360_1687365860-311.jpg" xlink:type="simple" xlink:show="embed" xlink:actuate="onLoad" draw:mime-type="image/jpeg"/>
</draw:frame>
 В Українінеобхідно створити такі умови, щоб освітні можливості в державі поверталиукраїнців додому.</text:p>
      <text:p text:style-name="P4">
Про це написав Президент Володимир Зеленський в <text:a xlink:type="simple" xlink:href="https://t.me/V_Zelenskiy_official/6661" text:style-name="Internet_20_link" text:visited-style-name="Visited_20_Internet_20_Link">
 Телеграмі</text:a>
 , передає Укрінформ.</text:p>
      <text:p text:style-name="P4">
"Освіта. Трансформація. Вдячність держави кожному і кожній, хто працює дляукраїнської освіти в цей надзвичайно складний час. Стратегія розвитку нашоїосвіти. Створення умов, щоб освітні можливості в державі повертали наших людейдодому, в Україну. Готуємо доктрину для України, яка переможе", - написав <text:a xlink:type="simple" xlink:href="https://www.ukrinform.ua/tag-zelenskij" text:style-name="Internet_20_link" text:visited-style-name="Visited_20_Internet_20_Link">
Зеленський </text:a>
 .</text:p>
      <text:p text:style-name="P4">
Зеленський зазначив, що разом з віцепрем’єр-міністром Михайлом Федоровим,міністром освіти та науки Оксеном Лісовим та командою освітньої трансформаціїпровели дуже змістовну та тривалу нараду щодо цього питання.</text:p>
      <text:p text:style-name="P4">
<text:span text:style-name="T4">
Читайте також:</text:span>
 <text:a xlink:type="simple" xlink:href="https://www.ukrinform.ua/rubric-society/3718520-pisla-povernenna-zza-kordonu-ditinu-mozna-zarahuvati-v-tu-samu-skolu-rozasnenna-mon.html" text:style-name="Internet_20_link" text:visited-style-name="Visited_20_Internet_20_Link">
 Після повернення з-за кордону дитину можна зарахувати вту саму школу - роз'яснення МОН </text:a>
</text:p>
      <text:p text:style-name="P4">
Як повідомлялося, в Україну доставили першу партію підручників для 5 класів,надрукованих коштом Єврокомісії.</text:p>
      <text:p text:style-name="P4">
<text:span text:style-name="T5">
Фото: Zelenskiy/Official</text:span>
</text:p>
      <text:p text:style-name="P4">
Source: <text:a xlink:type="simple" xlink:href="https://www.ukrinform.ua/rubric-society/3725972-osvitni-mozlivosti-u-derzavi-maut-povertati-ukrainciv-dodomu-zelenskij.html" text:style-name="Internet_20_link" text:visited-style-name="Visited_20_Internet_20_Link">
https://www.ukrinform.ua/rubric-society/3725972-osvitni-mozlivosti-u-derzavi-maut-povertati-ukrainciv-dodomu-zelenskij.html</text:a>
</text:p>
      <!--NEWS-->
      <text:h text:style-name="P10" text:outline-level="1">
<text:span text:style-name="T4">
Ярослав Качинський повертається в польський уряд</text:span>
</text:h>
      <text:p text:style-name="P4">
Authors: Ukrinform (Person)</text:p>
      <text:p text:style-name="P4">
Publisher: Укринформ (Organization)</text:p>
      <text:p text:style-name="P4">
Published Time: 2023-06-21T19:49:00+03:00</text:p>
      <text:p text:style-name="P4">
Modified Time: 2023-06-21T23:49:00+03:00</text:p>
      <text:p text:style-name="P4">
Description: Президент Польщі Анджей Дуда в середу, 21 червня, призначив лідера правлячої партії «Право і справедливість» (ПіС) Ярослава Качинського віцепрем'єром в уряді Матеуша Моравецького. — Укрінформ.</text:p>
      <text:p text:style-name="P4">
Images: ['<text:a xlink:type="simple" xlink:href="https://static.ukrinform.com/photos/2020_04/thumb_files/630_360_1586352186-926.jpg" text:style-name="Internet_20_link" text:visited-style-name="Visited_20_Internet_20_Link">
630_360_15863...</text:a>
']</text:p>
      <text:p text:style-name="P4">
Tags: ['Качинський', 'Польща', 'Уряд']</text:p>
      <text:p text:style-name="P4">
Type: Article</text:p>
      <!--METADATA-->
      <text:p text:style-name="P4">
<draw:frame draw:style-name="fr1" draw:name="Image182" text:anchor-type="as-char" svg:width="6.9236in" svg:height="3.956343in" draw:z-index="0">
<draw:image xlink:href="../Images/yкринформ/2023-06-21T19-49-00-03-00/630_360_1586352186-926.jpg" xlink:type="simple" xlink:show="embed" xlink:actuate="onLoad" draw:mime-type="image/jpeg"/>
</draw:frame>
 ПрезидентПольщі Анджей Дуда в середу, 21 червня, призначив лідера правлячої партії«Право і справедливість» (ПіС) Ярослава Качинського віцепрем'єром в урядіМатеуша Моравецького.</text:p>
      <text:p text:style-name="P4">
Як передає Укрінформ, про це повідомляє <text:a xlink:type="simple" xlink:href="http://www.reuters.com/world/europe/polish-president-appoints-ruling-party-leader-deputy-pm-2023-06-21/" text:style-name="Internet_20_link" text:visited-style-name="Visited_20_Internet_20_Link">
 Reuters</text:a>
 .</text:p>
      <text:p text:style-name="P4">
Зазначається, що Качинський був вже віцепрем'єр-міністром і головою урядовогоКомітету з питань національної безпеки та оборони до червня 2022 року, алепішов у відставку, щоб зосередитися на підготовці до парламентських виборів,які відбудуться пізніше цього року.</text:p>
      <text:p text:style-name="P4">
<text:span text:style-name="T4">
Читайте також:</text:span>
 <text:span text:style-name="T4">
<text:a xlink:type="simple" xlink:href="https://www.ukrinform.ua/rubric-world/3699991-zaversenna-vijni-rf-proti-ukraini-kompromisom-oznacatime-novi-nebezpeki-kacinskij.html" text:style-name="Internet_20_link" text:visited-style-name="Visited_20_Internet_20_Link">
 Завершення війни рф проти України «компромісом»означатиме нові небезпеки – Качинський </text:a>
 </text:span>
</text:p>
      <text:p text:style-name="P4">
<text:a xlink:type="simple" xlink:href="http://www.polskieradio.pl/398/7856/Artykul/3193465,%D0%BF%D1%80%D0%B5%D0%B7%D0%B8%D0%B4%D0%B5%D0%BD%D1%82-%D0%B0%D0%BD%D0%B4%D0%B6%D0%B5%D0%B9-%D0%B4%D1%83%D0%B4%D0%B0-%D0%B2%D0%BD%D0%BE%D1%81%D0%B8%D1%82%D1%8C-%D0%B7%D0%BC%D1%96%D0%BD%D0%B8-%D1%83-%D1%81%D0%BA%D0%BB%D0%B0%D0%B4-%D1%80%D0%B0%D0%B4%D0%B8-%D0%BC%D1%96%D0%BD%D1%96%D1%81%D1%82%D1%80%D1%96%D0%B2" text:style-name="Internet_20_link" text:visited-style-name="Visited_20_Internet_20_Link">
 Польське Радіо</text:a>
зазначає, що раніше у відставку з посад віцепрем'єр-міністрів подали головаМіністерства національної оборони Маріуш Блащак, міністр культури танаціональної спадщини Пьотр Глінський, Генрик Ковальчик і міністр державнихактивів Яцек Сасін.</text:p>
      <text:p text:style-name="P4">
Як відомо, парламентські вибори в Польщі відбудуться восени цього року, їхточна дата ще не визначена. Найбільше шансів на перемогу має правлячаОб'єднана правиця на чолі з Качинським. Утім, отриманих голосів може виявитисянедостатньо для формування правлячої коаліції без участі інших політичних сил.</text:p>
      <text:p text:style-name="P4">
<text:span text:style-name="T4">
Читайте також:</text:span>
 <text:span text:style-name="T4">
<text:a xlink:type="simple" xlink:href="https://www.ukrinform.ua/rubric-world/3716534-rosia-gotue-provokacii-pered-viborami-u-polsi-kacinskij.html" text:style-name="Internet_20_link" text:visited-style-name="Visited_20_Internet_20_Link">
 Росія готує провокації перед виборами у Польщі -Качинський </text:a>
 </text:span>
</text:p>
      <text:p text:style-name="P4">
Об'єднана правиця перебуває при владі в <text:span text:style-name="T4">
<text:a xlink:type="simple" xlink:href="https://www.ukrinform.ua/tag-polsa" text:style-name="Internet_20_link" text:visited-style-name="Visited_20_Internet_20_Link">
 Польщі</text:a>
 </text:span>
 від осені 2015 року. Ця політичнасила двічі перемагала у парламентських виборах, самостійно формуючи правлячубільшість у Сеймі та уряд країни.</text:p>
      <text:p text:style-name="P4">
<text:span text:style-name="T5">
Фото: РАР</text:span>
</text:p>
      <text:p text:style-name="P4">
Source: <text:a xlink:type="simple" xlink:href="https://www.ukrinform.ua/rubric-world/3725799-aroslav-kacinskij-povertaetsa-v-polskij-urad.html" text:style-name="Internet_20_link" text:visited-style-name="Visited_20_Internet_20_Link">
https://www.ukrinform.ua/rubric-world/3725799-aroslav-kacinskij-povertaetsa-v-polskij-urad.html</text:a>
</text:p>
      <!--NEWS-->
      <text:h text:style-name="P10" text:outline-level="1">
<text:span text:style-name="T4">
Ворог чотири рази за день атакував Нікопольський район</text:span>
</text:h>
      <text:p text:style-name="P4">
Authors: Ukrinform (Person)</text:p>
      <text:p text:style-name="P4">
Publisher: Укринформ (Organization)</text:p>
      <text:p text:style-name="P4">
Published Time: 2023-06-21T19:55:01+03:00</text:p>
      <text:p text:style-name="P4">
Modified Time: 2023-06-21T19:55:01+03:00</text:p>
      <text:p text:style-name="P4">
Description: Ворожа армія чотири рази впродовж дня атакувала Нікопольський район. — Укрінформ.</text:p>
      <text:p text:style-name="P4">
Images: ['<text:a xlink:type="simple" xlink:href="https://static.ukrinform.com/photos/2023_06/thumb_files/630_360_1687366468-857.jpg" text:style-name="Internet_20_link" text:visited-style-name="Visited_20_Internet_20_Link">
630_360_16873...</text:a>
']</text:p>
      <text:p text:style-name="P4">
Tags: ['Нікополь', 'Обстріл', 'Війна з Росією']</text:p>
      <text:p text:style-name="P4">
Type: Article</text:p>
      <!--METADATA-->
      <text:p text:style-name="P4">
<draw:frame draw:style-name="fr1" draw:name="Image183" text:anchor-type="as-char" svg:width="6.9236in" svg:height="3.956343in" draw:z-index="0">
<draw:image xlink:href="../Images/yкринформ/2023-06-21T19-55-01-03-00/630_360_1687366468-857.jpg" xlink:type="simple" xlink:show="embed" xlink:actuate="onLoad" draw:mime-type="image/jpeg"/>
</draw:frame>
 Ворожаармія чотири рази впродовж дня атакувала Нікопольський район.</text:p>
      <text:p text:style-name="P4">
Про це в <text:a xlink:type="simple" xlink:href="https://t.me/mykola_lukashuk/5170"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Ворог чотири рази вдарив по Нікопольському району. Тричі за день атакувалиНікополь. Пошкоджено чотири приватні житлові будинки, чотири господарчіспоруди, лінію електропередачі. <text:a xlink:type="simple" xlink:href="https://www.ukrinform.ua/tag-obstril" text:style-name="Internet_20_link" text:visited-style-name="Visited_20_Internet_20_Link">
 Обстріляли </text:a>
 і Мирівську громаду", - йдеться в дописі.</text:p>
      <text:p text:style-name="P4">
Обійшлось без постраждалих. В інших громадах було тихо.</text:p>
      <text:p text:style-name="P4">
<text:span text:style-name="T4">
Читайте також:</text:span>
 <text:a xlink:type="simple" xlink:href="https://www.ukrinform.ua/rubric-regions/3725667-na-doneccini-cerez-obstrili-poskodzeni-lep-i-privatni-budinki-e-zertvi.html" text:style-name="Internet_20_link" text:visited-style-name="Visited_20_Internet_20_Link">
 На Донеччині через обстріли пошкоджені ЛЕП і приватнібудинки, є жертви </text:a>
</text:p>
      <text:p text:style-name="P4">
Як повідомлялося, <text:a xlink:type="simple" xlink:href="https://www.ukrinform.ua/rubric-ato/3724558-u-nikopoli-vnaslidok-rosijskogo-obstrilu-poskodzeni-dva-obekti-kriticnoi-infrastrukturi.html" text:style-name="Internet_20_link" text:visited-style-name="Visited_20_Internet_20_Link">
 18 червня вдень російські загарбники обстріляли Нікополь</text:a>
 , пошкодившиоб'єкти критичної інфраструктури.</text:p>
      <text:p text:style-name="P4">
Source: <text:a xlink:type="simple" xlink:href="https://www.ukrinform.ua/rubric-ato/3725975-vorog-cotiri-razi-za-den-atakuvav-nikopolskij-rajon.html" text:style-name="Internet_20_link" text:visited-style-name="Visited_20_Internet_20_Link">
https://www.ukrinform.ua/rubric-ato/3725975-vorog-cotiri-razi-za-den-atakuvav-nikopolskij-rajon.html</text:a>
</text:p>
      <!--NEWS-->
      <text:h text:style-name="P10" text:outline-level="1">
<text:span text:style-name="T4">
ДТЕК приєднався до ініціативи ООН для відновлення енергетики України</text:span>
</text:h>
      <text:p text:style-name="P4">
Authors: Ukrinform (Person)</text:p>
      <text:p text:style-name="P4">
Publisher: Укринформ (Organization)</text:p>
      <text:p text:style-name="P4">
Published Time: 2023-06-21T19:58:53+03:00</text:p>
      <text:p text:style-name="P4">
Modified Time: 2023-06-21T19:58:53+03:00</text:p>
      <text:p text:style-name="P4">
Description: ДТЕК приєднався до Глобальної коаліції за підтримки ООН, яка покликана відновити зруйновану війною енергетичну галузь країни і допомогти їй із «зеленою» трансформацією. — Укрінформ.</text:p>
      <text:p text:style-name="P4">
Images: ['<text:a xlink:type="simple" xlink:href="https://static.ukrinform.com/photos/2023_06/thumb_files/630_360_1687366648-474.jpg" text:style-name="Internet_20_link" text:visited-style-name="Visited_20_Internet_20_Link">
630_360_16873...</text:a>
']</text:p>
      <text:p text:style-name="P4">
Tags: ['ДТЕК', 'Енергетика', 'ООН', 'Конференція з відбудови у Лондоні']</text:p>
      <text:p text:style-name="P4">
Type: Article</text:p>
      <!--METADATA-->
      <text:p text:style-name="P4">
<draw:frame draw:style-name="fr1" draw:name="Image184" text:anchor-type="as-char" svg:width="6.9236in" svg:height="3.956343in" draw:z-index="0">
<draw:image xlink:href="../Images/yкринформ/2023-06-21T19-58-53-03-00/630_360_1687366648-474.jpg" xlink:type="simple" xlink:show="embed" xlink:actuate="onLoad" draw:mime-type="image/jpeg"/>
</draw:frame>
 ДТЕКприєднався до Глобальної коаліції за підтримки ООН, яка покликана відновитизруйновану війною енергетичну галузь країни і допомогти їй із «зеленою»трансформацією.</text:p>
      <text:p text:style-name="P4">
Як передає Укрінформ, про це повідомляє ДТЕК у <text:a xlink:type="simple" xlink:href="https://t.me/dtek_ua/587" text:style-name="Internet_20_link" text:visited-style-name="Visited_20_Internet_20_Link">
 Телеграмі</text:a>
 .</text:p>
      <text:p text:style-name="P4">
«Україна стоїть перед найбільшою енергетичною проблемою серед європейськихкраїн із часів Другої світової війни. Глобальна коаліція державних і приватнихпартнерів може прискорити відновлення та модернізацію нашої енергетичноїгалузі та, зі свого боку, відродити Україну після спустошливої війни», -сказав генеральний директор <text:a xlink:type="simple" xlink:href="https://www.ukrinform.ua/tag-dtek" text:style-name="Internet_20_link" text:visited-style-name="Visited_20_Internet_20_Link">
 ДТЕК </text:a>
 МаксимТімченко.</text:p>
      <text:p text:style-name="P4">
За його словами, відновлення зруйнованої війною енергоінфраструктури Українипотребуватиме значних міжнародних зусиль. За оцінками Світового банку, накороткострокову реконструкцію знадобиться 5,7 млрд дол., а на повневідновлення до 2033 року — до 47 млрд дол.</text:p>
      <text:p text:style-name="P4">
<text:span text:style-name="T4">
Читайте також:</text:span>
 <text:a xlink:type="simple" xlink:href="https://www.ukrinform.ua/rubric-economy/3725956-velika-britania-gotova-investuvati-v-ukrainskij-energosektor.html" text:style-name="Internet_20_link" text:visited-style-name="Visited_20_Internet_20_Link">
 Велика Британія готова інвестувати в українськийенергосектор </text:a>
</text:p>
      <text:p text:style-name="P4">
Водночас зараз важливо вирішити нагальні питання, наголошують у ДТЕК.</text:p>
      <text:p text:style-name="P4">
«Докладаємо всіх зусиль, щоб разом з міжнародними партнерами ефективнопідготувати українську енергосистему до цієї зими», - додали в компанії.</text:p>
      <text:p text:style-name="P4">
Як повідомлялося, ДТЕК Енерго вклала понад 1,2 млрд грн у ремонти ТЕС зпочатку 2023 року.</text:p>
      <text:p text:style-name="P4">
<text:span text:style-name="T5">
Фото: ДТЕК</text:span>
</text:p>
      <text:p text:style-name="P4">
Source: <text:a xlink:type="simple" xlink:href="https://www.ukrinform.ua/rubric-vidbudova/3725976-dtek-priednavsa-do-iniciativi-oon-dla-vidnovlenna-energetiki-ukraini.html" text:style-name="Internet_20_link" text:visited-style-name="Visited_20_Internet_20_Link">
https://www.ukrinform.ua/rubric-vidbudova/3725976-dtek-priednavsa-do-iniciativi-oon-dla-vidnovlenna-energetiki-ukraini.html</text:a>
</text:p>
      <!--NEWS-->
      <text:h text:style-name="P10" text:outline-level="1">
<text:span text:style-name="T4">
У Гондурасі кількість жертв бунту в жіночій в'язниці зросла до 46</text:span>
</text:h>
      <text:p text:style-name="P4">
Authors: Ukrinform (Person)</text:p>
      <text:p text:style-name="P4">
Publisher: Укринформ (Organization)</text:p>
      <text:p text:style-name="P4">
Published Time: 2023-06-21T19:59:00+03:00</text:p>
      <text:p text:style-name="P4">
Modified Time: 2023-06-21T19:59:00+03:00</text:p>
      <text:p text:style-name="P4">
Description: У Гондурасі кількість жертв унаслідок тюремного бунту, що стався у вівторок, зросла до 46 осіб. — Укрінформ.</text:p>
      <text:p text:style-name="P4">
Images: ['<text:a xlink:type="simple" xlink:href="https://static.ukrinform.com/photos/2023_06/thumb_files/630_360_1687366650-907.jpg" text:style-name="Internet_20_link" text:visited-style-name="Visited_20_Internet_20_Link">
630_360_16873...</text:a>
']</text:p>
      <text:p text:style-name="P4">
Tags: ['Гондурас', "В'язниця", 'Жінки', 'Сутички']</text:p>
      <text:p text:style-name="P4">
Type: Article</text:p>
      <!--METADATA-->
      <text:p text:style-name="P4">
<draw:frame draw:style-name="fr1" draw:name="Image185" text:anchor-type="as-char" svg:width="6.9236in" svg:height="3.956343in" draw:z-index="0">
<draw:image xlink:href="../Images/yкринформ/2023-06-21T19-59-00-03-00/630_360_1687366650-907.jpg" xlink:type="simple" xlink:show="embed" xlink:actuate="onLoad" draw:mime-type="image/jpeg"/>
</draw:frame>
 УГондурасі кількість жертв унаслідок тюремного бунту, що стався у вівторок,зросла до 46 осіб.</text:p>
      <text:p text:style-name="P4">
Як передає Укрінформ, про це повідомляє <text:a xlink:type="simple" xlink:href="https://www.reuters.com/world/americas/death-toll-prison-riot-honduras-rises-48-2023-06-21/" text:style-name="Internet_20_link" text:visited-style-name="Visited_20_Internet_20_Link">
 Reuters</text:a>
 .</text:p>
      <text:p text:style-name="P4">
За словами речника прокуратури Юрія Мора, кількість жертв зростає, оскількивлада ідентифікувала більше останків ув'язнених, багато з яких були "обвугленіабо перетворені на попіл".</text:p>
      <text:p text:style-name="P4">
"Жорстокий інцидент, що стався у вівторок у в'язниці за 20 кілометрів відстолиці Тегусігальпи, де перебувало 900 жінок, був спланований членами банди звідома охорони", - заявила президент Гондурасу Сіомара Кастро.</text:p>
      <text:p text:style-name="P4">
Як зазначив речник поліції Мігель Мартінес, сутички сталися під час збройногонападу членів банди "Барріо 18", які стримували охорону і напали на членівконкуруючого угруповання "Мара Сальватруча" (MS-13).</text:p>
      <text:p text:style-name="P4">
Обидві банди, які мають коріння в Лос-Анджелесі, вже давно борються законтроль над наркоторгівлею та здирництвом. Цей довготривалий кривавийконфлікт перетворив Центральну Америку на один з найнебезпечніших регіонівсвіту.</text:p>
      <text:p text:style-name="P4">
<text:span text:style-name="T4">
Читайте також:</text:span>
 <text:a xlink:type="simple" xlink:href="https://www.ukrinform.ua/rubric-world/3725888-anomalna-speka-v-indii-kilkist-zagiblih-perevisila-pivtori-sotni.html" text:style-name="Internet_20_link" text:visited-style-name="Visited_20_Internet_20_Link">
 Аномальна <text:span text:style-name="T4">
спека</text:span>
 в Індії: кількість загиблихперевищила півтори сотні </text:a>
</text:p>
      <text:p text:style-name="P4">
Як заявила у вівторок голова пенітенціарної системи Хулісса Вільянуева, бунт,ймовірно, став реакцією на боротьбу уряду з корупцією у в'язницях в останнімісяці, та назвала його "терористичною атакою".</text:p>
      <text:p text:style-name="P4">
Як повідомляв Укрінформ, <text:a xlink:type="simple" xlink:href="https://www.ukrinform.ua/rubric-world/3725631-u-gondurasi-stavsa-bunt-u-vaznici-zaginuli-desatki-zinok.html" text:style-name="Internet_20_link" text:visited-style-name="Visited_20_Internet_20_Link">
 заворушення у жіночій в'язниці</text:a>
 в <text:a xlink:type="simple" xlink:href="https://www.ukrinform.ua/tag-gonduras" text:style-name="Internet_20_link" text:visited-style-name="Visited_20_Internet_20_Link">
 Гондурасі</text:a>
 , що сталися у вівторок, призвели дозагибелі щонайменше 41 людини.</text:p>
      <text:p text:style-name="P4">
<text:span text:style-name="T5">
Фото: Sky News</text:span>
</text:p>
      <text:p text:style-name="P4">
Source: <text:a xlink:type="simple" xlink:href="https://www.ukrinform.ua/rubric-world/3725977-u-gondurasi-kilkist-zertv-buntu-v-zinocij-vaznici-zrosla-do-46.html" text:style-name="Internet_20_link" text:visited-style-name="Visited_20_Internet_20_Link">
https://www.ukrinform.ua/rubric-world/3725977-u-gondurasi-kilkist-zertv-buntu-v-zinocij-vaznici-zrosla-do-46.html</text:a>
</text:p>
      <!--NEWS-->
      <text:h text:style-name="P10" text:outline-level="1">
<text:span text:style-name="T4">
Інформація про можливий прорив ЗСУ викликає в колаборантів панічні настрої — Генштаб ЗСУ</text:span>
</text:h>
      <text:p text:style-name="P4">
Author: ['АРМІЯINFORM']</text:p>
      <text:p text:style-name="P4">
Time: 2023-06-21T20:00:00-04:00</text:p>
      <text:p text:style-name="P4">
Description: Російські окупанти активно поширюють інформацію про можливий прорив ЗСУ та необхід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enichesk-1.jpg" text:style-name="Internet_20_link" text:visited-style-name="Visited_20_Internet_20_Link">
genichesk-1.jpg</text:a>
']</text:p>
      <text:p text:style-name="P4">
Tags: ['STOPRUSSIA', 'ГЕНІЧЕСЬК', 'ГШ ЗСУ', 'ЕВАКУАЦІЯ КОЛАБОРАНТІВ', 'КОЛАБОРАНТИ', 'НАСТУП']</text:p>
      <text:p text:style-name="P4">
Category: News</text:p>
      <!--METADATA-->
      <text:p text:style-name="P4">
<draw:frame draw:style-name="fr1" draw:name="Image186" text:anchor-type="as-char" svg:width="6.9236in" svg:height="5.246298in" draw:z-index="0">
<draw:image xlink:href="../Images/AРМІЯINFORM/2023-06-21T20-00-00-04-00/genichesk-1.jpg" xlink:type="simple" xlink:show="embed" xlink:actuate="onLoad" draw:mime-type="image/jpeg"/>
</draw:frame>
</text:p>
      <text:p text:style-name="P4">
Російські окупанти активно поширюють інформацію про можливий прорив ЗСУ танеобхідність готуватися до евакуації.</text:p>
      <text:p text:style-name="P4">
Про це <text:a xlink:type="simple" xlink:href="https://armyinform.com.ua/" text:style-name="Internet_20_link" text:visited-style-name="Visited_20_Internet_20_Link">
пише</text:a>
 Генеральний штаб ЗбройнихСил України у своєму ранковому зведенні.</text:p>
      <text:p text:style-name="P4">
Так, у Генічеську на мобільні телефони колаборантів надходять SMS-повідомленняз детальними інструкціями та координатами точок евакуації, що, в своєю чергою,викликає панічні настрої.</text:p>
      <text:p text:style-name="P4">
Source: <text:a xlink:type="simple" xlink:href="https://armyinform.com.ua/2023/06/21/informacziya-pro-mozhlyvyj-proryv-zsu-vyklykaye-u-kolaborantiv-panichni-nastroyi-genshtab-zsu/" text:style-name="Internet_20_link" text:visited-style-name="Visited_20_Internet_20_Link">
https://armyinform.com.ua/2023/06/21/informacziya-pro-mozhlyvyj-proryv-zsu-vyklykaye-u-kolaborantiv-panichni-nastroyi-genshtab-zsu/</text:a>
</text:p>
      <!--NEWS-->
      <text:h text:style-name="P10" text:outline-level="1">
<text:span text:style-name="T4">
Регіони продовжують допомагати херсонцям, які постраждали через підрив Каховської ГЕС</text:span>
</text:h>
      <text:p text:style-name="P4">
Authors: Ukrinform (Person)</text:p>
      <text:p text:style-name="P4">
Publisher: Укринформ (Organization)</text:p>
      <text:p text:style-name="P4">
Published Time: 2023-06-21T20:01:00+03:00</text:p>
      <text:p text:style-name="P4">
Modified Time: 2023-06-21T20:01:00+03:00</text:p>
      <text:p text:style-name="P4">
Description: Різні регіони України продовжують допомагати херсонцям, які постраждали через підрив росіянами Каховської ГЕС. — Укрінформ.</text:p>
      <text:p text:style-name="P4">
Images: ['<text:a xlink:type="simple" xlink:href="https://static.ukrinform.com/photos/2023_06/thumb_files/630_360_1687366833-187.jpg" text:style-name="Internet_20_link" text:visited-style-name="Visited_20_Internet_20_Link">
630_360_16873...</text:a>
']</text:p>
      <text:p text:style-name="P4">
Tags: ['Херсонщина', 'допомога', 'Каховська ГЕС', 'Затоплення']</text:p>
      <text:p text:style-name="P4">
Type: Article</text:p>
      <!--METADATA-->
      <text:p text:style-name="P4">
<draw:frame draw:style-name="fr1" draw:name="Image187" text:anchor-type="as-char" svg:width="6.9236in" svg:height="3.956343in" draw:z-index="0">
<draw:image xlink:href="../Images/yкринформ/2023-06-21T20-01-00-03-00/630_360_1687366833-187.jpg" xlink:type="simple" xlink:show="embed" xlink:actuate="onLoad" draw:mime-type="image/jpeg"/>
</draw:frame>
 Різнірегіони України продовжують допомагати херсонцям, які постраждали через підривросіянами Каховської ГЕС.</text:p>
      <text:p text:style-name="P4">
Про це повідомляється в телеграм-каналах обладміністрацій цих регіонів.</text:p>
      <text:p text:style-name="P4">
Зокрема, начальник Чернівецької ОВА Руслан Запаранюк <text:a xlink:type="simple" xlink:href="https://t.me/chernivetskaODA/5028" text:style-name="Internet_20_link" text:visited-style-name="Visited_20_Internet_20_Link">
 повідомив</text:a>
 , що громади Буковини не полишають у бідіхерсонців, а всіляко їм допомагають.</text:p>
      <text:p text:style-name="P4">
Відтак, з Кіцманської громади відправили 2 буси гуманітарної допомоги,заповнені продуктами, питною водою, одягом, човнами (3 шт) та розкладачками.</text:p>
      <text:p text:style-name="P4">
З Глибоцької - 1 бус із медикаментами, пилами, мотокосами, питною <text:a xlink:type="simple" xlink:href="https://www.ukrinform.ua/tag-voda" text:style-name="Internet_20_link" text:visited-style-name="Visited_20_Internet_20_Link">
 водою</text:a>
 та дезінфекційними засобами.</text:p>
      <text:p text:style-name="P4">
Новоселицька громада також відправила 1 бус із продуктами та водою. Мамаївська- 2 буси, наповнені продуктами, одягом та водою.</text:p>
      <text:p text:style-name="P4">
Жителі Вижницької громади відправили херсонцям близько 4 тонн допомоги увигляді інвентарю для проведення розчищувальних робіт і речей першоїнеобхідності.</text:p>
      <text:p text:style-name="P4">
Села Юрківці, Вікно та Веречанка відправили 5 тонн медикаментів, продуктів,гумового взуття та води.</text:p>
      <text:p text:style-name="P4">
З Великого Кучурова на Херсонщину поїхали 40 осіб бригади будівельників та 5осіб, які готують їжу на місці для людей.</text:p>
      <text:p text:style-name="P4">
Начальник Чернігівської ОВА В’ячеслав Чаус <text:a xlink:type="simple" xlink:href="https://t.me/chernigivskaODA/8226" text:style-name="Internet_20_link" text:visited-style-name="Visited_20_Internet_20_Link">
 поінформував</text:a>
 , що чернігівські кулінари пригощаютьхерсонців смачними обідами.</text:p>
      <text:p text:style-name="P4">
“Чернігівський благодійний фонд «Іскра добра» спільно з чернігівськимикухарями Олегом та Ігорем годують херсонців смачними обідами просто неба вдеокупованих частинах міста та області, навіть у найвіддаленіших її куточках”,- зазначив він.</text:p>
      <text:p text:style-name="P4">
Пресслужба <text:a xlink:type="simple" xlink:href="https://t.me/kirovohradskaODA/10004" text:style-name="Internet_20_link" text:visited-style-name="Visited_20_Internet_20_Link">
 Кіровоградської ОВА </text:a>
повідомила, що жителі Новопразької громади зібрали та відправили херсонцям 1670 літрів питної води, а також допомогли продуктами харчування довготривалогозберігання (макаронні вироби швидкого приготування, цукор, сіль та ящикпечива). Це вже другий вантаж допомоги від них.</text:p>
      <text:p text:style-name="P4">
Як повідомила пресслужба <text:a xlink:type="simple" xlink:href="https://t.me/khersonskaODA/7222" text:style-name="Internet_20_link" text:visited-style-name="Visited_20_Internet_20_Link">
 Херсонської ОВА </text:a>
, три громади області (Чорнобаївська, Дар’ївська та Білозерська) отрималидопомогу від енергетиків із Житомирщини, Київщини, Кіровоградщини, Рівненщинита Чернівців. У населені пункти, що постраждали через підтоплення, доставилинайнеобхідніші матеріали – шифер, OSB-плити, обладнання для сушіння підвалів ідомівок, лопати, тачки, поліпропіленові мішки для прибирання вулиць таспецодяг.</text:p>
      <text:p text:style-name="P4">
Пресслужба <text:a xlink:type="simple" xlink:href="https://t.me/beryslavrda/3397" text:style-name="Internet_20_link" text:visited-style-name="Visited_20_Internet_20_Link">
 Бериславської РДА </text:a>
 поінформувала,що у смт Високопілля завдяки волонтерській підтримці представників RotaryOdesa, Rotary Australia, New Dawn, які передали в користування модульнийбудинок, запрацював кабінет лікаря.</text:p>
      <text:p text:style-name="P4">
А з Рівненщини в Кочубеївку для відновлення житлових будинків, пошкодженихворожими обстрілами, прибули будівельні матеріали. Найближчим часом плануєтьсярозпочати роботу щодо їх відновлення.</text:p>
      <text:p text:style-name="P4">
Перший заступник голови Херсонської облради Юрій Соболевський <text:a xlink:type="simple" xlink:href="https://t.me/SobolevskyiYurii/1665" text:style-name="Internet_20_link" text:visited-style-name="Visited_20_Internet_20_Link">
 подякував</text:a>
 БФ «АНА» за допомогу одній з херсонськихлікарень у вигляді медичних витратних матеріалів, які будуть використані увідділенні реанімації та відділеннях, що здійснюють хірургічні втручання.Також подякував БФ «Support Kherson» та Нісару Ахмаду, які передалихерсонським поліцейським човен для рятувальних операцій.</text:p>
      <text:p text:style-name="P4">
Начальник Тернопільської ОВА Володимир Труш <text:a xlink:type="simple" xlink:href="https://t.me/ternopilskaODA/3732" text:style-name="Internet_20_link" text:visited-style-name="Visited_20_Internet_20_Link">
 повідомив</text:a>
 , що в ліквідації наслідків підтопленняхерсонцям допомагають тернопільські комунальні служби.</text:p>
      <text:p text:style-name="P4">
“Ліквідовуємо наслідки ворожих обстрілів й російської окупації. Уже прибрано 3гектари дворових територій від сміття, біологічних відходів, деревини.Працюємо над доброустроєм населених пунктів й допомагаємо жителям краю”, -зазначив він.</text:p>
      <text:p text:style-name="P4">
Начальник Івано-Франківської ОВА Світлана Онищук <text:a xlink:type="simple" xlink:href="https://t.me/onyshchuksvitlana/7487" text:style-name="Internet_20_link" text:visited-style-name="Visited_20_Internet_20_Link">
 поінформувала</text:a>
 , що спільно із соціальновідповідальним бізнесом області відправили для херсонців третій вантаж ізшифером.</text:p>
      <text:p text:style-name="P4">
За її словами, на сьогодні область вже відправила постраждалому від російськихзагарбників регіону майже 3 тисячі листів. А нещодавно у співпраці зволонтерами передали понад 50 тонн продуктів харчування та питної води.</text:p>
      <text:p text:style-name="P4">
<text:span text:style-name="T4">
Читайте також:</text:span>
 <text:a xlink:type="simple" xlink:href="https://www.ukrinform.ua/rubric-regions/3725958-nimeccina-peredala-dla-nikopolskogo-rajonu-kubovi-emnosti-dla-vodi.html" text:style-name="Internet_20_link" text:visited-style-name="Visited_20_Internet_20_Link">
 Німеччина передала для Нікопольського району кубові<text:span text:style-name="T4">
ємності</text:span>
 для води </text:a>
</text:p>
      <text:p text:style-name="P4">
Як повідомила <text:a xlink:type="simple" xlink:href="https://t.me/citykharkivua/33683" text:style-name="Internet_20_link" text:visited-style-name="Visited_20_Internet_20_Link">
 Харківська міськрада </text:a>
 , КП«Харківські теплові мережі» за дорученням міського голови Ігоря Терехованапередодні відправило ще одну партію гуманітарного вантажу для МКП«Херсонтеплоенерго». Зокрема у Херсон відправили теплові гармати для просушкиприміщень, питну воду та великі ємності для неї, генератори, плівку, харчовіпродукти тривалого зберігання.</text:p>
      <text:p text:style-name="P4">
Не полишає херсонців у біді і світова спільнота. Голова Херсонської облрадиОлександр Прокудін <text:a xlink:type="simple" xlink:href="https://t.me/olexandrprokudin/745" text:style-name="Internet_20_link" text:visited-style-name="Visited_20_Internet_20_Link">
 повідомив </text:a>
 , що відпочатку повномасштабного вторгнення Херсонщина отримує допомогу відглобального фонду Mercy Corps. Уже наступного тижня від організації надійдутьпродуктові та гігієнічні набори, а також комплекти для ремонту.</text:p>
      <text:p text:style-name="P4">
Благодійники ASTEM Foundation передали аварійно-рятувальній службі містачотири позашляховики.</text:p>
      <text:p text:style-name="P4">
“Автівки підвищать мобільність наших спеціалістів і дозволять більш оперативнореагувати на виклики, пов’язані зі збройною агресією Росії та ліквідацієюнаслідків підтоплення”, - зазначив голова облради.</text:p>
      <text:p text:style-name="P4">
Як повідомлялося, у ніч проти 6 червня <text:a xlink:type="simple" xlink:href="https://www.ukrinform.ua/rubric-other_news/3720776-pidriv-rosianami-kahovskoi-ges-usi-novini.html" text:style-name="Internet_20_link" text:visited-style-name="Visited_20_Internet_20_Link">
 російська армія підірвала греблюКаховської ГЕС </text:a>
 . Станом на ранок середи уХерсонській області після підриву росіянами Каховської ГЕС залишалисяпідтопленими 20 населених пунктів, із них 17 - на тимчасово захопленійтериторії.</text:p>
      <text:p text:style-name="P4">
Source: <text:a xlink:type="simple" xlink:href="https://www.ukrinform.ua/rubric-regions/3725978-regioni-prodovzuut-dopomagati-hersoncam-aki-postrazdali-cerez-pidriv-kahovskoi-ges.html" text:style-name="Internet_20_link" text:visited-style-name="Visited_20_Internet_20_Link">
https://www.ukrinform.ua/rubric-regions/3725978-regioni-prodovzuut-dopomagati-hersoncam-aki-postrazdali-cerez-pidriv-kahovskoi-ges.html</text:a>
</text:p>
      <!--NEWS-->
      <text:h text:style-name="P10" text:outline-level="1">
<text:span text:style-name="T4">
Українка Калініна поступилася Дарт у другому колі турніру WTA 250</text:span>
</text:h>
      <text:p text:style-name="P4">
Authors: Ukrinform (Person)</text:p>
      <text:p text:style-name="P4">
Publisher: Укринформ (Organization)</text:p>
      <text:p text:style-name="P4">
Published Time: 2023-06-21T20:03:27+03:00</text:p>
      <text:p text:style-name="P4">
Modified Time: 2023-06-21T20:03:27+03:00</text:p>
      <text:p text:style-name="P4">
Description: Українська тенісистка Ангеліна Калініна завершила виступи на WTA 250 в Бірмінгемі. — Укрінформ.</text:p>
      <text:p text:style-name="P4">
Images: ['<text:a xlink:type="simple" xlink:href="https://static.ukrinform.com/photos/2023_06/thumb_files/630_360_1687366965-547.jpg" text:style-name="Internet_20_link" text:visited-style-name="Visited_20_Internet_20_Link">
630_360_16873...</text:a>
']</text:p>
      <text:p text:style-name="P4">
Tags: ['Теніс', 'Ангеліна Калініна']</text:p>
      <text:p text:style-name="P4">
Type: Article</text:p>
      <!--METADATA-->
      <text:p text:style-name="P4">
<draw:frame draw:style-name="fr1" draw:name="Image188" text:anchor-type="as-char" svg:width="6.9236in" svg:height="3.956343in" draw:z-index="0">
<draw:image xlink:href="../Images/yкринформ/2023-06-21T20-03-27-03-00/630_360_1687366965-547.jpg" xlink:type="simple" xlink:show="embed" xlink:actuate="onLoad" draw:mime-type="image/jpeg"/>
</draw:frame>
 Українськатенісистка Ангеліна Калініна завершила виступи на WTA 250 в Бірмінгемі.</text:p>
      <text:p text:style-name="P4">
Сьогодні, 21 червня, українська тенісистка Ангеліна Калініна (№26 WTA)поступилася Геррієт Дарт (№134 WTA) з Великої Британії у другому колі турніруWTA 250 у Бірмінгемі - 3:6, 6:3, 1:6, передає Укрінформ.</text:p>
      <text:p text:style-name="P4">
Матч тривав 1 годину 46 хвилин. Калініна була останньою українкою, яка бралаучасть в турнірі, у першому колі вилетіли Еліна Світоліна та Марта Костюк.</text:p>
      <text:p text:style-name="P4">
<text:span text:style-name="T4">
Читайте також:</text:span>
 <text:a xlink:type="simple" xlink:href="https://www.ukrinform.ua/rubric-sports/3725748-svitolina-otrimala-wild-card-do-osnovnoi-sitki-vimbldona2023.html" text:style-name="Internet_20_link" text:visited-style-name="Visited_20_Internet_20_Link">
 Світоліна отримала wild card до основної сіткиВімблдона-2023 </text:a>
</text:p>
      <text:p text:style-name="P4">
Як повідомлялося, минулого тижня українка поступилася Дарт у другому колітурніру WTA 250 у Ноттінгемі.</text:p>
      <text:p text:style-name="P4">
Фото: btu.org.ua</text:p>
      <text:p text:style-name="P4">
Source: <text:a xlink:type="simple" xlink:href="https://www.ukrinform.ua/rubric-sports/3725979-ukrainka-kalinina-postupilasa-dart-u-drugomu-koli-turniru-wta-250.html" text:style-name="Internet_20_link" text:visited-style-name="Visited_20_Internet_20_Link">
https://www.ukrinform.ua/rubric-sports/3725979-ukrainka-kalinina-postupilasa-dart-u-drugomu-koli-turniru-wta-250.html</text:a>
</text:p>
      <!--NEWS-->
      <text:h text:style-name="P10" text:outline-level="1">
<text:span text:style-name="T4">
В Одесі кількість жертв ракетної атаки 14 червня зросла до чотирьох</text:span>
</text:h>
      <text:p text:style-name="P4">
Authors: Ukrinform (Person)</text:p>
      <text:p text:style-name="P4">
Publisher: Укринформ (Organization)</text:p>
      <text:p text:style-name="P4">
Published Time: 2023-06-21T20:06:00+03:00</text:p>
      <text:p text:style-name="P4">
Modified Time: 2023-06-21T20:06:00+03:00</text:p>
      <text:p text:style-name="P4">
Description: В Одесі кількість жертв російського ракетної атаки 14 червня збільшилася до чотирьох - у лікарні помер постраждалий чоловік. — Укрінформ.</text:p>
      <text:p text:style-name="P4">
Images: ['<text:a xlink:type="simple" xlink:href="https://static.ukrinform.com/photos/2023_06/thumb_files/630_360_1687366995-661.jpg" text:style-name="Internet_20_link" text:visited-style-name="Visited_20_Internet_20_Link">
630_360_16873...</text:a>
']</text:p>
      <text:p text:style-name="P4">
Tags: ['Одеса', 'Загибель', 'Війна з Росією', 'Ракетний удар']</text:p>
      <text:p text:style-name="P4">
Type: Article</text:p>
      <!--METADATA-->
      <text:p text:style-name="P4">
<draw:frame draw:style-name="fr1" draw:name="Image189" text:anchor-type="as-char" svg:width="6.9236in" svg:height="3.956343in" draw:z-index="0">
<draw:image xlink:href="../Images/yкринформ/2023-06-21T20-06-00-03-00/630_360_1687366995-661.jpg" xlink:type="simple" xlink:show="embed" xlink:actuate="onLoad" draw:mime-type="image/jpeg"/>
</draw:frame>
 В Одесікількість жертв російського ракетної атаки 14 червня збільшилася до чотирьох -у лікарні помер постраждалий чоловік.</text:p>
      <text:p text:style-name="P4">
Як передає Укрінформ, про це <text:a xlink:type="simple" xlink:href="https://t.me/odesacityofficial/18496" text:style-name="Internet_20_link" text:visited-style-name="Visited_20_Internet_20_Link">
 повідомили</text:a>
 в Одеській міській раді.</text:p>
      <text:p text:style-name="P4">
“Кількість жертв ракетної атаки росіян по продовольчих складах торговельноїмережі «Таврія В» збільшилася до 4. В лікарні помер ще один чоловік”, -йдеться у повідомленні.</text:p>
      <text:p text:style-name="P4">
За інформацією міського голови Геннадія Труханова, сьогодні за підтримкиміжнародних партнерів двох постраждалих чоловіків відправили на операції до <text:a xlink:type="simple" xlink:href="https://www.ukrinform.ua/tag-avstria" text:style-name="Internet_20_link" text:visited-style-name="Visited_20_Internet_20_Link">
Австрії </text:a>
 .</text:p>
      <text:p text:style-name="P4">
<text:span text:style-name="T4">
Читайте також:</text:span>
 <text:a xlink:type="simple" xlink:href="https://www.ukrinform.ua/rubric-regions/3723296-v-odesi-vnaslidok-obstrilu-poskodzena-budivla-kinostudii.html" text:style-name="Internet_20_link" text:visited-style-name="Visited_20_Internet_20_Link">
 В <text:span text:style-name="T4">
Одесі</text:span>
 внаслідок обстрілу пошкоджена будівлякіностудії </text:a>
</text:p>
      <text:p text:style-name="P4">
Як повідомляв Укрінформ, унаслідок <text:a xlink:type="simple" xlink:href="https://www.ukrinform.ua/rubric-ato/3722576-raketnij-udar-po-odesi-troe-zagiblih-pid-zavalami-se-mozut-buti-ludi.html" text:style-name="Internet_20_link" text:visited-style-name="Visited_20_Internet_20_Link">
 ракетного удару по Одесі 14 червнязагинули троє цивільних </text:a>
 , більше десяти людей отримали поранення. Російські війська ударили"Калібрами" з акваторії Чорного моря.</text:p>
      <text:p text:style-name="P4">
<text:span text:style-name="T5">
Фото: МВС</text:span>
</text:p>
      <text:p text:style-name="P4">
Source: <text:a xlink:type="simple" xlink:href="https://www.ukrinform.ua/rubric-regions/3725980-v-odesi-kilkist-zertv-raketnoi-ataki-14-cervna-zbilsilasa-do-cotiroh.html" text:style-name="Internet_20_link" text:visited-style-name="Visited_20_Internet_20_Link">
https://www.ukrinform.ua/rubric-regions/3725980-v-odesi-kilkist-zertv-raketnoi-ataki-14-cervna-zbilsilasa-do-cotiroh.html</text:a>
</text:p>
      <!--NEWS-->
      <text:h text:style-name="P10" text:outline-level="1">
<text:span text:style-name="T4">
Світовий банк і донори надають Україні $1,75 мільярда додаткової фінансової підтримки</text:span>
</text:h>
      <text:p text:style-name="P4">
Authors: Ukrinform (Person)</text:p>
      <text:p text:style-name="P4">
Publisher: Укринформ (Organization)</text:p>
      <text:p text:style-name="P4">
Published Time: 2023-06-21T20:10:00+03:00</text:p>
      <text:p text:style-name="P4">
Modified Time: 2023-06-21T20:10:00+03:00</text:p>
      <text:p text:style-name="P4">
Description: Світовий банк і донори надають Україні додаткові 1,75 мільярда доларів на екстрену допомогу та заходи з відновлення. — Укрінформ.</text:p>
      <text:p text:style-name="P4">
Images: ['<text:a xlink:type="simple" xlink:href="https://static.ukrinform.com/photos/2018_12/thumb_files/630_360_1545153813-165.jpg" text:style-name="Internet_20_link" text:visited-style-name="Visited_20_Internet_20_Link">
630_360_15451...</text:a>
']</text:p>
      <text:p text:style-name="P4">
Tags: ['Україна', 'Світовий банк', 'допомога']</text:p>
      <text:p text:style-name="P4">
Type: Article</text:p>
      <!--METADATA-->
      <text:p text:style-name="P4">
<draw:frame draw:style-name="fr1" draw:name="Image190" text:anchor-type="as-char" svg:width="6.9236in" svg:height="3.956343in" draw:z-index="0">
<draw:image xlink:href="../Images/yкринформ/2023-06-21T20-10-00-03-00/630_360_1545153813-165.jpg" xlink:type="simple" xlink:show="embed" xlink:actuate="onLoad" draw:mime-type="image/jpeg"/>
</draw:frame>
 Світовийбанк і донори надають Україні додаткові 1,75 мільярда доларів на екстренудопомогу та заходи з відновлення.</text:p>
      <text:p text:style-name="P4">
Як передає Укрінформ, про це повідомили в <text:a xlink:type="simple" xlink:href="https://www.worldbank.org/uk/news/press-release/2023/06/21/world-bank-and-donors-provide-additional-1-75-billion-for-ukraine-in-support-of-relief-and-recovery-efforts" text:style-name="Internet_20_link" text:visited-style-name="Visited_20_Internet_20_Link">
 Світовому банку</text:a>
 21 червня.</text:p>
      <text:p text:style-name="P4">
"Сьогодні Група Світового банку оголосила про надання додаткової фінансовоїпідтримки Україні на суму 1,75 млрд доларів. Дане фінансування складається згарантованої Сполученим Королівством позики Світового банку на суму 500 млндоларів, гранта на суму 1,25 млрд доларів від Сполучених Штатів та гранта насуму 15 млн доларів від уряду Фінляндії", - йдеться у повідомленні.</text:p>
      <text:p text:style-name="P4">
Зазначено, що пакет фінансової підтримки надається в рамках Проєкту Світовогобанку «Підтримка державних видатків для забезпечення стійкого державногоуправління в Україні» (PEACE)». Він допомагає Україні забезпечувати критичноважливу спроможність уряду щодо надання послуг і виконання основних державнихфункцій на національному та регіональному рівнях.</text:p>
      <text:p text:style-name="P4">
<text:span text:style-name="T4">
Читайте також:</text:span>
 <text:a xlink:type="simple" xlink:href="https://www.ukrinform.ua/rubric-vidbudova/3725967-smigal-planuemo-zaluciti-do-7-milardiv-za-dopomogou-koordinacijnoi-donorskoi-platformi.html" text:style-name="Internet_20_link" text:visited-style-name="Visited_20_Internet_20_Link">
 <text:span text:style-name="T4">
Шмигаль</text:span>
 : Плануємо залучити до $7 мільярдів задопомогою Координаційної донорської платформи</text:a>
</text:p>
      <text:p text:style-name="P4">
Це додаткове фінансування для проєкту PEACE є продовженням низки наданихраніше коштів і буде спрямовано на подальшу підтримку в таких ключових сферах,як охорона здоров’я, освіта, виплата пенсій, програми соціальної допомоги тафінансування заробітної плати працівників, які надають основні державніпослуги.</text:p>
      <text:p text:style-name="P4">
Кошти перекажуть уряду України після того, як Світовий банк отримаєпідтвердження про здійснення узгоджених витрат.</text:p>
      <text:p text:style-name="P4">
«Ця постійна міжнародна підтримка є важливою для того, щоб допомогти Українізадовольнити свої приголомшливі потреби у фінансуванні в 2023 році», – сказалаАнна Б’єрде, керуючий директор Світового банку з питань операційноїдіяльності.</text:p>
      <text:p text:style-name="P4">
З початком впровадження проєкту PEACE у червні 2022 року, уряд України отримавзмогу надавати підтримку приблизно 13 млн громадян, включаючи 10 млнпенсіонерів, 500 тис. працівників сфери освіти, 145 тис. державних службовців,56 тис. працівників служби з надзвичайних ситуацій та більш як 3 млнотримувачів соціальної допомоги та внутрішньо переміщених осіб.</text:p>
      <text:p text:style-name="P4">
<text:span text:style-name="T4">
Читайте також:</text:span>
 <text:a xlink:type="simple" xlink:href="https://www.ukrinform.ua/rubric-economy/3725810-svitovij-bank-dopomoze-ociniti-zbitki-vnaslidok-pidrivu-kahovskoi-ges.html" text:style-name="Internet_20_link" text:visited-style-name="Visited_20_Internet_20_Link">
 <text:span text:style-name="T4">
Світовий</text:span>
 <text:span text:style-name="T4">
банк</text:span>
 допоможе оцінити збитки внаслідокпідриву Каховської ГЕС </text:a>
</text:p>
      <text:p text:style-name="P4">
Як повідомлялось, проєкт PEACE поєднує позики та гранти (сукупна сума яких нацей момент становить 19,745 млрд доларів), надані Світовим банком та іншимипартнерами з розвитку.</text:p>
      <text:p text:style-name="P4">
Разом з оголошеним сьогодні фінансуванням <text:a xlink:type="simple" xlink:href="https://www.ukrinform.ua/tag-svitovij-bank" text:style-name="Internet_20_link" text:visited-style-name="Visited_20_Internet_20_Link">
 Світовий банк</text:a>
 нині мобілізував близько 35 млрддол. екстреного фінансування на підтримку народу України, включаючизобов’язання та обіцянки донорів, зокрема: США, Японії, СполученогоКоролівства, Нідерландів, Іспанії, Норвегії, Німеччини, Канади, Швейцарії,Швеції, Данії, Австрії, Фінляндії, Ірландії, Литви, Латвії, Ісландії таБельгії.</text:p>
      <text:p text:style-name="P4">
Source: <text:a xlink:type="simple" xlink:href="https://www.ukrinform.ua/rubric-economy/3725981-svitovij-bank-i-donori-nadaut-ukraini-175-milarda-dodatkovoi-finansovoi-pidtrimki.html" text:style-name="Internet_20_link" text:visited-style-name="Visited_20_Internet_20_Link">
https://www.ukrinform.ua/rubric-economy/3725981-svitovij-bank-i-donori-nadaut-ukraini-175-milarda-dodatkovoi-finansovoi-pidtrimki.html</text:a>
</text:p>
      <!--NEWS-->
      <text:h text:style-name="P10" text:outline-level="1">
<text:span text:style-name="T4">
Рух столичним бульваром Лесі Українки обмежили до кінця липня</text:span>
</text:h>
      <text:p text:style-name="P4">
Authors: Ukrinform (Person)</text:p>
      <text:p text:style-name="P4">
Publisher: Укринформ (Organization)</text:p>
      <text:p text:style-name="P4">
Published Time: 2023-06-21T20:11:00+03:00</text:p>
      <text:p text:style-name="P4">
Modified Time: 2023-06-21T20:11:00+03:00</text:p>
      <text:p text:style-name="P4">
Description: У столиці на бульварі Лесі Українки частково обмежено рух транспорту через поточний ремонт. — Укрінформ.</text:p>
      <text:p text:style-name="P4">
Images: ['<text:a xlink:type="simple" xlink:href="https://static.ukrinform.com/photos/2023_06/thumb_files/630_360_1687367388-439.jpg" text:style-name="Internet_20_link" text:visited-style-name="Visited_20_Internet_20_Link">
630_360_16873...</text:a>
']</text:p>
      <text:p text:style-name="P4">
Tags: ['Дороги', 'КМДА', 'Київ', 'Ремонт']</text:p>
      <text:p text:style-name="P4">
Type: Article</text:p>
      <!--METADATA-->
      <text:p text:style-name="P4">
<draw:frame draw:style-name="fr1" draw:name="Image191" text:anchor-type="as-char" svg:width="6.9236in" svg:height="3.956343in" draw:z-index="0">
<draw:image xlink:href="../Images/yкринформ/2023-06-21T20-11-00-03-00/630_360_1687367388-439.jpg" xlink:type="simple" xlink:show="embed" xlink:actuate="onLoad" draw:mime-type="image/jpeg"/>
</draw:frame>
 У столиціна бульварі Лесі Українки частково обмежено рух транспорту через поточнийремонт.</text:p>
      <text:p text:style-name="P4">
Про це у <text:a xlink:type="simple" xlink:href="https://t.me/KyivCityOfficial/7077" text:style-name="Internet_20_link" text:visited-style-name="Visited_20_Internet_20_Link">
 Телеграмі </text:a>
 повідомилапресслужба Київської міської державної адміністрації, передає Укрінформ.</text:p>
      <text:p text:style-name="P4">
“На бульварі Лесі Українки рух транспорту частково обмежено через поточний <text:a xlink:type="simple" xlink:href="https://www.ukrinform.ua/tag-remont" text:style-name="Internet_20_link" text:visited-style-name="Visited_20_Internet_20_Link">
ремонт </text:a>
 ”, - йдеться в повідомленні.</text:p>
      <text:p text:style-name="P4">
Зазначається, що роботи виконують на ділянці від вулиці Генерала Алмазова довулиці Басейної в обидва напрямки. Дорожники вирівнюють бордюри, люки, решіткизливостоків. Згодом на асфальтове покриття нанесуть захисний шар. Далі напокриття нанесуть розмітку за новою схемою організації дорожнього руху.</text:p>
      <text:p text:style-name="P4">
<text:span text:style-name="T4">
Читайте також:</text:span>
 <text:a xlink:type="simple" xlink:href="https://www.ukrinform.ua/rubric-kyiv/3725529-zliva-u-stolici-kiivavtodor-likvidovue-pidtoplenna.html" text:style-name="Internet_20_link" text:visited-style-name="Visited_20_Internet_20_Link">
 Злива у столиці: Київавтодор ліквідовує підтоплення</text:a>
</text:p>
      <text:p text:style-name="P4">
Уточнюється, що на бульварі будуть смуги для руху громадського транспорту,якими зможуть їздити і велосипедисти, а також велосмуги на ділянках, де їхможливо виокремити. Крім того, облаштують місця для паркування.</text:p>
      <text:p text:style-name="P4">
Ремонт планують завершити до кінця липня.</text:p>
      <text:p text:style-name="P4">
Як повідомляв Укрінформ, київський міський голова Віталій Кличко заявив, що умісті <text:a xlink:type="simple" xlink:href="https://www.ukrinform.ua/rubric-kyiv/3725724-u-kievi-vidnovluut-dorogi-tam-de-ce-najbils-neobhidno-klicko.html" text:style-name="Internet_20_link" text:visited-style-name="Visited_20_Internet_20_Link">
 відновлюють дороги </text:a>
 <text:a xlink:type="simple" xlink:href="https://www.ukrinform.ua/rubric-kyiv/3725724-u-kievi-vidnovluut-dorogi-tam-de-ce-najbils-neobhidno-klicko.html" text:style-name="Internet_20_link" text:visited-style-name="Visited_20_Internet_20_Link">
 </text:a>
 там, де це найбільшнеобхідно.</text:p>
      <text:p text:style-name="P4">
<text:span text:style-name="T5">
Фото: Роман Барабаш</text:span>
</text:p>
      <text:p text:style-name="P4">
Source: <text:a xlink:type="simple" xlink:href="https://www.ukrinform.ua/rubric-kyiv/3725983-ruh-stolicnim-bulvarom-lesi-ukrainki-obmezili-do-kinca-lipna.html" text:style-name="Internet_20_link" text:visited-style-name="Visited_20_Internet_20_Link">
https://www.ukrinform.ua/rubric-kyiv/3725983-ruh-stolicnim-bulvarom-lesi-ukrainki-obmezili-do-kinca-lipna.html</text:a>
</text:p>
      <!--NEWS-->
      <text:h text:style-name="P10" text:outline-level="1">
<text:span text:style-name="T4">
В ОП закликають надати Україні запрошення в НАТО попри стан війни з Росією</text:span>
</text:h>
      <text:p text:style-name="P4">
Authors: Ukrinform (Person)</text:p>
      <text:p text:style-name="P4">
Publisher: Укринформ (Organization)</text:p>
      <text:p text:style-name="P4">
Published Time: 2023-06-21T20:20:00+03:00</text:p>
      <text:p text:style-name="P4">
Modified Time: 2023-06-21T20:20:00+03:00</text:p>
      <text:p text:style-name="P4">
Description: Північноатлантичний альянс не має зважати на воєнний стан, що діє в Україні через російську агресію, а надати їй запрошення щодо членства в НАТО якомога скоріше. — Укрінформ.</text:p>
      <text:p text:style-name="P4">
Images: ['<text:a xlink:type="simple" xlink:href="https://static.ukrinform.com/photos/2017_07/thumb_files/630_360_1499439744-5916.jpg" text:style-name="Internet_20_link" text:visited-style-name="Visited_20_Internet_20_Link">
630_360_14994...</text:a>
']</text:p>
      <text:p text:style-name="P4">
Tags: ['НАТО', 'Україна', 'Єрмак', 'Війна з Росією']</text:p>
      <text:p text:style-name="P4">
Type: Article</text:p>
      <!--METADATA-->
      <text:p text:style-name="P4">
<draw:frame draw:style-name="fr1" draw:name="Image192" text:anchor-type="as-char" svg:width="6.9236in" svg:height="3.956343in" draw:z-index="0">
<draw:image xlink:href="../Images/yкринформ/2023-06-21T20-20-00-03-00/630_360_1499439744-5916.jpg" xlink:type="simple" xlink:show="embed" xlink:actuate="onLoad" draw:mime-type="image/jpeg"/>
</draw:frame>
Північноатлантичний альянс не має зважати на воєнний стан, що діє в Українічерез російську агресію, а надати їй запрошення щодо членства в НАТО якомогаскоріше.</text:p>
      <text:p text:style-name="P4">
Про це заявив у середу під час онлайн-включення, організованого «Атлантичноюрадою», керівник ОП Андрій Єрмак, передає власний кореспондент Укрінформу.</text:p>
      <text:p text:style-name="P4">
«Воєнний стан не може бути перешкодою для запрошення України до Альянсу», -зауважив представник української влади.</text:p>
      <text:p text:style-name="P4">
Він наголосив, що відкладати питання членства України в <text:a xlink:type="simple" xlink:href="https://www.ukrinform.ua/tag-nato" text:style-name="Internet_20_link" text:visited-style-name="Visited_20_Internet_20_Link">
 НАТО</text:a>
 недоречно, бо в іншому разі Росіяробитиме все, аби продовжити стан війни. А для Заходу це означатименеобхідність виділення ще більшої кількості озброєнь та ресурсів для того, абипротистояти агресору.</text:p>
      <text:p text:style-name="P4">
Крім того, керівник ОП нагадав, що наступного року в Росії мають відбутисяпрезидентські вибори. Тож подальша затримка процесу євроатлантичної інтеграціїУкраїни лише посилить підтримку путінського режиму в РФ.</text:p>
      <text:p text:style-name="P4">
<text:span text:style-name="T4">
Читайте також:</text:span>
 <text:a xlink:type="simple" xlink:href="https://www.ukrinform.ua/rubric-ato/3725834-nato-retelno-vivcae-usi-potrebi-ukraini-abi-vcasno-ih-zabezpecuvati-pomicnik-genseka.html" text:style-name="Internet_20_link" text:visited-style-name="Visited_20_Internet_20_Link">
 <text:span text:style-name="T4">
НАТО</text:span>
 ретельно вивчає усі потреби України, аби вчасноїх забезпечувати – помічник генсека </text:a>
</text:p>
      <text:p text:style-name="P4">
Як повідомляв Укрінформ, наступного місяця у Вільнюсі має відбутися саміт НАТОна рівні глав держав-членів Альянсу. Україна ставить перед союзниками по НАТОпитання щодо гарантій безпеки, а також чіткої перспективи руху до їїповноправного членства в Альянсі.</text:p>
      <text:p text:style-name="P4">
Source: <text:a xlink:type="simple" xlink:href="https://www.ukrinform.ua/rubric-polytics/3725985-v-op-zaklikaut-nadati-ukraini-zaprosenna-v-nato-popri-stan-vijni-z-rosieu.html" text:style-name="Internet_20_link" text:visited-style-name="Visited_20_Internet_20_Link">
https://www.ukrinform.ua/rubric-polytics/3725985-v-op-zaklikaut-nadati-ukraini-zaprosenna-v-nato-popri-stan-vijni-z-rosieu.html</text:a>
</text:p>
      <!--NEWS-->
      <text:h text:style-name="P10" text:outline-level="1">
<text:span text:style-name="T4">
Прем'єр Молдови назвав «недоречними подарунками» гроші від посольства РФ для жителів Гагаузії</text:span>
</text:h>
      <text:p text:style-name="P4">
Authors: Ukrinform (Person)</text:p>
      <text:p text:style-name="P4">
Publisher: Укринформ (Organization)</text:p>
      <text:p text:style-name="P4">
Published Time: 2023-06-21T20:21:01+03:00</text:p>
      <text:p text:style-name="P4">
Modified Time: 2023-06-21T20:21:01+03:00</text:p>
      <text:p text:style-name="P4">
Description: Прем'єр-міністр Молдови Дорін Речан прокоментував дії посольства РФ у Молдові, котре роздавало деяким жителям Гагаузії від $100 до $500. — Укрінформ.</text:p>
      <text:p text:style-name="P4">
Images: ['<text:a xlink:type="simple" xlink:href="https://static.ukrinform.com/photos/2023_02/thumb_files/630_360_1676042686-366.jpg" text:style-name="Internet_20_link" text:visited-style-name="Visited_20_Internet_20_Link">
630_360_16760...</text:a>
']</text:p>
      <text:p text:style-name="P4">
Tags: ['Молдова', "Прем'єр", 'Росія']</text:p>
      <text:p text:style-name="P4">
Type: Article</text:p>
      <!--METADATA-->
      <text:p text:style-name="P4">
<draw:frame draw:style-name="fr1" draw:name="Image193" text:anchor-type="as-char" svg:width="6.9236in" svg:height="3.956343in" draw:z-index="0">
<draw:image xlink:href="../Images/yкринформ/2023-06-21T20-21-01-03-00/630_360_1676042686-366.jpg" xlink:type="simple" xlink:show="embed" xlink:actuate="onLoad" draw:mime-type="image/jpeg"/>
</draw:frame>
 Прем'єр-міністр Молдови Дорін Речан прокоментував дії посольства РФ у Молдові, котрероздавало деяким жителям Гагаузії від $100 до $500.</text:p>
      <text:p text:style-name="P4">
Як передає Укрінформ, про це повідомляє <text:a xlink:type="simple" xlink:href="https://newsmaker.md/rus/novosti/my-prekratim-eti-neumestnye-podarki-rechan-o-razdache-deneg-posolstvom-rf-zhitelyam-gagauzii/" text:style-name="Internet_20_link" text:visited-style-name="Visited_20_Internet_20_Link">
 NewsMaker</text:a>
 .</text:p>
      <text:p text:style-name="P4">
Речан назвав ці «подарунки недоречними» та заявив, що більш важливою єдопомога, яку Молдові надають ЄС, США та Румунія.</text:p>
      <text:p text:style-name="P4">
«Цей дещо незграбний жест практикували і раніше, протягом останніх, непам'ятаю скількох, років. Але важливіша та допомога, яка надходить з ЄС, США,країн-членів ЄС та Румунії до Гагаузії. Влада припинить ці символічні танедоречні подарунки», - заявив Речан.</text:p>
      <text:p text:style-name="P4">
Раніше близько 50 жителів міста Комрат на півдні Молдови отримали грошовіпожертви від посольства Росії у Молдові - від $100 до $500.</text:p>
      <text:p text:style-name="P4">
<text:span text:style-name="T4">
Читайте також:</text:span>
 <text:a xlink:type="simple" xlink:href="https://www.ukrinform.ua/rubric-world/3722067-rosia-pragne-vidnoviti-vpliv-u-moldovi-j-vikoristati-ii-u-vijni-proti-ukraini-glava-mvs.html" text:style-name="Internet_20_link" text:visited-style-name="Visited_20_Internet_20_Link">
 Росія прагне відновити вплив у Молдові й використати її увійні проти України - глава МВС </text:a>
</text:p>
      <text:p text:style-name="P4">
Голова Ради старійшин Гагаузії Василь Арнаут розповів, що кошти роздаютьнужденним на підставі їхніх заяв, до яких потрібно було прикріпити довідки простан здоров'я, склад родини, про прибуток та місце проживання.</text:p>
      <text:p text:style-name="P4">
Загалом, за словами Арнаута, виплати отримають 120 мешканців Гагаузії.</text:p>
      <text:p text:style-name="P4">
Як повідомлялося, Російська Федерація залишатиметься серйозною загрозою для <text:a xlink:type="simple" xlink:href="https://www.ukrinform.ua/tag-moldova" text:style-name="Internet_20_link" text:visited-style-name="Visited_20_Internet_20_Link">
Молдови </text:a>
 впродовж багатьох років тапродовжить спроби держперевороту в країні. Таку думку висловила президентМолдови Мая Санду.</text:p>
      <text:p text:style-name="P4">
<text:span text:style-name="T5">
Фото: Фейсбук Dorin Recean</text:span>
</text:p>
      <text:p text:style-name="P4">
Source: <text:a xlink:type="simple" xlink:href="https://www.ukrinform.ua/rubric-world/3725986-premer-moldovi-nazvav-nedorecnimi-podarunkami-grosi-vid-posolstva-rf-dla-ziteliv-gagauzii.html" text:style-name="Internet_20_link" text:visited-style-name="Visited_20_Internet_20_Link">
https://www.ukrinform.ua/rubric-world/3725986-premer-moldovi-nazvav-nedorecnimi-podarunkami-grosi-vid-posolstva-rf-dla-ziteliv-gagauzii.html</text:a>
</text:p>
      <!--NEWS-->
      <text:h text:style-name="P10" text:outline-level="1">
<text:span text:style-name="T4">
Стратегічні запаси, декарбонізація і донорська підтримка: Нафтогаз та уряд підписали меморандум з ЄБРР</text:span>
</text:h>
      <text:p text:style-name="P4">
Authors: Ukrinform (Person)</text:p>
      <text:p text:style-name="P4">
Publisher: Укринформ (Organization)</text:p>
      <text:p text:style-name="P4">
Published Time: 2023-06-21T20:28:00+03:00</text:p>
      <text:p text:style-name="P4">
Modified Time: 2023-06-21T20:28:00+03:00</text:p>
      <text:p text:style-name="P4">
Description: Підтримка енергетичної безпеки та декарбонізація газової сфери – такою є основна мета меморандуму, підписаного 21 червня урядом України й НАК «Нафтогаз України» з Європейським банком реконструкції та розвитку (ЄБРР). — Укрінформ.</text:p>
      <text:p text:style-name="P4">
Images: ['<text:a xlink:type="simple" xlink:href="https://static.ukrinform.com/photos/2023_06/thumb_files/630_360_1687368357-333.jpg" text:style-name="Internet_20_link" text:visited-style-name="Visited_20_Internet_20_Link">
630_360_16873...</text:a>
']</text:p>
      <text:p text:style-name="P4">
Tags: ['ЄБРР', 'Нафтогаз', 'Уряд', 'Меморандум']</text:p>
      <text:p text:style-name="P4">
Type: Article</text:p>
      <!--METADATA-->
      <text:p text:style-name="P4">
<draw:frame draw:style-name="fr1" draw:name="Image194" text:anchor-type="as-char" svg:width="6.9236in" svg:height="3.956343in" draw:z-index="0">
<draw:image xlink:href="../Images/yкринформ/2023-06-21T20-28-00-03-00/630_360_1687368357-333.jpg" xlink:type="simple" xlink:show="embed" xlink:actuate="onLoad" draw:mime-type="image/jpeg"/>
</draw:frame>
 Підтримкаенергетичної безпеки та декарбонізація газової сфери – такою є основна метамеморандуму, підписаного 21 червня урядом України й НАК «Нафтогаз України» зЄвропейським банком реконструкції та розвитку (ЄБРР).</text:p>
      <text:p text:style-name="P4">
Як передає Укрінформ, про це повідомили в <text:a xlink:type="simple" xlink:href="https://www.naftogaz.com/news/ebrd-memorandum" text:style-name="Internet_20_link" text:visited-style-name="Visited_20_Internet_20_Link">
 Нафтогазі</text:a>
 .</text:p>
      <text:p text:style-name="P4">
«Попри бойові дії, продовжуємо забезпечувати сталу роботу енергетичної системита шукати нові можливості для її захисту. Сьогодні підтримка міжнароднихпартнерів є одним із важливих факторів стійкості української <text:a xlink:type="simple" xlink:href="https://www.ukrinform.ua/tag-energetika" text:style-name="Internet_20_link" text:visited-style-name="Visited_20_Internet_20_Link">
 енергетики</text:a>
 », – зазначив голова правління НАК«Нафтогаз України» Олексій Чернишов.</text:p>
      <text:p text:style-name="P4">
</text:p>
      <text:p text:style-name="P4">
</text:p>
      <text:p text:style-name="P4">
Підписаний меморандум передбачає, що сторони об'єднають зусилля у кількохнапрямках. Це:</text:p>
      <ul>
        <li>
створення стратегічних запасів газу, важливих для енергетичної безпеки України та сталого проходження двох наступних опалювальних сезонів;   * реалізація проєктів із декарбонізації та скорочення викидів метану;   * залучення донорської підтримки для впровадження відповідних заходів і програм;   * розвиток енергоефективності.</li>
      </ul>
      <text:p text:style-name="P4">
<text:span text:style-name="T4">
Читайте також:</text:span>
 <text:a xlink:type="simple" xlink:href="https://www.ukrinform.ua/rubric-economy/3722979-nacbank-ta-ebrr-obgovorili-adaptaciu-ukrainskogo-zakonodavstva-do-standartiv-evrosouzu.html" text:style-name="Internet_20_link" text:visited-style-name="Visited_20_Internet_20_Link">
 Нацбанк та <text:span text:style-name="T4">
ЄБРР</text:span>
 обговорили адаптацію українськогозаконодавства до стандартів Євросоюзу </text:a>
</text:p>
      <text:p text:style-name="P4">
Як <text:a xlink:type="simple" xlink:href="https://www.ukrinform.ua/rubric-economy/3724817-ebrr-pidpise-z-ukrainou-dokumenti-dla-zabezpecenna-realnogo-sektoru-ekonomiki.html" text:style-name="Internet_20_link" text:visited-style-name="Visited_20_Internet_20_Link">
 повідомлялось </text:a>
, Європейський банк реконструкції та розвитку (ЄБРР) планує цього тижняпідписати з Україною документи про посилення енергобезпеки, агро- тафінансового сектору країни.</text:p>
      <text:p text:style-name="P4">
<text:span text:style-name="T5">
Фото: www.naftogaz.com</text:span>
</text:p>
      <text:p text:style-name="P4">
Source: <text:a xlink:type="simple" xlink:href="https://www.ukrinform.ua/rubric-economy/3725988-strategicni-zapasi-dekarbonizacia-i-donorska-pidtrimka-naftogaz-ta-urad-pidpisali-memorandum-z-ebrr.html" text:style-name="Internet_20_link" text:visited-style-name="Visited_20_Internet_20_Link">
https://www.ukrinform.ua/rubric-economy/3725988-strategicni-zapasi-dekarbonizacia-i-donorska-pidtrimka-naftogaz-ta-urad-pidpisali-memorandum-z-ebrr.html</text:a>
</text:p>
      <!--NEWS-->
      <text:h text:style-name="P10" text:outline-level="1">
<text:span text:style-name="T4">
На Херсонщині залишаються підтопленими майже 600 будинків – Клименко</text:span>
</text:h>
      <text:p text:style-name="P4">
Authors: Ukrinform (Person)</text:p>
      <text:p text:style-name="P4">
Publisher: Укринформ (Organization)</text:p>
      <text:p text:style-name="P4">
Published Time: 2023-06-21T20:33:00+03:00</text:p>
      <text:p text:style-name="P4">
Modified Time: 2023-06-21T20:33:00+03:00</text:p>
      <text:p text:style-name="P4">
Description: За останній тиждень рятувальники відкачали воду з майже 700 домоволодінь - унаслідок підриву Каховської ГЕС підтопленими залишаються ще 595 домоволодінь. — Укрінформ.</text:p>
      <text:p text:style-name="P4">
Images: ['<text:a xlink:type="simple" xlink:href="https://static.ukrinform.com/photos/2023_06/thumb_files/630_360_1686147031-809.jpg" text:style-name="Internet_20_link" text:visited-style-name="Visited_20_Internet_20_Link">
630_360_16861...</text:a>
']</text:p>
      <text:p text:style-name="P4">
Tags: ['Херсонщина', 'Клименко', 'Каховська ГЕС', 'Підтоплення']</text:p>
      <text:p text:style-name="P4">
Type: Article</text:p>
      <!--METADATA-->
      <text:p text:style-name="P4">
<draw:frame draw:style-name="fr1" draw:name="Image197" text:anchor-type="as-char" svg:width="6.9236in" svg:height="3.956343in" draw:z-index="0">
<draw:image xlink:href="../Images/yкринформ/2023-06-21T20-33-00-03-00/630_360_1686147031-809.jpg" xlink:type="simple" xlink:show="embed" xlink:actuate="onLoad" draw:mime-type="image/jpeg"/>
</draw:frame>
 Заостанній тиждень рятувальники відкачали воду з майже 700 домоволодінь -унаслідок підриву Каховської ГЕС підтопленими залишаються ще 595 домоволодінь.</text:p>
      <text:p text:style-name="P4">
Про це у <text:a xlink:type="simple" xlink:href="https://t.me/Klymenko_MVS/45" text:style-name="Internet_20_link" text:visited-style-name="Visited_20_Internet_20_Link">
 Телеграмі </text:a>
 повідомив міністрвнутрішніх справ Ігор Клименко, передає Укрінформ.</text:p>
      <text:p text:style-name="P4">
“На Херсонщині залишаються підтопленими 595 домоволодінь. За останній тижденьми відкачали воду з майже 700 таких домоволодінь. Працює 68 мотопомп”, -зазначив Клименко.</text:p>
      <text:p text:style-name="P4">
Він зауважив, що паралельно працює 10 станцій фільтрації води для того, щобвиробляти питну воду нашим громадянам. Також, за його словами, бутильованоїводи зараз є достатня кількість - запаси як мінімум на місяць.</text:p>
      <text:p text:style-name="P4">
_Відео:<text:a xlink:type="simple" xlink:href="https://t.me/Klymenko_MVS/45" text:style-name="Internet_20_link" text:visited-style-name="Visited_20_Internet_20_Link">
 Телеграм-канал міністра внутрішніх справ України</text:a>
 _</text:p>
      <text:p text:style-name="P4">
Глава МВС поінформував, що продовжується робота в мікрорайоні Острів містаХерсона.</text:p>
      <text:p text:style-name="P4">
“Роботи багато: і звичайне прибирання, і знешкодження мін. Роботаускладнюється тим, що в деяких районах, де вже зійшла вода, залишивсядостатньо високий прошарок мулу - від 30 до 70 сантиметрів”, - підкресливміністр.</text:p>
      <text:p text:style-name="P4">
<text:span text:style-name="T4">
Читайте також:</text:span>
 <text:a xlink:type="simple" xlink:href="https://www.ukrinform.ua/rubric-regions/3725816-u-hersoni-bez-elektropostacanna-zalisautsa-se-majze-14-tisac-abonentiv.html" text:style-name="Internet_20_link" text:visited-style-name="Visited_20_Internet_20_Link">
 У Херсоні без електропостачання залишаються ще майже 14тисяч абонентів </text:a>
</text:p>
      <text:p text:style-name="P4">
Крім того, глава МВС повідомив, що вода відступила від берегів на 1300-1600метрів, а річка Дніпро практично увійшла у своє русло, в якому була 70 роківтому.</text:p>
      <text:p text:style-name="P4">
“Незважаючи на <text:a xlink:type="simple" xlink:href="https://www.ukrinform.ua/tag-obstril" text:style-name="Internet_20_link" text:visited-style-name="Visited_20_Internet_20_Link">
 обстріли </text:a>
 , мипрацюємо, несемо службу, прибираємо вулиці, лагодимо трансформаторніпідстанції, запускаємо газ, запускаємо громадський транспорт для наших людей”,- наголосив Клименко.</text:p>
      <text:p text:style-name="P4">
Як повідомляв Укрінформ, з початку рятувальної операції відповідні спеціалістивже виявили у Херсоні і <text:a xlink:type="simple" xlink:href="https://www.ukrinform.ua/rubric-regions/3725907-klimenko-rozpoviv-skilki-min-viavili-u-hersoni-z-pocatku-ratuvalnoi-operacii.html" text:style-name="Internet_20_link" text:visited-style-name="Visited_20_Internet_20_Link">
 ліквідували 62 міни.</text:a>
</text:p>
      <text:p text:style-name="P4">
<text:span text:style-name="T5">
Фото: МВС</text:span>
</text:p>
      <text:p text:style-name="P4">
Source: <text:a xlink:type="simple" xlink:href="https://www.ukrinform.ua/rubric-regions/3725989-na-hersonsini-zalisautsa-pidtoplenimi-majze-600-domiv-klimenko.html" text:style-name="Internet_20_link" text:visited-style-name="Visited_20_Internet_20_Link">
https://www.ukrinform.ua/rubric-regions/3725989-na-hersonsini-zalisautsa-pidtoplenimi-majze-600-domiv-klimenko.html</text:a>
</text:p>
      <!--NEWS-->
      <text:h text:style-name="P10" text:outline-level="1">
<text:span text:style-name="T4">
Баскетболістка 3х3 збірної України: Приїхали максимально викластися на майданчику</text:span>
</text:h>
      <text:p text:style-name="P4">
Authors: Ukrinform (Person)</text:p>
      <text:p text:style-name="P4">
Publisher: Укринформ (Organization)</text:p>
      <text:p text:style-name="P4">
Published Time: 2023-06-21T20:41:05+03:00</text:p>
      <text:p text:style-name="P4">
Modified Time: 2023-06-21T20:41:05+03:00</text:p>
      <text:p text:style-name="P4">
Description: Гравчиня збірної України з баскетболу 3х3 Христина Філевич поділилася очікуваннями від виступу на Європейських іграх-2023. — Укрінформ.</text:p>
      <text:p text:style-name="P4">
Images: ['<text:a xlink:type="simple" xlink:href="https://static.ukrinform.com/photos/2023_06/thumb_files/630_360_1687369166-717.jpg" text:style-name="Internet_20_link" text:visited-style-name="Visited_20_Internet_20_Link">
630_360_16873...</text:a>
']</text:p>
      <text:p text:style-name="P4">
Tags: ['Баскетбол', 'Збірна України', 'Європейські ігри']</text:p>
      <text:p text:style-name="P4">
Type: Article</text:p>
      <!--METADATA-->
      <text:p text:style-name="P4">
<draw:frame draw:style-name="fr1" draw:name="Image198" text:anchor-type="as-char" svg:width="6.9236in" svg:height="3.956343in" draw:z-index="0">
<draw:image xlink:href="../Images/yкринформ/2023-06-21T20-41-05-03-00/630_360_1687369166-717.jpg" xlink:type="simple" xlink:show="embed" xlink:actuate="onLoad" draw:mime-type="image/jpeg"/>
</draw:frame>
 Гравчинязбірної України з баскетболу 3х3 Христина Філевич поділилася очікуваннями відвиступу на Європейських іграх-2023.</text:p>
      <text:p text:style-name="P4">
Вона розповіла про це ексклюзивно в коментарі кореспонденту Укрінформу.</text:p>
      <text:p text:style-name="P4">
«Польша, Естонія і Литва - це гарні команди, тому, думаю, варто готуватися доцікавих і напружених ігор. В баскетболі 3х3 складно щось прогнозувати. Литвабула однією з топових збірних останні роки, Естонія і Польща теж доситьцікаві. Це сильна група, тому намагатимемося показати максимальний результат»,- сказала вона.</text:p>
      <text:p text:style-name="P4">
Баскетболістка наголосила на тому, що збірна України звикла до напруженогографіку змагань, тому сил на весь турнір вистачить.</text:p>
      <text:p text:style-name="P4">
«Ми сподіваємося, що нам вистачить сил пройти напружений графік ігор. Для насце не вперше, тому ми звикли. Нас надихають ті, хто захищають нашу країну.Вони роблять нереальне і надають нам віру в себе, сил. Також велику подякувисловлюємо рідним, які вірять в нас попри все. Звісно, варто відзначитифедерації, які в такий складний час знаходять кошти, щоб нам допомогти», -зауважила Філевич.</text:p>
      <text:p text:style-name="P4">
Христина також підкреслила, що атмосфера у збірній України хороша, а дівчатапідтримують одна одну.</text:p>
      <text:p text:style-name="P4">
«Кожні змагання, організація їх цікава по-своєму. Зараз мені все подобається.Нас душевно зустріли. Локація у нас цікава, в селищі взагалі все прекрасно. Миприїхали лише з однією метою: максимально викластися на майданчику. Минамагаємося одна одну підтримувати, тримати свої емоції в собі», - підсумувалабаскетболістка.</text:p>
      <text:p text:style-name="P4">
<text:span text:style-name="T4">
Читайте також:</text:span>
 <text:a xlink:type="simple" xlink:href="https://www.ukrinform.ua/rubric-sports/3725512-evropejski-igri2023-igri-peremozciv-igri-povagi-igri-bez-rosian.html" text:style-name="Internet_20_link" text:visited-style-name="Visited_20_Internet_20_Link">
 <text:span text:style-name="T4">
Європейські</text:span>
 <text:span text:style-name="T4">
ігри</text:span>
 -2023 – ігри переможців, ігриповаги, ігри без росіян </text:a>
</text:p>
      <text:p text:style-name="P4">
Як повідомлялося, змагання пройдуть 21-24 червня. Українки потрапила до групиС, де також зіграють збірні Литви, Польщі та Естонії.</text:p>
      <text:p text:style-name="P4">
Дві найкращі команди з групи вийдуть до чвертьфінального раунду, а далі заолімпійською системою на виліт визначаться призери Європейських ігор. Зкалендарем збірної України можна ознайомитися <text:a xlink:type="simple" xlink:href="https://www.ukrinform.ua/rubric-sports/3725132-evropejski-igri-kalendar-matciv-zinocoi-zbirnoi-ukraini-z-basketbolu-3h3.html" text:style-name="Internet_20_link" text:visited-style-name="Visited_20_Internet_20_Link">
 тут</text:a>
 .</text:p>
      <text:p text:style-name="P4">
Фото: fbu.ua</text:p>
      <text:p text:style-name="P4">
Source: <text:a xlink:type="simple" xlink:href="https://www.ukrinform.ua/rubric-sports/3725992-basketbolistka-3h3-zbirnoi-ukraini-priihali-maksimalno-viklastisa-na-majdanciku.html" text:style-name="Internet_20_link" text:visited-style-name="Visited_20_Internet_20_Link">
https://www.ukrinform.ua/rubric-sports/3725992-basketbolistka-3h3-zbirnoi-ukraini-priihali-maksimalno-viklastisa-na-majdanciku.html</text:a>
</text:p>
      <!--NEWS-->
      <text:h text:style-name="P10" text:outline-level="1">
<text:span text:style-name="T4">
У Львові попрощалися з Героєм України Ігорем Дашком</text:span>
</text:h>
      <text:p text:style-name="P4">
Authors: Ukrinform (Person)</text:p>
      <text:p text:style-name="P4">
Publisher: Укринформ (Organization)</text:p>
      <text:p text:style-name="P4">
Published Time: 2023-06-21T20:44:49+03:00</text:p>
      <text:p text:style-name="P4">
Modified Time: 2023-06-21T20:44:49+03:00</text:p>
      <text:p text:style-name="P4">
Description: У Львові в Гарнізонному храмі попрощалися з Героєм України, прикордонником Ігорем Дашком. — Укрінформ.</text:p>
      <text:p text:style-name="P4">
Images: ['<text:a xlink:type="simple" xlink:href="https://static.ukrinform.com/photos/2023_06/thumb_files/630_360_1687369147-317.jpg" text:style-name="Internet_20_link" text:visited-style-name="Visited_20_Internet_20_Link">
630_360_16873...</text:a>
']</text:p>
      <text:p text:style-name="P4">
Tags: ['Львів', 'Прощання', 'Загибель', 'Війна з Росією', 'Ігор Дашко']</text:p>
      <text:p text:style-name="P4">
Type: Article</text:p>
      <!--METADATA-->
      <text:p text:style-name="P4">
<draw:frame draw:style-name="fr1" draw:name="Image199" text:anchor-type="as-char" svg:width="6.9236in" svg:height="3.956343in" draw:z-index="0">
<draw:image xlink:href="../Images/yкринформ/2023-06-21T20-44-49-03-00/630_360_1687369147-317.jpg" xlink:type="simple" xlink:show="embed" xlink:actuate="onLoad" draw:mime-type="image/jpeg"/>
</draw:frame>
 У Львові вГарнізонному храмі попрощалися з Героєм України, прикордонником Ігорем Дашком.</text:p>
      <text:p text:style-name="P4">
Про це повідомили на <text:a xlink:type="simple" xlink:href="https://mvs.gov.ua/uk/news/u-lvovi-poproshhalisia-z-gerojem-ukrayini-igorem-daskom" text:style-name="Internet_20_link" text:visited-style-name="Visited_20_Internet_20_Link">
 порталі МВС України</text:a>
 ,передає Укрінформ.</text:p>
      <text:p text:style-name="P4">
Як повідомляється, прикордонник загинув рік тому під час оборони Маріуполя.Останніми словами, які він вимовив по радіозв’язку, стали «Слава Україні».</text:p>
      <text:p text:style-name="P4">
</text:p>
      <text:p text:style-name="P4">
«У Гарнізонному храмі святих апостолів Петра і Павла у Львові під час панахидившанували пам’ять Героя та провели міську церемонію прощання з воїном.Похований Ігор Дашко на Марсовому полі», - йдеться в повідомленні.</text:p>
      <text:p text:style-name="P4">
<text:span text:style-name="T4">
Читайте також:</text:span>
 <text:a xlink:type="simple" xlink:href="https://www.ukrinform.ua/rubric-regions/3720540-u-cernigovi-poprosalisa-iz-zahisnikom-mariupola-mikolou-baranovskim.html" text:style-name="Internet_20_link" text:visited-style-name="Visited_20_Internet_20_Link">
 У Чернігові <text:span text:style-name="T4">
попрощалися</text:span>
 із захисником МаріуполяМиколою Барановським </text:a>
</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уУказом Президента України Ігорю Дашку присвоєно звання Герой України(посмертно). Також офіцеру присвоєно військове звання «полковник» (посмертно).</text:p>
      <text:p text:style-name="P4">
Відповідно до волевиявлення львів’ян, 29 вересня 2022 року колишню вулицюФілатова у Львові було перейменовано на честь Ігоря Дашка.</text:p>
      <text:p text:style-name="P4">
</text:p>
      <text:p text:style-name="P4">
Крім того, вулиці, що перейменовані на його честь, тепер є у Самборі таХмельницькому.</text:p>
      <text:p text:style-name="P4">
Як повідомляється, Ігор народився у місті Самбір, що на Львівщини. У 1999 роцівступив до лав прикордонників. Понад 10 років свого життя офіцер присвятивслужбі з охорони західних рубежів України.</text:p>
      <text:p text:style-name="P4">
</text:p>
      <text:p text:style-name="P4">
<text:a xlink:type="simple" xlink:href="https://static.ukrinform.com/photos/2023_06/1687369194-9487.jpeg" text:style-name="Internet_20_link" text:visited-style-name="Visited_20_Internet_20_Link">
 </text:a>
 <text:a xlink:type="simple" xlink:href="https://static.ukrinform.com/photos/2023_06/1687369194-2956.jpeg" text:style-name="Internet_20_link" text:visited-style-name="Visited_20_Internet_20_Link">
</text:a>
 <text:a xlink:type="simple" xlink:href="https://static.ukrinform.com/photos/2023_06/1687369194-4286.jpeg" text:style-name="Internet_20_link" text:visited-style-name="Visited_20_Internet_20_Link">
</text:a>
 <text:a xlink:type="simple" xlink:href="https://static.ukrinform.com/photos/2023_06/1687369195-2328.jpeg" text:style-name="Internet_20_link" text:visited-style-name="Visited_20_Internet_20_Link">
</text:a>
 <text:a xlink:type="simple" xlink:href="https://static.ukrinform.com/photos/2023_06/1687369195-2132.jpeg" text:style-name="Internet_20_link" text:visited-style-name="Visited_20_Internet_20_Link">
</text:a>
 <text:a xlink:type="simple" xlink:href="https://static.ukrinform.com/photos/2023_06/1687369195-6117.jpeg" text:style-name="Internet_20_link" text:visited-style-name="Visited_20_Internet_20_Link">
</text:a>
 <text:a xlink:type="simple" xlink:href="https://static.ukrinform.com/photos/2023_06/1687369195-9535.jpeg" text:style-name="Internet_20_link" text:visited-style-name="Visited_20_Internet_20_Link">
</text:a>
 <text:a xlink:type="simple" xlink:href="https://static.ukrinform.com/photos/2023_06/1687369195-5983.jpeg" text:style-name="Internet_20_link" text:visited-style-name="Visited_20_Internet_20_Link">
</text:a>
 <text:a xlink:type="simple" xlink:href="https://static.ukrinform.com/photos/2023_06/1687369195-6613.jpeg" text:style-name="Internet_20_link" text:visited-style-name="Visited_20_Internet_20_Link">
</text:a>
</text:p>
      <text:p text:style-name="P4">
В боях за <text:a xlink:type="simple" xlink:href="https://www.ukrinform.ua/tag-mariupol" text:style-name="Internet_20_link" text:visited-style-name="Visited_20_Internet_20_Link">
 Маріуполь </text:a>
 , під часспроби прориву противником оборони, прикривав відхід побратимів на запасніпозиції. Був важко поранений. Щоб не потрапити в полон самому та не дативорогу захопити радіостанцію, Воїн прийняв важке рішення – підірвати себегранатою. У радіоефірі пролунали останні слова мужнього прикордонника: «СлаваУкраїні!».</text:p>
      <text:p text:style-name="P4">
Source: <text:a xlink:type="simple" xlink:href="https://www.ukrinform.ua/rubric-regions/3725994-u-lvovi-poprosalisa-z-geroem-ukraini-igorem-daskom.html" text:style-name="Internet_20_link" text:visited-style-name="Visited_20_Internet_20_Link">
https://www.ukrinform.ua/rubric-regions/3725994-u-lvovi-poprosalisa-z-geroem-ukraini-igorem-daskom.html</text:a>
</text:p>
      <!--NEWS-->
      <text:h text:style-name="P10" text:outline-level="1">
<text:span text:style-name="T4">
Данілов не виключає кадрових рішень на засіданні РНБО щодо стану укриттів</text:span>
</text:h>
      <text:p text:style-name="P4">
Authors: Ukrinform (Person)</text:p>
      <text:p text:style-name="P4">
Publisher: Укринформ (Organization)</text:p>
      <text:p text:style-name="P4">
Published Time: 2023-06-21T20:45:00+03:00</text:p>
      <text:p text:style-name="P4">
Modified Time: 2023-06-21T20:45:00+03:00</text:p>
      <text:p text:style-name="P4">
Description: Секретар Ради національної безпеки та оборони України Олексій Данілов допустив імовірність кадрових рішень на майбутньому засіданні РНБО в п'ятницю, яке стосуватиметься стану укриттів в Україні. — Укрінформ.</text:p>
      <text:p text:style-name="P4">
Images: ['<text:a xlink:type="simple" xlink:href="https://static.ukrinform.com/photos/2023_04/thumb_files/630_360_1680783799-703.jpg" text:style-name="Internet_20_link" text:visited-style-name="Visited_20_Internet_20_Link">
630_360_16807...</text:a>
']</text:p>
      <text:p text:style-name="P4">
Tags: ['РНБО', 'Данілов', 'Укриття', 'Єдині новини']</text:p>
      <text:p text:style-name="P4">
Type: Article</text:p>
      <!--METADATA-->
      <text:p text:style-name="P4">
<draw:frame draw:style-name="fr1" draw:name="Image212" text:anchor-type="as-char" svg:width="6.9236in" svg:height="3.956343in" draw:z-index="0">
<draw:image xlink:href="../Images/yкринформ/2023-06-21T20-45-00-03-00/630_360_1680783799-703.jpg" xlink:type="simple" xlink:show="embed" xlink:actuate="onLoad" draw:mime-type="image/jpeg"/>
</draw:frame>
 СекретарРади національної безпеки та оборони України Олексій Данілов допустивімовірність кадрових рішень на майбутньому засіданні РНБО в п'ятницю, якестосуватиметься стану укриттів в Україні.</text:p>
      <text:p text:style-name="P4">
Про це Данілов сказав в ефірі загальнонаціонального телемарафону «Єдиніновини», передає Укрінформ.</text:p>
      <text:p text:style-name="P4">
«Президент дав доручення зібрати засідання <text:a xlink:type="simple" xlink:href="https://www.ukrinform.ua/tag-rnbo" text:style-name="Internet_20_link" text:visited-style-name="Visited_20_Internet_20_Link">
 РНБО</text:a>
 . Після тих трагічних подій, яківідбулися в Києві було дано завдання перевірити всі укриття на території нашоїкраїни. Така перевірка відбулася. Була дана оцінка. І в п'ятницю на засіданніРНБО буде розглядатися це питання. Буде доповідь міністра Клименка. Будедоповідь ще одного міністра, який безпосередньо відповідав за перевірку. І порезультатам доповіді будуть прийняті відповідні рішення», - сказав Данілов.</text:p>
      <text:p text:style-name="P4">
Він не виключає, що можуть бути і кадрові рішення з урахуванням чутливостіпитання.</text:p>
      <text:p text:style-name="P4">
Як <text:a xlink:type="simple" xlink:href="https://www.ukrinform.ua/rubric-polytics/3723775-zelenskij-sklikae-zasidanna-rnbo.html" text:style-name="Internet_20_link" text:visited-style-name="Visited_20_Internet_20_Link">
 повідомлялося </text:a>
 , Президент ВолодимирЗеленський скликає засідання Ради національної безпеки і оборони України на 23червня.</text:p>
      <text:p text:style-name="P4">
<text:span text:style-name="T4">
Читайте також:</text:span>
 <text:a xlink:type="simple" xlink:href="https://www.ukrinform.ua/rubric-kyiv/3725781-zacinene-ukritta-direktora-departamentu-kmda-vidpravili-pid-domasnij-arest.html" text:style-name="Internet_20_link" text:visited-style-name="Visited_20_Internet_20_Link">
 Зачинене укриття: директора департаменту КМДА відправилипід домашній арешт </text:a>
</text:p>
      <text:p text:style-name="P4">
Вночі 1 червня російські війська вкотре атакували Київ ракетами. Ворогвипустив у напрямку столиці 10 "Іскандерів". Усі знищила протиповітрянаоборона. Унаслідок ракетного удару <text:a xlink:type="simple" xlink:href="https://www.ukrinform.ua/rubric-kyiv/3716810-policia-utocnila-informaciu-pro-zagiblih-u-kievi-dvoe-zinok-i-devatiricna-ditina.html" text:style-name="Internet_20_link" text:visited-style-name="Visited_20_Internet_20_Link">
 постраждали 19 людей, троє з нихзагинули, зокрема 9-річна дівчинка </text:a>
 .</text:p>
      <text:p text:style-name="P4">
Родичі постраждалих заявили, що укриття, до якого люди прибігли під часповітряної тривоги, було зачиненим. 3 червня суд обрав запобіжні заходичотирьом особам, затриманим у зв’язку із загибеллю людей біля укриття вДеснянському районі Києва.</text:p>
      <text:p text:style-name="P4">
Після трагедії у столиці розпочалася посилена перевірка укриттів.</text:p>
      <text:p text:style-name="P4">
Source: <text:a xlink:type="simple" xlink:href="https://www.ukrinform.ua/rubric-polytics/3725995-danilov-ne-viklucae-kadrovih-risen-na-zasidanni-rnbo-sodo-stanu-ukrittiv.html" text:style-name="Internet_20_link" text:visited-style-name="Visited_20_Internet_20_Link">
https://www.ukrinform.ua/rubric-polytics/3725995-danilov-ne-viklucae-kadrovih-risen-na-zasidanni-rnbo-sodo-stanu-ukrittiv.html</text:a>
</text:p>
      <!--NEWS-->
      <text:h text:style-name="P10" text:outline-level="1">
<text:span text:style-name="T4">
Сейм Литви ініціював позбавлення громадянства фігуристки Дроб'язко за участь у шоу в РФ</text:span>
</text:h>
      <text:p text:style-name="P4">
Authors: Ukrinform (Person)</text:p>
      <text:p text:style-name="P4">
Publisher: Укринформ (Organization)</text:p>
      <text:p text:style-name="P4">
Published Time: 2023-06-21T20:54:00+03:00</text:p>
      <text:p text:style-name="P4">
Modified Time: 2023-06-21T23:54:00+03:00</text:p>
      <text:p text:style-name="P4">
Description: Спікер парламенту Литви Вікторія Чміліте-Нільсен вважає, що ініціатива позбавлення литовського громадянства фігуристки Маргарити Дроб'язко, яка в серпні 2022 року виступала в Росії, буде реалізована. — Укрінформ.</text:p>
      <text:p text:style-name="P4">
Images: ['<text:a xlink:type="simple" xlink:href="https://static.ukrinform.com/photos/2023_06/thumb_files/630_360_1687376526-294.jpg" text:style-name="Internet_20_link" text:visited-style-name="Visited_20_Internet_20_Link">
630_360_16873...</text:a>
']</text:p>
      <text:p text:style-name="P4">
Tags: ['Литва', 'Спорт', 'Громадянство', 'фігурне катання']</text:p>
      <text:p text:style-name="P4">
Type: Article</text:p>
      <!--METADATA-->
      <text:p text:style-name="P4">
<draw:frame draw:style-name="fr1" draw:name="Image213" text:anchor-type="as-char" svg:width="6.9236in" svg:height="3.956343in" draw:z-index="0">
<draw:image xlink:href="../Images/yкринформ/2023-06-21T20-54-00-03-00/630_360_1687376526-294.jpg" xlink:type="simple" xlink:show="embed" xlink:actuate="onLoad" draw:mime-type="image/jpeg"/>
</draw:frame>
 Спікерпарламенту Литви Вікторія Чміліте-Нільсен вважає, що ініціатива позбавленнялитовського громадянства фігуристки Маргарити Дроб'язко, яка в серпні 2022року виступала в Росії, буде реалізована.</text:p>
      <text:p text:style-name="P4">
Про це вона сказала в інтерв'ю <text:a xlink:type="simple" xlink:href="https://www.lrt.lt/naujienos/lietuvoje/2/2017772/seimo-pirmininke-apie-iniciatyva-panaikinti-pilietybe-drobiazko-tiketina-sis-sprendimas-bus-priimtas" text:style-name="Internet_20_link" text:visited-style-name="Visited_20_Internet_20_Link">
 Національному радіо</text:a>
 , передає Укрінформ.</text:p>
      <text:p text:style-name="P4">
«Про це давно говорять. Мабуть, ми вже підійшли до фінального етапу цьогорішення. Наскільки я знаю, це підтримується, тому, швидше за все, будеприйнято таке рішення», – сказала Чміліте-Нільсен.</text:p>
      <text:p text:style-name="P4">
Зазначається, що у вівторок депутати Сейму ініціювали анулювання литовськогогромадянства Дроб'язко. Вони звернулися до Міністерства внутрішніх справ ізпроханням оцінити підстави для позбавлення фігуристки громадянства відповіднодо прийнятих нещодавно законодавчих поправок.</text:p>
      <text:p text:style-name="P4">
<text:span text:style-name="T4">
Читайте також:</text:span>
 <text:span text:style-name="T4">
<text:a xlink:type="simple" xlink:href="https://www.ukrinform.ua/rubric-economy/3725527-mitnica-litvi-posilue-pravila-provezenna-tovariv-cerez-rf-ta-bilorus.html" text:style-name="Internet_20_link" text:visited-style-name="Visited_20_Internet_20_Link">
 Митниця Литви посилює правила провезення товарів черезРФ та Білорусь </text:a>
 </text:span>
</text:p>
      <text:p text:style-name="P4">
У березні литовські <text:a xlink:type="simple" xlink:href="https://www.delfi.lt/ru/news/politics/seym-litvy-iniciiroval-lishenie-grazhdanstva-olimpiyskoy-figuristki-za-vystuplenie-na-scene-v-rossii-93726435" text:style-name="Internet_20_link" text:visited-style-name="Visited_20_Internet_20_Link">
 депутати </text:a>
 дозволили позбавляти громадянства осіб, дії якихзагрожують інтересам безпеки країни або її союзників, якщо паспорт ним ранішевидано як виняток.</text:p>
      <text:p text:style-name="P4">
Маргарита Дроб'язко народилася в Москві. Після розпаду СРСР отрималагромадянство Литви і виступала за цю країну у парі з Повіласом Ванагасом, зяким 2000 року одружилася. Пара п'ять разів брала участь в Олімпійських іграх.Дроб'язко та Ванагас були призерами чемпіонату світу та двох чемпіонатівЄвропи.</text:p>
      <text:p text:style-name="P4">
У серпні 2022 року пара взяла участь у російському танцювальному шоу "Лебединеозеро" в Сочі. Його підготувала Тетяна Навка - дружина спікера Кремля ДмитраПєскова.</text:p>
      <text:p text:style-name="P4">
<text:span text:style-name="T5">
Фото: BNS nuotr</text:span>
</text:p>
      <text:p text:style-name="P4">
Source: <text:a xlink:type="simple" xlink:href="https://www.ukrinform.ua/rubric-sports/3726023-sejm-litvi-iniciuvav-pozbavlenna-gromadanstva-figuristki-drobazko-za-ucast-u-sou-v-rosii.html" text:style-name="Internet_20_link" text:visited-style-name="Visited_20_Internet_20_Link">
https://www.ukrinform.ua/rubric-sports/3726023-sejm-litvi-iniciuvav-pozbavlenna-gromadanstva-figuristki-drobazko-za-ucast-u-sou-v-rosii.html</text:a>
</text:p>
      <!--NEWS-->
      <text:h text:style-name="P10" text:outline-level="1">
<text:span text:style-name="T4">
Молодіжна збірна України з футболу стартувала з перемоги на чемпіонаті Європи</text:span>
</text:h>
      <text:p text:style-name="P4">
Authors: Ukrinform (Person)</text:p>
      <text:p text:style-name="P4">
Publisher: Укринформ (Organization)</text:p>
      <text:p text:style-name="P4">
Published Time: 2023-06-21T21:01:12+03:00</text:p>
      <text:p text:style-name="P4">
Modified Time: 2023-06-21T21:01:12+03:00</text:p>
      <text:p text:style-name="P4">
Description: Збірна України U-21  футболу здобула першу перемогу на молодіжному чемпіонаті Європи. — Укрінформ.</text:p>
      <text:p text:style-name="P4">
Images: ['<text:a xlink:type="simple" xlink:href="https://static.ukrinform.com/photos/2023_06/thumb_files/630_360_1687370409-240.jpeg" text:style-name="Internet_20_link" text:visited-style-name="Visited_20_Internet_20_Link">
630_360_16873...</text:a>
']</text:p>
      <text:p text:style-name="P4">
Tags: ['Футбол']</text:p>
      <text:p text:style-name="P4">
Type: Article</text:p>
      <!--METADATA-->
      <text:p text:style-name="P4">
<draw:frame draw:style-name="fr1" draw:name="Image214" text:anchor-type="as-char" svg:width="6.9236in" svg:height="3.956343in" draw:z-index="0">
<draw:image xlink:href="../Images/yкринформ/2023-06-21T21-01-12-03-00/630_360_1687370409-240.jpeg" xlink:type="simple" xlink:show="embed" xlink:actuate="onLoad" draw:mime-type="image/jpeg"/>
</draw:frame>
 ЗбірнаУкраїни U-21 футболу здобула першу перемогу на молодіжному чемпіонаті Європи.</text:p>
      <text:p text:style-name="P4">
В першому турі ЧЄ "синьо-жовті" здолали одноліток з Хорватії - 2:0 в групі В,передає Укрінформ.</text:p>
      <text:p text:style-name="P4">
У складі України відзначилися Кащук і Сікан на 19-й і 48-й хвилинахвідповідно.</text:p>
      <text:p text:style-name="P4">
У паралельному матчі квартету В Румунія зіграє з Іспанією. Початок матчу - о21:45 за Києвом.</text:p>
      <text:p text:style-name="P4">
Перемога дозволила підопічним Руслана Ротаня очолити групу.</text:p>
      <text:p text:style-name="P4">
<text:span text:style-name="T4">
Читайте також:</text:span>
 <text:a xlink:type="simple" xlink:href="https://www.ukrinform.ua/rubric-sports/3725705-molodizna-zbirna-ukraini-z-futbolu-istoria-vistupiv-u-finalnih-stadiah-evro.html" text:style-name="Internet_20_link" text:visited-style-name="Visited_20_Internet_20_Link">
 Молодіжна збірна України з <text:span text:style-name="T4">
футбол</text:span>
 у: історія виступіву фінальних стадіях Євро </text:a>
</text:p>
      <text:p text:style-name="P4">
В наступному матчі молодіжна збірна України зіграє з Румунією 24 червня.Початок матчу - о 19:00 за Києвом.</text:p>
      <text:p text:style-name="P4">
Фото: УАФ</text:p>
      <text:p text:style-name="P4">
Source: <text:a xlink:type="simple" xlink:href="https://www.ukrinform.ua/rubric-sports/3725998-molodizna-zbirna-ukraini-z-futbolu-startuvala-z-peremogi-na-cempionati-evropi.html" text:style-name="Internet_20_link" text:visited-style-name="Visited_20_Internet_20_Link">
https://www.ukrinform.ua/rubric-sports/3725998-molodizna-zbirna-ukraini-z-futbolu-startuvala-z-peremogi-na-cempionati-evropi.html</text:a>
</text:p>
      <!--NEWS-->
      <text:h text:style-name="P10" text:outline-level="1">
<text:span text:style-name="T4">
Сексизм у приймальній комісії Львівському медуніверситету розслідуватиме комісія МОЗ</text:span>
</text:h>
      <text:p text:style-name="P4">
Authors: Ukrinform (Person)</text:p>
      <text:p text:style-name="P4">
Publisher: Укринформ (Organization)</text:p>
      <text:p text:style-name="P4">
Published Time: 2023-06-21T21:07:00+03:00</text:p>
      <text:p text:style-name="P4">
Modified Time: 2023-06-21T21:07:00+03:00</text:p>
      <text:p text:style-name="P4">
Description: МОЗ створив комісію для розслідування скандалу з сексистськими висловлюваннями приймальної комісії Львівського національного медичного університету імені Данила Галицького під час розподілу в інтернатуру. — Укрінформ.</text:p>
      <text:p text:style-name="P4">
Images: ['<text:a xlink:type="simple" xlink:href="https://static.ukrinform.com/photos/2023_06/thumb_files/630_360_1687370960-916.jpg" text:style-name="Internet_20_link" text:visited-style-name="Visited_20_Internet_20_Link">
630_360_16873...</text:a>
']</text:p>
      <text:p text:style-name="P4">
Tags: ['Гендерна рівність', 'Львів', 'Медицина', 'МОЗ', 'Права людини', 'Університет Богомольця', 'Університет']</text:p>
      <text:p text:style-name="P4">
Type: Article</text:p>
      <!--METADATA-->
      <text:p text:style-name="P4">
<draw:frame draw:style-name="fr1" draw:name="Image215" text:anchor-type="as-char" svg:width="6.9236in" svg:height="3.956343in" draw:z-index="0">
<draw:image xlink:href="../Images/yкринформ/2023-06-21T21-07-00-03-00/630_360_1687370960-916.jpg" xlink:type="simple" xlink:show="embed" xlink:actuate="onLoad" draw:mime-type="image/jpeg"/>
</draw:frame>
 МОЗстворив комісію для розслідування скандалу з сексистськими висловлюваннямиприймальної комісії Львівського національного медичного університету іменіДанила Галицького під час розподілу в інтернатуру.</text:p>
      <text:p text:style-name="P4">
Про це <text:a xlink:type="simple" xlink:href="https://moz.gov.ua/article/news/studenti-%e2%80%93-ne-mishen-dlja-slovesnogo-nasilstva-rektoriv-%e2%80%93-pozicija-moz" text:style-name="Internet_20_link" text:visited-style-name="Visited_20_Internet_20_Link">
 повідомляється</text:a>
 на сайті міністерства,передає Укрінформ.</text:p>
      <text:p text:style-name="P4">
“Міністерство охорони здоровʼя засуджує будь-які прояви сексизму таупередженого ставлення до студентів. За це кожен, хто був причетний до цієїганебної ситуації, понесе відповідальність. Наразі при МОЗ вже створенакомісія для надання оцінки ситуації, що склалася у Львівському національномумедуніверситеті ім. Данила Галицького під час розподілу студентів вінтернатуру. До її складу увійдуть представники керівництва МОЗ та відповіднихдепартаментів”, - йдеться у повідомленні.</text:p>
      <text:p text:style-name="P4">
<text:span text:style-name="T4">
Читайте також:</text:span>
 <text:span text:style-name="T4">
<text:a xlink:type="simple" xlink:href="https://www.ukrinform.ua/rubric-society/3688752-lubinec-nagadav-ak-podati-zvernenna-do-ofisu-ombudsmana.html" text:style-name="Internet_20_link" text:visited-style-name="Visited_20_Internet_20_Link">
 Лубінець нагадав, як подати звернення про порушенняправ людини </text:a>
 </text:span>
</text:p>
      <text:p text:style-name="P4">
Зазначається, що комісія проаналізує ситуацію та дасть детальну оцінку діямректора та членів приймальної комісії. Окремим предметом розслідування станебездіяльність представника МОЗ, який був присутній на засіданні повідеозвʼязку, однак жодним чином не відреагував на неприпустиму поведінкуприймальної комісії університету.</text:p>
      <text:p text:style-name="P4">
“Студенти, наші майбутні медики, які у війну продовжили навчання та плануютьбудувати свою карʼєру в Україні, в жодному разі не мають ставати мішенями длясловесного насильства. Будь-які прояви сексизму, словесне насильство,упереджене ставлення чи образи в бік студентів – це ганьба для закладу вищоїосвіти та його керівництва. Такі дії не залишаться без покарання. Міністерствоохорони здоровʼя просить вибачення студентам, які стали учасниками цієїганебної ситуації, що сталася”, - зазначили у МОЗ.</text:p>
      <text:p text:style-name="P4">
<text:span text:style-name="T4">
Читайте також:</text:span>
 <text:span text:style-name="T4">
<text:a xlink:type="simple" xlink:href="https://www.ukrinform.ua/rubric-society/3688618-studentimediki-aki-perebuvaut-za-kordonom-mozut-sklasti-ispit-krok-za-mezami-ukraini.html" text:style-name="Internet_20_link" text:visited-style-name="Visited_20_Internet_20_Link">
 Студенти-медики, які перебувають за кордоном, можутьскласти іспит "КРОК" за межами України </text:a>
 </text:span>
</text:p>
      <text:p text:style-name="P4">
У міністерстві наголосили, що “найближчим часом будуть ухвалені відповіднікадрові рішення”. Окрім того, “будуть опрацьовані численні скарги студентівданого ЗВО, які стосуються процедури розподілу в інтернатуру загалом”.</text:p>
      <text:p text:style-name="P4">
Як повідомлялося, 19 червня, студентка ЛНМУ імені Данила Галицького МаріяГрищук оприлюднила у Фейсбуці <text:a xlink:type="simple" xlink:href="https://www.facebook.com/mariia.hryshchuk/posts/pfbid0k3iTP3FxFBwZdRTpYvqmTM3Wi5HCompq1M5LW5E1ffLJ18v7C7D2BviwSZFEXJ6Jl" text:style-name="Internet_20_link" text:visited-style-name="Visited_20_Internet_20_Link">
 відео</text:a>
, на яких зафіксовано ректора університету Бориса Зіменковського та членівприймальної комісії під час розподілу в інтернатуру. На одному з них ректорназиває ім'я студентки Софії Волкодав, яка обрала дитячу хірургію, однаккерівник вишу їй заявляє, що "з таким прізвищем до дітей не можна". На другомувідео він засуджує студентку, яка обрала хірургію, говорячи: "Жінка, а хочерізати… сумне. Я б такої знати не хотів".</text:p>
      <text:p text:style-name="P4">
Source: <text:a xlink:type="simple" xlink:href="https://www.ukrinform.ua/rubric-society/3726005-seksizm-u-prijmalnij-komisii-lvivskomu-meduniversitetu-rozsliduvatime-komisia-moz.html" text:style-name="Internet_20_link" text:visited-style-name="Visited_20_Internet_20_Link">
https://www.ukrinform.ua/rubric-society/3726005-seksizm-u-prijmalnij-komisii-lvivskomu-meduniversitetu-rozsliduvatime-komisia-moz.html</text:a>
</text:p>
      <!--NEWS-->
      <text:h text:style-name="P10" text:outline-level="1">
<text:span text:style-name="T4">
У Вільнюсі Україна має отримати запрошення, або план вступу до НАТО - Расмуссен</text:span>
</text:h>
      <text:p text:style-name="P4">
Authors: Ukrinform (Person)</text:p>
      <text:p text:style-name="P4">
Publisher: Укринформ (Organization)</text:p>
      <text:p text:style-name="P4">
Published Time: 2023-06-21T21:07:08+03:00</text:p>
      <text:p text:style-name="P4">
Modified Time: 2023-06-21T21:07:08+03:00</text:p>
      <text:p text:style-name="P4">
Description: Північноатлантичний альянс має дійти консенсусу щодо запрошення України в НАТО вже під час саміту у Вільнюсі, однак, якщо цього не станеться, необхідно окреслити чіткий шлях набуття нею повноправного членства. — Укрінформ.</text:p>
      <text:p text:style-name="P4">
Images: ['<text:a xlink:type="simple" xlink:href="https://static.ukrinform.com/photos/2023_05/thumb_files/630_360_1684147437-259.jpg" text:style-name="Internet_20_link" text:visited-style-name="Visited_20_Internet_20_Link">
630_360_16841...</text:a>
']</text:p>
      <text:p text:style-name="P4">
Tags: ['Расмуссен', 'Саміт НАТО', 'Україна']</text:p>
      <text:p text:style-name="P4">
Type: Article</text:p>
      <!--METADATA-->
      <text:p text:style-name="P4">
<draw:frame draw:style-name="fr1" draw:name="Image216" text:anchor-type="as-char" svg:width="6.9236in" svg:height="3.956343in" draw:z-index="0">
<draw:image xlink:href="../Images/yкринформ/2023-06-21T21-07-08-03-00/630_360_1684147437-259.jpg" xlink:type="simple" xlink:show="embed" xlink:actuate="onLoad" draw:mime-type="image/jpeg"/>
</draw:frame>
Північноатлантичний альянс має дійти консенсусу щодо запрошення України в НАТОвже під час саміту у Вільнюсі, однак, якщо цього не станеться, необхідноокреслити чіткий шлях набуття нею повноправного членства.</text:p>
      <text:p text:style-name="P4">
Про це заявив у середу під час онлайн-включення колишній генсек НАТО, ексглавауряду Данії Андерс Фог Расмуссен, передає власний кореспондент Укрінформу.</text:p>
      <text:p text:style-name="P4">
«Україна очікує вже 15 років (після саміту в Бухаресті – ред.), і вона неперебуває в безпеці. Настав час перемістити Україну в безпечне місце, як мизробили це з Фінляндією і Швецією», - наголосив ексглава Альянсу.</text:p>
      <text:p text:style-name="P4">
Він закликав країни-члени досягти консенсусу щодо запрошення України статичленом <text:a xlink:type="simple" xlink:href="https://www.ukrinform.ua/tag-nato" text:style-name="Internet_20_link" text:visited-style-name="Visited_20_Internet_20_Link">
 НАТО </text:a>
 під час саміту у Вільнюсі,бо якщо чекати завершення бойових дій на її території, це ще більшеспонукатиме Росію докласти всіх зусиль, аби продовжувати агресію.</text:p>
      <text:p text:style-name="P4">
Якщо ж Альянс не зможе досягти такої згоди у Вільнюсі, то потрібно окреслитишлях України до членства, який має передбачати щонайменше три кроки, вважаєРасмуссен.</text:p>
      <text:p text:style-name="P4">
<text:span text:style-name="T4">
Читайте також:</text:span>
 <text:a xlink:type="simple" xlink:href="https://www.ukrinform.ua/rubric-polytics/3724788-ukraina-stane-clenom-nato-ale-zaprosenna-u-vilnusi-ne-bude-stoltenberg.html" text:style-name="Internet_20_link" text:visited-style-name="Visited_20_Internet_20_Link">
 Україна стане членом НАТО, але запрошення у <text:span text:style-name="T4">
Вільнюсі</text:span>
не буде – Столтенберг </text:a>
</text:p>
      <text:p text:style-name="P4">
«По-перше, усунути необхідність Плану дій щодо членства (ПДЧ), як це було увипадку з Фінляндією й Швецією», - зауважив колишній генсек НАТО.</text:p>
      <text:p text:style-name="P4">
Він підкреслив, що українська армія зараз вочевидь є однією з найбоєздатнішиху Європі.</text:p>
      <text:p text:style-name="P4">
«По-друге, (у Вільнюсі – ред.) може бути висловлена обіцянка розглянутипитання про розширення НАТО на саміті у Вашингтоні наступного року», -продовжив Расмуссен.</text:p>
      <text:p text:style-name="P4">
І, по-третє, за його словами, було б доцільно заснувати Раду Україна-НАТО змандатом, який визначав би умови щодо приєднання країни доПівнічноатлантичного альянсу.</text:p>
      <text:p text:style-name="P4">
<text:span text:style-name="T4">
Читайте також:</text:span>
 <text:a xlink:type="simple" xlink:href="https://www.ukrinform.ua/rubric-ato/3725713-ukraina-v-nato-ale-pisla-zakincenna-vijni-u-comu-rizik-podibnogo-formuluvanna.html" text:style-name="Internet_20_link" text:visited-style-name="Visited_20_Internet_20_Link">
 Україна — в НАТО, але після закінчення війни: у чомуризик подібного формулювання? </text:a>
</text:p>
      <text:p text:style-name="P4">
Як повідомляв Укрінформ, в Офісі Президента закликали альянс НАТО не зважатина воєнний стан, що діє в Україні через російську агресію, та <text:a xlink:type="simple" xlink:href="https://www.ukrinform.ua/rubric-polytics/3725985-v-op-zaklikaut-nadati-ukraini-zaprosenna-v-nato-popri-stan-vijni-z-rosieu.html" text:style-name="Internet_20_link" text:visited-style-name="Visited_20_Internet_20_Link">
 якнайскорішенадати Україні запрошення щодо членства в Альянсі</text:a>
 .</text:p>
      <text:p text:style-name="P4">
<text:span text:style-name="T5">
Фото: Shutterstock</text:span>
</text:p>
      <text:p text:style-name="P4">
Source: <text:a xlink:type="simple" xlink:href="https://www.ukrinform.ua/rubric-polytics/3725999-u-vilnusi-ukraina-mae-otrimati-zaprosenna-abo-plan-vstupu-do-nato-rasmussen.html" text:style-name="Internet_20_link" text:visited-style-name="Visited_20_Internet_20_Link">
https://www.ukrinform.ua/rubric-polytics/3725999-u-vilnusi-ukraina-mae-otrimati-zaprosenna-abo-plan-vstupu-do-nato-rasmussen.html</text:a>
</text:p>
      <!--NEWS-->
      <text:h text:style-name="P10" text:outline-level="1">
<text:span text:style-name="T4">
Кулеба провів першу зустріч з новим главою МЗС Туреччини</text:span>
</text:h>
      <text:p text:style-name="P4">
Authors: Ukrinform (Person)</text:p>
      <text:p text:style-name="P4">
Publisher: Укринформ (Organization)</text:p>
      <text:p text:style-name="P4">
Published Time: 2023-06-21T21:09:00+03:00</text:p>
      <text:p text:style-name="P4">
Modified Time: 2023-06-21T21:09:00+03:00</text:p>
      <text:p text:style-name="P4">
Description: Міністр закордонних справ України Дмитро Кулеба провів у Лондоні першу зустріч з новим турецьким колегою Хаканом Фіданом. — Укрінформ.</text:p>
      <text:p text:style-name="P4">
Images: ['<text:a xlink:type="simple" xlink:href="https://static.ukrinform.com/photos/2023_06/thumb_files/630_360_1687370794-105.jpg" text:style-name="Internet_20_link" text:visited-style-name="Visited_20_Internet_20_Link">
630_360_16873...</text:a>
']</text:p>
      <text:p text:style-name="P4">
Tags: ['Дмитро Кулеба', 'МЗС', 'Україна', 'Туреччина']</text:p>
      <text:p text:style-name="P4">
Type: Article</text:p>
      <!--METADATA-->
      <text:p text:style-name="P4">
<draw:frame draw:style-name="fr1" draw:name="Image217" text:anchor-type="as-char" svg:width="6.9236in" svg:height="3.956343in" draw:z-index="0">
<draw:image xlink:href="../Images/yкринформ/2023-06-21T21-09-00-03-00/630_360_1687370794-105.jpg" xlink:type="simple" xlink:show="embed" xlink:actuate="onLoad" draw:mime-type="image/jpeg"/>
</draw:frame>
 Міністрзакордонних справ України Дмитро Кулеба провів у Лондоні першу зустріч з новимтурецьким колегою Хаканом Фіданом.</text:p>
      <text:p text:style-name="P4">
Про це повідомило Міністерство закордонних справ України в <text:a xlink:type="simple" xlink:href="https://t.me/Ukraine_MFA/1833" text:style-name="Internet_20_link" text:visited-style-name="Visited_20_Internet_20_Link">
 Телеграмі</text:a>
 , передає Укрінформ.</text:p>
      <text:p text:style-name="P4">
«Глави МЗС обговорили розвиток співпраці України та <text:a xlink:type="simple" xlink:href="https://www.ukrinform.ua/tag-tureccina" text:style-name="Internet_20_link" text:visited-style-name="Visited_20_Internet_20_Link">
 Туреччини</text:a>
 , продовження Чорноморської зерновоїініціативи та розширення глобальної підтримки Формули миру», - зазначається вдописі.</text:p>
      <text:p text:style-name="P4">
Раніше глава української дипломатії провів у Лондоні перемовини з главами МЗСФранції, Данії і Австрії.</text:p>
      <text:p text:style-name="P4">
<text:span text:style-name="T4">
Читайте також:</text:span>
 <text:a xlink:type="simple" xlink:href="https://www.ukrinform.ua/rubric-polytics/3725957-kuleba-obgovoriv-iz-danskim-kolegou-aviacijnu-koaliciu-ta-formulu-miru.html" text:style-name="Internet_20_link" text:visited-style-name="Visited_20_Internet_20_Link">
 <text:span text:style-name="T4">
Кулеба</text:span>
 обговорив із данським колегою авіаційнукоаліцію та формулу миру </text:a>
</text:p>
      <text:p text:style-name="P4">
Як повідомляв Укрінформ, у Лондоні 21-22 червня проходить міжнароднаконференція з відбудови України (Ukraine Recovery Conference). Захід єпродовженням щорічних конференцій щодо реформ в Україні, які відбувалися з2017 року.</text:p>
      <text:p text:style-name="P4">
<text:span text:style-name="T5">
Фото: МЗС України</text:span>
</text:p>
      <text:p text:style-name="P4">
Source: <text:a xlink:type="simple" xlink:href="https://www.ukrinform.ua/rubric-polytics/3726003-kuleba-proviv-persu-zustric-z-novim-glavou-mzs-tureccini.html" text:style-name="Internet_20_link" text:visited-style-name="Visited_20_Internet_20_Link">
https://www.ukrinform.ua/rubric-polytics/3726003-kuleba-proviv-persu-zustric-z-novim-glavou-mzs-tureccini.html</text:a>
</text:p>
      <!--NEWS-->
      <text:h text:style-name="P10" text:outline-level="1">
<text:span text:style-name="T4">
Мессі дебютує за «Інтер Маямі» 22 липня в рамках Кубка ліг</text:span>
</text:h>
      <text:p text:style-name="P4">
Authors: Ukrinform (Person)</text:p>
      <text:p text:style-name="P4">
Publisher: Укринформ (Organization)</text:p>
      <text:p text:style-name="P4">
Published Time: 2023-06-21T21:09:30+03:00</text:p>
      <text:p text:style-name="P4">
Modified Time: 2023-06-21T21:09:30+03:00</text:p>
      <text:p text:style-name="P4">
Description: Аргентинський футболіст Ліонель Мессі дебютує за нову команду 22 липня. — Укрінформ.</text:p>
      <text:p text:style-name="P4">
Images: ['<text:a xlink:type="simple" xlink:href="https://static.ukrinform.com/photos/2023_06/thumb_files/630_360_1687370908-834.jpg" text:style-name="Internet_20_link" text:visited-style-name="Visited_20_Internet_20_Link">
630_360_16873...</text:a>
']</text:p>
      <text:p text:style-name="P4">
Tags: ['Футбол', 'Мессі']</text:p>
      <text:p text:style-name="P4">
Type: Article</text:p>
      <!--METADATA-->
      <text:p text:style-name="P4">
<draw:frame draw:style-name="fr1" draw:name="Image218" text:anchor-type="as-char" svg:width="6.9236in" svg:height="3.956343in" draw:z-index="0">
<draw:image xlink:href="../Images/yкринформ/2023-06-21T21-09-30-03-00/630_360_1687370908-834.jpg" xlink:type="simple" xlink:show="embed" xlink:actuate="onLoad" draw:mime-type="image/jpeg"/>
</draw:frame>
Аргентинський футболіст Ліонель Мессі дебютує за нову команду 22 липня.</text:p>
      <text:p text:style-name="P4">
Про це повідомив президент «Інтер Маямі» Хорхе Мас для <text:a xlink:type="simple" xlink:href="https://www.theguardian.com/football/2023/jun/20/60m-a-year-lionel-messi-set-to-make-inter-miami-debut-on-21-july" text:style-name="Internet_20_link" text:visited-style-name="Visited_20_Internet_20_Link">
 Guardian</text:a>
 , передаєУкрінформ.</text:p>
      <text:p text:style-name="P4">
«Ми вже уклали контракт на збільшення кількості місць у кутах стадіону, імісткість має зрости на 3 або 3,2 тисячі, приблизно до 22 тисяч. Ми готуємосявиконати ці роботи протягом найближчих чотирьох тижнів. На кожній грі будеаншлаг. Попит на квитки в 10 разів перевищив той обсяг, який ми можемозапропонувати як абонементи», - заявив Мас.</text:p>
      <text:p text:style-name="P4">
21 липня «Інтер Маямі» проведе матч проти «Крус Асуль» у рамках Кубка ліг.</text:p>
      <text:p text:style-name="P4">
<text:span text:style-name="T4">
Читайте також:</text:span>
 <text:a xlink:type="simple" xlink:href="https://www.ukrinform.ua/rubric-sports/3725551-ronaldu-proviv-rekordnij-200j-poedinok-za-zbirnu-v-kareri.html" text:style-name="Internet_20_link" text:visited-style-name="Visited_20_Internet_20_Link">
 <text:span text:style-name="T4">
Роналду</text:span>
 провів рекордний 200-й поєдинок за збірну вкар'єрі </text:a>
</text:p>
      <text:p text:style-name="P4">
Як повідомлялося, Ліонель Мессі приєднався до «Інтера Маямі» в якості вільногоагента після завершення контракту з «ПСЖ».</text:p>
      <text:p text:style-name="P4">
Фото: Getty Images</text:p>
      <text:p text:style-name="P4">
Source: <text:a xlink:type="simple" xlink:href="https://www.ukrinform.ua/rubric-sports/3726001-messi-debutue-za-inter-maami-22-lipna-v-ramkah-kubka-lig.html" text:style-name="Internet_20_link" text:visited-style-name="Visited_20_Internet_20_Link">
https://www.ukrinform.ua/rubric-sports/3726001-messi-debutue-za-inter-maami-22-lipna-v-ramkah-kubka-lig.html</text:a>
</text:p>
      <!--NEWS-->
      <text:h text:style-name="P10" text:outline-level="1">
<text:span text:style-name="T4">
В Україні завтра прогнозують до +29°, у більшості областей - дощі та грози</text:span>
</text:h>
      <text:p text:style-name="P4">
Authors: Ukrinform (Person)</text:p>
      <text:p text:style-name="P4">
Publisher: Укринформ (Organization)</text:p>
      <text:p text:style-name="P4">
Published Time: 2023-06-21T21:12:00+03:00</text:p>
      <text:p text:style-name="P4">
Modified Time: 2023-06-21T21:12:00+03:00</text:p>
      <text:p text:style-name="P4">
Description: У середу, 21 червня, короткочасні дощі та грози очікуються майже на всій території України, крім більшості західних та північних областей, — Укрінформ.</text:p>
      <text:p text:style-name="P4">
Images: ['<text:a xlink:type="simple" xlink:href="https://static.ukrinform.com/photos/2020_07/thumb_files/630_360_1594100962-521.jpg" text:style-name="Internet_20_link" text:visited-style-name="Visited_20_Internet_20_Link">
630_360_15941...</text:a>
']</text:p>
      <text:p text:style-name="P4">
Tags: ['Дощ', 'Гроза', 'Погода', 'Спека']</text:p>
      <text:p text:style-name="P4">
Type: Article</text:p>
      <!--METADATA-->
      <text:p text:style-name="P4">
<draw:frame draw:style-name="fr1" draw:name="Image219" text:anchor-type="as-char" svg:width="6.9236in" svg:height="3.956343in" draw:z-index="0">
<draw:image xlink:href="../Images/yкринформ/2023-06-21T21-12-00-03-00/630_360_1594100962-521.jpg" xlink:type="simple" xlink:show="embed" xlink:actuate="onLoad" draw:mime-type="image/jpeg"/>
</draw:frame>
 У середу,21 червня, короткочасні дощі та грози очікуються майже на всій територіїУкраїни, крім більшості західних та північних областей,</text:p>
      <text:p text:style-name="P4">
Про це Укрінформу повідомили в Українському гідрометцентрі.</text:p>
      <text:p text:style-name="P4">
У західних областях вночі та вранці місцями туман. Вітер переважно північно-західний, 5-10 м/с.</text:p>
      <text:p text:style-name="P4">
Температура вночі 14-19°, на заході країни 10-15°; вдень 24-29°; в Карпатахвночі 8-13°, вдень 17-22°.</text:p>
      <text:p text:style-name="P4">
У Києві та Київській області 21 червня мінлива хмарність, вночі короткочасний<text:a xlink:type="simple" xlink:href="https://www.ukrinform.ua/tag-dos" text:style-name="Internet_20_link" text:visited-style-name="Visited_20_Internet_20_Link">
 дощ </text:a>
 , удень без опадів. Температура устолиці вночі 16-18°, вдень 26-28°; по області вночі 14-19°, вдень 24-29°.</text:p>
      <text:p text:style-name="P4">
В наступні два дні в Україні збережеться суха погода, лише вдень у західних,23 червня і в північних областях місцями короткочасні дощі, грози.</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text:span text:style-name="T4">
літо</text:span>
 у Європі було найтеплішим в історії -кліматологи </text:a>
</text:p>
      <text:p text:style-name="P4">
Температура вночі 14-19°, на узбережжі морів до 23° (на сході країни 11-16°);вдень 25-30°, у південних та центральних областях до 33°, у східних, 22 червняі у західних областях 22-27°.</text:p>
      <text:p text:style-name="P4">
У столичному регіоні 22-23 червня без опадів, лише вдень 23 червня місцямикороткочасний дощ, гроза. Температура в Києві уночі 17-19°, вдень 28-30°; пообласті вночі 14-19°, вдень 25-30°.</text:p>
      <text:p text:style-name="P4">
Впродовж 24-25 червня синоптики прогнозують в Україні короткочасні дощі,місцями грози, 24 червня у південно-східних областях без опадів.</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Каховський екоцид коштуватиме Україні додатково десяткимільярдів гривень </text:a>
</text:p>
      <text:p text:style-name="P4">
Температура вночі 15-21°, вдень 24-30°, у південних областях 24 червня до 33°;в західних областях вночі 12-17°, вдень 20-25°.</text:p>
      <text:p text:style-name="P4">
У Києві та області 24-25 червня короткочасний дощ, гроза. Температура повітряв столиці вночі 17-19°, вдень 26-28°; по області вночі 15-20°, вдень 24-29°.</text:p>
      <text:p text:style-name="P4">
Source: <text:a xlink:type="simple" xlink:href="https://www.ukrinform.ua/rubric-regions/3725925-v-ukraini-zavtra-prognozuut-do-29-u-bilsosti-oblastej-dosi-ta-grozi.html" text:style-name="Internet_20_link" text:visited-style-name="Visited_20_Internet_20_Link">
https://www.ukrinform.ua/rubric-regions/3725925-v-ukraini-zavtra-prognozuut-do-29-u-bilsosti-oblastej-dosi-ta-grozi.html</text:a>
</text:p>
      <!--NEWS-->
      <text:h text:style-name="P10" text:outline-level="1">
<text:span text:style-name="T4">
На Херсонщині оголосили підозру одразу 19 колаборантам</text:span>
</text:h>
      <text:p text:style-name="P4">
Authors: Ukrinform (Person)</text:p>
      <text:p text:style-name="P4">
Publisher: Укринформ (Organization)</text:p>
      <text:p text:style-name="P4">
Published Time: 2023-06-21T21:22:13+03:00</text:p>
      <text:p text:style-name="P4">
Modified Time: 2023-06-21T21:22:13+03:00</text:p>
      <text:p text:style-name="P4">
Description: СБУ оголосило підозру у колабораційній діяльності одразу дев’ятнадцятьом херсонцям, які працювали в «експертно-криміналістичному центрі» на загарбників. — Укрінформ.</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Підозра', 'СБУ', 'Колаборант']</text:p>
      <text:p text:style-name="P4">
Type: Article</text:p>
      <!--METADATA-->
      <text:p text:style-name="P4">
<draw:frame draw:style-name="fr1" draw:name="Image220" text:anchor-type="as-char" svg:width="6.9236in" svg:height="3.956343in" draw:z-index="0">
<draw:image xlink:href="../Images/yкринформ/2023-06-21T21-22-13-03-00/630_360_1682879203-914.jpg" xlink:type="simple" xlink:show="embed" xlink:actuate="onLoad" draw:mime-type="image/jpeg"/>
</draw:frame>
 СБУоголосило підозру у колабораційній діяльності одразу дев’ятнадцятьомхерсонцям, які працювали в «експертно-криміналістичному центрі» назагарбників.</text:p>
      <text:p text:style-name="P4">
Про це повідомила <text:a xlink:type="simple" xlink:href="https://t.me/khersonskaODA/7258" text:style-name="Internet_20_link" text:visited-style-name="Visited_20_Internet_20_Link">
 Телеграмі </text:a>
 ХерсонськаОВА, передає Укрінформ.</text:p>
      <text:p text:style-name="P4">
Як повідомляється, усі підозрювані обіймали посади у незаконно створеномуокупаційною владою органі «экспертно - криминалистический центр ГУ МВД <text:a xlink:type="simple" xlink:href="https://www.ukrinform.ua/tag-hersonsina" text:style-name="Internet_20_link" text:visited-style-name="Visited_20_Internet_20_Link">
Херсонской области </text:a>
 ».</text:p>
      <text:p text:style-name="P4">
«Зловмисники не тільки виконували покладені на них ворогом обов’язки«експертів» різних криміналістичних напрямків досліджень, а й реалізовувалиплани та розпорядження окупаційної влади», - йдеться в повідомленні.</text:p>
      <text:p text:style-name="P4">
Наразі усі підозрювані переховуються на тимчасово окупованій території півдняУкраїни.</text:p>
      <text:p text:style-name="P4">
<text:span text:style-name="T4">
Читайте також:</text:span>
 <text:a xlink:type="simple" xlink:href="https://www.ukrinform.ua/rubric-society/3719053-sbu-ogolosila-pidozru-se-simom-kolaborantam-sered-akih-soratnica-aksonova.html" text:style-name="Internet_20_link" text:visited-style-name="Visited_20_Internet_20_Link">
 СБУ оголосила підозру ще сімом колаборантам, серед якихсоратниця Аксьонова </text:a>
</text:p>
      <text:p text:style-name="P4">
Зазначається, що за вчинене кожному з них загрожує до 15 років позбавленняволі з конфіскацією майна.</text:p>
      <text:p text:style-name="P4">
Раніше повідомлялося, що мешканцям Луганщини, які очолювали організованізагарбниками «держустанови», повідомлено про підозру. Також медика з Одесизасуджено до 11 років позбавлення волі за пособництво агресору.</text:p>
      <text:p text:style-name="P4">
Source: <text:a xlink:type="simple" xlink:href="https://www.ukrinform.ua/rubric-regions/3726006-na-hersonsini-ogolosili-pidozru-odrazu-19-kolaborantam.html" text:style-name="Internet_20_link" text:visited-style-name="Visited_20_Internet_20_Link">
https://www.ukrinform.ua/rubric-regions/3726006-na-hersonsini-ogolosili-pidozru-odrazu-19-kolaborantam.html</text:a>
</text:p>
      <!--NEWS-->
      <text:h text:style-name="P10" text:outline-level="1">
<text:span text:style-name="T4">
Іспанія відправить NASAMS для захисту саміту НАТО у Вільнюсі — ЗМІ</text:span>
</text:h>
      <text:p text:style-name="P4">
Authors: Ukrinform (Person)</text:p>
      <text:p text:style-name="P4">
Publisher: Укринформ (Organization)</text:p>
      <text:p text:style-name="P4">
Published Time: 2023-06-21T21:26:00+03:00</text:p>
      <text:p text:style-name="P4">
Modified Time: 2023-06-21T21:26:00+03:00</text:p>
      <text:p text:style-name="P4">
Description: Іспанія перекине у Литву для захисту повітряного простору під час саміту НАТО у Вільнюсі зенітно-ракетний комплекс NASAMS з військової бази Ліелварде, що у сусідній Латвії. — Укрінформ.</text:p>
      <text:p text:style-name="P4">
Images: ['<text:a xlink:type="simple" xlink:href="https://static.ukrinform.com/photos/2022_07/thumb_files/630_360_1656707784-123.jpg" text:style-name="Internet_20_link" text:visited-style-name="Visited_20_Internet_20_Link">
630_360_16567...</text:a>
']</text:p>
      <text:p text:style-name="P4">
Tags: ['Іспанія', 'Латвія', 'Литва', 'НАТО', 'Саміт НАТО', 'NASAMS']</text:p>
      <text:p text:style-name="P4">
Type: Article</text:p>
      <!--METADATA-->
      <text:p text:style-name="P4">
<draw:frame draw:style-name="fr1" draw:name="Image221" text:anchor-type="as-char" svg:width="6.9236in" svg:height="3.956343in" draw:z-index="0">
<draw:image xlink:href="../Images/yкринформ/2023-06-21T21-26-00-03-00/630_360_1656707784-123.jpg" xlink:type="simple" xlink:show="embed" xlink:actuate="onLoad" draw:mime-type="image/jpeg"/>
</draw:frame>
 Іспаніяперекине у Литву для захисту повітряного простору під час саміту НАТО уВільнюсі зенітно-ракетний комплекс NASAMS з військової бази Ліелварде, що усусідній Латвії.</text:p>
      <text:p text:style-name="P4">
Про це повідомляє <text:a xlink:type="simple" xlink:href="https://www.abc.es/internacional/espana-enviara-misiles-antiaereos-nasams-proteger-cumbre-20230620195913-nt.html" text:style-name="Internet_20_link" text:visited-style-name="Visited_20_Internet_20_Link">
 ABC </text:a>
, передає Укрінформ.</text:p>
      <text:p text:style-name="P4">
Зазначається, що разом з батареєю NASAMS з Латвії до Литви також вирушатьблизько 85 іспанських військовослужбовців.</text:p>
      <text:p text:style-name="P4">
<text:span text:style-name="T4">
Читайте також:</text:span>
 <text:a xlink:type="simple" xlink:href="https://www.ukrinform.ua/rubric-world/3725685-britanski-vinisuvaci-perehopili-tri-litaki-rf-bila-povitranogo-prostoru-nato.html" text:style-name="Internet_20_link" text:visited-style-name="Visited_20_Internet_20_Link">
 <text:span text:style-name="T4">
Британські</text:span>
 <text:span text:style-name="T4">
винищувачі</text:span>
 <text:span text:style-name="T4">
перехопили</text:span>
 <text:span text:style-name="T4">
три</text:span>
<text:span text:style-name="T4">
літаки</text:span>
 РФ <text:span text:style-name="T4">
біля</text:span>
 <text:span text:style-name="T4">
повітряного</text:span>
 <text:span text:style-name="T4">
простору</text:span>
 <text:span text:style-name="T4">
НАТО</text:span>
</text:a>
</text:p>
      <text:p text:style-name="P4">
"Цей внесок в оборону Вільнюського саміту <text:a xlink:type="simple" xlink:href="https://www.ukrinform.ua/tag-nato" text:style-name="Internet_20_link" text:visited-style-name="Visited_20_Internet_20_Link">
 НАТО</text:a>
 засвідчує нашу надійність, сумісність зіншими системами НАТО та відданість Атлантичному альянсу", – зазначилижурналістам джерела у військових колах Іспанії.</text:p>
      <text:p text:style-name="P4">
Як повідомлялося, 11-12 липня у Вільнюсі відбудеться саміт НАТО.</text:p>
      <text:p text:style-name="P4">
Source: <text:a xlink:type="simple" xlink:href="https://www.ukrinform.ua/rubric-world/3725715-ispania-vidpravit-nasams-dla-zahistu-samitu-nato-u-vilnusi-zmi.html" text:style-name="Internet_20_link" text:visited-style-name="Visited_20_Internet_20_Link">
https://www.ukrinform.ua/rubric-world/3725715-ispania-vidpravit-nasams-dla-zahistu-samitu-nato-u-vilnusi-zmi.html</text:a>
</text:p>
      <!--NEWS-->
      <text:h text:style-name="P10" text:outline-level="1">
<text:span text:style-name="T4">
Біля Канарських островів перекинувся човен з мігрантами - майже 40 загиблих</text:span>
</text:h>
      <text:p text:style-name="P4">
Authors: Ukrinform (Person)</text:p>
      <text:p text:style-name="P4">
Publisher: Укринформ (Organization)</text:p>
      <text:p text:style-name="P4">
Published Time: 2023-06-21T21:37:00+03:00</text:p>
      <text:p text:style-name="P4">
Modified Time: 2023-06-21T21:37:00+03:00</text:p>
      <text:p text:style-name="P4">
Description: Більш як 30 мігрантів загинули внаслідок перекидання човна, що прямував до іспанських Канарських островів. — Укрінформ.</text:p>
      <text:p text:style-name="P4">
Images: ['<text:a xlink:type="simple" xlink:href="https://static.ukrinform.com/photos/2023_02/thumb_files/630_360_1677494588-697.jpg" text:style-name="Internet_20_link" text:visited-style-name="Visited_20_Internet_20_Link">
630_360_16774...</text:a>
']</text:p>
      <text:p text:style-name="P4">
Tags: ['Мігранти', 'Загибель', 'Човен', 'Канарські острови']</text:p>
      <text:p text:style-name="P4">
Type: Article</text:p>
      <!--METADATA-->
      <text:p text:style-name="P4">
<draw:frame draw:style-name="fr1" draw:name="Image222" text:anchor-type="as-char" svg:width="6.9236in" svg:height="3.956343in" draw:z-index="0">
<draw:image xlink:href="../Images/yкринформ/2023-06-21T21-37-00-03-00/630_360_1677494588-697.jpg" xlink:type="simple" xlink:show="embed" xlink:actuate="onLoad" draw:mime-type="image/jpeg"/>
</draw:frame>
 Більш як30 мігрантів загинули внаслідок перекидання човна, що прямував до іспанськихКанарських островів.</text:p>
      <text:p text:style-name="P4">
Як передає Укрінформ, про це повідомляє <text:a xlink:type="simple" xlink:href="https://www.reuters.com/world/one-child-dead-24-people-rescued-dinghy-sinks-en-route-spains-canary-islands-2023-06-21/" text:style-name="Internet_20_link" text:visited-style-name="Visited_20_Internet_20_Link">
 Reuters</text:a>
 .</text:p>
      <text:p text:style-name="P4">
За попередніми даними, спочатку на човні перебувало 59 осіб. Голова іспанськоїблагодійної організації Walking Borders Хелена Малено повідомила, що <text:a xlink:type="simple" xlink:href="https://www.ukrinform.ua/tag-zagibel" text:style-name="Internet_20_link" text:visited-style-name="Visited_20_Internet_20_Link">
потонули </text:a>
 39 осіб.</text:p>
      <text:p text:style-name="P4">
"Човен благав про порятунок в іспанських водах більше 12 годин. Серед тих, хтовижив, 24 людини: 22 чоловіки і двоє жінок, яких перевозили на мис Буждур", -повідомив Малено з організації Walking Borders.</text:p>
      <text:p text:style-name="P4">
Водночас рятувальна організація Alarm Phone, яка керує транс'європейськоюмережею, заявила, що зниклими безвісти вважаються 35 осіб.</text:p>
      <text:p text:style-name="P4">
Ані іспанська берегова охорона, ані марокканська влада не підтвердили, скількилюдей перебувало на борту судна і скільки можуть бути зниклими безвісти.</text:p>
      <text:p text:style-name="P4">
<text:span text:style-name="T4">
Читайте також:</text:span>
 <text:a xlink:type="simple" xlink:href="https://www.ukrinform.ua/rubric-world/3724600-u-pakistani-arestuvali-desatoh-pricetnih-do-zagibeli-migrantiv-bila-beregiv-grecii.html" text:style-name="Internet_20_link" text:visited-style-name="Visited_20_Internet_20_Link">
 У Пакистані арештували десятьох причетних до загибелі<text:span text:style-name="T4">
мігрантів</text:span>
 біля берегів Греції </text:a>
</text:p>
      <text:p text:style-name="P4">
Джерело в іспанській береговій охороні повідомило Reuters, що в результатіоперації, проведеної Марокко за 88 миль на південний схід від острова Гран-Канарія, було врятовано 24 людини.</text:p>
      <text:p text:style-name="P4">
"Тіло однієї дитини було знайдено іспанською морською рятувальною службою івідправлено гелікоптером на Гран-Канарію", - додало джерело в іспанськійбереговій охороні. Пізніше друге тіло було знайдено торговим судном NaviosAzure.</text:p>
      <text:p text:style-name="P4">
Як повідомляв <text:a xlink:type="simple" xlink:href="https://www.ukrinform.ua/rubric-world/3725712-poblizu-italijskogo-uzberezza-zatonuv-coven-iz-migrantami.html" text:style-name="Internet_20_link" text:visited-style-name="Visited_20_Internet_20_Link">
 Укрінформ </text:a>
, троє людей вважаються зниклими безвісти після того, як шестиметровий човеніз мігрантами затонув поблизу італійського острова Лампедуза в ніч на 21червня.</text:p>
      <text:p text:style-name="P4">
<text:span text:style-name="T5">
Фото: www.ansa.it</text:span>
</text:p>
      <text:p text:style-name="P4">
Source: <text:a xlink:type="simple" xlink:href="https://www.ukrinform.ua/rubric-world/3726007-bila-kanarskih-ostroviv-perekinuvsa-coven-z-migrantami-majze-40-zagiblih.html" text:style-name="Internet_20_link" text:visited-style-name="Visited_20_Internet_20_Link">
https://www.ukrinform.ua/rubric-world/3726007-bila-kanarskih-ostroviv-perekinuvsa-coven-z-migrantami-majze-40-zagiblih.html</text:a>
</text:p>
      <!--NEWS-->
      <text:h text:style-name="P10" text:outline-level="1">
<text:span text:style-name="T4">
У Парижі вибухнув газ - загорілися кілька будівель, 16 людей зазнали поранень</text:span>
</text:h>
      <text:p text:style-name="P4">
Authors: Ukrinform (Person)</text:p>
      <text:p text:style-name="P4">
Publisher: Укринформ (Organization)</text:p>
      <text:p text:style-name="P4">
Published Time: 2023-06-21T21:42:00+03:00</text:p>
      <text:p text:style-name="P4">
Modified Time: 2023-06-21T21:42:00+03:00</text:p>
      <text:p text:style-name="P4">
Description: У п'ятому окрузі Парижа стався вибух газу, в результаті якого загорілося кілька будівель, щонайменше 16 людей зазнали поранень. Семеро з них перебувають у критичному стані. — Укрінформ.</text:p>
      <text:p text:style-name="P4">
Images: ['<text:a xlink:type="simple" xlink:href="https://static.ukrinform.com/photos/2023_06/thumb_files/630_360_1687370028-732.jpg" text:style-name="Internet_20_link" text:visited-style-name="Visited_20_Internet_20_Link">
630_360_16873...</text:a>
']</text:p>
      <text:p text:style-name="P4">
Tags: ['Газ', 'Париж', 'Пожежа', 'Вибух']</text:p>
      <text:p text:style-name="P4">
Type: Article</text:p>
      <!--METADATA-->
      <text:p text:style-name="P4">
<draw:frame draw:style-name="fr1" draw:name="Image223" text:anchor-type="as-char" svg:width="6.9236in" svg:height="3.956343in" draw:z-index="0">
<draw:image xlink:href="../Images/yкринформ/2023-06-21T21-42-00-03-00/630_360_1687370028-732.jpg" xlink:type="simple" xlink:show="embed" xlink:actuate="onLoad" draw:mime-type="image/jpeg"/>
</draw:frame>
 У п'ятомуокрузі Парижа стався вибух газу, в результаті якого загорілося кількабудівель, щонайменше 16 людей зазнали поранень. Семеро з них перебувають укритичному стані.</text:p>
      <text:p text:style-name="P4">
Як передає Укрінформ, про це повідомляє <text:a xlink:type="simple" xlink:href="https://www.theguardian.com/world/2023/jun/21/gas-explosion-in-paris-has-set-buildings-on-fire-says-local-official" text:style-name="Internet_20_link" text:visited-style-name="Visited_20_Internet_20_Link">
 The Guardian</text:a>
 із посиланням на місцеву владу.</text:p>
      <text:p text:style-name="P4">
Поліція попросила людей уникати району Валь-де-Грас після того, як внаслідокзагоряння обвалився фасад однієї з будівель, і вогонь перекинувся на сусідніспоруди.</text:p>
      <text:p text:style-name="Quotations">

<text:p text:style-name="P4">
vidéo de l'explosion rapportée dans le 5ème arrondissement de Paris  &gt;
  Plusieurs immeubles étaient touché <text:a xlink:type="simple" xlink:href="https://twitter.com/hashtag/Paris" text:style-name="Internet_20_link" text:visited-style-name="Visited_20_Internet_20_Link">
 #Paris&gt;
 </text:a>
 <text:a xlink:type="simple" xlink:href="https://t.co/0AQwBoILsm" text:style-name="Internet_20_link" text:visited-style-name="Visited_20_Internet_20_Link">
&gt;
 pic.twitter.com/0AQwBoILsm </text:a>
&gt;
&gt;
 — Alertesinfos (@AIertesinfos) <text:a xlink:type="simple" xlink:href="https://twitter.com/AIertesinfos/status/1671539291204337666" text:style-name="Internet_20_link" text:visited-style-name="Visited_20_Internet_20_Link">
 June 21, 2023&gt;
 </text:a>
</text:p>

<text:p text:style-name="P4">
<text:a xlink:type="simple" xlink:href="https://twitter.com/hashtag/Explosion" text:style-name="Internet_20_link" text:visited-style-name="Visited_20_Internet_20_Link">
 #Explosion&gt;
 </text:a>
&gt;
 dévastatrice survenue dans le Ve arrondissement: mes pensées vont aux&gt;
 victimes et à leurs proches, et aussi aux <text:a xlink:type="simple" xlink:href="https://twitter.com/PompiersParis" text:style-name="Internet_20_link" text:visited-style-name="Visited_20_Internet_20_Link">
 @PompiersParis&gt;
 </text:a>
 de la BSPP en cours&gt;
 d’intervention. <text:a xlink:type="simple" xlink:href="https://twitter.com/hashtag/%C3%89lus" text:style-name="Internet_20_link" text:visited-style-name="Visited_20_Internet_20_Link">
 #Élus&gt;
 </text:a>
 de <text:a xlink:type="simple" xlink:href="https://twitter.com/hashtag/Paris" text:style-name="Internet_20_link" text:visited-style-name="Visited_20_Internet_20_Link">
&gt;
 #Paris </text:a>
 en&gt;
 solidarité. <text:a xlink:type="simple" xlink:href="https://twitter.com/hashtag/Paris5" text:style-name="Internet_20_link" text:visited-style-name="Visited_20_Internet_20_Link">
 #Paris5&gt;
 </text:a>
 <text:a xlink:type="simple" xlink:href="https://t.co/aMxgJTS63E" text:style-name="Internet_20_link" text:visited-style-name="Visited_20_Internet_20_Link">
&gt;
 pic.twitter.com/aMxgJTS63E </text:a>
&gt;
&gt;
 — Rachida Dati ن (@datirachida) <text:a xlink:type="simple" xlink:href="https://twitter.com/datirachida/status/1671555434879098881" text:style-name="Internet_20_link" text:visited-style-name="Visited_20_Internet_20_Link">
 June 21, 2023&gt;
 </text:a>
</text:p>

<text:p text:style-name="P4">
Explosion in central Paris injures 16 people  &gt;
  &gt;
  Seven people are in critical condition, nine are in serious condition after&gt;
 an explosion in the fifth arrondissement of Paris, BFM reports. According to&gt;
 prosecutors, the cause of the explosion has not yet been determined.… <text:a xlink:type="simple" xlink:href="https://t.co/pMb7NrIWhG" text:style-name="Internet_20_link" text:visited-style-name="Visited_20_Internet_20_Link">
&gt;
 pic.twitter.com/pMb7NrIWhG </text:a>
&gt;
&gt;
 — Sprinter (@Sprinter99880) <text:a xlink:type="simple" xlink:href="https://twitter.com/Sprinter99880/status/1671564572258336813" text:style-name="Internet_20_link" text:visited-style-name="Visited_20_Internet_20_Link">
 June 21, 2023&gt;
 </text:a>
</text:p>

</text:p>
      <text:p text:style-name="P4">
Відразу після 17:00 за місцевим часом місцеві жителі розповіли про одинвеликий <text:a xlink:type="simple" xlink:href="https://www.ukrinform.ua/tag-vibuh" text:style-name="Internet_20_link" text:visited-style-name="Visited_20_Internet_20_Link">
 вибух </text:a>
 і один менший.</text:p>
      <text:p text:style-name="P4">
</text:p>
      <text:p text:style-name="P4">
Після двох вибухів на місце події оперативно прибули поліція, пожежники ішвидка допомога. Прокурор Парижа заявив, що на даному етапі неможливовизначити причину пожежі.</text:p>
      <text:p text:style-name="P4">
Деякі очевидці повідомляли про величезний шлейф диму, що здіймався надрайоном.</text:p>
      <text:p text:style-name="P4">
"Вибух стався за адресою 277, вулиця Сен-Жак, усередині будівлі, в якійзнаходиться Паризька американська академія, двомовна школа моди і дизайну", -повідомив шеф паризької поліції Лоран Нуньєс.</text:p>
      <text:p text:style-name="P4">
<text:span text:style-name="T4">
Читайте також:</text:span>
 <text:a xlink:type="simple" xlink:href="https://www.ukrinform.ua/rubric-regions/3725734-u-harkovi-cerez-udar-bliskavki-zagorivsa-gazogin.html" text:style-name="Internet_20_link" text:visited-style-name="Visited_20_Internet_20_Link">
 У Харкові через удар блискавки загорівся <text:span text:style-name="T4">
газо</text:span>
 гін</text:a>
</text:p>
      <text:p text:style-name="P4">
Приблизно о 18:45 за місцевим часом поліція повідомила, що пожежа підконтролем і що рятувальні роботи тривають.</text:p>
      <text:p text:style-name="P4">
<text:span text:style-name="T5">
Фото: www.liberation.fr / Twitter / Matthias Benda</text:span>
</text:p>
      <text:p text:style-name="P4">
Source: <text:a xlink:type="simple" xlink:href="https://www.ukrinform.ua/rubric-world/3725982-u-parizi-vibuhnuv-gaz-zagorilisa-kilka-budivel.html" text:style-name="Internet_20_link" text:visited-style-name="Visited_20_Internet_20_Link">
https://www.ukrinform.ua/rubric-world/3725982-u-parizi-vibuhnuv-gaz-zagorilisa-kilka-budivel.html</text:a>
</text:p>
      <!--NEWS-->
      <text:h text:style-name="P10" text:outline-level="1">
<text:span text:style-name="T4">
Дніпро повертається у русло, в якому він був 70 років тому</text:span>
</text:h>
      <text:p text:style-name="P4">
Authors: Ukrinform (Person)</text:p>
      <text:p text:style-name="P4">
Publisher: Укринформ (Organization)</text:p>
      <text:p text:style-name="P4">
Published Time: 2023-06-21T21:48:00+03:00</text:p>
      <text:p text:style-name="P4">
Modified Time: 2023-06-21T21:48:00+03:00</text:p>
      <text:p text:style-name="P4">
Description: Дніпро практично повертається в своє русло, у якому він був 70 років тому, вода відступила від берегів Каховського водосховища на 1300-1600 метрів. — Укрінформ.</text:p>
      <text:p text:style-name="P4">
Images: ['<text:a xlink:type="simple" xlink:href="https://static.ukrinform.com/photos/2023_06/thumb_files/630_360_1686570955-345.jpg" text:style-name="Internet_20_link" text:visited-style-name="Visited_20_Internet_20_Link">
630_360_16865...</text:a>
']</text:p>
      <text:p text:style-name="P4">
Tags: ['Дніпро', 'Вода', 'Каховська ГЕС']</text:p>
      <text:p text:style-name="P4">
Type: Article</text:p>
      <!--METADATA-->
      <text:p text:style-name="P4">
<draw:frame draw:style-name="fr1" draw:name="Image226" text:anchor-type="as-char" svg:width="6.9236in" svg:height="3.956343in" draw:z-index="0">
<draw:image xlink:href="../Images/yкринформ/2023-06-21T21-48-00-03-00/630_360_1686570955-345.jpg" xlink:type="simple" xlink:show="embed" xlink:actuate="onLoad" draw:mime-type="image/jpeg"/>
</draw:frame>
 Дніпропрактично повертається в своє русло, у якому він був 70 років тому, водавідступила від берегів Каховського водосховища на 1300-1600 метрів.</text:p>
      <text:p text:style-name="P4">
Про це <text:a xlink:type="simple" xlink:href="https://t.me/shtab_kakhovska_hes/1133" text:style-name="Internet_20_link" text:visited-style-name="Visited_20_Internet_20_Link">
 повідомили</text:a>
 в офіційному інформаційному Телеграм-каналі Каховська ГЕС штабінфо, передає Укрінформ.</text:p>
      <text:p text:style-name="P4">
"Вода відступила від берегів на 1300-1600 метрів. Дніпро практичноповертається в своє русло, в якому він був 70 років тому. Наразі роблять всінеобхідні розрахунки, які дозволять спрогнозувати і потреби води населенню, іспроможності водного басейну річки Дніпро", - йдеться в повідомленні.</text:p>
      <text:p text:style-name="P4">
<text:span text:style-name="T4">
Читайте також:</text:span>
 <text:span text:style-name="T4">
<text:a xlink:type="simple" xlink:href="https://www.ukrinform.ua/rubric-culture/3725722-cerez-pidriv-kahovskoi-ges-pid-zagrozou-15-nacpamatok-na-zaporizzi.html" text:style-name="Internet_20_link" text:visited-style-name="Visited_20_Internet_20_Link">
 Через підрив Каховської ГЕС під загрозою 15 нацпам'ятокна Запоріжжі </text:a>
 </text:span>
</text:p>
      <text:p text:style-name="P4">
Як зазначається, однією з нагальних потреб у зоні ліквідації наслідків підривуросіянами Каховської ГЕС залишається вода. Як питна, так і технічна. Зараз їїпідвозять. Але влада робить все можливе для того, щоб у найкоротший термінпровести комплекс геодезично-розвідувальних робіт, щоб запустити свердловини.</text:p>
      <text:p text:style-name="P4">
Паралельно на місці ліквідації катастрофи працюють 10 станцій фільтрації дляочищення питної води.</text:p>
      <text:p text:style-name="P4">
<text:span text:style-name="T4">
Читайте також:</text:span>
 <text:span text:style-name="T4">
<text:a xlink:type="simple" xlink:href="https://www.ukrinform.ua/rubric-regions/3725940-hersonvodokanal-otrimav-portativnu-laboratoriu-dla-analizu-akosti-vodi.html" text:style-name="Internet_20_link" text:visited-style-name="Visited_20_Internet_20_Link">
 Херсонводоканал отримав портативну лабораторію дляаналізу якості води </text:a>
 </text:span>
</text:p>
      <text:p text:style-name="P4">
Наразі є запаси як мінімум на місяць, щоб забезпечити всіх людей питною водою.</text:p>
      <text:p text:style-name="P4">
Як повідомляв Укрінформ, вночі 6 червня російська армія підірвала греблю <text:span text:style-name="T4">
<text:a xlink:type="simple" xlink:href="https://www.ukrinform.ua/tag-kahovska-ges" text:style-name="Internet_20_link" text:visited-style-name="Visited_20_Internet_20_Link">
Каховської ГЕС </text:a>
 </text:span>
 . ВУкргідроенерго заявили, що вона повністю зруйнована і відновленню не підлягає.</text:p>
      <text:p text:style-name="P4">
Source: <text:a xlink:type="simple" xlink:href="https://www.ukrinform.ua/rubric-regions/3726010-dnipro-povertaetsa-v-ruslo-v-akomu-vin-buv-70-rokiv-tomu.html" text:style-name="Internet_20_link" text:visited-style-name="Visited_20_Internet_20_Link">
https://www.ukrinform.ua/rubric-regions/3726010-dnipro-povertaetsa-v-ruslo-v-akomu-vin-buv-70-rokiv-tomu.html</text:a>
</text:p>
      <!--NEWS-->
      <text:h text:style-name="P10" text:outline-level="1">
<text:span text:style-name="T4">
Понад 4000 танків росармії знищили Сили оборони України з початку широкомасштабної агресії рф</text:span>
</text:h>
      <text:p text:style-name="P4">
Author: ['АРМІЯINFORM']</text:p>
      <text:p text:style-name="P4">
Time: 2023-06-21T22:00:00-04:00</text:p>
      <text:p text:style-name="P4">
Description: Загальні бойові втрати противника з 24.02.22 по 21.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1.png" text:style-name="Internet_20_link" text:visited-style-name="Visited_20_Internet_20_Link">
zavantazhennya-1.png</text:a>
']</text:p>
      <text:p text:style-name="P4">
Tags: ['АГРЕСІЯ РФ', 'ВТОРГНЕННЯ РФ', 'ВТРАТИ ВОРОГА', 'ГШ ЗСУ']</text:p>
      <text:p text:style-name="P4">
Category: News</text:p>
      <!--METADATA-->
      <text:p text:style-name="P4">
<draw:frame draw:style-name="fr1" draw:name="Image227" text:anchor-type="as-char" svg:width="6.9236in" svg:height="6.993535in" draw:z-index="0">
<draw:image xlink:href="../Images/AРМІЯINFORM/2023-06-21T22-00-00-04-00/zavantazhennya-1.png" xlink:type="simple" xlink:show="embed" xlink:actuate="onLoad" draw:mime-type="image/png"/>
</draw:frame>
</text:p>
      <text:p text:style-name="P4">
Загальні бойові втрати противника з 24.02.22 по 21.06.23 орієнтовностановлять:</text:p>
      <ul>
        <li>
<text:span text:style-name="T4">
особового складу ‒</text:span>
 222000 (+540) осіб ліквідовано  * <text:span text:style-name="T4">
танків ‒</text:span>
 4006 (+9)  * <text:span text:style-name="T4">
бойових броньованих машин ‒</text:span>
 7771 (+21)  * <text:span text:style-name="T4">
артилерійських систем ‒</text:span>
 3920 (+32)  * <text:span text:style-name="T4">
РСЗВ ‒</text:span>
 615 (+1)  * <text:span text:style-name="T4">
засоби ППО ‒</text:span>
 375 (+3)  * <text:span text:style-name="T4">
літаків ‒</text:span>
 314 (0)  * <text:span text:style-name="T4">
гелікоптерів ‒</text:span>
 306 (0)  * <text:span text:style-name="T4">
БПЛА оперативно-тактичного рівня ‒</text:span>
 3428 (+35)  * <text:span text:style-name="T4">
крилаті ракети ‒</text:span>
 1214 (0)  * <text:span text:style-name="T4">
кораблі / катери ‒</text:span>
 18 (0)  * <text:span text:style-name="T4">
автомобільної техніки та автоцистерн ‒</text:span>
 6667 (+22)  * <text:span text:style-name="T4">
спеціальна техніка ‒</text:span>
 539 (+8)</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1.06.23.</text:p>
      <text:p text:style-name="P4">
Source: <text:a xlink:type="simple" xlink:href="https://armyinform.com.ua/2023/06/21/ponad-4000-tankiv-rosarmiyi-znyshhyly-syly-oborony-ukrayiny-z-pochatku-shyrokomasshtabnoyi-agresiyi-rf/" text:style-name="Internet_20_link" text:visited-style-name="Visited_20_Internet_20_Link">
https://armyinform.com.ua/2023/06/21/ponad-4000-tankiv-rosarmiyi-znyshhyly-syly-oborony-ukrayiny-z-pochatku-shyrokomasshtabnoyi-agresiyi-rf/</text:a>
</text:p>
      <!--NEWS-->
      <text:h text:style-name="P10" text:outline-level="1">
<text:span text:style-name="T4">
EastFruit: в Україні стартував масовий продаж вишні – ціни на 70% вище за торішні</text:span>
</text:h>
      <text:p text:style-name="P4">
Authors: Ukrinform (Person)</text:p>
      <text:p text:style-name="P4">
Publisher: Укринформ (Organization)</text:p>
      <text:p text:style-name="P4">
Published Time: 2023-06-21T22:00:20+03:00</text:p>
      <text:p text:style-name="P4">
Modified Time: 2023-06-21T22:00:20+03:00</text:p>
      <text:p text:style-name="P4">
Description: </text:p>
      <text:p text:style-name="P4">
В Україні стартував масовий продаж вишні, перші партії якої коштують по 50-70 грн/кг, що в середньому на 70% дорожче, ніж на початку сезону 2022 року. — Укрінформ.</text:p>
      <text:p text:style-name="P4">
Images: ['<text:a xlink:type="simple" xlink:href="https://static.ukrinform.com/photos/2021_06/thumb_files/630_360_1624982301-281.jpg" text:style-name="Internet_20_link" text:visited-style-name="Visited_20_Internet_20_Link">
630_360_16249...</text:a>
']</text:p>
      <text:p text:style-name="P4">
Tags: ['Ціни', 'Продаж', 'Ягоди', 'Ринок']</text:p>
      <text:p text:style-name="P4">
Type: Article</text:p>
      <!--METADATA-->
      <text:p text:style-name="P4">
<draw:frame draw:style-name="fr1" draw:name="Image228" text:anchor-type="as-char" svg:width="6.9236in" svg:height="3.956343in" draw:z-index="0">
<draw:image xlink:href="../Images/yкринформ/2023-06-21T22-00-20-03-00/630_360_1624982301-281.jpg" xlink:type="simple" xlink:show="embed" xlink:actuate="onLoad" draw:mime-type="image/jpeg"/>
</draw:frame>
 В Україністартував масовий продаж вишні, перші партії якої коштують по 50-70 грн/кг, щов середньому на 70% дорожче, ніж на початку сезону 2022 року.</text:p>
      <text:p text:style-name="P4">
Як передає Укрінформ, про це повідомляє <text:a xlink:type="simple" xlink:href="https://east-fruit.com/uk/novyny/ukrayinski-sadivnyky-rozpochaly-masovyy-prodazh-vyshni/" text:style-name="Internet_20_link" text:visited-style-name="Visited_20_Internet_20_Link">
 EastFruit. </text:a>
</text:p>
      <text:p text:style-name="P4">
"Що стосується цін, то перші великі партії вишні українські садівники готовівідвантажувати по 50-70 грн/кг ($1,37-1,91/кг), що в середньому на 70%дорожче, ніж на початку сезону минулого року", - йдеться в повідомленні.</text:p>
      <text:p text:style-name="P4">
Зазначається, що в Україні минулого тижня стартувало збирання вишні. Але першівеликі партії вишні з місцевих господарств на українському ринку з’явилисятільки цього тижня. За даними експертів проєкту, цьогорічний сезон продажіввишні розпочався на кілька тижнів пізніше.</text:p>
      <text:p text:style-name="P4">
Як повідомляють садівники, сьогодні попит на вишню досить високий. Однак, запрогнозами учасників ринку, валовий збір вишні в поточному сезоні буде дещонижчим, ніж торік, що пов’язано з втратами врожаю цих кісточкових череззаморозки в першій половині весни. Відповідно, і відпускні ціни на першівеликі партії вишні значно вищі за торішні.</text:p>
      <text:p text:style-name="P4">
<text:span text:style-name="T4">
Читайте також:</text:span>
 <text:a xlink:type="simple" xlink:href="https://www.ukrinform.ua/rubric-economy/3721941-v-ukraini-cerez-nestabilni-postavki-podorozcala-polunica-eastfruit.html" text:style-name="Internet_20_link" text:visited-style-name="Visited_20_Internet_20_Link">
 В Україні через нестабільні поставки подорожчала полуниця- <text:span text:style-name="T4">
EastFruit</text:span>
 </text:a>
</text:p>
      <text:p text:style-name="P4">
При цьому більшість садівників сьогодні оцінюють якість даних кісточкових яксередню або нижчу. Через несприятливі погодні умови вишня має досить дрібнийкалібр, і вже починає тріскатися і гнити на деревах.</text:p>
      <text:p text:style-name="P4">
Як повідомлялося, у 2022 році в Україні вишня великим оптом на ринку напочатку сезону пропонувалася до продажу по 15-35 грн/кг ($0,51-1,20/кг).</text:p>
      <text:p text:style-name="P4">
Source: <text:a xlink:type="simple" xlink:href="https://www.ukrinform.ua/rubric-economy/3726011-eastfruit-v-ukraini-startuvav-masovij-prodaz-visni-cini-na-70-vise-za-torisni.html" text:style-name="Internet_20_link" text:visited-style-name="Visited_20_Internet_20_Link">
https://www.ukrinform.ua/rubric-economy/3726011-eastfruit-v-ukraini-startuvav-masovij-prodaz-visni-cini-na-70-vise-za-torisni.html</text:a>
</text:p>
      <!--NEWS-->
      <text:h text:style-name="P10" text:outline-level="1">
<text:span text:style-name="T4">
У Москві знайшли мертвим одного із творців радянської термоядерної бомби - ЗМІ</text:span>
</text:h>
      <text:p text:style-name="P4">
Authors: Ukrinform (Person)</text:p>
      <text:p text:style-name="P4">
Publisher: Укринформ (Organization)</text:p>
      <text:p text:style-name="P4">
Published Time: 2023-06-21T22:04:00+03:00</text:p>
      <text:p text:style-name="P4">
Modified Time: 2023-06-21T22:04:00+03:00</text:p>
      <text:p text:style-name="P4">
Description: У центрі Москви знайшли мертвим 92-річного фізика-ядерника Григорія Клінішова - одного з творців першої радянської двоступеневої термоядерної бомби РДС-37. — Укрінформ.</text:p>
      <text:p text:style-name="P4">
Images: ['<text:a xlink:type="simple" xlink:href="https://static.ukrinform.com/photos/2023_06/thumb_files/630_360_1687373884-527.jpg" text:style-name="Internet_20_link" text:visited-style-name="Visited_20_Internet_20_Link">
630_360_16873...</text:a>
']</text:p>
      <text:p text:style-name="P4">
Tags: ['Москва', 'Смерть', 'Ядерна зброя', 'Росія']</text:p>
      <text:p text:style-name="P4">
Type: Article</text:p>
      <!--METADATA-->
      <text:p text:style-name="P4">
<draw:frame draw:style-name="fr1" draw:name="Image229" text:anchor-type="as-char" svg:width="6.9236in" svg:height="3.956343in" draw:z-index="0">
<draw:image xlink:href="../Images/yкринформ/2023-06-21T22-04-00-03-00/630_360_1687373884-527.jpg" xlink:type="simple" xlink:show="embed" xlink:actuate="onLoad" draw:mime-type="image/jpeg"/>
</draw:frame>
 У центріМоскви знайшли мертвим 92-річного фізика-ядерника Григорія Клінішова - одногоз творців першої радянської двоступеневої термоядерної бомби РДС-37.</text:p>
      <text:p text:style-name="P4">
Як передає Укрінформ, про це повідомляє <text:a xlink:type="simple" xlink:href="https://meduza.io/news/2023/06/21/v-moskve-pokonchil-s-soboy-odin-iz-sozdateley-sovetskoy-termoyadernoy-bomby-rds-37-grigoriy-klinishov" text:style-name="Internet_20_link" text:visited-style-name="Visited_20_Internet_20_Link">
 Медуза</text:a>
 .</text:p>
      <text:p text:style-name="P4">
"В екстрених службах заявили, що учений вчинив <text:a xlink:type="simple" xlink:href="https://www.ukrinform.ua/tag-samogubstvo" text:style-name="Internet_20_link" text:visited-style-name="Visited_20_Internet_20_Link">
 самогубство</text:a>
 . Клінішов залишив передсмертнузаписку, в якій попрощався з близькими", - йдеться в повідомленні.</text:p>
      <text:p text:style-name="P4">
Зазначається, що тіло фізика ще 17 червня у квартирі виявили його родичі.</text:p>
      <text:p text:style-name="P4">
Випробування термоядерної бомби РДС-37 відбулося 22 листопада 1955 року наСемипалатинському полігоні.</text:p>
      <text:p text:style-name="P4">
<text:span text:style-name="T4">
Читайте також:</text:span>
 <text:a xlink:type="simple" xlink:href="https://www.ukrinform.ua/rubric-world/3710640-u-rosii-rozrobnikiv-giperzvukovih-raket-arestuvali-za-derzzradu.html" text:style-name="Internet_20_link" text:visited-style-name="Visited_20_Internet_20_Link">
 У <text:span text:style-name="T4">
Росії</text:span>
 <text:span text:style-name="T4">
розробників</text:span>
 <text:span text:style-name="T4">
гіперзвукових</text:span>
 <text:span text:style-name="T4">
ракет</text:span>
<text:span text:style-name="T4">
арештували</text:span>
 за <text:span text:style-name="T4">
держзраду</text:span>
 </text:a>
</text:p>
      <text:p text:style-name="P4">
Тоді через ударну хвилю було пошкоджено будівлі в 59 населених пунктах, акілька десятків людей отримали травми.</text:p>
      <text:p text:style-name="P4">
Григорій Клінішов не тільки брав участь у створенні РДС-37, але також розробивкілька типів термоядерних зарядів бомб наступних поколінь.</text:p>
      <text:p text:style-name="P4">
Source: <text:a xlink:type="simple" xlink:href="https://www.ukrinform.ua/rubric-world/3726012-u-moskvi-znajsli-mertvim-odnogo-iz-tvorciv-radanskoi-termoadernoi-bombi-zmi.html" text:style-name="Internet_20_link" text:visited-style-name="Visited_20_Internet_20_Link">
https://www.ukrinform.ua/rubric-world/3726012-u-moskvi-znajsli-mertvim-odnogo-iz-tvorciv-radanskoi-termoadernoi-bombi-zmi.html</text:a>
</text:p>
      <!--NEWS-->
      <text:h text:style-name="P10" text:outline-level="1">
<text:span text:style-name="T4">
На правобережжі Херсонщини вода відійшла від трьох тисяч осель - голова ОВА</text:span>
</text:h>
      <text:p text:style-name="P4">
Authors: Ukrinform (Person)</text:p>
      <text:p text:style-name="P4">
Publisher: Укринформ (Organization)</text:p>
      <text:p text:style-name="P4">
Published Time: 2023-06-21T22:13:00+03:00</text:p>
      <text:p text:style-name="P4">
Modified Time: 2023-06-21T22:13:00+03:00</text:p>
      <text:p text:style-name="P4">
Description: На правобережжі Херсонщини вода відійшла від трьох тисяч осель. — Укрінформ.</text:p>
      <text:p text:style-name="P4">
Images: ['<text:a xlink:type="simple" xlink:href="https://static.ukrinform.com/photos/2023_06/thumb_files/630_360_1686056975-847.jpg" text:style-name="Internet_20_link" text:visited-style-name="Visited_20_Internet_20_Link">
630_360_16860...</text:a>
']</text:p>
      <text:p text:style-name="P4">
Tags: ['Херсонщина', 'Вода', 'Каховська ГЕС', 'Затоплення']</text:p>
      <text:p text:style-name="P4">
Type: Article</text:p>
      <!--METADATA-->
      <text:p text:style-name="P4">
<draw:frame draw:style-name="fr1" draw:name="Image230" text:anchor-type="as-char" svg:width="6.9236in" svg:height="3.956343in" draw:z-index="0">
<draw:image xlink:href="../Images/yкринформ/2023-06-21T22-13-00-03-00/630_360_1686056975-847.jpg" xlink:type="simple" xlink:show="embed" xlink:actuate="onLoad" draw:mime-type="image/jpeg"/>
</draw:frame>
 Направобережжі Херсонщини вода відійшла від трьох тисяч осель.</text:p>
      <text:p text:style-name="P4">
Про це у <text:a xlink:type="simple" xlink:href="https://t.me/olexandrprokudin/753" text:style-name="Internet_20_link" text:visited-style-name="Visited_20_Internet_20_Link">
 Телеграмі </text:a>
 повідомив головаХерсонської ОВА Олександр Прокудін, передає Укрінформ.</text:p>
      <text:p text:style-name="P4">
"На правобережжі <text:a xlink:type="simple" xlink:href="https://www.ukrinform.ua/tag-hersonsina" text:style-name="Internet_20_link" text:visited-style-name="Visited_20_Internet_20_Link">
 Херсонщини </text:a>
 водавідійшла від понад 3100 осель. Там одразу розпочинають проводитивідновлювальні роботи", - повідомив він.</text:p>
      <text:p text:style-name="P4">
Як повідомляє голова ХОВА, вибухотехніки обстежують території, фахівцілагодять пошкоджені комунікації, комунальники з рятувальниками прибираютьсміття та відкачують воду з затоплених помешкань.</text:p>
      <text:p text:style-name="P4">
За словами Прокудіна, усі працюють на своїх місцях з ранку до пізнього вечора,аби Херсонщина щонайшвидше відновилася після російського теракту.</text:p>
      <text:p text:style-name="P4">
<text:span text:style-name="T4">
Читайте також:</text:span>
 <text:a xlink:type="simple" xlink:href="https://www.ukrinform.ua/rubric-regions/3725989-na-hersonsini-zalisautsa-pidtoplenimi-majze-600-domiv-klimenko.html" text:style-name="Internet_20_link" text:visited-style-name="Visited_20_Internet_20_Link">
 На Херсонщині залишаються підтопленими майже 600<text:span text:style-name="T4">
будинків</text:span>
 – Клименко </text:a>
</text:p>
      <text:p text:style-name="P4">
Як раніше повідомляв Укрінформ, в Каховському водосховищі вода відійшла напонад кілометр від берега, <text:a xlink:type="simple" xlink:href="https://www.ukrinform.ua/rubric-regions/3726010-dnipro-povertaetsa-v-ruslo-v-akomu-vin-buv-70-rokiv-tomu.html" text:style-name="Internet_20_link" text:visited-style-name="Visited_20_Internet_20_Link">
 Дніпро повертається в русло, в якому він був 70років тому </text:a>
 .</text:p>
      <text:p text:style-name="P4">
Як <text:a xlink:type="simple" xlink:href="https://www.ukrinform.ua/rubric-other_news/3723441-pidriv-rosianami-kahovskoi-ges-usi-novini.html" text:style-name="Internet_20_link" text:visited-style-name="Visited_20_Internet_20_Link">
 повідомлялося </text:a>
 , вночі 6червня росіяни підірвали Каховську ГЕС. Дамба зруйнована повністю тавідновленню не підлягає.</text:p>
      <text:p text:style-name="P4">
Source: <text:a xlink:type="simple" xlink:href="https://www.ukrinform.ua/rubric-regions/3726013-na-pravoberezzi-hersonsini-voda-vidijsla-vid-troh-tisac-osel-golova-ova.html" text:style-name="Internet_20_link" text:visited-style-name="Visited_20_Internet_20_Link">
https://www.ukrinform.ua/rubric-regions/3726013-na-pravoberezzi-hersonsini-voda-vidijsla-vid-troh-tisac-osel-golova-ova.html</text:a>
</text:p>
      <!--NEWS-->
      <text:h text:style-name="P10" text:outline-level="1">
<text:span text:style-name="T4">
ЄБРР цьогоріч підтримає українську енергетику на €600 мільйонів – Шмигаль</text:span>
</text:h>
      <text:p text:style-name="P4">
Authors: Ukrinform (Person)</text:p>
      <text:p text:style-name="P4">
Publisher: Укринформ (Organization)</text:p>
      <text:p text:style-name="P4">
Published Time: 2023-06-21T22:19:00+03:00</text:p>
      <text:p text:style-name="P4">
Modified Time: 2023-06-21T22:19:00+03:00</text:p>
      <text:p text:style-name="P4">
Description: Європейський банк реконструкції та розвитку підтримає українську енергетику на 600 млн євро вже цього року. — Укрінформ.</text:p>
      <text:p text:style-name="P4">
Images: ['<text:a xlink:type="simple" xlink:href="https://static.ukrinform.com/photos/2023_06/thumb_files/630_360_1687375041-214.jpg" text:style-name="Internet_20_link" text:visited-style-name="Visited_20_Internet_20_Link">
630_360_16873...</text:a>
']</text:p>
      <text:p text:style-name="P4">
Tags: ['ЄБРР', 'Економіка', 'Енергетика', 'Шмигаль']</text:p>
      <text:p text:style-name="P4">
Type: Article</text:p>
      <!--METADATA-->
      <text:p text:style-name="P4">
<draw:frame draw:style-name="fr1" draw:name="Image231" text:anchor-type="as-char" svg:width="6.9236in" svg:height="3.956343in" draw:z-index="0">
<draw:image xlink:href="../Images/yкринформ/2023-06-21T22-19-00-03-00/630_360_1687375041-214.jpg" xlink:type="simple" xlink:show="embed" xlink:actuate="onLoad" draw:mime-type="image/jpeg"/>
</draw:frame>
Європейський банк реконструкції та розвитку підтримає українську енергетику на600 млн євро вже цього року.</text:p>
      <text:p text:style-name="P4">
Як передає Укрінформ, про це Прем’єр-міністр України Денис Шмигаль повідомив у<text:a xlink:type="simple" xlink:href="https://t.me/Denys_Smyhal/5462" text:style-name="Internet_20_link" text:visited-style-name="Visited_20_Internet_20_Link">
 Телеграмі </text:a>
 .</text:p>
      <text:p text:style-name="P4">
Прем’єр зазначив, що у середу, 21 червня, було підписано низку меморандумівміж Банком та «Укргідроенерго», «Укренерго» і «Нафтогазом».</text:p>
      <text:p text:style-name="P4">
«Посилюємо газовий сектор України. Меморандум <text:a xlink:type="simple" xlink:href="https://www.ukrinform.ua/tag-ebrr" text:style-name="Internet_20_link" text:visited-style-name="Visited_20_Internet_20_Link">
 ЄБРР</text:a>
 із «Нафтогазом» передбачає три головнінапрямки співпраці: формування стратегічних запасів природного газу,інвестиції для декарбонізації та зменшення викидів метану, інвестиції дляпідвищення енергоефективності», - заявив Шмигаль.</text:p>
      <text:p text:style-name="P4">
Прем’єр-міністр також повідомив про новий етап співпраці з ЄБРР в галузігідроенергетики.</text:p>
      <text:p text:style-name="P4">
«Банк надасть допомогу у відновленні та модернізації гідроелектростанцій,посиленні їх надійності та ефективності. Після звільнення територіїКаховського водосховища плануємо розробку дорожньої карти реконструкції ГЕС»,- заявив він.</text:p>
      <text:p text:style-name="P4">
Також Шмигаль зауважив, що ЄБРР підтримає «Укренерго». «Мета - дати компаніїресурси для покриття критичних витрат. Зокрема, із забезпечення стабільної табезперебійної передачі й диспетчеризації електроенергії. Для Уряду важливоякнайшвидше здійснити комплекс заходів із відновлення, щоб максимальноубезпечити електроенергетичну інфраструктуру», - заявив він.</text:p>
      <text:p text:style-name="P4">
<text:span text:style-name="T4">
Читайте також:</text:span>
 <text:a xlink:type="simple" xlink:href="https://www.ukrinform.ua/rubric-economy/3722979-nacbank-ta-ebrr-obgovorili-adaptaciu-ukrainskogo-zakonodavstva-do-standartiv-evrosouzu.html" text:style-name="Internet_20_link" text:visited-style-name="Visited_20_Internet_20_Link">
 Нацбанк та <text:span text:style-name="T4">
ЄБРР</text:span>
 обговорили адаптацію українськогозаконодавства до стандартів Євросоюзу </text:a>
</text:p>
      <text:p text:style-name="P4">
Як повідомлялось, ЄБРР, відносини якого з Україною налічують вже понадтридцять років, і який не лише працює над реалізацією інвестиційних проєктів,а й надає українським органам влади допомогу в реалізації реформ, значнозбільшив свою підтримку після початку російського вторгнення у лютому минулогороку та пообіцяв інвестувати €3 млрд у 2022-2023 роках. Банк також готовийпідтримувати відбудову подальшим фінансуванням і ноу-хау та вже одержав утравні дозвіл Ради керуючих на підготовку до потенційного збільшення капіталудо кінця року з метою надання максимальної підтримки Україні.</text:p>
      <text:p text:style-name="P4">
<text:span text:style-name="T5">
Фото: Денис Шмигаль / Телеграм</text:span>
</text:p>
      <text:p text:style-name="P4">
Source: <text:a xlink:type="simple" xlink:href="https://www.ukrinform.ua/rubric-economy/3726017-ebrr-cogoric-pidtrimae-ukrainsku-energetiku-na-600-miljoniv-smigal.html" text:style-name="Internet_20_link" text:visited-style-name="Visited_20_Internet_20_Link">
https://www.ukrinform.ua/rubric-economy/3726017-ebrr-cogoric-pidtrimae-ukrainsku-energetiku-na-600-miljoniv-smigal.html</text:a>
</text:p>
      <!--NEWS-->
      <text:h text:style-name="P10" text:outline-level="1">
<text:span text:style-name="T4">
Штати не бачать необхідності змінювати розстановку своїх сил у відповідь на ядерний шантаж РФ</text:span>
</text:h>
      <text:p text:style-name="P4">
Authors: Ukrinform (Person)</text:p>
      <text:p text:style-name="P4">
Publisher: Укринформ (Organization)</text:p>
      <text:p text:style-name="P4">
Published Time: 2023-06-21T22:24:00+03:00</text:p>
      <text:p text:style-name="P4">
Modified Time: 2023-06-21T22:24:00+03:00</text:p>
      <text:p text:style-name="P4">
Description: Сполучені Штати продовжують стежити за розвитком подій навколо угоди РФ і Білорусі щодо переміщення засобів тактичної ядерної зброї та досі не бачать необхідності змінювати розстановку власних ядерних сил у відповідь. — Укрінформ.</text:p>
      <text:p text:style-name="P4">
Images: ['<text:a xlink:type="simple" xlink:href="https://static.ukrinform.com/photos/2016_04/thumb_files/630_360_1460964573-7662.jpg" text:style-name="Internet_20_link" text:visited-style-name="Visited_20_Internet_20_Link">
630_360_14609...</text:a>
']</text:p>
      <text:p text:style-name="P4">
Tags: ['Білорусь', 'США', 'Ядерна зброя', 'Агресія РФ', 'Війна з Росією']</text:p>
      <text:p text:style-name="P4">
Type: Article</text:p>
      <!--METADATA-->
      <text:p text:style-name="P4">
<draw:frame draw:style-name="fr1" draw:name="Image232" text:anchor-type="as-char" svg:width="6.9236in" svg:height="3.956343in" draw:z-index="0">
<draw:image xlink:href="../Images/yкринформ/2023-06-21T22-24-00-03-00/630_360_1460964573-7662.jpg" xlink:type="simple" xlink:show="embed" xlink:actuate="onLoad" draw:mime-type="image/jpeg"/>
</draw:frame>
 СполученіШтати продовжують стежити за розвитком подій навколо угоди РФ і Білорусі щодопереміщення засобів тактичної ядерної зброї та досі не бачать необхідностізмінювати розстановку власних ядерних сил у відповідь.</text:p>
      <text:p text:style-name="P4">
Про це заявив у середу під час пресбрифінгу у Вашингтоні заступник речникаДерждепартаменту США Ведант Пател, передає власний кореспондент Укрінформу.</text:p>
      <text:p text:style-name="P4">
«Ми бачили повідомлення про угоду між Росією й Білоруссю і продовжимо активностежити за ситуацією, за її розвитком і наслідками», - запевнив представникДерждепу, коментуючи запитання щодо ядерної загрози з боку РФ, а такожвисловлювань президента Байдена з цього приводу.</text:p>
      <text:p text:style-name="P4">
<text:span text:style-name="T4">
Читайте також:</text:span>
 <text:span text:style-name="T4">
<text:a xlink:type="simple" xlink:href="https://www.ukrinform.ua/rubric-ato/3725455-zodnu-adernu-boegolovku-rf-se-ne-peremistila-u-bilorus-budanov.html" text:style-name="Internet_20_link" text:visited-style-name="Visited_20_Internet_20_Link">
 Жодну ядерну боєголовку РФ ще не перемістила у Білорусь– Буданов </text:a>
 </text:span>
</text:p>
      <text:p text:style-name="P4">
Водночас Пател підкреслив: «Ми не бачили жодної причини, щоби змінюватипозицію наших власних ядерних сил».</text:p>
      <text:p text:style-name="P4">
Крім того, він нагадав позицію США, висловлену, в тому числі президентомБайденом, що риторика Кремля стосовно ядерної зброї є безрозсудною табезвідповідальною.</text:p>
      <text:p text:style-name="P4">
«Це також підкреслює лицемірство президента Путіна в цьому питанні», -зауважив представник Держдепартаменту США.</text:p>
      <text:p text:style-name="P4">
<text:span text:style-name="T4">
Читайте також:</text:span>
 <text:span text:style-name="T4">
<text:a xlink:type="simple" xlink:href="https://www.ukrinform.ua/rubric-ato/3725174-zagroza-vikoristanna-putinim-adernoi-zbroi-e-realnou-bajden.html" text:style-name="Internet_20_link" text:visited-style-name="Visited_20_Internet_20_Link">
 Загроза використання Путіним ядерної зброї є реальною –Байден </text:a>
 </text:span>
</text:p>
      <text:p text:style-name="P4">
Як повідомляв Укрінформ, президент США Джо Байден зазначив, що вважає _<text:span text:style-name="T4">
<text:a xlink:type="simple" xlink:href="https://www.ukrinform.ua/tag-raketnij-udar" text:style-name="Internet_20_link" text:visited-style-name="Visited_20_Internet_20_Link">
застосування Росією тактичної ядерної зброї </text:a>
 </text:span>
 _ реальною загрозою. Водночас він назвав «абсолютнобезвідповідальною» домовленість російського й білоруського режимів розміститиядерну зброю на території Білорусі.</text:p>
      <text:p text:style-name="P4">
Source: <text:a xlink:type="simple" xlink:href="https://www.ukrinform.ua/rubric-world/3726016-stati-ne-bacat-neobhidnosti-zminuvati-rozstanovku-svoih-sil-u-vidpovid-na-adernij-santaz-rf.html" text:style-name="Internet_20_link" text:visited-style-name="Visited_20_Internet_20_Link">
https://www.ukrinform.ua/rubric-world/3726016-stati-ne-bacat-neobhidnosti-zminuvati-rozstanovku-svoih-sil-u-vidpovid-na-adernij-santaz-rf.html</text:a>
</text:p>
      <!--NEWS-->
      <text:h text:style-name="P10" text:outline-level="1">
<text:span text:style-name="T4">
В Ужгороді сотні людей прийшли попрощатися із трьома загиблими воїнами</text:span>
</text:h>
      <text:p text:style-name="P4">
Authors: Ukrinform (Person)</text:p>
      <text:p text:style-name="P4">
Publisher: Укринформ (Organization)</text:p>
      <text:p text:style-name="P4">
Published Time: 2023-06-21T22:31:00+03:00</text:p>
      <text:p text:style-name="P4">
Modified Time: 2023-06-21T22:31:00+03:00</text:p>
      <text:p text:style-name="P4">
Description: В Ужгороді сотні закарпатців попрощалися із трьома загиблими Героями 68- батальйону тероборони Закарпаття, їх поховали на Алеї Слави. — Укрінформ.</text:p>
      <text:p text:style-name="P4">
Images: ['<text:a xlink:type="simple" xlink:href="https://static.ukrinform.com/photos/2023_06/thumb_files/630_360_1687375872-589.jpg" text:style-name="Internet_20_link" text:visited-style-name="Visited_20_Internet_20_Link">
630_360_16873...</text:a>
']</text:p>
      <text:p text:style-name="P4">
Tags: ['Похорон', 'Ужгород', 'Загибель', 'Війна з Росією']</text:p>
      <text:p text:style-name="P4">
Type: Article</text:p>
      <!--METADATA-->
      <text:p text:style-name="P4">
<draw:frame draw:style-name="fr1" draw:name="Image233" text:anchor-type="as-char" svg:width="6.9236in" svg:height="3.956343in" draw:z-index="0">
<draw:image xlink:href="../Images/yкринформ/2023-06-21T22-31-00-03-00/630_360_1687375872-589.jpg" xlink:type="simple" xlink:show="embed" xlink:actuate="onLoad" draw:mime-type="image/jpeg"/>
</draw:frame>
 В Ужгородісотні закарпатців попрощалися із трьома загиблими Героями 68- батальйонутероборони Закарпаття, їх поховали на Алеї Слави.</text:p>
      <text:p text:style-name="P4">
Про це повідомили в <text:a xlink:type="simple" xlink:href="https://www.facebook.com/permalink.php" text:style-name="Internet_20_link" text:visited-style-name="Visited_20_Internet_20_Link">
 Фейсбуці</text:a>
Ужгородської міської ради, передає Укрінформ.</text:p>
      <text:p text:style-name="P4">
"Сьогодні, 21 червня, на центральній площі обласного центру відбувся чинпохорону за полеглими Героями сьогодення. Сергій Тягій, Іван Гутай, БогданХоданич загинули 11 травня 2023 року, захищаючи <text:a xlink:type="simple" xlink:href="https://www.ukrinform.ua/tag-ukraina" text:style-name="Internet_20_link" text:visited-style-name="Visited_20_Internet_20_Link">
 Україну</text:a>
 на фронті боротьби з російськимизагарбниками", - йдеться в повідомленні.</text:p>
      <text:p text:style-name="P4">
Поховали воїнів на Алеї слави в Ужгороді.</text:p>
      <text:p text:style-name="P4">
Богдан Антонович Ходанич народився 30 березня 1970 року в Ужгороді. З 1992-гопрацював в «Укрексімбанку», був начальником відділу й пропрацював у ційустанові майже 31 рік. У 2019-му Богдан Ходанич взяв участь у зборахрезервістів ТРО Закарпатської області. А 24 лютого 2022 року пішовдобровольцем, щоб захистити український народ від російських загарбників,служив у 68-му батальйоні другої роти другого взводу першого відділення силТРО. Був стрільцем 1-го стрілецького відділення. Любив подорожувати, ходити вгори. Усі місцеві хребти та полонини були знайомі йому. Своє військове життявоїн називав «екскурсією» Україною. У захисника залишилася мама, дружина, зякою прожив 28 років, а також донька.</text:p>
      <text:p text:style-name="P4">
Сергій Васильович Тягій народився 15 січня 1979 року у Феодосії (Крим) уродині військових. Отримав військову освіту в Одеському інституті сухопутнихвійськ, до 2005 року гідно служив у лавах Збройних Сил України. З 2000 рокужив і працював в Ужгороді. Не цурався жодної роботи, любив технічні новинки тавчився застосовувати їх у повсякденному житті. У 2006 році одружився. Бувкоханим чоловіком, люблячим батьком сина та донечки. 25 лютого 2022 рокувступив до лав ТРО 101 бригади 68 батальйону – спочатку як командир взводу,оскільки вже мав звання старшого лейтенанта, а згодом став командиром(капітаном) 2-ї стрілецької роти. Захищав Україну на різних напрямках. У Героязалишилась дружина, двоє дітей, батьки.</text:p>
      <text:p text:style-name="P4">
<text:span text:style-name="T4">
Читайте також:</text:span>
 <text:a xlink:type="simple" xlink:href="https://www.ukrinform.ua/rubric-regions/3725994-u-lvovi-poprosalisa-z-geroem-ukraini-igorem-daskom.html" text:style-name="Internet_20_link" text:visited-style-name="Visited_20_Internet_20_Link">
 У Львові попрощалися з Героєм України Ігорем Дашком</text:a>
</text:p>
      <text:p text:style-name="P4">
Іван Іванович Гутай народився 25 грудня 1990 року в Ужгороді. Навчався умісцевій школі №15, після закінчення 9-го класу вступив у професійно-технічнеучилище №20, отримав фах продавця-консультанта. Проходив строкову військовуслужбу в українській армії. У 2015 році пішов добровольцем захищати Україну узону проведення АТО, брав участь у зборах резервістів, завжди відточуваввійськову майстерність. В Івана Гутая залишилися батьки та наречена.</text:p>
      <text:p text:style-name="P4">
Як повідомляється, в один день із ними також віддали свої життя за Українуїхні побратими – Василь Буртин, Валентин Мешко, Віталік Кусік, Едуард Пилипєв.</text:p>
      <text:p text:style-name="P4">
Велелюдна скорботна хода пройшла центральними вулицями міста до Пагорба Слави– там Героїв поховали з усіма військовими почестями.</text:p>
      <text:p text:style-name="P4">
<text:span text:style-name="T5">
Фото: Ужгородська міська рада</text:span>
</text:p>
      <text:p text:style-name="P4">
Source: <text:a xlink:type="simple" xlink:href="https://www.ukrinform.ua/rubric-regions/3726019-v-uzgorodi-sotni-ludej-prijsli-poprosatisa-iz-troma-zagiblimi-voinami.html" text:style-name="Internet_20_link" text:visited-style-name="Visited_20_Internet_20_Link">
https://www.ukrinform.ua/rubric-regions/3726019-v-uzgorodi-sotni-ludej-prijsli-poprosatisa-iz-troma-zagiblimi-voinami.html</text:a>
</text:p>
      <!--NEWS-->
      <text:h text:style-name="P10" text:outline-level="1">
<text:span text:style-name="T4">
Зеленський про запеклі бої на фронті: На Півдні є наш рух уперед</text:span>
</text:h>
      <text:p text:style-name="P4">
Authors: Ukrinform (Person)</text:p>
      <text:p text:style-name="P4">
Publisher: Укринформ (Organization)</text:p>
      <text:p text:style-name="P4">
Published Time: 2023-06-21T22:35:00+03:00</text:p>
      <text:p text:style-name="P4">
Modified Time: 2023-06-21T22:35:00+03:00</text:p>
      <text:p text:style-name="P4">
Description: ЗСУ ведуть жорсткі бої на різних напрямках фронту із російськими загарбниками. — Укрінформ.</text:p>
      <text:p text:style-name="P4">
Images: ['<text:a xlink:type="simple" xlink:href="https://static.ukrinform.com/photos/2023_06/thumb_files/630_360_1687376812-770.jpeg" text:style-name="Internet_20_link" text:visited-style-name="Visited_20_Internet_20_Link">
630_360_16873...</text:a>
']</text:p>
      <text:p text:style-name="P4">
Tags: ['ЗСУ', 'Звернення', 'Зеленський', 'Війна з Росією']</text:p>
      <text:p text:style-name="P4">
Type: Article</text:p>
      <!--METADATA-->
      <text:p text:style-name="P4">
<draw:frame draw:style-name="fr1" draw:name="Image234" text:anchor-type="as-char" svg:width="6.9236in" svg:height="3.956343in" draw:z-index="0">
<draw:image xlink:href="../Images/yкринформ/2023-06-21T22-35-00-03-00/630_360_1687376812-770.jpeg" xlink:type="simple" xlink:show="embed" xlink:actuate="onLoad" draw:mime-type="image/jpeg"/>
</draw:frame>
 ЗСУведуть жорсткі бої на різних напрямках фронту із російськими загарбниками.</text:p>
      <text:p text:style-name="P4">
Про це у своєму <text:a xlink:type="simple" xlink:href="https://www.youtube.com/watch" text:style-name="Internet_20_link" text:visited-style-name="Visited_20_Internet_20_Link">
 зверненні </text:a>
 доукраїнців наприкінці 483-го дня війни сказав Президент Володимир Зеленський,передає Укрінформ.</text:p>
      <text:p text:style-name="P4">
<text:span text:style-name="T4">
<text:span text:style-name="T5">
Бажаю здоровʼя, шановні українці!</text:span>
 </text:span>
</text:p>
      <text:p text:style-name="P4">
Перше. Фронт. Жорсткі бої. Південь – знищуємо ворога. Донеччина – знищуємоворога. Купʼянський напрямок – хоч би що там планували російські терористи,знищимо ворога.</text:p>
      <text:p text:style-name="P4">
На Півдні є наш рух уперед. Дякую, воїни! На Сході – тримаємо оборону. Іособливо вдячний, хлопці, за кожен збитий російський вертоліт. Кожне такезбиття – важливе.</text:p>
      <text:p text:style-name="P4">
Друге. Лондон. Сьогодні почала роботу наша з британцями спеціальна Конференціящодо відновлення України.</text:p>
      <text:p text:style-name="P4">
Я дякую, Британіє, за новий пакет фінансової підтримки. Дякую, Америко, запакет допомоги нашій інфраструктурі та енергетиці. Дякую, Євросоюзе, запредставлений пані Президенткою Єврокомісії Урсулою фон дер Ляєн фінансовийінструмент для нашої відбудови обсягом 50 мільярдів євро.</text:p>
      <text:p text:style-name="P4">
Сенс цієї Конференції в Лондоні не просто в тому, щоб згенерувати зусиллядержав – наших партнерів, а в тому, щоб нашу трансформацію підтримав іміжнародний бізнес. Зараз у Британії працює українська делегація – уряд, Офіс,Верховна Рада, громадський сектор. Кожен аспект українського відновлення йподальшого розвитку нашої держави буде представлений саме тим діячам світовогобізнесу, чия увага безпосередньо потрібна нам: нашим індустріям, містам,громадам, країні загалом. Завдання України в тому, щоб моральне лідерствонашого народу трансформувати в економічне лідерство нашої країни. Всіпередумови для цього є, передусім у наших людей, у нашого прекрасного міцногонароду.</text:p>
      <text:p text:style-name="P4">
Третє. Нарешті затверджується новий пакет санкцій Євросоюзу проти Росії.Частина з його норм підготовлена за пропозиціями Міжнародної санкційної групи,що працює під головуванням Майкла Макфола та Андрія Єрмака. Цей пакетдодатково обмежить прибутки Росії, що вона їх досі отримувала у Європі, атакож перекриє частину шляхів обходу раніше запроваджених санкцій. Це заразодне з пріоритетних завдань.</text:p>
      <text:p text:style-name="P4">
Усі наші партнери повністю поінформовані про те, наскільки критично перекритивсі шляхи обходу санкцій. Держава-терорист досі має доступ до різних продуктіві компонентів, технологічних і фінансових схем, які створені тими у світі, хтовсе ж цінує свободу та міжнародне право.</text:p>
      <text:p text:style-name="P4">
Росія має бути в повній ізоляції, поки головні експортні продукти Росії – цезло та смерть.</text:p>
      <text:p text:style-name="P4">
І ще одне.</text:p>
      <text:p text:style-name="P4">
Прийняв вірчі грамоти від послів іноземних держав, які прибули в Україну.Норвегія, Швейцарія, Азербайджан, Пакистан, Ісландія. Нові посли. Загалом унашій державі працюють вже понад 60 посольств і представництв держав і понад20 представництв міжнародних організацій.</text:p>
      <text:p text:style-name="P4">
Працювати в Україні, працювати з Україною – це вірити в Україну і в українців.Світ із нами попри все, що намагається робити держава-зло проти нас. 483-йдень повномасштабної війни. Саме на нашій державі сфокусовані глобальні надії.І наші люди виправдають ці надії. Свобода переможе. Україна переможе.</text:p>
      <text:p text:style-name="P4">
Я дякую всім, хто воює й працює заради України!</text:p>
      <text:p text:style-name="P4">
Слава всім, хто зміцнює свободу!</text:p>
      <text:p text:style-name="P4">
<text:span text:style-name="T4">
<text:span text:style-name="T5">
Слава Україні!</text:span>
 </text:span>
</text:p>
      <text:p text:style-name="P4">
Source: <text:a xlink:type="simple" xlink:href="https://www.ukrinform.ua/rubric-ato/3726024-zelenskij-pro-zapekli-boi-na-fronti-na-pivdni-e-nas-ruh-upered.html" text:style-name="Internet_20_link" text:visited-style-name="Visited_20_Internet_20_Link">
https://www.ukrinform.ua/rubric-ato/3726024-zelenskij-pro-zapekli-boi-na-fronti-na-pivdni-e-nas-ruh-upered.html</text:a>
</text:p>
      <!--NEWS-->
      <text:h text:style-name="P10" text:outline-level="1">
<text:span text:style-name="T4">
Головною редакторкою «Слідство.Інфо» стане Настя Станко</text:span>
</text:h>
      <text:p text:style-name="P4">
Authors: Ukrinform (Person)</text:p>
      <text:p text:style-name="P4">
Publisher: Укринформ (Organization)</text:p>
      <text:p text:style-name="P4">
Published Time: 2023-06-21T22:38:00+03:00</text:p>
      <text:p text:style-name="P4">
Modified Time: 2023-06-21T22:38:00+03:00</text:p>
      <text:p text:style-name="P4">
Description: Колишня головна редакторка та воєнна репортерка «Громадського» Настя Станко стане новою головною редакторкою агенції журналістських розслідувань «Слідство.Інфо». — Укрінформ.</text:p>
      <text:p text:style-name="P4">
Images: ['<text:a xlink:type="simple" xlink:href="https://static.ukrinform.com/photos/2023_06/thumb_files/630_360_1687376027-412.jpg" text:style-name="Internet_20_link" text:visited-style-name="Visited_20_Internet_20_Link">
630_360_16873...</text:a>
']</text:p>
      <text:p text:style-name="P4">
Tags: ['Призначення', 'Журналіст', 'Слідство.Інфо']</text:p>
      <text:p text:style-name="P4">
Type: Article</text:p>
      <!--METADATA-->
      <text:p text:style-name="P4">
<draw:frame draw:style-name="fr1" draw:name="Image235" text:anchor-type="as-char" svg:width="6.9236in" svg:height="3.956343in" draw:z-index="0">
<draw:image xlink:href="../Images/yкринформ/2023-06-21T22-38-00-03-00/630_360_1687376027-412.jpg" xlink:type="simple" xlink:show="embed" xlink:actuate="onLoad" draw:mime-type="image/jpeg"/>
</draw:frame>
 Колишняголовна редакторка та воєнна репортерка «Громадського» Настя Станко станеновою головною редакторкою агенції журналістських розслідувань«Слідство.Інфо».</text:p>
      <text:p text:style-name="P4">
Як передає Укрінформ, про це повідомляє « <text:a xlink:type="simple" xlink:href="https://detector.media/infospace/article/212793/2023-06-21-golovnoyu-redaktorkoyu-slidstvoinfo-stane-nastya-stanko/" text:style-name="Internet_20_link" text:visited-style-name="Visited_20_Internet_20_Link">
 Детектор медіа</text:a>
 ».</text:p>
      <text:p text:style-name="P4">
“Станко очолить оновлену за останній рік команду медіа та займатиметьсяоперативним керівництвом «Слідства.Інфо», - йдеться в повідомленні.</text:p>
      <text:p text:style-name="P4">
Натомість Анна Бабінець, яка очолювала редакцію «Слідства.Інфо» понад пʼятьроків, залишається виконавчою директоркою видання. Зазначається, що черезсімейні обставини вона сконцентрується здебільшого на стратегічному розвиткуагенції.</text:p>
      <text:p text:style-name="P4">
Як повідомлялося, Настя Станко останні майже десять років працювала на різнихпосадах на «Громадському», півтора року була його головною редакторкою.</text:p>
      <text:p text:style-name="P4">
Журналістка висвітлювала події на Майдані, російську агресію на Донбасі та вКриму, була в полоні так званої «ЛНР».</text:p>
      <text:p text:style-name="P4">
За розслідування «Злам» про події 20 лютого 2014 року під час РеволюціїГідності у 2016 році Станко разом з Ангеліною Карякіною отримала гран-пріфестивалю Межигір’я fest.</text:p>
      <text:p text:style-name="P4">
<text:span text:style-name="T4">
Читайте також:</text:span>
 <text:a xlink:type="simple" xlink:href="https://www.ukrinform.ua/rubric-society/3724819-u-bonni-zurnalisti-zibralisa-na-globalnij-mediaforum.html" text:style-name="Internet_20_link" text:visited-style-name="Visited_20_Internet_20_Link">
 У Бонні <text:span text:style-name="T4">
журналіст</text:span>
 и зібралися на Глобальниймедіафорум </text:a>
</text:p>
      <text:p text:style-name="P4">
У 2018-му в Насті Станко вийшло розслідування «Таємний ізолятор СБУ». Того жроку вона отримала Міжнародну премію за свободу преси в Нью-Йорку, а у 2019-муїй присудили нагороду за відвагу від International Women's Media Foundation. ВУкраїні Настя Станко чотири роки поспіль ставала фіналісткою журналістськогоконкурсу «Честь професії».</text:p>
      <text:p text:style-name="P4">
Після повномасштабного вторгнення Росії в Україну у лютому 2022 року Станкозосередилася на воєнному репортингу, регулярно відвідує прифронтові територіїта публікує репортажі з гарячих точок.</text:p>
      <text:p text:style-name="P4">
Source: <text:a xlink:type="simple" xlink:href="https://www.ukrinform.ua/rubric-society/3726020-golovnou-redaktorkou-slidstvoinfo-stane-nasta-stanko.html" text:style-name="Internet_20_link" text:visited-style-name="Visited_20_Internet_20_Link">
https://www.ukrinform.ua/rubric-society/3726020-golovnou-redaktorkou-slidstvoinfo-stane-nasta-stanko.html</text:a>
</text:p>
      <!--NEWS-->
      <text:h text:style-name="P10" text:outline-level="1">
<text:span text:style-name="T4">
Британія готова підтримати спрощену процедуру вступу України до НАТО</text:span>
</text:h>
      <text:p text:style-name="P4">
Authors: Ukrinform (Person)</text:p>
      <text:p text:style-name="P4">
Publisher: Укринформ (Organization)</text:p>
      <text:p text:style-name="P4">
Published Time: 2023-06-21T22:41:00+03:00</text:p>
      <text:p text:style-name="P4">
Modified Time: 2023-06-21T22:41:00+03:00</text:p>
      <text:p text:style-name="P4">
Description: Велика Британія підтримає вступ України до НАТО за спрощеною процедурою. — Укрінформ.</text:p>
      <text:p text:style-name="P4">
Images: ['<text:a xlink:type="simple" xlink:href="https://static.ukrinform.com/photos/2023_06/thumb_files/630_360_1685693006-991.jpg" text:style-name="Internet_20_link" text:visited-style-name="Visited_20_Internet_20_Link">
630_360_16856...</text:a>
']</text:p>
      <text:p text:style-name="P4">
Tags: ['Британія', 'НАТО', 'Україна', 'Війна з Росією']</text:p>
      <text:p text:style-name="P4">
Type: Article</text:p>
      <!--METADATA-->
      <text:p text:style-name="P4">
<draw:frame draw:style-name="fr1" draw:name="Image236" text:anchor-type="as-char" svg:width="6.9236in" svg:height="3.956343in" draw:z-index="0">
<draw:image xlink:href="../Images/yкринформ/2023-06-21T22-41-00-03-00/630_360_1685693006-991.jpg" xlink:type="simple" xlink:show="embed" xlink:actuate="onLoad" draw:mime-type="image/jpeg"/>
</draw:frame>
 ВеликаБританія підтримає вступ України до НАТО за спрощеною процедурою.</text:p>
      <text:p text:style-name="P4">
Як передає Укрінформ, про це повідомляє <text:a xlink:type="simple" xlink:href="https://www.theguardian.com/world/live/2023/jun/21/russia-ukraine-war-live-ukrainian-forces-destroying-the-enemy-zelenskiy-says-major-aid-packages-to-be-unveiled-in-london" text:style-name="Internet_20_link" text:visited-style-name="Visited_20_Internet_20_Link">
 The Guardian</text:a>
з посиланням на заяву міністра закордонних справ Британії Джеймса Клеверлі.</text:p>
      <text:p text:style-name="P4">
Клеверлі зазначив, що Британія підтримає пропозицію щодо відсутностінеобхідності в проходженні України етапу Плану дій щодо членства (ПДЧ) длявступу до військового альянсу.</text:p>
      <text:p text:style-name="P4">
Процес ПДЧ передбачає, що країни-кандидати отримують оцінки та поради, коливони вживають заходів, щоб відповідати критеріям НАТО щодо оборони та іншихпитань.</text:p>
      <text:p text:style-name="P4">
<text:span text:style-name="T4">
Читайте також:</text:span>
 <text:span text:style-name="T4">
<text:a xlink:type="simple" xlink:href="https://www.ukrinform.ua/rubric-economy/3725688-premer-britanii-ogolosiv-velikij-paket-finansovoi-pidtrimki-dla-ukraini.html" text:style-name="Internet_20_link" text:visited-style-name="Visited_20_Internet_20_Link">
 Прем’єр Британії оголосив великий пакет фінансовоїпідтримки для України </text:a>
 </text:span>
</text:p>
      <text:p text:style-name="P4">
Якби Україна фактично пропустила даний етап, це фактично поставило б її в однукатегорію з новим членом Альянсу - Фінляндією. Для порівняння, ПівнічнаМакедонія брала участь у 20-річній програмі до її вступу у 2020 році.</text:p>
      <text:p text:style-name="P4">
"Ми бачили, як Україна розвивається, і розвивається неймовірно швидко. ЄнсСтолтенберг на неформальному саміті міністрів закордонних справ НАТО сказав,що насправді багато вимог Плану дій щодо членства в Альянсі вже виконуються",- заявив Клеверлі.</text:p>
      <text:p text:style-name="P4">
<text:span text:style-name="T4">
Читайте також:</text:span>
 <text:span text:style-name="T4">
<text:a xlink:type="simple" xlink:href="https://www.ukrinform.ua/rubric-polytics/3726004-rumunia-pidtrimala-vstup-ukraini-v-nato-kuleba.html" text:style-name="Internet_20_link" text:visited-style-name="Visited_20_Internet_20_Link">
 Румунія підтримала вступ України до НАТО - Кулеба</text:a>
 </text:span>
</text:p>
      <text:p text:style-name="P4">
Він додав, що Україна реформує свої Збройні сили у ході протистояння протиросійської агресії.</text:p>
      <text:p text:style-name="P4">
"Я думаю, що позиція Британії була б дуже і дуже прихильною, якби ми відійшливід плану дій щодо членства, визнавши, що випадки як Швеції, так і Фінляндіїне вимагали цього. Українці продемонстрували свою прихильність до реформиЗбройних сил і проявили себе на полі бою. І я думаю, що всі союзники НАТОвизнають це", - підсумував міністр.</text:p>
      <text:p text:style-name="P4">
<text:span text:style-name="T4">
Читайте також:</text:span>
 <text:span text:style-name="T4">
<text:a xlink:type="simple" xlink:href="https://www.ukrinform.ua/rubric-polytics/3725999-u-vilnusi-ukraina-mae-otrimati-zaprosenna-abo-plan-vstupu-do-nato-rasmussen.html" text:style-name="Internet_20_link" text:visited-style-name="Visited_20_Internet_20_Link">
 У Вільнюсі Україна має отримати запрошення, або планвступу до НАТО - Расмуссен </text:a>
 </text:span>
</text:p>
      <text:p text:style-name="P4">
Як повідомляв Укрінформ, в Офісі Президента закликали альянс НАТО не зважатина воєнний стан, що діє в Україні через російську агресію, та _<text:span text:style-name="T4">
<text:a xlink:type="simple" xlink:href="https://www.ukrinform.ua/rubric-polytics/3725985-v-op-zaklikaut-nadati-ukraini-zaprosenna-v-nato-popri-stan-vijni-z-rosieu.html" text:style-name="Internet_20_link" text:visited-style-name="Visited_20_Internet_20_Link">
якнайскоріше надати Україні запрошення щодо членства в Альянсі.</text:a>
 </text:span>
 _</text:p>
      <text:p text:style-name="P4">
Наступного місяця у Вільнюсі має відбутися саміт НАТО на рівні глав держав-членів Альянсу. Україна ставить перед союзниками по <text:span text:style-name="T4">
<text:a xlink:type="simple" xlink:href="https://www.ukrinform.ua/tag-nato" text:style-name="Internet_20_link" text:visited-style-name="Visited_20_Internet_20_Link">
 НАТО</text:a>
 </text:span>
 питання щодо гарантій безпеки, а такожчіткої перспективи руху до її повноправного членства в Альянсі.</text:p>
      <text:p text:style-name="P4">
Source: <text:a xlink:type="simple" xlink:href="https://www.ukrinform.ua/rubric-ato/3726021-britania-gotova-pidtrimati-sprosenu-proceduru-vstupu-ukraini-do-nato.html" text:style-name="Internet_20_link" text:visited-style-name="Visited_20_Internet_20_Link">
https://www.ukrinform.ua/rubric-ato/3726021-britania-gotova-pidtrimati-sprosenu-proceduru-vstupu-ukraini-do-nato.html</text:a>
</text:p>
      <!--NEWS-->
      <text:h text:style-name="P10" text:outline-level="1">
<text:span text:style-name="T4">
Держдеп порадив африканським країнам не довіряти «мирним намірам» Путіна</text:span>
</text:h>
      <text:p text:style-name="P4">
Authors: Ukrinform (Person)</text:p>
      <text:p text:style-name="P4">
Publisher: Укринформ (Organization)</text:p>
      <text:p text:style-name="P4">
Published Time: 2023-06-21T22:42:00+03:00</text:p>
      <text:p text:style-name="P4">
Modified Time: 2023-06-21T22:42:00+03:00</text:p>
      <text:p text:style-name="P4">
Description: Сполучені Штати радять не довіряти словам Путіна про його наміри проводити «мирні переговори» по Україні, натомість дивитися на безпосередні дії РФ, яка продовжує свою агресію, в тому числі проти українського мирного населення й інфраструктури.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Африка', 'Путін', 'Держдеп', 'Війна з Росією']</text:p>
      <text:p text:style-name="P4">
Type: Article</text:p>
      <!--METADATA-->
      <text:p text:style-name="P4">
<draw:frame draw:style-name="fr1" draw:name="Image237" text:anchor-type="as-char" svg:width="6.9236in" svg:height="3.956343in" draw:z-index="0">
<draw:image xlink:href="../Images/yкринформ/2023-06-21T22-42-00-03-00/630_360_1666031974-150.jpg" xlink:type="simple" xlink:show="embed" xlink:actuate="onLoad" draw:mime-type="image/jpeg"/>
</draw:frame>
 СполученіШтати радять не довіряти словам Путіна про його наміри проводити «мирніпереговори» по Україні, натомість дивитися на безпосередні дії РФ, якапродовжує свою агресію, в тому числі проти українського мирного населення йінфраструктури.</text:p>
      <text:p text:style-name="P4">
Так прокоментував заступник речника Держдепу Ведант Пател заяви зафриканського боку про те, що президент РФ відданий мирному врегулюванню,передає власний кореспондент Укрінформу.</text:p>
      <text:p text:style-name="P4">
«Дії кажуть за себе голосніше, ніж слова, і я просто ще раз зауважу, що цісамі африканські лідери провели час у бомбосховищі під час свого візиту (доКиєва – ред.), коли вони були в місті, щоби просувати й обговорювати мирніпропозиції»,- зазначив Пател.</text:p>
      <text:p text:style-name="P4">
Таким чином представник Держдепу прокоментував заяви <text:a xlink:type="simple" xlink:href="https://www.ukrinform.ua/tag-putin" text:style-name="Internet_20_link" text:visited-style-name="Visited_20_Internet_20_Link">
 Путіна</text:a>
 лідерам африканських країн, що вінначебто ніколи не відмовлявся від мирних переговорів та навіть показав їм такзваний мирний договір про нейтралітет і гарантії безпеки України.</text:p>
      <text:p text:style-name="P4">
«По діях Росії, яка бомбардує Київ, цілить по цивільній й енергетичнійінфраструктурі, по багатоквартирних будинках, лікарнях, цілком зрозуміло, щовони не мають суттєвого інтересу до встановлення миру та припинення цієївійни», - зауважив Пател.</text:p>
      <text:p text:style-name="P4">
Він також підкреслив, що цілком зрозуміло в цій ситуації, хто хоче міцного йсправедливого миру, а хто прагне продовження агресії проти сусідньої держави.</text:p>
      <text:p text:style-name="P4">
<text:span text:style-name="T4">
Читайте також:</text:span>
 <text:a xlink:type="simple" xlink:href="https://www.ukrinform.ua/rubric-polytics/3724439-v-ofisi-prezidenta-prokomentuvali-slova-putina-pid-cas-vizitu-afrikanskoi-delegacii-v-rosiu.html" text:style-name="Internet_20_link" text:visited-style-name="Visited_20_Internet_20_Link">
 В ОП прокоментували слова Путіна під час візиту<text:span text:style-name="T4">
африка</text:span>
 нської делегації в Росію </text:a>
</text:p>
      <text:p text:style-name="P4">
Як повідомляв Укрінформ, делегація лідерів країн Африки минулого тижнявідвідала з візитом Київ та <text:a xlink:type="simple" xlink:href="https://www.ukrinform.ua/rubric-world/3724252-lideri-krain-afriki-pribuli-do-rf-dla-peregovoriv.html" text:style-name="Internet_20_link" text:visited-style-name="Visited_20_Internet_20_Link">
 Москву </text:a>
 дляпроведення переговорів щодо врегулювання між Україною та РФ. Під часперебування в українській столиці глави африканських держав були змушеніпровести певний час у бомбосховищі через те, що росія обстріляла ракетамиКиїв.</text:p>
      <text:p text:style-name="P4">
Source: <text:a xlink:type="simple" xlink:href="https://www.ukrinform.ua/rubric-world/3726022-derzdep-poradiv-afrikanskim-krainam-ne-dovirati-mirnim-namiram-putina.html" text:style-name="Internet_20_link" text:visited-style-name="Visited_20_Internet_20_Link">
https://www.ukrinform.ua/rubric-world/3726022-derzdep-poradiv-afrikanskim-krainam-ne-dovirati-mirnim-namiram-putina.html</text:a>
</text:p>
      <!--NEWS-->
      <text:h text:style-name="P10" text:outline-level="1">
<text:span text:style-name="T4">
Моральне лідерство України треба трансформувати в економічне - Зеленський</text:span>
</text:h>
      <text:p text:style-name="P4">
Authors: Ukrinform (Person)</text:p>
      <text:p text:style-name="P4">
Publisher: Укринформ (Organization)</text:p>
      <text:p text:style-name="P4">
Published Time: 2023-06-21T22:50:00+03:00</text:p>
      <text:p text:style-name="P4">
Modified Time: 2023-06-21T22:50:00+03:00</text:p>
      <text:p text:style-name="P4">
Description: Перед Україною стоїть завдання трансформувати моральне лідерство нашого народу в економічне лідерство нашої країни.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Бізнес', 'Економіка', 'Зеленський', 'Конференція з відбудови у Лондоні']</text:p>
      <text:p text:style-name="P4">
Type: Article</text:p>
      <!--METADATA-->
      <text:p text:style-name="P4">
<draw:frame draw:style-name="fr1" draw:name="Image238" text:anchor-type="as-char" svg:width="6.9236in" svg:height="3.956343in" draw:z-index="0">
<draw:image xlink:href="../Images/yкринформ/2023-06-21T22-50-00-03-00/630_360_1685119271-129.jpeg" xlink:type="simple" xlink:show="embed" xlink:actuate="onLoad" draw:mime-type="image/jpeg"/>
</draw:frame>
 ПередУкраїною стоїть завдання трансформувати моральне лідерство нашого народу векономічне лідерство нашої країни.</text:p>
      <text:p text:style-name="P4">
Про це сказав Президент Володимир Зеленський у своєму <text:a xlink:type="simple" xlink:href="https://t.me/V_Zelenskiy_official/6665" text:style-name="Internet_20_link" text:visited-style-name="Visited_20_Internet_20_Link">
 зверненні</text:a>
 , передає Укрінформ.</text:p>
      <text:p text:style-name="P4">
"Сьогодні почала роботу наша з британцями спеціальна Конференція щодовідновлення України. Я дякую, Британіє, за новий пакет фінансової підтримки.Дякую, Америко, за пакет допомоги нашій інфраструктурі та енергетиці. Дякую,Євросоюзе, за представлений пані Президенткою Єврокомісії Урсулою фон дер Ляєнфінансовий інструмент для нашої відбудови обсягом 50 мільярдів євро. Сенс цієїКонференції в Лондоні не просто в тому, щоб згенерувати зусилля держав – нашихпартнерів, а в тому, щоб нашу трансформацію підтримав і міжнародний <text:a xlink:type="simple" xlink:href="https://www.ukrinform.ua/tag-biznes" text:style-name="Internet_20_link" text:visited-style-name="Visited_20_Internet_20_Link">
 бізнес</text:a>
 ", - сказав Зеленський.</text:p>
      <text:p text:style-name="P4">
_Відео:<text:a xlink:type="simple" xlink:href="https://t.me/V_Zelenskiy_official/6665" text:style-name="Internet_20_link" text:visited-style-name="Visited_20_Internet_20_Link">
 ОП </text:a>
 _</text:p>
      <text:p text:style-name="P4">
Він зазначив, що кожен аспект українського відновлення й подальшого розвиткудержави буде представлений саме тим діячам світового бізнесу, чия увагабезпосередньо потрібна Україні.</text:p>
      <text:p text:style-name="P4">
"Завдання України в тому, щоб моральне лідерство нашого народу трансформуватив економічне лідерство нашої країни. Всі передумови для цього є, передусім унаших людей, у нашого прекрасного міцного народу", - підсумував Президент.</text:p>
      <text:p text:style-name="P4">
<text:span text:style-name="T4">
Читайте також:</text:span>
 <text:a xlink:type="simple" xlink:href="https://www.ukrinform.ua/rubric-society/3725972-osvitni-mozlivosti-u-derzavi-maut-povertati-ukrainciv-dodomu-zelenskij.html" text:style-name="Internet_20_link" text:visited-style-name="Visited_20_Internet_20_Link">
 Освітні можливості у державі мають повертати українцівдодому - <text:span text:style-name="T4">
Зеленський</text:span>
 </text:a>
</text:p>
      <text:p text:style-name="P4">
Як повідомляв Украінформ, 21 червня у Лондоні розпочалась міжнароднаконференція з відновлення України, яка визначить першочергові,середньострокові та перспективні завдання з повоєнної відбудови тамодернізації нашої держави.</text:p>
      <text:p text:style-name="P4">
Source: <text:a xlink:type="simple" xlink:href="https://www.ukrinform.ua/rubric-economy/3726025-moralne-liderstvo-nasogo-narodu-treba-transformuvati-v-ekonomicne-liderstvo-ukraini-zelenskij.html" text:style-name="Internet_20_link" text:visited-style-name="Visited_20_Internet_20_Link">
https://www.ukrinform.ua/rubric-economy/3726025-moralne-liderstvo-nasogo-narodu-treba-transformuvati-v-ekonomicne-liderstvo-ukraini-zelenskij.html</text:a>
</text:p>
      <!--NEWS-->
      <text:h text:style-name="P10" text:outline-level="1">
<text:span text:style-name="T4">
Український прапороносець Павлова: Хочеться, щоб українці дізнавалися звідси хороші новини</text:span>
</text:h>
      <text:p text:style-name="P4">
Authors: Ukrinform (Person)</text:p>
      <text:p text:style-name="P4">
Publisher: Укринформ (Organization)</text:p>
      <text:p text:style-name="P4">
Published Time: 2023-06-21T23:03:00+03:00</text:p>
      <text:p text:style-name="P4">
Modified Time: 2023-06-21T23:03:00+03:00</text:p>
      <text:p text:style-name="P4">
Description: Українська лучниця та прапороносець збірної на Європейських іграх Анастасія Павлова поділилася очікуваннями від участі в Європейських іграх-2023. — Укрінформ.</text:p>
      <text:p text:style-name="P4">
Images: ['<text:a xlink:type="simple" xlink:href="https://static.ukrinform.com/photos/2023_06/thumb_files/630_360_1687377726-830.jpg" text:style-name="Internet_20_link" text:visited-style-name="Visited_20_Internet_20_Link">
630_360_16873...</text:a>
']</text:p>
      <text:p text:style-name="P4">
Tags: ['Європейські ігри']</text:p>
      <text:p text:style-name="P4">
Type: Article</text:p>
      <!--METADATA-->
      <text:p text:style-name="P4">
<draw:frame draw:style-name="fr1" draw:name="Image239" text:anchor-type="as-char" svg:width="6.9236in" svg:height="3.956343in" draw:z-index="0">
<draw:image xlink:href="../Images/yкринформ/2023-06-21T23-03-00-03-00/630_360_1687377726-830.jpg" xlink:type="simple" xlink:show="embed" xlink:actuate="onLoad" draw:mime-type="image/jpeg"/>
</draw:frame>
 Українськалучниця та прапороносець збірної на Європейських іграх Анастасія Павловаподілилася очікуваннями від участі в Європейських іграх-2023.</text:p>
      <text:p text:style-name="P4">
Вона розповіла про це ексклюзивно в коментарі кореспонденту Укрінформу.</text:p>
      <text:p text:style-name="P4">
«Хочу показати свої найкращі результати, зробити так, щоб люди мною пишалися,щоб згадували наш виступ. Я ще не встигла до кінця зрозуміти як всевлаштовано, адже ми лише вчора приїхали. Все відбувається занадто швидко:багато їздимо, адже наша база для стрільби знаходиться далеко. На змаганняхтакого рівня це звична історія. Завтра у нас буде пристрілка на основному полі- тоді я вже зможе відчути наповну атмосферу змагань. Хочеться, щоб українцідізнавалися звідси хороші новини», - сказала Павлова.</text:p>
      <text:p text:style-name="P4">
Вона також зауважила, що не хвилювалася через те, що стала прапороносцемзбірної України, поки її про це не запитали. Лучниця заявила, що виконувати цюмісію для неї вкрай почесно.</text:p>
      <text:p text:style-name="P4">
<text:span text:style-name="T4">
Читайте також:</text:span>
 <text:a xlink:type="simple" xlink:href="https://www.ukrinform.ua/rubric-sports/3725512-evropejski-igri2023-igri-peremozciv-igri-povagi-igri-bez-rosian.html" text:style-name="Internet_20_link" text:visited-style-name="Visited_20_Internet_20_Link">
 <text:span text:style-name="T4">
Європейські</text:span>
 <text:span text:style-name="T4">
ігри</text:span>
 -2023 – ігри переможців, ігриповаги, ігри без росіян </text:a>
</text:p>
      <text:p text:style-name="P4">
Як повідомлялося, сьогодні, 21 червня, відбудеться церемонія відкриттяЄвропейських ігор-2023 у Кракові. Під час церемонії український прапорнестимуть лучниця Анастасія Павлова і веслувальник-каноїст Андрій Рибачок.</text:p>
      <text:p text:style-name="P4">
Змагання триватимуть з 21 червня по 2 липня.</text:p>
      <text:p text:style-name="P4">
Фото: Getty Images</text:p>
      <text:p text:style-name="P4">
Source: <text:a xlink:type="simple" xlink:href="https://www.ukrinform.ua/rubric-sports/3726027-ukrainskij-praporonosec-pavlova-hocetsa-sob-ukrainnci-diznavalisa-zvidsi-horosi-novini.html" text:style-name="Internet_20_link" text:visited-style-name="Visited_20_Internet_20_Link">
https://www.ukrinform.ua/rubric-sports/3726027-ukrainskij-praporonosec-pavlova-hocetsa-sob-ukrainnci-diznavalisa-zvidsi-horosi-novini.html</text:a>
</text:p>
      <!--NEWS-->
      <text:h text:style-name="P10" text:outline-level="1">
<text:span text:style-name="T4">
Зеленський прийняв вірчі грамоти у послів Норвегії, Швейцарії, Азербайджану, Пакистану та Ісландії</text:span>
</text:h>
      <text:p text:style-name="P4">
Authors: Ukrinform (Person)</text:p>
      <text:p text:style-name="P4">
Publisher: Укринформ (Organization)</text:p>
      <text:p text:style-name="P4">
Published Time: 2023-06-21T23:11:00+03:00</text:p>
      <text:p text:style-name="P4">
Modified Time: 2023-06-21T23:11:00+03:00</text:p>
      <text:p text:style-name="P4">
Description: Президент Володимир Зеленський прийняв вірчі грамоти у Посла Королівства Норвегія Хелене Санд Андресен, Посла Швейцарської Конфедерації Фелікса Бауманна, Посла Азербайджанської Республіки Сеймура Мардалієва, Посла Ісламської Республіки Пакистан Надіра Хана та Посла Ісландії Ханнеса Хейміссона, які розпочинають дипломатичну місію в нашій країні. — Укрінформ.</text:p>
      <text:p text:style-name="P4">
Images: ['<text:a xlink:type="simple" xlink:href="https://static.ukrinform.com/photos/2023_06/thumb_files/630_360_1687377688-126.jpeg" text:style-name="Internet_20_link" text:visited-style-name="Visited_20_Internet_20_Link">
630_360_16873...</text:a>
']</text:p>
      <text:p text:style-name="P4">
Tags: ['Посол', 'Дипломати', 'Зеленський']</text:p>
      <text:p text:style-name="P4">
Type: Article</text:p>
      <!--METADATA-->
      <text:p text:style-name="P4">
<draw:frame draw:style-name="fr1" draw:name="Image240" text:anchor-type="as-char" svg:width="6.9236in" svg:height="3.956343in" draw:z-index="0">
<draw:image xlink:href="../Images/yкринформ/2023-06-21T23-11-00-03-00/630_360_1687377688-126.jpeg" xlink:type="simple" xlink:show="embed" xlink:actuate="onLoad" draw:mime-type="image/jpeg"/>
</draw:frame>
 ПрезидентВолодимир Зеленський прийняв вірчі грамоти у Посла Королівства Норвегія ХеленеСанд Андресен, Посла Швейцарської Конфедерації Фелікса Бауманна, ПослаАзербайджанської Республіки Сеймура Мардалієва, Посла Ісламської РеспублікиПакистан Надіра Хана та Посла Ісландії Ханнеса Хейміссона, які розпочинаютьдипломатичну місію в нашій країні.</text:p>
      <text:p text:style-name="P4">
Про це повідомляє <text:a xlink:type="simple" xlink:href="https://www.president.gov.ua/news/glava-derzhavi-prijnyav-virchi-gramoti-u-posliv-norvegiyi-sh-83713" text:style-name="Internet_20_link" text:visited-style-name="Visited_20_Internet_20_Link">
 пресслужба ОП </text:a>
 , передаєУкрінформ.</text:p>
      <text:p text:style-name="P4">
Як зазначається, церемонія вручення вірчих грамот традиційно відбулася натериторії Національного заповідника «Софія Київська».</text:p>
      <text:p text:style-name="P4">
</text:p>
      <text:p text:style-name="P4">
Пд час вручення вірчих грамот Зеленський висловив вдячність Норвегії запідтримку України. Він подякував норвезькій стороні за надання комплексноївійськової, фінансової та гуманітарної допомоги, а також затвердження урядомНорвегії окремої п’ятирічної програми допомоги <text:a xlink:type="simple" xlink:href="https://www.ukrinform.ua/tag-ukraina" text:style-name="Internet_20_link" text:visited-style-name="Visited_20_Internet_20_Link">
 Україні</text:a>
 обсягом близько 7 млрд євро.</text:p>
      <text:p text:style-name="P4">
</text:p>
      <text:p text:style-name="P4">
</text:p>
      <text:p text:style-name="P4">
Крім того, Зеленський подякував Президенту, парламенту й усьому народуШвейцарії за підтримку України, зокрема за надання гуманітарної та фінансовоїдопомоги, а також за прихисток для українців, які втікали від розв’язаноїРосією війни. Він високо оцінив політичну й практичну допомогу, що їїШвейцарія надає Україні з початку повномасштабного російського вторгнення.</text:p>
      <text:p text:style-name="P4">
</text:p>
      <text:p text:style-name="P4">
</text:p>
      <text:p text:style-name="P4">
Вітаючи Посла Азербайджану Сеймура Мардалієва з початком дипломатичної місії внашій країні, Глава держави подякував за підтримку територіальної цілісності йсуверенітету України. Також він висловив подяку за надану Азербайджаномгуманітарну допомогу в подоланні наслідків збройної агресії Росії, зокремаспричиненої РФ техногенної катастрофи на Каховській ГЕС.</text:p>
      <text:p text:style-name="P4">
</text:p>
      <text:p text:style-name="P4">
Приймаючи вірчі грамоти від Посла Ісламської Республіки Пакистан Надіра Хана,Глава держави висловив переконання в необхідності подальшої активізаціївзаємовигідної співпраці між двома країнами й подякував за надану Пакистаномгуманітарну допомогу українському народові.</text:p>
      <text:p text:style-name="P4">
</text:p>
      <text:p text:style-name="P4">
Під час зустрічі з Послом Ісландії Ханнесом Хейміссоном Президент подякував занепохитну підтримку України на двосторонньому рівні та в межах міжнароднихорганізацій.</text:p>
      <text:p text:style-name="P4">
 <text:span text:style-name="T4">
Читайтетакож:</text:span>
 <text:a xlink:type="simple" xlink:href="https://www.ukrinform.ua/rubric-polytics/3703754-novij-posol-ukraini-v-latvii-rozpocav-svou-robotu.html" text:style-name="Internet_20_link" text:visited-style-name="Visited_20_Internet_20_Link">
 Новий посол України в Латвії розпочав свою роботу</text:a>
</text:p>
      <text:p text:style-name="P4">
Як <text:a xlink:type="simple" xlink:href="https://www.ukrinform.ua/rubric-ato/3725240-zelenskij-priznaciv-posliv-v-indii-kolumbii-ta-brazilii.html" text:style-name="Internet_20_link" text:visited-style-name="Visited_20_Internet_20_Link">
 повідомлялося </text:a>
 , Президент ВолодимирЗеленський призначив послів України в Республіці Індія, Республіці Колумбія таФедеративній Республіці Бразилія.</text:p>
      <text:p text:style-name="P4">
<text:span text:style-name="T5">
Фото: ОП</text:span>
</text:p>
      <text:p text:style-name="P4">
Source: <text:a xlink:type="simple" xlink:href="https://www.ukrinform.ua/rubric-polytics/3726028-zelenskij-prijnav-virci-gramoti-u-posliv-norvegii-svejcarii-azerbajdzanu-pakistanu-ta-islandii.html" text:style-name="Internet_20_link" text:visited-style-name="Visited_20_Internet_20_Link">
https://www.ukrinform.ua/rubric-polytics/3726028-zelenskij-prijnav-virci-gramoti-u-posliv-norvegii-svejcarii-azerbajdzanu-pakistanu-ta-islandii.html</text:a>
</text:p>
      <!--NEWS-->
      <text:h text:style-name="P10" text:outline-level="1">
<text:span text:style-name="T4">
Україна в майбутньому планує значно збільшити експорт енергії та газу</text:span>
</text:h>
      <text:p text:style-name="P4">
Authors: Ukrinform (Person)</text:p>
      <text:p text:style-name="P4">
Publisher: Укринформ (Organization)</text:p>
      <text:p text:style-name="P4">
Published Time: 2023-06-21T23:20:00+03:00</text:p>
      <text:p text:style-name="P4">
Modified Time: 2023-06-21T23:20:00+03:00</text:p>
      <text:p text:style-name="P4">
Description: Україна в майбутній перспективі зможе експортувати до Європи близько 700 ТВт-год. енергії та 15 млрд кубометрів природного газу. — Укрінформ.</text:p>
      <text:p text:style-name="P4">
Images: ['<text:a xlink:type="simple" xlink:href="https://static.ukrinform.com/photos/2023_04/thumb_files/630_360_1682721995-288.jpg" text:style-name="Internet_20_link" text:visited-style-name="Visited_20_Internet_20_Link">
630_360_16827...</text:a>
']</text:p>
      <text:p text:style-name="P4">
Tags: ['Експорт', 'Енергетика', 'Газ', 'Реекспорт газу']</text:p>
      <text:p text:style-name="P4">
Type: Article</text:p>
      <!--METADATA-->
      <text:p text:style-name="P4">
<draw:frame draw:style-name="fr1" draw:name="Image252" text:anchor-type="as-char" svg:width="6.9236in" svg:height="3.956343in" draw:z-index="0">
<draw:image xlink:href="../Images/yкринформ/2023-06-21T23-20-00-03-00/630_360_1682721995-288.jpg" xlink:type="simple" xlink:show="embed" xlink:actuate="onLoad" draw:mime-type="image/jpeg"/>
</draw:frame>
 Україна вмайбутній перспективі зможе експортувати до Європи близько 700 ТВт-год.енергії та 15 млрд кубометрів природного газу.</text:p>
      <text:p text:style-name="P4">
Як передає Укрінформ, про це заявив заступник керівника Офісу ПрезидентаРостислав Шурма під час Конференції з питань відновлення України в Лондоні.</text:p>
      <text:p text:style-name="P4">
«Коли ми розбудуємо промисловість «зеленої сталі» в Україні, будемо говоритипро 150-160 тисяч ТВт-год. Якщо ми розбудуємо промисловість зелених добрив вУкраїні і постачатимемо 2,5 млн тонн зеленого аміаку в Європу, тоді будемоговорити про додаткові 70 ТВт-год. 3,5 млн тонн водню дадуть ще додаткові 20ТВт-год. електрики. Тому загалом це становитиме близько 700 ТВт-год.додаткових потужностей», – сказав Шурма.</text:p>
      <text:p text:style-name="P4">
<text:span text:style-name="T4">
Читайте також:</text:span>
 <text:span text:style-name="T4">
<text:a xlink:type="simple" xlink:href="https://www.ukrinform.ua/rubric-economy/3725880-agrarii-prosat-urad-vziti-zahodiv-dla-zabezpecenna-eksportu-ukrainskoi-produkcii.html" text:style-name="Internet_20_link" text:visited-style-name="Visited_20_Internet_20_Link">
 Аграрії просять уряд вжити заходів для забезпеченняекспорту української продукції </text:a>
 </text:span>
</text:p>
      <text:p text:style-name="P4">
За його словами, Україні також необхідний енергомікс, виробництво якого можнадосягнути через 10-30 років. Тоді Україна зможе запропонувати 140 ГВт. вітру,94 ГВт. сонячної енергії та 30 ГВт. ядерної енергії.</text:p>
      <text:p text:style-name="P4">
Шурма також підкреслив, що Україна в майбутньому зможе експортувати 10 млрдкубометрів біометану та 15 млрд кубометрів природного газу.</text:p>
      <text:p text:style-name="P4">
<text:span text:style-name="T4">
Читайте також:</text:span>
 <text:span text:style-name="T4">
<text:a xlink:type="simple" xlink:href="https://www.ukrinform.ua/rubric-economy/3724749-ukraina-moze-stati-gazovim-sejfom-dla-evropi-ekspert.html" text:style-name="Internet_20_link" text:visited-style-name="Visited_20_Internet_20_Link">
 Україна може стати «газовим сейфом» для Європи -експерт </text:a>
 </text:span>
</text:p>
      <text:p text:style-name="P4">
Як повідомлялося, 21 червня у Лондоні розпочалась міжнародна Конференція звідновлення України, яка визначить першочергові, середньострокові таперспективні завдання з повоєнної відбудови та модернізації держави.</text:p>
      <text:p text:style-name="P4">
Source: <text:a xlink:type="simple" xlink:href="https://www.ukrinform.ua/rubric-economy/3726030-ukraina-v-majbutnomu-planue-znacno-zbilsiti-eksport-energii-ta-gazu.html" text:style-name="Internet_20_link" text:visited-style-name="Visited_20_Internet_20_Link">
https://www.ukrinform.ua/rubric-economy/3726030-ukraina-v-majbutnomu-planue-znacno-zbilsiti-eksport-energii-ta-gazu.html</text:a>
</text:p>
      <!--NEWS-->
      <text:h text:style-name="P10" text:outline-level="1">
<text:span text:style-name="T4">
Договори на постачання продуктів для ЗСУ почали укладати за новою процедурою</text:span>
</text:h>
      <text:p text:style-name="P4">
Authors: Ukrinform (Person)</text:p>
      <text:p text:style-name="P4">
Publisher: Укринформ (Organization)</text:p>
      <text:p text:style-name="P4">
Published Time: 2023-06-21T23:25:00+03:00</text:p>
      <text:p text:style-name="P4">
Modified Time: 2023-06-21T23:25:00+03:00</text:p>
      <text:p text:style-name="P4">
Description: Міноборони почало укладати договори на постачання продуктів харчування для ЗСУ за новою процедурою.   — Укрінформ.</text:p>
      <text:p text:style-name="P4">
Images: ['<text:a xlink:type="simple" xlink:href="https://static.ukrinform.com/photos/2023_06/thumb_files/630_360_1687378731-353.jpg" text:style-name="Internet_20_link" text:visited-style-name="Visited_20_Internet_20_Link">
630_360_16873...</text:a>
']</text:p>
      <text:p text:style-name="P4">
Tags: ['Міноборони', 'Продукти', 'ЗСУ', 'Держзакупівлі']</text:p>
      <text:p text:style-name="P4">
Type: Article</text:p>
      <!--METADATA-->
      <text:p text:style-name="P4">
<draw:frame draw:style-name="fr1" draw:name="Image253" text:anchor-type="as-char" svg:width="6.9236in" svg:height="3.956343in" draw:z-index="0">
<draw:image xlink:href="../Images/yкринформ/2023-06-21T23-25-00-03-00/630_360_1687378731-353.jpg" xlink:type="simple" xlink:show="embed" xlink:actuate="onLoad" draw:mime-type="image/jpeg"/>
</draw:frame>
 Міноборонипочало укладати договори на постачання продуктів харчування для ЗСУ за новоюпроцедурою.</text:p>
      <text:p text:style-name="P4">
Про це Міністерство оборони України повідомляє у <text:a xlink:type="simple" xlink:href="https://t.me/ministry_of_defense_ua/7708" text:style-name="Internet_20_link" text:visited-style-name="Visited_20_Internet_20_Link">
 Телеграмі</text:a>
 , передає Укрінформ.</text:p>
      <text:p text:style-name="P4">
«Міноборони за результатами проведених через систему Prozorro торгів 21 червняукладено перші три договори з компаніями-переможцями на постачання <text:a xlink:type="simple" xlink:href="https://www.ukrinform.ua/tag-produkti" text:style-name="Internet_20_link" text:visited-style-name="Visited_20_Internet_20_Link">
 продуктів</text:a>
 харчування для ЗСУ відповідно доКаталогу продуктів харчування», - йдеться у повідомленні.</text:p>
      <text:p text:style-name="P4">
Визначено 19 переможців з 22. Ще по 16 переможцями здійснюється підготовкадоговорів для їх підписання, внесення депозитів на рахунок міністерства, яктого вимагає тендерна документація.</text:p>
      <text:p text:style-name="P4">
Ще по трьох процедурах із загальних 22 були відхилені всі учасники у звʼязкуіз невідповідністю їхніх цінових пропозицій умовам оголошення. По нихоголошено повторні торги – ця інформація висвітлена в системі Prozorro (подвох процедурах кінцевий термін подачі документів 22.06.2023, по третьому - до27.06.2023).</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text:p>
      <text:p text:style-name="P4">
Також триває низка судових процесів, на яких розглядаються позови окремихучасників торгів. Зміст заяв різний, але здебільшого їх суть полягає упретензіях до роботи Колегіального органу Міноборони з питань обороннихзакупівель.</text:p>
      <text:p text:style-name="P4">
<text:span text:style-name="T4">
Читайте також:</text:span>
 <text:a xlink:type="simple" xlink:href="https://www.ukrinform.ua/rubric-ato/3676504-minoboroni-zminilo-cini-na-produkti-dla-zsu.html" text:style-name="Internet_20_link" text:visited-style-name="Visited_20_Internet_20_Link">
 Міноборони змінило ціни на <text:span text:style-name="T4">
продукти</text:span>
 <text:span text:style-name="T4">
для</text:span>
 <text:span text:style-name="T4">
ЗСУ</text:span>
</text:a>
</text:p>
      <text:p text:style-name="P4">
При цьому з метою максимального громадського контролю за процесом закупівельМіноборони ввело до складу Колегіального органу з питань оборонних закупівельпредставника Громадської Антикорупційної Ради при Міноборони.</text:p>
      <text:p text:style-name="P4">
— Наголошу, всі процеси відбуваються максимально відкрито. Ми активноспівпрацюємо з громадськістю, за що вдячний, зокрема, Антикорраді, танезважаючи на всі ці труднощі, закупівлі тривають, договори підписуються, всевідбувається з дотриманням всіх процедур і термінів, визначених законом «Пропублічні закупівлі». Жодних затягувань немає. Військо є і буде повністюзабезпечене – це наше ключове завдання, — прокоментував заступник міністраоборони України Денис Шарапов.</text:p>
      <text:p text:style-name="P4">
Як повідомляв <text:a xlink:type="simple" xlink:href="https://www.ukrinform.ua/rubric-economy/3722509-produkti-dla-armii-u-minoboroni-rozpovili-de-mozna-vidsteziti-rezultati-zakupivel.html" text:style-name="Internet_20_link" text:visited-style-name="Visited_20_Internet_20_Link">
 Укрінформ </text:a>
 , результати закупівель продуктів харчування для ЗСУна друге півріччя оприлюднені в системі Prozorro 12-13 червня.</text:p>
      <text:p text:style-name="P4">
Source: <text:a xlink:type="simple" xlink:href="https://www.ukrinform.ua/rubric-economy/3726031-dogovori-na-postacanna-produktiv-dla-zsu-pocali-ukladati-za-novou-procedurou.html" text:style-name="Internet_20_link" text:visited-style-name="Visited_20_Internet_20_Link">
https://www.ukrinform.ua/rubric-economy/3726031-dogovori-na-postacanna-produktiv-dla-zsu-pocali-ukladati-za-novou-procedurou.html</text:a>
</text:p>
      <!--NEWS-->
      <text:h text:style-name="P10" text:outline-level="1">
<text:span text:style-name="T4">
Світовий банк надасть Україні $500 мільйонів на зарплати рятувальникам, вчителям та пенсії</text:span>
</text:h>
      <text:p text:style-name="P4">
Authors: Ukrinform (Person)</text:p>
      <text:p text:style-name="P4">
Publisher: Укринформ (Organization)</text:p>
      <text:p text:style-name="P4">
Published Time: 2023-06-21T23:33:00+03:00</text:p>
      <text:p text:style-name="P4">
Modified Time: 2023-06-21T23:33:00+03:00</text:p>
      <text:p text:style-name="P4">
Description: Світовий банк став одним із лідерів у мобілізації ресурсів для допомоги України після початку повномасштабної війни. — Укрінформ.</text:p>
      <text:p text:style-name="P4">
Images: ['<text:a xlink:type="simple" xlink:href="https://static.ukrinform.com/photos/2023_06/thumb_files/630_360_1687379429-538.jpg" text:style-name="Internet_20_link" text:visited-style-name="Visited_20_Internet_20_Link">
630_360_16873...</text:a>
']</text:p>
      <text:p text:style-name="P4">
Tags: ['Британія', 'Україна', 'Світовий банк', 'Шмигаль']</text:p>
      <text:p text:style-name="P4">
Type: Article</text:p>
      <!--METADATA-->
      <text:p text:style-name="P4">
<draw:frame draw:style-name="fr1" draw:name="Image254" text:anchor-type="as-char" svg:width="6.9236in" svg:height="3.956343in" draw:z-index="0">
<draw:image xlink:href="../Images/yкринформ/2023-06-21T23-33-00-03-00/630_360_1687379429-538.jpg" xlink:type="simple" xlink:show="embed" xlink:actuate="onLoad" draw:mime-type="image/jpeg"/>
</draw:frame>
 Світовийбанк став одним із лідерів у мобілізації ресурсів для допомоги України післяпочатку повномасштабної війни.</text:p>
      <text:p text:style-name="P4">
Як передає Укрінформ, про це Прем’єр-міністр України Денис Шмигаль повідомив у<text:a xlink:type="simple" xlink:href="https://t.me/Denys_Smyhal/5466" text:style-name="Internet_20_link" text:visited-style-name="Visited_20_Internet_20_Link">
 Телеграмі </text:a>
 .</text:p>
      <text:p text:style-name="P4">
«Сьогодні ми підписали чергову Угоду про залучення фінансування в $500 млн відВеликої Британії з пакету допомоги Україні на суму $1,76 млрд. Допомога буденадана за підтримки США, Великої Британії та Фінляндії», - заявив Шмигаль.</text:p>
      <text:p text:style-name="P4">
Кошти підуть на <text:a xlink:type="simple" xlink:href="https://www.ukrinform.ua/tag-zarplata" text:style-name="Internet_20_link" text:visited-style-name="Visited_20_Internet_20_Link">
 зарплати </text:a>
рятувальників та вчителів, виплату пенсій, підтримку малозабезпечених сімей,дітей з інвалідністю, внутрішньо переміщених осіб, одиноких матерів, а такожна оплату медичних послуг за програмою медичних гарантій.</text:p>
      <text:p text:style-name="P4">
<text:span text:style-name="T4">
Читайте також:</text:span>
 <text:a xlink:type="simple" xlink:href="https://www.ukrinform.ua/rubric-vidbudova/3725967-smigal-planuemo-zaluciti-do-7-milardiv-za-dopomogou-koordinacijnoi-donorskoi-platformi.html" text:style-name="Internet_20_link" text:visited-style-name="Visited_20_Internet_20_Link">
 <text:span text:style-name="T4">
Шмигаль</text:span>
 : Плануємо залучити до $7 мільярдів задопомогою Координаційної донорської платформи</text:a>
</text:p>
      <text:p text:style-name="P4">
Як повідомляв <text:a xlink:type="simple" xlink:href="https://www.ukrinform.ua/rubric-economy/3726017-ebrr-cogoric-pidtrimae-ukrainsku-energetiku-na-600-miljoniv-smigal.html" text:style-name="Internet_20_link" text:visited-style-name="Visited_20_Internet_20_Link">
 Укрінформ </text:a>
 , Європейський банк реконструкції та розвитку підтримаєукраїнську енергетику на €600 мільйонів вже цього року.</text:p>
      <text:p text:style-name="P4">
<text:span text:style-name="T5">
Фото: Денис Шмигаль / Телеграм</text:span>
</text:p>
      <text:p text:style-name="P4">
Source: <text:a xlink:type="simple" xlink:href="https://www.ukrinform.ua/rubric-economy/3726033-svitovij-bank-nadast-ukraini-500-miljoniv-na-zarplati-ratuvalnikam-vcitelam-ta-pensii.html" text:style-name="Internet_20_link" text:visited-style-name="Visited_20_Internet_20_Link">
https://www.ukrinform.ua/rubric-economy/3726033-svitovij-bank-nadast-ukraini-500-miljoniv-na-zarplati-ratuvalnikam-vcitelam-ta-pensii.html</text:a>
</text:p>
      <!--NEWS-->
      <text:h text:style-name="P10" text:outline-level="1">
<text:span text:style-name="T4">
Ярослав Качинський повертається в польський уряд</text:span>
</text:h>
      <text:p text:style-name="P4">
Authors: Ukrinform (Person)</text:p>
      <text:p text:style-name="P4">
Publisher: Укринформ (Organization)</text:p>
      <text:p text:style-name="P4">
Published Time: 2023-06-21T23:49:00+03:00</text:p>
      <text:p text:style-name="P4">
Modified Time: 2023-06-21T23:49:00+03:00</text:p>
      <text:p text:style-name="P4">
Description: Президент Польщі Анджей Дуда в середу, 21 червня, призначив лідера правлячої партії «Право і справедливість» (ПіС) Ярослава Качинського віцепрем'єром в уряді Матеуша Моравецького. — Укрінформ.</text:p>
      <text:p text:style-name="P4">
Images: ['<text:a xlink:type="simple" xlink:href="https://static.ukrinform.com/photos/2020_04/thumb_files/630_360_1586352186-926.jpg" text:style-name="Internet_20_link" text:visited-style-name="Visited_20_Internet_20_Link">
630_360_15863...</text:a>
']</text:p>
      <text:p text:style-name="P4">
Tags: ['Качинський', 'Польща', 'Уряд']</text:p>
      <text:p text:style-name="P4">
Type: Article</text:p>
      <!--METADATA-->
      <text:p text:style-name="P4">
<draw:frame draw:style-name="fr1" draw:name="Image255" text:anchor-type="as-char" svg:width="6.9236in" svg:height="3.956343in" draw:z-index="0">
<draw:image xlink:href="../Images/yкринформ/2023-06-21T23-49-00-03-00/630_360_1586352186-926.jpg" xlink:type="simple" xlink:show="embed" xlink:actuate="onLoad" draw:mime-type="image/jpeg"/>
</draw:frame>
 ПрезидентПольщі Анджей Дуда в середу, 21 червня, призначив лідера правлячої партії«Право і справедливість» (ПіС) Ярослава Качинського віцепрем'єром в урядіМатеуша Моравецького.</text:p>
      <text:p text:style-name="P4">
Як передає Укрінформ, про це повідомляє <text:a xlink:type="simple" xlink:href="http://www.reuters.com/world/europe/polish-president-appoints-ruling-party-leader-deputy-pm-2023-06-21/" text:style-name="Internet_20_link" text:visited-style-name="Visited_20_Internet_20_Link">
 Reuters</text:a>
 .</text:p>
      <text:p text:style-name="P4">
Зазначається, що Качинський був вже віцепрем'єр-міністром і головою урядовогоКомітету з питань національної безпеки та оборони до червня 2022 року, алепішов у відставку, щоб зосередитися на підготовці до парламентських виборів,які відбудуться пізніше цього року.</text:p>
      <text:p text:style-name="P4">
<text:span text:style-name="T4">
Читайте також:</text:span>
 <text:span text:style-name="T4">
<text:a xlink:type="simple" xlink:href="https://www.ukrinform.ua/rubric-world/3699991-zaversenna-vijni-rf-proti-ukraini-kompromisom-oznacatime-novi-nebezpeki-kacinskij.html" text:style-name="Internet_20_link" text:visited-style-name="Visited_20_Internet_20_Link">
 Завершення війни рф проти України «компромісом»означатиме нові небезпеки – Качинський </text:a>
 </text:span>
</text:p>
      <text:p text:style-name="P4">
<text:a xlink:type="simple" xlink:href="http://www.polskieradio.pl/398/7856/Artykul/3193465,%D0%BF%D1%80%D0%B5%D0%B7%D0%B8%D0%B4%D0%B5%D0%BD%D1%82-%D0%B0%D0%BD%D0%B4%D0%B6%D0%B5%D0%B9-%D0%B4%D1%83%D0%B4%D0%B0-%D0%B2%D0%BD%D0%BE%D1%81%D0%B8%D1%82%D1%8C-%D0%B7%D0%BC%D1%96%D0%BD%D0%B8-%D1%83-%D1%81%D0%BA%D0%BB%D0%B0%D0%B4-%D1%80%D0%B0%D0%B4%D0%B8-%D0%BC%D1%96%D0%BD%D1%96%D1%81%D1%82%D1%80%D1%96%D0%B2" text:style-name="Internet_20_link" text:visited-style-name="Visited_20_Internet_20_Link">
 Польське Радіо</text:a>
зазначає, що раніше у відставку з посад віцепрем'єр-міністрів подали головаМіністерства національної оборони Маріуш Блащак, міністр культури танаціональної спадщини Пьотр Глінський, Генрик Ковальчик і міністр державнихактивів Яцек Сасін.</text:p>
      <text:p text:style-name="P4">
Як відомо, парламентські вибори в Польщі відбудуться восени цього року, їхточна дата ще не визначена. Найбільше шансів на перемогу має правлячаОб'єднана правиця на чолі з Качинським. Утім, отриманих голосів може виявитисянедостатньо для формування правлячої коаліції без участі інших політичних сил.</text:p>
      <text:p text:style-name="P4">
<text:span text:style-name="T4">
Читайте також:</text:span>
 <text:span text:style-name="T4">
<text:a xlink:type="simple" xlink:href="https://www.ukrinform.ua/rubric-world/3716534-rosia-gotue-provokacii-pered-viborami-u-polsi-kacinskij.html" text:style-name="Internet_20_link" text:visited-style-name="Visited_20_Internet_20_Link">
 Росія готує провокації перед виборами у Польщі -Качинський </text:a>
 </text:span>
</text:p>
      <text:p text:style-name="P4">
Об'єднана правиця перебуває при владі в <text:span text:style-name="T4">
<text:a xlink:type="simple" xlink:href="https://www.ukrinform.ua/tag-polsa" text:style-name="Internet_20_link" text:visited-style-name="Visited_20_Internet_20_Link">
 Польщі</text:a>
 </text:span>
 від осені 2015 року. Ця політичнасила двічі перемагала у парламентських виборах, самостійно формуючи правлячубільшість у Сеймі та уряд країни.</text:p>
      <text:p text:style-name="P4">
<text:span text:style-name="T5">
Фото: РАР</text:span>
</text:p>
      <text:p text:style-name="P4">
Source: <text:a xlink:type="simple" xlink:href="https://www.ukrinform.ua/rubric-world/3725799-aroslav-kacinskij-povertaetsa-v-polskij-urad.html" text:style-name="Internet_20_link" text:visited-style-name="Visited_20_Internet_20_Link">
https://www.ukrinform.ua/rubric-world/3725799-aroslav-kacinskij-povertaetsa-v-polskij-urad.html</text:a>
</text:p>
      <!--NEWS-->
      <text:h text:style-name="P10" text:outline-level="1">
<text:span text:style-name="T4">
Сейм Литви ініціював позбавлення громадянства фігуристки Дроб'язко за участь у шоу в РФ</text:span>
</text:h>
      <text:p text:style-name="P4">
Authors: Ukrinform (Person)</text:p>
      <text:p text:style-name="P4">
Publisher: Укринформ (Organization)</text:p>
      <text:p text:style-name="P4">
Published Time: 2023-06-21T23:54:00+03:00</text:p>
      <text:p text:style-name="P4">
Modified Time: 2023-06-21T23:54:00+03:00</text:p>
      <text:p text:style-name="P4">
Description: Спікер парламенту Литви Вікторія Чміліте-Нільсен вважає, що ініціатива позбавлення литовського громадянства фігуристки Маргарити Дроб'язко, яка в серпні 2022 року виступала в Росії, буде реалізована. — Укрінформ.</text:p>
      <text:p text:style-name="P4">
Images: ['<text:a xlink:type="simple" xlink:href="https://static.ukrinform.com/photos/2023_06/thumb_files/630_360_1687376526-294.jpg" text:style-name="Internet_20_link" text:visited-style-name="Visited_20_Internet_20_Link">
630_360_16873...</text:a>
']</text:p>
      <text:p text:style-name="P4">
Tags: ['Литва', 'Спорт', 'Громадянство', 'фігурне катання']</text:p>
      <text:p text:style-name="P4">
Type: Article</text:p>
      <!--METADATA-->
      <text:p text:style-name="P4">
<draw:frame draw:style-name="fr1" draw:name="Image256" text:anchor-type="as-char" svg:width="6.9236in" svg:height="3.956343in" draw:z-index="0">
<draw:image xlink:href="../Images/yкринформ/2023-06-21T23-54-00-03-00/630_360_1687376526-294.jpg" xlink:type="simple" xlink:show="embed" xlink:actuate="onLoad" draw:mime-type="image/jpeg"/>
</draw:frame>
 Спікерпарламенту Литви Вікторія Чміліте-Нільсен вважає, що ініціатива позбавленнялитовського громадянства фігуристки Маргарити Дроб'язко, яка в серпні 2022року виступала в Росії, буде реалізована.</text:p>
      <text:p text:style-name="P4">
Про це вона сказала в інтерв'ю <text:a xlink:type="simple" xlink:href="https://www.lrt.lt/naujienos/lietuvoje/2/2017772/seimo-pirmininke-apie-iniciatyva-panaikinti-pilietybe-drobiazko-tiketina-sis-sprendimas-bus-priimtas" text:style-name="Internet_20_link" text:visited-style-name="Visited_20_Internet_20_Link">
 Національному радіо</text:a>
 , передає Укрінформ.</text:p>
      <text:p text:style-name="P4">
«Про це давно говорять. Мабуть, ми вже підійшли до фінального етапу цьогорішення. Наскільки я знаю, це підтримується, тому, швидше за все, будеприйнято таке рішення», – сказала Чміліте-Нільсен.</text:p>
      <text:p text:style-name="P4">
Зазначається, що у вівторок депутати Сейму ініціювали анулювання литовськогогромадянства Дроб'язко. Вони звернулися до Міністерства внутрішніх справ ізпроханням оцінити підстави для позбавлення фігуристки громадянства відповіднодо прийнятих нещодавно законодавчих поправок.</text:p>
      <text:p text:style-name="P4">
<text:span text:style-name="T4">
Читайте також:</text:span>
 <text:span text:style-name="T4">
<text:a xlink:type="simple" xlink:href="https://www.ukrinform.ua/rubric-economy/3725527-mitnica-litvi-posilue-pravila-provezenna-tovariv-cerez-rf-ta-bilorus.html" text:style-name="Internet_20_link" text:visited-style-name="Visited_20_Internet_20_Link">
 Митниця Литви посилює правила провезення товарів черезРФ та Білорусь </text:a>
 </text:span>
</text:p>
      <text:p text:style-name="P4">
У березні литовські <text:a xlink:type="simple" xlink:href="https://www.delfi.lt/ru/news/politics/seym-litvy-iniciiroval-lishenie-grazhdanstva-olimpiyskoy-figuristki-za-vystuplenie-na-scene-v-rossii-93726435" text:style-name="Internet_20_link" text:visited-style-name="Visited_20_Internet_20_Link">
 депутати </text:a>
 дозволили позбавляти громадянства осіб, дії якихзагрожують інтересам безпеки країни або її союзників, якщо паспорт ним ранішевидано як виняток.</text:p>
      <text:p text:style-name="P4">
Маргарита Дроб'язко народилася в Москві. Після розпаду СРСР отрималагромадянство Литви і виступала за цю країну у парі з Повіласом Ванагасом, зяким 2000 року одружилася. Пара п'ять разів брала участь в Олімпійських іграх.Дроб'язко та Ванагас були призерами чемпіонату світу та двох чемпіонатівЄвропи.</text:p>
      <text:p text:style-name="P4">
У серпні 2022 року пара взяла участь у російському танцювальному шоу "Лебединеозеро" в Сочі. Його підготувала Тетяна Навка - дружина спікера Кремля ДмитраПєскова.</text:p>
      <text:p text:style-name="P4">
<text:span text:style-name="T5">
Фото: BNS nuotr</text:span>
</text:p>
      <text:p text:style-name="P4">
Source: <text:a xlink:type="simple" xlink:href="https://www.ukrinform.ua/rubric-sports/3726023-sejm-litvi-iniciuvav-pozbavlenna-gromadanstva-figuristki-drobazko-za-ucast-u-sou-v-rosii.html" text:style-name="Internet_20_link" text:visited-style-name="Visited_20_Internet_20_Link">
https://www.ukrinform.ua/rubric-sports/3726023-sejm-litvi-iniciuvav-pozbavlenna-gromadanstva-figuristki-drobazko-za-ucast-u-sou-v-rosii.html</text:a>
</text:p>
      <!--NEWS-->
      <text:h text:style-name="P10" text:outline-level="1">
<text:span text:style-name="T4">
Пентагон помилково завищив вартість наданого Україні озброєння на $6,2 мільярда</text:span>
</text:h>
      <text:p text:style-name="P4">
Author: ['АРМІЯINFORM']</text:p>
      <text:p text:style-name="P4">
Time: 2023-06-21T24:00:00-04:00</text:p>
      <text:p text:style-name="P4">
Description: Пентагон оголосив, що після переоцінки вартості зброї та обладнання, наданого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6-scaled.jpg" text:style-name="Internet_20_link" text:visited-style-name="Visited_20_Internet_20_Link">
original-6-scaled.jpg</text:a>
']</text:p>
      <text:p text:style-name="P4">
Tags: ['ДОПОМОГА УКРАЇНИ', 'ОЛЕКСІЙ РЕЗНІКОВ', 'ПЕНТАГОН']</text:p>
      <text:p text:style-name="P4">
Category: News</text:p>
      <!--METADATA-->
      <text:p text:style-name="P4">
<draw:frame draw:style-name="fr1" draw:name="Image257" text:anchor-type="as-char" svg:width="6.9236in" svg:height="4.586885in" draw:z-index="0">
<draw:image xlink:href="../Images/AРМІЯINFORM/2023-06-21T24-00-00-04-00/original-6-scaled.jpg" xlink:type="simple" xlink:show="embed" xlink:actuate="onLoad" draw:mime-type="image/jpeg"/>
</draw:frame>
</text:p>
      <text:p text:style-name="P4">
Пентагон оголосив, що після переоцінки вартості зброї та обладнання, наданогоУкраїні, різниця становить 6,2 мільярда доларів за останні 2 роки.</text:p>
      <text:p text:style-name="P4">
Про це Міністр оборони України Олексій Резніков<text:a xlink:type="simple" xlink:href="https://twitter.com/oleksiireznikov/status/1671364175191236609" text:style-name="Internet_20_link" text:visited-style-name="Visited_20_Internet_20_Link">
повідомив</text:a>
у своєму Twitter.</text:p>
      <text:p text:style-name="P4">
Він акцентував, що так Міністерство оборони США матиме додаткові повноваженнящодо надання Україні додаткової безпекової допомоги.</text:p>
      <text:p text:style-name="P4">
«Дякуємо Ллойду Остіну за підтримку! Дякую усьому американському народу!» —йдеться у повідомленні.</text:p>
      <text:p text:style-name="P4">
За словами заступника прессекретаря<text:a xlink:type="simple" xlink:href="https://www.defense.gov/News/Transcripts/Transcript/Article/3433535/deputy-pentagon-press-secretary-sabrina-singh-holds-a-press-briefing/" text:style-name="Internet_20_link" text:visited-style-name="Visited_20_Internet_20_Link">
Пентагону</text:a>
 Сабріни Сінгх,аналіз бухгалтерської помилки виявив, що військові служби використовували врозрахунках вартість заміни поставленого зі складів Пентагону в Українуозброєння, а не його балансову вартість.</text:p>
      <text:p text:style-name="P4">
Остаточні розрахунки показують, що помилка сягнула <text:span text:style-name="T4">
$3,6 млрд</text:span>
 у поточномуфінансовому році та <text:span text:style-name="T4">
$2,6 млрд</text:span>
 — у 2022-му.</text:p>
      <text:p text:style-name="P4">
«Ці помилки в оцінці ніяк не вплинули на надання підтримки Україні», —наголосили в Пентагоні.</text:p>
      <text:p text:style-name="P4">
Source: <text:a xlink:type="simple" xlink:href="https://armyinform.com.ua/2023/06/21/pentagon-pomylkovo-zavyshhyv-vartist-nadanogo-ukrayini-ozbroyennya-na-62-milyarda/" text:style-name="Internet_20_link" text:visited-style-name="Visited_20_Internet_20_Link">
https://armyinform.com.ua/2023/06/21/pentagon-pomylkovo-zavyshhyv-vartist-nadanogo-ukrayini-ozbroyennya-na-62-milyarda/</text:a>
</text:p>
      <!--NEWS-->
      <text:h text:style-name="P10" text:outline-level="1">
<text:span text:style-name="T4">
В Україні хвилина мовчання</text:span>
</text:h>
      <text:p text:style-name="P4">
Author: ['АРМІЯINFORM']</text:p>
      <text:p text:style-name="P4">
Time: 2023-06-21T26: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8" text:anchor-type="as-char" svg:width="6.9236in" svg:height="3.895992in" draw:z-index="0">
<draw:image xlink:href="../Images/AРМІЯINFORM/2023-06-21T26-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21/v-ukrayini-hvylyna-movchannya/" text:style-name="Internet_20_link" text:visited-style-name="Visited_20_Internet_20_Link">
https://armyinform.com.ua/2023/06/21/v-ukrayini-hvylyna-movchannya/</text:a>
</text:p>
      <!--NEWS-->
      <text:h text:style-name="P10" text:outline-level="1">
<text:span text:style-name="T4">
Французько-італійський ЗРК SAMP/T вже розгорнутий і функціонує в Україні — Емманюель Макрон</text:span>
</text:h>
      <text:p text:style-name="P4">
Author: ['АРМІЯINFORM']</text:p>
      <text:p text:style-name="P4">
Time: 2023-06-21T28:00:00-04:00</text:p>
      <text:p text:style-name="P4">
Description: Президент Франції Емманюель Макрон та прем’єр-міністр Італії Джорджі Мелоні піс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2-zrk-sampt.jpg" text:style-name="Internet_20_link" text:visited-style-name="Visited_20_Internet_20_Link">
foto-2-zrk-sampt.jpg</text:a>
']</text:p>
      <text:p text:style-name="P4">
Tags: ['ЗРК SAMP/T', 'ІТАЛІЯ', 'ФРАНЦІЯ']</text:p>
      <text:p text:style-name="P4">
Category: News</text:p>
      <!--METADATA-->
      <text:p text:style-name="P4">
<draw:frame draw:style-name="fr1" draw:name="Image259" text:anchor-type="as-char" svg:width="6.9236in" svg:height="4.615733in" draw:z-index="0">
<draw:image xlink:href="../Images/AРМІЯINFORM/2023-06-21T28-00-00-04-00/foto-2-zrk-sampt.jpg" xlink:type="simple" xlink:show="embed" xlink:actuate="onLoad" draw:mime-type="image/jpeg"/>
</draw:frame>
</text:p>
      <text:p text:style-name="P4">
Президент Франції Емманюель Макрон та прем’єр-міністр Італії Джорджі Мелоніпісля переговорів у Парижі зазначили, що у двох країн є спільнавідповідальність щодо України — об'єднатися.</text:p>
      <text:p text:style-name="P4">
Про це Емманюель Макрон<text:a xlink:type="simple" xlink:href="https://twitter.com/EmmanuelMacron/status/1671258241949634561" text:style-name="Internet_20_link" text:visited-style-name="Visited_20_Internet_20_Link">
написав</text:a>
у своєму Twitter.</text:p>
      <text:p text:style-name="P4">
«У нас є спільна відповідальність щодо України: об'єднатися. Системапротиповітряної оборони <text:a xlink:type="simple" xlink:href="https://armyinform.com.ua/2022/10/23/u-chomu-osoblyvosti-universalnoyi-yevro-ppo-zrk-samp-t/" text:style-name="Internet_20_link" text:visited-style-name="Visited_20_Internet_20_Link">
SAMP/T</text:a>
 наразі розгорнута та працює,що є конкретним прикладом спільної прихильності Італії та Франції в Україні»,— йдеться у повідомленні.</text:p>
      <text:p text:style-name="P4">
Раніше Джорджі Мелоні під час пресконференції з Президентом УкраїниВолодимиром Зеленським у Києві<text:a xlink:type="simple" xlink:href="https://armyinform.com.ua/2023/02/21/dzhordzhi-meloni-italiya-nadast-ukrayini-try-vydy-system-ppo/" text:style-name="Internet_20_link" text:visited-style-name="Visited_20_Internet_20_Link">
повідомила</text:a>
, що Італія надасть Україні три видисистем протиповітряної оборони: зенітно-ракетні комплекси SAMP-T, Skyguard таSpike.</text:p>
      <text:p text:style-name="P4">
Source: <text:a xlink:type="simple" xlink:href="https://armyinform.com.ua/2023/06/21/franczuzko-italijskyj-zrk-samp-t-vzhe-rozgornutyj-i-funkczionuye-v-ukrayini-emmanyuel-makron/" text:style-name="Internet_20_link" text:visited-style-name="Visited_20_Internet_20_Link">
https://armyinform.com.ua/2023/06/21/franczuzko-italijskyj-zrk-samp-t-vzhe-rozgornutyj-i-funkczionuye-v-ukrayini-emmanyuel-makron/</text:a>
</text:p>
      <!--NEWS-->
      <text:h text:style-name="P10" text:outline-level="1">
<text:span text:style-name="T4">
EastFruit: в Україні стартував масовий продаж вишні – ціни на 70% вище за торішні</text:span>
</text:h>
      <text:p text:style-name="P4">
Authors: Ukrinform (Person)</text:p>
      <text:p text:style-name="P4">
Publisher: Укринформ (Organization)</text:p>
      <text:p text:style-name="P4">
Published Time: 2023-06-21T2:00:20+03:00</text:p>
      <text:p text:style-name="P4">
Modified Time: 2023-06-21T22:00:20+03:00</text:p>
      <text:p text:style-name="P4">
Description: </text:p>
      <text:p text:style-name="P4">
В Україні стартував масовий продаж вишні, перші партії якої коштують по 50-70 грн/кг, що в середньому на 70% дорожче, ніж на початку сезону 2022 року. — Укрінформ.</text:p>
      <text:p text:style-name="P4">
Images: ['<text:a xlink:type="simple" xlink:href="https://static.ukrinform.com/photos/2021_06/thumb_files/630_360_1624982301-281.jpg" text:style-name="Internet_20_link" text:visited-style-name="Visited_20_Internet_20_Link">
630_360_16249...</text:a>
']</text:p>
      <text:p text:style-name="P4">
Tags: ['Ціни', 'Продаж', 'Ягоди', 'Ринок']</text:p>
      <text:p text:style-name="P4">
Type: Article</text:p>
      <!--METADATA-->
      <text:p text:style-name="P4">
<draw:frame draw:style-name="fr1" draw:name="Image260" text:anchor-type="as-char" svg:width="6.9236in" svg:height="3.956343in" draw:z-index="0">
<draw:image xlink:href="../Images/yкринформ/2023-06-21T2-00-20-03-00/630_360_1624982301-281.jpg" xlink:type="simple" xlink:show="embed" xlink:actuate="onLoad" draw:mime-type="image/jpeg"/>
</draw:frame>
 В Україністартував масовий продаж вишні, перші партії якої коштують по 50-70 грн/кг, щов середньому на 70% дорожче, ніж на початку сезону 2022 року.</text:p>
      <text:p text:style-name="P4">
Як передає Укрінформ, про це повідомляє <text:a xlink:type="simple" xlink:href="https://east-fruit.com/uk/novyny/ukrayinski-sadivnyky-rozpochaly-masovyy-prodazh-vyshni/" text:style-name="Internet_20_link" text:visited-style-name="Visited_20_Internet_20_Link">
 EastFruit. </text:a>
</text:p>
      <text:p text:style-name="P4">
"Що стосується цін, то перші великі партії вишні українські садівники готовівідвантажувати по 50-70 грн/кг ($1,37-1,91/кг), що в середньому на 70%дорожче, ніж на початку сезону минулого року", - йдеться в повідомленні.</text:p>
      <text:p text:style-name="P4">
Зазначається, що в Україні минулого тижня стартувало збирання вишні. Але першівеликі партії вишні з місцевих господарств на українському ринку з’явилисятільки цього тижня. За даними експертів проєкту, цьогорічний сезон продажіввишні розпочався на кілька тижнів пізніше.</text:p>
      <text:p text:style-name="P4">
Як повідомляють садівники, сьогодні попит на вишню досить високий. Однак, запрогнозами учасників ринку, валовий збір вишні в поточному сезоні буде дещонижчим, ніж торік, що пов’язано з втратами врожаю цих кісточкових череззаморозки в першій половині весни. Відповідно, і відпускні ціни на першівеликі партії вишні значно вищі за торішні.</text:p>
      <text:p text:style-name="P4">
<text:span text:style-name="T4">
Читайте також:</text:span>
 <text:a xlink:type="simple" xlink:href="https://www.ukrinform.ua/rubric-economy/3721941-v-ukraini-cerez-nestabilni-postavki-podorozcala-polunica-eastfruit.html" text:style-name="Internet_20_link" text:visited-style-name="Visited_20_Internet_20_Link">
 В Україні через нестабільні поставки подорожчала полуниця- <text:span text:style-name="T4">
EastFruit</text:span>
 </text:a>
</text:p>
      <text:p text:style-name="P4">
При цьому більшість садівників сьогодні оцінюють якість даних кісточкових яксередню або нижчу. Через несприятливі погодні умови вишня має досить дрібнийкалібр, і вже починає тріскатися і гнити на деревах.</text:p>
      <text:p text:style-name="P4">
Як повідомлялося, у 2022 році в Україні вишня великим оптом на ринку напочатку сезону пропонувалася до продажу по 15-35 грн/кг ($0,51-1,20/кг).</text:p>
      <text:p text:style-name="P4">
Source: <text:a xlink:type="simple" xlink:href="https://www.ukrinform.ua/rubric-economy/3726011-eastfruit-v-ukraini-startuvav-masovij-prodaz-visni-cini-na-70-vise-za-torisni.html" text:style-name="Internet_20_link" text:visited-style-name="Visited_20_Internet_20_Link">
https://www.ukrinform.ua/rubric-economy/3726011-eastfruit-v-ukraini-startuvav-masovij-prodaz-visni-cini-na-70-vise-za-torisni.html</text:a>
</text:p>
      <!--NEWS-->
      <text:h text:style-name="P10" text:outline-level="1">
<text:span text:style-name="T4">
Українські військові навчаються основ робототехніки</text:span>
</text:h>
      <text:p text:style-name="P4">
Author: ['Яна Задубінна']</text:p>
      <text:p text:style-name="P4">
Time: 2023-06-21T30:00:00-04:00</text:p>
      <text:p text:style-name="P4">
Description: Вітчизняні розробники робототехніки навчають військових працювати з наземними дрон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_roboty.jpg" text:style-name="Internet_20_link" text:visited-style-name="Visited_20_Internet_20_Link">
golovna_roboty.jpg</text:a>
', '<text:a xlink:type="simple" xlink:href="https://armyinform.com.ua/wp-content/uploads/2023/06/nasonov_roboty.jpg" text:style-name="Internet_20_link" text:visited-style-name="Visited_20_Internet_20_Link">
nasonov_roboty.jpg</text:a>
', '<text:a xlink:type="simple" xlink:href="https://armyinform.com.ua/wp-content/uploads/2023/06/foto1_roboty.jpg" text:style-name="Internet_20_link" text:visited-style-name="Visited_20_Internet_20_Link">
foto1_roboty.jpg</text:a>
', '<text:a xlink:type="simple" xlink:href="https://armyinform.com.ua/wp-content/uploads/2023/06/nakonechnyj_roboty.jpg" text:style-name="Internet_20_link" text:visited-style-name="Visited_20_Internet_20_Link">
nakonechnyj_roboty.jpg</text:a>
', '<text:a xlink:type="simple" xlink:href="https://armyinform.com.ua/wp-content/uploads/2023/06/foto-2_roboty.jpg" text:style-name="Internet_20_link" text:visited-style-name="Visited_20_Internet_20_Link">
foto-2_roboty.jpg</text:a>
', '<text:a xlink:type="simple" xlink:href="https://armyinform.com.ua/wp-content/uploads/2023/06/foto3_roboty.jpg" text:style-name="Internet_20_link" text:visited-style-name="Visited_20_Internet_20_Link">
foto3_roboty.jpg</text:a>
', '<text:a xlink:type="simple" xlink:href="https://armyinform.com.ua/wp-content/uploads/2023/06/foto_koshuba.jpg" text:style-name="Internet_20_link" text:visited-style-name="Visited_20_Internet_20_Link">
foto_koshuba.jpg</text:a>
', '<text:a xlink:type="simple" xlink:href="https://armyinform.com.ua/wp-content/uploads/2023/06/foto4_roboty.jpg" text:style-name="Internet_20_link" text:visited-style-name="Visited_20_Internet_20_Link">
foto4_roboty.jpg</text:a>
']</text:p>
      <text:p text:style-name="P4">
Tags: ['ВТОРГНЕННЯ РФ', 'ДРОНИ', 'НАВЧАННЯ']</text:p>
      <text:p text:style-name="P4">
Category: News</text:p>
      <!--METADATA-->
      <text:p text:style-name="P4">
<draw:frame draw:style-name="fr1" draw:name="Image261" text:anchor-type="as-char" svg:width="6.9236in" svg:height="5.1927in" draw:z-index="0">
<draw:image xlink:href="../Images/AРМІЯINFORM/2023-06-21T30-00-00-04-00/golovna_roboty.jpg" xlink:type="simple" xlink:show="embed" xlink:actuate="onLoad" draw:mime-type="image/jpeg"/>
</draw:frame>
</text:p>
      <text:p text:style-name="P4">
Вітчизняні розробники робототехніки навчають військових працювати з наземнимидронами. Кореспондент АрміяInform відвідала перше заняття, основна мета якого— ознайомити слухачів з навчальними комплектами.</text:p>
      <text:p text:style-name="P4">
Весь процес навчання відбувається на автономній платформі Nanit Video-book. Цяплатформа включає в себе відео-уроки, розбиті на модулі, наявність чату звикладачем та підтримкою, а також надання домашніх завдань.</text:p>
      <text:p text:style-name="P4">
<draw:frame draw:style-name="fr1" draw:name="Image262" text:anchor-type="as-char" svg:width="6.9236in" svg:height="5.1927in" draw:z-index="0">
<draw:image xlink:href="../Images/AРМІЯINFORM/2023-06-21T30-00-00-04-00/nasonov_roboty.jpg" xlink:type="simple" xlink:show="embed" xlink:actuate="onLoad" draw:mime-type="image/jpeg"/>
</draw:frame>
</text:p>
      <text:p text:style-name="P4">
— На курсі ми навчаємо всьому з нуля: схемотехніці, праці з мікроконтролерами,програмуванню і паянню, щоб люди змогли самостійно під’єднати всі компонентита знали, як прописати програму. В майбутньому це дасть змогу грамотноналаштовувати обладнання, і воно буде виконувати потрібні вам команди, —розповів керівник відділу продажу Арсен Насонов.</text:p>
      <text:p text:style-name="P4">
<text:span text:style-name="T4">
Програмою курсу передбачено:</text:span>
</text:p>
      <text:p text:style-name="P4">
· здобути знання з фізики та електроніки;</text:p>
      <text:p text:style-name="P4">
· навчитися збирати прості схеми та складні з простих;</text:p>
      <text:p text:style-name="P4">
· шукати документацію за пристроями та їхніми властивостями;</text:p>
      <text:p text:style-name="P4">
· навчитися програмувати в середовищі Arduino IDE мовою С++;</text:p>
      <text:p text:style-name="P4">
· поповнити словарний запас технічної англійської.</text:p>
      <text:p text:style-name="P4">
Слухачі на заняттях використовують навчальний комплект — прототип наземногодрона, призначеного для розмінування, розвідки або виконання інших завдань.</text:p>
      <text:p text:style-name="P4">
<draw:frame draw:style-name="fr1" draw:name="Image263" text:anchor-type="as-char" svg:width="6.9236in" svg:height="5.1927in" draw:z-index="0">
<draw:image xlink:href="../Images/AРМІЯINFORM/2023-06-21T30-00-00-04-00/foto1_roboty.jpg" xlink:type="simple" xlink:show="embed" xlink:actuate="onLoad" draw:mime-type="image/jpeg"/>
</draw:frame>
</text:p>
      <text:p text:style-name="P4">
Після закінчення навчання людина буде експертом за спеціальністю «Наземнийдрон», і зможе працювати в IT-сфері або застосовувати вміння під час виконаннябойових завдань. Також універсальність обладнання дасть змогу працювати збудь-якої технікою, у якій подібні механізми, навіть іноземного зразка.</text:p>
      <text:p text:style-name="P4">
<draw:frame draw:style-name="fr1" draw:name="Image264" text:anchor-type="as-char" svg:width="6.9236in" svg:height="5.1927in" draw:z-index="0">
<draw:image xlink:href="../Images/AРМІЯINFORM/2023-06-21T30-00-00-04-00/nakonechnyj_roboty.jpg" xlink:type="simple" xlink:show="embed" xlink:actuate="onLoad" draw:mime-type="image/jpeg"/>
</draw:frame>
</text:p>
      <text:p text:style-name="P4">
— У військовій справі наземний дрон потрібен для розмінування, розвідки абостворення дистанційно керованої бомби. Це обладнання допоможе нашим воїнамзнаходити, знешкоджувати та закладати боєприпаси. Основна перевага в тому, щовін безпечний для оператора, адже дрон повністю автономний, ваше завдання —правильно його запрограмувати. Під час створення дронів ми також враховувалирізний рельєф місцевості, тому в наборі доступна як колісна база, так ігусенична, — зазначив старший викладач курсу Іван Наконечний.</text:p>
      <text:p text:style-name="P4">
Компанію засновано в березні 2015 року, спочатку в них було понад 40 шкіл повсій Україні, але вони працювали з різними закордонними виробниками. Потімрозробники вирішили створити власний вітчизняний продукт Nanit robot. І теперзастосовують їх у навчальних програмах та в системах розумного будинку.</text:p>
      <text:p text:style-name="P4">
<draw:frame draw:style-name="fr1" draw:name="Image265" text:anchor-type="as-char" svg:width="6.9236in" svg:height="5.1927in" draw:z-index="0">
<draw:image xlink:href="../Images/AРМІЯINFORM/2023-06-21T30-00-00-04-00/foto-2_roboty.jpg" xlink:type="simple" xlink:show="embed" xlink:actuate="onLoad" draw:mime-type="image/jpeg"/>
</draw:frame>
</text:p>
      <text:p text:style-name="P4">
Навчальний комплект, який використовують на заняттях слухачі, відрізняєтьсявід практичного меншою ефективністю. Проте навіть навчальний прототип можевиконувати бойові завдання, незважаючи на символічну вартість у 5 тисячгривень.</text:p>
      <text:p text:style-name="P4">
— Всі комплектуючі набору розраховані саме для навчання, вони розробленіспеціально, щоб людина мала змогу чітко розібратися. Адже освоювати щось новепотрібно з найпростіших прикладів, щоб людина першочергово усвідомила принципдії, — додав Іван Наконечний.</text:p>
      <text:p text:style-name="P4">
<draw:frame draw:style-name="fr1" draw:name="Image266" text:anchor-type="as-char" svg:width="6.9236in" svg:height="5.1927in" draw:z-index="0">
<draw:image xlink:href="../Images/AРМІЯINFORM/2023-06-21T30-00-00-04-00/foto3_roboty.jpg" xlink:type="simple" xlink:show="embed" xlink:actuate="onLoad" draw:mime-type="image/jpeg"/>
</draw:frame>
</text:p>
      <text:p text:style-name="P4">
Особливість курсу полягає в тому, що кожне заняття в курсі має практичнийхарактер. Учні мають можливість поєднувати формати навчання офлайн та онлайн,отримуючи при цьому постійну підтримку від кваліфікованих інструкторів.</text:p>
      <text:p text:style-name="P4">
Багато військових залучені також до іншої програми розробників — онлайн-курсу«Розумний будинок», яка дає змогу стати фахівцем з охоронних систем, наземних,повітряних дронів та робототехніки. Адже алгоритм програмування, тобто спектрсхем і техніки, — ідентичний як у розумному будинку, так і в наземному дроні.</text:p>
      <text:p text:style-name="P4">
Навчання відбувається на автономній системі з мінімальною кількістю датчиківта елементів введення-виведення інформації для регулювання основних процесів убудинку. Зокрема, імітація доступу до будинку, пожежної сигналізації, світла,інтернету, контролю за допомогою смартфону, двигунів, електрики. Викладачімають вищу технічну освіту університетів США та України.</text:p>
      <text:p text:style-name="P4">
Усе комплектовання набору друкується на 3D принтері. І зараз акцентвиробництва на навчальних дронах. Військові, які прийшли на курси, розповіли,що хочуть стати більш універсальними на полі бою та вирішувати питання ремонтуабо вдосконалення техніки на місці, в польових умовах, адже це дасть змогузначно зекономити час на дорогу в тилові підрозділи.</text:p>
      <text:p text:style-name="P4">
<draw:frame draw:style-name="fr1" draw:name="Image267" text:anchor-type="as-char" svg:width="6.9236in" svg:height="5.1927in" draw:z-index="0">
<draw:image xlink:href="../Images/AРМІЯINFORM/2023-06-21T30-00-00-04-00/foto_koshuba.jpg" xlink:type="simple" xlink:show="embed" xlink:actuate="onLoad" draw:mime-type="image/jpeg"/>
</draw:frame>
</text:p>
      <text:p text:style-name="P4">
— Я не хочу втрачати час, поки проходжу лікування після поранення. Для мене цевидалося оптимальним варіантом, мені здається, що допоки я не відновлюсьфізично, це найкраще, що я можу зробити корисного для своїх побратимів танайскорішої перемоги. Поки не можу бігати з кулеметом — буду паяти! —наголосив військовий з позивним «Рахуба».</text:p>
      <text:p text:style-name="P4">
<draw:frame draw:style-name="fr1" draw:name="Image268" text:anchor-type="as-char" svg:width="6.9236in" svg:height="5.1927in" draw:z-index="0">
<draw:image xlink:href="../Images/AРМІЯINFORM/2023-06-21T30-00-00-04-00/foto4_roboty.jpg" xlink:type="simple" xlink:show="embed" xlink:actuate="onLoad" draw:mime-type="image/jpeg"/>
</draw:frame>
</text:p>
      <text:p text:style-name="P4">
Після закінчення курсу слухачі отримають сертифікати міжнародного зразка, якіпідтверджують те, що людина пройшла курс і є спеціалістом у цій галузі. А щостосується слухачів очної форми навчання, то додатково в них буде сертифікатдержавного зразка від КПІ імені Ігоря Сікорського.</text:p>
      <text:p text:style-name="P4">
Source: <text:a xlink:type="simple" xlink:href="https://armyinform.com.ua/2023/06/21/ukrayinski-vijskovi-navchayutsya-osnov-robototehniky/" text:style-name="Internet_20_link" text:visited-style-name="Visited_20_Internet_20_Link">
https://armyinform.com.ua/2023/06/21/ukrayinski-vijskovi-navchayutsya-osnov-robototehniky/</text:a>
</text:p>
      <!--NEWS-->
      <text:h text:style-name="P10" text:outline-level="1">
<text:span text:style-name="T4">
Кирило Буданов розкрив деталі російського теракту на Каховській ГЕС</text:span>
</text:h>
      <text:p text:style-name="P4">
Author: ['АРМІЯINFORM']</text:p>
      <text:p text:style-name="P4">
Time: 2023-06-21T32: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4-1.jpg" text:style-name="Internet_20_link" text:visited-style-name="Visited_20_Internet_20_Link">
image-4-1.jpg</text:a>
']</text:p>
      <text:p text:style-name="P4">
Tags: ['STOPRUSSIA', 'АГРЕСІЯ РФ', 'ВТОРГНЕННЯ РФ', 'ГУР МО УКРАЇНИ', 'КАХОВСЬКА ГЕС']</text:p>
      <text:p text:style-name="P4">
Category: News</text:p>
      <!--METADATA-->
      <text:p text:style-name="P4">
<draw:frame draw:style-name="fr1" draw:name="Image269" text:anchor-type="as-char" svg:width="6.9236in" svg:height="3.894525in" draw:z-index="0">
<draw:image xlink:href="../Images/AРМІЯINFORM/2023-06-21T32-00-00-04-00/image-4-1.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в ефірі національного телемарафону «Єдині новини»<text:a xlink:type="simple" xlink:href="https://www.youtube.com/watch" text:style-name="Internet_20_link" text:visited-style-name="Visited_20_Internet_20_Link">
розкрив</text:a>
 деталі російськоготеракту на <text:a xlink:type="simple" xlink:href="https://armyinform.com.ua/tag/kahovska-ges/" text:style-name="Internet_20_link" text:visited-style-name="Visited_20_Internet_20_Link">
Каховській ГЕС</text:a>
 тапрокоментував інформацію про розміщення ядерної зброї рф у білорусі.</text:p>
      <text:p text:style-name="P4">
«Штучна техногенна катастрофа, терористичний акт і акт екоциду на КаховськійГЕС здійснений свідомо російською федерацією. Найцікавіше, що за пів години до( <text:span text:style-name="T5">
підриву — ред.</text:span>
 ) в радіомережі вийшли на підрозділ, який перебував наКаховській ГЕС, і сказали дуже швидко покинути цю територію», — розповівКирило Буданов, додавши, що в цей же час до гідроелектростанції прибула групаспецпризначення російської окупаційної армії та здійснила підрив.</text:p>
      <text:p text:style-name="P4">
За словами начальника ГУР МО України, усі інші підрозділи окупаційних військрф на лівому березі Дніпра не знали про підрив — вчинена агресором катастрофазастала їх зненацька.</text:p>
      <text:p text:style-name="P4">
Водночас начальник ГУР МО України заперечив інформацію, начебто росіяни вжерозмістили свою ядерну зброю у білорусі.</text:p>
      <text:p text:style-name="P4">
«Процес підготовки до можливого переміщення ( <text:span text:style-name="T5">
ядерної зброї з росії добілорусі — ред</text:span>
.) він насправді триває, сховища готуються. Станом на заразжодної боєголовки ще не переміщено», — повідомив начальник ГУР МО України.</text:p>
      <text:p text:style-name="P4">
Серед іншого, Кирило Буданов відзначив зміну наративів пропаганди кремля —колишню зухвалу браваду все частіше витісняють питання «А що буде, якщо росіяне зможе перемогти?» або ж «Що трапиться, якщо росія програє війну?», іозвучують ці питання найодіозніші та найвідданіші московському терористичномурежиму пропагандисти.</text:p>
      <text:p text:style-name="P4">
За оцінкою Кирила Буданова, у такий спосіб російське суспільство готують донової реальності, в якій воно опинилось через злочинну війну проти України.</text:p>
      <text:p text:style-name="P4">
<text:span text:style-name="T4">
Джерело:</text:span>
 <text:a xlink:type="simple" xlink:href="https://gur.gov.ua/content/detali-teraktu-rf-na-kakhovskii-hes-iaderna-zahroza-ta-feiky-pro-zahybel-komentari-kyryla-budanova-v-priamomu-efiri-iedynykh-novyn.html" text:style-name="Internet_20_link" text:visited-style-name="Visited_20_Internet_20_Link">
<text:span text:style-name="T5">
ГУР МО України</text:span>
</text:a>
</text:p>
      <text:p text:style-name="P4">
Source: <text:a xlink:type="simple" xlink:href="https://armyinform.com.ua/2023/06/21/kyrylo-budanov-rozkryv-detali-rosijskogo-teraktu-na-kahovskij-ges/" text:style-name="Internet_20_link" text:visited-style-name="Visited_20_Internet_20_Link">
https://armyinform.com.ua/2023/06/21/kyrylo-budanov-rozkryv-detali-rosijskogo-teraktu-na-kahovskij-ges/</text:a>
</text:p>
      <!--NEWS-->
      <text:h text:style-name="P10" text:outline-level="1">
<text:span text:style-name="T4">
Понад 400 вибухонебезпечних предметів знешкодили піротехніки за добу</text:span>
</text:h>
      <text:p text:style-name="P4">
Author: ['АРМІЯINFORM']</text:p>
      <text:p text:style-name="P4">
Time: 2023-06-21T34: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text:p>
      <text:p text:style-name="P4">
Tags: ['АГРЕСІЯ РФ', 'ВТОРГНЕННЯ РФ', 'ДСНС УКРАЇНИ', 'РОЗМІНУВАННЯ']</text:p>
      <text:p text:style-name="P4">
Category: News</text:p>
      <!--METADATA-->
      <text:p text:style-name="P4">
<draw:frame draw:style-name="fr1" draw:name="Image270" text:anchor-type="as-char" svg:width="6.9236in" svg:height="3.89773in" draw:z-index="0">
<draw:image xlink:href="../Images/AРМІЯINFORM/2023-06-21T34-00-00-04-00/rozminuvannya.jpg" xlink:type="simple" xlink:show="embed" xlink:actuate="onLoad" draw:mime-type="image/jpeg"/>
</draw:frame>
Ілюстративне фото</text:p>
      <text:p text:style-name="P4">
Протягом минулої доби піротехнічні підрозділи Державної служби України знадзвичайних ситуацій <text:span text:style-name="T4">
135 разів</text:span>
 залучалися до виконання завдань ізрозмінування.</text:p>
      <text:p text:style-name="P4">
Про це <text:a xlink:type="simple" xlink:href="https://dsns.gov.ua/uk/news/nadzvicaini-podiyi/informaciia-shhodo-diialnosti-pirotexnicnix-pidrozdiliv-dsns-128"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412вибухонебезпечних предметів</text:span>
 , обстежено територію площею 85,71 гектара.</text:p>
      <text:p text:style-name="P4">
Найчастіше піротехнічні підрозділи працювали: в Харківській області 19 472рази, Київщині — 7 998, Донеччині — 6 180, Миколаївщині — 5 215, Херсонщині —5 709, Чернігівщині — 4 729, Сумщині — 2 215, Черкащині — 1 121.</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403 188вибухонебезпечних предметів</text:span>
 та 2 891 кг вибухової речовини, зокрема <text:span text:style-name="T4">
3 001авіаційна бомба</text:span>
. Обстежено територію площею понад 90 тис. 257 гектар.</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21/ponad-400-vybuhonebezpechnyh-predmetiv-zneshkodyly-pirotehniky-za-dobu/" text:style-name="Internet_20_link" text:visited-style-name="Visited_20_Internet_20_Link">
https://armyinform.com.ua/2023/06/21/ponad-400-vybuhonebezpechnyh-predmetiv-zneshkodyly-pirotehniky-za-dobu/</text:a>
</text:p>
      <!--NEWS-->
      <text:h text:style-name="P10" text:outline-level="1">
<text:span text:style-name="T4">
Внаслідок підриву Каховської ГЕС на Херсонщині залишаються підтопленими 20 населених пунктів</text:span>
</text:h>
      <text:p text:style-name="P4">
Author: ['АРМІЯINFORM']</text:p>
      <text:p text:style-name="P4">
Time: 2023-06-21T36:00:00-04:00</text:p>
      <text:p text:style-name="P4">
Description: На Дніпрі у створі поста «Херсон» спостерігається поступове зниження рівня вод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26511300270606912_y.jpg" text:style-name="Internet_20_link" text:visited-style-name="Visited_20_Internet_20_Link">
photo_5226511300270606912_y.jpg</text:a>
']</text:p>
      <text:p text:style-name="P4">
Tags: ['КАХОВСЬКА ГЕС']</text:p>
      <text:p text:style-name="P4">
Category: News</text:p>
      <!--METADATA-->
      <text:p text:style-name="P4">
<draw:frame draw:style-name="fr1" draw:name="Image271" text:anchor-type="as-char" svg:width="6.9236in" svg:height="4.615733in" draw:z-index="0">
<draw:image xlink:href="../Images/AРМІЯINFORM/2023-06-21T36-00-00-04-00/photo_5226511300270606912_y.jpg" xlink:type="simple" xlink:show="embed" xlink:actuate="onLoad" draw:mime-type="image/jpeg"/>
</draw:frame>
</text:p>
      <text:p text:style-name="P4">
На Дніпрі у створі поста «Херсон» спостерігається поступове зниження рівняводи та перевищує норму на 0,25 м (з початку доби рівень знизився на 1 см). Уцьому регіоні підтоплено 3 населених пункти (595 будинків) на правому березірічки Дніпро. На тимчасово окупованій — 17 населених пунктів.</text:p>
      <text:p text:style-name="P4">
Про це <text:a xlink:type="simple" xlink:href="https://t.me/shtab_kakhovska_hes/1077" text:style-name="Internet_20_link" text:visited-style-name="Visited_20_Internet_20_Link">
повідомляє</text:a>
 Штаб з ліквідаціїнаслідків підриву Каховської ГЕС.</text:p>
      <text:p text:style-name="P4">
Минулої доби рятувальники ДСНС відкачали понад 18,3 тис. тонни води з 223підвалів та будинків. Від початку робіт — понад 182,3 тис. тонни з 795будинків та підвалів.</text:p>
      <text:p text:style-name="P4">
Підрозділи ДСНС продовжують роботи з відкачування води в 9 населених пунктахта підвіз води. Відкачано 250 м.куб води з 12 домоволодінь. Усього з початкуробіт відкачано 2 тис. 933 м.куб. води з 171 домоволодіння. Також фахівці ДСНСзадіяли цистерну аварійно-рятувального загону спеціального призначення, задопомогою якої заповнено резервуари у Снігурівці.</text:p>
      <text:p text:style-name="P4">
Source: <text:a xlink:type="simple" xlink:href="https://armyinform.com.ua/2023/06/21/vnaslidok-pidryvu-kahovskoyi-ges-na-hersonshhyni-zalyshayutsya-pidtoplenymy-20-naselenyh-punktiv/" text:style-name="Internet_20_link" text:visited-style-name="Visited_20_Internet_20_Link">
https://armyinform.com.ua/2023/06/21/vnaslidok-pidryvu-kahovskoyi-ges-na-hersonshhyni-zalyshayutsya-pidtoplenymy-20-naselenyh-punktiv/</text:a>
</text:p>
      <!--NEWS-->
      <text:h text:style-name="P10" text:outline-level="1">
<text:span text:style-name="T4">
Верховний суд визначив суму одноразової грошової допомоги для ветеранів війни за 2022 рік</text:span>
</text:h>
      <text:p text:style-name="P4">
Author: ['Ігор Березинський']</text:p>
      <text:p text:style-name="P4">
Time: 2023-06-21T38:00:00-04:00</text:p>
      <text:p text:style-name="P4">
Description: Відповідне рішення було прийнято Верховним Судом у складі Судової палати з розгляду с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ol_9938-groshi-1536x1024-1.jpg" text:style-name="Internet_20_link" text:visited-style-name="Visited_20_Internet_20_Link">
sol_9938-groshi-1536x1024-1.jpg</text:a>
']</text:p>
      <text:p text:style-name="P4">
Tags: ['СОЦІАЛЬНИЙ ЗАХИСТ']</text:p>
      <text:p text:style-name="P4">
Category: News</text:p>
      <!--METADATA-->
      <text:p text:style-name="P4">
<draw:frame draw:style-name="fr1" draw:name="Image272" text:anchor-type="as-char" svg:width="6.9236in" svg:height="4.615733in" draw:z-index="0">
<draw:image xlink:href="../Images/AРМІЯINFORM/2023-06-21T38-00-00-04-00/sol_9938-groshi-1536x1024-1.jpg" xlink:type="simple" xlink:show="embed" xlink:actuate="onLoad" draw:mime-type="image/jpeg"/>
</draw:frame>
 Фото ілюстративне</text:p>
      <text:p text:style-name="P4">
Відповідне рішення було<text:a xlink:type="simple" xlink:href="https://reyestr.court.gov.ua/Review/111536574" text:style-name="Internet_20_link" text:visited-style-name="Visited_20_Internet_20_Link">
прийнято</text:a>
 Верховним Судом ускладі Судової палати з розгляду справ щодо захисту соціальних правКасаційного адміністративного суду 13.06.2023 року (справа № 560/8064/22).</text:p>
      <text:p text:style-name="P4">
Так, вищезгадана колегія суддів, переглядаючи таку справу в касаційномупорядку відносно ветерана війни — особи з інвалідністю ІІ групи внаслідоквійни, дійшла висновку, що положення статті 13 Закону України «Про статусветеранів війни, гарантії їх соціального захисту» необхідно застосовувати щодовиплати у розмірі 8 мінімальних пенсій за віком для даної категорії ветеранів.</text:p>
      <text:p text:style-name="P4">
Судова палата під час ухвалення рішення звернула увагу на те, що реалізаціяправа на соціальний захист осіб, які перебувають на службі у ЗСУ та іншихвійськових формуваннях, а також членів їхніх сімей потребує запровадженнямеханізмів забезпечення їх державної підтримки. При цьому головну роль вобороні України відіграють саме Збройні Сили України та інші військовіформування, які своєю мужньою боротьбою здійснюють ефективний захистУкраїнської держави та Українського народу. Відтак усебічна підтримкавійськовослужбовців та ветеранів війни є найвищим державним інтересом і однієюз найбільш захищених конституційних цінностей України.</text:p>
      <text:p text:style-name="P4">
Відповідна постанова суду касаційної інстанції набирає законної сили з дати їїухвалення та не може бути оскаржена.</text:p>
      <text:p text:style-name="P4">
Раніше Велика Палата Верховного Суду вже розглядала аналогічну справу щодовиплати одноразової грошової допомоги до 5 травня за 2020 рік. Під часрозгляду судді акцентували увагу на тому, що на момент отримання спірноїразової грошової допомоги до 5 травня слід керуватися вимогами Закону України«Про статус ветеранів війни, гарантії їх соціального захисту», що передбачаєвиплату такої допомоги для учасників бойових дій у розмірі 5 мінімальнихпенсій за віком, інвалідам війни 1 групи — 10 мінімальних пенсій за віком, 2групи — 8 мінімальних пенсій за віком, 3 групи — 7 мінімальних пенсій завіком.</text:p>
      <text:p text:style-name="P4">
Отже, цьогорічним рішенням Верховний Суд підтвердив те, що одноразова грошовадопомога до 5 травня за 2022 рік повинна виплачуватися відповідно до розмірівмінімальних пенсій за віком, навіть в умовах воєнного стану.</text:p>
      <text:p text:style-name="P4">
Source: <text:a xlink:type="simple" xlink:href="https://armyinform.com.ua/2023/06/21/verhovnyj-sud-vyznachyv-sumu-odnorazovoyi-groshovoyi-dopomogy-dlya-veteraniv-vijny-za-2022-rik/" text:style-name="Internet_20_link" text:visited-style-name="Visited_20_Internet_20_Link">
https://armyinform.com.ua/2023/06/21/verhovnyj-sud-vyznachyv-sumu-odnorazovoyi-groshovoyi-dopomogy-dlya-veteraniv-vijny-za-2022-rik/</text:a>
</text:p>
      <!--NEWS-->
      <text:h text:style-name="P10" text:outline-level="1">
<text:span text:style-name="T4">
У Москві знайшли мертвим одного із творців радянської термоядерної бомби - ЗМІ</text:span>
</text:h>
      <text:p text:style-name="P4">
Authors: Ukrinform (Person)</text:p>
      <text:p text:style-name="P4">
Publisher: Укринформ (Organization)</text:p>
      <text:p text:style-name="P4">
Published Time: 2023-06-21T3:04:00+03:00</text:p>
      <text:p text:style-name="P4">
Modified Time: 2023-06-21T22:04:00+03:00</text:p>
      <text:p text:style-name="P4">
Description: У центрі Москви знайшли мертвим 92-річного фізика-ядерника Григорія Клінішова - одного з творців першої радянської двоступеневої термоядерної бомби РДС-37. — Укрінформ.</text:p>
      <text:p text:style-name="P4">
Images: ['<text:a xlink:type="simple" xlink:href="https://static.ukrinform.com/photos/2023_06/thumb_files/630_360_1687373884-527.jpg" text:style-name="Internet_20_link" text:visited-style-name="Visited_20_Internet_20_Link">
630_360_16873...</text:a>
']</text:p>
      <text:p text:style-name="P4">
Tags: ['Москва', 'Смерть', 'Ядерна зброя', 'Росія']</text:p>
      <text:p text:style-name="P4">
Type: Article</text:p>
      <!--METADATA-->
      <text:p text:style-name="P4">
<draw:frame draw:style-name="fr1" draw:name="Image273" text:anchor-type="as-char" svg:width="6.9236in" svg:height="3.956343in" draw:z-index="0">
<draw:image xlink:href="../Images/yкринформ/2023-06-21T3-04-00-03-00/630_360_1687373884-527.jpg" xlink:type="simple" xlink:show="embed" xlink:actuate="onLoad" draw:mime-type="image/jpeg"/>
</draw:frame>
 У центріМоскви знайшли мертвим 92-річного фізика-ядерника Григорія Клінішова - одногоз творців першої радянської двоступеневої термоядерної бомби РДС-37.</text:p>
      <text:p text:style-name="P4">
Як передає Укрінформ, про це повідомляє <text:a xlink:type="simple" xlink:href="https://meduza.io/news/2023/06/21/v-moskve-pokonchil-s-soboy-odin-iz-sozdateley-sovetskoy-termoyadernoy-bomby-rds-37-grigoriy-klinishov" text:style-name="Internet_20_link" text:visited-style-name="Visited_20_Internet_20_Link">
 Медуза</text:a>
 .</text:p>
      <text:p text:style-name="P4">
"В екстрених службах заявили, що учений вчинив <text:a xlink:type="simple" xlink:href="https://www.ukrinform.ua/tag-samogubstvo" text:style-name="Internet_20_link" text:visited-style-name="Visited_20_Internet_20_Link">
 самогубство</text:a>
 . Клінішов залишив передсмертнузаписку, в якій попрощався з близькими", - йдеться в повідомленні.</text:p>
      <text:p text:style-name="P4">
Зазначається, що тіло фізика ще 17 червня у квартирі виявили його родичі.</text:p>
      <text:p text:style-name="P4">
Випробування термоядерної бомби РДС-37 відбулося 22 листопада 1955 року наСемипалатинському полігоні.</text:p>
      <text:p text:style-name="P4">
<text:span text:style-name="T4">
Читайте також:</text:span>
 <text:a xlink:type="simple" xlink:href="https://www.ukrinform.ua/rubric-world/3710640-u-rosii-rozrobnikiv-giperzvukovih-raket-arestuvali-za-derzzradu.html" text:style-name="Internet_20_link" text:visited-style-name="Visited_20_Internet_20_Link">
 У <text:span text:style-name="T4">
Росії</text:span>
 <text:span text:style-name="T4">
розробників</text:span>
 <text:span text:style-name="T4">
гіперзвукових</text:span>
 <text:span text:style-name="T4">
ракет</text:span>
<text:span text:style-name="T4">
арештували</text:span>
 за <text:span text:style-name="T4">
держзраду</text:span>
 </text:a>
</text:p>
      <text:p text:style-name="P4">
Тоді через ударну хвилю було пошкоджено будівлі в 59 населених пунктах, акілька десятків людей отримали травми.</text:p>
      <text:p text:style-name="P4">
Григорій Клінішов не тільки брав участь у створенні РДС-37, але також розробивкілька типів термоядерних зарядів бомб наступних поколінь.</text:p>
      <text:p text:style-name="P4">
Source: <text:a xlink:type="simple" xlink:href="https://www.ukrinform.ua/rubric-world/3726012-u-moskvi-znajsli-mertvim-odnogo-iz-tvorciv-radanskoi-termoadernoi-bombi-zmi.html" text:style-name="Internet_20_link" text:visited-style-name="Visited_20_Internet_20_Link">
https://www.ukrinform.ua/rubric-world/3726012-u-moskvi-znajsli-mertvim-odnogo-iz-tvorciv-radanskoi-termoadernoi-bombi-zmi.html</text:a>
</text:p>
      <!--NEWS-->
      <text:h text:style-name="P10" text:outline-level="1">
<text:span text:style-name="T4">
Ваша перемога у змаганнях надихає воїнів на фронті: Президент привітав спортсменів — учасників III Європейських ігор</text:span>
</text:h>
      <text:p text:style-name="P4">
Author: ['АРМІЯINFORM']</text:p>
      <text:p text:style-name="P4">
Time: 2023-06-21T40:00:00-04:00</text:p>
      <text:p text:style-name="P4">
Description: Сьогодні в Кракові розпочались ІІІ Європейські ігри. Від України вирушила спортив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10-1.jpg" text:style-name="Internet_20_link" text:visited-style-name="Visited_20_Internet_20_Link">
f10-1.jpg</text:a>
']</text:p>
      <text:p text:style-name="P4">
Tags: ['III\xa0ЄВРОПЕЙСЬКІ ІГРИ', 'АРМІЙСЬКІ СПОРТСМЕНИ', 'ВОЛОДИМИР ЗЕЛЕНСЬКИЙ', 'КРАКОВ']</text:p>
      <text:p text:style-name="P4">
Category: News</text:p>
      <!--METADATA-->
      <text:p text:style-name="P4">
<draw:frame draw:style-name="fr1" draw:name="Image274" text:anchor-type="as-char" svg:width="6.9236in" svg:height="4.690181in" draw:z-index="0">
<draw:image xlink:href="../Images/AРМІЯINFORM/2023-06-21T40-00-00-04-00/f10-1.jpg" xlink:type="simple" xlink:show="embed" xlink:actuate="onLoad" draw:mime-type="image/jpeg"/>
</draw:frame>
Ілюстративне фото</text:p>
      <text:p text:style-name="P4">
<text:span text:style-name="T4">
Сьогодні вКракові<text:a xlink:type="simple" xlink:href="https://armyinform.com.ua/2023/06/19/88-armijskyh-sportsmeniv-u-skladi-naczionalnoyi-zbirnoyi-vizmut-uchast-v-yevropejskyh-igrah-u-polshhi/" text:style-name="Internet_20_link" text:visited-style-name="Visited_20_Internet_20_Link">
розпочались</text:a>
 ІІІ Європейські ігри. Від України вирушила спортивнаделегація з 260 спортсменів, третина з яких — армійці.</text:span>
</text:p>
      <text:p text:style-name="P4">
Армійські спортсмени будуть представлені у 15 видах спорту: бокс, маунтенбайк— велогонки бездоріжжям, стрільба кульова, веслування на байдарках і каное,дзюдо, карате, скелелазіння, стрибки у воду, стрільба з лука, стрільбастендова, сучасне п'ятиборство, тріатлон, тейквондо, фехтування та легкаатлетика.</text:p>
      <text:p text:style-name="P4">
З нагоди старту III Європейських ігор Президент України Володимир Зеленський<text:a xlink:type="simple" xlink:href="https://www.president.gov.ua/news/vitannya-prezidenta-ukrayini-sportsmenam-nacionalnoyi-zbirno-83689" text:style-name="Internet_20_link" text:visited-style-name="Visited_20_Internet_20_Link">
привітав</text:a>
 спортсменів національної збірноїкоманди України:</text:p>
      <text:p text:style-name="P4">
«Надзвичайно приємно вітати вас напередодні важливої спортивної події — участіукраїнських спортсменів у III Європейських іграх у місті Кракові.</text:p>
      <text:p text:style-name="P4">
Наша країна вже понад рік веде важку боротьбу проти російських загарбників.</text:p>
      <text:p text:style-name="P4">
Ми захищаємо свою свободу і демократію, захищаємо життя, наші цінності таідеали, що також лежать і в основі Олімпізму, — гармонію і всебічний розвитоклюдини, взаємоповагу, утвердження миру між державами і народами.</text:p>
      <text:p text:style-name="P4">
Нині вам випала честь представляти Україну на міжнародній арені. Щиро бажаюкожному реалізувати свої можливості, виправдати мрії та сподівання українськихприхильників спорту.</text:p>
      <text:p text:style-name="P4">
Знайте, що кожна ваша перемога у змаганнях згуртовує та консолідує усіх нас уборотьбі з ворогом, надихає воїнів на фронті, дає нашій молоді надію намайбутнє.</text:p>
      <text:p text:style-name="P4">
Віри, фізичної міці та спортивної удачі усім вам.</text:p>
      <text:p text:style-name="P4">
У добру путь до перемог!</text:p>
      <text:p text:style-name="P4">
Слава Україні!»</text:p>
      <text:p text:style-name="P4">
Source: <text:a xlink:type="simple" xlink:href="https://armyinform.com.ua/2023/06/21/vasha-peremoga-u-zmagannyah-nadyhaye-voyiniv-na-fronti-prezydent-pryvitav-sportsmeniv-uchasnykiv-iii-yevropejskyh-igor/" text:style-name="Internet_20_link" text:visited-style-name="Visited_20_Internet_20_Link">
https://armyinform.com.ua/2023/06/21/vasha-peremoga-u-zmagannyah-nadyhaye-voyiniv-na-fronti-prezydent-pryvitav-sportsmeniv-uchasnykiv-iii-yevropejskyh-igor/</text:a>
</text:p>
      <!--NEWS-->
      <text:h text:style-name="P10" text:outline-level="1">
<text:span text:style-name="T4">
Ганна Маляр: На напрямку Білогорівка — Шипилівка наші військові закріплюються на досягнутих рубежах</text:span>
</text:h>
      <text:p text:style-name="P4">
Author: ['АРМІЯINFORM']</text:p>
      <text:p text:style-name="P4">
Time: 2023-06-21T42:00:00-04:00</text:p>
      <text:p text:style-name="P4">
Description: Сили оборони України продовжують ведення  наступальних дій на Мелітопольс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48.jpg" text:style-name="Internet_20_link" text:visited-style-name="Visited_20_Internet_20_Link">
photo_2022-12-15_12-35-48.jpg</text:a>
']</text:p>
      <text:p text:style-name="P4">
Tags: ['АГРЕСІЯ РФ', 'ВТОРГНЕННЯ РФ', 'ГАННА МАЛЯР']</text:p>
      <text:p text:style-name="P4">
Category: News</text:p>
      <!--METADATA-->
      <text:p text:style-name="P4">
<draw:frame draw:style-name="fr1" draw:name="Image275" text:anchor-type="as-char" svg:width="6.9236in" svg:height="4.615733in" draw:z-index="0">
<draw:image xlink:href="../Images/AРМІЯINFORM/2023-06-21T42-00-00-04-00/photo_2022-12-15_12-35-48.jpg" xlink:type="simple" xlink:show="embed" xlink:actuate="onLoad" draw:mime-type="image/jpeg"/>
</draw:frame>
 Заступник Міністраоборони Ганна Маляр. Фото Дмитра Юрченка.</text:p>
      <text:p text:style-name="P4">
Сили оборони України продовжують ведення наступальних дій на Мелітопольськомута Бердянському напрямках. Протягом минулої доби мали частковий успіх,закріплювались на досягнутих рубежах та вирівнювали лінію фронту.</text:p>
      <text:p text:style-name="P4">
Про це <text:a xlink:type="simple" xlink:href="https://t.me/annamaliar/864" text:style-name="Internet_20_link" text:visited-style-name="Visited_20_Internet_20_Link">
написала</text:a>
 заступник Міністра оборониУкраїни Ганна Маляр у телеграм-каналі.</text:p>
      <text:p text:style-name="P4">
«На сході наші оборонці продовжують стримувати масштабний наступ російськихвійськ на Лиманському та Бахмутському напрямках. Особливо важкі бої триваютьна Лиманському напрямку в районах Ямполівка та Серебрянське лісництвоДонецької області. На напрямку Білогорівка — Шипилівка, наші війська велинаступальні дії, мали частковий успіх. Зараз закріплюються на досягнутихрубежах», — зазначила Ганна Маляр.</text:p>
      <text:p text:style-name="P4">
З її слів, схід залишається основним напрямком наступу противника. Мета —вийти на кордони Донецької та Луганської областей.</text:p>
      <text:p text:style-name="P4">
«Поблизу Бахмута ситуація незмінна, щодня відбуваються по декілька бойовихзіткнень, лінія стабільна. Загалом на сході наші війська міцно тримаютьпозиції, відбиваючи постійні ворожі атаки та завдаючи окупанту максимальнихвтрат», — поінформувала заступник Міністра оборони України Ганна Маляр.</text:p>
      <text:p text:style-name="P4">
Source: <text:a xlink:type="simple" xlink:href="https://armyinform.com.ua/2023/06/21/ganna-malyar-na-napryamku-bilogorivka-shypylivka-nashi-vijskovi-zakriplyuyutsya-na-dosyagnutyh-rubezhah/" text:style-name="Internet_20_link" text:visited-style-name="Visited_20_Internet_20_Link">
https://armyinform.com.ua/2023/06/21/ganna-malyar-na-napryamku-bilogorivka-shypylivka-nashi-vijskovi-zakriplyuyutsya-na-dosyagnutyh-rubezhah/</text:a>
</text:p>
      <!--NEWS-->
      <text:h text:style-name="P10" text:outline-level="1">
<text:span text:style-name="T4">
«Понівечене дитинство» — фільм про примусову депортацію та русифікацію українських дітей</text:span>
</text:h>
      <text:p text:style-name="P4">
Author: ['Яна Задубінна']</text:p>
      <text:p text:style-name="P4">
Time: 2023-06-21T44:00:00-04:00</text:p>
      <text:p text:style-name="P4">
Description: Вийшов документальний фільм про примусову депортацію та русифікацію українських ді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41.jpg" text:style-name="Internet_20_link" text:visited-style-name="Visited_20_Internet_20_Link">
golovna-41.jpg</text:a>
', '<text:a xlink:type="simple" xlink:href="https://armyinform.com.ua/wp-content/uploads/2023/06/foto_dity.jpg" text:style-name="Internet_20_link" text:visited-style-name="Visited_20_Internet_20_Link">
foto_dity.jpg</text:a>
']</text:p>
      <text:p text:style-name="P4">
Tags: ['ВТОРГНЕННЯ РФ', 'ДІТИ ВІЙНИ']</text:p>
      <text:p text:style-name="P4">
Category: News</text:p>
      <!--METADATA-->
      <text:p text:style-name="P4">
<draw:frame draw:style-name="fr1" draw:name="Image276" text:anchor-type="as-char" svg:width="6.9236in" svg:height="3.894525in" draw:z-index="0">
<draw:image xlink:href="../Images/AРМІЯINFORM/2023-06-21T44-00-00-04-00/golovna-41.jpg" xlink:type="simple" xlink:show="embed" xlink:actuate="onLoad" draw:mime-type="image/jpeg"/>
</draw:frame>
</text:p>
      <text:p text:style-name="P4">
Вийшов документальний фільм про примусову депортацію та русифікаціюукраїнських дітей «Понівечене дитинство». Проєкт створила команда українськогомедіа online.ua у 2023 році до Дня захисту дітей.</text:p>
      <text:p text:style-name="P4">
У ньому діти та їхні батьки розповіли команді online.ua власні історії. Деякігерої потрапили у полон, когось примусово вивезли в оздоровчий табір, а іншихрозлучили з батьками під час так званих фільтраційних заходів. У цих «таборах»росіяни зазвичай займаються русифікацією дітей, забороняючи говоритиукраїнською та телефонувати додому.</text:p>
      <text:p text:style-name="P4">
З початку широкомасштабного вторгнення росія незаконно вивезла понад 19 тисячукраїнських дітей, наразі повернути до власних домівок вдалося майже 400.</text:p>
      <text:p text:style-name="P4">
«Це дослідження поточної ситуації та доказова база щодо викрадення українськихдітей росією з тимчасово окупованих територій України. У фільмі діти та їхнібатьки розповіли власні історії. Хтось із них був у полоні, когось примусововивезли в оздоровчий табір, когось розлучили з батьками під час так званихфільтраційних заходів. Проєкт „Понівечене дитинство“ документує свідченнядітей про воєнні злочини рф проти українського народу», — зазначили засновникипроєкту.</text:p>
      <text:p text:style-name="P4">
<draw:frame draw:style-name="fr1" draw:name="Image277" text:anchor-type="as-char" svg:width="6.9236in" svg:height="3.121029in" draw:z-index="0">
<draw:image xlink:href="../Images/AРМІЯINFORM/2023-06-21T44-00-00-04-00/foto_dity.jpg" xlink:type="simple" xlink:show="embed" xlink:actuate="onLoad" draw:mime-type="image/jpeg"/>
</draw:frame>
</text:p>
      <text:p text:style-name="P4">
Показані у фільмі історії ілюструють те, що викрадення росією дітей з Україниє чітко спланованим та добре організованим процесом за типовими сценаріями:обман або вбивство батьків, викрадення сиріт, депортація під приводомоздоровлення та фільтраційні табори.</text:p>
      <text:p text:style-name="P4">
«Порції були дуже маленькі, більшість не могла цим наїстись, а котлети, наче звідходів. Після них ставало дуже погано та починало нудити, безпечніше булонічого не їсти…» — розповідають врятовані діти.</text:p>
      <text:p text:style-name="P4">
Фільм доступний <text:a xlink:type="simple" xlink:href="https://www.youtube.com/watch" text:style-name="Internet_20_link" text:visited-style-name="Visited_20_Internet_20_Link">
українською</text:a>
 та<text:a xlink:type="simple" xlink:href="https://www.youtube.com/watch" text:style-name="Internet_20_link" text:visited-style-name="Visited_20_Internet_20_Link">
англійською</text:a>
 мовами.</text:p>
      <text:p text:style-name="P4">
Source: <text:a xlink:type="simple" xlink:href="https://armyinform.com.ua/2023/06/21/ponivechene-dytynstvo-film-pro-prymusovu-deportacziyu-ta-rusyfikacziyu-ukrayinskyh-ditej/" text:style-name="Internet_20_link" text:visited-style-name="Visited_20_Internet_20_Link">
https://armyinform.com.ua/2023/06/21/ponivechene-dytynstvo-film-pro-prymusovu-deportacziyu-ta-rusyfikacziyu-ukrayinskyh-ditej/</text:a>
</text:p>
      <!--NEWS-->
      <text:h text:style-name="P10" text:outline-level="1">
<text:span text:style-name="T4">
Національний університет оборони України отримав Бойовий Прапор</text:span>
</text:h>
      <text:p text:style-name="P4">
Author: ['АРМІЯINFORM']</text:p>
      <text:p text:style-name="P4">
Time: 2023-06-21T46:00:00-04:00</text:p>
      <text:p text:style-name="P4">
Description: У Національному університеті оборони України (НУОУ) відбувся захід, під час якого перш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662973_640792604746687_6521103263611019014_n.jpg" text:style-name="Internet_20_link" text:visited-style-name="Visited_20_Internet_20_Link">
355662973_640792604746687_6521103263611019014_n.jpg</text:a>
', '<text:a xlink:type="simple" xlink:href="https://armyinform.com.ua/wp-content/uploads/2023/06/355487829_640792578080023_526740382305744000_n-e1687336363247-150x150.jpg" text:style-name="Internet_20_link" text:visited-style-name="Visited_20_Internet_20_Link">
355487829_640792578080023_526740382305744000_n-e1687336363247-150x150.jpg</text:a>
', '<text:a xlink:type="simple" xlink:href="https://armyinform.com.ua/wp-content/uploads/2023/06/355609098_640792591413355_5125391310278845781_n-150x150.jpg" text:style-name="Internet_20_link" text:visited-style-name="Visited_20_Internet_20_Link">
355609098_640792591413355_5125391310278845781_n-150x150.jpg</text:a>
', '<text:a xlink:type="simple" xlink:href="https://armyinform.com.ua/wp-content/uploads/2023/06/355124007_640800758079205_2074272961423757336_n-150x150.jpg" text:style-name="Internet_20_link" text:visited-style-name="Visited_20_Internet_20_Link">
355124007_640800758079205_2074272961423757336_n-150x150.jpg</text:a>
', '<text:a xlink:type="simple" xlink:href="https://armyinform.com.ua/wp-content/uploads/2023/06/355277321_640792874746660_2800721107925628974_n-150x150.jpg" text:style-name="Internet_20_link" text:visited-style-name="Visited_20_Internet_20_Link">
355277321_640792874746660_2800721107925628974_n-150x150.jpg</text:a>
', '<text:a xlink:type="simple" xlink:href="https://armyinform.com.ua/wp-content/uploads/2023/06/352399099_640792904746657_8074630699984237429_n-150x150.jpg" text:style-name="Internet_20_link" text:visited-style-name="Visited_20_Internet_20_Link">
352399099_640792904746657_8074630699984237429_n-150x150.jpg</text:a>
', '<text:a xlink:type="simple" xlink:href="https://armyinform.com.ua/wp-content/uploads/2023/06/355677451_640792781413336_8225873240738717759_n-150x150.jpg" text:style-name="Internet_20_link" text:visited-style-name="Visited_20_Internet_20_Link">
355677451_640792781413336_8225873240738717759_n-150x150.jpg</text:a>
']</text:p>
      <text:p text:style-name="P4">
Tags: ['БОЙОВИЙ ПРАПОР', 'МИХАЙЛО КОВАЛЬ', 'НАЦІОНАЛЬНИЙ УНІВЕРСИТЕТ ОБОРОНИ УКРАЇНИ', 'ОЛЕКСАНДР ПАВЛЮК']</text:p>
      <text:p text:style-name="P4">
Category: News</text:p>
      <!--METADATA-->
      <text:p text:style-name="P4">
<draw:frame draw:style-name="fr1" draw:name="Image278" text:anchor-type="as-char" svg:width="6.9236in" svg:height="4.186193in" draw:z-index="0">
<draw:image xlink:href="../Images/AРМІЯINFORM/2023-06-21T46-00-00-04-00/355662973_640792604746687_6521103263611019014_n.jpg" xlink:type="simple" xlink:show="embed" xlink:actuate="onLoad" draw:mime-type="image/jpeg"/>
</draw:frame>
</text:p>
      <text:p text:style-name="P4">
У Національному університеті оборони України (НУОУ) відбувся захід, під часякого перший заступник Міністра оборони України генерал-лейтенант ОлександрПавлюк виголосив Почесну Грамоту Президента України та вручив Бойовий Прапорначальнику Національного університету оборони України генерал-полковникуМихайлу Ковалю.</text:p>
      <text:p text:style-name="P4">
Про це <text:a xlink:type="simple" xlink:href="https://nuou.org.ua/u/news/naczonalnij-unversitet-oboroni-ukrani-otrimav-bojovij-prapor!.html" text:style-name="Internet_20_link" text:visited-style-name="Visited_20_Internet_20_Link">
повідомляє</text:a>
 пресслужба Національного університетуоборони України.</text:p>
      <text:p text:style-name="P4">
Генерал-лейтенант Олександр Павлюк висловив вдячність від імені Міністраоборони України та військового керівництва держави командуванню та численномуколективу провідного вищого військового навчального закладу за сумліннубагаторічну діяльність з підготовки висококваліфікованих військових фахівців,офіцерів-лідерів для Збройних Сил України та інших структур Сил безпеки таоборони.</text:p>
      <text:p text:style-name="P4">
<text:a xlink:type="simple" xlink:href="https://armyinform.com.ua/wp-content/uploads/2023/06/355487829_640792578080023_526740382305744000_n-e1687336363247.jpg" text:style-name="Internet_20_link" text:visited-style-name="Visited_20_Internet_20_Link">
<draw:frame draw:style-name="fr1" draw:name="Image279" text:anchor-type="as-char" svg:width="6.9236in" svg:height="6.9236in" draw:z-index="0">
<draw:image xlink:href="../Images/AРМІЯINFORM/2023-06-21T46-00-00-04-00/355487829_640792578080023_526740382305744000_n-e1687336363247-150x150.jpg" xlink:type="simple" xlink:show="embed" xlink:actuate="onLoad" draw:mime-type="image/jpeg"/>
</draw:frame>
</text:a>
</text:p>
      <text:p text:style-name="P4">
<text:a xlink:type="simple" xlink:href="https://armyinform.com.ua/wp-content/uploads/2023/06/355609098_640792591413355_5125391310278845781_n.jpg" text:style-name="Internet_20_link" text:visited-style-name="Visited_20_Internet_20_Link">
<draw:frame draw:style-name="fr1" draw:name="Image280" text:anchor-type="as-char" svg:width="6.9236in" svg:height="6.9236in" draw:z-index="0">
<draw:image xlink:href="../Images/AРМІЯINFORM/2023-06-21T46-00-00-04-00/355609098_640792591413355_5125391310278845781_n-150x150.jpg" xlink:type="simple" xlink:show="embed" xlink:actuate="onLoad" draw:mime-type="image/jpeg"/>
</draw:frame>
</text:a>
</text:p>
      <text:p text:style-name="P4">
<text:a xlink:type="simple" xlink:href="https://armyinform.com.ua/wp-content/uploads/2023/06/355124007_640800758079205_2074272961423757336_n.jpg" text:style-name="Internet_20_link" text:visited-style-name="Visited_20_Internet_20_Link">
<draw:frame draw:style-name="fr1" draw:name="Image281" text:anchor-type="as-char" svg:width="6.9236in" svg:height="6.9236in" draw:z-index="0">
<draw:image xlink:href="../Images/AРМІЯINFORM/2023-06-21T46-00-00-04-00/355124007_640800758079205_2074272961423757336_n-150x150.jpg" xlink:type="simple" xlink:show="embed" xlink:actuate="onLoad" draw:mime-type="image/jpeg"/>
</draw:frame>
</text:a>
</text:p>
      <text:p text:style-name="P4">
<text:a xlink:type="simple" xlink:href="https://armyinform.com.ua/wp-content/uploads/2023/06/355277321_640792874746660_2800721107925628974_n.jpg" text:style-name="Internet_20_link" text:visited-style-name="Visited_20_Internet_20_Link">
<draw:frame draw:style-name="fr1" draw:name="Image282" text:anchor-type="as-char" svg:width="6.9236in" svg:height="6.9236in" draw:z-index="0">
<draw:image xlink:href="../Images/AРМІЯINFORM/2023-06-21T46-00-00-04-00/355277321_640792874746660_2800721107925628974_n-150x150.jpg" xlink:type="simple" xlink:show="embed" xlink:actuate="onLoad" draw:mime-type="image/jpeg"/>
</draw:frame>
</text:a>
</text:p>
      <text:p text:style-name="P4">
<text:a xlink:type="simple" xlink:href="https://armyinform.com.ua/wp-content/uploads/2023/06/352399099_640792904746657_8074630699984237429_n.jpg" text:style-name="Internet_20_link" text:visited-style-name="Visited_20_Internet_20_Link">
<draw:frame draw:style-name="fr1" draw:name="Image283" text:anchor-type="as-char" svg:width="6.9236in" svg:height="6.9236in" draw:z-index="0">
<draw:image xlink:href="../Images/AРМІЯINFORM/2023-06-21T46-00-00-04-00/352399099_640792904746657_8074630699984237429_n-150x150.jpg" xlink:type="simple" xlink:show="embed" xlink:actuate="onLoad" draw:mime-type="image/jpeg"/>
</draw:frame>
</text:a>
</text:p>
      <text:p text:style-name="P4">
<text:a xlink:type="simple" xlink:href="https://armyinform.com.ua/wp-content/uploads/2023/06/355677451_640792781413336_8225873240738717759_n.jpg" text:style-name="Internet_20_link" text:visited-style-name="Visited_20_Internet_20_Link">
<draw:frame draw:style-name="fr1" draw:name="Image284" text:anchor-type="as-char" svg:width="6.9236in" svg:height="6.9236in" draw:z-index="0">
<draw:image xlink:href="../Images/AРМІЯINFORM/2023-06-21T46-00-00-04-00/355677451_640792781413336_8225873240738717759_n-150x150.jpg" xlink:type="simple" xlink:show="embed" xlink:actuate="onLoad" draw:mime-type="image/jpeg"/>
</draw:frame>
</text:a>
</text:p>
      <text:p text:style-name="P4">
Варто наголосити, що за роки діяльності у стінах університету підготовленопонад 13 тисяч професіоналів військової справи. Загалом з початку російсько-української війни 68 його випускників та слухачів відзначені званням «ГеройУкраїни».</text:p>
      <text:p text:style-name="P4">
Знаменно, що університет удостоївся Бойового Прапора саме до Дня Національногоуніверситету оборони України. З цієї нагоди представники навчального закладуотримали заохочувальні відзнаки та нагороди від Міністерства оборони України,Головнокомандувача ЗС України та начальника Національного університету оборониУкраїни.</text:p>
      <text:p text:style-name="P4">
Source: <text:a xlink:type="simple" xlink:href="https://armyinform.com.ua/2023/06/21/naczionalnyj-universytet-oborony-ukrayiny-otrymav-bojovyj-prapor/" text:style-name="Internet_20_link" text:visited-style-name="Visited_20_Internet_20_Link">
https://armyinform.com.ua/2023/06/21/naczionalnyj-universytet-oborony-ukrayiny-otrymav-bojovyj-prapor/</text:a>
</text:p>
      <!--NEWS-->
      <text:h text:style-name="P10" text:outline-level="1">
<text:span text:style-name="T4">
росія вивела в Чорне море носій ракет «Калібр»</text:span>
</text:h>
      <text:p text:style-name="P4">
Author: ['АРМІЯINFORM']</text:p>
      <text:p text:style-name="P4">
Time: 2023-06-21T48:00:00-04:00</text:p>
      <text:p text:style-name="P4">
Description: Станом на ранок 21 червня росія вивела на бойове чергування у Чорне море один ракетоно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МОРЕ']</text:p>
      <text:p text:style-name="P4">
Category: News</text:p>
      <!--METADATA-->
      <text:p text:style-name="P4">
<draw:frame draw:style-name="fr1" draw:name="Image285" text:anchor-type="as-char" svg:width="6.9236in" svg:height="4.615733in" draw:z-index="0">
<draw:image xlink:href="../Images/AРМІЯINFORM/2023-06-21T48-00-00-04-00/raketa-kalibr-pusk-chorne-more.jpg" xlink:type="simple" xlink:show="embed" xlink:actuate="onLoad" draw:mime-type="image/jpeg"/>
</draw:frame>
 Ілюстративне фото</text:p>
      <text:p text:style-name="P4">
Станом на ранок 21 червня росія вивела на бойове чергування у Чорне море одинракетоносій з вісьмома «Калібрами».</text:p>
      <text:p text:style-name="P4">
Про це <text:a xlink:type="simple" xlink:href="https://t.me/ukrainian_navy/3376" text:style-name="Internet_20_link" text:visited-style-name="Visited_20_Internet_20_Link">
повідомляють</text:a>
 Військово-Морські СилиЗСУ.</text:p>
      <text:p text:style-name="P4">
В Азовському морі на чергуванні перебуває один ворожий корабель. УСередземному морі на бойовому чергуванні перебуває до восьми ворожих кораблів,серед яких один носій крилатих ракет «Калібр», загальний залп до 16 ракет.</text:p>
      <text:p text:style-name="P4">
За добу в інтересах рф прохід Керч-Єнікальською протокою здійснили:</text:p>
      <ul>
        <li>
до Азовського моря — 27 суден, з них 11 рухались з протоки Босфор;  * до Чорного моря — 13 суден, з них 10 рухалось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21/armiya-rf-vyvela-v-chorne-more-nosij-raket-kalibr/" text:style-name="Internet_20_link" text:visited-style-name="Visited_20_Internet_20_Link">
https://armyinform.com.ua/2023/06/21/armiya-rf-vyvela-v-chorne-more-nosij-raket-kalibr/</text:a>
</text:p>
      <!--NEWS-->
      <text:h text:style-name="P10" text:outline-level="1">
<text:span text:style-name="T4">
На правобережжі Херсонщини вода відійшла від трьох тисяч осель - голова ОВА</text:span>
</text:h>
      <text:p text:style-name="P4">
Authors: Ukrinform (Person)</text:p>
      <text:p text:style-name="P4">
Publisher: Укринформ (Organization)</text:p>
      <text:p text:style-name="P4">
Published Time: 2023-06-21T4:13:00+03:00</text:p>
      <text:p text:style-name="P4">
Modified Time: 2023-06-21T22:13:00+03:00</text:p>
      <text:p text:style-name="P4">
Description: На правобережжі Херсонщини вода відійшла від трьох тисяч осель. — Укрінформ.</text:p>
      <text:p text:style-name="P4">
Images: ['<text:a xlink:type="simple" xlink:href="https://static.ukrinform.com/photos/2023_06/thumb_files/630_360_1686056975-847.jpg" text:style-name="Internet_20_link" text:visited-style-name="Visited_20_Internet_20_Link">
630_360_16860...</text:a>
']</text:p>
      <text:p text:style-name="P4">
Tags: ['Херсонщина', 'Вода', 'Каховська ГЕС', 'Затоплення']</text:p>
      <text:p text:style-name="P4">
Type: Article</text:p>
      <!--METADATA-->
      <text:p text:style-name="P4">
<draw:frame draw:style-name="fr1" draw:name="Image286" text:anchor-type="as-char" svg:width="6.9236in" svg:height="3.956343in" draw:z-index="0">
<draw:image xlink:href="../Images/yкринформ/2023-06-21T4-13-00-03-00/630_360_1686056975-847.jpg" xlink:type="simple" xlink:show="embed" xlink:actuate="onLoad" draw:mime-type="image/jpeg"/>
</draw:frame>
 Направобережжі Херсонщини вода відійшла від трьох тисяч осель.</text:p>
      <text:p text:style-name="P4">
Про це у <text:a xlink:type="simple" xlink:href="https://t.me/olexandrprokudin/753" text:style-name="Internet_20_link" text:visited-style-name="Visited_20_Internet_20_Link">
 Телеграмі </text:a>
 повідомив головаХерсонської ОВА Олександр Прокудін, передає Укрінформ.</text:p>
      <text:p text:style-name="P4">
"На правобережжі <text:a xlink:type="simple" xlink:href="https://www.ukrinform.ua/tag-hersonsina" text:style-name="Internet_20_link" text:visited-style-name="Visited_20_Internet_20_Link">
 Херсонщини </text:a>
 водавідійшла від понад 3100 осель. Там одразу розпочинають проводитивідновлювальні роботи", - повідомив він.</text:p>
      <text:p text:style-name="P4">
Як повідомляє голова ХОВА, вибухотехніки обстежують території, фахівцілагодять пошкоджені комунікації, комунальники з рятувальниками прибираютьсміття та відкачують воду з затоплених помешкань.</text:p>
      <text:p text:style-name="P4">
За словами Прокудіна, усі працюють на своїх місцях з ранку до пізнього вечора,аби Херсонщина щонайшвидше відновилася після російського теракту.</text:p>
      <text:p text:style-name="P4">
<text:span text:style-name="T4">
Читайте також:</text:span>
 <text:a xlink:type="simple" xlink:href="https://www.ukrinform.ua/rubric-regions/3725989-na-hersonsini-zalisautsa-pidtoplenimi-majze-600-domiv-klimenko.html" text:style-name="Internet_20_link" text:visited-style-name="Visited_20_Internet_20_Link">
 На Херсонщині залишаються підтопленими майже 600<text:span text:style-name="T4">
будинків</text:span>
 – Клименко </text:a>
</text:p>
      <text:p text:style-name="P4">
Як раніше повідомляв Укрінформ, в Каховському водосховищі вода відійшла напонад кілометр від берега, <text:a xlink:type="simple" xlink:href="https://www.ukrinform.ua/rubric-regions/3726010-dnipro-povertaetsa-v-ruslo-v-akomu-vin-buv-70-rokiv-tomu.html" text:style-name="Internet_20_link" text:visited-style-name="Visited_20_Internet_20_Link">
 Дніпро повертається в русло, в якому він був 70років тому </text:a>
 .</text:p>
      <text:p text:style-name="P4">
Як <text:a xlink:type="simple" xlink:href="https://www.ukrinform.ua/rubric-other_news/3723441-pidriv-rosianami-kahovskoi-ges-usi-novini.html" text:style-name="Internet_20_link" text:visited-style-name="Visited_20_Internet_20_Link">
 повідомлялося </text:a>
 , вночі 6червня росіяни підірвали Каховську ГЕС. Дамба зруйнована повністю тавідновленню не підлягає.</text:p>
      <text:p text:style-name="P4">
Source: <text:a xlink:type="simple" xlink:href="https://www.ukrinform.ua/rubric-regions/3726013-na-pravoberezzi-hersonsini-voda-vidijsla-vid-troh-tisac-osel-golova-ova.html" text:style-name="Internet_20_link" text:visited-style-name="Visited_20_Internet_20_Link">
https://www.ukrinform.ua/rubric-regions/3726013-na-pravoberezzi-hersonsini-voda-vidijsla-vid-troh-tisac-osel-golova-ova.html</text:a>
</text:p>
      <!--NEWS-->
      <text:h text:style-name="P10" text:outline-level="1">
<text:span text:style-name="T4">
У Києві відбулася прем’єра фільму «Рашизм. Історія хвороби»</text:span>
</text:h>
      <text:p text:style-name="P4">
Author: ['Світлана Кирган']</text:p>
      <text:p text:style-name="P4">
Time: 2023-06-21T50:00:00-04:00</text:p>
      <text:p text:style-name="P4">
Description: У столиці відбулася прем’єра документального фільму про причини російської агресі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e-foto-2-e1687338902566.jpg" text:style-name="Internet_20_link" text:visited-style-name="Visited_20_Internet_20_Link">
golovne-foto-2-e1687338902566.jpg</text:a>
', '<text:a xlink:type="simple" xlink:href="https://armyinform.com.ua/wp-content/uploads/2023/06/foto-1-12.jpg" text:style-name="Internet_20_link" text:visited-style-name="Visited_20_Internet_20_Link">
foto-1-12.jpg</text:a>
', '<text:a xlink:type="simple" xlink:href="https://armyinform.com.ua/wp-content/uploads/2023/06/foto-2-12.jpg" text:style-name="Internet_20_link" text:visited-style-name="Visited_20_Internet_20_Link">
foto-2-12.jpg</text:a>
', '<text:a xlink:type="simple" xlink:href="https://armyinform.com.ua/wp-content/uploads/2023/06/foto-3-10.jpg" text:style-name="Internet_20_link" text:visited-style-name="Visited_20_Internet_20_Link">
foto-3-10.jpg</text:a>
']</text:p>
      <text:p text:style-name="P4">
Tags: []</text:p>
      <text:p text:style-name="P4">
Category: News</text:p>
      <!--METADATA-->
      <text:p text:style-name="P4">
<draw:frame draw:style-name="fr1" draw:name="Image287" text:anchor-type="as-char" svg:width="6.9236in" svg:height="4.996621in" draw:z-index="0">
<draw:image xlink:href="../Images/AРМІЯINFORM/2023-06-21T50-00-00-04-00/golovne-foto-2-e1687338902566.jpg" xlink:type="simple" xlink:show="embed" xlink:actuate="onLoad" draw:mime-type="image/jpeg"/>
</draw:frame>
</text:p>
      <text:p text:style-name="P4">
У столиці відбулася прем’єра документального фільму про причини російськоїагресії та жорстокості «Рашизм. Історія хвороби».</text:p>
      <text:p text:style-name="P4">
Автором документального фільму став український журналіст Акім Галімов, якийразом із командою міжнародних експертів дослідив історичні передумови, щосформували з росіян націю катів та мародерів.</text:p>
      <text:p text:style-name="P4">
<draw:frame draw:style-name="fr1" draw:name="Image288" text:anchor-type="as-char" svg:width="6.9236in" svg:height="3.894525in" draw:z-index="0">
<draw:image xlink:href="../Images/AРМІЯINFORM/2023-06-21T50-00-00-04-00/foto-1-12.jpg" xlink:type="simple" xlink:show="embed" xlink:actuate="onLoad" draw:mime-type="image/jpeg"/>
</draw:frame>
</text:p>
      <text:p text:style-name="P4">
— Мені здається, багато людей у світі, які бачили кадри з Бучі чи Ірпеня,ставили собі запитання, як таке взагалі стало можливим, що у 21 століттіз’явилася нація монстрів? Наша команда вже понад 6 років досліджує історію, іочевидно, що глибинні причини агресії росіян ховаються в їхньому минулому.Зрозумівши ці причини, українці та світ зможуть бути більше підготовленими доспротиву російській агресії, — висловив свою думку Акім Галімов.</text:p>
      <text:p text:style-name="P4">
<text:span text:style-name="T4">
Довідково.</text:span>
 Акім Галімов — автор документальних історичних фільмів, якийпочинаючи з 2016 року випускає серію документальних фільмів «Україна.Повернення своєї історії», що розвінчують російські історичні міфи таманіпуляції. Фільми Акіма Галімова збирають мільйони переглядів. Сумарно циклдокументальних фільмів «Україна. Повернення історії» набрав близько 17 млнпереглядів у YouTube. YouTube-канал «Реальна історія» за декілька місяцівувійшов до десятки найпопулярніших українських історичних блогів.</text:p>
      <text:p text:style-name="P4">
Роботу над фільмом команда почала ще торік у квітні. Жахливі відомості прокатування та вбивства людей на захоплених територіях, що відкрилися післядеокупації, стали приводом для дослідження природи рашизму.</text:p>
      <text:p text:style-name="P4">
<draw:frame draw:style-name="fr1" draw:name="Image289" text:anchor-type="as-char" svg:width="6.9236in" svg:height="6.9236in" draw:z-index="0">
<draw:image xlink:href="../Images/AРМІЯINFORM/2023-06-21T50-00-00-04-00/foto-2-12.jpg" xlink:type="simple" xlink:show="embed" xlink:actuate="onLoad" draw:mime-type="image/jpeg"/>
</draw:frame>
</text:p>
      <text:p text:style-name="P4">
— Нещодавно Верховна Рада узаконила поняття «рашизм», ввела його взаконодавство як назву режиму, який існує в росії. Багатьом може здатися, щонічого принципово нового не відбулося, ми і так називаємо російську політикурашизмом, а росіян рашистами. Однак це дуже важливе і потрібне рішення.Передусім для комунікації з партнерами на заході, оскільки теперзаконодавством закріплені й ознаки цього потворного явища. Відтак всепереходить у юридичну площину.</text:p>
      <text:p text:style-name="P4">
Впевнений, ми скрізь маємо наголошувати, що росія — держава, де панує рашизм.Особливо, коли спілкуємося із закордонними друзями. Якщо дивитися на країну якна організм, то рашизм — це хвороба. Вона лікується. Примусово. Так само, якбуло з нацизмом. Найважливіша річ тут — це покарання, москва завжди йогоуникала, і тому наважувалася повторювати свої злочини, — поділився АкімГалімов.</text:p>
      <text:p text:style-name="P4">
<draw:frame draw:style-name="fr1" draw:name="Image290" text:anchor-type="as-char" svg:width="6.9236in" svg:height="6.9236in" draw:z-index="0">
<draw:image xlink:href="../Images/AРМІЯINFORM/2023-06-21T50-00-00-04-00/foto-3-10.jpg" xlink:type="simple" xlink:show="embed" xlink:actuate="onLoad" draw:mime-type="image/jpeg"/>
</draw:frame>
</text:p>
      <text:p text:style-name="P4">
Міжнародні експерти розповіли, які давні традиції стали причиною високогорівня домашнього насильства на росії, як «дідівщина» в армії перетвориларосіянина на жорстокого ката, а церква виховувала покору своїх вірян. Головнимгероєм фільму виступив персонаж коміксу, який був створений художникамиспеціального для фільму. Це збірний образ росіянина на ім’я Іван. Всі думки тарепліки Івана використані у фільмі — реальні фрази, взяті із російськихсоціальних мереж.</text:p>
      <text:p text:style-name="P4">
Фільм також розкриває тему російських правителів, яким вдавалося шантажуватилюдей їжею.</text:p>
      <text:p text:style-name="P4">
До роботи над новим документальним фільмом долучились українські та міжнародніексперти. Серед них історик Олександр Алфьоров, американська історикиня,письменниця, лауреатка Пулітцерівської премії Енн Аппельбаум, французькийісторик та богослов, доктор історичних наук Антуан Аржаковський. Зйомкивідбувались у США, Франції, Польщі та Україні.</text:p>
      <text:p text:style-name="P4">
Подивитися нову документальну стрічку Акіма Галімова «Рашизм. Історія хвороби»можна буде 23 червня на телеканалі «1+1 Україна».</text:p>
      <text:p text:style-name="P4">
Source: <text:a xlink:type="simple" xlink:href="https://armyinform.com.ua/2023/06/21/u-kyyevi-vidbulasya-premyera-filmu-rashyzm-istoriya-hvoroby/" text:style-name="Internet_20_link" text:visited-style-name="Visited_20_Internet_20_Link">
https://armyinform.com.ua/2023/06/21/u-kyyevi-vidbulasya-premyera-filmu-rashyzm-istoriya-hvoroby/</text:a>
</text:p>
      <!--NEWS-->
      <text:h text:style-name="P10" text:outline-level="1">
<text:span text:style-name="T4">
Після підриву Каховської ГЕС встановлено місцеперебування понад 200 зниклих безвісти осіб</text:span>
</text:h>
      <text:p text:style-name="P4">
Author: ['АРМІЯINFORM']</text:p>
      <text:p text:style-name="P4">
Time: 2023-06-21T52:00:00-04:00</text:p>
      <text:p text:style-name="P4">
Description: Правоохоронці встановили місцезнаходження понад 200 зниклих безвісти осіб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83984532cfd3.34542848.webp" text:style-name="Internet_20_link" text:visited-style-name="Visited_20_Internet_20_Link">
6483984532cfd3.34542848.webp</text:a>
']</text:p>
      <text:p text:style-name="P4">
Tags: ['STOPRUSSIA', 'АГРЕСІЯ РФ', 'БЕЗВІСТИ ЗНИКЛІ', 'КАХОВСЬКА ГЕС', 'МІНРЕІНТЕГРАЦІЇ']</text:p>
      <text:p text:style-name="P4">
Category: News</text:p>
      <!--METADATA-->
      <text:p text:style-name="P4">
<draw:frame draw:style-name="fr1" draw:name="Image291" text:anchor-type="as-char" svg:width="6.9236in" svg:height="3.894525in" draw:z-index="0">
<draw:image xlink:href="../ConvertedIMGs/AРМІЯINFORM/2023-06-21T52-00-00-04-00/6483984532cfd3.34542848.png" xlink:type="simple" xlink:show="embed" xlink:actuate="onLoad" draw:mime-type="image/png"/>
</draw:frame>
</text:p>
      <text:p text:style-name="P4">
Правоохоронці встановили місцезнаходження понад 200 зниклих безвісти осібвнаслідок екоциду на Херсонщині.</text:p>
      <text:p text:style-name="P4">
Про це <text:a xlink:type="simple" xlink:href="https://minre.gov.ua/2023/06/20/vstanovleno-misczeznahodzhennya-ponad-200-znyklyh-bezvisty-osib-vnaslidok-ekoczydu-na-hersonshhyni/" text:style-name="Internet_20_link" text:visited-style-name="Visited_20_Internet_20_Link">
повідомляє</text:a>
 Міністерство з питань реінтеграції тимчасово окупованихтериторій України.</text:p>
      <text:p text:style-name="P4">
«На гарячу лінію Уповноваженого з питань осіб, зниклих безвісти за особливихобставин, продовжують надходити звернення про зниклих осіб, з якими втраченозв’язок через терористичний акт росії на Каховській ГЕС. Наразі до колцентрунадійшло 311 звернень. Близько 90% звернень стосуються зниклих із тимчасовоокупованих територій Херсонської області.</text:p>
      <text:p text:style-name="P4">
Станом на сьогодні вдалося встановити місцезнаходження <text:span text:style-name="T4">
202</text:span>
 жителівХерсонщини.</text:p>
      <text:p text:style-name="P4">
Зниклими безвісти внаслідок підриву дамби все ще вважаються <text:span text:style-name="T4">
109</text:span>
 осіб. Їхнісправи передані до Нацполіції для проведення розшуку та слідчих дій», —зазначили у відомстві.</text:p>
      <text:p text:style-name="P4">
Нагадаємо, якщо ваша близька людина зникла безвісти за особливих обставин,повідомляйте на гарячу лінію Уповноваженого: <text:span text:style-name="T4">
0 800 339 247.</text:span>
 Мешканцітимчасово окупованих територій можуть скористатися Viber або WhatsApp заномером: <text:span text:style-name="T4">
(095) 896-04-21.</text:span>
</text:p>
      <text:p text:style-name="P4">
Source: <text:a xlink:type="simple" xlink:href="https://armyinform.com.ua/2023/06/21/pislya-pidryvu-kahovskoyi-ges-vstanovleno-misczeperebuvannya-ponad-200-znyklyh-bezvisty-osib/" text:style-name="Internet_20_link" text:visited-style-name="Visited_20_Internet_20_Link">
https://armyinform.com.ua/2023/06/21/pislya-pidryvu-kahovskoyi-ges-vstanovleno-misczeperebuvannya-ponad-200-znyklyh-bezvisty-osib/</text:a>
</text:p>
      <!--NEWS-->
      <text:h text:style-name="P10" text:outline-level="1">
<text:span text:style-name="T4">
Ворог вивів на бойове чергування надводний ракетоносій</text:span>
</text:h>
      <text:p text:style-name="P4">
Author: ['АРМІЯINFORM']</text:p>
      <text:p text:style-name="P4">
Time: 2023-06-21T53:00:00-04:00</text:p>
      <text:p text:style-name="P4">
Description: Про це повідомляє на своїй офіційній сторінці у Facebook оперативне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dmiral-makarov-fregat.jpg" text:style-name="Internet_20_link" text:visited-style-name="Visited_20_Internet_20_Link">
admiral-makarov-fregat.jpg</text:a>
']</text:p>
      <text:p text:style-name="P4">
Tags: ['STOPRUSSIA', 'АГРЕСІЯ РФ', 'ВІЙНА', 'ОК «ПІВДЕНЬ»', 'РАКЕТИ «КАЛІБР»', 'ЧОРНЕ МОРЕ']</text:p>
      <text:p text:style-name="P4">
Category: News</text:p>
      <!--METADATA-->
      <text:p text:style-name="P4">
<draw:frame draw:style-name="fr1" draw:name="Image292" text:anchor-type="as-char" svg:width="6.9236in" svg:height="3.871446in" draw:z-index="0">
<draw:image xlink:href="../Images/AРМІЯINFORM/2023-06-21T53-00-00-04-00/admiral-makarov-fregat.jpg" xlink:type="simple" xlink:show="embed" xlink:actuate="onLoad" draw:mime-type="image/jpeg"/>
</draw:frame>
</text:p>
      <text:p text:style-name="P4">
Про це<text:a xlink:type="simple" xlink:href="https://www.facebook.com/OperationalCommandSouth/posts/pfbid036B4VGu5gKK7v7yuSGn3W9BCPzw9gtCt5fFvgGGTa3ZaxQci7tUyBPtapcwu5xJ5cl" text:style-name="Internet_20_link" text:visited-style-name="Visited_20_Internet_20_Link">
повідомляє</text:a>
на своїй офіційній сторінці у Facebook оперативне командування «Південь».</text:p>
      <text:p text:style-name="P4">
«Станом на зараз корабельне угруповання в Чорному морі збільшено до 8 одиниць:до нього доєднався фрегат «Адмірал Макаров», споряджений вісьмома «Калібрами»,— йдеться у повідомленні.</text:p>
      <text:p text:style-name="P4">
«Рівень ракетної небезпеки — підвищений! Сигнали повітряної тривоги неігноруємо, переходимо в укриття», — закликає ОК «Південь».</text:p>
      <text:p text:style-name="P4">
Source: <text:a xlink:type="simple" xlink:href="https://armyinform.com.ua/2023/06/21/vorog-vyviv-na-bojove-cherguvannya-nadvodnyj-raketonosij/" text:style-name="Internet_20_link" text:visited-style-name="Visited_20_Internet_20_Link">
https://armyinform.com.ua/2023/06/21/vorog-vyviv-na-bojove-cherguvannya-nadvodnyj-raketonosij/</text:a>
</text:p>
      <!--NEWS-->
      <text:h text:style-name="P10" text:outline-level="1">
<text:span text:style-name="T4">
Україну чекають усюди, де ще є окупація, і знають: якщо росія вдерлася, то це не назавжди — Президент України</text:span>
</text:h>
      <text:p text:style-name="P4">
Author: ['АРМІЯINFORM']</text:p>
      <text:p text:style-name="P4">
Time: 2023-06-21T54:00:00-04:00</text:p>
      <text:p text:style-name="P4">
Description: Президент України Володимир Зеленський зазначив, що українці на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1259605659666147_y.jpg" text:style-name="Internet_20_link" text:visited-style-name="Visited_20_Internet_20_Link">
photo_5231259605659666147_y.jpg</text:a>
', '<text:a xlink:type="simple" xlink:href="https://armyinform.com.ua/wp-content/uploads/2023/06/photo_5231259605659666151_y-150x150.jpg" text:style-name="Internet_20_link" text:visited-style-name="Visited_20_Internet_20_Link">
photo_5231259605659666151_y-150x150.jpg</text:a>
', '<text:a xlink:type="simple" xlink:href="https://armyinform.com.ua/wp-content/uploads/2023/06/photo_5231259605659666145_y-150x150.jpg" text:style-name="Internet_20_link" text:visited-style-name="Visited_20_Internet_20_Link">
photo_5231259605659666145_y-150x150.jpg</text:a>
', '<text:a xlink:type="simple" xlink:href="https://armyinform.com.ua/wp-content/uploads/2023/06/photo_5231259605659666146_y-150x150.jpg" text:style-name="Internet_20_link" text:visited-style-name="Visited_20_Internet_20_Link">
photo_5231259605659666146_y-150x150.jpg</text:a>
', '<text:a xlink:type="simple" xlink:href="https://armyinform.com.ua/wp-content/uploads/2023/06/photo_5231259605659666149_y-150x150.jpg" text:style-name="Internet_20_link" text:visited-style-name="Visited_20_Internet_20_Link">
photo_5231259605659666149_y-150x150.jpg</text:a>
']</text:p>
      <text:p text:style-name="P4">
Tags: ['ВІЙНА', 'ПРЕЗИДЕНТ УКРАЇНИ']</text:p>
      <text:p text:style-name="P4">
Category: News</text:p>
      <!--METADATA-->
      <text:p text:style-name="P4">
<draw:frame draw:style-name="fr1" draw:name="Image293" text:anchor-type="as-char" svg:width="6.9236in" svg:height="4.621503in" draw:z-index="0">
<draw:image xlink:href="../Images/AРМІЯINFORM/2023-06-21T54-00-00-04-00/photo_5231259605659666147_y.jpg" xlink:type="simple" xlink:show="embed" xlink:actuate="onLoad" draw:mime-type="image/jpeg"/>
</draw:frame>
</text:p>
      <text:p text:style-name="P4">
Президент України Володимир Зеленський зазначив, що українці на тимчасовоокупованих територіях чекають і вірять, що Україна повернеться.</text:p>
      <text:p text:style-name="P4">
Про це глава держави <text:a xlink:type="simple" xlink:href="https://t.me/V_Zelenskiy_official/6659" text:style-name="Internet_20_link" text:visited-style-name="Visited_20_Internet_20_Link">
написав</text:a>
 усвоєму Telegram.</text:p>
      <text:p text:style-name="P4">
«Ми бачимо щасливих людей, коли вони зустрічають український прапор узвільнених містах — усюди, куди повертається Україна. Повертаються люди, ЗСУ —усі ми. А це означає, що нас чекають усюди, де ще є окупація. Чекають івірять, що Україна повернеться. Чекають і добре знають: якщо росія вдерлася,то це не назавжди», — йдеться у його дописі.</text:p>
      <text:p text:style-name="P4">
<text:a xlink:type="simple" xlink:href="https://armyinform.com.ua/wp-content/uploads/2023/06/photo_5231259605659666151_y.jpg" text:style-name="Internet_20_link" text:visited-style-name="Visited_20_Internet_20_Link">
<draw:frame draw:style-name="fr1" draw:name="Image294" text:anchor-type="as-char" svg:width="6.9236in" svg:height="6.9236in" draw:z-index="0">
<draw:image xlink:href="../Images/AРМІЯINFORM/2023-06-21T54-00-00-04-00/photo_5231259605659666151_y-150x150.jpg" xlink:type="simple" xlink:show="embed" xlink:actuate="onLoad" draw:mime-type="image/jpeg"/>
</draw:frame>
</text:a>
</text:p>
      <text:p text:style-name="P4">
<text:a xlink:type="simple" xlink:href="https://armyinform.com.ua/wp-content/uploads/2023/06/photo_5231259605659666145_y.jpg" text:style-name="Internet_20_link" text:visited-style-name="Visited_20_Internet_20_Link">
<draw:frame draw:style-name="fr1" draw:name="Image295" text:anchor-type="as-char" svg:width="6.9236in" svg:height="6.9236in" draw:z-index="0">
<draw:image xlink:href="../Images/AРМІЯINFORM/2023-06-21T54-00-00-04-00/photo_5231259605659666145_y-150x150.jpg" xlink:type="simple" xlink:show="embed" xlink:actuate="onLoad" draw:mime-type="image/jpeg"/>
</draw:frame>
</text:a>
</text:p>
      <text:p text:style-name="P4">
<text:a xlink:type="simple" xlink:href="https://armyinform.com.ua/wp-content/uploads/2023/06/photo_5231259605659666146_y.jpg" text:style-name="Internet_20_link" text:visited-style-name="Visited_20_Internet_20_Link">
<draw:frame draw:style-name="fr1" draw:name="Image296" text:anchor-type="as-char" svg:width="6.9236in" svg:height="6.9236in" draw:z-index="0">
<draw:image xlink:href="../Images/AРМІЯINFORM/2023-06-21T54-00-00-04-00/photo_5231259605659666146_y-150x150.jpg" xlink:type="simple" xlink:show="embed" xlink:actuate="onLoad" draw:mime-type="image/jpeg"/>
</draw:frame>
</text:a>
</text:p>
      <text:p text:style-name="P4">
<text:a xlink:type="simple" xlink:href="https://armyinform.com.ua/wp-content/uploads/2023/06/photo_5231259605659666149_y.jpg" text:style-name="Internet_20_link" text:visited-style-name="Visited_20_Internet_20_Link">
<draw:frame draw:style-name="fr1" draw:name="Image297" text:anchor-type="as-char" svg:width="6.9236in" svg:height="6.9236in" draw:z-index="0">
<draw:image xlink:href="../Images/AРМІЯINFORM/2023-06-21T54-00-00-04-00/photo_5231259605659666149_y-150x150.jpg" xlink:type="simple" xlink:show="embed" xlink:actuate="onLoad" draw:mime-type="image/jpeg"/>
</draw:frame>
</text:a>
</text:p>
      <text:p text:style-name="P4">
Source: <text:a xlink:type="simple" xlink:href="https://armyinform.com.ua/2023/06/21/ukrayinu-chekayut-usyudy-de-shhe-ye-okupacziya-i-znayut-yakshho-rosiya-vderlasya-to-cze-ne-nazavzhdy-prezydent-ukrayiny/" text:style-name="Internet_20_link" text:visited-style-name="Visited_20_Internet_20_Link">
https://armyinform.com.ua/2023/06/21/ukrayinu-chekayut-usyudy-de-shhe-ye-okupacziya-i-znayut-yakshho-rosiya-vderlasya-to-cze-ne-nazavzhdy-prezydent-ukrayiny/</text:a>
</text:p>
      <!--NEWS-->
      <text:h text:style-name="P10" text:outline-level="1">
<text:span text:style-name="T4">
Перехоплення ГУР: «Нам не кажуть скільки маємо загиблих» — рашист про втрати</text:span>
</text:h>
      <text:p text:style-name="P4">
Author: ['АРМІЯINFORM']</text:p>
      <text:p text:style-name="P4">
Time: 2023-06-21T55:00:00-04:00</text:p>
      <text:p text:style-name="P4">
Description: «Да уже б по Киеву у*бали бы бомбочкой такой, чтобы „грибок“ поднялся у них т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 RUSSIA', 'ВТОРГНЕННЯ РФ', 'ГУР', 'ПЕРЕХОПЛЕННЯ']</text:p>
      <text:p text:style-name="P4">
Category: News</text:p>
      <!--METADATA-->
      <text:p text:style-name="P4">
<draw:frame draw:style-name="fr1" draw:name="Image298" text:anchor-type="as-char" svg:width="6.9236in" svg:height="3.894525in" draw:z-index="0">
<draw:image xlink:href="../Images/AРМІЯINFORM/2023-06-21T55-00-00-04-00/gurperehoplennya.jpg" xlink:type="simple" xlink:show="embed" xlink:actuate="onLoad" draw:mime-type="image/jpeg"/>
</draw:frame>
</text:p>
      <text:p text:style-name="P4">
«Да уже б по Киеву у*бали бы бомбочкой такой, чтобы „грибок“ поднялся у нихтам и опустился», — про таке мріє російський окупант.</text:p>
      <text:p text:style-name="P4">
Військовослужбовець рф у розмові зі своїм поплічником розповів про вражаючукількість загиблих, про яку всі мовчать:</text:p>
      <text:p text:style-name="P4">
· окупант ділиться порадою, як уникнути мобілізації — через розлучення здружиною та оформлення опіки над дитиною;</text:p>
      <text:p text:style-name="P4">
· «ни комиссию, ничё ты не проходил? Нет, я них*я не проходил»;</text:p>
      <text:p text:style-name="P4">
· «с*ка, когда бахкает, аж подсираешь»;</text:p>
      <text:p text:style-name="P4">
· «нам них*я не говорят, сколько погибших».</text:p>
      <text:p text:style-name="P4">
«За кожен воєнний злочин, здійснений проти України, буде справедливавідплата», — стверджують військові розвідники.</text:p>
      <text:p text:style-name="P4">
Source: <text:a xlink:type="simple" xlink:href="https://armyinform.com.ua/2023/06/21/perehoplennya-gur-nam-ne-kazhut-skilky-mayemo-zagyblyh-voyak-rf-pro-vtraty/" text:style-name="Internet_20_link" text:visited-style-name="Visited_20_Internet_20_Link">
https://armyinform.com.ua/2023/06/21/perehoplennya-gur-nam-ne-kazhut-skilky-mayemo-zagyblyh-voyak-rf-pro-vtraty/</text:a>
</text:p>
      <!--NEWS-->
      <text:h text:style-name="P10" text:outline-level="1">
<text:span text:style-name="T4">
Канадські інструктори продовжують навчати українських новобранців</text:span>
</text:h>
      <text:p text:style-name="P4">
Author: ['АРМІЯINFORM']</text:p>
      <text:p text:style-name="P4">
Time: 2023-06-21T56:00:00-04:00</text:p>
      <text:p text:style-name="P4">
Description: Військові інструктори та інструкторки 3-го батальйону Канадської легкої піхоти Принцес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022172_609404498039299_1295194778260920192_n.jpg" text:style-name="Internet_20_link" text:visited-style-name="Visited_20_Internet_20_Link">
353022172_609404498039299_1295194778260920192_n.jpg</text:a>
', '<text:a xlink:type="simple" xlink:href="https://armyinform.com.ua/wp-content/uploads/2023/06/353022134_609404338039315_8212338600108230935_n-150x150.jpg" text:style-name="Internet_20_link" text:visited-style-name="Visited_20_Internet_20_Link">
353022134_609404338039315_8212338600108230935_n-150x150.jpg</text:a>
', '<text:a xlink:type="simple" xlink:href="https://armyinform.com.ua/wp-content/uploads/2023/06/353442936_609404414705974_7503303243395904954_n-150x150.jpg" text:style-name="Internet_20_link" text:visited-style-name="Visited_20_Internet_20_Link">
353442936_609404414705974_7503303243395904954_n-150x150.jpg</text:a>
', '<text:a xlink:type="simple" xlink:href="https://armyinform.com.ua/wp-content/uploads/2023/06/353822068_609404104706005_5292703062845888592_n-150x150.jpg" text:style-name="Internet_20_link" text:visited-style-name="Visited_20_Internet_20_Link">
353822068_609404104706005_5292703062845888592_n-150x150.jpg</text:a>
', '<text:a xlink:type="simple" xlink:href="https://armyinform.com.ua/wp-content/uploads/2023/06/355154977_609404161372666_3846348972352070216_n-150x150.jpg" text:style-name="Internet_20_link" text:visited-style-name="Visited_20_Internet_20_Link">
355154977_609404161372666_3846348972352070216_n-150x150.jpg</text:a>
', '<text:a xlink:type="simple" xlink:href="https://armyinform.com.ua/wp-content/uploads/2023/06/355453953_609404364705979_467095134099632659_n-150x150.jpg" text:style-name="Internet_20_link" text:visited-style-name="Visited_20_Internet_20_Link">
355453953_609404364705979_467095134099632659_n-150x150.jpg</text:a>
', '<text:a xlink:type="simple" xlink:href="https://armyinform.com.ua/wp-content/uploads/2023/06/355652718_609404304705985_3630667605927078982_n-150x150.jpg" text:style-name="Internet_20_link" text:visited-style-name="Visited_20_Internet_20_Link">
355652718_609404304705985_3630667605927078982_n-150x150.jpg</text:a>
']</text:p>
      <text:p text:style-name="P4">
Tags: ['STOPRUSSIA', 'ВІЙНА', 'ВІЙСЬКОВІ ТРЕНУВАННЯ', 'ВТОРГНЕННЯ РФ', 'ГШ ЗС УКРАЇНИ']</text:p>
      <text:p text:style-name="P4">
Category: News</text:p>
      <!--METADATA-->
      <text:p text:style-name="P4">
<draw:frame draw:style-name="fr1" draw:name="Image299" text:anchor-type="as-char" svg:width="6.9236in" svg:height="4.615733in" draw:z-index="0">
<draw:image xlink:href="../Images/AРМІЯINFORM/2023-06-21T56-00-00-04-00/353022172_609404498039299_1295194778260920192_n.jpg" xlink:type="simple" xlink:show="embed" xlink:actuate="onLoad" draw:mime-type="image/jpeg"/>
</draw:frame>
</text:p>
      <text:p text:style-name="P4">
Військові інструктори та інструкторки 3-го батальйону Канадської легкої піхотиПринцеси Патриції 1-ї Канадської механізованої бригадної групи 3-ї Канадськоїдивізії Збройних Сил Канади навчають новобранців Збройних Сил України під часоперації Збройних Сил Канади UNIFIER у рамках багатонаціональної навчальноїоперації INTERFLEX з базової військової підготовки особового складу ЗбройнихСил України у Великій Британії.</text:p>
      <text:p text:style-name="P4">
Про це<text:a xlink:type="simple" xlink:href="https://www.facebook.com/GeneralStaff.ua/posts/pfbid02Yz73w9Hre6dXSorSzTE2qFGYGwjAmvL984t7nFhp46GMH7W7Q7wTgw1rvtRYyJ5rl" text:style-name="Internet_20_link" text:visited-style-name="Visited_20_Internet_20_Link">
повідомляє</text:a>
Генеральний штаб ЗСУ.</text:p>
      <text:p text:style-name="P4">
«Ведення бойових дій в урбанізованій місцевості, поводженню з переносноюлегкою протитанковою зброєю наступного покоління NLAW (Next Generation LightAnti-tank Weapon), основним принципам домедичної допомоги — саме ці навчальнімодулі вивчаються під експертним керівництвом інструкторів та інструкторокЗбройних Сил Канади військовослужбовцями Збройних Сил України як теоретично,так й відпрацьовуються на практиці.</text:p>
      <text:p text:style-name="P4">
Зокрема, здійснюється вивчення перевірки проходів та входу в будинок такімнати, евакуації постраждалих під час ведення бойових дій в населенихпунктах, підготовки, захоплення, зачистки та утримання будівлі та комплекснихдій під час захоплення приміщень в складі відділення.</text:p>
      <text:p text:style-name="P4">
<text:a xlink:type="simple" xlink:href="https://armyinform.com.ua/wp-content/uploads/2023/06/353022134_609404338039315_8212338600108230935_n.jpg" text:style-name="Internet_20_link" text:visited-style-name="Visited_20_Internet_20_Link">
<draw:frame draw:style-name="fr1" draw:name="Image300" text:anchor-type="as-char" svg:width="6.9236in" svg:height="6.9236in" draw:z-index="0">
<draw:image xlink:href="../Images/AРМІЯINFORM/2023-06-21T56-00-00-04-00/353022134_609404338039315_8212338600108230935_n-150x150.jpg" xlink:type="simple" xlink:show="embed" xlink:actuate="onLoad" draw:mime-type="image/jpeg"/>
</draw:frame>
</text:a>
</text:p>
      <text:p text:style-name="P4">
<text:a xlink:type="simple" xlink:href="https://armyinform.com.ua/wp-content/uploads/2023/06/353442936_609404414705974_7503303243395904954_n.jpg" text:style-name="Internet_20_link" text:visited-style-name="Visited_20_Internet_20_Link">
<draw:frame draw:style-name="fr1" draw:name="Image301" text:anchor-type="as-char" svg:width="6.9236in" svg:height="6.9236in" draw:z-index="0">
<draw:image xlink:href="../Images/AРМІЯINFORM/2023-06-21T56-00-00-04-00/353442936_609404414705974_7503303243395904954_n-150x150.jpg" xlink:type="simple" xlink:show="embed" xlink:actuate="onLoad" draw:mime-type="image/jpeg"/>
</draw:frame>
</text:a>
</text:p>
      <text:p text:style-name="P4">
<text:a xlink:type="simple" xlink:href="https://armyinform.com.ua/wp-content/uploads/2023/06/353822068_609404104706005_5292703062845888592_n.jpg" text:style-name="Internet_20_link" text:visited-style-name="Visited_20_Internet_20_Link">
<draw:frame draw:style-name="fr1" draw:name="Image302" text:anchor-type="as-char" svg:width="6.9236in" svg:height="6.9236in" draw:z-index="0">
<draw:image xlink:href="../Images/AРМІЯINFORM/2023-06-21T56-00-00-04-00/353822068_609404104706005_5292703062845888592_n-150x150.jpg" xlink:type="simple" xlink:show="embed" xlink:actuate="onLoad" draw:mime-type="image/jpeg"/>
</draw:frame>
</text:a>
</text:p>
      <text:p text:style-name="P4">
<text:a xlink:type="simple" xlink:href="https://armyinform.com.ua/wp-content/uploads/2023/06/355154977_609404161372666_3846348972352070216_n.jpg" text:style-name="Internet_20_link" text:visited-style-name="Visited_20_Internet_20_Link">
<draw:frame draw:style-name="fr1" draw:name="Image303" text:anchor-type="as-char" svg:width="6.9236in" svg:height="6.9236in" draw:z-index="0">
<draw:image xlink:href="../Images/AРМІЯINFORM/2023-06-21T56-00-00-04-00/355154977_609404161372666_3846348972352070216_n-150x150.jpg" xlink:type="simple" xlink:show="embed" xlink:actuate="onLoad" draw:mime-type="image/jpeg"/>
</draw:frame>
</text:a>
</text:p>
      <text:p text:style-name="P4">
<text:a xlink:type="simple" xlink:href="https://armyinform.com.ua/wp-content/uploads/2023/06/355453953_609404364705979_467095134099632659_n.jpg" text:style-name="Internet_20_link" text:visited-style-name="Visited_20_Internet_20_Link">
<draw:frame draw:style-name="fr1" draw:name="Image304" text:anchor-type="as-char" svg:width="6.9236in" svg:height="6.9236in" draw:z-index="0">
<draw:image xlink:href="../Images/AРМІЯINFORM/2023-06-21T56-00-00-04-00/355453953_609404364705979_467095134099632659_n-150x150.jpg" xlink:type="simple" xlink:show="embed" xlink:actuate="onLoad" draw:mime-type="image/jpeg"/>
</draw:frame>
</text:a>
</text:p>
      <text:p text:style-name="P4">
<text:a xlink:type="simple" xlink:href="https://armyinform.com.ua/wp-content/uploads/2023/06/355652718_609404304705985_3630667605927078982_n.jpg" text:style-name="Internet_20_link" text:visited-style-name="Visited_20_Internet_20_Link">
<draw:frame draw:style-name="fr1" draw:name="Image305" text:anchor-type="as-char" svg:width="6.9236in" svg:height="6.9236in" draw:z-index="0">
<draw:image xlink:href="../Images/AРМІЯINFORM/2023-06-21T56-00-00-04-00/355652718_609404304705985_3630667605927078982_n-150x150.jpg" xlink:type="simple" xlink:show="embed" xlink:actuate="onLoad" draw:mime-type="image/jpeg"/>
</draw:frame>
</text:a>
</text:p>
      <text:p text:style-name="P4">
Всі ці навчальні модулі роблять військовослужбовців Збройних Сил Українипрофесійно підготовленими та готовими до бойових умов під час захисту Українивід російського агресора.</text:p>
      <text:p text:style-name="P4">
Ця підготовка дає змогу оволодіти необхідними тактичними вміннями, підвищуєбезпеку та професіоналізм дій Збройних Сил України, щоб військовослужбовцімогли вправно використовувати отримані необхідні тактичні знання для захистуУкраїни», — йдеться у повідомленні.</text:p>
      <text:p text:style-name="P4">
Зазначається, що Сполучене Королівство Великої Британії та Північної Ірландіїта Канада продовжують підтримувати народ України та невпинно співпрацюють ізміжнародними партнерами, щоб надавати постійну підтримку Україні у відповідьна тривале порушення росією міжнародного права.</text:p>
      <text:p text:style-name="P4">
Військовослужбовці та військовослужбовиці Збройних Сил Канади перебувають натериторії Великої Британії, щоб використати свій досвід і навчити українськихновобранців та забезпечити їхню оперативну готовність.</text:p>
      <text:p text:style-name="P4">
Source: <text:a xlink:type="simple" xlink:href="https://armyinform.com.ua/2023/06/21/kanadski-instruktory-prodovzhuyut-navchaty-ukrayinskyh-novobrancziv/" text:style-name="Internet_20_link" text:visited-style-name="Visited_20_Internet_20_Link">
https://armyinform.com.ua/2023/06/21/kanadski-instruktory-prodovzhuyut-navchaty-ukrayinskyh-novobrancziv/</text:a>
</text:p>
      <!--NEWS-->
      <text:h text:style-name="P10" text:outline-level="1">
<text:span text:style-name="T4">
Постраждалі від підриву Каховської ГЕС отримають одноразову грошову допомогу від держави</text:span>
</text:h>
      <text:p text:style-name="P4">
Author: ['АРМІЯINFORM']</text:p>
      <text:p text:style-name="P4">
Time: 2023-06-21T57:00:00-04:00</text:p>
      <text:p text:style-name="P4">
Description: Для підтримки українців, постраждалих внаслідок підриву греблі Каховської Г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06-1.jpg" text:style-name="Internet_20_link" text:visited-style-name="Visited_20_Internet_20_Link">
2006-1.jpg</text:a>
']</text:p>
      <text:p text:style-name="P4">
Tags: ['ГРОШОВА ДОПОМОГА', 'КАХОВСЬКА ГЕС', 'МІНІСТЕРСТВО СОЦІАЛЬНОЇ ПОЛІТИКИ УКРАЇНИ']</text:p>
      <text:p text:style-name="P4">
Category: News</text:p>
      <!--METADATA-->
      <text:p text:style-name="P4">
<draw:frame draw:style-name="fr1" draw:name="Image306" text:anchor-type="as-char" svg:width="6.9236in" svg:height="6.9236in" draw:z-index="0">
<draw:image xlink:href="../Images/AРМІЯINFORM/2023-06-21T57-00-00-04-00/2006-1.jpg" xlink:type="simple" xlink:show="embed" xlink:actuate="onLoad" draw:mime-type="image/jpeg"/>
</draw:frame>
</text:p>
      <text:p text:style-name="P4">
Для підтримки українців, постраждалих внаслідок підриву греблі Каховської ГЕС,з державного бюджету виділено понад 564 млн гривень на виплату одноразовоїматеріальної грошової допомоги. Про це<text:a xlink:type="simple" xlink:href="https://www.msp.gov.ua/news/22909.html" text:style-name="Internet_20_link" text:visited-style-name="Visited_20_Internet_20_Link">
повідомляє</text:a>
 Міністерство соціальноїполітики України.</text:p>
      <text:p text:style-name="P4">
19 червня Уряд ухвалив постанову, яка була розроблена Мінсоцполітики тавідповідно до якої кожен постраждалий із підтоплених регіонів Херсонської таМиколаївської областей отримає 5 тис. грн за рахунок коштів резервного фондудержбюджету.</text:p>
      <text:p text:style-name="P4">
Постраждалими визнаються ті особи, які — на момент виникнення надзвичайноїситуації —</text:p>
      <ul>
        <li>
проживали/були зареєстровані/задекларовані у населених пунктах, що розташовані в районах підтоплень Миколаївської та Херсонської областей. Перелік населених пунктів, що розташовані в районах підтоплень разом із переліком вулиць та адрес (за можливості) затверджується Миколаївською та Херсонською обласними військовими адміністраціями;  * перемістилися після 06 червня 2023 р. з тимчасово окупованих російською федерацією територій Миколаївської та Херсонської областей, які розташовані в районах підтоплень зазначених регіонів.</li>
      </ul>
      <text:p text:style-name="P4">
Призначення матеріальної грошової допомоги здійснюватимуть органи соціальногозахисту населення.</text:p>
      <text:p text:style-name="P4">
Для того, щоб отримати допомогу, постраждалому достатньо подати відповіднузаяву.</text:p>
      <text:p text:style-name="P4">
З документів необхідно пред’явити:</text:p>
      <ul>
        <li>
документ, що посвідчує особу, або єДокумент,  * документ, що підтверджує реєстраційний номер облікової картки платника податків,  * для дітей — свідоцтво про народження дитини або е-свідоцтво про народження. Інформація про неповнолітню дитину включається до заяви одного з батьків.</li>
      </ul>
      <text:p text:style-name="P4">
При цьому заяву про надання матеріальної грошової допомоги особі, яка визнанасудом недієздатною, може подавати її законний представник або уповноваженаособа органу опіки та піклування.</text:p>
      <text:p text:style-name="P4">
Звертаємо увагу, що у випадку, якщо документи були втрачені, людина можепред’явити їхні скан- чи фотокопії або використовуються відомості з Єдиногодержавного демографічного реєстру та інших державних інформаційних ресурсів.</text:p>
      <text:p text:style-name="P4">
Звернутися із заявою до органів соцзахисту необхідно не пізніше ніж до 31серпня 2023 року (включно).</text:p>
      <text:p text:style-name="P4">
Отримати кошти можна буде через АТ «Укрпошта» або через установи уповноваженихбанків з можливістю їх зняття через платіжні термінали.</text:p>
      <text:p text:style-name="P4">
Звертаємо увагу, що призначення одноразової виплати не здійснюватиметься тимгромадянам, які проживали на території підтоплення, але переїхали до іншихгромад, зареєструвались як ВПО і отримують щомісячну грошову допомогу напроживання для внутрішньо переміщених осіб від держави.</text:p>
      <text:p text:style-name="P4">
Ті громадяни, майно яких було пошкоджено внаслідок підриву греблі наКаховській ГЕС, також матимуть право на отримання компенсації від держави врамках механізму «Є-Відновлення». Відповідна Постанова Уряду, розробленаМіністерством розвитку громад, територій та інфраструктури України, булаухвалена на засіданні Уряду 16 червня.</text:p>
      <text:p text:style-name="P4">
Source: <text:a xlink:type="simple" xlink:href="https://armyinform.com.ua/2023/06/21/postrazhdali-vid-pidryvu-kahovskoyi-ges-otrymayut-odnorazovu-groshovu-dopomogu-vid-derzhavy/" text:style-name="Internet_20_link" text:visited-style-name="Visited_20_Internet_20_Link">
https://armyinform.com.ua/2023/06/21/postrazhdali-vid-pidryvu-kahovskoyi-ges-otrymayut-odnorazovu-groshovu-dopomogu-vid-derzhavy/</text:a>
</text:p>
      <!--NEWS-->
      <text:h text:style-name="P10" text:outline-level="1">
<text:span text:style-name="T4">
Боннська конференція: міжнародна спільнота почула про екологічні злочини рф в Україні</text:span>
</text:h>
      <text:p text:style-name="P4">
Author: ['АРМІЯINFORM']</text:p>
      <text:p text:style-name="P4">
Time: 2023-06-21T58:00:00-04:00</text:p>
      <text:p text:style-name="P4">
Description: Під час Боннської конференції українська делегація поінформувала міжнародну спільнот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01.jpg" text:style-name="Internet_20_link" text:visited-style-name="Visited_20_Internet_20_Link">
kahovskages01.jpg</text:a>
']</text:p>
      <text:p text:style-name="P4">
Tags: ['АГРЕСІЯ РФ', 'КАХОВСЬКА ГЕС']</text:p>
      <text:p text:style-name="P4">
Category: News</text:p>
      <!--METADATA-->
      <text:p text:style-name="P4">
<draw:frame draw:style-name="fr1" draw:name="Image307" text:anchor-type="as-char" svg:width="6.9236in" svg:height="3.894525in" draw:z-index="0">
<draw:image xlink:href="../Images/AРМІЯINFORM/2023-06-21T58-00-00-04-00/kahovskages01.jpg" xlink:type="simple" xlink:show="embed" xlink:actuate="onLoad" draw:mime-type="image/jpeg"/>
</draw:frame>
</text:p>
      <text:p text:style-name="P4">
Під час Боннської конференції українська делегація поінформувала міжнароднуспільноту про катастрофічні наслідки цілеспрямованого підриву росією гребліКаховської ГЕС.</text:p>
      <text:p text:style-name="P4">
Про це <text:a xlink:type="simple" xlink:href="https://t.me/shtab_kakhovska_hes/1084" text:style-name="Internet_20_link" text:visited-style-name="Visited_20_Internet_20_Link">
повідомляє</text:a>
 штаб з ліквідаціїнаслідків підриву Каховської ГЕС.</text:p>
      <text:p text:style-name="P4">
Боннська конференція зі зміни клімату — це міжнародна зустріч, де країни-учасниці обговорювали актуальні питання впровадження Конвенції ООН, Кіотськогопротоколу та Паризької угоди, що розглядатимуть на цьогорічному глобальномукліматичному саміті СОР28 в ОАЕ.</text:p>
      <text:p text:style-name="P4">
Як зазначається у повідомленні, привернути увагу делегатів кліматичноїконференції до питання негативного впливу російської збройної агресії протиУкраїни на довкілля та поглиблення кліматичної кризи намагалися іекоактивісти. Вони влаштували акцію протесту на підтримку України, долучиласядо якої і відома кліматична активістка Грета Тунберг.</text:p>
      <text:p text:style-name="P4">
Source: <text:a xlink:type="simple" xlink:href="https://armyinform.com.ua/2023/06/21/bonnska-konferencziya-mizhnarodna-spilnota-pochula-pro-ekologichni-zlochyny-rf-v-ukrayini/" text:style-name="Internet_20_link" text:visited-style-name="Visited_20_Internet_20_Link">
https://armyinform.com.ua/2023/06/21/bonnska-konferencziya-mizhnarodna-spilnota-pochula-pro-ekologichni-zlochyny-rf-v-ukrayini/</text:a>
</text:p>
      <!--NEWS-->
      <text:h text:style-name="P10" text:outline-level="1">
<text:span text:style-name="T4">
Наша артилерія протягом доби вразила 3 пункти управління, 3 станції РЕБ, 18 артпідрозділів ворога</text:span>
</text:h>
      <text:p text:style-name="P4">
Author: ['АРМІЯINFORM']</text:p>
      <text:p text:style-name="P4">
Time: 2023-06-21T59:00:00-04:00</text:p>
      <text:p text:style-name="P4">
Description: Про це у своєму ранковому зведенні повідомляє Генеральний штаб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РТИЛЕРИСТИ', 'ВІЙНА', 'ВТОРГНЕННЯ РФ', 'ГЕНЕРАЛЬНИЙ ШТАБ ЗС УКРАЇНИ', 'ГШ ЗСУ', 'ПІДРОЗДІЛИ РАКЕТНИХ ВІЙСЬК І\xa0АРТИЛЕРІЇ', 'РАНКОВЕ ЗВЕДЕННЯ']</text:p>
      <text:p text:style-name="P4">
Category: News</text:p>
      <!--METADATA-->
      <text:p text:style-name="P4">
<draw:frame draw:style-name="fr1" draw:name="Image308" text:anchor-type="as-char" svg:width="6.9236in" svg:height="4.622144in" draw:z-index="0">
<draw:image xlink:href="../ConvertedIMGs/AРМІЯINFORM/2023-06-21T59-00-00-04-00/323438263_687407886219153_7819518616379973794_n.png" xlink:type="simple" xlink:show="embed" xlink:actuate="onLoad" draw:mime-type="image/png"/>
</draw:frame>
Ілюстративне фото</text:p>
      <text:p text:style-name="P4">
<text:span text:style-name="T4">
🔥 Ситуація щодо російського вторгнення</text:span>
</text:p>
      <text:p text:style-name="P4">
Про це у своєму ранковому зведенні<text:a xlink:type="simple" xlink:href="https://www.facebook.com/GeneralStaff.ua/posts/pfbid0zupXEu8ro7DMospQpLhL6imqqqwTT6iwXKJcTu3wxXXryfs6EL84q7r66WtA9gPDl" text:style-name="Internet_20_link" text:visited-style-name="Visited_20_Internet_20_Link">
повідомляє</text:a>
Генеральний штаб Збройних Сил України.</text:p>
      <text:p text:style-name="P4">
Підрозділи ракетних військ і артилерії протягом доби уразили три пунктиуправління, один район зосередження особового складу та військової техніки,три станції РЕБ, 18 артилерійських підрозділів на вогневих позиціях, одинзасіб протиповітряної оборони та ще шість важливих об’єктів противника.</text:p>
      <text:p text:style-name="P4">
Авіація сил оборони за добу завдала дев’ять ударів по районах зосередженняособового складу противника та три — по його зенітно-ракетних комплексах.</text:p>
      <text:p text:style-name="P4">
Також нашими захисниками було знищено чотири розвідувальних БПЛА противника.</text:p>
      <text:p text:style-name="P4">
Source: <text:a xlink:type="simple" xlink:href="https://armyinform.com.ua/2023/06/21/nasha-artyleriya-protyagom-doby-urazyla-3-punkty-upravlinnya-3-stancziyi-reb-18-artpidrozdiliv-voroga/" text:style-name="Internet_20_link" text:visited-style-name="Visited_20_Internet_20_Link">
https://armyinform.com.ua/2023/06/21/nasha-artyleriya-protyagom-doby-urazyla-3-punkty-upravlinnya-3-stancziyi-reb-18-artpidrozdiliv-voroga/</text:a>
</text:p>
      <!--NEWS-->
      <text:h text:style-name="P10" text:outline-level="1">
<text:span text:style-name="T4">
ЄБРР цьогоріч підтримає українську енергетику на €600 мільйонів – Шмигаль</text:span>
</text:h>
      <text:p text:style-name="P4">
Authors: Ukrinform (Person)</text:p>
      <text:p text:style-name="P4">
Publisher: Укринформ (Organization)</text:p>
      <text:p text:style-name="P4">
Published Time: 2023-06-21T5:19:00+03:00</text:p>
      <text:p text:style-name="P4">
Modified Time: 2023-06-21T22:19:00+03:00</text:p>
      <text:p text:style-name="P4">
Description: Європейський банк реконструкції та розвитку підтримає українську енергетику на 600 млн євро вже цього року. — Укрінформ.</text:p>
      <text:p text:style-name="P4">
Images: ['<text:a xlink:type="simple" xlink:href="https://static.ukrinform.com/photos/2023_06/thumb_files/630_360_1687375041-214.jpg" text:style-name="Internet_20_link" text:visited-style-name="Visited_20_Internet_20_Link">
630_360_16873...</text:a>
']</text:p>
      <text:p text:style-name="P4">
Tags: ['ЄБРР', 'Економіка', 'Енергетика', 'Шмигаль']</text:p>
      <text:p text:style-name="P4">
Type: Article</text:p>
      <!--METADATA-->
      <text:p text:style-name="P4">
<draw:frame draw:style-name="fr1" draw:name="Image309" text:anchor-type="as-char" svg:width="6.9236in" svg:height="3.956343in" draw:z-index="0">
<draw:image xlink:href="../Images/yкринформ/2023-06-21T5-19-00-03-00/630_360_1687375041-214.jpg" xlink:type="simple" xlink:show="embed" xlink:actuate="onLoad" draw:mime-type="image/jpeg"/>
</draw:frame>
Європейський банк реконструкції та розвитку підтримає українську енергетику на600 млн євро вже цього року.</text:p>
      <text:p text:style-name="P4">
Як передає Укрінформ, про це Прем’єр-міністр України Денис Шмигаль повідомив у<text:a xlink:type="simple" xlink:href="https://t.me/Denys_Smyhal/5462" text:style-name="Internet_20_link" text:visited-style-name="Visited_20_Internet_20_Link">
 Телеграмі </text:a>
 .</text:p>
      <text:p text:style-name="P4">
Прем’єр зазначив, що у середу, 21 червня, було підписано низку меморандумівміж Банком та «Укргідроенерго», «Укренерго» і «Нафтогазом».</text:p>
      <text:p text:style-name="P4">
«Посилюємо газовий сектор України. Меморандум <text:a xlink:type="simple" xlink:href="https://www.ukrinform.ua/tag-ebrr" text:style-name="Internet_20_link" text:visited-style-name="Visited_20_Internet_20_Link">
 ЄБРР</text:a>
 із «Нафтогазом» передбачає три головнінапрямки співпраці: формування стратегічних запасів природного газу,інвестиції для декарбонізації та зменшення викидів метану, інвестиції дляпідвищення енергоефективності», - заявив Шмигаль.</text:p>
      <text:p text:style-name="P4">
Прем’єр-міністр також повідомив про новий етап співпраці з ЄБРР в галузігідроенергетики.</text:p>
      <text:p text:style-name="P4">
«Банк надасть допомогу у відновленні та модернізації гідроелектростанцій,посиленні їх надійності та ефективності. Після звільнення територіїКаховського водосховища плануємо розробку дорожньої карти реконструкції ГЕС»,- заявив він.</text:p>
      <text:p text:style-name="P4">
Також Шмигаль зауважив, що ЄБРР підтримає «Укренерго». «Мета - дати компаніїресурси для покриття критичних витрат. Зокрема, із забезпечення стабільної табезперебійної передачі й диспетчеризації електроенергії. Для Уряду важливоякнайшвидше здійснити комплекс заходів із відновлення, щоб максимальноубезпечити електроенергетичну інфраструктуру», - заявив він.</text:p>
      <text:p text:style-name="P4">
<text:span text:style-name="T4">
Читайте також:</text:span>
 <text:a xlink:type="simple" xlink:href="https://www.ukrinform.ua/rubric-economy/3722979-nacbank-ta-ebrr-obgovorili-adaptaciu-ukrainskogo-zakonodavstva-do-standartiv-evrosouzu.html" text:style-name="Internet_20_link" text:visited-style-name="Visited_20_Internet_20_Link">
 Нацбанк та <text:span text:style-name="T4">
ЄБРР</text:span>
 обговорили адаптацію українськогозаконодавства до стандартів Євросоюзу </text:a>
</text:p>
      <text:p text:style-name="P4">
Як повідомлялось, ЄБРР, відносини якого з Україною налічують вже понадтридцять років, і який не лише працює над реалізацією інвестиційних проєктів,а й надає українським органам влади допомогу в реалізації реформ, значнозбільшив свою підтримку після початку російського вторгнення у лютому минулогороку та пообіцяв інвестувати €3 млрд у 2022-2023 роках. Банк також готовийпідтримувати відбудову подальшим фінансуванням і ноу-хау та вже одержав утравні дозвіл Ради керуючих на підготовку до потенційного збільшення капіталудо кінця року з метою надання максимальної підтримки Україні.</text:p>
      <text:p text:style-name="P4">
<text:span text:style-name="T5">
Фото: Денис Шмигаль / Телеграм</text:span>
</text:p>
      <text:p text:style-name="P4">
Source: <text:a xlink:type="simple" xlink:href="https://www.ukrinform.ua/rubric-economy/3726017-ebrr-cogoric-pidtrimae-ukrainsku-energetiku-na-600-miljoniv-smigal.html" text:style-name="Internet_20_link" text:visited-style-name="Visited_20_Internet_20_Link">
https://www.ukrinform.ua/rubric-economy/3726017-ebrr-cogoric-pidtrimae-ukrainsku-energetiku-na-600-miljoniv-smigal.html</text:a>
</text:p>
      <!--NEWS-->
      <text:h text:style-name="P10" text:outline-level="1">
<text:span text:style-name="T4">
BALTOPS23: У Балтійському морі завершились масштабні навчання НАТО</text:span>
</text:h>
      <text:p text:style-name="P4">
Author: ['АРМІЯINFORM']</text:p>
      <text:p text:style-name="P4">
Time: 2023-06-21T60:00:00-04:00</text:p>
      <text:p text:style-name="P4">
Description: У Балтійському морі завершились великі спільні навчання BALTOPS23, що тривали два тижн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0604-n-jc445-1409.jpg" text:style-name="Internet_20_link" text:visited-style-name="Visited_20_Internet_20_Link">
230604-n-jc445-1409.jpg</text:a>
']</text:p>
      <text:p text:style-name="P4">
Tags: ['БАЛТІЙСЬКЕ МОРЕ', 'ВІЙСЬКОВІ НАВЧАННЯ', 'НАТО']</text:p>
      <text:p text:style-name="P4">
Category: News</text:p>
      <!--METADATA-->
      <text:p text:style-name="P4">
<draw:frame draw:style-name="fr1" draw:name="Image310" text:anchor-type="as-char" svg:width="6.9236in" svg:height="4.275323in" draw:z-index="0">
<draw:image xlink:href="../Images/AРМІЯINFORM/2023-06-21T60-00-00-04-00/230604-n-jc445-1409.jpg" xlink:type="simple" xlink:show="embed" xlink:actuate="onLoad" draw:mime-type="image/jpeg"/>
</draw:frame>
</text:p>
      <text:p text:style-name="P4">
У Балтійському морі завершились великі спільні навчання BALTOPS23, що тривалидва тижні.</text:p>
      <text:p text:style-name="P4">
Про це<text:a xlink:type="simple" xlink:href="https://twitter.com/NATO_MARCOM/status/1671093741535346691" text:style-name="Internet_20_link" text:visited-style-name="Visited_20_Internet_20_Link">
повідомляє</text:a>
 пресслужба НАТО у Twitter.</text:p>
      <text:p text:style-name="P4">
У маневрах взяли участь близько 6000 військових із 20 країн, 50 суден.Зазначається, що цього року Фінляндія вперше приєдналася до навчань як членАльянсу.</text:p>
      <text:p text:style-name="P4">
Під час навчань на морі кораблі провели навчання з тактичного маневрування,протичовнову війну, артилерійські та стрілецькі заходи малого калібру,операції з протимінної протидії та навчання протиповітряної оборони.</text:p>
      <text:p text:style-name="Quotations">

<text:p text:style-name="P4">
Successful exercise&gt;
 <text:a xlink:type="simple" xlink:href="https://twitter.com/hashtag/BALTOPS23" text:style-name="Internet_20_link" text:visited-style-name="Visited_20_Internet_20_Link">
#BALTOPS23</text:a>
&gt;
 has come to an end in the Baltic Sea. 6000 ppl, 19 Allies + Sweden, &amp; 50&gt;
 ships took part including 🇫🇮 for the first time as an Allied nation. This&gt;
 unique training event strengthened NATO’s combined response, boosting&gt;
 security in the region…&gt;
 <text:a xlink:type="simple" xlink:href="https://t.co/tOcgAHbqa9" text:style-name="Internet_20_link" text:visited-style-name="Visited_20_Internet_20_Link">
pic.twitter.com/tOcgAHbqa9</text:a>
&gt;
&gt;
 — NATO Maritime Command (@NATO_MARCOM) <text:a xlink:type="simple" xlink:href="https://twitter.com/NATO_MARCOM/status/1671093741535346691" text:style-name="Internet_20_link" text:visited-style-name="Visited_20_Internet_20_Link">
June 20,&gt;
 2023</text:a>
</text:p>

</text:p>
      <text:p text:style-name="P4">
«Після двох тижнів інтенсивних, об'єднаних операцій у Балтійському регіоні мивиросли як команда, працюючи як команда. BALTOPS23 виправдав свої наміри,підтвердивши нашу здатність колективної оборони та довів, що військово-морськаготовність НАТО сильніша, ніж будь-коли», —<text:a xlink:type="simple" xlink:href="https://www.c6f.navy.mil/Press-Room/News/Article/3430772/baltops-23-concludes-in-kiel-germany/" text:style-name="Internet_20_link" text:visited-style-name="Visited_20_Internet_20_Link">
резюмував</text:a>
 командувачударними і допоміжними військово-морськими силами НАТО і Шостим флотом СШАвіцеадмірал Томас Іші.</text:p>
      <text:p text:style-name="P4">
Source: <text:a xlink:type="simple" xlink:href="https://armyinform.com.ua/2023/06/21/baltops23-u-baltijskomu-mori-zavershylys-masshtabni-navchannya-nato/" text:style-name="Internet_20_link" text:visited-style-name="Visited_20_Internet_20_Link">
https://armyinform.com.ua/2023/06/21/baltops23-u-baltijskomu-mori-zavershylys-masshtabni-navchannya-nato/</text:a>
</text:p>
      <!--NEWS-->
      <text:h text:style-name="P10" text:outline-level="1">
<text:span text:style-name="T4">
Уночі сили ППО знищили всі шість «шахедів» над Хмельниччиною</text:span>
</text:h>
      <text:p text:style-name="P4">
Author: ['АРМІЯINFORM']</text:p>
      <text:p text:style-name="P4">
Time: 2023-06-21T61:00:00-04:00</text:p>
      <text:p text:style-name="P4">
Description: Уночі 21 червня в небі над Хмельниччиною сили та засоби Повітряних Сил ЗСУ ліквід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ip-2.jpg" text:style-name="Internet_20_link" text:visited-style-name="Visited_20_Internet_20_Link">
oip-2.jpg</text:a>
']</text:p>
      <text:p text:style-name="P4">
Tags: ['АТАКА ДРОНІВ', 'ПОВІТРЯНІ СИЛИ ЗБРОЙНИХ СИЛ УКРАЇНИ']</text:p>
      <text:p text:style-name="P4">
Category: News</text:p>
      <!--METADATA-->
      <text:p text:style-name="P4">
<draw:frame draw:style-name="fr1" draw:name="Image311" text:anchor-type="as-char" svg:width="6.9236in" svg:height="4.615733in" draw:z-index="0">
<draw:image xlink:href="../Images/AРМІЯINFORM/2023-06-21T61-00-00-04-00/oip-2.jpg" xlink:type="simple" xlink:show="embed" xlink:actuate="onLoad" draw:mime-type="image/jpeg"/>
</draw:frame>
</text:p>
      <text:p text:style-name="P4">
Уночі 21 червня в небі над Хмельниччиною сили та засоби Повітряних Сил ЗСУліквідували всі шість дронів типу Shahed, які випустили окупанти.</text:p>
      <text:p text:style-name="P4">
Про це <text:a xlink:type="simple" xlink:href="https://t.me/kpszsu/2712" text:style-name="Internet_20_link" text:visited-style-name="Visited_20_Internet_20_Link">
повідомляє</text:a>
 пресслужба КомандуванняПовітряних Сил ЗСУ.</text:p>
      <text:p text:style-name="P4">
Зазначається, що ворог завдав удару з північного напрямку.</text:p>
      <text:p text:style-name="P4">
Також минулої доби Сили оборони України приземлили чотири ворожі розвідувальнібезпілотники різних типів.</text:p>
      <text:p text:style-name="P4">
Авіація Повітряних Сил здійснила десятки літаковильотів, завдала ударів попозиціях, техніці, тилах окупаційних військ, зокрема авіаційними засобамиураження, наданими західними партнерами.</text:p>
      <text:p text:style-name="P4">
Source: <text:a xlink:type="simple" xlink:href="https://armyinform.com.ua/2023/06/21/unochi-syly-ppo-znyshhyly-usi-shist-shahediv-nad-hmelnychchynoyu/" text:style-name="Internet_20_link" text:visited-style-name="Visited_20_Internet_20_Link">
https://armyinform.com.ua/2023/06/21/unochi-syly-ppo-znyshhyly-usi-shist-shahediv-nad-hmelnychchynoyu/</text:a>
</text:p>
      <!--NEWS-->
      <text:h text:style-name="P10" text:outline-level="1">
<text:span text:style-name="T4">
Держспецзв’язку у співпраці з міжнародною компанією зупинили кібератаку на українські організації</text:span>
</text:h>
      <text:p text:style-name="P4">
Author: ['АРМІЯINFORM']</text:p>
      <text:p text:style-name="P4">
Time: 2023-06-21T62:00:00-04:00</text:p>
      <text:p text:style-name="P4">
Description: Урядова команда реагування на комп’ютерні надзвичайні події України CERT-UA, яка діє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iberbezpeka.jpg" text:style-name="Internet_20_link" text:visited-style-name="Visited_20_Internet_20_Link">
kiberbezpeka.jpg</text:a>
']</text:p>
      <text:p text:style-name="P4">
Tags: ['CERT-UA', 'RECORDED FUTURE', 'ДЕРЖСПЕЦЗВ’ЯЗКУ', 'КІБЕРЗАГРОЗИ']</text:p>
      <text:p text:style-name="P4">
Category: News</text:p>
      <!--METADATA-->
      <text:p text:style-name="P4">
<draw:frame draw:style-name="fr1" draw:name="Image312" text:anchor-type="as-char" svg:width="6.9236in" svg:height="3.894525in" draw:z-index="0">
<draw:image xlink:href="../Images/AРМІЯINFORM/2023-06-21T62-00-00-04-00/kiberbezpeka.jpg" xlink:type="simple" xlink:show="embed" xlink:actuate="onLoad" draw:mime-type="image/jpeg"/>
</draw:frame>
Кібербезпека. Ілюстративне зображення</text:p>
      <text:p text:style-name="P4">
Урядова команда реагування на комп’ютерні надзвичайні події України CERT-UA,яка діє при Держспецзв’язку, повідомляє про виявлену кіберзагрозу з бокухакерського угруповання APT28 (також відоме як Pawn Storm, Fancy Bear,BlueDelta).</text:p>
      <text:p text:style-name="P4">
Про це<text:a xlink:type="simple" xlink:href="https://www.facebook.com/dsszzi/posts/pfbid0fdj85zAE9TXeQeZfue5Xts8KXV1aBevJt4Z1DpR5CN3eM6uvyMjvL3DgytLfjNJrl" text:style-name="Internet_20_link" text:visited-style-name="Visited_20_Internet_20_Link">
повідомляє</text:a>
Державна служба спеціального зв'язку та захисту інформації України.</text:p>
      <text:p text:style-name="P4">
Встановлено, що шпигунську кампанію намагалися здійснити із застосуваннямексплойтів для Roundcube (програмне забезпечення для вебпошти) та за допомогоюрозсилання електронних листів із актуальними новинами щодо ситуації в Україні.</text:p>
      <text:p text:style-name="P4">
Зокрема, один із електронних листів з темою «Новини України» був отриманий задреси «ukraine_news@meta[.]ua» та містив контент-приманку, замаскований підстаттю видання «NV» (nv.ua). Подібні листи були надіслані на адреси більше ніж40 українських організацій.</text:p>
      <text:p text:style-name="P4">
Фахівці CERT-UA наголошують, що реалізації загрози сприяло використаннязастарілої версії Roundcube (1.4.1). Спроби реалізації кіберзагрози допомігвиявити оперативний обмін інформацією з фахівцями компанії Recorded Future.</text:p>
      <text:p text:style-name="P4">
«Цей кейс — чудовий зразок спільної роботи CERT-UA та міжнародної компаніїRecorded Future, що дозволила ідентифікувати інфраструктуру, з якоїугруповання АРТ28 здійснювало атаки на українські організації», — зазначивзаступник голови Держспецзв’язку Віктор Жора.</text:p>
      <text:p text:style-name="P4">
Source: <text:a xlink:type="simple" xlink:href="https://armyinform.com.ua/2023/06/21/derzhspeczzvyazku-u-spivpraczi-z-mizhnarodnoyu-kompaniyeyu-zupynyly-kiberataku-na-ukrayinski-organizacziyi/" text:style-name="Internet_20_link" text:visited-style-name="Visited_20_Internet_20_Link">
https://armyinform.com.ua/2023/06/21/derzhspeczzvyazku-u-spivpraczi-z-mizhnarodnoyu-kompaniyeyu-zupynyly-kiberataku-na-ukrayinski-organizacziyi/</text:a>
</text:p>
      <!--NEWS-->
      <text:h text:style-name="P10" text:outline-level="1">
<text:span text:style-name="T4">
Глава МЗС України обговорив з держсекретарем США кроки зі зміцнення контрнаступу ЗСУ</text:span>
</text:h>
      <text:p text:style-name="P4">
Author: ['АРМІЯINFORM']</text:p>
      <text:p text:style-name="P4">
Time: 2023-06-21T63:00:00-04:00</text:p>
      <text:p text:style-name="P4">
Description: На зустрічі в Лондоні міністр закордонних справ України Дмитро Кулеба обговори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zfe6kswaa8ckqm.jpg" text:style-name="Internet_20_link" text:visited-style-name="Visited_20_Internet_20_Link">
fzfe6kswaa8ckqm.jpg</text:a>
']</text:p>
      <text:p text:style-name="P4">
Tags: ['ГЛАВА МЗС УКРАЇНИ', 'ДЕРЖСЕКРЕТАР США', 'ДМИТРО КУЛЕБА', 'ЕНТОНІ БЛІНКЕН', 'КОНТРНАСТУП']</text:p>
      <text:p text:style-name="P4">
Category: News</text:p>
      <!--METADATA-->
      <text:p text:style-name="P4">
<draw:frame draw:style-name="fr1" draw:name="Image313" text:anchor-type="as-char" svg:width="6.9236in" svg:height="4.615733in" draw:z-index="0">
<draw:image xlink:href="../Images/AРМІЯINFORM/2023-06-21T63-00-00-04-00/fzfe6kswaa8ckqm.jpg" xlink:type="simple" xlink:show="embed" xlink:actuate="onLoad" draw:mime-type="image/jpeg"/>
</draw:frame>
</text:p>
      <text:p text:style-name="P4">
На зустрічі в Лондоні міністр закордонних справ України Дмитро Кулебаобговорив з держсекретарем США Ентоні Блінкеном контрнаступальні дії Українита підготовку рішень саміту щодо членства України в НАТО.</text:p>
      <text:p text:style-name="P4">
Про це йдеться на сторінці українського міністра у<text:a xlink:type="simple" xlink:href="https://twitter.com/DmytroKuleba/status/1671221303041196044" text:style-name="Internet_20_link" text:visited-style-name="Visited_20_Internet_20_Link">
Twitter</text:a>
.</text:p>
      <text:p text:style-name="P4">
«У Лондоні я зустрівся з Ентоні Блінкеном і подякував США за підтримку. Миобговорили наступні кроки зі зміцнення контрнаступального потенціалу України,підготовку підсумків Вільнюського саміту щодо перспектив членства України вНАТО та посилення глобальної підтримки Формули миру», — написав Дмитро Кулеба.</text:p>
      <text:p text:style-name="P4">
Source: <text:a xlink:type="simple" xlink:href="https://armyinform.com.ua/2023/06/21/glava-mzs-ukrayiny-obgovoryv-z-derzhsekretarem-ssha-kroky-po-zmicznennyu-kontrnastupu-zsu/" text:style-name="Internet_20_link" text:visited-style-name="Visited_20_Internet_20_Link">
https://armyinform.com.ua/2023/06/21/glava-mzs-ukrayiny-obgovoryv-z-derzhsekretarem-ssha-kroky-po-zmicznennyu-kontrnastupu-zsu/</text:a>
</text:p>
      <!--NEWS-->
      <text:h text:style-name="P10" text:outline-level="1">
<text:span text:style-name="T4">
22 червня у Military Media Center брифінг представників Сил безпеки та оборони України</text:span>
</text:h>
      <text:p text:style-name="P4">
Author: ['АРМІЯINFORM']</text:p>
      <text:p text:style-name="P4">
Time: 2023-06-21T64:00:00-04:00</text:p>
      <text:p text:style-name="P4">
Description: 22 червня, об 11:00, у Military Media Center відбудеться брифінг представників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БРИФІНГ', 'ДЕРЖСПЕЦЗВ’ЯЗКУ', 'ДСНС УКРАЇНИ', 'НАЦГВАРДІЯ']</text:p>
      <text:p text:style-name="P4">
Category: News</text:p>
      <!--METADATA-->
      <text:p text:style-name="P4">
<draw:frame draw:style-name="fr1" draw:name="Image314" text:anchor-type="as-char" svg:width="6.9236in" svg:height="3.894525in" draw:z-index="0">
<draw:image xlink:href="../Images/AРМІЯINFORM/2023-06-21T64-00-00-04-00/big-mmc.jpg" xlink:type="simple" xlink:show="embed" xlink:actuate="onLoad" draw:mime-type="image/jpeg"/>
</draw:frame>
 Брифінг</text:p>
      <text:p text:style-name="P4">
<text:span text:style-name="T4">
22 червня, об 11:00,</text:span>
 у Military Media Center відбудеться брифінгпредставників Сил безпеки та оборони України.</text:p>
      <text:p text:style-name="P4">
Під час брифінгу будуть обговорені наступні питання:</text:p>
      <text:p text:style-name="P4">
– участь підрозділів Національної гвардії у відсічі збройної агресії рф протиУкраїни;  – розмінування підрозділами ДСНС України деокупованих територій;  – ліквідація наслідків підриву росіянами греблі Каховської ГЕС та міжнароднадопомога у подоланні наслідків;  – останні тенденції кібервійни та виклики у кіберпросторі, які постали передкраїною.</text:p>
      <text:p text:style-name="P4">
<text:span text:style-name="T4">
Учасники брифінгу:</text:span>
</text:p>
      <text:p text:style-name="P4">
• заступник директора департаменту планування застосування Головногоуправління Національної гвардії України полковник Микола Уршалович;  • начальник відділу організації роботи з гуманітарного розмінування ДСНСУкраїни полковник служби цивільного захисту Сергій Рева;  • речник ДСНС України полковник служби цивільного захисту Олександр Хорунжий;  • речник Державної служби спеціального зв'язку та захисту інформації УкраїниВолодимир Кондрашов.</text:p>
      <text:p text:style-name="P4">
Акредитація представників ЗМІ обов’язкова і триватиме до 10:00 22 червня.</text:p>
      <text:p text:style-name="P4">
Заявки на акредитацію надсилайте на електронну адресу: psmodu@post.mil.gov.uaіз зазначенням прізвища, імені та по батькові журналіста, назви видання, номерпрескарти акредитації ЗСУ, контактного телефону.</text:p>
      <text:p text:style-name="P4">
Source: <text:a xlink:type="simple" xlink:href="https://armyinform.com.ua/2023/06/21/22-chervnya-u-military-media-center-bryfing-predstavnykiv-syl-bezpeky-ta-oborony-ukrayiny/" text:style-name="Internet_20_link" text:visited-style-name="Visited_20_Internet_20_Link">
https://armyinform.com.ua/2023/06/21/22-chervnya-u-military-media-center-bryfing-predstavnykiv-syl-bezpeky-ta-oborony-ukrayiny/</text:a>
</text:p>
      <!--NEWS-->
      <text:h text:style-name="P10" text:outline-level="1">
<text:span text:style-name="T4">
Близькі полонених моряків зустрілися з представниками Координаційного штабу</text:span>
</text:h>
      <text:p text:style-name="P4">
Author: ['АРМІЯINFORM']</text:p>
      <text:p text:style-name="P4">
Time: 2023-06-21T65:00:00-04:00</text:p>
      <text:p text:style-name="P4">
Description: У Координаційному штабі відбулася онлайн-зустріч з об’єднанням родин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5-1.jpg" text:style-name="Internet_20_link" text:visited-style-name="Visited_20_Internet_20_Link">
ksh5-1.jpg</text:a>
']</text:p>
      <text:p text:style-name="P4">
Tags: ['ВІЙСЬКОВІ МОРЯКИ', 'КООРДИНАЦІЙНИЙ ШТАБ З ПИТАНЬ ПОВОДЖЕННЯ З ВІЙСЬКОВОПОЛОНЕНИМИ']</text:p>
      <text:p text:style-name="P4">
Category: News</text:p>
      <!--METADATA-->
      <text:p text:style-name="P4">
<draw:frame draw:style-name="fr1" draw:name="Image315" text:anchor-type="as-char" svg:width="6.9236in" svg:height="4.011043in" draw:z-index="0">
<draw:image xlink:href="../Images/AРМІЯINFORM/2023-06-21T65-00-00-04-00/ksh5-1.jpg" xlink:type="simple" xlink:show="embed" xlink:actuate="onLoad" draw:mime-type="image/jpeg"/>
</draw:frame>
</text:p>
      <text:p text:style-name="P4">
У Координаційному штабі відбулася онлайн-зустріч з об’єднанням родинвійськовослужбовців дивізіону надводних кораблів Військово-Морських Сил ЗСУ. Зродичами й близькими полонених моряків спілкувався представник Координаційногоштабу.</text:p>
      <text:p text:style-name="P4">
Про це <text:a xlink:type="simple" xlink:href="https://t.me/Koord_shtab/1280" text:style-name="Internet_20_link" text:visited-style-name="Visited_20_Internet_20_Link">
повідомляє</text:a>
 Координаційний штаб зпитань поводження з військовополоненими.</text:p>
      <text:p text:style-name="P4">
Серед іншого родичі полонених оборонців цікавилися інформацією про місцяутримання їхніх близьких. За словами представника штабу, офіційно країна-агресорка не повідомляє про місцезнаходження військовополонених: це стосуєтьсяяк місць несвободи на території російської федерації, так і на тимчасовоокупованих українських територіях. Подібна ситуація і з відомостями про станздоров’я полонених — офіційної інформації від російської сторони про це немає.</text:p>
      <text:p text:style-name="P4">
Слід зазначити, що значну кількість важливої інформації збирають і передаютьдо Координаційного штабу родичі зниклих безвісти й полоненихвійськовослужбовців. Також цінні відомості про стан здоров’я і ймовірні місцяутримання передають звільнені з полону захисники.</text:p>
      <text:p text:style-name="P4">
Окремо представник штабу звернув увагу на питання інформаційної безпеки. Вінзакликав членів сімей військовополонених бути пильними, отримуючи інформаціюіз сумнівних неперевірених джерел. росія в будь-який спосіб намагаєтьсявпливати на українське суспільство, зокрема, застосовуючи маніпуляції вінформаційному просторі.</text:p>
      <text:p text:style-name="P4">
Source: <text:a xlink:type="simple" xlink:href="https://armyinform.com.ua/2023/06/21/blyzki-polonenyh-moryakiv-zustrilysya-z-predstavnykamy-koordynaczijnogo-shtabu/" text:style-name="Internet_20_link" text:visited-style-name="Visited_20_Internet_20_Link">
https://armyinform.com.ua/2023/06/21/blyzki-polonenyh-moryakiv-zustrilysya-z-predstavnykamy-koordynaczijnogo-shtabu/</text:a>
</text:p>
      <!--NEWS-->
      <text:h text:style-name="P10" text:outline-level="1">
<text:span text:style-name="T4">
Британія оголосила про надання Україні нового пакета фінансової допомоги на понад $3 мільярди</text:span>
</text:h>
      <text:p text:style-name="P4">
Author: ['АРМІЯINFORM']</text:p>
      <text:p text:style-name="P4">
Time: 2023-06-21T66:00:00-04:00</text:p>
      <text:p text:style-name="P4">
Description: Президент України Володимир Зеленський повідомив про перші важливі новини з міжнарод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2d0b4126311b01d81544da8ff3b6498_1646777548_extra_large.jpeg" text:style-name="Internet_20_link" text:visited-style-name="Visited_20_Internet_20_Link">
72d0b4126311b01d81544da8ff3b6498_1646777548_extra_large.jpeg</text:a>
']</text:p>
      <text:p text:style-name="P4">
Tags: ['ВІДНОВЛЕННЯ УКРАЇНИ', 'КОНФЕРЕНЦІЯ', 'ЛОНДОН', 'ПРЕЗИДЕНТ УКРАЇНИ']</text:p>
      <text:p text:style-name="P4">
Category: News</text:p>
      <!--METADATA-->
      <text:p text:style-name="P4">
<draw:frame draw:style-name="fr1" draw:name="Image316" text:anchor-type="as-char" svg:width="6.9236in" svg:height="4.613521in" draw:z-index="0">
<draw:image xlink:href="../Images/AРМІЯINFORM/2023-06-21T66-00-00-04-00/72d0b4126311b01d81544da8ff3b6498_1646777548_extra_large.jpeg" xlink:type="simple" xlink:show="embed" xlink:actuate="onLoad" draw:mime-type="image/jpeg"/>
</draw:frame>
</text:p>
      <text:p text:style-name="P4">
Президент України Володимир Зеленський повідомив про перші важливі новини зміжнародної конференції щодо відбудови України у Лондоні.</text:p>
      <text:p text:style-name="P4">
Про це глава держави<text:a xlink:type="simple" xlink:href="https://twitter.com/ZelenskyyUa/status/1671474517200314372" text:style-name="Internet_20_link" text:visited-style-name="Visited_20_Internet_20_Link">
написав</text:a>
у своєму Twitter.</text:p>
      <text:p text:style-name="P4">
Прем’єр-міністр Великої Британії Ріші Сунак оголосив про новий пакетфінансової підтримки для України на 3 мільярди доларів.</text:p>
      <text:p text:style-name="P4">
Президент Єврокомісії Урсула фон дер Ляєн запропонувала новий Механізм дляпідтримки відновлення України на суму €50 мільярдів.</text:p>
      <text:p text:style-name="P4">
«Єврокомісія представляє оновлену інформацію про прогрес, досягнутий Україноюв реформах. Ми будемо працювати разом до фінішу. Ми хочемо поєднати українськіреформи з європейськими інвестиціями», —<text:a xlink:type="simple" xlink:href="https://twitter.com/vonderleyen/status/1671440832086392835" text:style-name="Internet_20_link" text:visited-style-name="Visited_20_Internet_20_Link">
зазначила</text:a>
 Урсула фон дер Ляєн.</text:p>
      <text:p text:style-name="P4">
Державний секретар США Ентоні Блінкен також оголосив про новий пакет допомоги.Його сума становить 1,3 мільярда доларів для енергетичних та інфраструктурнихпотреб України.</text:p>
      <text:p text:style-name="P4">
«Радий бачити, що стільки союзників, партнерів і компаній збираються разом,щоб підтримати відновлення України після російської війни. Справедливий іміцний мир буде створено не лише завдяки довгостроковій військовій силіУкраїни, але й силі її економіки, демократії та народу», —<text:a xlink:type="simple" xlink:href="https://twitter.com/SecBlinken/status/1671477560541171712" text:style-name="Internet_20_link" text:visited-style-name="Visited_20_Internet_20_Link">
сказав</text:a>
Ентоні Блінкен.</text:p>
      <text:p text:style-name="P4">
Володимир Зеленський подякував партнерам за підтримку та наголосив, щовідновлення України стане більш передбачуваним завдяки єдності та солідарностісвіту.</text:p>
      <text:p text:style-name="P4">
Source: <text:a xlink:type="simple" xlink:href="https://armyinform.com.ua/2023/06/21/brytaniya-ogolosyla-pro-nadannya-ukrayini-novogo-paketu-finansovoyi-dopomogy-na-ponad-3-milyardy/" text:style-name="Internet_20_link" text:visited-style-name="Visited_20_Internet_20_Link">
https://armyinform.com.ua/2023/06/21/brytaniya-ogolosyla-pro-nadannya-ukrayini-novogo-paketu-finansovoyi-dopomogy-na-ponad-3-milyardy/</text:a>
</text:p>
      <!--NEWS-->
      <text:h text:style-name="P10" text:outline-level="1">
<text:span text:style-name="T4">
Захоплені кораблі ВМС ЗСУ рашисти утилізують в тимчасово окупованому Криму</text:span>
</text:h>
      <text:p text:style-name="P4">
Author: ['Іветта Василенко']</text:p>
      <text:p text:style-name="P4">
Time: 2023-06-21T67:00:00-04:00</text:p>
      <text:p text:style-name="P4">
Description: російські окупанти в тимчасово окупованому Криму почали незаконну утилізацію захопл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lyustratyvne-foto.jpg" text:style-name="Internet_20_link" text:visited-style-name="Visited_20_Internet_20_Link">
ilyustratyvne-foto.jpg</text:a>
']</text:p>
      <text:p text:style-name="P4">
Tags: ['АР КРИМ', 'ВІЙСЬКОВІ КОРАБЛІ', 'ВТОРГНЕННЯ РФ']</text:p>
      <text:p text:style-name="P4">
Category: News</text:p>
      <!--METADATA-->
      <text:p text:style-name="P4">
<draw:frame draw:style-name="fr1" draw:name="Image317" text:anchor-type="as-char" svg:width="6.9236in" svg:height="5.186406in" draw:z-index="0">
<draw:image xlink:href="../Images/AРМІЯINFORM/2023-06-21T67-00-00-04-00/ilyustratyvne-foto.jpg" xlink:type="simple" xlink:show="embed" xlink:actuate="onLoad" draw:mime-type="image/jpeg"/>
</draw:frame>
</text:p>
      <text:p text:style-name="P4">
російські окупанти в тимчасово окупованому Криму почали незаконну утилізаціюзахоплених кораблів Військово-Морських Сил Збройних Сил України.</text:p>
      <text:p text:style-name="P4">
Про це<text:a xlink:type="simple" xlink:href="https://ppu.gov.ua/press-center/operatyvna-informatsiia-shchodo-sytuatsii-na-tymchasovo-okupovaniy-terytorii-avtonomnoi-respubliky-krym-ta-mista-sevastopolia-stanom-na-19-chervnia-2023-roku/" text:style-name="Internet_20_link" text:visited-style-name="Visited_20_Internet_20_Link">
 повідомило</text:a>
 ПредставництвоПрезидента України в АР Крим.</text:p>
      <text:p text:style-name="P4">
Йдеться про ті кораблі, які були захоплені російськими військовослужбовцями у2014 році під час окупації Кримського півострова.</text:p>
      <text:p text:style-name="P4">
— Окупанти почали незаконну утилізацію захоплених у Севастополі та Донузлаві(озеро в західній частині Кримського півострова. — <text:span text:style-name="T5">
Ред</text:span>
.) кораблів ВМС ЗСУкраїни, які після 2014 року перебували в окупованому Криму. Нібито насуднообробну базу в Інкермані відправили катери «Придніпров’я» і «Херсон»,морські тральники «Чернігів» і «Черкаси», корвети «Луцьк» і «Хмельницький», —йдеться в повідомленні.</text:p>
      <text:p text:style-name="P4">
Нагадаємо, що морський тральщик «Черкаси» був останнім кораблем національнихВійськово-Морських Сил, екіпаж якого чинив опір російським окупантам у березні2014 року. Героїчним діям екіпажу корабля присвячено фільм «Черкаси».</text:p>
      <text:p text:style-name="P4">
Source: <text:a xlink:type="simple" xlink:href="https://armyinform.com.ua/2023/06/21/zahopleni-korabli-vms-zsu-rashysty-utylizuyut-v-tymchasovo-okupovanomu-krymu/" text:style-name="Internet_20_link" text:visited-style-name="Visited_20_Internet_20_Link">
https://armyinform.com.ua/2023/06/21/zahopleni-korabli-vms-zsu-rashysty-utylizuyut-v-tymchasovo-okupovanomu-krymu/</text:a>
</text:p>
      <!--NEWS-->
      <text:h text:style-name="P10" text:outline-level="1">
<text:span text:style-name="T4">
У Дії з’явилась нова військова облігація «Нова Каховка»</text:span>
</text:h>
      <text:p text:style-name="P4">
Author: ['АРМІЯINFORM']</text:p>
      <text:p text:style-name="P4">
Time: 2023-06-21T68:00:00-04:00</text:p>
      <text:p text:style-name="P4">
Description: У застосунку Дія додали нову військову облігацію «Нова Каховка», яка має процентну ста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809057806484090996_y-e1687347341764.jpg" text:style-name="Internet_20_link" text:visited-style-name="Visited_20_Internet_20_Link">
photo_5809057806484090996_y-e1687347341764.jpg</text:a>
']</text:p>
      <text:p text:style-name="P4">
Tags: ['ВІЙСЬКОВІ ОБЛІГАЦІЇ', 'МІНЦИФРИ']</text:p>
      <text:p text:style-name="P4">
Category: News</text:p>
      <!--METADATA-->
      <text:p text:style-name="P4">
<draw:frame draw:style-name="fr1" draw:name="Image318" text:anchor-type="as-char" svg:width="6.9236in" svg:height="5.1927in" draw:z-index="0">
<draw:image xlink:href="../Images/AРМІЯINFORM/2023-06-21T68-00-00-04-00/photo_5809057806484090996_y-e1687347341764.jpg" xlink:type="simple" xlink:show="embed" xlink:actuate="onLoad" draw:mime-type="image/jpeg"/>
</draw:frame>
</text:p>
      <text:p text:style-name="P4">
У застосунку Дія додали нову <text:a xlink:type="simple" xlink:href="https://armyinform.com.ua/2023/05/01/pro-vijskovi-obligacziyi-vid-a-do-ya/" text:style-name="Internet_20_link" text:visited-style-name="Visited_20_Internet_20_Link">
військовуоблігацію</text:a>
 «Нова Каховка», яка має процентну ставку 18,2% та дату виплати до 1травня 2024 року.</text:p>
      <text:p text:style-name="P4">
Про це <text:a xlink:type="simple" xlink:href="https://t.me/mintsyfra/4168" text:style-name="Internet_20_link" text:visited-style-name="Visited_20_Internet_20_Link">
повідомляє</text:a>
 пресслужба Міністерствацифрової трансформації України.</text:p>
      <text:p text:style-name="P4">
Там нагадують, що купівля військових облігацій — це інвестиція в мирнемайбутнє та гарантований прибуток для кожного вкладника.</text:p>
      <text:p text:style-name="P4">
«Кожна гривня з облігацій підтримує економіку країни та допомагає армії, апотім повертається на ваш рахунок», — підкреслюють у Мінцифрі.</text:p>
      <text:p text:style-name="P4">
У відомстві додають, що сьогодні всі, хто придбали облігацію «Маріуполь» узастосунку Дія, отримують виплати: це сума вкладу та відсоток.</text:p>
      <text:p text:style-name="P4">
<text:span text:style-name="T4">
Як купити облігацію «Нова Каховка»:</text:span>
</text:p>
      <ul>
        <li>
спершу потрібно зайти у Дію;  * на головному екрані обрати «Військові облігації»;  * вибрати облігацію, партнера й кількість;  * підписати та оплатити будь-якою карткою;  * облігація протягом 3 днів з’явиться поруч із документами.</li>
      </ul>
      <text:p text:style-name="P4">
«Два тижні тому російські терористи зруйнували Каховську ГЕС, влаштувавшиекоцид. Незламні українці з перших секунд активно долучилися до ліквідаціїнаслідків та допомоги постраждалим. Облігація «Нова Каховка» в Дії — це щеодин дієвий спосіб допомоги. Придбайте, щоб підтримати економіку держави,допомогти Силам оборони та отримати гарантований прибуток», — закликаввіцепрем’єр-міністр з інновацій, розвитку освіти, науки та технологій —міністр цифрової трансформації Михайло Федоров.</text:p>
      <text:p text:style-name="P4">
Source: <text:a xlink:type="simple" xlink:href="https://armyinform.com.ua/2023/06/21/u-diyi-zyavylas-nova-vijskova-obligacziya-nova-kahovka/" text:style-name="Internet_20_link" text:visited-style-name="Visited_20_Internet_20_Link">
https://armyinform.com.ua/2023/06/21/u-diyi-zyavylas-nova-vijskova-obligacziya-nova-kahovka/</text:a>
</text:p>
      <!--NEWS-->
      <text:h text:style-name="P10" text:outline-level="1">
<text:span text:style-name="T4">
Руслан Стефанчук обговорив з головою Сенату Італії приєднання України до НАТО</text:span>
</text:h>
      <text:p text:style-name="P4">
Author: ['АРМІЯINFORM']</text:p>
      <text:p text:style-name="P4">
Time: 2023-06-21T69:00:00-04:00</text:p>
      <text:p text:style-name="P4">
Description: Голова Верховної Ради України Руслан Стефанчук обговорив з головою Сенату Італ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083234_663931278887047_1566604600794140193_n.jpg" text:style-name="Internet_20_link" text:visited-style-name="Visited_20_Internet_20_Link">
355083234_663931278887047_1566604600794140193_n.jpg</text:a>
']</text:p>
      <text:p text:style-name="P4">
Tags: ['ІТАЛІЯ', 'РУСЛАН СТЕФАНЧУК', 'САМІТ НАТО']</text:p>
      <text:p text:style-name="P4">
Category: News</text:p>
      <!--METADATA-->
      <text:p text:style-name="P4">
<draw:frame draw:style-name="fr1" draw:name="Image319" text:anchor-type="as-char" svg:width="6.9236in" svg:height="4.617987in" draw:z-index="0">
<draw:image xlink:href="../Images/AРМІЯINFORM/2023-06-21T69-00-00-04-00/355083234_663931278887047_1566604600794140193_n.jpg" xlink:type="simple" xlink:show="embed" xlink:actuate="onLoad" draw:mime-type="image/jpeg"/>
</draw:frame>
</text:p>
      <text:p text:style-name="P4">
Голова Верховної Ради України Руслан Стефанчук обговорив з головою СенатуІталійської Республіки Іняціо Ла Русса приєднання України доПівнічноатлантичного альянсу.</text:p>
      <text:p text:style-name="P4">
Про це він<text:a xlink:type="simple" xlink:href="https://www.facebook.com/stefanchuk.official/posts/pfbid02wgdeD4ytJER3gcecc1cZTKgPU2F6zFiS9pANiFACLFeZ47skPhpAJH23xqdrYAYnl" text:style-name="Internet_20_link" text:visited-style-name="Visited_20_Internet_20_Link">
повідомив</text:a>
у своєму фейсбуці.</text:p>
      <text:p text:style-name="P4">
«Вкрай важливе питання — приєднання України до НАТО. Цю тему порушив під часрозмови у форматі відеоконференції з головою Сенату Італійської РеспублікиІняціо Ла Русса. Низка парламентів підтримала наше членство в Альянсі.Вільнюський саміт має стати майданчиком, де буде презентовано спільне баченняАльянсом модальностей та чітко визначених часових рамок вступу України доНАТО», — йдеться у повідомленні.</text:p>
      <text:p text:style-name="P4">
Руслан Стефанчук закликав Парламент Італії ухвалити рішення на користьзапрошення України приєднатися до НАТО на саміті Альянсу у Вільнюсі.</text:p>
      <text:p text:style-name="P4">
Як відомо, наступний саміт НАТО<text:a xlink:type="simple" xlink:href="https://armyinform.com.ua/2022/11/09/nastupnyj-samit-nato-vidbudetsya-vlitku-2023-roku-v-lytvi/" text:style-name="Internet_20_link" text:visited-style-name="Visited_20_Internet_20_Link">
відбудеться</text:a>
 у Вільнюсі 11–12 липня 2023 року.</text:p>
      <text:p text:style-name="P4">
Source: <text:a xlink:type="simple" xlink:href="https://armyinform.com.ua/2023/06/21/ruslan-stefanchuk-obgovoryv-z-glavoyu-senatu-italiyi-pryyednannya-ukrayiny-do-nato/" text:style-name="Internet_20_link" text:visited-style-name="Visited_20_Internet_20_Link">
https://armyinform.com.ua/2023/06/21/ruslan-stefanchuk-obgovoryv-z-glavoyu-senatu-italiyi-pryyednannya-ukrayiny-do-nato/</text:a>
</text:p>
      <!--NEWS-->
      <text:h text:style-name="P10" text:outline-level="1">
<text:span text:style-name="T4">
Штати не бачать необхідності змінювати розстановку своїх сил у відповідь на ядерний шантаж РФ</text:span>
</text:h>
      <text:p text:style-name="P4">
Authors: Ukrinform (Person)</text:p>
      <text:p text:style-name="P4">
Publisher: Укринформ (Organization)</text:p>
      <text:p text:style-name="P4">
Published Time: 2023-06-21T6:24:00+03:00</text:p>
      <text:p text:style-name="P4">
Modified Time: 2023-06-21T22:24:00+03:00</text:p>
      <text:p text:style-name="P4">
Description: Сполучені Штати продовжують стежити за розвитком подій навколо угоди РФ і Білорусі щодо переміщення засобів тактичної ядерної зброї та досі не бачать необхідності змінювати розстановку власних ядерних сил у відповідь. — Укрінформ.</text:p>
      <text:p text:style-name="P4">
Images: ['<text:a xlink:type="simple" xlink:href="https://static.ukrinform.com/photos/2016_04/thumb_files/630_360_1460964573-7662.jpg" text:style-name="Internet_20_link" text:visited-style-name="Visited_20_Internet_20_Link">
630_360_14609...</text:a>
']</text:p>
      <text:p text:style-name="P4">
Tags: ['Білорусь', 'США', 'Ядерна зброя', 'Агресія РФ', 'Війна з Росією']</text:p>
      <text:p text:style-name="P4">
Type: Article</text:p>
      <!--METADATA-->
      <text:p text:style-name="P4">
<draw:frame draw:style-name="fr1" draw:name="Image320" text:anchor-type="as-char" svg:width="6.9236in" svg:height="3.956343in" draw:z-index="0">
<draw:image xlink:href="../Images/yкринформ/2023-06-21T6-24-00-03-00/630_360_1460964573-7662.jpg" xlink:type="simple" xlink:show="embed" xlink:actuate="onLoad" draw:mime-type="image/jpeg"/>
</draw:frame>
 СполученіШтати продовжують стежити за розвитком подій навколо угоди РФ і Білорусі щодопереміщення засобів тактичної ядерної зброї та досі не бачать необхідностізмінювати розстановку власних ядерних сил у відповідь.</text:p>
      <text:p text:style-name="P4">
Про це заявив у середу під час пресбрифінгу у Вашингтоні заступник речникаДерждепартаменту США Ведант Пател, передає власний кореспондент Укрінформу.</text:p>
      <text:p text:style-name="P4">
«Ми бачили повідомлення про угоду між Росією й Білоруссю і продовжимо активностежити за ситуацією, за її розвитком і наслідками», - запевнив представникДерждепу, коментуючи запитання щодо ядерної загрози з боку РФ, а такожвисловлювань президента Байдена з цього приводу.</text:p>
      <text:p text:style-name="P4">
<text:span text:style-name="T4">
Читайте також:</text:span>
 <text:span text:style-name="T4">
<text:a xlink:type="simple" xlink:href="https://www.ukrinform.ua/rubric-ato/3725455-zodnu-adernu-boegolovku-rf-se-ne-peremistila-u-bilorus-budanov.html" text:style-name="Internet_20_link" text:visited-style-name="Visited_20_Internet_20_Link">
 Жодну ядерну боєголовку РФ ще не перемістила у Білорусь– Буданов </text:a>
 </text:span>
</text:p>
      <text:p text:style-name="P4">
Водночас Пател підкреслив: «Ми не бачили жодної причини, щоби змінюватипозицію наших власних ядерних сил».</text:p>
      <text:p text:style-name="P4">
Крім того, він нагадав позицію США, висловлену, в тому числі президентомБайденом, що риторика Кремля стосовно ядерної зброї є безрозсудною табезвідповідальною.</text:p>
      <text:p text:style-name="P4">
«Це також підкреслює лицемірство президента Путіна в цьому питанні», -зауважив представник Держдепартаменту США.</text:p>
      <text:p text:style-name="P4">
<text:span text:style-name="T4">
Читайте також:</text:span>
 <text:span text:style-name="T4">
<text:a xlink:type="simple" xlink:href="https://www.ukrinform.ua/rubric-ato/3725174-zagroza-vikoristanna-putinim-adernoi-zbroi-e-realnou-bajden.html" text:style-name="Internet_20_link" text:visited-style-name="Visited_20_Internet_20_Link">
 Загроза використання Путіним ядерної зброї є реальною –Байден </text:a>
 </text:span>
</text:p>
      <text:p text:style-name="P4">
Як повідомляв Укрінформ, президент США Джо Байден зазначив, що вважає _<text:span text:style-name="T4">
<text:a xlink:type="simple" xlink:href="https://www.ukrinform.ua/tag-raketnij-udar" text:style-name="Internet_20_link" text:visited-style-name="Visited_20_Internet_20_Link">
застосування Росією тактичної ядерної зброї </text:a>
 </text:span>
 _ реальною загрозою. Водночас він назвав «абсолютнобезвідповідальною» домовленість російського й білоруського режимів розміститиядерну зброю на території Білорусі.</text:p>
      <text:p text:style-name="P4">
Source: <text:a xlink:type="simple" xlink:href="https://www.ukrinform.ua/rubric-world/3726016-stati-ne-bacat-neobhidnosti-zminuvati-rozstanovku-svoih-sil-u-vidpovid-na-adernij-santaz-rf.html" text:style-name="Internet_20_link" text:visited-style-name="Visited_20_Internet_20_Link">
https://www.ukrinform.ua/rubric-world/3726016-stati-ne-bacat-neobhidnosti-zminuvati-rozstanovku-svoih-sil-u-vidpovid-na-adernij-santaz-rf.html</text:a>
</text:p>
      <!--NEWS-->
      <text:h text:style-name="P10" text:outline-level="1">
<text:span text:style-name="T4">
ГУР закликає ЗМІ та громадськість перевіряти відповідність осіб, що висловлюються від імені розвідки</text:span>
</text:h>
      <text:p text:style-name="P4">
Author: ['АРМІЯINFORM']</text:p>
      <text:p text:style-name="P4">
Time: 2023-06-21T70:00:00-04:00</text:p>
      <text:p text:style-name="P4">
Description: Головне управління розвідки Міністерства оборони України фіксує випадки появи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121_520.jpeg" text:style-name="Internet_20_link" text:visited-style-name="Visited_20_Internet_20_Link">
2121_520.jpeg</text:a>
']</text:p>
      <text:p text:style-name="P4">
Tags: ['ГУР МО УКРАЇНИ', 'ЗМІ']</text:p>
      <text:p text:style-name="P4">
Category: News</text:p>
      <!--METADATA-->
      <text:p text:style-name="P4">
<draw:frame draw:style-name="fr1" draw:name="Image321" text:anchor-type="as-char" svg:width="6.9236in" svg:height="4.32725in" draw:z-index="0">
<draw:image xlink:href="../Images/AРМІЯINFORM/2023-06-21T70-00-00-04-00/2121_520.jpeg" xlink:type="simple" xlink:show="embed" xlink:actuate="onLoad" draw:mime-type="image/jpeg"/>
</draw:frame>
</text:p>
      <text:p text:style-name="P4">
Головне управління розвідки Міністерства оборони України фіксує випадки появив інформаційному просторі осіб, які публічно репрезентують себе начебтоспівробітниками української воєнної розвідки, але в дійсності не мають до ГУРМО України жодного відношення.</text:p>
      <text:p text:style-name="P4">
Про це <text:a xlink:type="simple" xlink:href="https://gur.gov.ua/content/hur-mo-ukrainy-informuie-shchodo-osib-iaki-publichno-reprezentuiut-sebe-nachebto-spivrobitnykamy-ukrainskoi-voiennoi-rozvidky.html" text:style-name="Internet_20_link" text:visited-style-name="Visited_20_Internet_20_Link">
інформує</text:a>
 Головне управління розвідки МОУ.</text:p>
      <text:p text:style-name="P4">
«Відповідна поведінка використовується для самопіару, але водночас створюєсерйозні ризики для інформаційної безпеки держави.</text:p>
      <text:p text:style-name="P4">
<text:span text:style-name="T5">
<text:span text:style-name="T4">
Просимо представників українських медіа та лідерів громадської думкиретельніше верифікувати справжні регалії осіб, запрошених длякоментарів/інтерв’ю/ефірів.</text:span>
</text:span>
</text:p>
      <text:p text:style-name="P4">
Офіційні коментарі та інформування суспільства від імені Головного управліннярозвідки Міністерства оборони України надають лише визначені відповіднимипосадовими обов'язками особи.</text:p>
      <text:p text:style-name="P4">
ГУР МО України демонструє повагу та відкритість до представників ЗМІ, тожз’ясувати причетність того чи іншого співрозмовника до української воєнноїрозвідки можна шляхом звернення до пресслужби відомства», — йдеться вповідомленні.</text:p>
      <text:p text:style-name="P4">
Source: <text:a xlink:type="simple" xlink:href="https://armyinform.com.ua/2023/06/21/gur-zaklykaye-zmi-ta-gromadskist-pereviryaty-vidpovidnist-osib-shho-vyslovlyuyutsya-vid-imeni-rozvidky/" text:style-name="Internet_20_link" text:visited-style-name="Visited_20_Internet_20_Link">
https://armyinform.com.ua/2023/06/21/gur-zaklykaye-zmi-ta-gromadskist-pereviryaty-vidpovidnist-osib-shho-vyslovlyuyutsya-vid-imeni-rozvidky/</text:a>
</text:p>
      <!--NEWS-->
      <text:h text:style-name="P10" text:outline-level="1">
<text:span text:style-name="T4">
Зранку армія рф обстріляла з мінометів прикордоння Сумщини і Чернігівщини</text:span>
</text:h>
      <text:p text:style-name="P4">
Author: ['АРМІЯINFORM']</text:p>
      <text:p text:style-name="P4">
Time: 2023-06-21T71:00:00-04:00</text:p>
      <text:p text:style-name="P4">
Description: Сьогодні, 21 червня, станом на 10:00 російські окупаційні війська тричі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 'СУМЩИНА', 'ЧЕРНІГІВЩИНА']</text:p>
      <text:p text:style-name="P4">
Category: News</text:p>
      <!--METADATA-->
      <text:p text:style-name="P4">
<draw:frame draw:style-name="fr1" draw:name="Image322" text:anchor-type="as-char" svg:width="6.9236in" svg:height="4.034754in" draw:z-index="0">
<draw:image xlink:href="../Images/AРМІЯINFORM/2023-06-21T71-00-00-04-00/obstrily-prykordonnya-e1685522829617.jpg" xlink:type="simple" xlink:show="embed" xlink:actuate="onLoad" draw:mime-type="image/jpeg"/>
</draw:frame>
 Ілюстративне фото</text:p>
      <text:p text:style-name="P4">
Сьогодні, 21 червня, станом на 10:00 російські окупаційні війська тричіобстріляли прикордонні території Чернігівської та Сумської областей.</text:p>
      <text:p text:style-name="P4">
Про це <text:a xlink:type="simple" xlink:href="https://t.me/ok_pivnich1/3364" text:style-name="Internet_20_link" text:visited-style-name="Visited_20_Internet_20_Link">
повідомляє</text:a>
 оперативне командування«Північ».</text:p>
      <text:p text:style-name="P4">
У Сумській області з 03:10 до 03:15 зафіксовано 2 приходи, ймовірно 120-ммміномет, в районі населеного пункту Фотовиж. З 06:00 до 06:20 зафіксовано 12приходів, ймовірно 82-мм міномет, та 20 приходів, ймовірно, з АГС.</text:p>
      <text:p text:style-name="P4">
У Чернігівській області з 08:30 до 08:50 зафіксовано 17 приходів, ймовірно зміномета 82 мм, в районі населеного пункту Карповичі.</text:p>
      <text:p text:style-name="P4">
Про втрати серед місцевого населення чи пошкодження цивільної інфраструктуриінформації не надходило.</text:p>
      <text:p text:style-name="P4">
Source: <text:a xlink:type="simple" xlink:href="https://armyinform.com.ua/2023/06/21/zranku-armiya-rf-obstrilyala-z-minometiv-prykordonnya-sumshhyny-i-chernigivshhyny/" text:style-name="Internet_20_link" text:visited-style-name="Visited_20_Internet_20_Link">
https://armyinform.com.ua/2023/06/21/zranku-armiya-rf-obstrilyala-z-minometiv-prykordonnya-sumshhyny-i-chernigivshhyny/</text:a>
</text:p>
      <!--NEWS-->
      <text:h text:style-name="P10" text:outline-level="1">
<text:span text:style-name="T4">
Військовослужбовці та учасники бойових дій зможуть безкоштовно відвідати «Книжковий Арсенал»</text:span>
</text:h>
      <text:p text:style-name="P4">
Author: ['АРМІЯINFORM']</text:p>
      <text:p text:style-name="P4">
Time: 2023-06-21T72:00:00-04:00</text:p>
      <text:p text:style-name="P4">
Description: 22 червня о 17:00 в Києві відбудеться офіційне відкриття ХІ Міжнародного фестивал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42-e1687349515352.jpg" text:style-name="Internet_20_link" text:visited-style-name="Visited_20_Internet_20_Link">
5-42-e1687349515352.jpg</text:a>
']</text:p>
      <text:p text:style-name="P4">
Tags: ['КНИЖКОВИЙ АРСЕНАЛ', 'ХІ МІЖНАРОДНИЙ ФЕСТИВАЛЬ']</text:p>
      <text:p text:style-name="P4">
Category: News</text:p>
      <!--METADATA-->
      <text:p text:style-name="P4">
<draw:frame draw:style-name="fr1" draw:name="Image323" text:anchor-type="as-char" svg:width="6.9236in" svg:height="3.479109in" draw:z-index="0">
<draw:image xlink:href="../Images/AРМІЯINFORM/2023-06-21T72-00-00-04-00/5-42-e1687349515352.jpg" xlink:type="simple" xlink:show="embed" xlink:actuate="onLoad" draw:mime-type="image/jpeg"/>
</draw:frame>
</text:p>
      <text:p text:style-name="P4">
<text:span text:style-name="T4">
22 червня</text:span>
 <text:span text:style-name="T4">
о 17:00</text:span>
 в Києві відбудеться офіційне відкриття ХІМіжнародного фестивалю «Книжковий Арсенал», який триватиме до 25 червнявключно.</text:p>
      <text:p text:style-name="P4">
За сприяння <text:a xlink:type="simple" xlink:href="https://mva.gov.ua/ua/news/uchasniki-bojovih-dij-vijskovosluzhbovci-chleni-simej-zagiblih-zmozhut-bezkoshtovno-vidvidati-mizhnarodnij-festival-knizhkovij-arsenal" text:style-name="Internet_20_link" text:visited-style-name="Visited_20_Internet_20_Link">
Мінветеранів</text:a>
 на «Книжковому Арсеналі» будепредставлена секція видань про російсько-українську війну. Протягом усіх днівфестивалю <text:span text:style-name="T4">
видання з ветеранської тематики можна буде придбати в</text:span>
 <text:span text:style-name="T4">
лівомукрилі першого поверху Мистецького арсеналу</text:span>
.</text:p>
      <text:p text:style-name="P4">
Для учасників бойових дій, військовослужбовців, членів сімей загиблих воїніввідвідування заходу — безкоштовно!</text:p>
      <text:p text:style-name="P4">
На відвідувачів чекає:</text:p>
      <ul>
        <li>
книжковий ярмарок — 5 тематичних секцій («Нонфікшн», «Художня література», «Дитяча книга», «Комікси та графічна проза», «Арткнига»), а також секція «Книга про російсько-українську війну»;  * близько 100 подій у межах фокус-теми «Коли все має значення», літературної програми, програми для/про дітей та підлітків, програми від Літературної лабораторії Мистецького арсеналу, спеціальної програми від Довженко-Центру, спеціальної програми Українського ПЕН, а також перформативні події та майстер-класи;  * 7 виставкових проєктів.</li>
      </ul>
      <text:p text:style-name="P4">
Ознайомитись з програмою подій фестивалю <text:a xlink:type="simple" xlink:href="https://book.artarsenal.in.ua/podiyi/" text:style-name="Internet_20_link" text:visited-style-name="Visited_20_Internet_20_Link">
можнатут</text:a>
.</text:p>
      <text:p text:style-name="P4">
Source: <text:a xlink:type="simple" xlink:href="https://armyinform.com.ua/2023/06/21/vijskovosluzhbovczi-ta-uchasnyky-bojovyh-dij-zmozhut-bezkoshtovno-vidvidaty-knyzhkovyj-arsenal/" text:style-name="Internet_20_link" text:visited-style-name="Visited_20_Internet_20_Link">
https://armyinform.com.ua/2023/06/21/vijskovosluzhbovczi-ta-uchasnyky-bojovyh-dij-zmozhut-bezkoshtovno-vidvidaty-knyzhkovyj-arsenal/</text:a>
</text:p>
      <!--NEWS-->
      <text:h text:style-name="P10" text:outline-level="1">
<text:span text:style-name="T4">
Затримано агента фсб, який готував удари по електропідстанціях у п’ятьох областях України</text:span>
</text:h>
      <text:p text:style-name="P4">
Author: ['АРМІЯINFORM']</text:p>
      <text:p text:style-name="P4">
Time: 2023-06-21T73:00:00-04:00</text:p>
      <text:p text:style-name="P4">
Description: Під час багатоетапної спецоперації в різних регіонах України викрито ще одного аге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7487ebb-c188-4394-89b8-c25ea16c088d.jpg" text:style-name="Internet_20_link" text:visited-style-name="Visited_20_Internet_20_Link">
47487ebb-c188-4394-89b8-c25ea16c088d.jpg</text:a>
']</text:p>
      <text:p text:style-name="P4">
Tags: ['АГЕНТИ ФСБ', 'АГРЕСІЯ РФ', 'ОБСТРІЛИ ІНФРАСТРУКТУРИ', 'СБУ']</text:p>
      <text:p text:style-name="P4">
Category: News</text:p>
      <!--METADATA-->
      <text:p text:style-name="P4">
<draw:frame draw:style-name="fr1" draw:name="Image324" text:anchor-type="as-char" svg:width="6.9236in" svg:height="4.615733in" draw:z-index="0">
<draw:image xlink:href="../Images/AРМІЯINFORM/2023-06-21T73-00-00-04-00/47487ebb-c188-4394-89b8-c25ea16c088d.jpg" xlink:type="simple" xlink:show="embed" xlink:actuate="onLoad" draw:mime-type="image/jpeg"/>
</draw:frame>
</text:p>
      <text:p text:style-name="P4">
Під час багатоетапної спецоперації в різних регіонах України викрито ще одногоагента фсб. За вказівкою агресора він збирав інформацію про місця розташуванняключових електропідстанцій на території Харківської, Сумської, Полтавської,Донецької та Луганської областей. Зловмиснику загрожує довічне ув’язнення.</text:p>
      <text:p text:style-name="P4">
Про це <text:a xlink:type="simple" xlink:href="https://ssu.gov.ua/novyny/sbu-zatrymala-spliachoho-ahenta-fsb-yakyi-hotuvav-novi-udary-rf-po-elektropidstantsiiakh-v-5-oblastiakh-ukrainy" text:style-name="Internet_20_link" text:visited-style-name="Visited_20_Internet_20_Link">
повідомляє</text:a>
 Служба безпеки України.</text:p>
      <text:p text:style-name="P4">
російський агент повідомляв окупантам про орієнтовну напругу енергооб’єктів, атакож рівень їх пошкоджень після ворожих обстрілів. Розвіддані потрібні булиагресору для підготовки нових та проведення повторних повітряних ударів поелектричних підстанціях для повного знеструмлення 5 областей України.</text:p>
      <text:p text:style-name="P4">
Зловмисника затримано в Харкові під час виконання ним розвідувального завданняфсб. За даними слідства, ворожим поплічником виявився посадовець регіональногопідрозділу компанії «Укренерго», який очолював групу з оптимізації тарозрахунку втрат електричної енергії.</text:p>
      <text:p text:style-name="P4">
Встановлено, що російська спецслужба завербувала його ще задовго до початкуширокомасштабного вторгнення і перевела в «сплячий режим». Після 24 лютого2022 року фсб «активувала» свого агента і визначила йому завдання щодопроведення розвідувально-підривної діяльності проти України.</text:p>
      <text:p text:style-name="P4">
Для комунікації використовували заздалегідь відпрацьовані закриті каналиелектронного зв’язку. Отримані відомості зрадник передавав окупантам через«зв’язкового», який перебував у тимчасово окупованій Горлівці.</text:p>
      <text:p text:style-name="P4">
При обшуках за місцем проживання затриманого виявлено мобільний телефон,ноутбук і планшет із доказами злочинних дій. Йому повідомлено про підозру удержавній зраді, вчиненої в умовах воєнного стану.</text:p>
      <text:p text:style-name="P4">
Зараз він перебуває під вартою. Триває розслідування для встановлення всіхобставин злочину. Зловмиснику загрожує довічне ув’язнення.</text:p>
      <text:p text:style-name="P4">
Source: <text:a xlink:type="simple" xlink:href="https://armyinform.com.ua/2023/06/21/zatrymano-agenta-fsb-yakyj-gotuvav-udary-po-elektropidstancziyah-v-pyaty-oblastyah-ukrayiny/" text:style-name="Internet_20_link" text:visited-style-name="Visited_20_Internet_20_Link">
https://armyinform.com.ua/2023/06/21/zatrymano-agenta-fsb-yakyj-gotuvav-udary-po-elektropidstancziyah-v-pyaty-oblastyah-ukrayiny/</text:a>
</text:p>
      <!--NEWS-->
      <text:h text:style-name="P10" text:outline-level="1">
<text:span text:style-name="T4">
Німеччина передала Україні нову партію військової допомоги: снаряди, тягачі та напівпричепи</text:span>
</text:h>
      <text:p text:style-name="P4">
Author: ['АРМІЯINFORM']</text:p>
      <text:p text:style-name="P4">
Time: 2023-06-21T74:00:00-04:00</text:p>
      <text:p text:style-name="P4">
Description: Уряд Німеччини повідомляє про надання Україні чергового пакету військової допомог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20cb73e8b5000018510f37.webp" text:style-name="Internet_20_link" text:visited-style-name="Visited_20_Internet_20_Link">
6320cb73e8b5000018510f37.webp</text:a>
']</text:p>
      <text:p text:style-name="P4">
Tags: ['БЕЗПЕКОВА ДОПОМОГА УКРАЇНІ', 'НІМЕЧЧИНА']</text:p>
      <text:p text:style-name="P4">
Category: News</text:p>
      <!--METADATA-->
      <text:p text:style-name="P4">
<draw:frame draw:style-name="fr1" draw:name="Image325" text:anchor-type="as-char" svg:width="6.9236in" svg:height="3.4618in" draw:z-index="0">
<draw:image xlink:href="../ConvertedIMGs/AРМІЯINFORM/2023-06-21T74-00-00-04-00/6320cb73e8b5000018510f37.png" xlink:type="simple" xlink:show="embed" xlink:actuate="onLoad" draw:mime-type="image/png"/>
</draw:frame>
</text:p>
      <text:p text:style-name="P4">
Уряд Німеччини повідомляє про надання Україні чергового пакету військовоїдопомоги.</text:p>
      <text:p text:style-name="P4">
Про це <text:a xlink:type="simple" xlink:href="https://www.bundesregierung.de/breg-en/news/military-support-ukraine-2054992" text:style-name="Internet_20_link" text:visited-style-name="Visited_20_Internet_20_Link">
йдеться </text:a>
насайті німецького уряду.</text:p>
      <text:p text:style-name="P4">
Зазначається, що до нової партії допомоги увійшли тисяча 155-мм артилерійськихснарядів, 155-мм високоточні керовані боєприпаси, шість автомобілів охороникордону.</text:p>
      <text:p text:style-name="P4">
Крім того, два сідельні тягачі HX81 з колісною формулою 8х8 та дванапівпричепи.</text:p>
      <text:p text:style-name="P4">
Нагадаємо, раніше Німеччина вже передала Україні гусеничні двосекційнівсюдиходи Bandvagn 206, боєприпаси до зенітних самохідних установок Gepard,розвідувальні дрони VECTOR, машини для прикордонної служби, антидроновісистеми та армійські пайки. Також кілька<text:a xlink:type="simple" xlink:href="https://armyinform.com.ua/2023/03/30/nimechchyna-peredala-ukrayini-chergovu-partiyu-dopomogy-dlya-frontu/" text:style-name="Internet_20_link" text:visited-style-name="Visited_20_Internet_20_Link">
партій</text:a>
 танків Leopard 2A6, <text:a xlink:type="simple" xlink:href="https://armyinform.com.ua/2023/04/19/nimechchyna-nadala-ukrayini-chergovyj-paket-vijskovoyi-dopomogy-do-yakogo-vhodyt-zrk-patriot/" text:style-name="Internet_20_link" text:visited-style-name="Visited_20_Internet_20_Link">
зенітно-ракетнийкомплекс Patriot</text:a>
,<text:a xlink:type="simple" xlink:href="https://armyinform.com.ua/2023/02/08/nimechchyna-peredala-ukrayini-novyj-paket-vijskovoyi-dopomogy-zokrema-gepard-ta-boyeprypasy/" text:style-name="Internet_20_link" text:visited-style-name="Visited_20_Internet_20_Link">
зенітні самохідні установкиGepard</text:a>
 та боєприпасидо них тощо.</text:p>
      <text:p text:style-name="P4">
Source: <text:a xlink:type="simple" xlink:href="https://armyinform.com.ua/2023/06/21/nimechchyna-peredala-ukrayini-novu-partiyu-vijskovoyi-dopomogy-snaryady-tyagachi-ta-napivprychepy/" text:style-name="Internet_20_link" text:visited-style-name="Visited_20_Internet_20_Link">
https://armyinform.com.ua/2023/06/21/nimechchyna-peredala-ukrayini-novu-partiyu-vijskovoyi-dopomogy-snaryady-tyagachi-ta-napivprychepy/</text:a>
</text:p>
      <!--NEWS-->
      <text:h text:style-name="P10" text:outline-level="1">
<text:span text:style-name="T4">
Офіс Генерального прокурора задокументував понад 112 тисяч злочинів проти України</text:span>
</text:h>
      <text:p text:style-name="P4">
Author: ['АРМІЯINFORM']</text:p>
      <text:p text:style-name="P4">
Time: 2023-06-21T75: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21062023ua.jpg" text:style-name="Internet_20_link" text:visited-style-name="Visited_20_Internet_20_Link">
warcrime-21062023ua.jpg</text:a>
', '<text:a xlink:type="simple" xlink:href="https://armyinform.com.ua/wp-content/uploads/2023/06/warcrime-21062023en.jpg" text:style-name="Internet_20_link" text:visited-style-name="Visited_20_Internet_20_Link">
warcrime-21062023en.jpg</text:a>
']</text:p>
      <text:p text:style-name="P4">
Tags: ['ОФІС ГЕНЕРАЛЬНОГО ПРОКУРОРА УКРАЇНИ']</text:p>
      <text:p text:style-name="P4">
Category: News</text:p>
      <!--METADATA-->
      <text:p text:style-name="P4">
<draw:frame draw:style-name="fr1" draw:name="Image326" text:anchor-type="as-char" svg:width="6.9236in" svg:height="4.448413in" draw:z-index="0">
<draw:image xlink:href="../Images/AРМІЯINFORM/2023-06-21T75-00-00-04-00/warcrime-21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1 червня зареєстровано:</text:p>
      <ul>
        <li>
94 707 воєнних злочинів,  * 17 294 злочини проти національної безпеки України.</li>
      </ul>
      <text:p text:style-name="P4">
Крім того, за офіційними даними ювенальних прокурорів, 1517 дітей постраждаливнаслідок агресії рф, з них:</text:p>
      <ul>
        <li>
490 — дітей загинули,  * 1027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27" text:anchor-type="as-char" svg:width="6.9236in" svg:height="4.448413in" draw:z-index="0">
<draw:image xlink:href="../Images/AРМІЯINFORM/2023-06-21T75-00-00-04-00/warcrime-21062023en.jpg" xlink:type="simple" xlink:show="embed" xlink:actuate="onLoad" draw:mime-type="image/jpeg"/>
</draw:frame>
</text:p>
      <text:p text:style-name="P4">
Source: <text:a xlink:type="simple" xlink:href="https://armyinform.com.ua/2023/06/21/ofis-generalnogo-prokurora-zadokumentuvav-ponad-112-tysyach-zlochyniv-proty-ukrayiny/" text:style-name="Internet_20_link" text:visited-style-name="Visited_20_Internet_20_Link">
https://armyinform.com.ua/2023/06/21/ofis-generalnogo-prokurora-zadokumentuvav-ponad-112-tysyach-zlochyniv-proty-ukrayiny/</text:a>
</text:p>
      <!--NEWS-->
      <text:h text:style-name="P10" text:outline-level="1">
<text:span text:style-name="T4">
Наказав підлеглим відходити на запасні позиції, а сам залишився їх прикривати</text:span>
</text:h>
      <text:p text:style-name="P4">
Author: ['Володимир Загребельний']</text:p>
      <text:p text:style-name="P4">
Time: 2023-06-21T76:00:00-04:00</text:p>
      <text:p text:style-name="P4">
Description: У просторі виставки «Україна — розп’яття» Національного музею історії України у Друг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golovna.jpg" text:style-name="Internet_20_link" text:visited-style-name="Visited_20_Internet_20_Link">
foto-golovna.jpg</text:a>
', '<text:a xlink:type="simple" xlink:href="https://armyinform.com.ua/wp-content/uploads/2023/06/foto-1-13-150x150.jpg" text:style-name="Internet_20_link" text:visited-style-name="Visited_20_Internet_20_Link">
foto-1-13-150x150.jpg</text:a>
', '<text:a xlink:type="simple" xlink:href="https://armyinform.com.ua/wp-content/uploads/2023/06/foto-4-10-150x150.jpg" text:style-name="Internet_20_link" text:visited-style-name="Visited_20_Internet_20_Link">
foto-4-10-150x150.jpg</text:a>
', '<text:a xlink:type="simple" xlink:href="https://armyinform.com.ua/wp-content/uploads/2023/06/foto-2-13-150x150.jpg" text:style-name="Internet_20_link" text:visited-style-name="Visited_20_Internet_20_Link">
foto-2-13-150x150.jpg</text:a>
', '<text:a xlink:type="simple" xlink:href="https://armyinform.com.ua/wp-content/uploads/2023/06/foto-3-11-150x150.jpg" text:style-name="Internet_20_link" text:visited-style-name="Visited_20_Internet_20_Link">
foto-3-11-150x150.jpg</text:a>
', '<text:a xlink:type="simple" xlink:href="https://armyinform.com.ua/wp-content/uploads/2023/06/foto-5-8-150x150.jpg" text:style-name="Internet_20_link" text:visited-style-name="Visited_20_Internet_20_Link">
foto-5-8-150x150.jpg</text:a>
', '<text:a xlink:type="simple" xlink:href="https://armyinform.com.ua/wp-content/uploads/2022/12/volodymyr-zagrebelnyj-2.jpg" text:style-name="Internet_20_link" text:visited-style-name="Visited_20_Internet_20_Link">
volodymyr-zagrebelnyj-2.jpg</text:a>
']</text:p>
      <text:p text:style-name="P4">
Tags: ['ВТОРГНЕННЯ РФ', 'ВШАНУВАННЯ', 'ГЕРОЇ НЕ ВМИРАЮТЬ']</text:p>
      <text:p text:style-name="P4">
Category: News</text:p>
      <!--METADATA-->
      <text:p text:style-name="P4">
<draw:frame draw:style-name="fr1" draw:name="Image328" text:anchor-type="as-char" svg:width="6.9236in" svg:height="4.615733in" draw:z-index="0">
<draw:image xlink:href="../Images/AРМІЯINFORM/2023-06-21T76-00-00-04-00/foto-golovna.jpg" xlink:type="simple" xlink:show="embed" xlink:actuate="onLoad" draw:mime-type="image/jpeg"/>
</draw:frame>
</text:p>
      <text:p text:style-name="P4">
У просторі виставки «Україна — розп’яття» Національного музею історії Україниу Другій світовій війні відбулася зустріч пам’яті Героя України майора БогданаКарватка з 1-ї Президентської бригади оперативного призначення імені гетьманаПетра Дорошенка Національної гвардії України, який загинув 20 червня 2022року.</text:p>
      <text:p text:style-name="P4">
Нещодавно в Музеї війни запроваджено нову традицію — зустрічі на честьзагиблих українських героїв, під час яких рідні, побратими, колеги, знайомізгадують тих, хто віддав життя за Україну.</text:p>
      <text:p text:style-name="P4">
Як зазначив директор музею Юрій Савчук, «не для попелу, щоб не залишилисявідбитків, а для вогню, щоб пам’ятали завжди в нашому музеї, у світі про нашихгероїв. І ця пам’ять кликала до помсти, а наступні покоління пам’ятали іменагероїв».</text:p>
      <text:p text:style-name="P4">
Герой України Богдан Карватко народився 6 січня 1994 року в місті Вінниця. У2010 році вступив до факультету внутрішніх військ Навчально-науковогоінституту підготовки фахівців для підрозділів міліції громадської безпеки таВнутрішніх військ Національної академії внутрішніх справ. Починаючи з липня2014 року, проходив службу в лавах Національної гвардії України на різнихпосадах.</text:p>
      <text:p text:style-name="P4">
<text:a xlink:type="simple" xlink:href="https://armyinform.com.ua/wp-content/uploads/2023/06/foto-1-13.jpg" text:style-name="Internet_20_link" text:visited-style-name="Visited_20_Internet_20_Link">
<draw:frame draw:style-name="fr1" draw:name="Image329" text:anchor-type="as-char" svg:width="6.9236in" svg:height="6.9236in" draw:z-index="0">
<draw:image xlink:href="../Images/AРМІЯINFORM/2023-06-21T76-00-00-04-00/foto-1-13-150x150.jpg" xlink:type="simple" xlink:show="embed" xlink:actuate="onLoad" draw:mime-type="image/jpeg"/>
</draw:frame>
</text:a>
</text:p>
      <text:p text:style-name="P4">
<text:a xlink:type="simple" xlink:href="https://armyinform.com.ua/wp-content/uploads/2023/06/foto-4-10.jpg" text:style-name="Internet_20_link" text:visited-style-name="Visited_20_Internet_20_Link">
<draw:frame draw:style-name="fr1" draw:name="Image330" text:anchor-type="as-char" svg:width="6.9236in" svg:height="6.9236in" draw:z-index="0">
<draw:image xlink:href="../Images/AРМІЯINFORM/2023-06-21T76-00-00-04-00/foto-4-10-150x150.jpg" xlink:type="simple" xlink:show="embed" xlink:actuate="onLoad" draw:mime-type="image/jpeg"/>
</draw:frame>
</text:a>
</text:p>
      <text:p text:style-name="P4">
«Попри величезні навантаження Богдан завжди знаходив час займатися громадськоюдіяльністю. Він організував участь понад 100 наших військовослужбовців узабігу „Біжу за Героя України“. У нього завжди було багато планів. Богдан небув професійним спортсменом, але завжди знаходив час брати участь у змаганняхз професіоналами», — розповів його побратим, військовослужбовець НацгвардіїВолодимир.</text:p>
      <text:p text:style-name="P4">
За правилами забігу «Біжу за Героя України» кожен учасник отримує напис зіменем Героя, за якого він біжить. Володимир пообіцяв, що наступний свій забігпробіжить із прізвищем Богдана Карватка.</text:p>
      <text:p text:style-name="P4">
За особисту мужність і героїзм, виявлені у захисті державного суверенітету татериторіальної цілісності України, вірність Військовій присязі, 16 вересня2022 року Президент України присвоїв звання Герой України з удостоєнням ордена«Золота Зірка» майору Карватку Богдану Владиславовичу — посмертно.</text:p>
      <text:p text:style-name="P4">
19 червня 2022 року, як розповіли під час зустрічі, після ворожого обстрілуСєвєродонецька Богдан брав участь у рятувальній операції. Тоді російськіокупанти з РСЗВ «Град» накрили місто. Почалася паніка, згоріло 10 будинків.Розуміючи, що люди в місті потребують допомоги, Богдан організував підрозділ,який під обстрілом займався евакуацією мешканців. У той день було врятовано 18осіб, з них — троє дітей.</text:p>
      <text:p text:style-name="P4">
<text:a xlink:type="simple" xlink:href="https://armyinform.com.ua/wp-content/uploads/2023/06/foto-2-13.jpg" text:style-name="Internet_20_link" text:visited-style-name="Visited_20_Internet_20_Link">
<draw:frame draw:style-name="fr1" draw:name="Image331" text:anchor-type="as-char" svg:width="6.9236in" svg:height="6.9236in" draw:z-index="0">
<draw:image xlink:href="../Images/AРМІЯINFORM/2023-06-21T76-00-00-04-00/foto-2-13-150x150.jpg" xlink:type="simple" xlink:show="embed" xlink:actuate="onLoad" draw:mime-type="image/jpeg"/>
</draw:frame>
</text:a>
</text:p>
      <text:p text:style-name="P4">
<text:a xlink:type="simple" xlink:href="https://armyinform.com.ua/wp-content/uploads/2023/06/foto-3-11.jpg" text:style-name="Internet_20_link" text:visited-style-name="Visited_20_Internet_20_Link">
<draw:frame draw:style-name="fr1" draw:name="Image332" text:anchor-type="as-char" svg:width="6.9236in" svg:height="6.9236in" draw:z-index="0">
<draw:image xlink:href="../Images/AРМІЯINFORM/2023-06-21T76-00-00-04-00/foto-3-11-150x150.jpg" xlink:type="simple" xlink:show="embed" xlink:actuate="onLoad" draw:mime-type="image/jpeg"/>
</draw:frame>
</text:a>
</text:p>
      <text:p text:style-name="P4">
<text:a xlink:type="simple" xlink:href="https://armyinform.com.ua/wp-content/uploads/2023/06/foto-5-8.jpg" text:style-name="Internet_20_link" text:visited-style-name="Visited_20_Internet_20_Link">
<draw:frame draw:style-name="fr1" draw:name="Image333" text:anchor-type="as-char" svg:width="6.9236in" svg:height="6.9236in" draw:z-index="0">
<draw:image xlink:href="../Images/AРМІЯINFORM/2023-06-21T76-00-00-04-00/foto-5-8-150x150.jpg" xlink:type="simple" xlink:show="embed" xlink:actuate="onLoad" draw:mime-type="image/jpeg"/>
</draw:frame>
</text:a>
</text:p>
      <text:p text:style-name="P4">
Наступного дня, 20 червня 2022 року, Богдану Карватку доручили зайняти рубіжоборони на північних околицях міста Лисичанська та здійснити вогневе прикриттяавтодороги Сєвєродонецьк — Бахмут, якою рухались колони окремої аеромобільноїбригади та окремого мотопіхотного батальйону Збройних Сил України. Попримасований обстріл позицій гвардійці впродовж трьох годин тримали оборону. Колизахисні споруди були фактично зруйновані, рашисти пішли в наступ і виниклазагроза опинитись в оточенні. Майор Карватко наказав підлеглим відходити назапасні позиції, а сам залишився прикривати їх вогнем із кулемета. Офіцерзнищив майже десяток загарбників, аж поки не зазнав смертельного поранення.</text:p>
      <text:p text:style-name="P4">
До Музею війни згадати Героя України прийшли мати, брат, дружина, бойовіпобратими та друзі.</text:p>
      <text:p text:style-name="P4">
<text:span text:style-name="T5">
Фото авторів</text:span>
</text:p>
      <text:p text:style-name="P4">
<draw:frame draw:style-name="fr1" draw:name="Image334" text:anchor-type="as-char" svg:width="6.9236in" svg:height="6.9236in" draw:z-index="0">
<draw:image xlink:href="../Images/AРМІЯINFORM/2023-06-21T76-00-00-04-00/volodymyr-zagrebelnyj-2.jpg" xlink:type="simple" xlink:show="embed" xlink:actuate="onLoad" draw:mime-type="image/jpeg"/>
</draw:frame>
</text:p>
      <text:p text:style-name="P4">
<text:a xlink:type="simple" xlink:href="https://armyinform.com.ua/army-authors/volodymyr-zagrebelnyj/" text:style-name="Internet_20_link" text:visited-style-name="Visited_20_Internet_20_Link">
Володимир Загребельний</text:a>
</text:p>
      <text:p text:style-name="P4">
Кореспондент АрміяInform</text:p>
      <text:p text:style-name="P4">
Source: <text:a xlink:type="simple" xlink:href="https://armyinform.com.ua/2023/06/21/nakazav-pidleglym-vidhodyty-na-zapasni-pozycziyi-a-sam-zalyshyvsya-yih-prykryvaty/" text:style-name="Internet_20_link" text:visited-style-name="Visited_20_Internet_20_Link">
https://armyinform.com.ua/2023/06/21/nakazav-pidleglym-vidhodyty-na-zapasni-pozycziyi-a-sam-zalyshyvsya-yih-prykryvaty/</text:a>
</text:p>
      <!--NEWS-->
      <text:h text:style-name="P10" text:outline-level="1">
<text:span text:style-name="T4">
Війська рф минулої доби вбили в Україні четверо цивільних, 15 поранених</text:span>
</text:h>
      <text:p text:style-name="P4">
Author: ['АРМІЯINFORM']</text:p>
      <text:p text:style-name="P4">
Time: 2023-06-21T77:00:00-04:00</text:p>
      <text:p text:style-name="P4">
Description: Протягом минулої доби російські війська обстріляли територію 10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0971185720838866_y.jpg" text:style-name="Internet_20_link" text:visited-style-name="Visited_20_Internet_20_Link">
photo_5230971185720838866_y.jpg</text:a>
']</text:p>
      <text:p text:style-name="P4">
Tags: ['ВОРОЖІ ОБСТРІЛИ']</text:p>
      <text:p text:style-name="P4">
Category: News</text:p>
      <!--METADATA-->
      <text:p text:style-name="P4">
<draw:frame draw:style-name="fr1" draw:name="Image335" text:anchor-type="as-char" svg:width="6.9236in" svg:height="4.896171in" draw:z-index="0">
<draw:image xlink:href="../Images/AРМІЯINFORM/2023-06-21T77-00-00-04-00/photo_5230971185720838866_y.jpg" xlink:type="simple" xlink:show="embed" xlink:actuate="onLoad" draw:mime-type="image/jpeg"/>
</draw:frame>
</text:p>
      <text:p text:style-name="P4">
Протягом минулої доби російські війська обстріляли територію 10 областейУкраїни.</text:p>
      <text:p text:style-name="P4">
Про це <text:a xlink:type="simple" xlink:href="https://t.me/militarymediacenter/2310" text:style-name="Internet_20_link" text:visited-style-name="Visited_20_Internet_20_Link">
повідомляє</text:a>
 Military MediaCenter.</text:p>
      <text:p text:style-name="P4">
«Із різних видів озброєння — міномети, танки, артилерія, РСЗВ, ЗРК, БПЛА,тактична авіація — були атаковані 156 населених пунктів та 67 об’єктівінфраструктури», — йдеться у повідомленні.</text:p>
      <text:p text:style-name="P4">
За попередньою інформацією, 4 особи загинули та 15 — поранені.</text:p>
      <text:p text:style-name="P4">
Source: <text:a xlink:type="simple" xlink:href="https://armyinform.com.ua/2023/06/21/vijska-rf-mynuloyi-doby-vbyly-v-ukrayini-chetvero-czyvilnyh-15-poranenyh/" text:style-name="Internet_20_link" text:visited-style-name="Visited_20_Internet_20_Link">
https://armyinform.com.ua/2023/06/21/vijska-rf-mynuloyi-doby-vbyly-v-ukrayini-chetvero-czyvilnyh-15-poranenyh/</text:a>
</text:p>
      <!--NEWS-->
      <text:h text:style-name="P10" text:outline-level="1">
<text:span text:style-name="T4">
Коли ми збудуємо Україну, ми збудуємо свободу – онлайн-виступ Володимира Зеленського на Конференції в Лондоні</text:span>
</text:h>
      <text:p text:style-name="P4">
Author: ['АРМІЯINFORM']</text:p>
      <text:p text:style-name="P4">
Time: 2023-06-21T78:00:00-04:00</text:p>
      <text:p text:style-name="P4">
Description: Президент України подякував Ріші Сунаку за добрі слова про Україну, про наших військ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781fbae56c7d4eb8bc9e394156a6da6_1687340120_extra_large.jpeg" text:style-name="Internet_20_link" text:visited-style-name="Visited_20_Internet_20_Link">
b781fbae56c7d4eb8bc9e394156a6da6_1687340120_extra_large.jpeg</text:a>
']</text:p>
      <text:p text:style-name="P4">
Tags: ['ВЕЛИКА БРИТАНІЯ', 'ВИСТУП ПРЕЗИДЕНТА УКРАЇНИ', 'ВОЛОДИМИР ЗЕЛЕНСЬКИЙ', 'КОНФЕРЕНЦІЯ У ЛОНДОНІ']</text:p>
      <text:p text:style-name="P4">
Category: News</text:p>
      <!--METADATA-->
      <text:p text:style-name="P4">
<draw:frame draw:style-name="fr1" draw:name="Image336" text:anchor-type="as-char" svg:width="6.9236in" svg:height="4.604691in" draw:z-index="0">
<draw:image xlink:href="../Images/AРМІЯINFORM/2023-06-21T78-00-00-04-00/b781fbae56c7d4eb8bc9e394156a6da6_1687340120_extra_large.jpeg" xlink:type="simple" xlink:show="embed" xlink:actuate="onLoad" draw:mime-type="image/jpeg"/>
</draw:frame>
</text:p>
      <text:p text:style-name="P4">
Президент України подякував Ріші Сунаку за добрі слова про Україну, про нашихвійськових, та лідерство і підтримку, яку Сполучене Королівство надає Україніта українцям.</text:p>
      <text:p text:style-name="P4">
<text:span text:style-name="T5">
<text:span text:style-name="T4">
«</text:span>
</text:span>
 Дякую, що ми справді єдині в захисті свободи.</text:p>
      <text:p text:style-name="P4">
<text:span text:style-name="T4">
<text:span text:style-name="T5">
Дорогі лідери політики, бізнесу та громадської думки!</text:span>
</text:span>
</text:p>
      <text:p text:style-name="P4">
<text:span text:style-name="T4">
<text:span text:style-name="T5">
Шановні президенти, премʼєр-міністри, міністри, секретарі, керівникикомпаній та міжнародних організацій!</text:span>
</text:span>
</text:p>
      <text:p text:style-name="P4">
<text:span text:style-name="T4">
<text:span text:style-name="T5">
І, звичайно, дорогі журналісти!</text:span>
</text:span>
</text:p>
      <text:p text:style-name="P4">
Говорячи про відновлення, ми кажемо про мільйони робочих місць, мільярдиприбутків компаній та трильйони ВВП. І не лише для України, а й для всіх нашихіз вами країн. Країн, які хочуть і будуть жити вільно попри будь-які хижіамбіції різних «путіних», чий мозок отруєний мріями про війну.</text:p>
      <text:p text:style-name="P4">
В основі зростання — завжди цінності. Як потужним інвестиціям передує довіра,так і зростанню, яке ми з вами готуємо, має передувати впевненість, щовідбудоване не впаде. І це не про цеглу, а про життя загалом.</text:p>
      <text:p text:style-name="P4">
Земля по світу всіяна руїнами, які нагадують про війни минулого. І політика врізних регіонах світу, на жаль, засіяна хворобливими ідеями ненависті таресентименту, які вказують на можливі війни майбутнього.</text:p>
      <text:p text:style-name="P4">
І хоч нікому не дано очистити глибини людської природи від того зла, яке,буває, виринає на поверхню та руйнує й убиває, але ми з вами — і саме зараз —здатні захистити життя й подолати руїни після російської агресії так, щобперекрити шлях для зла, тобто для будь-яких нових агресій.</text:p>
      <text:p text:style-name="P4">
Очі світу дивляться на нас. І на те, чи переможемо ми російську агресію саметак, як заслуговує перемогти свобода, тобто без компромісів щодо наших із вамицінностей.</text:p>
      <text:p text:style-name="P4">
І на те світ дивиться, чи відновимо ми нормальне життя так, щоб нашоютрансформацією завдати ідеологічної поразки агресору.</text:p>
      <text:p text:style-name="P4">
Захищаючи Україну, ми захищаємо свободу, а коли ми збудуємо Україну, мизбудуємо свободу. Країна, регіон, континент, світ… Це глобальне завдання.</text:p>
      <text:p text:style-name="P4">
Я хочу подякувати вам. І, звичайно, я дякую Швейцарії, Німеччині, Франції,Італії — кожній країні, де ми погоджували ключові принципи щодо відновлення.На цій Конференції маємо переходити від бачення до угод, а від угод — дореальних проектів.</text:p>
      <text:p text:style-name="P4">
У Лондоні присутня українська делегація, яка представить конкретні речі, якіми пропонуємо зробити разом. Я ж окреслю пʼять напрямів, у яких ми почалистворювати основи для миру. Перше — потенціал єдності. Друге — потенціалстабільності. Третє — потенціал зростання. Четверте — потенціал безпеки. Іпʼяте, надзвичайно важливе, — це потенціал демократії.</text:p>
      <text:p text:style-name="P4">
<text:span text:style-name="T4">
Отже, перший пункт: ми посилюємо єдність</text:span>
.</text:p>
      <text:p text:style-name="P4">
Україні вже вдалося зробити Євросоюз таким єдиним, яким він іще ніколи не був.Це справді ціннісне єднання, яке має вираження у багатьох політичних,економічних, санкційних, гуманітарних рішеннях. Україна активувала всю ту силусолідарності, заради якої й задумувався Євросоюз.</text:p>
      <text:p text:style-name="P4">
Україна активує й моральну силу НАТО. Це важливо для всіх нас. Що бачить світзараз? Чи визнає він моральне лідерство НАТО в захисті миру? Це можливо лише зУкраїною в Альянсі.</text:p>
      <text:p text:style-name="P4">
Так само, як Україна вже належить до ціннісного простору ЄС, ми вже належимодо безпекового простору НАТО. Де-факто. Так само, як Україна вже є частиноюспільного ринку ЄС і прямує до повноправного членства, ми вже боронимоспільний простір свободи в Альянсі та очікуємо лише на сміливість лідерівАльянсу, щоб визнати цю реальність політично.</text:p>
      <text:p text:style-name="P4">
Завдяки тим самим цінностям ми розвиваємо міцні двосторонні альянси з такимилідерами демократичного світу, як Сполучене Королівство, США, Канада, Японія,Австралія, усі члени ЄС… І це дає нам нову потужність в обороні, в економіціта в глобальних перспективах демократії.</text:p>
      <text:p text:style-name="P4">
Будуючи наші альянси, ми убезпечуємо такий рівень свободи, до якого звиклинаші люди.</text:p>
      <text:p text:style-name="P4">
<text:span text:style-name="T4">
Друге: ми посилюємо стабільність.</text:span>
</text:p>
      <text:p text:style-name="P4">
Щонайменше 600 мільйонів споживачів у світі безпосередньо залежать від нашогоаграрного виробництва. Це колосальний потенціал для продовольчої безпеки.</text:p>
      <text:p text:style-name="P4">
У час цієї війни, коли Росія заблокувала наші порти та зруйнувала свободумореплавства в Чорному та Азовському морях, світ побачив, що таке зерно зУкраїни. Без нього — загроза цінових криз і соціального краху в різнихкраїнах.</text:p>
      <text:p text:style-name="P4">
Ми зараз частково відновили рух нашого продовольства морем у межах двохекспортних ініціатив. І це стабільність для величезного соціального таекономічного простору від Марокко до Сомалі, від Китаю до Лівану, відТуреччини до Індії, від Іспанії до Пакистану… Різні аспекти, різні впливи, алезавжди — внесок у стабільність.</text:p>
      <text:p text:style-name="P4">
Інша подібна сфера — енергетика.</text:p>
      <text:p text:style-name="P4">
Я вважаю, що немає альтернативи «зеленій» трансформації економіки, а російськаагресія довела, що в «зеленій» трансформації — одна з ключових основ безпеки.Кожен удар по наших енергообʼєктах та кожен прояв російського шантажуенергокризою завершують епоху домінування викопного палива та старих звичок венергетиці, коли цілі регіони світу могли залежати від одного постачальника —такого, як Росія.</text:p>
      <text:p text:style-name="P4">
Саме «зелена» енергетика гарантують реальну енергетичну стабільність.</text:p>
      <text:p text:style-name="P4">
Україна може бути й буде одним із ключових постачальників чистої електрики та«зеленого» водню для Європи. Потенціал лише однієї цієї галузі — близько 400мільярдів доларів.</text:p>
      <text:p text:style-name="P4">
Будуючи аграрні та енергетичні потужності в Україні, ми убезпечуємо світ відхаосу.</text:p>
      <text:p text:style-name="P4">
<text:span text:style-name="T4">
Третій пункт: посилюємо зростання</text:span>
.</text:p>
      <text:p text:style-name="P4">
Немає зараз у світі такого місця, де треба було б побудувати та відбудуватистільки обʼєктів, як в Україні. Кожен новий день російської агресії — це новіруїни. Тисячі й тисячі зруйнованих будинків, понівечені галузі, спалене життя…Нещодавно Росія здійснила і найбільший у Європі злочин екоциду, підірвавшидамбу та інші споруди Каховської гідроелектростанції.</text:p>
      <text:p text:style-name="P4">
Що це все означає? В Україні — найбільше джерело економічного, виробничого йтехнологічного зростання у Європі за десятки-десятки років. Причому це не лишереконструкція.</text:p>
      <text:p text:style-name="P4">
Наприклад, «зелена» трансформація енергетики логічно стимулює й розвиток такихгалузей, як «зелена» металургія та «зелені» добрива.</text:p>
      <text:p text:style-name="P4">
Завдяки природним ресурсам і промисловим традиціям Україна може стати одним ізключових глобальних центрів «зеленої» металургії. Плюс ми маємо значні покладитаких критичних для сучасної економіки ресурсів, як літій.</text:p>
      <text:p text:style-name="P4">
Будуючи з Україною та в Україні, ми убезпечуємо наші країни та компанії нашихкраїн від рецесій.</text:p>
      <text:p text:style-name="P4">
<text:span text:style-name="T4">
Четвертий пункт: посилюємо безпеку</text:span>
.</text:p>
      <text:p text:style-name="P4">
Ця війна демонструє, що таке ефективний захист від агресії в сучасному світі.Яка зброя потрібна та в якому обсязі, якої інфраструктури не вистачає та якевиробництво в пріоритеті, які технології масштабно рятують життя та якісистеми дають змогу зробити наукову фантастику реальністю на полі бою.</text:p>
      <text:p text:style-name="P4">
Від виробництва бойових дронів і до звичної артилерії. Від повітряного щита,який покриває всю країну чи навіть регіон, до укриттів у кожній школі. Відінфраструктури, яка побудована так, щоб її не зруйнувати іранським «Шахедом»,до кіберпростору, який зберігає стійкість навіть в умовах постійних кібератак.</text:p>
      <text:p text:style-name="P4">
Усе це ми робимо в Україні, і в усьому цьому нам потрібен досвід партнерів.</text:p>
      <text:p text:style-name="P4">
Будуючи безпеку разом, ми переконуємо світ, що демократії не здолати.</text:p>
      <text:p text:style-name="P4">
<text:span text:style-name="T4">
І, нарешті, пʼятий пункт — демократія</text:span>
.</text:p>
      <text:p text:style-name="P4">
Росія вдерлася в Україну не лише щоб украсти нашу землю, наші ресурси й нашихлюдей. Очевидно, що без України не може бути російської імперії.</text:p>
      <text:p text:style-name="P4">
І так само очевидно, що господарі Росії дуже бояться нашої демократичності.Чому?</text:p>
      <text:p text:style-name="P4">
Бо демократія прокладає шлях верховенству права, очищенню від корупції таключовому принципу наших із вами країн: кожна людина має значення. Це дужеважливо.</text:p>
      <text:p text:style-name="P4">
Звичайно, демократія — у характері українців. І ми б усе одно її посилювали, іневажливо, що там думають чи роблять у Росії.</text:p>
      <text:p text:style-name="P4">
Але всі ми маємо бути свідомі того, що чим більше демократії в нас, то більшаїї сила в усьому нашому регіоні. Що більше верховенства права в нас, то більшеправо працюватиме тут, на східному фланзі Європи. І що прозорішою є Україна,то потворніший вигляд матиме будь-яка корупційна модель у Росії.</text:p>
      <text:p text:style-name="P4">
Навіть повномасштабна агресія Росії не зупинила наші внутрішні реформи.</text:p>
      <text:p text:style-name="P4">
Україна буде асоціюватися з чесним судом так само, як зараз асоціюється зісміливістю. Крок за кроком ми до цього прийдемо.</text:p>
      <text:p text:style-name="P4">
Завдяки цифровій трансформації ми покажемо світу, як держава може ефективнофункціонувати взагалі без контактів між чиновником і громадянином чикомпанією. Усі державні послуги можуть і будуть переведені в онлайн — відреєстрації бізнесів чи отримання соціальної допомоги до будь-якого іншогодержавного сервісу.</text:p>
      <text:p text:style-name="P4">
І, до речі, нашу цифровізацію ми вже експортуємо в інші регіони та країни.Почали таку співпрацю з Естонією, продовжимо з Колумбією та Замбією. І явпевнений, що це лише початок. Будь ласка, обов’язково поцікавтеся в нашоїкоманди, наших урядовців деталями щодо цього. Це справді приклад соціальногопрогресу завдяки технологіям.</text:p>
      <text:p text:style-name="P4">
Ще до 24 лютого ми почали демонтаж старої олігархічної моделі економічнихвідносин, яка виникла в пострадянський період. І це не просто щось там проособистості олігархів. Це про зміну підходу до економічних відносин.</text:p>
      <text:p text:style-name="P4">
Прозорість фінансів і стійкість банківської системи, лібералізація ринків істимулювання конкуренції, гарантування рівних і законних умов для кожногосуб’єкта господарювання — усе це сфери, у яких ми досягли прогресу ще до 24лютого та які дуже важливі зараз. Будуючи інституції та продовжуючи реформи вУкраїні, ми убезпечуємо демократію та зберігаємо її як надію для всіхщонайменше в нашому регіоні, що демократія домінуватиме.</text:p>
      <text:p text:style-name="P4">
<text:span text:style-name="T5">
<text:span text:style-name="T4">
Пані та панове!</text:span>
</text:span>
</text:p>
      <text:p text:style-name="P4">
Будуючи Україну, ми будуємо значно більше, ніж одну країну. Ми будуємо світ,яким він буде за життя нашого покоління та після нас. Чи мирним? Чистабільним? Чи демократичним? Це залежить від кожного й кожної.</text:p>
      <text:p text:style-name="P4">
Я запрошую всіх вас в Україну! До речі, пане Прем’єр-міністре, Ріші, ми давноне бачилися в Києві.</text:p>
      <text:p text:style-name="P4">
<text:span text:style-name="T5">
<text:span text:style-name="T4">
Дякую за увагу! Дякую за підтримку!</text:span>
</text:span>
</text:p>
      <text:p text:style-name="P4">
<text:span text:style-name="T5">
<text:span text:style-name="T4">
Дякую, Сполучене Королівство!</text:span>
</text:span>
</text:p>
      <text:p text:style-name="P4">
<text:span text:style-name="T5">
<text:span text:style-name="T4">
Слава Україні!», — сказав Президент України.</text:span>
</text:span>
</text:p>
      <text:p text:style-name="P4">
Source: <text:a xlink:type="simple" xlink:href="https://armyinform.com.ua/2023/06/21/koly-my-zbuduyemo-ukrayinu-my-zbuduyemo-svobodu-onlajn-vystup-volodymyra-zelenskogo-na-konferencziyi-v-londoni/" text:style-name="Internet_20_link" text:visited-style-name="Visited_20_Internet_20_Link">
https://armyinform.com.ua/2023/06/21/koly-my-zbuduyemo-ukrayinu-my-zbuduyemo-svobodu-onlajn-vystup-volodymyra-zelenskogo-na-konferencziyi-v-londoni/</text:a>
</text:p>
      <!--NEWS-->
      <text:h text:style-name="P10" text:outline-level="1">
<text:span text:style-name="T4">
Офіцер Повітряних Сил виборов «золото» на міжнародних змаганнях з військового п’ятиборства</text:span>
</text:h>
      <text:p text:style-name="P4">
Author: ['Олександр Колесник']</text:p>
      <text:p text:style-name="P4">
Time: 2023-06-21T79:00:00-04:00</text:p>
      <text:p text:style-name="P4">
Description: У Чехії завершилися міжнародні змагання з військового п’ятиборства, що проходили в мі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2-16.jpg" text:style-name="Internet_20_link" text:visited-style-name="Visited_20_Internet_20_Link">
02-16.jpg</text:a>
']</text:p>
      <text:p text:style-name="P4">
Tags: ['ЗМАГАННЯ З ВІЙСЬКОВОГО П’ЯТИБОРСТВА', 'ПОВІТРЯНЕ КОМАНДУВАННЯ «СХІД»']</text:p>
      <text:p text:style-name="P4">
Category: News</text:p>
      <!--METADATA-->
      <text:p text:style-name="P4">
<draw:frame draw:style-name="fr1" draw:name="Image337" text:anchor-type="as-char" svg:width="6.9236in" svg:height="5.204239in" draw:z-index="0">
<draw:image xlink:href="../Images/AРМІЯINFORM/2023-06-21T79-00-00-04-00/02-16.jpg" xlink:type="simple" xlink:show="embed" xlink:actuate="onLoad" draw:mime-type="image/jpeg"/>
</draw:frame>
</text:p>
      <text:p text:style-name="P4">
У Чехії завершилися міжнародні змагання з військового п’ятиборства, щопроходили в місті Вишков. Наші військовослужбовці у спортивній боротьбі звійськовими з Німеччини, Бахрейну, Фінляндії, Чехії, Об’єднаних АрабськихЕміратів, Латвії та Австрії змагалися у влучності стрільби з малокаліберноїгвинтівки, у плаванні з перешкодами, долали смугу перешкод за стандартамиміжнародної ради військового спорту (CІSМ), метали гранати на точність тадальність, долали 8-кілометрову відстань по пересіченій місцевості.</text:p>
      <text:p text:style-name="P4">
Як розповіли у службі зв’язків з громадськістю повітряного командування«Схід», в окремому виді з метання гранати на точність та дальність вособистому заліку І місце виборов офіцер Слобідської радіотехнічної бригадистарший лейтенант Роман Смитюх.</text:p>
      <text:p text:style-name="P4">
Після завершення змагань Роман поділився враженнями й розповів, що для ньогонайскладнішим було долати смугу перешкод (CІSМ).</text:p>
      <text:p text:style-name="P4">
— Оскільки там треба мати дуже сильно розвинену витривалість й бути технічнопідготовленим для подолання таких перешкод, — поділився офіцер.</text:p>
      <text:p text:style-name="P4">
Загалом, за підсумками чемпіонату, збірна команда Збройних Сил України посілапочесне друге місце, поступившись у конкурентній боротьбі Німеччині.</text:p>
      <text:p text:style-name="P4">
— Ми пишаємося спортивними досягненнями наших офіцерів, — зазначили вповітряному командуванні «Схід». — Вони не лише захищають небо, а ще й гіднопредставляють Україну на світових спортивних майданчиках.</text:p>
      <text:p text:style-name="P4">
<text:span text:style-name="T5">
Фото Романа Смитюха</text:span>
</text:p>
      <text:p text:style-name="P4">
Source: <text:a xlink:type="simple" xlink:href="https://armyinform.com.ua/2023/06/21/oficzer-povitryanyh-syl-vyborov-zoloto-na-mizhnarodnyh-zmagannyah-z-vijskovogo-pyatyborstva/" text:style-name="Internet_20_link" text:visited-style-name="Visited_20_Internet_20_Link">
https://armyinform.com.ua/2023/06/21/oficzer-povitryanyh-syl-vyborov-zoloto-na-mizhnarodnyh-zmagannyah-z-vijskovogo-pyatyborstva/</text:a>
</text:p>
      <!--NEWS-->
      <text:h text:style-name="P10" text:outline-level="1">
<text:span text:style-name="T4">
В Ужгороді сотні людей прийшли попрощатися із трьома загиблими воїнами</text:span>
</text:h>
      <text:p text:style-name="P4">
Authors: Ukrinform (Person)</text:p>
      <text:p text:style-name="P4">
Publisher: Укринформ (Organization)</text:p>
      <text:p text:style-name="P4">
Published Time: 2023-06-21T7:31:00+03:00</text:p>
      <text:p text:style-name="P4">
Modified Time: 2023-06-21T22:31:00+03:00</text:p>
      <text:p text:style-name="P4">
Description: В Ужгороді сотні закарпатців попрощалися із трьома загиблими Героями 68- батальйону тероборони Закарпаття, їх поховали на Алеї Слави. — Укрінформ.</text:p>
      <text:p text:style-name="P4">
Images: ['<text:a xlink:type="simple" xlink:href="https://static.ukrinform.com/photos/2023_06/thumb_files/630_360_1687375872-589.jpg" text:style-name="Internet_20_link" text:visited-style-name="Visited_20_Internet_20_Link">
630_360_16873...</text:a>
']</text:p>
      <text:p text:style-name="P4">
Tags: ['Похорон', 'Ужгород', 'Загибель', 'Війна з Росією']</text:p>
      <text:p text:style-name="P4">
Type: Article</text:p>
      <!--METADATA-->
      <text:p text:style-name="P4">
<draw:frame draw:style-name="fr1" draw:name="Image338" text:anchor-type="as-char" svg:width="6.9236in" svg:height="3.956343in" draw:z-index="0">
<draw:image xlink:href="../Images/yкринформ/2023-06-21T7-31-00-03-00/630_360_1687375872-589.jpg" xlink:type="simple" xlink:show="embed" xlink:actuate="onLoad" draw:mime-type="image/jpeg"/>
</draw:frame>
 В Ужгородісотні закарпатців попрощалися із трьома загиблими Героями 68- батальйонутероборони Закарпаття, їх поховали на Алеї Слави.</text:p>
      <text:p text:style-name="P4">
Про це повідомили в <text:a xlink:type="simple" xlink:href="https://www.facebook.com/permalink.php" text:style-name="Internet_20_link" text:visited-style-name="Visited_20_Internet_20_Link">
 Фейсбуці</text:a>
Ужгородської міської ради, передає Укрінформ.</text:p>
      <text:p text:style-name="P4">
"Сьогодні, 21 червня, на центральній площі обласного центру відбувся чинпохорону за полеглими Героями сьогодення. Сергій Тягій, Іван Гутай, БогданХоданич загинули 11 травня 2023 року, захищаючи <text:a xlink:type="simple" xlink:href="https://www.ukrinform.ua/tag-ukraina" text:style-name="Internet_20_link" text:visited-style-name="Visited_20_Internet_20_Link">
 Україну</text:a>
 на фронті боротьби з російськимизагарбниками", - йдеться в повідомленні.</text:p>
      <text:p text:style-name="P4">
Поховали воїнів на Алеї слави в Ужгороді.</text:p>
      <text:p text:style-name="P4">
Богдан Антонович Ходанич народився 30 березня 1970 року в Ужгороді. З 1992-гопрацював в «Укрексімбанку», був начальником відділу й пропрацював у ційустанові майже 31 рік. У 2019-му Богдан Ходанич взяв участь у зборахрезервістів ТРО Закарпатської області. А 24 лютого 2022 року пішовдобровольцем, щоб захистити український народ від російських загарбників,служив у 68-му батальйоні другої роти другого взводу першого відділення силТРО. Був стрільцем 1-го стрілецького відділення. Любив подорожувати, ходити вгори. Усі місцеві хребти та полонини були знайомі йому. Своє військове життявоїн називав «екскурсією» Україною. У захисника залишилася мама, дружина, зякою прожив 28 років, а також донька.</text:p>
      <text:p text:style-name="P4">
Сергій Васильович Тягій народився 15 січня 1979 року у Феодосії (Крим) уродині військових. Отримав військову освіту в Одеському інституті сухопутнихвійськ, до 2005 року гідно служив у лавах Збройних Сил України. З 2000 рокужив і працював в Ужгороді. Не цурався жодної роботи, любив технічні новинки тавчився застосовувати їх у повсякденному житті. У 2006 році одружився. Бувкоханим чоловіком, люблячим батьком сина та донечки. 25 лютого 2022 рокувступив до лав ТРО 101 бригади 68 батальйону – спочатку як командир взводу,оскільки вже мав звання старшого лейтенанта, а згодом став командиром(капітаном) 2-ї стрілецької роти. Захищав Україну на різних напрямках. У Героязалишилась дружина, двоє дітей, батьки.</text:p>
      <text:p text:style-name="P4">
<text:span text:style-name="T4">
Читайте також:</text:span>
 <text:a xlink:type="simple" xlink:href="https://www.ukrinform.ua/rubric-regions/3725994-u-lvovi-poprosalisa-z-geroem-ukraini-igorem-daskom.html" text:style-name="Internet_20_link" text:visited-style-name="Visited_20_Internet_20_Link">
 У Львові попрощалися з Героєм України Ігорем Дашком</text:a>
</text:p>
      <text:p text:style-name="P4">
Іван Іванович Гутай народився 25 грудня 1990 року в Ужгороді. Навчався умісцевій школі №15, після закінчення 9-го класу вступив у професійно-технічнеучилище №20, отримав фах продавця-консультанта. Проходив строкову військовуслужбу в українській армії. У 2015 році пішов добровольцем захищати Україну узону проведення АТО, брав участь у зборах резервістів, завжди відточуваввійськову майстерність. В Івана Гутая залишилися батьки та наречена.</text:p>
      <text:p text:style-name="P4">
Як повідомляється, в один день із ними також віддали свої життя за Українуїхні побратими – Василь Буртин, Валентин Мешко, Віталік Кусік, Едуард Пилипєв.</text:p>
      <text:p text:style-name="P4">
Велелюдна скорботна хода пройшла центральними вулицями міста до Пагорба Слави– там Героїв поховали з усіма військовими почестями.</text:p>
      <text:p text:style-name="P4">
<text:span text:style-name="T5">
Фото: Ужгородська міська рада</text:span>
</text:p>
      <text:p text:style-name="P4">
Source: <text:a xlink:type="simple" xlink:href="https://www.ukrinform.ua/rubric-regions/3726019-v-uzgorodi-sotni-ludej-prijsli-poprosatisa-iz-troma-zagiblimi-voinami.html" text:style-name="Internet_20_link" text:visited-style-name="Visited_20_Internet_20_Link">
https://www.ukrinform.ua/rubric-regions/3726019-v-uzgorodi-sotni-ludej-prijsli-poprosatisa-iz-troma-zagiblimi-voinami.html</text:a>
</text:p>
      <!--NEWS-->
      <text:h text:style-name="P10" text:outline-level="1">
<text:span text:style-name="T4">
Розпочато обстеження житла, пошкодженого або зруйнованого внаслідок підриву Каховської ГЕС</text:span>
</text:h>
      <text:p text:style-name="P4">
Author: ['АРМІЯINFORM']</text:p>
      <text:p text:style-name="P4">
Time: 2023-06-21T80:00:00-04:00</text:p>
      <text:p text:style-name="P4">
Description: На Херсонщині комісії розпочали обстеження житла, пошкодженого або зруйнованого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КАХОВСЬКА ГЕС', 'ПІДРИВ КАХОВСЬКОЇ ГЕС', 'ПОШКОДЖЕНЕ ЖИТЛО']</text:p>
      <text:p text:style-name="P4">
Category: News</text:p>
      <!--METADATA-->
      <text:p text:style-name="P4">
<draw:frame draw:style-name="fr1" draw:name="Image339" text:anchor-type="as-char" svg:width="6.9236in" svg:height="4.622144in" draw:z-index="0">
<draw:image xlink:href="../Images/AРМІЯINFORM/2023-06-21T80-00-00-04-00/303ec098-933f-4741-85d8-f883a75615cd.jpg" xlink:type="simple" xlink:show="embed" xlink:actuate="onLoad" draw:mime-type="image/jpeg"/>
</draw:frame>
 Ілюстративнефото</text:p>
      <text:p text:style-name="P4">
На Херсонщині комісії розпочали обстеження житла, пошкодженого абозруйнованого внаслідок підриву Каховської ГЕС.</text:p>
      <text:p text:style-name="P4">
Про це <text:a xlink:type="simple" xlink:href="https://t.me/shtab_kakhovska_hes/1095" text:style-name="Internet_20_link" text:visited-style-name="Visited_20_Internet_20_Link">
повідомляє</text:a>
 штаб з ліквідаціїнаслідків підриву Каховської ГЕС.</text:p>
      <text:p text:style-name="P4">
Комісії створені при органах місцевої влади у 8 громадах, які найбільшепостраждали від затоплення. Це, зокрема:</text:p>
      <ul>
        <li>
Білозерська селищна військова адміністрація;  * Дар’ївська сільська військова адміністрація;  * Калинівська селищна військова адміністрація;  * Новокаховська міська адміністрація;  * Станіславська сільська військова адміністрація;  * Тягинська сільська військова адміністрація;  * Херсонська міська військова адміністрація;  * Чорнобаївська сільська військова адміністрація.</li>
      </ul>
      <text:p text:style-name="P4">
Source: <text:a xlink:type="simple" xlink:href="https://armyinform.com.ua/2023/06/21/rozpochato-obstezhennya-zhytla-poshkodzhenogo-abo-zrujnovanogo-vnaslidok-pidryvu-kahovskoyi-ges/" text:style-name="Internet_20_link" text:visited-style-name="Visited_20_Internet_20_Link">
https://armyinform.com.ua/2023/06/21/rozpochato-obstezhennya-zhytla-poshkodzhenogo-abo-zrujnovanogo-vnaslidok-pidryvu-kahovskoyi-ges/</text:a>
</text:p>
      <!--NEWS-->
      <text:h text:style-name="P10" text:outline-level="1">
<text:span text:style-name="T4">
Питання ядерної безпеки через підрив Каховської ГЕС обговорили посадовці України та Британії</text:span>
</text:h>
      <text:p text:style-name="P4">
Author: ['АРМІЯINFORM']</text:p>
      <text:p text:style-name="P4">
Time: 2023-06-21T81:00:00-04:00</text:p>
      <text:p text:style-name="P4">
Description: Питання ядерної безпеки та вплив російського теракту Каховської ГЕС на безпеку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8b6bbfe4657adcf1480f0586fe23baf.jpg" text:style-name="Internet_20_link" text:visited-style-name="Visited_20_Internet_20_Link">
78b6bbfe4657adcf1480f0586fe23baf.jpg</text:a>
']</text:p>
      <text:p text:style-name="P4">
Tags: ['КАХОВСЬКА ГЕС']</text:p>
      <text:p text:style-name="P4">
Category: News</text:p>
      <!--METADATA-->
      <text:p text:style-name="P4">
<draw:frame draw:style-name="fr1" draw:name="Image340" text:anchor-type="as-char" svg:width="6.9236in" svg:height="3.891902in" draw:z-index="0">
<draw:image xlink:href="../Images/AРМІЯINFORM/2023-06-21T81-00-00-04-00/78b6bbfe4657adcf1480f0586fe23baf.jpg" xlink:type="simple" xlink:show="embed" xlink:actuate="onLoad" draw:mime-type="image/jpeg"/>
</draw:frame>
</text:p>
      <text:p text:style-name="P4">
Питання ядерної безпеки та вплив російського теракту <text:a xlink:type="simple" xlink:href="https://armyinform.com.ua/tag/kahovska-ges/" text:style-name="Internet_20_link" text:visited-style-name="Visited_20_Internet_20_Link">
КаховськоїГЕС</text:a>
 на безпеку тимчасовоокупованої Запорізької АЕС обговорили під час зустрічі міністр енергетикиУкраїни Герман Галущенко і керівництво регулятора ринків електроенергії таприродного газу Великої Британії (Ofgem).</text:p>
      <text:p text:style-name="P4">
Про це <text:a xlink:type="simple" xlink:href="https://t.me/shtab_kakhovska_hes/1085" text:style-name="Internet_20_link" text:visited-style-name="Visited_20_Internet_20_Link">
повідомляє</text:a>
 Штаб з ліквідаціїнаслідків підриву Каховської ГЕС.</text:p>
      <text:p text:style-name="P4">
— Своїми діями росія вкотре довела світові, що нехтує всіма базовимипринципами забезпечення ядерної та радіаційної безпеки, і єдиною відповіддюцивілізованого світу державі-терористу мусить стати виключення російськихядерних технологій зі світових ринків, — наголосив міністр енергетики України.</text:p>
      <text:p text:style-name="P4">
Також Герман Галущенко акцентував на необхідності ухвалення рішення ENTSO-Eдля збільшення пропускної спроможності для комерційних обмінів електроенергіїта нарощування потужностей імпорту до 2 ГВт.</text:p>
      <text:p text:style-name="P4">
Source: <text:a xlink:type="simple" xlink:href="https://armyinform.com.ua/2023/06/21/pytannya-yadernoyi-bezpeky-cherez-pidryv-kahovskoyi-ges-obgovoryly-posadovczi-ukrayiny-ta-brytaniyi/" text:style-name="Internet_20_link" text:visited-style-name="Visited_20_Internet_20_Link">
https://armyinform.com.ua/2023/06/21/pytannya-yadernoyi-bezpeky-cherez-pidryv-kahovskoyi-ges-obgovoryly-posadovczi-ukrayiny-ta-brytaniyi/</text:a>
</text:p>
      <!--NEWS-->
      <text:h text:style-name="P10" text:outline-level="1">
<text:span text:style-name="T4">
Українські захисники збили російський вертоліт Мі-24</text:span>
</text:h>
      <text:p text:style-name="P4">
Author: ['АРМІЯINFORM']</text:p>
      <text:p text:style-name="P4">
Time: 2023-06-21T82:00:00-04:00</text:p>
      <text:p text:style-name="P4">
Description: Про це повідомляє Генеральний штаб ЗС України на своїй сторінці у Фейсбуці.    «Гар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490148_609581381354944_5534295748382861619_n.jpg" text:style-name="Internet_20_link" text:visited-style-name="Visited_20_Internet_20_Link">
355490148_609581381354944_5534295748382861619_n.jpg</text:a>
']</text:p>
      <text:p text:style-name="P4">
Tags: ['STOPRUSSIA', 'АГРЕСІЯ РФ', 'ВТОРГНЕННЯ РФ', 'ГШ ЗСУ', 'ЗНИЩЕНО ВЕРТОЛІТ РФ', 'МІ-24']</text:p>
      <text:p text:style-name="P4">
Category: News</text:p>
      <!--METADATA-->
      <text:p text:style-name="P4">
<draw:frame draw:style-name="fr1" draw:name="Image341" text:anchor-type="as-char" svg:width="6.9236in" svg:height="5.135541in" draw:z-index="0">
<draw:image xlink:href="../Images/AРМІЯINFORM/2023-06-21T82-00-00-04-00/355490148_609581381354944_5534295748382861619_n.jpg" xlink:type="simple" xlink:show="embed" xlink:actuate="onLoad" draw:mime-type="image/jpeg"/>
</draw:frame>
Фото ілюстративне</text:p>
      <text:p text:style-name="P4">
Про це<text:a xlink:type="simple" xlink:href="https://www.facebook.com/GeneralStaff.ua/posts/pfbid02YaBs6m1DL2uh4rHtDFxLytdB1oiGDELBwYTKYuc1MHxRNGLEaLBgEMDR8NzGt5zGl" text:style-name="Internet_20_link" text:visited-style-name="Visited_20_Internet_20_Link">
повідомляє</text:a>
Генеральний штаб ЗС України на своїй сторінці у Фейсбуці.</text:p>
      <text:p text:style-name="P4">
«Гарна новина. Сьогодні пообіді наші воїни збили російський вертоліт Мі-24.</text:p>
      <text:p text:style-name="P4">
Вистоїмо і переможемо!», — йдеться в повідомленні.</text:p>
      <text:p text:style-name="P4">
Source: <text:a xlink:type="simple" xlink:href="https://armyinform.com.ua/2023/06/21/ukrayinski-zahysnyky-zbyly-rosijskyj-vertolit-mi-24/" text:style-name="Internet_20_link" text:visited-style-name="Visited_20_Internet_20_Link">
https://armyinform.com.ua/2023/06/21/ukrayinski-zahysnyky-zbyly-rosijskyj-vertolit-mi-24/</text:a>
</text:p>
      <!--NEWS-->
      <text:h text:style-name="P10" text:outline-level="1">
<text:span text:style-name="T4">
Міністр захисту довкілля та природних ресурсів України на зустрічі з колегами з ЄС розповів про наслідки підриву Каховської ГЕС</text:span>
</text:h>
      <text:p text:style-name="P4">
Author: ['АРМІЯINFORM']</text:p>
      <text:p text:style-name="P4">
Time: 2023-06-21T83:00:00-04:00</text:p>
      <text:p text:style-name="P4">
Description: Міністр захисту довкілля та природних ресурсів України Руслан Стрілець запрос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6c3e4f7-31c6-434e-81cd-38697cd0f4cf-e1687347586475.jpg" text:style-name="Internet_20_link" text:visited-style-name="Visited_20_Internet_20_Link">
66c3e4f7-31c6-434e-81cd-38697cd0f4cf-e1687347586475.jpg</text:a>
']</text:p>
      <text:p text:style-name="P4">
Tags: ['YES', 'КАХОВСЬКА ГЕС', 'МІНІСТР ЗАХИСТУ ДОВКІЛЛЯ ТА ПРИРОДНИХ РЕСУРСІВ УКРАЇНИ']</text:p>
      <text:p text:style-name="P4">
Category: News</text:p>
      <!--METADATA-->
      <text:p text:style-name="P4">
<draw:frame draw:style-name="fr1" draw:name="Image342" text:anchor-type="as-char" svg:width="6.9236in" svg:height="4.205446in" draw:z-index="0">
<draw:image xlink:href="../Images/AРМІЯINFORM/2023-06-21T83-00-00-04-00/66c3e4f7-31c6-434e-81cd-38697cd0f4cf-e1687347586475.jpg" xlink:type="simple" xlink:show="embed" xlink:actuate="onLoad" draw:mime-type="image/jpeg"/>
</draw:frame>
</text:p>
      <text:p text:style-name="P4">
Міністр захисту довкілля та природних ресурсів України Руслан Стрілецьзапросив колег-міністрів відвідати Україну, щоб вони на власні очі побачилите, до чого призводить війна. І зрозуміли, що таке росія. Бо переконатись уцьому сьогодні можна лише в Україні.</text:p>
      <text:p text:style-name="P4">
Про це <text:a xlink:type="simple" xlink:href="https://t.me/shtab_kakhovska_hes/1081" text:style-name="Internet_20_link" text:visited-style-name="Visited_20_Internet_20_Link">
повідомляє</text:a>
 Штаб з ліквідаціїнаслідків підриву Каховської ГЕС.</text:p>
      <text:p text:style-name="P4">
— На жаль, є речі, які ми вже ніколи не відновимо. Це ті екосистеми, які змилоу Чорне море після підриву <text:a xlink:type="simple" xlink:href="https://armyinform.com.ua/tag/kahovska-ges/" text:style-name="Internet_20_link" text:visited-style-name="Visited_20_Internet_20_Link">
КаховськоїГЕС</text:a>
. Це — 20 тисяч тварин, якіпотенційно загинули. Це ендемічні види, що траплялися лише на півдні України.Це збитки, які неможливо оцінити в грошовому еквіваленті, — наголосив РусланСтрілець.</text:p>
      <text:p text:style-name="P4">
Він зазначив, що разом із країнами-партнерами Україна розробила унікальніметодології для оцінки екологічних втрат. За понад рік великої війни збиткивже перевищили 52 мільярди євро.</text:p>
      <text:p text:style-name="P4">
Також міністр захисту довкілля та природних ресурсів подякував європейськимколегам та Єврокомісії за підтримку України.</text:p>
      <text:p text:style-name="P4">
Source: <text:a xlink:type="simple" xlink:href="https://armyinform.com.ua/2023/06/21/ministr-zahystu-dovkillya-ta-pryrodnyh-resursiv-ukrayiny-na-zustrichi-z-kolegamy-z-yes-rozpoviv-pro-naslidky-pidryvu-kahovskoyi-ges/" text:style-name="Internet_20_link" text:visited-style-name="Visited_20_Internet_20_Link">
https://armyinform.com.ua/2023/06/21/ministr-zahystu-dovkillya-ta-pryrodnyh-resursiv-ukrayiny-na-zustrichi-z-kolegamy-z-yes-rozpoviv-pro-naslidky-pidryvu-kahovskoyi-ges/</text:a>
</text:p>
      <!--NEWS-->
      <text:h text:style-name="P10" text:outline-level="1">
<text:span text:style-name="T4">
Протягом доби Сили оборони знищили усі ворожі БПЛА Shahed, які рашисти застосовували по Україні</text:span>
</text:h>
      <text:p text:style-name="P4">
Author: ['АРМІЯINFORM']</text:p>
      <text:p text:style-name="P4">
Time: 2023-06-21T84:00:00-04:00</text:p>
      <text:p text:style-name="P4">
Description: Про це повідомляє Генеральний штаб ЗС України у оперативній інформації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bpla.png" text:style-name="Internet_20_link" text:visited-style-name="Visited_20_Internet_20_Link">
bpla.png</text:a>
']</text:p>
      <text:p text:style-name="P4">
Tags: []</text:p>
      <text:p text:style-name="P4">
Category: News</text:p>
      <!--METADATA-->
      <text:p text:style-name="P4">
<draw:frame draw:style-name="fr1" draw:name="Image343" text:anchor-type="as-char" svg:width="6.9236in" svg:height="4.587285in" draw:z-index="0">
<draw:image xlink:href="../Images/AРМІЯINFORM/2023-06-21T84-00-00-04-00/bpla.png" xlink:type="simple" xlink:show="embed" xlink:actuate="onLoad" draw:mime-type="image/png"/>
</draw:frame>
Ілюстративне фото <text:span text:style-name="T4">
🔥 Ситуація щодо російського вторгнення</text:span>
</text:p>
      <text:p text:style-name="P4">
Про це<text:a xlink:type="simple" xlink:href="https://www.facebook.com/GeneralStaff.ua/posts/pfbid02pzpwsPvBezrvEGnAkMnG4Y6Q1TbQoXKhtQ9f5TEGHzUciygGgpW6FsZYsxyko3JAl" text:style-name="Internet_20_link" text:visited-style-name="Visited_20_Internet_20_Link">
повідомляє</text:a>
Генеральний штаб ЗС України у оперативній інформації щодо російськоговторгнення.</text:p>
      <text:p text:style-name="P4">
«Триває чотириста вісімдесят третя доба широкомасштабної збройної агресіїросійської федерації проти України.</text:p>
      <text:p text:style-name="P4">
російська федерація продовжує вбивати мирне населення України, і надаліігнорує закони та звичаї війни, використовує тактику терору, завдає ударів,здійснює обстріли як по військових, так і по цивільних об’єктах.</text:p>
      <text:p text:style-name="P4">
Протягом доби противник завдав понад 30 авіаційних ударів, зокрема, булозастосовано 6 іранських ударних БПЛА Shahed-136/131. Усі „шахіди“ знищенонашими захисниками. Окрім того, окупанти здійснили 23 обстріли з реактивнихсистем залпового вогню по позиціях наших військ та населених пунктах. На жаль,є загиблі та поранені серед мирного населення, пошкоджено житлові будинки таінша цивільна інфраструктура.</text:p>
      <text:p text:style-name="P4">
Ймовірність завдання ракетних та авіаційних ударів по всій території Українизалишається високою», — йдеться в повідомленні.</text:p>
      <text:p text:style-name="P4">
Source: <text:a xlink:type="simple" xlink:href="https://armyinform.com.ua/2023/06/21/protyagom-doby-syly-oborony-znyshhyly-usi-vorozhi-bpla-shahed-yaki-rashysty-zastosovuvaly-po-ukrayini/" text:style-name="Internet_20_link" text:visited-style-name="Visited_20_Internet_20_Link">
https://armyinform.com.ua/2023/06/21/protyagom-doby-syly-oborony-znyshhyly-usi-vorozhi-bpla-shahed-yaki-rashysty-zastosovuvaly-po-ukrayini/</text:a>
</text:p>
      <!--NEWS-->
      <text:h text:style-name="P10" text:outline-level="1">
<text:span text:style-name="T4">
Постачав сировину для виробництва «Калібрів»: російський олігарх отримав підозру</text:span>
</text:h>
      <text:p text:style-name="P4">
Author: ['АРМІЯINFORM']</text:p>
      <text:p text:style-name="P4">
Time: 2023-06-21T85:00:00-04:00</text:p>
      <text:p text:style-name="P4">
Description: Зібрано доказову базу на підсанкційного олігарха з рф михайла шелкова, який причетний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ovyj-proekt-43-1-632x356-1.webp" text:style-name="Internet_20_link" text:visited-style-name="Visited_20_Internet_20_Link">
novyj-proekt-43-1-632x356-1.webp</text:a>
']</text:p>
      <text:p text:style-name="P4">
Tags: ['STOPRUSSIA', 'ВТОРГНЕННЯ РФ', 'СБУ']</text:p>
      <text:p text:style-name="P4">
Category: News</text:p>
      <!--METADATA-->
      <text:p text:style-name="P4">
<draw:frame draw:style-name="fr1" draw:name="Image344" text:anchor-type="as-char" svg:width="6.9236in" svg:height="3.900003in" draw:z-index="0">
<draw:image xlink:href="../ConvertedIMGs/AРМІЯINFORM/2023-06-21T85-00-00-04-00/novyj-proekt-43-1-632x356-1.png" xlink:type="simple" xlink:show="embed" xlink:actuate="onLoad" draw:mime-type="image/png"/>
</draw:frame>
</text:p>
      <text:p text:style-name="P4">
Зібрано доказову базу на підсанкційного олігарха з рф михайла шелкова, якийпричетний до схем прихованого постачання української титанової сировини докраїни-агресора. Для реалізації оборудок росіянин використовував підконтрольнейому ТОВ «Демурінський гірничо-збагачувальний комбінат» у Дніпропетровськійобласті.</text:p>
      <text:p text:style-name="P4">
Про це <text:a xlink:type="simple" xlink:href="https://ssu.gov.ua/novyny/sbu-povidomyla-pro-pidozru-rosiiskomu-oliharkhu-yakyi-postachav-do-rf-ukrainsku-tytanovu-syrovynu-dlia-vyrobnytstva-kalibriv" text:style-name="Internet_20_link" text:visited-style-name="Visited_20_Internet_20_Link">
інформує</text:a>
 Служба безпеки України.</text:p>
      <text:p text:style-name="P4">
Рідкісні мінерали з родовищ української компанії є незамінними компонентамидля виробництва високоякісного титану. Саме їх шелков постачав до рф назамовлення підприємств російського воєнно-промислового комплексу. Серед них —<text:span text:style-name="T4">
виробники крилатих ракет «Калібр», бойових літаків МіГ-35 та СУ-35, а такожвертольотів Ка-52.</text:span>
</text:p>
      <text:p text:style-name="P4">
За матеріалами СБУ, на початку лютого цього року Демурінський гірничо-збагачувальний комбінат передано у державну власність України. Однак шелковприховано став бенефіціарним власником української видобувної компанії ще допочатку широкомасштабного вторгнення рф. Фактичне управління підприємствомздійснював через російського монополіста з виробництва титану ПАТ «КорпораціяВСМПО-АВІСМА». Цю діяльність він проводив спільно з радником гендиректора цієїкомпанії.</text:p>
      <text:p text:style-name="P4">
За даними слідства, вона входить до структури найбільших виробників озброєньдля окупаційних угруповань рф, які воюють проти України.</text:p>
      <text:p text:style-name="P4">
Водночас після 24 лютого 2022 року шелков хотів приховати своє відношення допромислових активів у нашій державі для уникнення санкцій. Для цього намагавсяпередати формальне управління українським гірничим підприємствомпідконтрольній комерційній структурі у Дніпропетровській області.</text:p>
      <text:p text:style-name="P4">
Співробітники СБУ викрили оборудку, своєчасно її заблокували та ініціювалипередачу 100% російського майна в дохід України.</text:p>
      <text:p text:style-name="P4">
На підставі зібраних доказів шелкову повідомлено про підозру у фінансуваннідій, вчинених з метою насильницької зміни чи повалення конституційного ладуабо захоплення державної влади, зміни меж території або державного кордонуУкраїни.</text:p>
      <text:p text:style-name="P4">
Оскільки фігуранти перебувають на території росії, тривають комплексні заходидля притягнення їх до відповідальності за злочини проти нашої держави.</text:p>
      <text:p text:style-name="P4">
Source: <text:a xlink:type="simple" xlink:href="https://armyinform.com.ua/2023/06/21/postachav-syrovynu-dlya-vyrobnycztva-kalibriv-rosijskyj-oligarh-otrymav-pidozru/" text:style-name="Internet_20_link" text:visited-style-name="Visited_20_Internet_20_Link">
https://armyinform.com.ua/2023/06/21/postachav-syrovynu-dlya-vyrobnycztva-kalibriv-rosijskyj-oligarh-otrymav-pidozru/</text:a>
</text:p>
      <!--NEWS-->
      <text:h text:style-name="P10" text:outline-level="1">
<text:span text:style-name="T4">
Українські захисники відбили понад 30 атак ворога — важкі бої тривають поблизу Бахмута, Лимана, Авдіївки та Мар’їнки</text:span>
</text:h>
      <text:p text:style-name="P4">
Author: ['АРМІЯINFORM']</text:p>
      <text:p text:style-name="P4">
Time: 2023-06-21T86:00:00-04:00</text:p>
      <text:p text:style-name="P4">
Description: Про це повідомляє Генеральний штаб ЗС України.    «Противник і надалі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150040_609591384687277_1362427847836931971_n.jpg" text:style-name="Internet_20_link" text:visited-style-name="Visited_20_Internet_20_Link">
355150040_609591384687277_1362427847836931971_n.jpg</text:a>
']</text:p>
      <text:p text:style-name="P4">
Tags: ['STOPRUSSIA', 'АГРЕСІЯ РФ', 'ВТОРГНЕННЯ РФ', 'ГШ ЗСУ']</text:p>
      <text:p text:style-name="P4">
Category: News</text:p>
      <!--METADATA-->
      <text:p text:style-name="P4">
<draw:frame draw:style-name="fr1" draw:name="Image345" text:anchor-type="as-char" svg:width="6.9236in" svg:height="5.424676in" draw:z-index="0">
<draw:image xlink:href="../Images/AРМІЯINFORM/2023-06-21T86-00-00-04-00/355150040_609591384687277_1362427847836931971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pzpwsPvBezrvEGnAkMnG4Y6Q1TbQoXKhtQ9f5TEGHzUciygGgpW6FsZYsxyko3JAl" text:style-name="Internet_20_link" text:visited-style-name="Visited_20_Internet_20_Link">
повідомляє</text:a>
Генеральний штаб ЗС України.</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понад 30 бойових зіткнень.</text:p>
      <text:p text:style-name="P4">
<text:span text:style-name="T4">
На Волинському та Поліському</text:span>
 напрямках оперативна обстановка без суттєвихзмін.</text:p>
      <text:p text:style-name="P4">
Ознак формування наступальних угруповань не виявлено.</text:p>
      <text:p text:style-name="P4">
На полігонах республіки білорусь тривають заходи бойової підготовки тазлагодження підрозділів зс рф перед їх відправкою у райони ведення бойових дійна території України.</text:p>
      <text:p text:style-name="P4">
<text:span text:style-name="T4">
На Сіверському та Слобожанському напрямках</text:span>
 противник зберігає військовуприсутність у прикордонних з Україною районах. Завдав авіаційних ударів понаселених пунктах Леонівка, Миколаївка Чернігівської області та ВолфинеСумської області. Здійснив мінометні та артилерійські обстріли населенихпунктів Хрінівка, Єліне, Карповичі, Леонівка Чернігівської області; Середина-Буда, Ситне, Фотофиж, Нові Вирки, Волфине, Шпиль, Ободи, Кіндратівка, Локня,Степне Сумської області, а також Одноробівка, Уди, Ветеринарне, Козача Лопань,Висока Яруга, Липці, Алісівка, Бугруватка, Стариця, Вовчанськ, ВовчанськіХутори, Бочкове, Плетенівка, Мала Вовча, Варварівка, Бударки, Рублене,Анискине, Мілове на Харківщині.</text:p>
      <text:p text:style-name="P4">
<text:span text:style-name="T4">
На Куп’янському напрямку</text:span>
 ворог завдав авіаційного удару в районі СиньківкиХарківської області. Артилерійських і мінометних обстрілів противника зазналиКрасне Перше, Фиголівка, Новомлинськ, Дворічна, Западне, Масютівка, Кислівка,Берестове Харківської області.</text:p>
      <text:p text:style-name="P4">
<text:span text:style-name="T4">
На Лиманському напрямку</text:span>
 ворог здійснив безуспішні наступальні дії внапрямку Діброви Луганської області та Серебрянки на Донеччині.</text:p>
      <text:p text:style-name="P4">
Завдав авіаційних ударів в районах Новоєгорівки і Білогорівки Луганськоїобласті та Сіверська — Донецької. Артилерійських обстрілів зазналиСтельмахівка, Невське, Діброва, Кузьмине, Білогорівка на Луганщині та Торське,Верхньокам’янське, Спірне і Роздолівка Донецької області.</text:p>
      <text:p text:style-name="P4">
На Бахмутському напрямку противник проводив безуспішні наступальні дії врайонах Оріхово-Василівки, Іванівського та Білої Гори Донецької області.</text:p>
      <text:p text:style-name="P4">
Завдав авіаційних ударів біля Курдюмівки та Нью-Йорка Донецької області. Відворожих артилерійських обстрілів постраждали Васюківка, Оріхово-Василівка,Богданівка, Калинівка, Часів Яр, Іванівське, Озарянівка, Біла Гора,Костянтинівка, Дружба та Північне Донецької області.</text:p>
      <text:p text:style-name="P4">
<text:span text:style-name="T4">
На Авдіївському напрямку</text:span>
 противник проводив безуспішні наступальні дії врайонах Сєверного і Первомайського Донецької області. Завдав авіаційних ударівпоблизу Авдіївки, Сєверного та Первомайського.</text:p>
      <text:p text:style-name="P4">
Здійснив артилерійські обстріли населених пунктів Олександропіль, Керамік,Новокалинове, Бердичі, Степове, Авдіївка, Тоненьке, Сєверне, Первомайське,Нетайлове та Невельське Донецької області.</text:p>
      <text:p text:style-name="P4">
<text:span text:style-name="T4">
На Мар’їнському напрямку</text:span>
 ворог проводив наступальні дії у напрямкуМар’їнки, успіху не мав. Завдав авіаційного удару в районі Красногорівки. Втой же час, здійснив артилерійські обстріли населених пунктів Красногорівка,Зоряне, Гостре, Мар’їнка, Георгіївка, Курахове та Побєда Донецької області.</text:p>
      <text:p text:style-name="P4">
<text:span text:style-name="T4">
На Шахтарському напрямку</text:span>
 ворог проводив наступальні дії у напрямкахНовомихайлівки та Вугледара, успіху не мав. Завдав авіаційного удару в районіНовомихайлівки Донецької області. Здійснив обстріли населених пунктівПарасковіївка, Новомихайлівка, Костянтинівка, Єлизаветівка, Катеринівка,Богоявленка, Благодатне, Пречистівка, Золота Нива та Велика НовосілкаДонецької області.</text:p>
      <text:p text:style-name="P4">
<text:span text:style-name="T4">
На Запорізькому та Херсонському напрямках</text:span>
 противник продовжує вестиоборонні дії. Проводив безуспішні наступальні дії у напрямку П’ятихатокЗапорізької області. Ворог завдав авіаційних ударів в районах Преображенки таСтепногірська Донецької області. Здійснив артилерійські обстріли населенихпунктів Новоочеретувате, Нескучне, Благодатне, Макарівка, Сторожеве, ЗеленеПоле, Темирівка, Новопіль, Бурлацьке Донецької області; Левадне, Червоне,Гуляйполе, Новоандріївка, Степове, П’ятихатки, Лобкове, Кам’янське Запорізькоїобласті; Золота Балка, Михайлівка, Новоолександрівка, Дудчани, Качкарівка,Шляхове, Козацьке, Миколаївка, Бургунка, Іванівка, Садове, Придніпровське,Наддніпрянське, Молодіжне, Зимівник, Білозерка, Ромашкове, Антонівка, Херсон,Дніпровське, Кізомис Херсонської області та Очаків Миколаївської області», —йдеться в повідомленні.</text:p>
      <text:p text:style-name="P4">
Source: <text:a xlink:type="simple" xlink:href="https://armyinform.com.ua/2023/06/21/ukrayinski-zahysnyky-vidbyly-ponad-30-atak-voroga-vazhki-boyi-tryvayut-poblyzu-bahmuta-lymana-avdiyivky-ta-maryinky/" text:style-name="Internet_20_link" text:visited-style-name="Visited_20_Internet_20_Link">
https://armyinform.com.ua/2023/06/21/ukrayinski-zahysnyky-vidbyly-ponad-30-atak-voroga-vazhki-boyi-tryvayut-poblyzu-bahmuta-lymana-avdiyivky-ta-maryinky/</text:a>
</text:p>
      <!--NEWS-->
      <text:h text:style-name="P10" text:outline-level="1">
<text:span text:style-name="T4">
ЄС погодив 11-й пакет санкцій проти рф</text:span>
</text:h>
      <text:p text:style-name="P4">
Author: ['АРМІЯINFORM']</text:p>
      <text:p text:style-name="P4">
Time: 2023-06-21T87:00:00-04:00</text:p>
      <text:p text:style-name="P4">
Description: Сьогодні, 21 червня, посли Європейського союзу погодили 11-й пакет санкцій пр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1483691557-9833-sanktsiji-proti-rf-koshtuvali-evrosoyuzu-176-mlrd-evro-u-2015-rotsi.jpg" text:style-name="Internet_20_link" text:visited-style-name="Visited_20_Internet_20_Link">
1483691557-9833-sanktsiji-proti-rf-koshtuvali-evrosoyuzu-176-mlrd-evro-u-2015-rotsi.jpg</text:a>
']</text:p>
      <text:p text:style-name="P4">
Tags: ['САНКЦІЇ РФ']</text:p>
      <text:p text:style-name="P4">
Category: News</text:p>
      <!--METADATA-->
      <text:p text:style-name="P4">
<draw:frame draw:style-name="fr1" draw:name="Image346" text:anchor-type="as-char" svg:width="6.9236in" svg:height="4.394863in" draw:z-index="0">
<draw:image xlink:href="../Images/AРМІЯINFORM/2023-06-21T87-00-00-04-00/1483691557-9833-sanktsiji-proti-rf-koshtuvali-evrosoyuzu-176-mlrd-evro-u-2015-rotsi.jpg" xlink:type="simple" xlink:show="embed" xlink:actuate="onLoad" draw:mime-type="image/jpeg"/>
</draw:frame>
</text:p>
      <text:p text:style-name="P4">
Сьогодні, 21 червня, посли Європейського союзу погодили 11-й пакет санкційпроти росії.</text:p>
      <text:p text:style-name="P4">
Про це<text:a xlink:type="simple" xlink:href="https://twitter.com/sweden2023eu/status/1671501823084052486" text:style-name="Internet_20_link" text:visited-style-name="Visited_20_Internet_20_Link">
повідомляє</text:a>
Швеція, яка головує в Раді ЄС.</text:p>
      <text:p text:style-name="P4">
«Пакет включає заходи, спрямовані на протидію обходу санкцій і окремимлістингам», — йдеться в повідомленні шведського головування.</text:p>
      <text:p text:style-name="P4">
Зі свого боку президент Європейської Комісії Урсула фон дер Ляєн написала у<text:a xlink:type="simple" xlink:href="https://twitter.com/vonderleyen/status/1671502787295821824" text:style-name="Internet_20_link" text:visited-style-name="Visited_20_Internet_20_Link">
Твіттері</text:a>
,що вітає політичну угоду щодо 11-го пакета санкцій.</text:p>
      <text:p text:style-name="P4">
«Це завдасть іще одного удару по путінській військовій машині посиленнямекспортних обмежень, націлених на організації, що підтримують кремль. Нашінструмент проти обходу не дозволить росії отримати підсанкційні товари», —заявила вона.</text:p>
      <text:p text:style-name="P4">
Зазначимо, що протягом останніх місяців Євросоюз працював над новим, вже 11-м,пакетом санкцій проти російської федерації, введеним у відповідь на їївторгнення в Україну.</text:p>
      <text:p text:style-name="P4">
Нагадаємо, <text:a xlink:type="simple" xlink:href="https://armyinform.com.ua/2023/02/26/yes-uhvalyv-desyatyj-paket-sankczij-proty-rosiyi/" text:style-name="Internet_20_link" text:visited-style-name="Visited_20_Internet_20_Link">
десятий паке</text:a>
<text:a xlink:type="simple" xlink:href="https://armyinform.com.ua/2023/02/26/yes-uhvalyv-desyatyj-paket-sankczij-proty-rosiyi/" text:style-name="Internet_20_link" text:visited-style-name="Visited_20_Internet_20_Link">
т</text:a>
санкцій проти росії ЄС ухвалив у лютому 2023 року.</text:p>
      <text:p text:style-name="P4">
Source: <text:a xlink:type="simple" xlink:href="https://armyinform.com.ua/2023/06/21/yes-pogodyv-11-j-paket-sankczij-proty-rf/" text:style-name="Internet_20_link" text:visited-style-name="Visited_20_Internet_20_Link">
https://armyinform.com.ua/2023/06/21/yes-pogodyv-11-j-paket-sankczij-proty-rf/</text:a>
</text:p>
      <!--NEWS-->
      <text:h text:style-name="P10" text:outline-level="1">
<text:span text:style-name="T4">
Через великі втрати росіяни відводять загін «шторм» з передової</text:span>
</text:h>
      <text:p text:style-name="P4">
Author: ['Оксана Уретій']</text:p>
      <text:p text:style-name="P4">
Time: 2023-06-21T88:00:00-04:00</text:p>
      <text:p text:style-name="P4">
Description: За минулу добу Сили оборони Таврійського напрямку максимально сконцентрувались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text:p>
      <text:p text:style-name="P4">
Category: News</text:p>
      <!--METADATA-->
      <text:p text:style-name="P4">
<draw:frame draw:style-name="fr1" draw:name="Image347" text:anchor-type="as-char" svg:width="6.9236in" svg:height="4.858059in" draw:z-index="0">
<draw:image xlink:href="../Images/AРМІЯINFORM/2023-06-21T88-00-00-04-00/photo_2023-06-06_11-11-13.jpg" xlink:type="simple" xlink:show="embed" xlink:actuate="onLoad" draw:mime-type="image/jpeg"/>
</draw:frame>
 Валерій Шершень</text:p>
      <text:p text:style-name="P4">
За минулу добу Сили оборони Таврійського напрямку максимально сконцентрувалисьна наступальних діях на півдні, зокрема на Бердянському та Мелітопольськомунапрямках. Про це в ефірі телевізійного марафону «Єдині новини»<text:a xlink:type="simple" xlink:href="https://www.youtube.com/watch" text:style-name="Internet_20_link" text:visited-style-name="Visited_20_Internet_20_Link">
розповів</text:a>
 речник Об’єднаногопресцентру Сил оборони цього напрямку Валерій Шершень.</text:p>
      <text:p text:style-name="P4">
Він зазначив, що на цій ділянці фронту тривають важкі бої, українськізахисники просуваються, б’ючись за кожен метр рідної землі.</text:p>
      <text:p text:style-name="P4">
— Йдеться про такий вектор наших атак: Новоданилівка — Роботине, Мала Токмачка— Вербове, Вільне Поле — Макарівка. Ми тут маємо частковий успіх,закріплюємось на досягнутих рубежах. Водночас ворог намагається за будь-що недопустити просування наших військ та зазнає великих втрат.</text:p>
      <text:p text:style-name="P4">
Найгарячішою точкою щодо протистояння російським загарбникам на Таврійськомунапрямку, якщо говорити про оборонну операцію, залишається район Мар’їнки. Тутвідбувається дуже багато бойових зіткнень. На сході Донецької області ворогпродовжує штурмувати з флангів українські війська та має завдання захопитиМар’їнку, щоб створити умови для захоплення Авдіївки. Це вкладається взагальну стратегію російських окупаційних військ — вийти на адміністративнікордони Донецької області</text:p>
      <text:p text:style-name="P4">
— Так, на Мар’їнському напрямку ворог штурмовими групами за день провів 11штурмів із завданням захопити взводні опорні пункти першого ешелону, вночібуло зафіксовано 3 штурми, — зазначив речник. — Водночас Сили оборониТаврійського напрямку надійно обороняються, тримають оборонні редути.Противник успіху не має, ми даємо гідну відсіч.</text:p>
      <text:p text:style-name="P4">
Також офіцер зауважив, що фіксується підтягнення російських резервів на замінутим, які зазнали великих втрат.</text:p>
      <text:p text:style-name="P4">
— Точно знаю, що один із загонів окупантів, а саме — «шторм», зазнав великихвтрат і відводиться для відновлення боєздатності. Так само буде і з іншими.Наші бійці добре знають свого ворога і вміють ефективно з ним воювати.</text:p>
      <text:p text:style-name="P4">
Окрім того, Валерій Шершень наголосив, що підрозділи ракетних військ таартилерії Сил оборони Таврійського напрямку впродовж доби виконали 1119вогневих завдань.</text:p>
      <text:p text:style-name="P4">
Source: <text:a xlink:type="simple" xlink:href="https://armyinform.com.ua/2023/06/21/cherez-velyki-vtraty-rosiyany-vidvodyat-zagin-shtorm-z-peredovoyi/" text:style-name="Internet_20_link" text:visited-style-name="Visited_20_Internet_20_Link">
https://armyinform.com.ua/2023/06/21/cherez-velyki-vtraty-rosiyany-vidvodyat-zagin-shtorm-z-peredovoyi/</text:a>
</text:p>
      <!--NEWS-->
      <text:h text:style-name="P10" text:outline-level="1">
<text:span text:style-name="T4">
До 15 і 8 років за ґратами засуджено трьох учасників НЗФ рф, які воювали проти ЗСУ</text:span>
</text:h>
      <text:p text:style-name="P4">
Author: ['АРМІЯINFORM']</text:p>
      <text:p text:style-name="P4">
Time: 2023-06-21T89:00:00-04:00</text:p>
      <text:p text:style-name="P4">
Description: За публічного обвинувачення Івано-Франківської, Донецької та Миколаївської облас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16b917a-fffe-4686-9165-866cbcb50819.jpg" text:style-name="Internet_20_link" text:visited-style-name="Visited_20_Internet_20_Link">
216b917a-fffe-4686-9165-866cbcb50819.jpg</text:a>
', '<text:a xlink:type="simple" xlink:href="https://armyinform.com.ua/wp-content/uploads/2023/06/fa4ee087-4bc6-484e-9c08-68b3c08ad725-150x150.jpg" text:style-name="Internet_20_link" text:visited-style-name="Visited_20_Internet_20_Link">
fa4ee087-4bc6-484e-9c08-68b3c08ad725-150x150.jpg</text:a>
', '<text:a xlink:type="simple" xlink:href="https://armyinform.com.ua/wp-content/uploads/2023/06/192cffbc-d724-425b-a5cc-28f8c932a798-150x150.jpg" text:style-name="Internet_20_link" text:visited-style-name="Visited_20_Internet_20_Link">
192cffbc-d724-425b-a5cc-28f8c932a798-150x150.jpg</text:a>
', '<text:a xlink:type="simple" xlink:href="https://armyinform.com.ua/wp-content/uploads/2023/06/588615de-3f02-41ce-ab20-93f62a9081a3-150x150.jpg" text:style-name="Internet_20_link" text:visited-style-name="Visited_20_Internet_20_Link">
588615de-3f02-41ce-ab20-93f62a9081a3-150x150.jpg</text:a>
']</text:p>
      <text:p text:style-name="P4">
Tags: ['STOPRUSSIA', 'АГРЕСІЯ РФ', 'ВТОРГНЕННЯ РФ', 'КОЛАБОРАНТИ', 'ОФІС ГЕНЕРАЛЬНОГО ПРОКУРОРА УКРАЇНИ']</text:p>
      <text:p text:style-name="P4">
Category: News</text:p>
      <!--METADATA-->
      <text:p text:style-name="P4">
<draw:frame draw:style-name="fr1" draw:name="Image348" text:anchor-type="as-char" svg:width="6.9236in" svg:height="5.237082in" draw:z-index="0">
<draw:image xlink:href="../Images/AРМІЯINFORM/2023-06-21T89-00-00-04-00/216b917a-fffe-4686-9165-866cbcb50819.jpg" xlink:type="simple" xlink:show="embed" xlink:actuate="onLoad" draw:mime-type="image/jpeg"/>
</draw:frame>
</text:p>
      <text:p text:style-name="P4">
За публічного обвинувачення Івано-Франківської, Донецької та Миколаївськоїобласних прокуратур заступника командира підрозділу так званої «народноїміліції» і стрілка «лнр» засуджено до 15 років позбавлення волі, а стрілка«днр» – до 8 років за ґратами. Про це<text:a xlink:type="simple" xlink:href="https://t.me/pgo_gov_ua/13661" text:style-name="Internet_20_link" text:visited-style-name="Visited_20_Internet_20_Link">
повідомляє</text:a>
 Офіс Генпрокурора у Телеграм.</text:p>
      <text:p text:style-name="P4">
<text:a xlink:type="simple" xlink:href="https://armyinform.com.ua/wp-content/uploads/2023/06/fa4ee087-4bc6-484e-9c08-68b3c08ad725.jpg" text:style-name="Internet_20_link" text:visited-style-name="Visited_20_Internet_20_Link">
<draw:frame draw:style-name="fr1" draw:name="Image349" text:anchor-type="as-char" svg:width="6.9236in" svg:height="6.9236in" draw:z-index="0">
<draw:image xlink:href="../Images/AРМІЯINFORM/2023-06-21T89-00-00-04-00/fa4ee087-4bc6-484e-9c08-68b3c08ad725-150x150.jpg" xlink:type="simple" xlink:show="embed" xlink:actuate="onLoad" draw:mime-type="image/jpeg"/>
</draw:frame>
</text:a>
</text:p>
      <text:p text:style-name="P4">
<text:a xlink:type="simple" xlink:href="https://armyinform.com.ua/wp-content/uploads/2023/06/192cffbc-d724-425b-a5cc-28f8c932a798.jpg" text:style-name="Internet_20_link" text:visited-style-name="Visited_20_Internet_20_Link">
<draw:frame draw:style-name="fr1" draw:name="Image350" text:anchor-type="as-char" svg:width="6.9236in" svg:height="6.9236in" draw:z-index="0">
<draw:image xlink:href="../Images/AРМІЯINFORM/2023-06-21T89-00-00-04-00/192cffbc-d724-425b-a5cc-28f8c932a798-150x150.jpg" xlink:type="simple" xlink:show="embed" xlink:actuate="onLoad" draw:mime-type="image/jpeg"/>
</draw:frame>
</text:a>
</text:p>
      <text:p text:style-name="P4">
<text:a xlink:type="simple" xlink:href="https://armyinform.com.ua/wp-content/uploads/2023/06/588615de-3f02-41ce-ab20-93f62a9081a3.jpg" text:style-name="Internet_20_link" text:visited-style-name="Visited_20_Internet_20_Link">
<draw:frame draw:style-name="fr1" draw:name="Image351" text:anchor-type="as-char" svg:width="6.9236in" svg:height="6.9236in" draw:z-index="0">
<draw:image xlink:href="../Images/AРМІЯINFORM/2023-06-21T89-00-00-04-00/588615de-3f02-41ce-ab20-93f62a9081a3-150x150.jpg" xlink:type="simple" xlink:show="embed" xlink:actuate="onLoad" draw:mime-type="image/jpeg"/>
</draw:frame>
</text:a>
</text:p>
      <text:p text:style-name="P4">
Прокурори довели, що житель Луганщини у 2015 році почав воювати у підрозділахтак званої «народної міліції «лнр». На початку повномасштабного вторгненнястав заступником командира роти у піхотному батальйоні окремої бригади цьогозбройного формування.</text:p>
      <text:p text:style-name="P4">
21 лютого 2022 року він зі своїм підрозділом перетнув лінію розмежування черезрічку Сіверський Донець. Також виконував бойові завдання на територіїНовоавдіївського району Луганщини.</text:p>
      <text:p text:style-name="P4">
Інший обвинувачений – мешканець Луганської області проходив військовінавчання, щоб отримати навички для виконання бойових завдань у складі збройнихформувань держави-агресора. Був зарахований стрілком до підрозділу, що входитьдо складу 106-ї повітряно-десантної дивізії зс рф.</text:p>
      <text:p text:style-name="P4">
Брав участь у бойових діях проти Збройних Сил України на тимчасово окупованихтериторіях Харківської, Луганської, Херсонської та Миколаївської областей.</text:p>
      <text:p text:style-name="P4">
Також у суді доведено, що у січні 2015 року донеччанин за власної ініціатививступив до нзф «днр» «Всевелике військо Донське».</text:p>
      <text:p text:style-name="P4">
Після роззброєння підрозділу він кілька місяців ніс караульну службу вадмінбудівлях батальйону «Восток» та на посаді стрілка охороняв фейковікордони «днр».</text:p>
      <text:p text:style-name="P4">
Повернувшись до цивільного життя, засуджений працював автослюсарем ібудівельником, але на початку повномасштабного вторгнення рф в Україну бувмобілізований до лав окупаційних військ.</text:p>
      <text:p text:style-name="P4">
Всіх трьох затримано військовослужбовцями ЗСУ. На вироки вони чекали підвартою.</text:p>
      <text:p text:style-name="P4">
Їм інкримінували держзраду, колабораціонізм та участь у незаконних збройнихформуваннях і терористичній організації (ч. 1, 2 ст. 111, ч. 7 ст. 111-1, ч. 1ст. 258-3 КК України).</text:p>
      <text:p text:style-name="P4">
Досудові розслідування здійснювало СБУ.</text:p>
      <text:p text:style-name="P4">
Source: <text:a xlink:type="simple" xlink:href="https://armyinform.com.ua/2023/06/21/do-15-i-8-rokiv-za-gratamy-zasudzheno-troh-uchasnykiv-nzf-rf-yaki-voyuvaly-proty-zsu/" text:style-name="Internet_20_link" text:visited-style-name="Visited_20_Internet_20_Link">
https://armyinform.com.ua/2023/06/21/do-15-i-8-rokiv-za-gratamy-zasudzheno-troh-uchasnykiv-nzf-rf-yaki-voyuvaly-proty-zsu/</text:a>
</text:p>
      <!--NEWS-->
      <text:h text:style-name="P10" text:outline-level="1">
<text:span text:style-name="T4">
Парламент Словаччини визнав Голодомор геноцидом українського народу</text:span>
</text:h>
      <text:p text:style-name="P4">
Author: ['АРМІЯINFORM']</text:p>
      <text:p text:style-name="P4">
Time: 2023-06-21T8:00:00-04:00</text:p>
      <text:p text:style-name="P4">
Description: Парламент Словаччини визнав Голодомор 1932-1933 років геноцидом проти 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muzej-golodomoru.jpg" text:style-name="Internet_20_link" text:visited-style-name="Visited_20_Internet_20_Link">
muzej-golodomoru.jpg</text:a>
']</text:p>
      <text:p text:style-name="P4">
Tags: ['ВИЗНАННЯ ГОЛОДОМОРУ ГЕНОЦИДОМ', 'ПРЕЗИДЕНТ УКРАЇНИ', 'СЛОВАЧЧИНА']</text:p>
      <text:p text:style-name="P4">
Category: News</text:p>
      <!--METADATA-->
      <text:p text:style-name="P4">
<draw:frame draw:style-name="fr1" draw:name="Image352" text:anchor-type="as-char" svg:width="6.9236in" svg:height="4.615733in" draw:z-index="0">
<draw:image xlink:href="../Images/AРМІЯINFORM/2023-06-21T8-00-00-04-00/muzej-golodomoru.jpg" xlink:type="simple" xlink:show="embed" xlink:actuate="onLoad" draw:mime-type="image/jpeg"/>
</draw:frame>
Фото: Дмитро Юрченко/АрміяInform</text:p>
      <text:p text:style-name="P4">
Парламент Словаччини визнав Голодомор 1932-1933 років геноцидом протиукраїнського народу.</text:p>
      <text:p text:style-name="P4">
Президент України Володимир Зеленський подякував парламенту Словаччини.</text:p>
      <text:p text:style-name="P4">
«Вдячний парламенту Словаччини за визнання Голодомору 1932–1933 роківгеноцидом українського народу. Своєчасне рішення, вагомий внесок у відновленняісторичної справедливості та вшанування мільйонів невинних жертв», — наголосиву<text:a xlink:type="simple" xlink:href="https://twitter.com/ZelenskyyUa/status/1671183137978699777" text:style-name="Internet_20_link" text:visited-style-name="Visited_20_Internet_20_Link">
твіттер</text:a>
і глава держави.</text:p>
      <text:p text:style-name="P4">
Source: <text:a xlink:type="simple" xlink:href="https://armyinform.com.ua/2023/06/21/parlament-slovachchyny-vyznav-golodomor-genoczydom-ukrayinskogo-narodu/" text:style-name="Internet_20_link" text:visited-style-name="Visited_20_Internet_20_Link">
https://armyinform.com.ua/2023/06/21/parlament-slovachchyny-vyznav-golodomor-genoczydom-ukrayinskogo-narodu/</text:a>
</text:p>
      <!--NEWS-->
      <text:h text:style-name="P10" text:outline-level="1">
<text:span text:style-name="T4">
Зеленський про запеклі бої на фронті: На Півдні є наш рух уперед</text:span>
</text:h>
      <text:p text:style-name="P4">
Authors: Ukrinform (Person)</text:p>
      <text:p text:style-name="P4">
Publisher: Укринформ (Organization)</text:p>
      <text:p text:style-name="P4">
Published Time: 2023-06-21T8:35:00+03:00</text:p>
      <text:p text:style-name="P4">
Modified Time: 2023-06-21T22:35:00+03:00</text:p>
      <text:p text:style-name="P4">
Description: ЗСУ ведуть жорсткі бої на різних напрямках фронту із російськими загарбниками. — Укрінформ.</text:p>
      <text:p text:style-name="P4">
Images: ['<text:a xlink:type="simple" xlink:href="https://static.ukrinform.com/photos/2023_06/thumb_files/630_360_1687376812-770.jpeg" text:style-name="Internet_20_link" text:visited-style-name="Visited_20_Internet_20_Link">
630_360_16873...</text:a>
']</text:p>
      <text:p text:style-name="P4">
Tags: ['ЗСУ', 'Звернення', 'Зеленський', 'Війна з Росією']</text:p>
      <text:p text:style-name="P4">
Type: Article</text:p>
      <!--METADATA-->
      <text:p text:style-name="P4">
<draw:frame draw:style-name="fr1" draw:name="Image353" text:anchor-type="as-char" svg:width="6.9236in" svg:height="3.956343in" draw:z-index="0">
<draw:image xlink:href="../Images/yкринформ/2023-06-21T8-35-00-03-00/630_360_1687376812-770.jpeg" xlink:type="simple" xlink:show="embed" xlink:actuate="onLoad" draw:mime-type="image/jpeg"/>
</draw:frame>
 ЗСУ ведутьжорсткі бої на різних напрямках фронту із російськими загарбниками.</text:p>
      <text:p text:style-name="P4">
Про це у своєму <text:a xlink:type="simple" xlink:href="https://www.youtube.com/watch" text:style-name="Internet_20_link" text:visited-style-name="Visited_20_Internet_20_Link">
 зверненні </text:a>
 доукраїнців наприкінці 483-го дня війни сказав Президент Володимир Зеленський,передає Укрінформ.</text:p>
      <text:p text:style-name="P4">
<text:span text:style-name="T4">
<text:span text:style-name="T5">
Бажаю здоровʼя, шановні українці!</text:span>
 </text:span>
</text:p>
      <text:p text:style-name="P4">
Перше. Фронт. Жорсткі бої. Південь – знищуємо ворога. Донеччина – знищуємоворога. Купʼянський напрямок – хоч би що там планували російські терористи,знищимо ворога.</text:p>
      <text:p text:style-name="P4">
На Півдні є наш рух уперед. Дякую, воїни! На Сході – тримаємо оборону. Іособливо вдячний, хлопці, за кожен збитий російський вертоліт. Кожне такезбиття – важливе.</text:p>
      <text:p text:style-name="P4">
Друге. Лондон. Сьогодні почала роботу наша з британцями спеціальна Конференціящодо відновлення України.</text:p>
      <text:p text:style-name="P4">
Я дякую, Британіє, за новий пакет фінансової підтримки. Дякую, Америко, запакет допомоги нашій інфраструктурі та енергетиці. Дякую, Євросоюзе, запредставлений пані Президенткою Єврокомісії Урсулою фон дер Ляєн фінансовийінструмент для нашої відбудови обсягом 50 мільярдів євро.</text:p>
      <text:p text:style-name="P4">
Сенс цієї Конференції в Лондоні не просто в тому, щоб згенерувати зусиллядержав – наших партнерів, а в тому, щоб нашу трансформацію підтримав іміжнародний бізнес. Зараз у Британії працює українська делегація – уряд, Офіс,Верховна Рада, громадський сектор. Кожен аспект українського відновлення йподальшого розвитку нашої держави буде представлений саме тим діячам світовогобізнесу, чия увага безпосередньо потрібна нам: нашим індустріям, містам,громадам, країні загалом. Завдання України в тому, щоб моральне лідерствонашого народу трансформувати в економічне лідерство нашої країни. Всіпередумови для цього є, передусім у наших людей, у нашого прекрасного міцногонароду.</text:p>
      <text:p text:style-name="P4">
Третє. Нарешті затверджується новий пакет санкцій Євросоюзу проти Росії.Частина з його норм підготовлена за пропозиціями Міжнародної санкційної групи,що працює під головуванням Майкла Макфола та Андрія Єрмака. Цей пакетдодатково обмежить прибутки Росії, що вона їх досі отримувала у Європі, атакож перекриє частину шляхів обходу раніше запроваджених санкцій. Це заразодне з пріоритетних завдань.</text:p>
      <text:p text:style-name="P4">
Усі наші партнери повністю поінформовані про те, наскільки критично перекритивсі шляхи обходу санкцій. Держава-терорист досі має доступ до різних продуктіві компонентів, технологічних і фінансових схем, які створені тими у світі, хтовсе ж цінує свободу та міжнародне право.</text:p>
      <text:p text:style-name="P4">
Росія має бути в повній ізоляції, поки головні експортні продукти Росії – цезло та смерть.</text:p>
      <text:p text:style-name="P4">
І ще одне.</text:p>
      <text:p text:style-name="P4">
Прийняв вірчі грамоти від послів іноземних держав, які прибули в Україну.Норвегія, Швейцарія, Азербайджан, Пакистан, Ісландія. Нові посли. Загалом унашій державі працюють вже понад 60 посольств і представництв держав і понад20 представництв міжнародних організацій.</text:p>
      <text:p text:style-name="P4">
Працювати в Україні, працювати з Україною – це вірити в Україну і в українців.Світ із нами попри все, що намагається робити держава-зло проти нас. 483-йдень повномасштабної війни. Саме на нашій державі сфокусовані глобальні надії.І наші люди виправдають ці надії. Свобода переможе. Україна переможе.</text:p>
      <text:p text:style-name="P4">
Я дякую всім, хто воює й працює заради України!</text:p>
      <text:p text:style-name="P4">
Слава всім, хто зміцнює свободу!</text:p>
      <text:p text:style-name="P4">
<text:span text:style-name="T4">
<text:span text:style-name="T5">
Слава Україні!</text:span>
 </text:span>
</text:p>
      <text:p text:style-name="P4">
Source: <text:a xlink:type="simple" xlink:href="https://www.ukrinform.ua/rubric-ato/3726024-zelenskij-pro-zapekli-boi-na-fronti-na-pivdni-e-nas-ruh-upered.html" text:style-name="Internet_20_link" text:visited-style-name="Visited_20_Internet_20_Link">
https://www.ukrinform.ua/rubric-ato/3726024-zelenskij-pro-zapekli-boi-na-fronti-na-pivdni-e-nas-ruh-upered.html</text:a>
</text:p>
      <!--NEWS-->
      <text:h text:style-name="P10" text:outline-level="1">
<text:span text:style-name="T4">
На Херсонщині вода вже відступила від 32 населених пунктів</text:span>
</text:h>
      <text:p text:style-name="P4">
Author: ['АРМІЯINFORM']</text:p>
      <text:p text:style-name="P4">
Time: 2023-06-21T90:00:00-04:00</text:p>
      <text:p text:style-name="P4">
Description: Середній рівень води на Херсонщині продовжує знижуватися, наразі становить 56 см. Вод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1956740311141038_y.jpg" text:style-name="Internet_20_link" text:visited-style-name="Visited_20_Internet_20_Link">
photo_5201956740311141038_y.jpg</text:a>
']</text:p>
      <text:p text:style-name="P4">
Tags: ['STOPRUSSIA', 'КАХОВСЬКА ГЕС', 'ПІДРИВ КАХОВСЬКОЇ ГЕС']</text:p>
      <text:p text:style-name="P4">
Category: News</text:p>
      <!--METADATA-->
      <text:p text:style-name="P4">
<draw:frame draw:style-name="fr1" draw:name="Image354" text:anchor-type="as-char" svg:width="6.9236in" svg:height="5.1927in" draw:z-index="0">
<draw:image xlink:href="../Images/AРМІЯINFORM/2023-06-21T90-00-00-04-00/photo_5201956740311141038_y.jpg" xlink:type="simple" xlink:show="embed" xlink:actuate="onLoad" draw:mime-type="image/jpeg"/>
</draw:frame>
</text:p>
      <text:p text:style-name="P4">
Середній рівень води на Херсонщині продовжує знижуватися, наразі становить 56см. Вода відступила вже від 32 населених пунктів області. На правому березіДніпра підтопленими залишаються лише 3 населених пункти (Херсон, Новогреднєвета Благодатівка).</text:p>
      <text:p text:style-name="P4">
Про це <text:a xlink:type="simple" xlink:href="https://t.me/shtab_kakhovska_hes/1079" text:style-name="Internet_20_link" text:visited-style-name="Visited_20_Internet_20_Link">
повідомляє</text:a>
 штаб з ліквідаціїнаслідків підриву Каховської ГЕС.</text:p>
      <ul>
        <li>
Вибухотехніки обстежили майже 420 га територій, на які внаслідок підтоплення могли потрапити вибухонебезпечні предмети.  * Минулої доби енергетики відновили роботу 2 трансформаторних підстанцій у Херсоні та під’єднали до мережі 432 абонентів. Також заживили останній знеструмлений через підтоплення населений пункт правобережжя – Микільське. Робота з відновлення енергопостачання в регіоні продовжується.  * В с. Інгулець вдалося відновити централізоване водопостачання, фахівці промили мережу та доправили зразки води з неї до лабораторії. Поки не буде підтверджено, що вода безпечна, використовувати її можна буде лише як технічну.</li>
      </ul>
      <text:p text:style-name="P4">
Source: <text:a xlink:type="simple" xlink:href="https://armyinform.com.ua/2023/06/21/na-hersonshhyni-voda-vzhe-vidstupyla-vid-32-naselenyh-punktiv/" text:style-name="Internet_20_link" text:visited-style-name="Visited_20_Internet_20_Link">
https://armyinform.com.ua/2023/06/21/na-hersonshhyni-voda-vzhe-vidstupyla-vid-32-naselenyh-punktiv/</text:a>
</text:p>
      <!--NEWS-->
      <text:h text:style-name="P10" text:outline-level="1">
<text:span text:style-name="T4">
На Київщині відбулися тренування мінометних розрахунків</text:span>
</text:h>
      <text:p text:style-name="P4">
Author: ['Микола Давидовський']</text:p>
      <text:p text:style-name="P4">
Time: 2023-06-21T91:00:00-04:00</text:p>
      <text:p text:style-name="P4">
Description: В одній з бригад Сил територіальної оборони ЗСУ постійно проводяться трен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4-21.35.49.mp4.00_00_05_06.still001.jpg" text:style-name="Internet_20_link" text:visited-style-name="Visited_20_Internet_20_Link">
2023-06-14-21.35.49.mp4.00_00_05_06.still001.jpg</text:a>
', '<text:a xlink:type="simple" xlink:href="https://armyinform.com.ua/wp-content/uploads/2023/06/enej.jpg" text:style-name="Internet_20_link" text:visited-style-name="Visited_20_Internet_20_Link">
enej.jpg</text:a>
', '<text:a xlink:type="simple" xlink:href="https://armyinform.com.ua/wp-content/uploads/2023/06/izyum.jpg" text:style-name="Internet_20_link" text:visited-style-name="Visited_20_Internet_20_Link">
izyum.jpg</text:a>
', '<text:a xlink:type="simple" xlink:href="https://armyinform.com.ua/wp-content/uploads/2023/06/img_0133-150x150.jpg" text:style-name="Internet_20_link" text:visited-style-name="Visited_20_Internet_20_Link">
img_0133-150x150.jpg</text:a>
', '<text:a xlink:type="simple" xlink:href="https://armyinform.com.ua/wp-content/uploads/2023/06/gh010022.mp4.14_03_46_02.still001-1-150x150.jpg" text:style-name="Internet_20_link" text:visited-style-name="Visited_20_Internet_20_Link">
gh010022.mp4.14_03_46_02.still001-1-150x150.jpg</text:a>
', '<text:a xlink:type="simple" xlink:href="https://armyinform.com.ua/wp-content/uploads/2023/06/gh010020.mp4.14_03_16_16.still001-1-150x150.jpg" text:style-name="Internet_20_link" text:visited-style-name="Visited_20_Internet_20_Link">
gh010020.mp4.14_03_16_16.still001-1-150x150.jpg</text:a>
', '<text:a xlink:type="simple" xlink:href="https://armyinform.com.ua/wp-content/uploads/2023/06/mvi_0100.mp4.00_00_10_23.still001-150x150.jpg" text:style-name="Internet_20_link" text:visited-style-name="Visited_20_Internet_20_Link">
mvi_0100.mp4.00_00_10_23.still001-150x150.jpg</text:a>
']</text:p>
      <text:p text:style-name="P4">
Tags: ['ВІЙСЬКОВІ НАВЧАННЯ', 'МІНОМЕТНИКИ', 'ТЕРИТОРІАЛЬНА ОБОРОНА']</text:p>
      <text:p text:style-name="P4">
Category: News</text:p>
      <!--METADATA-->
      <text:p text:style-name="P4">
<draw:frame draw:style-name="fr1" draw:name="Image355" text:anchor-type="as-char" svg:width="6.9236in" svg:height="3.894525in" draw:z-index="0">
<draw:image xlink:href="../Images/AРМІЯINFORM/2023-06-21T91-00-00-04-00/2023-06-14-21.35.49.mp4.00_00_05_06.still001.jpg" xlink:type="simple" xlink:show="embed" xlink:actuate="onLoad" draw:mime-type="image/jpeg"/>
</draw:frame>
</text:p>
      <text:p text:style-name="P4">
В одній з бригад Сил територіальної оборони ЗСУ постійно проводятьсятренування мінометних батарей. Цього разу на Київщині до навчань було залученоодин мінометний взвод. На озброєнні цього підрозділу стоїть 120-мм мінометукраїнського виробництва. Після повного проходження курсу підготовки бійцівирушать на фронт, звільняти тимчасово окуповані території від рашистів.</text:p>
      <text:p text:style-name="P4">
<draw:frame draw:style-name="fr1" draw:name="Image356" text:anchor-type="as-char" svg:width="6.9236in" svg:height="3.894525in" draw:z-index="0">
<draw:image xlink:href="../Images/AРМІЯINFORM/2023-06-21T91-00-00-04-00/enej.jpg" xlink:type="simple" xlink:show="embed" xlink:actuate="onLoad" draw:mime-type="image/jpeg"/>
</draw:frame>
Командирмінометного взводу «Еней»</text:p>
      <text:p text:style-name="P4">
— Сьогодні проводили заняття з бойової підготовки. Серед навчальних питань,які відпрацьовувались бойовими розрахунками: розгортання та зайняттяпідготовленої бойової позиції, орієнтування на місцевості та визначенняосновного напрямку цілі, вогневе ураження цілі, згортання та залишеннявогневої позиції, переміщення в район очікування, — розповів кореспондентуАрміяInform старший офіцер батареї, командир мінометного взводу «Еней».</text:p>
      <text:p text:style-name="P4">
Знайомимось з командиром розрахунку, військовослужбовцем на позивний «Ізюм».Він керує бойовою роботою обслуги, виконує вказівки старшого офіцера батареї(командира мінометного взводу) і відповідає за постійну готовність обслуги довиконання поставлених завдань.</text:p>
      <text:p text:style-name="P4">
<draw:frame draw:style-name="fr1" draw:name="Image357" text:anchor-type="as-char" svg:width="6.9236in" svg:height="3.894525in" draw:z-index="0">
<draw:image xlink:href="../Images/AРМІЯINFORM/2023-06-21T91-00-00-04-00/izyum.jpg" xlink:type="simple" xlink:show="embed" xlink:actuate="onLoad" draw:mime-type="image/jpeg"/>
</draw:frame>
Командирмінометного розрахунку «Ізюм»</text:p>
      <text:p text:style-name="P4">
— Міномет, який ми використовуємо, призначений для знищення живої силипротивника, броньованої техніки, яка стоїть на місці, ураження бліндажів тощо,— розповідає командир розрахунку.</text:p>
      <text:p text:style-name="P4">
Запорука успіху для мінометників — це точність, швидкість роботи розрахунків,влучність в ураженні цілей і, звісно, передача даних від підрозділуаеророзвідки.</text:p>
      <text:p text:style-name="P4">
<text:a xlink:type="simple" xlink:href="https://armyinform.com.ua/wp-content/uploads/2023/06/img_0133.jpg" text:style-name="Internet_20_link" text:visited-style-name="Visited_20_Internet_20_Link">
<draw:frame draw:style-name="fr1" draw:name="Image358" text:anchor-type="as-char" svg:width="6.9236in" svg:height="6.9236in" draw:z-index="0">
<draw:image xlink:href="../Images/AРМІЯINFORM/2023-06-21T91-00-00-04-00/img_0133-150x150.jpg" xlink:type="simple" xlink:show="embed" xlink:actuate="onLoad" draw:mime-type="image/jpeg"/>
</draw:frame>
</text:a>
</text:p>
      <text:p text:style-name="P4">
<text:a xlink:type="simple" xlink:href="https://armyinform.com.ua/wp-content/uploads/2023/06/gh010022.mp4.14_03_46_02.still001-1.jpg" text:style-name="Internet_20_link" text:visited-style-name="Visited_20_Internet_20_Link">
<draw:frame draw:style-name="fr1" draw:name="Image359" text:anchor-type="as-char" svg:width="6.9236in" svg:height="6.9236in" draw:z-index="0">
<draw:image xlink:href="../Images/AРМІЯINFORM/2023-06-21T91-00-00-04-00/gh010022.mp4.14_03_46_02.still001-1-150x150.jpg" xlink:type="simple" xlink:show="embed" xlink:actuate="onLoad" draw:mime-type="image/jpeg"/>
</draw:frame>
</text:a>
</text:p>
      <text:p text:style-name="P4">
<text:a xlink:type="simple" xlink:href="https://armyinform.com.ua/wp-content/uploads/2023/06/gh010020.mp4.14_03_16_16.still001-1.jpg" text:style-name="Internet_20_link" text:visited-style-name="Visited_20_Internet_20_Link">
<draw:frame draw:style-name="fr1" draw:name="Image360" text:anchor-type="as-char" svg:width="6.9236in" svg:height="6.9236in" draw:z-index="0">
<draw:image xlink:href="../Images/AРМІЯINFORM/2023-06-21T91-00-00-04-00/gh010020.mp4.14_03_16_16.still001-1-150x150.jpg" xlink:type="simple" xlink:show="embed" xlink:actuate="onLoad" draw:mime-type="image/jpeg"/>
</draw:frame>
</text:a>
</text:p>
      <text:p text:style-name="P4">
<text:a xlink:type="simple" xlink:href="https://armyinform.com.ua/wp-content/uploads/2023/06/mvi_0100.mp4.00_00_10_23.still001.jpg" text:style-name="Internet_20_link" text:visited-style-name="Visited_20_Internet_20_Link">
<draw:frame draw:style-name="fr1" draw:name="Image361" text:anchor-type="as-char" svg:width="6.9236in" svg:height="6.9236in" draw:z-index="0">
<draw:image xlink:href="../Images/AРМІЯINFORM/2023-06-21T91-00-00-04-00/mvi_0100.mp4.00_00_10_23.still001-150x150.jpg" xlink:type="simple" xlink:show="embed" xlink:actuate="onLoad" draw:mime-type="image/jpeg"/>
</draw:frame>
</text:a>
</text:p>
      <text:p text:style-name="P4">
— В середньому нам вистачає п’ятдесят секунд, щоб з моменту прибуття навказану позицію виставити міномет в бойове положення. Три хвилини дається нате, щоб відстрілятись і покинути позицію, тому що через три хвилини по нас вжеможе працювати ворожа артилерія, відпрацьовуючи контрбатарейні завдання.Тобто, час працює проти нас, тому, чим швидше нам вдасться розкластись,відпрацювати і переміститись в район очікування, тим більше шансів залишитисьживими, — відмітив «Ізюм».</text:p>
      <text:p text:style-name="P4">
Тренування мінометників на навчальних полігонах будуть продовжуватись інадалі. Попереду — злагодження у складі батареї та відпрацювання стрільб змінометів вночі та складних умовах обстановки.</text:p>
      <text:p text:style-name="P4">
<text:span text:style-name="T5">
Фото та відео автора</text:span>
</text:p>
      <text:p text:style-name="P4">
Source: <text:a xlink:type="simple" xlink:href="https://armyinform.com.ua/2023/06/21/na-kyyivshhyni-vidbulysya-trenuvannya-minometnyh-rozrahunkiv/" text:style-name="Internet_20_link" text:visited-style-name="Visited_20_Internet_20_Link">
https://armyinform.com.ua/2023/06/21/na-kyyivshhyni-vidbulysya-trenuvannya-minometnyh-rozrahunkiv/</text:a>
</text:p>
      <!--NEWS-->
      <text:h text:style-name="P10" text:outline-level="1">
<text:span text:style-name="T4">
У білорусі триває підготовка підрозділів зс рф для відправки на війну в Україну</text:span>
</text:h>
      <text:p text:style-name="P4">
Author: ['АРМІЯINFORM']</text:p>
      <text:p text:style-name="P4">
Time: 2023-06-21T92:00:00-04:00</text:p>
      <text:p text:style-name="P4">
Description: Про це повідомляє Генеральний штаб ЗС України у оперативній інформації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e8764c661d48e9e87932ed2ad7f0386.webp" text:style-name="Internet_20_link" text:visited-style-name="Visited_20_Internet_20_Link">
2e8764c661d48e9e87932ed2ad7f0386.webp</text:a>
']</text:p>
      <text:p text:style-name="P4">
Tags: ['STOPRUSSIA', 'АГРЕСІЯ РФ', 'ВТОРГНЕННЯ РФ', 'ГШ ЗСУ', 'НАВЧАННЯ В БІЛОРУСІ', 'ПІДГОТОВКА В РФ', 'РЕСПУБЛІКА БІЛОРУСЬ']</text:p>
      <text:p text:style-name="P4">
Category: News</text:p>
      <!--METADATA-->
      <text:p text:style-name="P4">
<draw:frame draw:style-name="fr1" draw:name="Image362" text:anchor-type="as-char" svg:width="6.9236in" svg:height="5.1927in" draw:z-index="0">
<draw:image xlink:href="../ConvertedIMGs/AРМІЯINFORM/2023-06-21T92-00-00-04-00/2e8764c661d48e9e87932ed2ad7f0386.png" xlink:type="simple" xlink:show="embed" xlink:actuate="onLoad" draw:mime-type="image/png"/>
</draw:frame>
 ілюстративнефото <text:span text:style-name="T4">
🔥 Ситуація щодо російського вторгнення</text:span>
</text:p>
      <text:p text:style-name="P4">
Про це<text:a xlink:type="simple" xlink:href="https://www.facebook.com/GeneralStaff.ua/posts/pfbid02pzpwsPvBezrvEGnAkMnG4Y6Q1TbQoXKhtQ9f5TEGHzUciygGgpW6FsZYsxyko3JAl" text:style-name="Internet_20_link" text:visited-style-name="Visited_20_Internet_20_Link">
повідомляє</text:a>
Генеральний штаб ЗС України у оперативній інформації щодо російськоговторгнення.</text:p>
      <text:p text:style-name="P4">
Зазначається, що протягом доби відбулось понад 30 бойових зіткнень українськихзахисників та російських окупантів. Тривають важкі бої на Лиманському,Бахмутському, Авдіївському та Мар’їнському напрямках, де ворог і надалізосереджує свої основні зусилля. Також повідомляється, що на територіїреспубліки білорусь триває підготовка підрозділів зс рф перед їх відправкою навійну в Україну.</text:p>
      <text:p text:style-name="P4">
«На Волинському та Поліському напрямках оперативна обстановка без суттєвихзмін.</text:p>
      <text:p text:style-name="P4">
Ознак формування наступальних угруповань не виявлено.</text:p>
      <text:p text:style-name="P4">
На полігонах республіки білорусь тривають заходи бойової підготовки тазлагодження підрозділів зс рф перед їх відправкою у райони ведення бойових дійна території України», — йдеться в повідомленні.</text:p>
      <text:p text:style-name="P4">
Source: <text:a xlink:type="simple" xlink:href="https://armyinform.com.ua/2023/06/21/u-bilorusi-tryvaye-pidgotovka-pidrozdiliv-zs-rf-dlya-vidpravky-na-vijnu-v-ukrayinu/" text:style-name="Internet_20_link" text:visited-style-name="Visited_20_Internet_20_Link">
https://armyinform.com.ua/2023/06/21/u-bilorusi-tryvaye-pidgotovka-pidrozdiliv-zs-rf-dlya-vidpravky-na-vijnu-v-ukrayinu/</text:a>
</text:p>
      <!--NEWS-->
      <text:h text:style-name="P10" text:outline-level="1">
<text:span text:style-name="T4">
Українська авіація за добу завдала 18 ударів по техніці та районах зосередження росіян</text:span>
</text:h>
      <text:p text:style-name="P4">
Author: ['АРМІЯINFORM']</text:p>
      <text:p text:style-name="P4">
Time: 2023-06-21T93: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АВІАЦІЯ СИЛ ОБОРОНИ', 'АГРЕСІЯ РФ', 'БОЙОВІ ВТРАТИ РФ', 'ВТОРГНЕННЯ РФ', 'ГШ ЗСУ']</text:p>
      <text:p text:style-name="P4">
Category: News</text:p>
      <!--METADATA-->
      <text:p text:style-name="P4">
<draw:frame draw:style-name="fr1" draw:name="Image363" text:anchor-type="as-char" svg:width="6.9236in" svg:height="3.894525in" draw:z-index="0">
<draw:image xlink:href="../Images/AРМІЯINFORM/2023-06-21T93-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pzpwsPvBezrvEGnAkMnG4Y6Q1TbQoXKhtQ9f5TEGHzUciygGgpW6FsZYsxyko3JAl" text:style-name="Internet_20_link" text:visited-style-name="Visited_20_Internet_20_Link">
повідомляє</text:a>
Генеральний штаб ЗС України.</text:p>
      <text:p text:style-name="P4">
«Авіація Сил оборони за добу завдала 12 ударів по районах зосередженняособового складу противника та 6 по зенітно-ракетних комплексах ворога. Такожнаші захисники знищили російський ударний вертоліт Мі-24.</text:p>
      <text:p text:style-name="P4">
Підрозділи ракетних військ і артилерії протягом доби уразили пункт управліннята склад боєприпасів противника», — йдеться в повідомленні.</text:p>
      <text:p text:style-name="P4">
Source: <text:a xlink:type="simple" xlink:href="https://armyinform.com.ua/2023/06/21/ukrayinska-aviacziya-za-dobu-zavdala-18-udariv-po-tehniczi-ta-rajonah-zoseredzhennya-rosiyan/" text:style-name="Internet_20_link" text:visited-style-name="Visited_20_Internet_20_Link">
https://armyinform.com.ua/2023/06/21/ukrayinska-aviacziya-za-dobu-zavdala-18-udariv-po-tehniczi-ta-rajonah-zoseredzhennya-rosiyan/</text:a>
</text:p>
      <!--NEWS-->
      <text:h text:style-name="P10" text:outline-level="1">
<text:span text:style-name="T4">
Конференція з відбудови в Лондоні: до платформи співінвестування в Україну долучилися 19 країн</text:span>
</text:h>
      <text:p text:style-name="P4">
Author: ['АРМІЯINFORM']</text:p>
      <text:p text:style-name="P4">
Time: 2023-06-21T94:00:00-04:00</text:p>
      <text:p text:style-name="P4">
Description: У Лондоні під час проведення Конференції з питань відновлення України-2023 (URC-20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7361672-416.jpg" text:style-name="Internet_20_link" text:visited-style-name="Visited_20_Internet_20_Link">
630_360_1687361672-416.jpg</text:a>
']</text:p>
      <text:p text:style-name="P4">
Tags: []</text:p>
      <text:p text:style-name="P4">
Category: News</text:p>
      <!--METADATA-->
      <text:p text:style-name="P4">
<draw:frame draw:style-name="fr1" draw:name="Image364" text:anchor-type="as-char" svg:width="6.9236in" svg:height="3.956343in" draw:z-index="0">
<draw:image xlink:href="../Images/AРМІЯINFORM/2023-06-21T94-00-00-04-00/630_360_1687361672-416.jpg" xlink:type="simple" xlink:show="embed" xlink:actuate="onLoad" draw:mime-type="image/jpeg"/>
</draw:frame>
</text:p>
      <text:p text:style-name="P4">
У Лондоні під час проведення Конференції з питань відновлення України-2023(URC-2023) було підписано меморандум щодо подальшої співпраці між ЄБРР таорганізаціями фінансування розвитку (Development Finance Institutions, DFI)щодо координації зусиль по інвестуванню (ко-інвестуванню) в Україну, особливов приватний сектор економіки. До Платформи вже доєдналися DFI з 19 країнсвіту. Про це <text:a xlink:type="simple" xlink:href="https://me.gov.ua/News/Detail" text:style-name="Internet_20_link" text:visited-style-name="Visited_20_Internet_20_Link">
повідомляє</text:a>
пресслужба Мінекономіки.</text:p>
      <text:p text:style-name="P4">
На заході були присутні Перший віцепрем’єр-міністр України — Міністр економікиУкраїни Юлія Свириденко, Президент ЄБРР Оділь Рено-Бассо, керівники DFI,заступник Державного секретаря у справах закордонних справ, справахспівдружності націй та розвитку Великої Британії Лео Доерті та іншівисокопосадовці.</text:p>
      <text:p text:style-name="P4">
«Повоєнна відбудова України буде відбуватись переважно завдяки приватномукапіталу. Тому для нас є надзвичайно важливою координація зусиль міжнароднихфінансових інституцій для більш ефективної та масштабної відбудови Українисаме з акцентом на приватному секторі. Наша співпраця має сприяти відновленнюекономіки, промисловості, інфраструктури та нормалізації життя людей вУкраїні», — наголосила <text:span text:style-name="T4">
Юлія Свириденко.</text:span>
</text:p>
      <text:p text:style-name="P4">
Як зазначили учасники заходу, фінансові потреби України в період реконструкціївеличезні і виходять за межі будь якої окремої установи. Тому українськаінвестиційна платформа буде потрібна для ретельної координації між партнерами,щоб максимізувати ефективність і вплив їхніх заходів.</text:p>
      <text:p text:style-name="P4">
Світові DFI та ЄБРР також прагнуть розширити цю платформу на ще бiльшукiлькiсть установ, які інвестуватимуть в Україну в майбутньому.</text:p>
      <text:p text:style-name="P4">
Нагадаємо, що 12 травня 2023 року в Токіо організації фінансування розвитку(Development Finance Institutions, DFI) країн G7 — JBIC (Японія), JICA(Японія), CDP (Італія), FinDev Canada (Канада), Proparco (Франція), DFC (США),BII (Велика Британія), DEG (Німеччина) та Європейський банк реконструкції тарозвитку (ЄБРР) провели переговори та домовились про створення Платформиспівінвестування між ЄБРР та двосторонніми агенціями розвитку. Її робота будеузгоджуватись з виявленими потребами в рамках Міжвідомчої координаційноїплатформи донорів для України.</text:p>
      <text:p text:style-name="P4">
Ініціативу з залучення інвестицій Advantage Ukraine було презентовано увересні 2022 року. На платформі зібрано інвестиційні проєкти та можливості у10 галузях економіки з загальним потенціалом на суму понад $400 млрд. КомандаAdvantage Ukraine, що працює за підтримки Програми USAID «Конкурентоспроможнаекономіка України», обробляє як запити від потенційних інвесторів (buy-side),так і від ініціаторів проєктів з України (sell-side).</text:p>
      <text:p text:style-name="P4">
Source: <text:a xlink:type="simple" xlink:href="https://armyinform.com.ua/2023/06/21/konferencziya-z-vidbudovy-v-londoni-do-platformy-spivinvestuvannya-v-ukrayinu-doluchylysya-19-krayin/" text:style-name="Internet_20_link" text:visited-style-name="Visited_20_Internet_20_Link">
https://armyinform.com.ua/2023/06/21/konferencziya-z-vidbudovy-v-londoni-do-platformy-spivinvestuvannya-v-ukrayinu-doluchylysya-19-krayin/</text:a>
</text:p>
      <!--NEWS-->
      <text:h text:style-name="P10" text:outline-level="1">
<text:span text:style-name="T4">
СБУ розпочала розслідування майже 92 тисяч кримінальних проваджень щодо агресії рф — Василь Малюк</text:span>
</text:h>
      <text:p text:style-name="P4">
Author: ['АРМІЯINFORM']</text:p>
      <text:p text:style-name="P4">
Time: 2023-06-21T95:00:00-04:00</text:p>
      <text:p text:style-name="P4">
Description: Служба безпеки з початку повномасштабного вторгнення розпочала досудове розслі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95ea536335f70ce0d23d3355ebe0907.jpg" text:style-name="Internet_20_link" text:visited-style-name="Visited_20_Internet_20_Link">
f95ea536335f70ce0d23d3355ebe0907.jpg</text:a>
', '<text:a xlink:type="simple" xlink:href="https://armyinform.com.ua/wp-content/uploads/2023/06/374c670bc2855e2a0e31de761d8da9bf.jpg" text:style-name="Internet_20_link" text:visited-style-name="Visited_20_Internet_20_Link">
374c670bc2855e2a0e31de761d8da9bf.jpg</text:a>
']</text:p>
      <text:p text:style-name="P4">
Tags: ['STOPRUSSIA', 'АГРЕСІЯ РФ', 'ВАСИЛЬ МАЛЮК', 'СБУ']</text:p>
      <text:p text:style-name="P4">
Category: News</text:p>
      <!--METADATA-->
      <text:p text:style-name="P4">
<draw:frame draw:style-name="fr1" draw:name="Image365" text:anchor-type="as-char" svg:width="6.9236in" svg:height="4.615733in" draw:z-index="0">
<draw:image xlink:href="../Images/AРМІЯINFORM/2023-06-21T95-00-00-04-00/f95ea536335f70ce0d23d3355ebe0907.jpg" xlink:type="simple" xlink:show="embed" xlink:actuate="onLoad" draw:mime-type="image/jpeg"/>
</draw:frame>
</text:p>
      <text:p text:style-name="P4">
Служба безпеки з початку повномасштабного вторгнення розпочала досудоверозслідування у майже 92 тис. кримінальних проваджень, пов’язаних ізвійськовою агресією рф проти України. Із них на сьогоднішній день триваєслідство у близько 43 тис. справ, що стосуються саме порушень росією законівта звичаїв війни.</text:p>
      <text:p text:style-name="P4">
Про це повідомив Голова СБУ Василь Малюк під час засідання міжвідомчої робочоїгрупи з питань взаємодії правоохоронних і державних органів, що відбулася вОфісі Генерального прокурора.</text:p>
      <text:p text:style-name="P4">
Він зазначив, що розслідування злочинів рф є надзвичайно важливим і дляукраїнців, і для всього світу.</text:p>
      <text:p text:style-name="P4">
<draw:frame draw:style-name="fr1" draw:name="Image366" text:anchor-type="as-char" svg:width="6.9236in" svg:height="4.615733in" draw:z-index="0">
<draw:image xlink:href="../Images/AРМІЯINFORM/2023-06-21T95-00-00-04-00/374c670bc2855e2a0e31de761d8da9bf.jpg" xlink:type="simple" xlink:show="embed" xlink:actuate="onLoad" draw:mime-type="image/jpeg"/>
</draw:frame>
</text:p>
      <text:p text:style-name="P4">
«На сьогоднішній день СБУ розслідує майже 43 тис. проваджень за ст. 438 —порушення законів та звичаїв війни. І ми не просто фіксуємо ці злочини. Авиконуємо всі необхідні процесуальні дії у рамках українського законодавства.Щоб рано чи пізно усі російські злочинці постали перед судом», — зазначивГолова СБУ Василь Малюк.</text:p>
      <text:p text:style-name="P4">
Насамперед це стосується вищого військово-політичного керівництва рф ікомандування армії.</text:p>
      <text:p text:style-name="P4">
За словами Василя Малюка, повідомлено про підозру 448 воєнним злочинцям ізцієї категорії російських посадовців, у тому числі понад 25 командувачамокремих родів військ і армій.</text:p>
      <text:p text:style-name="P4">
Встановлюються і конкретні виконавці злочинів. Наприклад, оголошено пропідозру командиру важкого бомбардувального полку, полковнику Тимошину. СлідчіСБУ встановили, що він відповідальний за ракетні удари по житловому будинку уДніпрі в січні цього року і по ТРЦ «Амстор» у Кременчуку в червні 2022 року.</text:p>
      <text:p text:style-name="P4">
Загалом до суду скеровано 95 кримінальних проваджень щодо 142 осіб ізвійськово-політичного керівництва рф, із яких вже засуджено 22.</text:p>
      <text:p text:style-name="P4">
«Рішення Міжнародного кримінального суду про арешт путіна та львової-бєлової —це тільки початок. Ми маємо забезпечити потужну доказову базу, щоб пройти цейшлях повністю», — підкреслив Василь Малюк.</text:p>
      <text:p text:style-name="P4">
Він додав, що до цієї роботи долучаються й міжнародні структури, якірозслідують і окремі кейси, і «магістральне» провадження про російську агресіюпроти України.</text:p>
      <text:p text:style-name="P4">
Сама ж спецслужба застосовує сучасні підходи для фіксації воєнних злочинів рф.Це не тільки огляди місць злочинів, а й аналіз відкритих даних, використаннярізних програмних продуктів, системна взаємодія з військовими та ОфісомГенпрокурора.</text:p>
      <text:p text:style-name="P4">
«СБУ максимально уніфікує роботу з пошуку та аналізу даних — щоб не втратитижоден доказ злочину. Уламки ракет, перехоплені розмови, знімки з супутника і„трофейна документація“ — все йде в нашу скарбничку доказів», — підкресливВасиль Малюк.</text:p>
      <text:p text:style-name="P4">
Source: <text:a xlink:type="simple" xlink:href="https://armyinform.com.ua/2023/06/21/sbu-rozpochala-rozsliduvannya-majzhe-92-tysyach-kryminalnyh-provadzhen-shhodo-agresiyi-rf-vasyl-malyuk/" text:style-name="Internet_20_link" text:visited-style-name="Visited_20_Internet_20_Link">
https://armyinform.com.ua/2023/06/21/sbu-rozpochala-rozsliduvannya-majzhe-92-tysyach-kryminalnyh-provadzhen-shhodo-agresiyi-rf-vasyl-malyuk/</text:a>
</text:p>
      <!--NEWS-->
      <text:h text:style-name="P10" text:outline-level="1">
<text:span text:style-name="T4">
Україна та ООН домовилися про створення фонду відновлення громад</text:span>
</text:h>
      <text:p text:style-name="P4">
Author: ['АРМІЯINFORM']</text:p>
      <text:p text:style-name="P4">
Time: 2023-06-21T96:00:00-04:00</text:p>
      <text:p text:style-name="P4">
Description: В рамках Ukraine Recovery Conference Голова Державного агентства відновлення та розвит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9.jpg" text:style-name="Internet_20_link" text:visited-style-name="Visited_20_Internet_20_Link">
1-69.jpg</text:a>
']</text:p>
      <text:p text:style-name="P4">
Tags: ['ВІДБУДОВА УКРАЇНИ', 'ВІДНОВЛЕННЯ ГРОМАД', 'ООН']</text:p>
      <text:p text:style-name="P4">
Category: News</text:p>
      <!--METADATA-->
      <text:p text:style-name="P4">
<draw:frame draw:style-name="fr1" draw:name="Image367" text:anchor-type="as-char" svg:width="6.9236in" svg:height="6.9236in" draw:z-index="0">
<draw:image xlink:href="../Images/AРМІЯINFORM/2023-06-21T96-00-00-04-00/1-69.jpg" xlink:type="simple" xlink:show="embed" xlink:actuate="onLoad" draw:mime-type="image/jpeg"/>
</draw:frame>
</text:p>
      <text:p text:style-name="P4">
В рамках Ukraine Recovery Conference Голова Державного агентства відновленнята розвитку інфраструктури України Mустафа Найєм взяв участь у зустрічі Віце-прем’єр-міністра з відновлення України Олександр Кубраков та Координаторкисистеми ООН в Україні Деніз Браун. У фокусі зустрічі – реалізація спільногопідходу до відновлення України на рівні громад. Сторони домовилися простворення для цих потреб Фонду відновлення громад. Про це<text:a xlink:type="simple" xlink:href="https://restoration.gov.ua/press/news/55693.html" text:style-name="Internet_20_link" text:visited-style-name="Visited_20_Internet_20_Link">
повідомляє</text:a>
 Державнеагентство відновлення та розвитку інфраструктури України.</text:p>
      <text:p text:style-name="P4">
Фонд сприятиме тривалому відновленню та стійкості громад, а його ключовиминапрямками стануть відновлення житла, критичної, соціальної інфраструктури, атакож гуманітарне розмінування та підтримка місцевого бізнесу. З нього будевиділено фінансування на експериментальний проєкт відбудови населених пунктів,які найбільше постраждали внаслідок російського військового вторгнення:Тростянця, Циркунів, Бородянки, Мощуна, Посад-Покровського та Ягідного.</text:p>
      <text:p text:style-name="P4">
Агентство відновлення вже провело перші зустрічі з громадами Ягідного та Посад- Покровського та презентувало їм загальну концепцію відбудови сіл.</text:p>
      <text:p text:style-name="P4">
«Наша країна вперше стикається з такими масштабами руйнувань і необхідністюкомплексної відбудови частини країни. Зараз Агентство відновлення надаєперевагу пріоритетним проєктам від реалізації яких напрямку залежитьжиттєзабезпечення не лише окремих громад або територій, але країни в цілому.Залучення додаткових коштів на відбудову допоможе створити належні умови життядля наших громадян, а також сприятиме економічному зростанню України вцілому», – Мустафа Найєм, Голова Агентства відновлення.</text:p>
      <text:p text:style-name="P4">
Протягом наступних 5 років для потреб Фонду планується мобілізувати 300мільйонів доларів.Стартове фінансування – 50 мільйонів доларів.</text:p>
      <text:p text:style-name="P4">
За словами Деніз Браун, Організація Об’єднаних Націй та Уряд України вжедемонструють успішність громадоцентричного підходу на прикладі відновленняХарківщини, зокрема міст Харкова та Ізюма. ООН допомагає громадам проводитирозмінування, розбирати, відновлювати житло, школи, медичні заклади та спільноз Урядом працює над забезпеченням базовими послугами тих, хто не виїхав зпостраждалих територій.</text:p>
      <text:p text:style-name="P4">
Міністерство та ООН спільно працюватимуть над пріоритезацію проєктів, якіініційовані громадами та погоджені в рамках публічних консультацій з їхмешканцями.</text:p>
      <text:p text:style-name="P4">
Зазначимо, у 2024 році ООН планує виділити понад 1 мільярд доларів навідновлення України.</text:p>
      <text:p text:style-name="P4">
Source: <text:a xlink:type="simple" xlink:href="https://armyinform.com.ua/2023/06/21/ukrayina-ta-oon-domovylysya-pro-stvorennya-fondu-vidnovlennya-gromad/" text:style-name="Internet_20_link" text:visited-style-name="Visited_20_Internet_20_Link">
https://armyinform.com.ua/2023/06/21/ukrayina-ta-oon-domovylysya-pro-stvorennya-fondu-vidnovlennya-gromad/</text:a>
</text:p>
      <!--NEWS-->
      <text:h text:style-name="P10" text:outline-level="1">
<text:span text:style-name="T4">
Глава держави прийняв вірчі грамоти у послів Норвегії, Швейцарії, Азербайджану, Пакистану та Ісландії</text:span>
</text:h>
      <text:p text:style-name="P4">
Author: ['АРМІЯINFORM']</text:p>
      <text:p text:style-name="P4">
Time: 2023-06-21T97:00:00-04:00</text:p>
      <text:p text:style-name="P4">
Description: Президент України Володимир Зеленський прийняв вірчі грамоти у Посла Королівства Норвег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a0233833c3c386e284fe00f1080296d_1687366959_extra_large.jpeg" text:style-name="Internet_20_link" text:visited-style-name="Visited_20_Internet_20_Link">
5a0233833c3c386e284fe00f1080296d_1687366959_extra_large.jpeg</text:a>
']</text:p>
      <text:p text:style-name="P4">
Tags: ['ПРЕЗИДЕНТ УКРАЇНИ']</text:p>
      <text:p text:style-name="P4">
Category: News</text:p>
      <!--METADATA-->
      <text:p text:style-name="P4">
<draw:frame draw:style-name="fr1" draw:name="Image368" text:anchor-type="as-char" svg:width="6.9236in" svg:height="4.604691in" draw:z-index="0">
<draw:image xlink:href="../Images/AРМІЯINFORM/2023-06-21T97-00-00-04-00/5a0233833c3c386e284fe00f1080296d_1687366959_extra_large.jpeg" xlink:type="simple" xlink:show="embed" xlink:actuate="onLoad" draw:mime-type="image/jpeg"/>
</draw:frame>
</text:p>
      <text:p text:style-name="P4">
Президент України Володимир Зеленський прийняв вірчі грамоти у ПослаКоролівства Норвегія Хелене Санд Андресен, Посла Швейцарської КонфедераціїФелікса Бауманна, Посла Азербайджанської Республіки Сеймура Мардалієва, ПослаІсламської Республіки Пакистан Надіра Хана та Посла Ісландії ХаннесаХейміссона, які розпочинають дипломатичну місію в нашій країні.</text:p>
      <text:p text:style-name="P4">
Церемонія вручення вірчих грамот традиційно відбулася на територіїНаціонального заповідника «Софія Київська».</text:p>
      <text:p text:style-name="P4">
Приймаючи вірчі грамоти від Посла Норвегії Хелене Санд Андресен, Президентпривітав її в Україні й побажав результативної роботи на чолі дипломатичноїмісії.</text:p>
      <text:p text:style-name="P4">
«Ця робота буде певним викликом, адже Україна перебуває в стані війни за своюнезалежність. Але ми щасливі, що народ та уряд Норвегії – Прем’єр-міністр,його команда, парламентарі – на боці правди. І надзвичайно вдячний, що випідтримуєте демократію, і, звичайно, український народ», – сказав ВолодимирЗеленський.</text:p>
      <text:p text:style-name="P4">
Президент висловив вдячність Норвегії за підтримку України. Він подякувавнорвезькій стороні за надання комплексної військової, фінансової тагуманітарної допомоги, а також затвердження урядом Норвегії окремоїп’ятирічної програми допомоги Україні обсягом близько 7 млрд євро.</text:p>
      <text:p text:style-name="P4">
«Це – лідерська підтримка. І приклад довгострокової допомоги для іншихдержав», – наголосив Володимир Зеленський.</text:p>
      <text:p text:style-name="P4">
Глава держави відзначив важливість оборонної допомоги, яку надає Українінорвезька сторона, і високо оцінив готовність Норвегії долучитися доавіаційної коаліції на підтримку нашої країни.</text:p>
      <text:p text:style-name="P4">
Президент висловив сподівання на активну підтримку з боку Норвегії конкретногопрогресу на шляху євроатлантичної інтеграції України, надання нашій країнідієвих гарантій безпеки на Вільнюському саміті НАТО, а також участь уГлобальному саміті миру.</text:p>
      <text:p text:style-name="P4">
Під час розмови з Послом Швейцарської Конфедерації Феліксом БауманномВолодимир Зеленський зазначив, що наша держава відчуває підтримку Швейцарії.</text:p>
      <text:p text:style-name="P4">
Він нагадав, що перша Конференція з питань відновлення України відбулася самеу швейцарському місті Лугано. А сьогодні в Лондоні триває вже третяконференція, присвячена відбудові України.</text:p>
      <text:p text:style-name="P4">
«Ми дуже вдячні за такий вдалий початок цього непростого проекту звідновлення. Звичайно, попереду в нас багато викликів, але ми вдячні вам засприяння, яке отримали», – сказав Глава держави.</text:p>
      <text:p text:style-name="P4">
Володимир Зеленський подякував Президенту, парламенту й усьому народуШвейцарії за підтримку України, зокрема за надання гуманітарної та фінансовоїдопомоги, а також за прихисток для українців, які втікали від розв’язаноїРосією війни. Він високо оцінив політичну й практичну допомогу, що їїШвейцарія надає Україні з початку повномасштабного російського вторгнення.</text:p>
      <text:p text:style-name="P4">
«Важливо, що Швейцарія попри свій нейтральний статус не залишається осторонь іпідтримує нас у захисті нашої державності, свободи й демократії», – зазначивГлава держави.</text:p>
      <text:p text:style-name="P4">
Володимир Зеленський запросив Швейцарію взяти участь у реалізації конкретнихпунктів Української формули миру та в Глобальному саміті миру.</text:p>
      <text:p text:style-name="P4">
На думку Президента, пріоритетними напрямами двосторонньої співпраці євзаємодія в контексті відбудови та відновлення України, а також гуманітарногорозмінування.</text:p>
      <text:p text:style-name="P4">
Він висловив сподівання на реалізацію відповідних ініціатив у парламентіШвейцарії, спрямованих на внесення змін до законодавства, які відкрили б шляхдо отримання Україною швейцарських оборонних товарів.</text:p>
      <text:p text:style-name="P4">
Вітаючи Посла Азербайджану Сеймура Мардалієва з початком дипломатичної місії внашій країні, Глава держави подякував за підтримку територіальної цілісності йсуверенітету України.</text:p>
      <text:p text:style-name="P4">
Володимир Зеленський переказав найтепліші вітання Президенту АзербайджануІльхаму Алієву й відзначив, що їхня нещодавня зустріч у Кишиневі булапродуктивною, адже вдалося обговорити багато питань, які становлять взаємнийінтерес. Зокрема, було домовлено про участь цієї країни у відбудові містаІрпеня.</text:p>
      <text:p text:style-name="P4">
«Наші команди вже працюють над виконанням цієї домовленості. Це будеконкретним внеском у повоєнне відновлення України», – акцентував Главадержави.</text:p>
      <text:p text:style-name="P4">
Президент України також подякував за теплий прийом в Азербайджані українців,які рятувалися від російської агресії.</text:p>
      <text:p text:style-name="P4">
Він також висловив подяку за надану Азербайджаном гуманітарну допомогу вподоланні наслідків збройної агресії Росії, зокрема спричиненої РФ техногенноїкатастрофи на Каховській ГЕС. Володимир Зеленський висловив сподівання наактивне залучення Азербайджану до реалізації Української формули миру таучасть у Глобальному саміті миру.</text:p>
      <text:p text:style-name="P4">
Президент запросив азербайджанський бізнес приєднатися до реалізаціїінфраструктурних та енергетичних проектів в Україні вже зараз.</text:p>
      <text:p text:style-name="P4">
Приймаючи вірчі грамоти від Посла Ісламської Республіки Пакистан Надіра Хана,Глава держави висловив переконання в необхідності подальшої активізаціївзаємовигідної співпраці між двома країнами й подякував за надану Пакистаномгуманітарну допомогу українському народові.</text:p>
      <text:p text:style-name="P4">
«Хочу подякувати вашій країні за підтримку України в такі важкі часи, часивикликів, а також за підтримку нашої територіальної цілісності», – сказавПрезидент.</text:p>
      <text:p text:style-name="P4">
Володимир Зеленський ознайомив співрозмовника з ключовими міжнароднимиініціативами нашої держави, зокрема Формулою миру, Чорноморською зерновоюініціативою та глобальною гуманітарною програмою «Зерно з України».</text:p>
      <text:p text:style-name="P4">
«Україна залишається надійним гарантом світової продовольчої безпеки. Готові йнадалі брати активну участь у забезпеченні продовольчої безпеки Пакистану», –наголосив Глава держави.</text:p>
      <text:p text:style-name="P4">
Під час зустрічі з Послом Ісландії Ханнесом Хейміссоном Президент подякував занепохитну підтримку України на двосторонньому рівні та в межах міжнароднихорганізацій.</text:p>
      <text:p text:style-name="P4">
«Дякую за підтримку України, нашої територіальної цілісності й суверенітету.Дякую також за підтримку Ісландією Української формули миру», – зазначивПрезидент.</text:p>
      <text:p text:style-name="P4">
Володимир Зеленський привітав Ісландію з успішним головуванням у Раді Європита нещодавнім проведенням саміту цієї організації в Рейк’явіку, одним ізрезультатів якого стало створення реєстру збитків, завданих російськоюагресією проти України.</text:p>
      <text:p text:style-name="P4">
Глава держави наголосив на важливості дієвої підтримки Ісландією курсу Українина євроатлантичну інтеграцію, що є особливо вагомим напередодні саміту НАТО уВільнюсі.</text:p>
      <text:p text:style-name="P4">
Володимир Зеленський окремо відзначив нещодавнє рішення Ісландії закритипосольство у Москві, що стало промовистим сигналом солідарності з нашоюкраїною в боротьбі з агресором.</text:p>
      <text:p text:style-name="P4">
Source: <text:a xlink:type="simple" xlink:href="https://armyinform.com.ua/2023/06/21/glava-derzhavy-pryjnyav-virchi-gramoty-u-posliv-norvegiyi-shvejczariyi-azerbajdzhanu-pakystanu-ta-islandiyi/" text:style-name="Internet_20_link" text:visited-style-name="Visited_20_Internet_20_Link">
https://armyinform.com.ua/2023/06/21/glava-derzhavy-pryjnyav-virchi-gramoty-u-posliv-norvegiyi-shvejczariyi-azerbajdzhanu-pakystanu-ta-islandiyi/</text:a>
</text:p>
      <!--NEWS-->
      <text:h text:style-name="P10" text:outline-level="1">
<text:span text:style-name="T4">
На нашій державі сфокусовані глобальні надії, і наші люди їх виправдають: Україна переможе — Володимир Зеленський</text:span>
</text:h>
      <text:p text:style-name="P4">
Author: ['АРМІЯINFORM']</text:p>
      <text:p text:style-name="P4">
Time: 2023-06-21T98:00:00-04:00</text:p>
      <text:p text:style-name="P4">
Description: Про це сказав Президент України Володимир Зеленський у своєму відеозверненні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Tags: []</text:p>
      <text:p text:style-name="P4">
Category: News</text:p>
      <!--METADATA-->
      <text:p text:style-name="P4">
<draw:frame draw:style-name="fr1" draw:name="Image369" text:anchor-type="as-char" svg:width="6.9236in" svg:height="3.871446in" draw:z-index="0">
<draw:image xlink:href="../Images/AРМІЯINFORM/2023-06-21T98-00-00-04-00/2cc8b226388c9e314d6eff8edcd54f4d_1686857689_extra_large.png" xlink:type="simple" xlink:show="embed" xlink:actuate="onLoad" draw:mime-type="image/png"/>
</draw:frame>
Володмир Зеленський</text:p>
      <text:p text:style-name="P4">
Про це <text:a xlink:type="simple" xlink:href="https://www.president.gov.ua/news/same-na-nashij-derzhavi-sfokusovani-globalni-nadiyi-i-nashi-83717" text:style-name="Internet_20_link" text:visited-style-name="Visited_20_Internet_20_Link">
сказав</text:a>
 Президент України ВолодимирЗеленський у своєму відеозверненні до українців.</text:p>
      <text:p text:style-name="P4">
<text:span text:style-name="T5">
«Бажаю здоровʼя, шановні українці!</text:span>
</text:p>
      <text:p text:style-name="P4">
Перше. Фронт. Жорсткі бої. Південь – знищуємо ворога. Донеччина – знищуємоворога. Купʼянський напрямок <text:span text:style-name="T5">
—</text:span>
 хоч би що там планували російські терористи,знищимо ворога.</text:p>
      <text:p text:style-name="P4">
На Півдні є наш рух уперед. Дякую, воїни! На Сході <text:span text:style-name="T5">
—</text:span>
 тримаємо оборону. Іособливо вдячний, хлопці, за кожен збитий російський вертоліт. Кожне такезбиття <text:span text:style-name="T5">
—</text:span>
 важливе.</text:p>
      <text:p text:style-name="P4">
Друге. Лондон. Сьогодні почала роботу наша з британцями спеціальна Конференціящодо відновлення України.</text:p>
      <text:p text:style-name="P4">
Я дякую, Британіє, за новий пакет фінансової підтримки. Дякую, Америко, запакет допомоги нашій інфраструктурі та енергетиці. Дякую, Євросоюзе, запредставлений пані Президенткою Єврокомісії Урсулою фон дер Ляєн фінансовийінструмент для нашої відбудови обсягом 50 мільярдів євро.</text:p>
      <text:p text:style-name="P4">
Сенс цієї Конференції в Лондоні не просто в тому, щоб згенерувати зусиллядержав <text:span text:style-name="T5">
—</text:span>
 наших партнерів, а в тому, щоб нашу трансформацію підтримав іміжнародний бізнес. Зараз у Британії працює українська делегація <text:span text:style-name="T5">
—</text:span>
 уряд,Офіс, Верховна Рада, громадський сектор. Кожен аспект українського відновленняй подальшого розвитку нашої держави буде представлений саме тим діячамсвітового бізнесу, чия увага безпосередньо потрібна нам: нашим індустріям,містам, громадам, країні загалом. Завдання України в тому, щоб моральнелідерство нашого народу трансформувати в економічне лідерство нашої країни.Всі передумови для цього є, передусім у наших людей, у нашого прекрасногоміцного народу.</text:p>
      <text:p text:style-name="P4">
Третє. Нарешті затверджується новий пакет санкцій Євросоюзу проти Росії.Частина з його норм підготовлена за пропозиціями Міжнародної санкційної групи,що працює під головуванням Майкла Макфола та Андрія Єрмака. Цей пакетдодатково обмежить прибутки Росії, що вона їх досі отримувала у Європі, атакож перекриє частину шляхів обходу раніше запроваджених санкцій. Це заразодне з пріоритетних завдань.</text:p>
      <text:p text:style-name="P4">
Усі наші партнери повністю поінформовані про те, наскільки критично перекритивсі шляхи обходу санкцій. Держава-терорист досі має доступ до різних продуктіві компонентів, технологічних і фінансових схем, які створені тими у світі, хтовсе ж цінує свободу та міжнародне право.</text:p>
      <text:p text:style-name="P4">
Росія має бути в повній ізоляції, поки головні експортні продукти Росії <text:span text:style-name="T5">
—</text:span>
 цезло та смерть.</text:p>
      <text:p text:style-name="P4">
І ще одне.</text:p>
      <text:p text:style-name="P4">
Прийняв вірчі грамоти від послів іноземних держав, які прибули в Україну.Норвегія, Швейцарія, Азербайджан, Пакистан, Ісландія. Нові посли. Загалом унашій державі працюють вже понад 60 посольств і представництв держав і понад20 представництв міжнародних організацій.</text:p>
      <text:p text:style-name="P4">
Працювати в Україні, працювати з Україною <text:span text:style-name="T5">
—</text:span>
 це вірити в Україну і вукраїнців. Світ із нами попри все, що намагається робити держава-зло протинас. 483-й день повномасштабної війни. Саме на нашій державі сфокусованіглобальні надії. І наші люди виправдають ці надії. Свобода переможе. Українапереможе.</text:p>
      <text:p text:style-name="P4">
Я дякую всім, хто воює й працює заради України!</text:p>
      <text:p text:style-name="P4">
Слава всім, хто зміцнює свободу!</text:p>
      <text:p text:style-name="P4">
<text:span text:style-name="T5">
Слава Україні!</text:span>
 <text:span text:style-name="T5">
», — сказав Президент України.</text:span>
</text:p>
      <text:p text:style-name="P4">
Source: <text:a xlink:type="simple" xlink:href="https://armyinform.com.ua/2023/06/21/na-nashij-derzhavi-sfokusovani-globalni-nadiyi-i-nashi-lyudy-yih-vypravdayut-ukrayina-peremozhe-volodymyr-zelenskyj/" text:style-name="Internet_20_link" text:visited-style-name="Visited_20_Internet_20_Link">
https://armyinform.com.ua/2023/06/21/na-nashij-derzhavi-sfokusovani-globalni-nadiyi-i-nashi-lyudy-yih-vypravdayut-ukrayina-peremozhe-volodymyr-zelenskyj/</text:a>
</text:p>
      <!--NEWS-->
      <text:h text:style-name="P10" text:outline-level="1">
<text:span text:style-name="T4">
Коротко. Війна. День 483. Відеодайджест</text:span>
</text:h>
      <text:p text:style-name="P4">
Author: ['АРМІЯINFORM']</text:p>
      <text:p text:style-name="P4">
Time: 2023-06-21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ВІЙНА ДЕНЬ 483', 'ГШ ЗС УКРАЇНИ']</text:p>
      <text:p text:style-name="P4">
Category: News</text:p>
      <!--METADATA-->
      <text:p text:style-name="P4">
Source: <text:a xlink:type="simple" xlink:href="https://armyinform.com.ua/2023/06/21/korotko-vijna-den-483-videodajdzhest/" text:style-name="Internet_20_link" text:visited-style-name="Visited_20_Internet_20_Link">
https://armyinform.com.ua/2023/06/21/korotko-vijna-den-483-videodajdzhest/</text:a>
</text:p>
      <!--NEWS-->
      <text:h text:style-name="P10" text:outline-level="1">
<text:span text:style-name="T4">
Головною редакторкою «Слідство.Інфо» стане Настя Станко</text:span>
</text:h>
      <text:p text:style-name="P4">
Authors: Ukrinform (Person)</text:p>
      <text:p text:style-name="P4">
Publisher: Укринформ (Organization)</text:p>
      <text:p text:style-name="P4">
Published Time: 2023-06-21T9:38:00+03:00</text:p>
      <text:p text:style-name="P4">
Modified Time: 2023-06-21T22:38:00+03:00</text:p>
      <text:p text:style-name="P4">
Description: Колишня головна редакторка та воєнна репортерка «Громадського» Настя Станко стане новою головною редакторкою агенції журналістських розслідувань «Слідство.Інфо». — Укрінформ.</text:p>
      <text:p text:style-name="P4">
Images: ['<text:a xlink:type="simple" xlink:href="https://static.ukrinform.com/photos/2023_06/thumb_files/630_360_1687376027-412.jpg" text:style-name="Internet_20_link" text:visited-style-name="Visited_20_Internet_20_Link">
630_360_16873...</text:a>
']</text:p>
      <text:p text:style-name="P4">
Tags: ['Призначення', 'Журналіст', 'Слідство.Інфо']</text:p>
      <text:p text:style-name="P4">
Type: Article</text:p>
      <!--METADATA-->
      <text:p text:style-name="P4">
<draw:frame draw:style-name="fr1" draw:name="Image370" text:anchor-type="as-char" svg:width="6.9236in" svg:height="3.956343in" draw:z-index="0">
<draw:image xlink:href="../Images/yкринформ/2023-06-21T9-38-00-03-00/630_360_1687376027-412.jpg" xlink:type="simple" xlink:show="embed" xlink:actuate="onLoad" draw:mime-type="image/jpeg"/>
</draw:frame>
 Колишняголовна редакторка та воєнна репортерка «Громадського» Настя Станко станеновою головною редакторкою агенції журналістських розслідувань«Слідство.Інфо».</text:p>
      <text:p text:style-name="P4">
Як передає Укрінформ, про це повідомляє « <text:a xlink:type="simple" xlink:href="https://detector.media/infospace/article/212793/2023-06-21-golovnoyu-redaktorkoyu-slidstvoinfo-stane-nastya-stanko/" text:style-name="Internet_20_link" text:visited-style-name="Visited_20_Internet_20_Link">
 Детектор медіа</text:a>
 ».</text:p>
      <text:p text:style-name="P4">
“Станко очолить оновлену за останній рік команду медіа та займатиметьсяоперативним керівництвом «Слідства.Інфо», - йдеться в повідомленні.</text:p>
      <text:p text:style-name="P4">
Натомість Анна Бабінець, яка очолювала редакцію «Слідства.Інфо» понад пʼятьроків, залишається виконавчою директоркою видання. Зазначається, що черезсімейні обставини вона сконцентрується здебільшого на стратегічному розвиткуагенції.</text:p>
      <text:p text:style-name="P4">
Як повідомлялося, Настя Станко останні майже десять років працювала на різнихпосадах на «Громадському», півтора року була його головною редакторкою.</text:p>
      <text:p text:style-name="P4">
Журналістка висвітлювала події на Майдані, російську агресію на Донбасі та вКриму, була в полоні так званої «ЛНР».</text:p>
      <text:p text:style-name="P4">
За розслідування «Злам» про події 20 лютого 2014 року під час РеволюціїГідності у 2016 році Станко разом з Ангеліною Карякіною отримала гран-пріфестивалю Межигір’я fest.</text:p>
      <text:p text:style-name="P4">
<text:span text:style-name="T4">
Читайте також:</text:span>
 <text:a xlink:type="simple" xlink:href="https://www.ukrinform.ua/rubric-society/3724819-u-bonni-zurnalisti-zibralisa-na-globalnij-mediaforum.html" text:style-name="Internet_20_link" text:visited-style-name="Visited_20_Internet_20_Link">
 У Бонні <text:span text:style-name="T4">
журналіст</text:span>
 и зібралися на Глобальниймедіафорум </text:a>
</text:p>
      <text:p text:style-name="P4">
У 2018-му в Насті Станко вийшло розслідування «Таємний ізолятор СБУ». Того жроку вона отримала Міжнародну премію за свободу преси в Нью-Йорку, а у 2019-муїй присудили нагороду за відвагу від International Women's Media Foundation. ВУкраїні Настя Станко чотири роки поспіль ставала фіналісткою журналістськогоконкурсу «Честь професії».</text:p>
      <text:p text:style-name="P4">
Після повномасштабного вторгнення Росії в Україну у лютому 2022 року Станкозосередилася на воєнному репортингу, регулярно відвідує прифронтові територіїта публікує репортажі з гарячих точок.</text:p>
      <text:p text:style-name="P4">
Source: <text:a xlink:type="simple" xlink:href="https://www.ukrinform.ua/rubric-society/3726020-golovnou-redaktorkou-slidstvoinfo-stane-nasta-stanko.html" text:style-name="Internet_20_link" text:visited-style-name="Visited_20_Internet_20_Link">
https://www.ukrinform.ua/rubric-society/3726020-golovnou-redaktorkou-slidstvoinfo-stane-nasta-stanko.html</text:a>
</text:p>
      <!--NEWS-->
      <text:h text:style-name="P10" text:outline-level="1">
<text:span text:style-name="T4">
Футбол: «Ювентус» викупив у «Марселя» Міліка</text:span>
</text:h>
      <text:p text:style-name="P4">
Authors: Ukrinform (Person)</text:p>
      <text:p text:style-name="P4">
Publisher: Укринформ (Organization)</text:p>
      <text:p text:style-name="P4">
Published Time: 2023-06-22T-1:14:00+03:00</text:p>
      <text:p text:style-name="P4">
Modified Time: 2023-06-22T00:14:00+03:00</text:p>
      <text:p text:style-name="P4">
Description: Туринський «Ювентус» викупив польського форварда «Марселя» Аркадіуша Міліка після оренди. — Укрінформ.</text:p>
      <text:p text:style-name="P4">
Images: ['<text:a xlink:type="simple" xlink:href="https://static.ukrinform.com/photos/2023_06/thumb_files/630_360_1687381565-313.jpg" text:style-name="Internet_20_link" text:visited-style-name="Visited_20_Internet_20_Link">
630_360_16873...</text:a>
']</text:p>
      <text:p text:style-name="P4">
Tags: ['Футбол', 'Ювентус']</text:p>
      <text:p text:style-name="P4">
Type: Article</text:p>
      <!--METADATA-->
      <text:p text:style-name="P4">
<draw:frame draw:style-name="fr1" draw:name="Image371" text:anchor-type="as-char" svg:width="6.9236in" svg:height="3.956343in" draw:z-index="0">
<draw:image xlink:href="../Images/yкринформ/2023-06-22T-1-14-00-03-00/630_360_1687381565-313.jpg" xlink:type="simple" xlink:show="embed" xlink:actuate="onLoad" draw:mime-type="image/jpeg"/>
</draw:frame>
 Туринський«Ювентус» викупив польського форварда «Марселя» Аркадіуша Міліка після оренди.</text:p>
      <text:p text:style-name="P4">
Про це повідомила <text:a xlink:type="simple" xlink:href="https://www.juventus.com/en/news/articles/official-milik-continues-at-juventus" text:style-name="Internet_20_link" text:visited-style-name="Visited_20_Internet_20_Link">
 пресслужба</text:a>
 "б'янконері", передає Укрінформ.</text:p>
      <text:p text:style-name="P4">
За інформацією <text:a xlink:type="simple" xlink:href="https://rmcsport.bfmtv.com/football/transferts/mercato-c-est-officiel-milik-quitte-definitivement-l-om-pour-la-juve_AV-202306210858.html" text:style-name="Internet_20_link" text:visited-style-name="Visited_20_Internet_20_Link">
 RMC Sport</text:a>
 , італійськийклуб заплатить французькому 6,3 мільйона євро. Ця сума виплачуватиметьсяпротягом трьох років. Також передбачені бонуси у розмірі 1,1 мільйона євро,проте умови їх виплати не називають.</text:p>
      <text:p text:style-name="P4">
Контракт з 29-річним поляком розрахований до 30 червня 2026 року.</text:p>
      <text:p text:style-name="P4">
За сезон оренди в «Ювентусі» Мілік забив 9 голів та зробив 1 асист у 39матчах.</text:p>
      <text:p text:style-name="P4">
<text:span text:style-name="T4">
Читайте також:</text:span>
 <text:a xlink:type="simple" xlink:href="https://www.ukrinform.ua/rubric-sports/3726001-messi-debutue-za-inter-maami-22-lipna-v-ramkah-kubka-lig.html" text:style-name="Internet_20_link" text:visited-style-name="Visited_20_Internet_20_Link">
 Мессі дебютує за «Інтер Маямі» 22 липня в рамках Кубкаліг </text:a>
</text:p>
      <text:p text:style-name="P4">
Як повідомлялося, «Ювентус» посів сьоме місце в розіграші Серії А сезону2022/2023.</text:p>
      <text:p text:style-name="P4">
Фото: juventus.com</text:p>
      <text:p text:style-name="P4">
Source: <text:a xlink:type="simple" xlink:href="https://www.ukrinform.ua/rubric-sports/3726036-futbol-uventus-vikupiv-u-marsela-milika.html" text:style-name="Internet_20_link" text:visited-style-name="Visited_20_Internet_20_Link">
https://www.ukrinform.ua/rubric-sports/3726036-futbol-uventus-vikupiv-u-marsela-milika.html</text:a>
</text:p>
      <!--NEWS-->
      <text:h text:style-name="P10" text:outline-level="1">
<text:span text:style-name="T4">
Гутцайт: Завдяки ЗСУ ми маємо змогу представляти Україну на спортивній арені</text:span>
</text:h>
      <text:p text:style-name="P4">
Authors: Ukrinform (Person)</text:p>
      <text:p text:style-name="P4">
Publisher: Укринформ (Organization)</text:p>
      <text:p text:style-name="P4">
Published Time: 2023-06-22T-2:02:00+03:00</text:p>
      <text:p text:style-name="P4">
Modified Time: 2023-06-22T00:02:00+03:00</text:p>
      <text:p text:style-name="P4">
Description: Міністр молоді та спорту України, президент Національного олімпійського комітету Вадим Гутцайт оцінив шанси України на медалі протягом Європейських ігор-2023 в Кракові. — Укрінформ.</text:p>
      <text:p text:style-name="P4">
Images: ['<text:a xlink:type="simple" xlink:href="https://static.ukrinform.com/photos/2023_06/thumb_files/630_360_1687380985-126.jpg" text:style-name="Internet_20_link" text:visited-style-name="Visited_20_Internet_20_Link">
630_360_16873...</text:a>
']</text:p>
      <text:p text:style-name="P4">
Tags: ['НОК України', 'Міністерство молоді та спорту', 'Європейські ігри', 'Вадим Гутцайт']</text:p>
      <text:p text:style-name="P4">
Type: Article</text:p>
      <!--METADATA-->
      <text:p text:style-name="P4">
<draw:frame draw:style-name="fr1" draw:name="Image372" text:anchor-type="as-char" svg:width="6.9236in" svg:height="3.956343in" draw:z-index="0">
<draw:image xlink:href="../Images/yкринформ/2023-06-22T-2-02-00-03-00/630_360_1687380985-126.jpg" xlink:type="simple" xlink:show="embed" xlink:actuate="onLoad" draw:mime-type="image/jpeg"/>
</draw:frame>
 Міністрмолоді та спорту України, президент Національного олімпійського комітету ВадимГутцайт оцінив шанси України на медалі протягом Європейських ігор-2023 вКракові.</text:p>
      <text:p text:style-name="P4">
Він розповів про це ексклюзивно в коментарі Укрінформу.</text:p>
      <text:p text:style-name="P4">
«Завдяки збройним силам України ми маємо змогу представляти Україну наспортивній арені. Більше року триває війна. З перших днів було складнозберегти наших спортсменів, зберегти спорт в Україні, гарантувати атлетамнормальну підготовку. Всі найкращі команди Європи змагатимуться за медалі,тому буде складно. Ми рухаємося до Олімпіади в Парижі. Завдяки всім нашимпартнерам, людям всередині країни, ми приїхали у найбільшому складі. 263спортсмени отримали шанс представити Україну на змаганннях такого рівня», -сказав він.</text:p>
      <text:p text:style-name="P4">
Президент НОК відмовився від прогнозів, але запевнив, що у кожногоукраїнського спортсмена є потенціал здобути медаль.</text:p>
      <text:p text:style-name="P4">
«Складно щось прогнозувати. Ми розуміємо всі складнощі, зокрема пов'язані зпсихологічним станом. Я розраховую на кожного спортсмена, адже у кожного єпотенціал стати на п'єдестал. Головне - вірити в себе, вірити в тренера і незабувати, що за спиною вся наша Україна. Бажаю всім спортсменам удачі іперемог», - зауважив Гутцайт.</text:p>
      <text:p text:style-name="P4">
Він також наголосив на тому, що робота на рахунок недопуску до змагань росіяні білорусів триває, і закликав українських спортсменів долучатися до боротьби.</text:p>
      <text:p text:style-name="P4">
«Ми сподіваємося, що наша плідна робота, проведена за 3 місяці з березня,дасть результат. МОК повинен побачити, що не на часі зараз повертати росіян ібілорусів до змагань. Нам потрібно продовжувати роботу. Спортсмени зокремаповинні перемагати і розповідати про те, що відбувається в нашій країні. Вониповинні тиснути на своїх друзів спортсменів, які своєю чергою будуть впливатина свої національні олімпійські комітети і федерації. Росіянам і білорусам немісце на спортивних змаганнях». - підсумував міністр молоді та спорту.</text:p>
      <text:p text:style-name="P4">
<text:span text:style-name="T4">
Читайте також:</text:span>
 <text:a xlink:type="simple" xlink:href="https://www.ukrinform.ua/rubric-sports/3725512-evropejski-igri2023-igri-peremozciv-igri-povagi-igri-bez-rosian.html" text:style-name="Internet_20_link" text:visited-style-name="Visited_20_Internet_20_Link">
 <text:span text:style-name="T4">
Європейські</text:span>
 <text:span text:style-name="T4">
ігри</text:span>
 -2023 – ігри переможців, ігриповаги, ігри без росіян </text:a>
</text:p>
      <text:p text:style-name="P4">
Як повідомлялося, сьогодні, 21 червня, відбулася церемонія відкриттяЄвропейських ігор-2023 у Кракові.</text:p>
      <text:p text:style-name="P4">
Змагання триватимуть з 21 червня по 2 липня.</text:p>
      <text:p text:style-name="P4">
Source: <text:a xlink:type="simple" xlink:href="https://www.ukrinform.ua/rubric-sports/3726035-gutcajt-zavdaki-zsu-mi-maemo-zmogu-predstavlati-ukrainu-na-sportivnij-areni.html" text:style-name="Internet_20_link" text:visited-style-name="Visited_20_Internet_20_Link">
https://www.ukrinform.ua/rubric-sports/3726035-gutcajt-zavdaki-zsu-mi-maemo-zmogu-predstavlati-ukrainu-na-sportivnij-areni.html</text:a>
</text:p>
      <!--NEWS-->
      <text:h text:style-name="P10" text:outline-level="1">
<text:span text:style-name="T4">
Гутцайт: Завдяки ЗСУ ми маємо змогу представляти Україну на спортивній арені</text:span>
</text:h>
      <text:p text:style-name="P4">
Authors: Ukrinform (Person)</text:p>
      <text:p text:style-name="P4">
Publisher: Укринформ (Organization)</text:p>
      <text:p text:style-name="P4">
Published Time: 2023-06-22T00:02:00+03:00</text:p>
      <text:p text:style-name="P4">
Modified Time: 2023-06-22T00:02:00+03:00</text:p>
      <text:p text:style-name="P4">
Description: Міністр молоді та спорту України, президент Національного олімпійського комітету Вадим Гутцайт оцінив шанси України на медалі протягом Європейських ігор-2023 в Кракові. — Укрінформ.</text:p>
      <text:p text:style-name="P4">
Images: ['<text:a xlink:type="simple" xlink:href="https://static.ukrinform.com/photos/2023_06/thumb_files/630_360_1687380985-126.jpg" text:style-name="Internet_20_link" text:visited-style-name="Visited_20_Internet_20_Link">
630_360_16873...</text:a>
']</text:p>
      <text:p text:style-name="P4">
Tags: ['НОК України', 'Міністерство молоді та спорту', 'Європейські ігри', 'Вадим Гутцайт']</text:p>
      <text:p text:style-name="P4">
Type: Article</text:p>
      <!--METADATA-->
      <text:p text:style-name="P4">
<draw:frame draw:style-name="fr1" draw:name="Image373" text:anchor-type="as-char" svg:width="6.9236in" svg:height="3.956343in" draw:z-index="0">
<draw:image xlink:href="../Images/yкринформ/2023-06-22T00-02-00-03-00/630_360_1687380985-126.jpg" xlink:type="simple" xlink:show="embed" xlink:actuate="onLoad" draw:mime-type="image/jpeg"/>
</draw:frame>
 Міністрмолоді та спорту України, президент Національного олімпійського комітету ВадимГутцайт оцінив шанси України на медалі протягом Європейських ігор-2023 вКракові.</text:p>
      <text:p text:style-name="P4">
Він розповів про це ексклюзивно в коментарі Укрінформу.</text:p>
      <text:p text:style-name="P4">
«Завдяки збройним силам України ми маємо змогу представляти Україну наспортивній арені. Більше року триває війна. З перших днів було складнозберегти наших спортсменів, зберегти спорт в Україні, гарантувати атлетамнормальну підготовку. Всі найкращі команди Європи змагатимуться за медалі,тому буде складно. Ми рухаємося до Олімпіади в Парижі. Завдяки всім нашимпартнерам, людям всередині країни, ми приїхали у найбільшому складі. 263спортсмени отримали шанс представити Україну на змаганннях такого рівня», -сказав він.</text:p>
      <text:p text:style-name="P4">
Президент НОК відмовився від прогнозів, але запевнив, що у кожногоукраїнського спортсмена є потенціал здобути медаль.</text:p>
      <text:p text:style-name="P4">
«Складно щось прогнозувати. Ми розуміємо всі складнощі, зокрема пов'язані зпсихологічним станом. Я розраховую на кожного спортсмена, адже у кожного єпотенціал стати на п'єдестал. Головне - вірити в себе, вірити в тренера і незабувати, що за спиною вся наша Україна. Бажаю всім спортсменам удачі іперемог», - зауважив Гутцайт.</text:p>
      <text:p text:style-name="P4">
Він також наголосив на тому, що робота на рахунок недопуску до змагань росіяні білорусів триває, і закликав українських спортсменів долучатися до боротьби.</text:p>
      <text:p text:style-name="P4">
«Ми сподіваємося, що наша плідна робота, проведена за 3 місяці з березня,дасть результат. МОК повинен побачити, що не на часі зараз повертати росіян ібілорусів до змагань. Нам потрібно продовжувати роботу. Спортсмени зокремаповинні перемагати і розповідати про те, що відбувається в нашій країні. Вониповинні тиснути на своїх друзів спортсменів, які своєю чергою будуть впливатина свої національні олімпійські комітети і федерації. Росіянам і білорусам немісце на спортивних змаганнях». - підсумував міністр молоді та спорту.</text:p>
      <text:p text:style-name="P4">
<text:span text:style-name="T4">
Читайте також:</text:span>
 <text:a xlink:type="simple" xlink:href="https://www.ukrinform.ua/rubric-sports/3725512-evropejski-igri2023-igri-peremozciv-igri-povagi-igri-bez-rosian.html" text:style-name="Internet_20_link" text:visited-style-name="Visited_20_Internet_20_Link">
 <text:span text:style-name="T4">
Європейські</text:span>
 <text:span text:style-name="T4">
ігри</text:span>
 -2023 – ігри переможців, ігриповаги, ігри без росіян </text:a>
</text:p>
      <text:p text:style-name="P4">
Як повідомлялося, сьогодні, 21 червня, відбулася церемонія відкриттяЄвропейських ігор-2023 у Кракові.</text:p>
      <text:p text:style-name="P4">
Змагання триватимуть з 21 червня по 2 липня.</text:p>
      <text:p text:style-name="P4">
Source: <text:a xlink:type="simple" xlink:href="https://www.ukrinform.ua/rubric-sports/3726035-gutcajt-zavdaki-zsu-mi-maemo-zmogu-predstavlati-ukrainu-na-sportivnij-areni.html" text:style-name="Internet_20_link" text:visited-style-name="Visited_20_Internet_20_Link">
https://www.ukrinform.ua/rubric-sports/3726035-gutcajt-zavdaki-zsu-mi-maemo-zmogu-predstavlati-ukrainu-na-sportivnij-areni.html</text:a>
</text:p>
      <!--NEWS-->
      <text:h text:style-name="P10" text:outline-level="1">
<text:span text:style-name="T4">
Футбол: «Ювентус» викупив у «Марселя» Міліка</text:span>
</text:h>
      <text:p text:style-name="P4">
Authors: Ukrinform (Person)</text:p>
      <text:p text:style-name="P4">
Publisher: Укринформ (Organization)</text:p>
      <text:p text:style-name="P4">
Published Time: 2023-06-22T00:14:00+03:00</text:p>
      <text:p text:style-name="P4">
Modified Time: 2023-06-22T00:14:00+03:00</text:p>
      <text:p text:style-name="P4">
Description: Туринський «Ювентус» викупив польського форварда «Марселя» Аркадіуша Міліка після оренди. — Укрінформ.</text:p>
      <text:p text:style-name="P4">
Images: ['<text:a xlink:type="simple" xlink:href="https://static.ukrinform.com/photos/2023_06/thumb_files/630_360_1687381565-313.jpg" text:style-name="Internet_20_link" text:visited-style-name="Visited_20_Internet_20_Link">
630_360_16873...</text:a>
']</text:p>
      <text:p text:style-name="P4">
Tags: ['Футбол', 'Ювентус']</text:p>
      <text:p text:style-name="P4">
Type: Article</text:p>
      <!--METADATA-->
      <text:p text:style-name="P4">
<draw:frame draw:style-name="fr1" draw:name="Image374" text:anchor-type="as-char" svg:width="6.9236in" svg:height="3.956343in" draw:z-index="0">
<draw:image xlink:href="../Images/yкринформ/2023-06-22T00-14-00-03-00/630_360_1687381565-313.jpg" xlink:type="simple" xlink:show="embed" xlink:actuate="onLoad" draw:mime-type="image/jpeg"/>
</draw:frame>
 Туринський«Ювентус» викупив польського форварда «Марселя» Аркадіуша Міліка після оренди.</text:p>
      <text:p text:style-name="P4">
Про це повідомила <text:a xlink:type="simple" xlink:href="https://www.juventus.com/en/news/articles/official-milik-continues-at-juventus" text:style-name="Internet_20_link" text:visited-style-name="Visited_20_Internet_20_Link">
 пресслужба</text:a>
 "б'янконері", передає Укрінформ.</text:p>
      <text:p text:style-name="P4">
За інформацією <text:a xlink:type="simple" xlink:href="https://rmcsport.bfmtv.com/football/transferts/mercato-c-est-officiel-milik-quitte-definitivement-l-om-pour-la-juve_AV-202306210858.html" text:style-name="Internet_20_link" text:visited-style-name="Visited_20_Internet_20_Link">
 RMC Sport</text:a>
 , італійськийклуб заплатить французькому 6,3 мільйона євро. Ця сума виплачуватиметьсяпротягом трьох років. Також передбачені бонуси у розмірі 1,1 мільйона євро,проте умови їх виплати не називають.</text:p>
      <text:p text:style-name="P4">
Контракт з 29-річним поляком розрахований до 30 червня 2026 року.</text:p>
      <text:p text:style-name="P4">
За сезон оренди в «Ювентусі» Мілік забив 9 голів та зробив 1 асист у 39матчах.</text:p>
      <text:p text:style-name="P4">
<text:span text:style-name="T4">
Читайте також:</text:span>
 <text:a xlink:type="simple" xlink:href="https://www.ukrinform.ua/rubric-sports/3726001-messi-debutue-za-inter-maami-22-lipna-v-ramkah-kubka-lig.html" text:style-name="Internet_20_link" text:visited-style-name="Visited_20_Internet_20_Link">
 Мессі дебютує за «Інтер Маямі» 22 липня в рамках Кубкаліг </text:a>
</text:p>
      <text:p text:style-name="P4">
Як повідомлялося, «Ювентус» посів сьоме місце в розіграші Серії А сезону2022/2023.</text:p>
      <text:p text:style-name="P4">
Фото: juventus.com</text:p>
      <text:p text:style-name="P4">
Source: <text:a xlink:type="simple" xlink:href="https://www.ukrinform.ua/rubric-sports/3726036-futbol-uventus-vikupiv-u-marsela-milika.html" text:style-name="Internet_20_link" text:visited-style-name="Visited_20_Internet_20_Link">
https://www.ukrinform.ua/rubric-sports/3726036-futbol-uventus-vikupiv-u-marsela-milika.html</text:a>
</text:p>
      <!--NEWS-->
      <text:h text:style-name="P10" text:outline-level="1">
<text:span text:style-name="T4">
Бербок назвала головну умову вступу України до Євросоюзу</text:span>
</text:h>
      <text:p text:style-name="P4">
Authors: Ukrinform (Person)</text:p>
      <text:p text:style-name="P4">
Publisher: Укринформ (Organization)</text:p>
      <text:p text:style-name="P4">
Published Time: 2023-06-22T00:21:00+03:00</text:p>
      <text:p text:style-name="P4">
Modified Time: 2023-06-22T00:21:00+03:00</text:p>
      <text:p text:style-name="P4">
Description: Очільниця МЗС Німеччини Анналена Бербок закликала Україну покінчити із "30 роками кумівства та корупції", щоб приєднатися до Євросоюзу. — Укрінформ.</text:p>
      <text:p text:style-name="P4">
Images: ['<text:a xlink:type="simple" xlink:href="https://static.ukrinform.com/photos/2022_08/thumb_files/630_360_1661958577-366.jpg" text:style-name="Internet_20_link" text:visited-style-name="Visited_20_Internet_20_Link">
630_360_16619...</text:a>
']</text:p>
      <text:p text:style-name="P4">
Tags: ['Євросоюз', 'Німеччина', 'Україна']</text:p>
      <text:p text:style-name="P4">
Type: Article</text:p>
      <!--METADATA-->
      <text:p text:style-name="P4">
<draw:frame draw:style-name="fr1" draw:name="Image375" text:anchor-type="as-char" svg:width="6.9236in" svg:height="3.956343in" draw:z-index="0">
<draw:image xlink:href="../Images/yкринформ/2023-06-22T00-21-00-03-00/630_360_1661958577-366.jpg" xlink:type="simple" xlink:show="embed" xlink:actuate="onLoad" draw:mime-type="image/jpeg"/>
</draw:frame>
 ОчільницяМЗС Німеччини Анналена Бербок закликала Україну покінчити із "30 рокамикумівства та корупції", щоб приєднатися до Євросоюзу.</text:p>
      <text:p text:style-name="P4">
Як передає Укрінформ із посиланням на <text:a xlink:type="simple" xlink:href="https://www.welt.de/politik/ausland/article245981648/Ukraine-News-Kiewer-Geheimdienst-bestaetigt-russischen-Angriff-auf-eigene-Zentrale.html" text:style-name="Internet_20_link" text:visited-style-name="Visited_20_Internet_20_Link">
 Die Welt</text:a>
 , про цевона сказала в Лондоні на полях конференції з відновлення України.</text:p>
      <text:p text:style-name="P4">
Водночас Бербок зазначила, що реформаційні кроки в Україні наразі відбуваютьсяз "неймовірною швидкістю" та підкреслила, що наша країна вже досягла прогресув реформах, зокрема у сферах вільних ЗМІ та верховенства права, що Німеччинаактивно підтримує.</text:p>
      <text:p text:style-name="P4">
<text:span text:style-name="T4">
Читайте також:</text:span>
 <text:span text:style-name="T4">
<text:a xlink:type="simple" xlink:href="https://www.ukrinform.ua/rubric-polytics/3725764-ukraina-pidnimaetsa-z-popelu-vijni-ta-boretsa-za-evropejske-majbutne-ursula-fon-der-laen.html" text:style-name="Internet_20_link" text:visited-style-name="Visited_20_Internet_20_Link">
 Україна піднімається з попелу війни та бореться заєвропейське майбутнє – Урсула фон дер Ляєн </text:a>
 </text:span>
</text:p>
      <text:p text:style-name="P4">
"Але також зрозуміло, що для майбутнього потрібен подальший прогрес, щобпокласти край 30 рокам кумівства, і потрібно чітко заявити, що корупція...також має бути закінчена», — наголосила міністрка. Проте реформаторські крокиздійснюватимуться «неймовірною швидкістю».</text:p>
      <text:p text:style-name="P4">
<text:span text:style-name="T4">
Читайте також:</text:span>
 <text:span text:style-name="T4">
<text:a xlink:type="simple" xlink:href="https://www.ukrinform.ua/rubric-polytics/3725754-berbok-mi-hocemo-sob-ukraina-vigrala-cu-vijnu-ta-mir.html" text:style-name="Internet_20_link" text:visited-style-name="Visited_20_Internet_20_Link">
 Бербок: Ми хочемо, щоб Україна виграла цю війну та мир</text:a>
 </text:span>
</text:p>
      <text:p text:style-name="P4">
Вона також наголосила, що не має жодних сумнівів, що Україна таки приєднаєтьсядо ЄС.</text:p>
      <text:p text:style-name="P4">
"Тому інвестиції приватних компаній у реконструкцію країни були тим більшдоцільними, оскільки вони зрештою зміцнили європейський внутрішній ринок.Україна може стати вирішальним чинником у зміцненні <text:span text:style-name="T4">
<text:a xlink:type="simple" xlink:href="https://www.ukrinform.ua/tag-evrosouz" text:style-name="Internet_20_link" text:visited-style-name="Visited_20_Internet_20_Link">
 європейського</text:a>
 </text:span>
 внутрішнього ринку, особливо зточки зору чистої енергії", - сказала міністерка.</text:p>
      <text:p text:style-name="P4">
Як повідомлялося, _<text:span text:style-name="T4">
<text:a xlink:type="simple" xlink:href="https://www.ukrinform.ua/rubric-vidbudova/3725670-u-londoni-pocinaetsa-miznarodna-konferencia-z-vidnovlenna-ukraini.html" text:style-name="Internet_20_link" text:visited-style-name="Visited_20_Internet_20_Link">
 Велика Британія приймала 21 червня конференцію звідбудови України. </text:a>
 </text:span>
 _</text:p>
      <text:p text:style-name="P4">
Source: <text:a xlink:type="simple" xlink:href="https://www.ukrinform.ua/rubric-polytics/3726037-berbok-nazvala-golovnu-umovu-vstupu-ukraini-do-evrosouzu.html" text:style-name="Internet_20_link" text:visited-style-name="Visited_20_Internet_20_Link">
https://www.ukrinform.ua/rubric-polytics/3726037-berbok-nazvala-golovnu-umovu-vstupu-ukraini-do-evrosouzu.html</text:a>
</text:p>
      <!--NEWS-->
      <text:h text:style-name="P10" text:outline-level="1">
<text:span text:style-name="T4">
Держдеп планує й надалі взаємодіяти з Китаєм після заяви Байдена про «диктатора» Сі</text:span>
</text:h>
      <text:p text:style-name="P4">
Authors: Ukrinform (Person)</text:p>
      <text:p text:style-name="P4">
Publisher: Укринформ (Organization)</text:p>
      <text:p text:style-name="P4">
Published Time: 2023-06-22T00:35:00+03:00</text:p>
      <text:p text:style-name="P4">
Modified Time: 2023-06-22T00:35:00+03:00</text:p>
      <text:p text:style-name="P4">
Description: Державний департамент США визнає, що у відносинах з Китаєм існують розбіжності, однак висловлює сподівання на подальшу взаємодію та продовження переговорів навіть після гострих висловлювань Байдена на адресу Сі Цзіньпіна.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Байден', 'Китай', 'Сі Цзіньпін', 'США']</text:p>
      <text:p text:style-name="P4">
Type: Article</text:p>
      <!--METADATA-->
      <text:p text:style-name="P4">
<draw:frame draw:style-name="fr1" draw:name="Image376" text:anchor-type="as-char" svg:width="6.9236in" svg:height="3.956343in" draw:z-index="0">
<draw:image xlink:href="../Images/yкринформ/2023-06-22T00-35-00-03-00/630_360_1521097272-9495.jpg" xlink:type="simple" xlink:show="embed" xlink:actuate="onLoad" draw:mime-type="image/jpeg"/>
</draw:frame>
 Державнийдепартамент США визнає, що у відносинах з Китаєм існують розбіжності, однаквисловлює сподівання на подальшу взаємодію та продовження переговорів навітьпісля гострих висловлювань Байдена на адресу Сі Цзіньпіна.</text:p>
      <text:p text:style-name="P4">
З відповідною заявою виступив у середу під час брифінгу заступник речникаДерждепартаменту США Ведант Пател, передає власний кореспондент Укрінформу.</text:p>
      <text:p text:style-name="P4">
«Ні для кого не є сюрпризом, що ми, звісно, маємо розбіжності та речі, з якимине погоджуємося, і президент (Байден – ред.) вважає, що дипломатичні зусилля,в тому числі нещодавня поїздка держсекретаря (до Пекіна – ред.), євідповідальним способом врегулювати напруженість», - зауважив представникДерждепу.</text:p>
      <text:p text:style-name="P4">
<text:span text:style-name="T4">
Читайте також:</text:span>
 <text:span text:style-name="T4">
<text:a xlink:type="simple" xlink:href="https://www.ukrinform.ua/rubric-world/3725612-bajden-nazvav-si-czinpina-diktatorom.html" text:style-name="Internet_20_link" text:visited-style-name="Visited_20_Internet_20_Link">
 Байден назвав Сі Цзіньпіна диктатором</text:a>
 </text:span>
</text:p>
      <text:p text:style-name="P4">
У відповідь на запитання, чи вплинуть останні коментарі президента <text:span text:style-name="T4">
<text:a xlink:type="simple" xlink:href="https://www.ukrinform.ua/tag-bajden" text:style-name="Internet_20_link" text:visited-style-name="Visited_20_Internet_20_Link">
 Байдена</text:a>
 </text:span>
 на заплановані візити адміністраціїСША до Китаю, Пател зазначив, що Вашингтон очікує подальшої взаємодії «уналежний час, коли настане відповідний момент».</text:p>
      <text:p text:style-name="P4">
Як повідомляв Укрінформ, президент США Джо Байден у вівторок під час виборчоїкампанії в Каліфорнії _<text:span text:style-name="T4">
<text:a xlink:type="simple" xlink:href="https://www.ukrinform.ua/rubric-world/3725612-bajden-nazvav-si-czinpina-diktatorom.html" text:style-name="Internet_20_link" text:visited-style-name="Visited_20_Internet_20_Link">
 порівняв главу КНР Сі Цзіньпіна з диктатором</text:a>
 </text:span>
 _ .</text:p>
      <text:p text:style-name="P4">
<text:span text:style-name="T4">
Читайте також:</text:span>
 <text:span text:style-name="T4">
<text:a xlink:type="simple" xlink:href="https://www.ukrinform.ua/rubric-world/3725721-kitaj-oburili-slova-bajdena-pro-diktatora.html" text:style-name="Internet_20_link" text:visited-style-name="Visited_20_Internet_20_Link">
 Китай обурили слова Байдена про «диктатора»</text:a>
 </text:span>
</text:p>
      <text:p text:style-name="P4">
Чинний глава Білого дому й раніше називав Китай «по суті» диктатурою, однакйого остання заява пролунала за два дні після візиту до Пекіна держсекретаряСША Ентоні Блінкена, який назвали позитивним діалогом в обох країнах.</text:p>
      <text:p text:style-name="P4">
Source: <text:a xlink:type="simple" xlink:href="https://www.ukrinform.ua/rubric-world/3726038-derzdep-planue-j-nadali-vzaemodiati-z-kitaem-pisla-zaavi-bajdena-pro-diktatora-si.html" text:style-name="Internet_20_link" text:visited-style-name="Visited_20_Internet_20_Link">
https://www.ukrinform.ua/rubric-world/3726038-derzdep-planue-j-nadali-vzaemodiati-z-kitaem-pisla-zaavi-bajdena-pro-diktatora-si.html</text:a>
</text:p>
      <!--NEWS-->
      <text:h text:style-name="P10" text:outline-level="1">
<text:span text:style-name="T4">
Україна може збільшити інвестиційні можливості в енергосекторі до майже $400 мільярдів</text:span>
</text:h>
      <text:p text:style-name="P4">
Authors: Ukrinform (Person)</text:p>
      <text:p text:style-name="P4">
Publisher: Укринформ (Organization)</text:p>
      <text:p text:style-name="P4">
Published Time: 2023-06-22T00:44:00+03:00</text:p>
      <text:p text:style-name="P4">
Modified Time: 2023-06-22T00:44:00+03:00</text:p>
      <text:p text:style-name="P4">
Description: Відповідно до нової Енергетичній стратегії інвестиційні можливості для нових енергетичних потужностей в Україні складають 383 млрд. доларів. — Укрінформ.</text:p>
      <text:p text:style-name="P4">
Images: ['<text:a xlink:type="simple" xlink:href="https://static.ukrinform.com/photos/2023_06/thumb_files/630_360_1687384068-330.jpg" text:style-name="Internet_20_link" text:visited-style-name="Visited_20_Internet_20_Link">
630_360_16873...</text:a>
']</text:p>
      <text:p text:style-name="P4">
Tags: ['Економіка', 'Енергетика', 'Євросоюз', 'Інвестиції', 'Україна']</text:p>
      <text:p text:style-name="P4">
Type: Article</text:p>
      <!--METADATA-->
      <text:p text:style-name="P4">
<draw:frame draw:style-name="fr1" draw:name="Image377" text:anchor-type="as-char" svg:width="6.9236in" svg:height="3.956343in" draw:z-index="0">
<draw:image xlink:href="../Images/yкринформ/2023-06-22T00-44-00-03-00/630_360_1687384068-330.jpg" xlink:type="simple" xlink:show="embed" xlink:actuate="onLoad" draw:mime-type="image/jpeg"/>
</draw:frame>
 Відповіднодо нової Енергетичній стратегії інвестиційні можливості для нових енергетичнихпотужностей в Україні складають 383 млрд. доларів.</text:p>
      <text:p text:style-name="P4">
Як передає Укрінформ, про це йдеться в Енергетичній стратегії до 2050 року,яку під час Конференції з відновлення України, що триває у Лондоні,презентував міністр енергетики України Герман Галущенко, повідомляє Міненерго.</text:p>
      <text:p text:style-name="P4">
«Загалом інвестиційні можливості для нових енергетичних потужностей складають$383 млрд. Зокрема вітрової генерації – $134 млрд, сонячної - $62 млрд,водневих технологій – $72 млрд, energy storage - $25 млрд, атомної генерації -$80 млрд і систем передачі - $5 млрд, гідроенергетики – $4,5 млрд», – йдетьсяу повідомленні.</text:p>
      <text:p text:style-name="P4">
<text:span text:style-name="T4">
Читайте також:</text:span>
 <text:span text:style-name="T4">
<text:a xlink:type="simple" xlink:href="https://www.ukrinform.ua/rubric-polytics/3725853-donorska-platforma-dopomoze-ukraini-prosuvati-reformi-na-slahu-do-es-fon-der-laen.html" text:style-name="Internet_20_link" text:visited-style-name="Visited_20_Internet_20_Link">
 Донорська платформа допоможе Україні просувати реформина шляху до ЄС - фон дер Ляєн </text:a>
 </text:span>
</text:p>
      <text:p text:style-name="P4">
Зазначається, що Україна має потенціал до 2050 року наростити потужностівітрової генерації – до 140 ГВт, сонячної – до 94 ГВт, накопичувачів енергії(energy storage) – до 38 ГВт, атомної генерації – до 30 ГВт, ТЕЦ табіоенергетичних потужностей – до 18 ГВт, гідрогенерації – до 9 ГВт.</text:p>
      <text:p text:style-name="P4">
Ключове завдання стратегії - перетворення України на енергетичний хаб Європи,який допоможе континенту остаточно позбутися залежності від російськоговикопного палива завдяки виробленій в Україні чистій енергії.</text:p>
      <text:p text:style-name="P4">
«Оскільки Україна має стати членом ЄС, наш енергетичний сектор має статиневід’ємною частиною енергетичних ринків та цілей безпеки ЄС. ЄС можепокластися на Україну: ми готові запропонувати європейським партнерам зелену ічисту електроенергію, найбільші в Європі підземні газові сховища, потенціалдля виробництва водню та виробництво <text:span text:style-name="T4">
<text:a xlink:type="simple" xlink:href="https://www.ukrinform.ua/tag-energetika" text:style-name="Internet_20_link" text:visited-style-name="Visited_20_Internet_20_Link">
 енергетичного</text:a>
 </text:span>
 обладнання не лише длявідновлення України, а й для енергетичного переходу Європи в цілому», -зазначив міністр.</text:p>
      <text:p text:style-name="P4">
<text:span text:style-name="T4">
Читайте також:</text:span>
 <text:span text:style-name="T4">
<text:a xlink:type="simple" xlink:href="https://www.ukrinform.ua/rubric-vidbudova/3725518-specialnij-fond-dopomogi-ukraini-bude-obumovlenij-reformami-ta-ruhom-do-es-evrokomisia.html" text:style-name="Internet_20_link" text:visited-style-name="Visited_20_Internet_20_Link">
 Спеціальний фонд допомоги Україні спрямують на реформита рух до ЄС – Єврокомісія </text:a>
 </text:span>
</text:p>
      <text:p text:style-name="P4">
Галущенко наголосив, що для залучення інвесторів навіть в умовах війниукраїнська влада ухвалює рішення, які дозволять провести реформи ілібералізувати енергетичний ринок.</text:p>
      <text:p text:style-name="P4">
Він акцентував, що Україна допоможе здійснити фундаментальну трансформаціюенергетичного сектору Європи та здійснити енергетичний перехід, зокрема зарахунок розвитку водневих та біотехнологій, виробництва зеленої сталі тазелених добрив.</text:p>
      <text:p text:style-name="P4">
«Енергетична стратегія передбачає кілька сценаріїв розвитку безпеки таекономіки, які залежать від термінів закінчення війни, темпів зростання ВВП,демографічної ситуації та інтеграції України до Європейського Союзу», – додалив Міненерго.</text:p>
      <text:p text:style-name="P4">
<text:span text:style-name="T4">
Читайте також:</text:span>
 <text:span text:style-name="T4">
<text:a xlink:type="simple" xlink:href="https://www.ukrinform.ua/rubric-economy/3725964-ukraina-mae-na-meti-za-desat-rokiv-zbilsiti-vvp-do-1-triljona-minekonomiki.html" text:style-name="Internet_20_link" text:visited-style-name="Visited_20_Internet_20_Link">
 Україна має на меті за десять років збільшити ВВП до $1трильйона - Мінекономіки </text:a>
 </text:span>
</text:p>
      <text:p text:style-name="P4">
Як повідомлялося, 21 червня у Лондоні розпочалась міжнародна Конференція звідновлення України, яка визначить першочергові, середньострокові таперспективні завдання з повоєнної відбудови та модернізації держави.</text:p>
      <text:p text:style-name="P4">
<text:span text:style-name="T5">
Фото: mev.gov.ua</text:span>
</text:p>
      <text:p text:style-name="P4">
Source: <text:a xlink:type="simple" xlink:href="https://www.ukrinform.ua/rubric-economy/3726039-ukraina-moze-zbilsiti-investicijni-mozlivosti-v-energosektori-do-majze-400-milardiv.html" text:style-name="Internet_20_link" text:visited-style-name="Visited_20_Internet_20_Link">
https://www.ukrinform.ua/rubric-economy/3726039-ukraina-moze-zbilsiti-investicijni-mozlivosti-v-energosektori-do-majze-400-milardiv.html</text:a>
</text:p>
      <!--NEWS-->
      <text:h text:style-name="P10" text:outline-level="1">
<text:span text:style-name="T4">
В Україні цьогоріч облаштують 20 центрів життєстійкості - Мінсоцполітики</text:span>
</text:h>
      <text:p text:style-name="P4">
Authors: Ukrinform (Person)</text:p>
      <text:p text:style-name="P4">
Publisher: Укринформ (Organization)</text:p>
      <text:p text:style-name="P4">
Published Time: 2023-06-22T00:54:00+03:00</text:p>
      <text:p text:style-name="P4">
Modified Time: 2023-06-22T00:54:00+03:00</text:p>
      <text:p text:style-name="P4">
Description: До кінця року в Україні облаштують 20 центрів життєстійкості, в яких буде скоординована робота різних соціальних інституцій. — Укрінформ.</text:p>
      <text:p text:style-name="P4">
Images: ['<text:a xlink:type="simple" xlink:href="https://static.ukrinform.com/photos/2022_12/thumb_files/630_360_1670246438-440.jpg" text:style-name="Internet_20_link" text:visited-style-name="Visited_20_Internet_20_Link">
630_360_16702...</text:a>
']</text:p>
      <text:p text:style-name="P4">
Tags: ['Ізраїль', 'Мінсоцполітики', 'Україна']</text:p>
      <text:p text:style-name="P4">
Type: Article</text:p>
      <!--METADATA-->
      <text:p text:style-name="P4">
<draw:frame draw:style-name="fr1" draw:name="Image378" text:anchor-type="as-char" svg:width="6.9236in" svg:height="3.956343in" draw:z-index="0">
<draw:image xlink:href="../Images/yкринформ/2023-06-22T00-54-00-03-00/630_360_1670246438-440.jpg" xlink:type="simple" xlink:show="embed" xlink:actuate="onLoad" draw:mime-type="image/jpeg"/>
</draw:frame>
 До кінцяроку в Україні облаштують 20 центрів життєстійкості, в яких буде скоординованаробота різних соціальних інституцій.</text:p>
      <text:p text:style-name="P4">
Планами з облаштування таких осередків поділилася міністр соціальної політикиОксана Жолнович під час робочого візиту до Ізраїлю, повідомляє Укрінформ ізпосиланням на Мінсоцполітики.</text:p>
      <text:p text:style-name="P4">
«До кінця 2023 року заплановано облаштувати 20 центрів життєстійкості поУкраїні... А в перспективі максимальний план – 1500 таких центрів по всійУкраїні, у кожній із громад нашої держави», - йдеться в повідомленні.</text:p>
      <text:p text:style-name="P4">
<text:span text:style-name="T4">
Читайте також:</text:span>
 <text:span text:style-name="T4">
<text:a xlink:type="simple" xlink:href="https://www.ukrinform.ua/rubric-society/3725031-navcanna-v-izraili-z-nadanna-psihologicnoi-dopomogi-projsli-5000-ukrainciv-zelenska.html" text:style-name="Internet_20_link" text:visited-style-name="Visited_20_Internet_20_Link">
 Навчання в Ізраїлі з надання психологічної допомогипройшли 5000 українців – Зеленська </text:a>
 </text:span>
</text:p>
      <text:p text:style-name="P4">
За словами Жолнович, вже розпочато проєктування такого центру в Ірпені –одному з міст, що найбільше постраждали внаслідок агресії Росії на Київщині.</text:p>
      <text:p text:style-name="P4">
"Для повноцінного запуску проєкту потрібно підготувати понад 7 тис. соціальнихпрацівників, психологів, кейс-менеджерів. Україна буде вдячна Ізраїлю задопомогу в навчанні працівників та побудові системної освіти", - підкреслиламіністр.</text:p>
      <text:p text:style-name="P4">
Як раніше повідомляло агентство, _<text:span text:style-name="T4">
<text:a xlink:type="simple" xlink:href="https://www.ukrinform.ua/rubric-vidbudova/3716189-v-ukraini-za-prikladom-izrailu-zavitsa-20-centriv-zittestijkosti.html" text:style-name="Internet_20_link" text:visited-style-name="Visited_20_Internet_20_Link">
 в центрі працюватиме</text:a>
 </text:span>
 _ мультидисциплінарнакоманда та менеджер з інформування, який надаватиме допомогу із консультуваннящодо отримання різних соціальних послуг та долучення до навчальних заходів.Також передбачається робота психолога та координатора по роботі з волонтерами.</text:p>
      <text:p text:style-name="P4">
За домовленостями Міністерства соцполітики з Посольством Ізраїлю в Українінавчання спеціалістів для центрів проводитимуть ізраїльські фахівці.</text:p>
      <text:p text:style-name="P4">
Source: <text:a xlink:type="simple" xlink:href="https://www.ukrinform.ua/rubric-ato/3726040-v-ukraini-cogoric-oblastuut-20-centriv-zittestijkosti-minsocpolitiki.html" text:style-name="Internet_20_link" text:visited-style-name="Visited_20_Internet_20_Link">
https://www.ukrinform.ua/rubric-ato/3726040-v-ukraini-cogoric-oblastuut-20-centriv-zittestijkosti-minsocpolitiki.html</text:a>
</text:p>
      <!--NEWS-->
      <text:h text:style-name="P10" text:outline-level="1">
<text:span text:style-name="T4">
Україна і Британія уклали договір про Енергетичне партнерство</text:span>
</text:h>
      <text:p text:style-name="P4">
Author: ['АРМІЯINFORM']</text:p>
      <text:p text:style-name="P4">
Time: 2023-06-22T98:00:00-04:00</text:p>
      <text:p text:style-name="P4">
Description: Для Фонду інновацій у сфері енергетики планують виділити 62 мільйони фунтів стерлінг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7361307-414.jpg" text:style-name="Internet_20_link" text:visited-style-name="Visited_20_Internet_20_Link">
630_360_1687361307-414.jpg</text:a>
']</text:p>
      <text:p text:style-name="P4">
Tags: ['ЕНЕРГЕТИЧНА ВІДБУДОВА', 'МІНЕНЕРГО', 'УКРАЇНА - ВЕЛИКА БРИТАНІЯ']</text:p>
      <text:p text:style-name="P4">
Category: News</text:p>
      <!--METADATA-->
      <text:p text:style-name="P4">
<draw:frame draw:style-name="fr1" draw:name="Image379" text:anchor-type="as-char" svg:width="6.9236in" svg:height="3.956343in" draw:z-index="0">
<draw:image xlink:href="../Images/AРМІЯINFORM/2023-06-22T98-00-00-04-00/630_360_1687361307-414.jpg" xlink:type="simple" xlink:show="embed" xlink:actuate="onLoad" draw:mime-type="image/jpeg"/>
</draw:frame>
</text:p>
      <text:p text:style-name="P4">
Для Фонду інновацій у сфері енергетики планують виділити 62 мільйони фунтівстерлінгів.</text:p>
      <text:p text:style-name="P4">
Міністерство енергетики України і Міністерство закордонних справ, у справахСпівдружності націй та розвитку Сполученого Королівства (FCDO) ВеликоїБританії уклали меморандум про Енергетичне партнерство між країнами.Відповідний документ у межах Конференції з відновлення України, що триває уЛондоні, підписали міністр енергетики України Герман Галущенко та державнийміністр з питань Європи МЗС Великої Британії Лео Докерті, <text:a xlink:type="simple" xlink:href="http://mev.gov.ua/novyna/62-milyony-funtiv-sterlinhiv-dlya-fondu-innovatsiy-u-sferi-enerhetyky-ukrayina-ta-velyka" text:style-name="Internet_20_link" text:visited-style-name="Visited_20_Internet_20_Link">
повідомляє</text:a>
Міненерго.</text:p>
      <text:p text:style-name="P4">
Міністерство енергетики України та Міністерство закордонних справ, у справахСпівдружності націй та розвитку Сполученого Королівства (FCDO) ВеликоїБританії уклали меморандум про Енергетичне партнерство між країнами.</text:p>
      <text:p text:style-name="P4">
У межах Конференції з відновлення України, що триває у Лондоні, документпідписали міністр енергетики України Герман Галущенко та державний міністр зпитань Європи МЗС Великої Британії Лео Докерті.</text:p>
      <text:p text:style-name="P4">
Меморандум, зокрема, передбачає створення нового Фонду викликів у сферізелених інновацій «InnovateUkraine» у розмірі 62 млн фунтів стерлінгів.Основна мета - посилення енергетичної безпеки. Початковий внесок становитиме10 млн фунтів стерлінгів, іншу частину буде спрямовано частинами до 2025 року.Кошти підуть на проєкти енергетичних інновацій, які прискорять процесреконструкції та відновлення української енергетичної інфраструктури.</text:p>
      <text:p text:style-name="P4">
«Співпраця з британськими партнерами дозволить модернізувати нашуенергосистему та посилити її стійкість до військових загроз, а також створитьпідґрунтя для розвитку «зеленої» енергетики. Найближчим часом у межах цієїпрограми український енергосектор отримає додаткові ресурси для проведенняремонтів і відновлення пошкодженої інфраструктури. Ми дякуємо нашим друзям зВеликої Британії за цю підтримку і допомогу», - зазначив Герман Галущенко.</text:p>
      <text:p text:style-name="P4">
Згідно з меморандумом, британська сторона надасть підтримку Міненерго в межахнового Партнерства з чистої енергії та продовжить підтримку програми«Стійкість та енергетична безпека України» («URES»). Йдеться про технічнеспівробітництво, гранти в межах офіційної допомоги розвитку, а також сприянняторгівлі та інвестиціям у таких сферах, як малі модульні атомніелектростанції, «зелений» водень та інші відновлювані гази, сонячнімікро/міні-мережі, сонячні системи для малих домогосподарств,енергоефективність, наземна та офшорна вітроенергетика, розвиток вуглецевогоринку та інші.</text:p>
      <text:p text:style-name="P4">
Підтримка FCDO координуватиметься через групу G7+ з енергетичної підтримкиУкраїни. У найближчій перспективі згідно з Програмою URES українськійенергетичній галузі буде надано ресурси для ремонту пошкодженої інфраструктурита відновлення підключення споживачів до електроенергії, газу і тепла.Програма URES зосереджуватиметься на відновленні інфраструктури в «зелений» таенергоефективний спосіб.</text:p>
      <text:p text:style-name="P4">
Source: <text:a xlink:type="simple" xlink:href="https://armyinform.com.ua/2023/06/22/ukrayina-i-brytaniya-uklaly-dogovir-pro-energetychne-partnerstvo/" text:style-name="Internet_20_link" text:visited-style-name="Visited_20_Internet_20_Link">
https://armyinform.com.ua/2023/06/22/ukrayina-i-brytaniya-uklaly-dogovir-pro-energetychne-partnerstvo/</text:a>
</text:p>
      <!--NEWS-->
      <text:h text:style-name="P10" text:outline-level="1">
<text:span text:style-name="T4">
Український розвідник викликає лють у кремлі</text:span>
</text:h>
      <text:p text:style-name="P4">
Author: ['АРМІЯINFORM']</text:p>
      <text:p text:style-name="P4">
Time: 2023-06-22T99:00:00-04:00</text:p>
      <text:p text:style-name="P4">
Description: Британський журнал The Economist опублікував матеріал про начальника Головного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1-02.jpg" text:style-name="Internet_20_link" text:visited-style-name="Visited_20_Internet_20_Link">
20230621-02.jpg</text:a>
']</text:p>
      <text:p text:style-name="P4">
Tags: ['ГУР МОУ', 'КИРИЛО БУДАНОВ', 'РОЗВІДКА']</text:p>
      <text:p text:style-name="P4">
Category: News</text:p>
      <!--METADATA-->
      <text:p text:style-name="P4">
<draw:frame draw:style-name="fr1" draw:name="Image380" text:anchor-type="as-char" svg:width="6.9236in" svg:height="3.894525in" draw:z-index="0">
<draw:image xlink:href="../Images/AРМІЯINFORM/2023-06-22T99-00-00-04-00/20230621-02.jpg" xlink:type="simple" xlink:show="embed" xlink:actuate="onLoad" draw:mime-type="image/jpeg"/>
</draw:frame>
</text:p>
      <text:p text:style-name="P4">
Британський журнал The Economist опублікував<text:a xlink:type="simple" xlink:href="https://www.economist.com/europe/2023/06/20/ukraines-spymaster-has-got-under-the-kremlins-skin" text:style-name="Internet_20_link" text:visited-style-name="Visited_20_Internet_20_Link">
матеріал</text:a>
 про начальника Головного управління розвідкиМіністерства оборони України Кирила Буданова та роль очолюваного ним відомствапід час повномасштабної війни з росією.</text:p>
      <text:p text:style-name="P4">
Журналісти видання поспілкувались з бойовими побратимами Кирила Буданова, йогопідлеглими офіцерами, а також розвідниками західних держав, аби розкритихарактер керівника української воєнної розвідки.</text:p>
      <text:p text:style-name="P4">
У самого ж Кирила Буданова запитали про зухвалі спецоперації, спрямовані протидержави-агресора, а також про ядерну загрозу від росії.</text:p>
      <text:p text:style-name="P4">
«Ми на війні. Безпілотники над кремлем показали світові, що російська оборона― це просто потьомкінське село», ― цитує Кирила Буданова The Economist,зазначаючи, що Україна не підтверджувала своєї причетності до спецоперацій натериторії росії.</text:p>
      <text:p text:style-name="P4">
Начальник ГУР МО України наголосив, що без стратегічної поразки росії татрансформації влади у ній миру не буде, а ризик використання агресором ядерноїзброї ― невисокий.</text:p>
      <text:p text:style-name="P4">
«Як керівник розвідки, кажу вам прямо ― цього не буде. При всій моїй неприязнідо рф, там не так багато ідіотів, які керують країною», ― зазначив КирилоБуданов.</text:p>
      <text:p text:style-name="P4">
Source: <text:a xlink:type="simple" xlink:href="https://armyinform.com.ua/2023/06/22/ukrayinskyj-rozvidnyk-vyklykaye-lyut-u-kremli/" text:style-name="Internet_20_link" text:visited-style-name="Visited_20_Internet_20_Link">
https://armyinform.com.ua/2023/06/22/ukrayinskyj-rozvidnyk-vyklykaye-lyut-u-kreml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